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Preformatted_20_Text"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Preformatted_20_Text">
    </style:style>
    <style:style style:name="P901" style:family="paragraph" style:parent-style-name="Preformatted_20_Text"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Preformatted_20_Text">
    </style:style>
    <style:style style:name="P987" style:family="paragraph" style:parent-style-name="Preformatted_20_Text">
    </style:style>
    <style:style style:name="P988" style:family="paragraph" style:parent-style-name="Preformatted_20_Text">
    </style:style>
    <style:style style:name="P989" style:family="paragraph" style:parent-style-name="Preformatted_20_Text">
    </style:style>
    <style:style style:name="P990" style:family="paragraph" style:parent-style-name="Preformatted_20_Text">
    </style:style>
    <style:style style:name="P991" style:family="paragraph" style:parent-style-name="Preformatted_20_Text">
    </style:style>
    <style:style style:name="P992" style:family="paragraph" style:parent-style-name="Preformatted_20_Text">
    </style:style>
    <style:style style:name="P993" style:family="paragraph" style:parent-style-name="Preformatted_20_Text"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Preformatted_20_Text">
    </style:style>
    <style:style style:name="P1014" style:family="paragraph" style:parent-style-name="Preformatted_20_Text">
    </style:style>
    <style:style style:name="P1015" style:family="paragraph" style:parent-style-name="Preformatted_20_Text">
    </style:style>
    <style:style style:name="P1016" style:family="paragraph" style:parent-style-name="Preformatted_20_Text">
    </style:style>
    <style:style style:name="P1017" style:family="paragraph" style:parent-style-name="Preformatted_20_Text">
    </style:style>
    <style:style style:name="P1018" style:family="paragraph" style:parent-style-name="Preformatted_20_Text">
    </style:style>
    <style:style style:name="P1019" style:family="paragraph" style:parent-style-name="Preformatted_20_Text">
    </style:style>
    <style:style style:name="P1020" style:family="paragraph" style:parent-style-name="Preformatted_20_Text"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Preformatted_20_Text"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Preformatted_20_Text"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Preformatted_20_Text">
    </style:style>
    <style:style style:name="P1092" style:family="paragraph" style:parent-style-name="Preformatted_20_Text">
    </style:style>
    <style:style style:name="P1093" style:family="paragraph" style:parent-style-name="Preformatted_20_Text">
    </style:style>
    <style:style style:name="P1094" style:family="paragraph" style:parent-style-name="Preformatted_20_Text"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Preformatted_20_Text">
    </style:style>
    <style:style style:name="P1120" style:family="paragraph" style:parent-style-name="Preformatted_20_Text">
    </style:style>
    <style:style style:name="P1121" style:family="paragraph" style:parent-style-name="Preformatted_20_Text">
    </style:style>
    <style:style style:name="P1122" style:family="paragraph" style:parent-style-name="Preformatted_20_Text"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Preformatted_20_Text"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Preformatted_20_Text"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Preformatted_20_Text">
    </style:style>
    <style:style style:name="P1205" style:family="paragraph" style:parent-style-name="Preformatted_20_Text">
    </style:style>
    <style:style style:name="P1206" style:family="paragraph" style:parent-style-name="Preformatted_20_Text">
    </style:style>
    <style:style style:name="P1207" style:family="paragraph" style:parent-style-name="Preformatted_20_Text">
    </style:style>
    <style:style style:name="P1208" style:family="paragraph" style:parent-style-name="Preformatted_20_Text">
    </style:style>
    <style:style style:name="P1209" style:family="paragraph" style:parent-style-name="Preformatted_20_Text">
    </style:style>
    <style:style style:name="P1210" style:family="paragraph" style:parent-style-name="Preformatted_20_Text">
    </style:style>
    <style:style style:name="P1211" style:family="paragraph" style:parent-style-name="Preformatted_20_Text">
    </style:style>
    <style:style style:name="P1212" style:family="paragraph" style:parent-style-name="Preformatted_20_Text"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Preformatted_20_Text"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Preformatted_20_Text">
    </style:style>
    <style:style style:name="P1252" style:family="paragraph" style:parent-style-name="Preformatted_20_Text">
    </style:style>
    <style:style style:name="P1253" style:family="paragraph" style:parent-style-name="Preformatted_20_Text"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Preformatted_20_Text">
    </style:style>
    <style:style style:name="P1276" style:family="paragraph" style:parent-style-name="Preformatted_20_Text">
    </style:style>
    <style:style style:name="P1277" style:family="paragraph" style:parent-style-name="Preformatted_20_Text">
    </style:style>
    <style:style style:name="P1278" style:family="paragraph" style:parent-style-name="Preformatted_20_Text">
    </style:style>
    <style:style style:name="P1279" style:family="paragraph" style:parent-style-name="Preformatted_20_Text">
    </style:style>
    <style:style style:name="P1280" style:family="paragraph" style:parent-style-name="Preformatted_20_Text">
    </style:style>
    <style:style style:name="P1281" style:family="paragraph" style:parent-style-name="Preformatted_20_Text">
    </style:style>
    <style:style style:name="P1282" style:family="paragraph" style:parent-style-name="Preformatted_20_Text">
    </style:style>
    <style:style style:name="P1283" style:family="paragraph" style:parent-style-name="Preformatted_20_Text">
    </style:style>
    <style:style style:name="P1284" style:family="paragraph" style:parent-style-name="Preformatted_20_Text">
    </style:style>
    <style:style style:name="P1285" style:family="paragraph" style:parent-style-name="Preformatted_20_Text">
    </style:style>
    <style:style style:name="P1286" style:family="paragraph" style:parent-style-name="Preformatted_20_Text">
    </style:style>
    <style:style style:name="P1287" style:family="paragraph" style:parent-style-name="Preformatted_20_Text"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Preformatted_20_Text">
    </style:style>
    <style:style style:name="P1317" style:family="paragraph" style:parent-style-name="Preformatted_20_Text">
    </style:style>
    <style:style style:name="P1318" style:family="paragraph" style:parent-style-name="Preformatted_20_Text">
    </style:style>
    <style:style style:name="P1319" style:family="paragraph" style:parent-style-name="Preformatted_20_Text">
    </style:style>
    <style:style style:name="P1320" style:family="paragraph" style:parent-style-name="Preformatted_20_Text">
    </style:style>
    <style:style style:name="P1321" style:family="paragraph" style:parent-style-name="Preformatted_20_Text">
    </style:style>
    <style:style style:name="P1322" style:family="paragraph" style:parent-style-name="Preformatted_20_Text">
    </style:style>
    <style:style style:name="P1323" style:family="paragraph" style:parent-style-name="Preformatted_20_Text">
    </style:style>
    <style:style style:name="P1324" style:family="paragraph" style:parent-style-name="Preformatted_20_Text">
    </style:style>
    <style:style style:name="P1325" style:family="paragraph" style:parent-style-name="Preformatted_20_Text">
    </style:style>
    <style:style style:name="P1326" style:family="paragraph" style:parent-style-name="Preformatted_20_Text">
    </style:style>
    <style:style style:name="P1327" style:family="paragraph" style:parent-style-name="Preformatted_20_Text">
    </style:style>
    <style:style style:name="P1328" style:family="paragraph" style:parent-style-name="Preformatted_20_Text">
    </style:style>
    <style:style style:name="P1329" style:family="paragraph" style:parent-style-name="Preformatted_20_Text">
    </style:style>
    <style:style style:name="P1330" style:family="paragraph" style:parent-style-name="Preformatted_20_Text"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Preformatted_20_Text">
    </style:style>
    <style:style style:name="P1353" style:family="paragraph" style:parent-style-name="Preformatted_20_Text">
    </style:style>
    <style:style style:name="P1354" style:family="paragraph" style:parent-style-name="Preformatted_20_Text">
    </style:style>
    <style:style style:name="P1355" style:family="paragraph" style:parent-style-name="Preformatted_20_Text"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Preformatted_20_Text">
    </style:style>
    <style:style style:name="P1395" style:family="paragraph" style:parent-style-name="Preformatted_20_Text">
    </style:style>
    <style:style style:name="P1396" style:family="paragraph" style:parent-style-name="Preformatted_20_Text">
    </style:style>
    <style:style style:name="P1397" style:family="paragraph" style:parent-style-name="Preformatted_20_Text">
    </style:style>
    <style:style style:name="P1398" style:family="paragraph" style:parent-style-name="Preformatted_20_Text">
    </style:style>
    <style:style style:name="P1399" style:family="paragraph" style:parent-style-name="Preformatted_20_Text"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Preformatted_20_Text">
    </style:style>
    <style:style style:name="P1419" style:family="paragraph" style:parent-style-name="Preformatted_20_Text">
    </style:style>
    <style:style style:name="P1420" style:family="paragraph" style:parent-style-name="Preformatted_20_Text">
    </style:style>
    <style:style style:name="P1421" style:family="paragraph" style:parent-style-name="Preformatted_20_Text">
    </style:style>
    <style:style style:name="P1422" style:family="paragraph" style:parent-style-name="Preformatted_20_Text">
    </style:style>
    <style:style style:name="P1423" style:family="paragraph" style:parent-style-name="Preformatted_20_Text">
    </style:style>
    <style:style style:name="P1424" style:family="paragraph" style:parent-style-name="Preformatted_20_Text">
    </style:style>
    <style:style style:name="P1425" style:family="paragraph" style:parent-style-name="Preformatted_20_Text">
    </style:style>
    <style:style style:name="P1426" style:family="paragraph" style:parent-style-name="Preformatted_20_Text">
    </style:style>
    <style:style style:name="P1427" style:family="paragraph" style:parent-style-name="Preformatted_20_Text"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Preformatted_20_Text"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Preformatted_20_Text"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Preformatted_20_Text"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Preformatted_20_Text"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Preformatted_20_Text">
    </style:style>
    <style:style style:name="P1499" style:family="paragraph" style:parent-style-name="Preformatted_20_Text">
    </style:style>
    <style:style style:name="P1500" style:family="paragraph" style:parent-style-name="Preformatted_20_Text">
    </style:style>
    <style:style style:name="P1501" style:family="paragraph" style:parent-style-name="Preformatted_20_Text">
    </style:style>
    <style:style style:name="P1502" style:family="paragraph" style:parent-style-name="Preformatted_20_Text">
    </style:style>
    <style:style style:name="P1503" style:family="paragraph" style:parent-style-name="Preformatted_20_Text">
    </style:style>
    <style:style style:name="P1504" style:family="paragraph" style:parent-style-name="Preformatted_20_Text">
    </style:style>
    <style:style style:name="P1505" style:family="paragraph" style:parent-style-name="Preformatted_20_Text">
    </style:style>
    <style:style style:name="P1506" style:family="paragraph" style:parent-style-name="Preformatted_20_Text">
    </style:style>
    <style:style style:name="P1507" style:family="paragraph" style:parent-style-name="Preformatted_20_Text">
    </style:style>
    <style:style style:name="P1508" style:family="paragraph" style:parent-style-name="Preformatted_20_Text">
    </style:style>
    <style:style style:name="P1509" style:family="paragraph" style:parent-style-name="Preformatted_20_Text">
    </style:style>
    <style:style style:name="P1510" style:family="paragraph" style:parent-style-name="Preformatted_20_Text">
    </style:style>
    <style:style style:name="P1511" style:family="paragraph" style:parent-style-name="Preformatted_20_Text">
    </style:style>
    <style:style style:name="P1512" style:family="paragraph" style:parent-style-name="Preformatted_20_Text"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Preformatted_20_Text">
    </style:style>
    <style:style style:name="P1526" style:family="paragraph" style:parent-style-name="Preformatted_20_Text">
    </style:style>
    <style:style style:name="P1527" style:family="paragraph" style:parent-style-name="Preformatted_20_Text">
    </style:style>
    <style:style style:name="P1528" style:family="paragraph" style:parent-style-name="Preformatted_20_Text">
    </style:style>
    <style:style style:name="P1529" style:family="paragraph" style:parent-style-name="Preformatted_20_Text">
    </style:style>
    <style:style style:name="P1530" style:family="paragraph" style:parent-style-name="Preformatted_20_Text">
    </style:style>
    <style:style style:name="P1531" style:family="paragraph" style:parent-style-name="Preformatted_20_Text">
    </style:style>
    <style:style style:name="P1532" style:family="paragraph" style:parent-style-name="Preformatted_20_Text">
    </style:style>
    <style:style style:name="P1533" style:family="paragraph" style:parent-style-name="Preformatted_20_Text"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Preformatted_20_Text">
    </style:style>
    <style:style style:name="P1539" style:family="paragraph" style:parent-style-name="Preformatted_20_Text">
    </style:style>
    <style:style style:name="P1540" style:family="paragraph" style:parent-style-name="Preformatted_20_Text"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Preformatted_20_Text">
    </style:style>
    <style:style style:name="P1550" style:family="paragraph" style:parent-style-name="Preformatted_20_Text">
    </style:style>
    <style:style style:name="P1551" style:family="paragraph" style:parent-style-name="Preformatted_20_Text">
    </style:style>
    <style:style style:name="P1552" style:family="paragraph" style:parent-style-name="Preformatted_20_Text">
    </style:style>
    <style:style style:name="P1553" style:family="paragraph" style:parent-style-name="Preformatted_20_Text">
    </style:style>
    <style:style style:name="P1554" style:family="paragraph" style:parent-style-name="Preformatted_20_Text">
    </style:style>
    <style:style style:name="P1555" style:family="paragraph" style:parent-style-name="Preformatted_20_Text">
    </style:style>
    <style:style style:name="P1556" style:family="paragraph" style:parent-style-name="Preformatted_20_Text">
    </style:style>
    <style:style style:name="P1557" style:family="paragraph" style:parent-style-name="Preformatted_20_Text">
    </style:style>
    <style:style style:name="P1558" style:family="paragraph" style:parent-style-name="Preformatted_20_Text">
    </style:style>
    <style:style style:name="P1559" style:family="paragraph" style:parent-style-name="Preformatted_20_Text">
    </style:style>
    <style:style style:name="P1560" style:family="paragraph" style:parent-style-name="Preformatted_20_Text">
    </style:style>
    <style:style style:name="P1561" style:family="paragraph" style:parent-style-name="Preformatted_20_Text">
    </style:style>
    <style:style style:name="P1562" style:family="paragraph" style:parent-style-name="Preformatted_20_Text">
    </style:style>
    <style:style style:name="P1563" style:family="paragraph" style:parent-style-name="Preformatted_20_Text">
    </style:style>
    <style:style style:name="P1564" style:family="paragraph" style:parent-style-name="Preformatted_20_Text">
    </style:style>
    <style:style style:name="P1565" style:family="paragraph" style:parent-style-name="Preformatted_20_Text">
    </style:style>
    <style:style style:name="P1566" style:family="paragraph" style:parent-style-name="Preformatted_20_Text">
    </style:style>
    <style:style style:name="P1567" style:family="paragraph" style:parent-style-name="Preformatted_20_Text">
    </style:style>
    <style:style style:name="P1568" style:family="paragraph" style:parent-style-name="Preformatted_20_Text">
    </style:style>
    <style:style style:name="P1569" style:family="paragraph" style:parent-style-name="Preformatted_20_Text">
    </style:style>
    <style:style style:name="P1570" style:family="paragraph" style:parent-style-name="Preformatted_20_Text">
    </style:style>
    <style:style style:name="P1571" style:family="paragraph" style:parent-style-name="Preformatted_20_Text">
    </style:style>
    <style:style style:name="P1572" style:family="paragraph" style:parent-style-name="Preformatted_20_Text">
    </style:style>
    <style:style style:name="P1573" style:family="paragraph" style:parent-style-name="Preformatted_20_Text">
    </style:style>
    <style:style style:name="P1574" style:family="paragraph" style:parent-style-name="Preformatted_20_Text">
    </style:style>
    <style:style style:name="P1575" style:family="paragraph" style:parent-style-name="Preformatted_20_Text">
    </style:style>
    <style:style style:name="P1576" style:family="paragraph" style:parent-style-name="Preformatted_20_Text">
    </style:style>
    <style:style style:name="P1577" style:family="paragraph" style:parent-style-name="Preformatted_20_Text">
    </style:style>
    <style:style style:name="P1578" style:family="paragraph" style:parent-style-name="Preformatted_20_Text">
    </style:style>
    <style:style style:name="P1579" style:family="paragraph" style:parent-style-name="Preformatted_20_Text">
    </style:style>
    <style:style style:name="P1580" style:family="paragraph" style:parent-style-name="Preformatted_20_Text">
    </style:style>
    <style:style style:name="P1581" style:family="paragraph" style:parent-style-name="Preformatted_20_Text">
    </style:style>
    <style:style style:name="P1582" style:family="paragraph" style:parent-style-name="Preformatted_20_Text">
    </style:style>
    <style:style style:name="P1583" style:family="paragraph" style:parent-style-name="Preformatted_20_Text">
    </style:style>
    <style:style style:name="P1584" style:family="paragraph" style:parent-style-name="Preformatted_20_Text">
    </style:style>
    <style:style style:name="P1585" style:family="paragraph" style:parent-style-name="Preformatted_20_Text">
    </style:style>
    <style:style style:name="P1586" style:family="paragraph" style:parent-style-name="Preformatted_20_Text">
    </style:style>
    <style:style style:name="P1587" style:family="paragraph" style:parent-style-name="Preformatted_20_Text">
    </style:style>
    <style:style style:name="P1588" style:family="paragraph" style:parent-style-name="Preformatted_20_Text">
    </style:style>
    <style:style style:name="P1589" style:family="paragraph" style:parent-style-name="Preformatted_20_Text">
    </style:style>
    <style:style style:name="P1590" style:family="paragraph" style:parent-style-name="Preformatted_20_Text">
    </style:style>
    <style:style style:name="P1591" style:family="paragraph" style:parent-style-name="Preformatted_20_Text">
    </style:style>
    <style:style style:name="P1592" style:family="paragraph" style:parent-style-name="Preformatted_20_Text">
    </style:style>
    <style:style style:name="P1593" style:family="paragraph" style:parent-style-name="Preformatted_20_Text">
    </style:style>
    <style:style style:name="P1594" style:family="paragraph" style:parent-style-name="Preformatted_20_Text">
    </style:style>
    <style:style style:name="P1595" style:family="paragraph" style:parent-style-name="Preformatted_20_Text">
    </style:style>
    <style:style style:name="P1596" style:family="paragraph" style:parent-style-name="Preformatted_20_Text">
    </style:style>
    <style:style style:name="P1597" style:family="paragraph" style:parent-style-name="Preformatted_20_Text">
    </style:style>
    <style:style style:name="P1598" style:family="paragraph" style:parent-style-name="Preformatted_20_Text">
    </style:style>
    <style:style style:name="P1599" style:family="paragraph" style:parent-style-name="Preformatted_20_Text">
    </style:style>
    <style:style style:name="P1600" style:family="paragraph" style:parent-style-name="Preformatted_20_Text">
    </style:style>
    <style:style style:name="P1601" style:family="paragraph" style:parent-style-name="Preformatted_20_Text">
    </style:style>
    <style:style style:name="P1602" style:family="paragraph" style:parent-style-name="Preformatted_20_Text">
    </style:style>
    <style:style style:name="P1603" style:family="paragraph" style:parent-style-name="Preformatted_20_Text">
    </style:style>
    <style:style style:name="P1604" style:family="paragraph" style:parent-style-name="Preformatted_20_Text">
    </style:style>
    <style:style style:name="P1605" style:family="paragraph" style:parent-style-name="Preformatted_20_Text">
    </style:style>
    <style:style style:name="P1606" style:family="paragraph" style:parent-style-name="Preformatted_20_Text">
    </style:style>
    <style:style style:name="P1607" style:family="paragraph" style:parent-style-name="Preformatted_20_Text">
    </style:style>
    <style:style style:name="P1608" style:family="paragraph" style:parent-style-name="Preformatted_20_Text">
    </style:style>
    <style:style style:name="P1609" style:family="paragraph" style:parent-style-name="Preformatted_20_Text">
    </style:style>
    <style:style style:name="P1610" style:family="paragraph" style:parent-style-name="Preformatted_20_Text">
    </style:style>
    <style:style style:name="P1611" style:family="paragraph" style:parent-style-name="Preformatted_20_Text">
    </style:style>
    <style:style style:name="P1612" style:family="paragraph" style:parent-style-name="Preformatted_20_Text">
    </style:style>
    <style:style style:name="P1613" style:family="paragraph" style:parent-style-name="Preformatted_20_Text">
    </style:style>
    <style:style style:name="P1614" style:family="paragraph" style:parent-style-name="Preformatted_20_Text">
    </style:style>
    <style:style style:name="P1615" style:family="paragraph" style:parent-style-name="Preformatted_20_Text">
    </style:style>
    <style:style style:name="P1616" style:family="paragraph" style:parent-style-name="Preformatted_20_Text">
    </style:style>
    <style:style style:name="P1617" style:family="paragraph" style:parent-style-name="Preformatted_20_Text">
    </style:style>
    <style:style style:name="P1618" style:family="paragraph" style:parent-style-name="Preformatted_20_Text">
    </style:style>
    <style:style style:name="P1619" style:family="paragraph" style:parent-style-name="Preformatted_20_Text">
    </style:style>
    <style:style style:name="P1620" style:family="paragraph" style:parent-style-name="Preformatted_20_Text">
    </style:style>
    <style:style style:name="P1621" style:family="paragraph" style:parent-style-name="Preformatted_20_Text">
    </style:style>
    <style:style style:name="P1622" style:family="paragraph" style:parent-style-name="Preformatted_20_Text">
    </style:style>
    <style:style style:name="P1623" style:family="paragraph" style:parent-style-name="Preformatted_20_Text">
    </style:style>
    <style:style style:name="P1624" style:family="paragraph" style:parent-style-name="Preformatted_20_Text">
    </style:style>
    <style:style style:name="P1625" style:family="paragraph" style:parent-style-name="Preformatted_20_Text">
    </style:style>
    <style:style style:name="P1626" style:family="paragraph" style:parent-style-name="Preformatted_20_Text">
    </style:style>
    <style:style style:name="P1627" style:family="paragraph" style:parent-style-name="Preformatted_20_Text">
    </style:style>
    <style:style style:name="P1628" style:family="paragraph" style:parent-style-name="Preformatted_20_Text">
    </style:style>
    <style:style style:name="P1629" style:family="paragraph" style:parent-style-name="Preformatted_20_Text">
    </style:style>
    <style:style style:name="P1630" style:family="paragraph" style:parent-style-name="Preformatted_20_Text">
    </style:style>
    <style:style style:name="P1631" style:family="paragraph" style:parent-style-name="Preformatted_20_Text">
    </style:style>
    <style:style style:name="P1632" style:family="paragraph" style:parent-style-name="Preformatted_20_Text">
    </style:style>
    <style:style style:name="P1633" style:family="paragraph" style:parent-style-name="Preformatted_20_Text">
    </style:style>
    <style:style style:name="P1634" style:family="paragraph" style:parent-style-name="Preformatted_20_Text">
    </style:style>
    <style:style style:name="P1635" style:family="paragraph" style:parent-style-name="Preformatted_20_Text">
    </style:style>
    <style:style style:name="P1636" style:family="paragraph" style:parent-style-name="Preformatted_20_Text">
    </style:style>
    <style:style style:name="P1637" style:family="paragraph" style:parent-style-name="Preformatted_20_Text">
    </style:style>
    <style:style style:name="P1638" style:family="paragraph" style:parent-style-name="Preformatted_20_Text">
    </style:style>
    <style:style style:name="P1639" style:family="paragraph" style:parent-style-name="Preformatted_20_Text">
    </style:style>
    <style:style style:name="P1640" style:family="paragraph" style:parent-style-name="Preformatted_20_Text">
    </style:style>
    <style:style style:name="P1641" style:family="paragraph" style:parent-style-name="Preformatted_20_Text">
    </style:style>
    <style:style style:name="P1642" style:family="paragraph" style:parent-style-name="Preformatted_20_Text">
    </style:style>
    <style:style style:name="P1643" style:family="paragraph" style:parent-style-name="Preformatted_20_Text">
    </style:style>
    <style:style style:name="P1644" style:family="paragraph" style:parent-style-name="Preformatted_20_Text">
    </style:style>
    <style:style style:name="P1645" style:family="paragraph" style:parent-style-name="Preformatted_20_Text">
    </style:style>
    <style:style style:name="P1646" style:family="paragraph" style:parent-style-name="Preformatted_20_Text">
    </style:style>
    <style:style style:name="P1647" style:family="paragraph" style:parent-style-name="Preformatted_20_Text">
    </style:style>
    <style:style style:name="P1648" style:family="paragraph" style:parent-style-name="Preformatted_20_Text">
    </style:style>
    <style:style style:name="P1649" style:family="paragraph" style:parent-style-name="Preformatted_20_Text">
    </style:style>
    <style:style style:name="P1650" style:family="paragraph" style:parent-style-name="Preformatted_20_Text">
    </style:style>
    <style:style style:name="P1651" style:family="paragraph" style:parent-style-name="Preformatted_20_Text">
    </style:style>
    <style:style style:name="P1652" style:family="paragraph" style:parent-style-name="Preformatted_20_Text">
    </style:style>
    <style:style style:name="P1653" style:family="paragraph" style:parent-style-name="Preformatted_20_Text">
    </style:style>
    <style:style style:name="P1654" style:family="paragraph" style:parent-style-name="Preformatted_20_Text">
    </style:style>
    <style:style style:name="P1655" style:family="paragraph" style:parent-style-name="Preformatted_20_Text">
    </style:style>
    <style:style style:name="P1656" style:family="paragraph" style:parent-style-name="Preformatted_20_Text">
    </style:style>
    <style:style style:name="P1657" style:family="paragraph" style:parent-style-name="Preformatted_20_Text">
    </style:style>
    <style:style style:name="P1658" style:family="paragraph" style:parent-style-name="Preformatted_20_Text">
    </style:style>
    <style:style style:name="P1659" style:family="paragraph" style:parent-style-name="Preformatted_20_Text">
    </style:style>
    <style:style style:name="P1660" style:family="paragraph" style:parent-style-name="Preformatted_20_Text">
    </style:style>
    <style:style style:name="P1661" style:family="paragraph" style:parent-style-name="Preformatted_20_Text">
    </style:style>
    <style:style style:name="P1662" style:family="paragraph" style:parent-style-name="Preformatted_20_Text">
    </style:style>
    <style:style style:name="P1663" style:family="paragraph" style:parent-style-name="Preformatted_20_Text">
    </style:style>
    <style:style style:name="P1664" style:family="paragraph" style:parent-style-name="Preformatted_20_Text">
    </style:style>
    <style:style style:name="P1665" style:family="paragraph" style:parent-style-name="Preformatted_20_Text">
    </style:style>
    <style:style style:name="P1666" style:family="paragraph" style:parent-style-name="Preformatted_20_Text">
    </style:style>
    <style:style style:name="P1667" style:family="paragraph" style:parent-style-name="Preformatted_20_Text">
    </style:style>
    <style:style style:name="P1668" style:family="paragraph" style:parent-style-name="Preformatted_20_Text">
    </style:style>
    <style:style style:name="P1669" style:family="paragraph" style:parent-style-name="Preformatted_20_Text">
    </style:style>
    <style:style style:name="P1670" style:family="paragraph" style:parent-style-name="Preformatted_20_Text">
    </style:style>
    <style:style style:name="P1671" style:family="paragraph" style:parent-style-name="Preformatted_20_Text">
    </style:style>
    <style:style style:name="P1672" style:family="paragraph" style:parent-style-name="Preformatted_20_Text">
    </style:style>
    <style:style style:name="P1673" style:family="paragraph" style:parent-style-name="Preformatted_20_Text">
    </style:style>
    <style:style style:name="P1674" style:family="paragraph" style:parent-style-name="Preformatted_20_Text">
    </style:style>
    <style:style style:name="P1675" style:family="paragraph" style:parent-style-name="Preformatted_20_Text">
    </style:style>
    <style:style style:name="P1676" style:family="paragraph" style:parent-style-name="Preformatted_20_Text">
    </style:style>
    <style:style style:name="P1677" style:family="paragraph" style:parent-style-name="Preformatted_20_Text">
    </style:style>
    <style:style style:name="P1678" style:family="paragraph" style:parent-style-name="Preformatted_20_Text">
    </style:style>
    <style:style style:name="P1679" style:family="paragraph" style:parent-style-name="Preformatted_20_Text">
    </style:style>
    <style:style style:name="P1680" style:family="paragraph" style:parent-style-name="Preformatted_20_Text">
    </style:style>
    <style:style style:name="P1681" style:family="paragraph" style:parent-style-name="Preformatted_20_Text">
    </style:style>
    <style:style style:name="P1682" style:family="paragraph" style:parent-style-name="Preformatted_20_Text">
    </style:style>
    <style:style style:name="P1683" style:family="paragraph" style:parent-style-name="Preformatted_20_Text">
    </style:style>
    <style:style style:name="P1684" style:family="paragraph" style:parent-style-name="Preformatted_20_Text">
    </style:style>
    <style:style style:name="P1685" style:family="paragraph" style:parent-style-name="Preformatted_20_Text">
    </style:style>
    <style:style style:name="P1686" style:family="paragraph" style:parent-style-name="Preformatted_20_Text">
    </style:style>
    <style:style style:name="P1687" style:family="paragraph" style:parent-style-name="Preformatted_20_Text">
    </style:style>
    <style:style style:name="P1688" style:family="paragraph" style:parent-style-name="Preformatted_20_Text">
    </style:style>
    <style:style style:name="P1689" style:family="paragraph" style:parent-style-name="Preformatted_20_Text">
    </style:style>
    <style:style style:name="P1690" style:family="paragraph" style:parent-style-name="Preformatted_20_Text">
    </style:style>
    <style:style style:name="P1691" style:family="paragraph" style:parent-style-name="Preformatted_20_Text">
    </style:style>
    <style:style style:name="P1692" style:family="paragraph" style:parent-style-name="Preformatted_20_Text">
    </style:style>
    <style:style style:name="P1693" style:family="paragraph" style:parent-style-name="Preformatted_20_Text">
    </style:style>
    <style:style style:name="P1694" style:family="paragraph" style:parent-style-name="Preformatted_20_Text">
    </style:style>
    <style:style style:name="P1695" style:family="paragraph" style:parent-style-name="Preformatted_20_Text">
    </style:style>
    <style:style style:name="P1696" style:family="paragraph" style:parent-style-name="Preformatted_20_Text">
    </style:style>
    <style:style style:name="P1697" style:family="paragraph" style:parent-style-name="Preformatted_20_Text">
    </style:style>
    <style:style style:name="P1698" style:family="paragraph" style:parent-style-name="Preformatted_20_Text">
    </style:style>
    <style:style style:name="P1699" style:family="paragraph" style:parent-style-name="Preformatted_20_Text">
    </style:style>
    <style:style style:name="P1700" style:family="paragraph" style:parent-style-name="Preformatted_20_Text">
    </style:style>
    <style:style style:name="P1701" style:family="paragraph" style:parent-style-name="Preformatted_20_Text">
    </style:style>
    <style:style style:name="P1702" style:family="paragraph" style:parent-style-name="Preformatted_20_Text">
    </style:style>
    <style:style style:name="P1703" style:family="paragraph" style:parent-style-name="Preformatted_20_Text">
    </style:style>
    <style:style style:name="P1704" style:family="paragraph" style:parent-style-name="Preformatted_20_Text">
    </style:style>
    <style:style style:name="P1705" style:family="paragraph" style:parent-style-name="Preformatted_20_Text">
    </style:style>
    <style:style style:name="P1706" style:family="paragraph" style:parent-style-name="Preformatted_20_Text">
    </style:style>
    <style:style style:name="P1707" style:family="paragraph" style:parent-style-name="Preformatted_20_Text">
    </style:style>
    <style:style style:name="P1708" style:family="paragraph" style:parent-style-name="Preformatted_20_Text">
    </style:style>
    <style:style style:name="P1709" style:family="paragraph" style:parent-style-name="Preformatted_20_Text">
    </style:style>
    <style:style style:name="P1710" style:family="paragraph" style:parent-style-name="Preformatted_20_Text">
    </style:style>
    <style:style style:name="P1711" style:family="paragraph" style:parent-style-name="Preformatted_20_Text">
    </style:style>
    <style:style style:name="P1712" style:family="paragraph" style:parent-style-name="Preformatted_20_Text">
    </style:style>
    <style:style style:name="P1713" style:family="paragraph" style:parent-style-name="Preformatted_20_Text">
    </style:style>
    <style:style style:name="P1714" style:family="paragraph" style:parent-style-name="Preformatted_20_Text">
    </style:style>
    <style:style style:name="P1715" style:family="paragraph" style:parent-style-name="Preformatted_20_Text">
    </style:style>
    <style:style style:name="P1716" style:family="paragraph" style:parent-style-name="Preformatted_20_Text">
    </style:style>
    <style:style style:name="P1717" style:family="paragraph" style:parent-style-name="Preformatted_20_Text">
    </style:style>
    <style:style style:name="P1718" style:family="paragraph" style:parent-style-name="Preformatted_20_Text">
    </style:style>
    <style:style style:name="P1719" style:family="paragraph" style:parent-style-name="Preformatted_20_Text">
    </style:style>
    <style:style style:name="P1720" style:family="paragraph" style:parent-style-name="Preformatted_20_Text">
    </style:style>
    <style:style style:name="P1721" style:family="paragraph" style:parent-style-name="Preformatted_20_Text">
    </style:style>
    <style:style style:name="P1722" style:family="paragraph" style:parent-style-name="Preformatted_20_Text">
    </style:style>
    <style:style style:name="P1723" style:family="paragraph" style:parent-style-name="Preformatted_20_Text">
    </style:style>
    <style:style style:name="P1724" style:family="paragraph" style:parent-style-name="Preformatted_20_Text">
    </style:style>
    <style:style style:name="P1725" style:family="paragraph" style:parent-style-name="Preformatted_20_Text">
    </style:style>
    <style:style style:name="P1726" style:family="paragraph" style:parent-style-name="Preformatted_20_Text">
    </style:style>
    <style:style style:name="P1727" style:family="paragraph" style:parent-style-name="Preformatted_20_Text">
    </style:style>
    <style:style style:name="P1728" style:family="paragraph" style:parent-style-name="Preformatted_20_Text">
    </style:style>
    <style:style style:name="P1729" style:family="paragraph" style:parent-style-name="Preformatted_20_Text">
    </style:style>
    <style:style style:name="P1730" style:family="paragraph" style:parent-style-name="Preformatted_20_Text">
    </style:style>
    <style:style style:name="P1731" style:family="paragraph" style:parent-style-name="Preformatted_20_Text">
    </style:style>
    <style:style style:name="P1732" style:family="paragraph" style:parent-style-name="Preformatted_20_Text">
    </style:style>
    <style:style style:name="P1733" style:family="paragraph" style:parent-style-name="Preformatted_20_Text">
    </style:style>
    <style:style style:name="P1734" style:family="paragraph" style:parent-style-name="Preformatted_20_Text">
    </style:style>
    <style:style style:name="P1735" style:family="paragraph" style:parent-style-name="Preformatted_20_Text">
    </style:style>
    <style:style style:name="P1736" style:family="paragraph" style:parent-style-name="Preformatted_20_Text">
    </style:style>
    <style:style style:name="P1737" style:family="paragraph" style:parent-style-name="Preformatted_20_Text">
    </style:style>
    <style:style style:name="P1738" style:family="paragraph" style:parent-style-name="Preformatted_20_Text">
    </style:style>
    <style:style style:name="P1739" style:family="paragraph" style:parent-style-name="Preformatted_20_Text">
    </style:style>
    <style:style style:name="P1740" style:family="paragraph" style:parent-style-name="Preformatted_20_Text">
    </style:style>
    <style:style style:name="P1741" style:family="paragraph" style:parent-style-name="Preformatted_20_Text">
    </style:style>
    <style:style style:name="P1742" style:family="paragraph" style:parent-style-name="Preformatted_20_Text">
    </style:style>
    <style:style style:name="P1743" style:family="paragraph" style:parent-style-name="Preformatted_20_Text">
    </style:style>
    <style:style style:name="P1744" style:family="paragraph" style:parent-style-name="Preformatted_20_Text">
    </style:style>
    <style:style style:name="P1745" style:family="paragraph" style:parent-style-name="Preformatted_20_Text">
    </style:style>
    <style:style style:name="P1746" style:family="paragraph" style:parent-style-name="Preformatted_20_Text">
    </style:style>
    <style:style style:name="P1747" style:family="paragraph" style:parent-style-name="Preformatted_20_Text">
    </style:style>
    <style:style style:name="P1748" style:family="paragraph" style:parent-style-name="Preformatted_20_Text">
    </style:style>
    <style:style style:name="P1749" style:family="paragraph" style:parent-style-name="Preformatted_20_Text">
    </style:style>
    <style:style style:name="P1750" style:family="paragraph" style:parent-style-name="Preformatted_20_Text">
    </style:style>
    <style:style style:name="P1751" style:family="paragraph" style:parent-style-name="Preformatted_20_Text">
    </style:style>
    <style:style style:name="P1752" style:family="paragraph" style:parent-style-name="Preformatted_20_Text">
    </style:style>
    <style:style style:name="P1753" style:family="paragraph" style:parent-style-name="Preformatted_20_Text">
    </style:style>
    <style:style style:name="P1754" style:family="paragraph" style:parent-style-name="Preformatted_20_Text">
    </style:style>
    <style:style style:name="P1755" style:family="paragraph" style:parent-style-name="Preformatted_20_Text">
    </style:style>
    <style:style style:name="P1756" style:family="paragraph" style:parent-style-name="Preformatted_20_Text">
    </style:style>
    <style:style style:name="P1757" style:family="paragraph" style:parent-style-name="Preformatted_20_Text">
    </style:style>
    <style:style style:name="P1758" style:family="paragraph" style:parent-style-name="Preformatted_20_Text">
    </style:style>
    <style:style style:name="P1759" style:family="paragraph" style:parent-style-name="Preformatted_20_Text">
    </style:style>
    <style:style style:name="P1760" style:family="paragraph" style:parent-style-name="Preformatted_20_Text">
    </style:style>
    <style:style style:name="P1761" style:family="paragraph" style:parent-style-name="Preformatted_20_Text">
    </style:style>
    <style:style style:name="P1762" style:family="paragraph" style:parent-style-name="Preformatted_20_Text">
    </style:style>
    <style:style style:name="P1763" style:family="paragraph" style:parent-style-name="Preformatted_20_Text">
    </style:style>
    <style:style style:name="P1764" style:family="paragraph" style:parent-style-name="Preformatted_20_Text">
    </style:style>
    <style:style style:name="P1765" style:family="paragraph" style:parent-style-name="Preformatted_20_Text">
    </style:style>
    <style:style style:name="P1766" style:family="paragraph" style:parent-style-name="Preformatted_20_Text">
    </style:style>
    <style:style style:name="P1767" style:family="paragraph" style:parent-style-name="Preformatted_20_Text">
    </style:style>
    <style:style style:name="P1768" style:family="paragraph" style:parent-style-name="Preformatted_20_Text">
    </style:style>
    <style:style style:name="P1769" style:family="paragraph" style:parent-style-name="Preformatted_20_Text">
    </style:style>
    <style:style style:name="P1770" style:family="paragraph" style:parent-style-name="Preformatted_20_Text">
    </style:style>
    <style:style style:name="P1771" style:family="paragraph" style:parent-style-name="Preformatted_20_Text">
    </style:style>
    <style:style style:name="P1772" style:family="paragraph" style:parent-style-name="Preformatted_20_Text">
    </style:style>
    <style:style style:name="P1773" style:family="paragraph" style:parent-style-name="Preformatted_20_Text">
    </style:style>
    <style:style style:name="P1774" style:family="paragraph" style:parent-style-name="Preformatted_20_Text">
    </style:style>
    <style:style style:name="P1775" style:family="paragraph" style:parent-style-name="Preformatted_20_Text">
    </style:style>
    <style:style style:name="P1776" style:family="paragraph" style:parent-style-name="Preformatted_20_Text">
    </style:style>
    <style:style style:name="P1777" style:family="paragraph" style:parent-style-name="Preformatted_20_Text">
    </style:style>
    <style:style style:name="P1778" style:family="paragraph" style:parent-style-name="Preformatted_20_Text">
    </style:style>
    <style:style style:name="P1779" style:family="paragraph" style:parent-style-name="Preformatted_20_Text">
    </style:style>
    <style:style style:name="P1780" style:family="paragraph" style:parent-style-name="Preformatted_20_Text">
    </style:style>
    <style:style style:name="P1781" style:family="paragraph" style:parent-style-name="Preformatted_20_Text">
    </style:style>
    <style:style style:name="P1782" style:family="paragraph" style:parent-style-name="Preformatted_20_Text">
    </style:style>
    <style:style style:name="P1783" style:family="paragraph" style:parent-style-name="Preformatted_20_Text">
    </style:style>
    <style:style style:name="P1784" style:family="paragraph" style:parent-style-name="Preformatted_20_Text">
    </style:style>
    <style:style style:name="P1785" style:family="paragraph" style:parent-style-name="Preformatted_20_Text">
    </style:style>
    <style:style style:name="P1786" style:family="paragraph" style:parent-style-name="Preformatted_20_Text">
    </style:style>
    <style:style style:name="P1787" style:family="paragraph" style:parent-style-name="Preformatted_20_Text">
    </style:style>
    <style:style style:name="P1788" style:family="paragraph" style:parent-style-name="Preformatted_20_Text">
    </style:style>
    <style:style style:name="P1789" style:family="paragraph" style:parent-style-name="Preformatted_20_Text">
    </style:style>
    <style:style style:name="P1790" style:family="paragraph" style:parent-style-name="Preformatted_20_Text">
    </style:style>
    <style:style style:name="P1791" style:family="paragraph" style:parent-style-name="Preformatted_20_Text">
    </style:style>
    <style:style style:name="P1792" style:family="paragraph" style:parent-style-name="Preformatted_20_Text">
    </style:style>
    <style:style style:name="P1793" style:family="paragraph" style:parent-style-name="Preformatted_20_Text">
    </style:style>
    <style:style style:name="P1794" style:family="paragraph" style:parent-style-name="Preformatted_20_Text">
    </style:style>
    <style:style style:name="P1795" style:family="paragraph" style:parent-style-name="Preformatted_20_Text">
    </style:style>
    <style:style style:name="P1796" style:family="paragraph" style:parent-style-name="Preformatted_20_Text">
    </style:style>
    <style:style style:name="P1797" style:family="paragraph" style:parent-style-name="Preformatted_20_Text">
    </style:style>
    <style:style style:name="P1798" style:family="paragraph" style:parent-style-name="Preformatted_20_Text">
    </style:style>
    <style:style style:name="P1799" style:family="paragraph" style:parent-style-name="Preformatted_20_Text">
    </style:style>
    <style:style style:name="P1800" style:family="paragraph" style:parent-style-name="Preformatted_20_Text">
    </style:style>
    <style:style style:name="P1801" style:family="paragraph" style:parent-style-name="Preformatted_20_Text">
    </style:style>
    <style:style style:name="P1802" style:family="paragraph" style:parent-style-name="Preformatted_20_Text">
    </style:style>
    <style:style style:name="P1803" style:family="paragraph" style:parent-style-name="Preformatted_20_Text">
    </style:style>
    <style:style style:name="P1804" style:family="paragraph" style:parent-style-name="Preformatted_20_Text">
    </style:style>
    <style:style style:name="P1805" style:family="paragraph" style:parent-style-name="Preformatted_20_Text">
    </style:style>
    <style:style style:name="P1806" style:family="paragraph" style:parent-style-name="Preformatted_20_Text">
    </style:style>
    <style:style style:name="P1807" style:family="paragraph" style:parent-style-name="Preformatted_20_Text">
    </style:style>
    <style:style style:name="P1808" style:family="paragraph" style:parent-style-name="Preformatted_20_Text">
    </style:style>
    <style:style style:name="P1809" style:family="paragraph" style:parent-style-name="Preformatted_20_Text">
    </style:style>
    <style:style style:name="P1810" style:family="paragraph" style:parent-style-name="Preformatted_20_Text">
    </style:style>
    <style:style style:name="P1811" style:family="paragraph" style:parent-style-name="Preformatted_20_Text">
    </style:style>
    <style:style style:name="P1812" style:family="paragraph" style:parent-style-name="Preformatted_20_Text">
    </style:style>
    <style:style style:name="P1813" style:family="paragraph" style:parent-style-name="Preformatted_20_Text">
    </style:style>
    <style:style style:name="P1814" style:family="paragraph" style:parent-style-name="Preformatted_20_Text">
    </style:style>
    <style:style style:name="P1815" style:family="paragraph" style:parent-style-name="Preformatted_20_Text">
    </style:style>
    <style:style style:name="P1816" style:family="paragraph" style:parent-style-name="Preformatted_20_Text">
    </style:style>
    <style:style style:name="P1817" style:family="paragraph" style:parent-style-name="Preformatted_20_Text">
    </style:style>
    <style:style style:name="P1818" style:family="paragraph" style:parent-style-name="Preformatted_20_Text">
    </style:style>
    <style:style style:name="P1819" style:family="paragraph" style:parent-style-name="Preformatted_20_Text">
    </style:style>
    <style:style style:name="P1820" style:family="paragraph" style:parent-style-name="Preformatted_20_Text">
    </style:style>
    <style:style style:name="P1821" style:family="paragraph" style:parent-style-name="Preformatted_20_Text">
    </style:style>
    <style:style style:name="P1822" style:family="paragraph" style:parent-style-name="Preformatted_20_Text">
    </style:style>
    <style:style style:name="P1823" style:family="paragraph" style:parent-style-name="Preformatted_20_Text">
    </style:style>
    <style:style style:name="P1824" style:family="paragraph" style:parent-style-name="Preformatted_20_Text">
    </style:style>
    <style:style style:name="P1825" style:family="paragraph" style:parent-style-name="Preformatted_20_Text">
    </style:style>
    <style:style style:name="P1826" style:family="paragraph" style:parent-style-name="Preformatted_20_Text">
    </style:style>
    <style:style style:name="P1827" style:family="paragraph" style:parent-style-name="Preformatted_20_Text">
    </style:style>
    <style:style style:name="P1828" style:family="paragraph" style:parent-style-name="Preformatted_20_Text">
    </style:style>
    <style:style style:name="P1829" style:family="paragraph" style:parent-style-name="Preformatted_20_Text">
    </style:style>
    <style:style style:name="P1830" style:family="paragraph" style:parent-style-name="Preformatted_20_Text">
    </style:style>
    <style:style style:name="P1831" style:family="paragraph" style:parent-style-name="Preformatted_20_Text">
    </style:style>
    <style:style style:name="P1832" style:family="paragraph" style:parent-style-name="Preformatted_20_Text">
    </style:style>
    <style:style style:name="P1833" style:family="paragraph" style:parent-style-name="Preformatted_20_Text">
    </style:style>
    <style:style style:name="P1834" style:family="paragraph" style:parent-style-name="Preformatted_20_Text">
    </style:style>
    <style:style style:name="P1835" style:family="paragraph" style:parent-style-name="Preformatted_20_Text">
    </style:style>
    <style:style style:name="P1836" style:family="paragraph" style:parent-style-name="Preformatted_20_Text">
    </style:style>
    <style:style style:name="P1837" style:family="paragraph" style:parent-style-name="Preformatted_20_Text">
    </style:style>
    <style:style style:name="P1838" style:family="paragraph" style:parent-style-name="Preformatted_20_Text">
    </style:style>
    <style:style style:name="P1839" style:family="paragraph" style:parent-style-name="Preformatted_20_Text">
    </style:style>
    <style:style style:name="P1840" style:family="paragraph" style:parent-style-name="Preformatted_20_Text">
    </style:style>
    <style:style style:name="P1841" style:family="paragraph" style:parent-style-name="Preformatted_20_Text">
    </style:style>
    <style:style style:name="P1842" style:family="paragraph" style:parent-style-name="Preformatted_20_Text">
    </style:style>
    <style:style style:name="P1843" style:family="paragraph" style:parent-style-name="Preformatted_20_Text">
    </style:style>
    <style:style style:name="P1844" style:family="paragraph" style:parent-style-name="Preformatted_20_Text">
    </style:style>
    <style:style style:name="P1845" style:family="paragraph" style:parent-style-name="Preformatted_20_Text">
    </style:style>
    <style:style style:name="P1846" style:family="paragraph" style:parent-style-name="Preformatted_20_Text">
    </style:style>
    <style:style style:name="P1847" style:family="paragraph" style:parent-style-name="Preformatted_20_Text">
    </style:style>
    <style:style style:name="P1848" style:family="paragraph" style:parent-style-name="Preformatted_20_Text">
    </style:style>
    <style:style style:name="P1849" style:family="paragraph" style:parent-style-name="Preformatted_20_Text">
    </style:style>
    <style:style style:name="P1850" style:family="paragraph" style:parent-style-name="Preformatted_20_Text">
    </style:style>
    <style:style style:name="P1851" style:family="paragraph" style:parent-style-name="Preformatted_20_Text">
    </style:style>
    <style:style style:name="P1852" style:family="paragraph" style:parent-style-name="Preformatted_20_Text">
    </style:style>
    <style:style style:name="P1853" style:family="paragraph" style:parent-style-name="Preformatted_20_Text">
    </style:style>
    <style:style style:name="P1854" style:family="paragraph" style:parent-style-name="Preformatted_20_Text">
    </style:style>
    <style:style style:name="P1855" style:family="paragraph" style:parent-style-name="Preformatted_20_Text">
    </style:style>
    <style:style style:name="P1856" style:family="paragraph" style:parent-style-name="Preformatted_20_Text">
    </style:style>
    <style:style style:name="P1857" style:family="paragraph" style:parent-style-name="Preformatted_20_Text">
    </style:style>
    <style:style style:name="P1858" style:family="paragraph" style:parent-style-name="Preformatted_20_Text">
    </style:style>
    <style:style style:name="P1859" style:family="paragraph" style:parent-style-name="Preformatted_20_Text">
    </style:style>
    <style:style style:name="P1860" style:family="paragraph" style:parent-style-name="Preformatted_20_Text">
    </style:style>
    <style:style style:name="P1861" style:family="paragraph" style:parent-style-name="Preformatted_20_Text">
    </style:style>
    <style:style style:name="P1862" style:family="paragraph" style:parent-style-name="Preformatted_20_Text">
    </style:style>
    <style:style style:name="P1863" style:family="paragraph" style:parent-style-name="Preformatted_20_Text">
    </style:style>
    <style:style style:name="P1864" style:family="paragraph" style:parent-style-name="Preformatted_20_Text">
    </style:style>
    <style:style style:name="P1865" style:family="paragraph" style:parent-style-name="Preformatted_20_Text">
    </style:style>
    <style:style style:name="P1866" style:family="paragraph" style:parent-style-name="Preformatted_20_Text">
    </style:style>
    <style:style style:name="P1867" style:family="paragraph" style:parent-style-name="Preformatted_20_Text">
    </style:style>
    <style:style style:name="P1868" style:family="paragraph" style:parent-style-name="Preformatted_20_Text">
    </style:style>
    <style:style style:name="P1869" style:family="paragraph" style:parent-style-name="Preformatted_20_Text">
    </style:style>
    <style:style style:name="P1870" style:family="paragraph" style:parent-style-name="Preformatted_20_Text">
    </style:style>
    <style:style style:name="P1871" style:family="paragraph" style:parent-style-name="Preformatted_20_Text">
    </style:style>
    <style:style style:name="P1872" style:family="paragraph" style:parent-style-name="Preformatted_20_Text">
    </style:style>
    <style:style style:name="P1873" style:family="paragraph" style:parent-style-name="Preformatted_20_Text">
    </style:style>
    <style:style style:name="P1874" style:family="paragraph" style:parent-style-name="Preformatted_20_Text">
    </style:style>
    <style:style style:name="P1875" style:family="paragraph" style:parent-style-name="Preformatted_20_Text">
    </style:style>
    <style:style style:name="P1876" style:family="paragraph" style:parent-style-name="Preformatted_20_Text">
    </style:style>
    <style:style style:name="P1877" style:family="paragraph" style:parent-style-name="Preformatted_20_Text">
    </style:style>
    <style:style style:name="P1878" style:family="paragraph" style:parent-style-name="Preformatted_20_Text">
    </style:style>
    <style:style style:name="P1879" style:family="paragraph" style:parent-style-name="Preformatted_20_Text">
    </style:style>
    <style:style style:name="P1880" style:family="paragraph" style:parent-style-name="Preformatted_20_Text">
    </style:style>
    <style:style style:name="P1881" style:family="paragraph" style:parent-style-name="Preformatted_20_Text">
    </style:style>
    <style:style style:name="P1882" style:family="paragraph" style:parent-style-name="Preformatted_20_Text">
    </style:style>
    <style:style style:name="P1883" style:family="paragraph" style:parent-style-name="Preformatted_20_Text">
    </style:style>
    <style:style style:name="P1884" style:family="paragraph" style:parent-style-name="Preformatted_20_Text">
    </style:style>
    <style:style style:name="P1885" style:family="paragraph" style:parent-style-name="Preformatted_20_Text">
    </style:style>
    <style:style style:name="P1886" style:family="paragraph" style:parent-style-name="Preformatted_20_Text">
    </style:style>
    <style:style style:name="P1887" style:family="paragraph" style:parent-style-name="Preformatted_20_Text">
    </style:style>
    <style:style style:name="P1888" style:family="paragraph" style:parent-style-name="Preformatted_20_Text">
    </style:style>
    <style:style style:name="P1889" style:family="paragraph" style:parent-style-name="Preformatted_20_Text">
    </style:style>
    <style:style style:name="P1890" style:family="paragraph" style:parent-style-name="Preformatted_20_Text">
    </style:style>
    <style:style style:name="P1891" style:family="paragraph" style:parent-style-name="Preformatted_20_Text">
    </style:style>
    <style:style style:name="P1892" style:family="paragraph" style:parent-style-name="Preformatted_20_Text">
    </style:style>
    <style:style style:name="P1893" style:family="paragraph" style:parent-style-name="Preformatted_20_Text">
    </style:style>
    <style:style style:name="P1894" style:family="paragraph" style:parent-style-name="Preformatted_20_Text">
    </style:style>
    <style:style style:name="P1895" style:family="paragraph" style:parent-style-name="Preformatted_20_Text">
    </style:style>
    <style:style style:name="P1896" style:family="paragraph" style:parent-style-name="Preformatted_20_Text">
    </style:style>
    <style:style style:name="P1897" style:family="paragraph" style:parent-style-name="Preformatted_20_Text">
    </style:style>
    <style:style style:name="P1898" style:family="paragraph" style:parent-style-name="Preformatted_20_Text">
    </style:style>
    <style:style style:name="P1899" style:family="paragraph" style:parent-style-name="Preformatted_20_Text">
    </style:style>
    <style:style style:name="P1900" style:family="paragraph" style:parent-style-name="Preformatted_20_Text">
    </style:style>
    <style:style style:name="P1901" style:family="paragraph" style:parent-style-name="Preformatted_20_Text">
    </style:style>
    <style:style style:name="P1902" style:family="paragraph" style:parent-style-name="Preformatted_20_Text">
    </style:style>
    <style:style style:name="P1903" style:family="paragraph" style:parent-style-name="Preformatted_20_Text">
    </style:style>
    <style:style style:name="P1904" style:family="paragraph" style:parent-style-name="Preformatted_20_Text">
    </style:style>
    <style:style style:name="P1905" style:family="paragraph" style:parent-style-name="Preformatted_20_Text">
    </style:style>
    <style:style style:name="P1906" style:family="paragraph" style:parent-style-name="Preformatted_20_Text">
    </style:style>
    <style:style style:name="P1907" style:family="paragraph" style:parent-style-name="Preformatted_20_Text">
    </style:style>
    <style:style style:name="P1908" style:family="paragraph" style:parent-style-name="Preformatted_20_Text">
    </style:style>
    <style:style style:name="P1909" style:family="paragraph" style:parent-style-name="Preformatted_20_Text">
    </style:style>
    <style:style style:name="P1910" style:family="paragraph" style:parent-style-name="Preformatted_20_Text">
    </style:style>
    <style:style style:name="P1911" style:family="paragraph" style:parent-style-name="Preformatted_20_Text">
    </style:style>
    <style:style style:name="P1912" style:family="paragraph" style:parent-style-name="Preformatted_20_Text">
    </style:style>
    <style:style style:name="P1913" style:family="paragraph" style:parent-style-name="Preformatted_20_Text">
    </style:style>
    <style:style style:name="P1914" style:family="paragraph" style:parent-style-name="Preformatted_20_Text">
    </style:style>
    <style:style style:name="P1915" style:family="paragraph" style:parent-style-name="Preformatted_20_Text">
    </style:style>
    <style:style style:name="P1916" style:family="paragraph" style:parent-style-name="Preformatted_20_Text">
    </style:style>
    <style:style style:name="P1917" style:family="paragraph" style:parent-style-name="Preformatted_20_Text">
    </style:style>
    <style:style style:name="P1918" style:family="paragraph" style:parent-style-name="Preformatted_20_Text">
    </style:style>
    <style:style style:name="P1919" style:family="paragraph" style:parent-style-name="Preformatted_20_Text">
    </style:style>
    <style:style style:name="P1920" style:family="paragraph" style:parent-style-name="Preformatted_20_Text">
    </style:style>
    <style:style style:name="P1921" style:family="paragraph" style:parent-style-name="Preformatted_20_Text">
    </style:style>
    <style:style style:name="P1922" style:family="paragraph" style:parent-style-name="Preformatted_20_Text">
    </style:style>
    <style:style style:name="P1923" style:family="paragraph" style:parent-style-name="Preformatted_20_Text">
    </style:style>
    <style:style style:name="P1924" style:family="paragraph" style:parent-style-name="Preformatted_20_Text">
    </style:style>
    <style:style style:name="P1925" style:family="paragraph" style:parent-style-name="Preformatted_20_Text">
    </style:style>
    <style:style style:name="P1926" style:family="paragraph" style:parent-style-name="Preformatted_20_Text">
    </style:style>
    <style:style style:name="P1927" style:family="paragraph" style:parent-style-name="Preformatted_20_Text">
    </style:style>
    <style:style style:name="P1928" style:family="paragraph" style:parent-style-name="Preformatted_20_Text">
    </style:style>
    <style:style style:name="P1929" style:family="paragraph" style:parent-style-name="Preformatted_20_Text">
    </style:style>
    <style:style style:name="P1930" style:family="paragraph" style:parent-style-name="Preformatted_20_Text">
    </style:style>
    <style:style style:name="P1931" style:family="paragraph" style:parent-style-name="Preformatted_20_Text">
    </style:style>
    <style:style style:name="P1932" style:family="paragraph" style:parent-style-name="Preformatted_20_Text">
    </style:style>
    <style:style style:name="P1933" style:family="paragraph" style:parent-style-name="Preformatted_20_Text">
    </style:style>
    <style:style style:name="P1934" style:family="paragraph" style:parent-style-name="Preformatted_20_Text">
    </style:style>
    <style:style style:name="P1935" style:family="paragraph" style:parent-style-name="Preformatted_20_Text">
    </style:style>
    <style:style style:name="P1936" style:family="paragraph" style:parent-style-name="Preformatted_20_Text">
    </style:style>
    <style:style style:name="P1937" style:family="paragraph" style:parent-style-name="Preformatted_20_Text">
    </style:style>
    <style:style style:name="P1938" style:family="paragraph" style:parent-style-name="Preformatted_20_Text">
    </style:style>
    <style:style style:name="P1939" style:family="paragraph" style:parent-style-name="Preformatted_20_Text">
    </style:style>
    <style:style style:name="P1940" style:family="paragraph" style:parent-style-name="Preformatted_20_Text">
    </style:style>
    <style:style style:name="P1941" style:family="paragraph" style:parent-style-name="Preformatted_20_Text">
    </style:style>
    <style:style style:name="P1942" style:family="paragraph" style:parent-style-name="Preformatted_20_Text">
    </style:style>
    <style:style style:name="P1943" style:family="paragraph" style:parent-style-name="Preformatted_20_Text">
    </style:style>
    <style:style style:name="P1944" style:family="paragraph" style:parent-style-name="Preformatted_20_Text">
    </style:style>
    <style:style style:name="P1945" style:family="paragraph" style:parent-style-name="Preformatted_20_Text">
    </style:style>
    <style:style style:name="P1946" style:family="paragraph" style:parent-style-name="Preformatted_20_Text">
    </style:style>
    <style:style style:name="P1947" style:family="paragraph" style:parent-style-name="Preformatted_20_Text">
    </style:style>
    <style:style style:name="P1948" style:family="paragraph" style:parent-style-name="Preformatted_20_Text">
    </style:style>
    <style:style style:name="P1949" style:family="paragraph" style:parent-style-name="Preformatted_20_Text">
    </style:style>
    <style:style style:name="P1950" style:family="paragraph" style:parent-style-name="Preformatted_20_Text">
    </style:style>
    <style:style style:name="P1951" style:family="paragraph" style:parent-style-name="Preformatted_20_Text">
    </style:style>
    <style:style style:name="P1952" style:family="paragraph" style:parent-style-name="Preformatted_20_Text">
    </style:style>
    <style:style style:name="P1953" style:family="paragraph" style:parent-style-name="Preformatted_20_Text">
    </style:style>
    <style:style style:name="P1954" style:family="paragraph" style:parent-style-name="Preformatted_20_Text">
    </style:style>
    <style:style style:name="P1955" style:family="paragraph" style:parent-style-name="Preformatted_20_Text">
    </style:style>
    <style:style style:name="P1956" style:family="paragraph" style:parent-style-name="Preformatted_20_Text">
    </style:style>
    <style:style style:name="P1957" style:family="paragraph" style:parent-style-name="Preformatted_20_Text">
    </style:style>
    <style:style style:name="P1958" style:family="paragraph" style:parent-style-name="Preformatted_20_Text">
    </style:style>
    <style:style style:name="P1959" style:family="paragraph" style:parent-style-name="Preformatted_20_Text">
    </style:style>
    <style:style style:name="P1960" style:family="paragraph" style:parent-style-name="Preformatted_20_Text">
    </style:style>
    <style:style style:name="P1961" style:family="paragraph" style:parent-style-name="Preformatted_20_Text">
    </style:style>
    <style:style style:name="P1962" style:family="paragraph" style:parent-style-name="Preformatted_20_Text">
    </style:style>
    <style:style style:name="P1963" style:family="paragraph" style:parent-style-name="Preformatted_20_Text">
    </style:style>
    <style:style style:name="P1964" style:family="paragraph" style:parent-style-name="Preformatted_20_Text">
    </style:style>
    <style:style style:name="P1965" style:family="paragraph" style:parent-style-name="Preformatted_20_Text">
    </style:style>
    <style:style style:name="P1966" style:family="paragraph" style:parent-style-name="Preformatted_20_Text">
    </style:style>
    <style:style style:name="P1967" style:family="paragraph" style:parent-style-name="Preformatted_20_Text">
    </style:style>
    <style:style style:name="P1968" style:family="paragraph" style:parent-style-name="Preformatted_20_Text">
    </style:style>
    <style:style style:name="P1969" style:family="paragraph" style:parent-style-name="Preformatted_20_Text">
    </style:style>
    <style:style style:name="P1970" style:family="paragraph" style:parent-style-name="Preformatted_20_Text">
    </style:style>
    <style:style style:name="P1971" style:family="paragraph" style:parent-style-name="Preformatted_20_Text">
    </style:style>
    <style:style style:name="P1972" style:family="paragraph" style:parent-style-name="Preformatted_20_Text">
    </style:style>
    <style:style style:name="P1973" style:family="paragraph" style:parent-style-name="Preformatted_20_Text">
    </style:style>
    <style:style style:name="P1974" style:family="paragraph" style:parent-style-name="Preformatted_20_Text">
    </style:style>
    <style:style style:name="P1975" style:family="paragraph" style:parent-style-name="Preformatted_20_Text">
    </style:style>
    <style:style style:name="P1976" style:family="paragraph" style:parent-style-name="Preformatted_20_Text">
    </style:style>
    <style:style style:name="P1977" style:family="paragraph" style:parent-style-name="Preformatted_20_Text">
    </style:style>
    <style:style style:name="P1978" style:family="paragraph" style:parent-style-name="Preformatted_20_Text">
    </style:style>
    <style:style style:name="P1979" style:family="paragraph" style:parent-style-name="Preformatted_20_Text">
    </style:style>
    <style:style style:name="P1980" style:family="paragraph" style:parent-style-name="Preformatted_20_Text">
    </style:style>
    <style:style style:name="P1981" style:family="paragraph" style:parent-style-name="Preformatted_20_Text">
    </style:style>
    <style:style style:name="P1982" style:family="paragraph" style:parent-style-name="Preformatted_20_Text">
    </style:style>
    <style:style style:name="P1983" style:family="paragraph" style:parent-style-name="Preformatted_20_Text">
    </style:style>
    <style:style style:name="P1984" style:family="paragraph" style:parent-style-name="Preformatted_20_Text">
    </style:style>
    <style:style style:name="P1985" style:family="paragraph" style:parent-style-name="Preformatted_20_Text">
    </style:style>
    <style:style style:name="P1986" style:family="paragraph" style:parent-style-name="Preformatted_20_Text">
    </style:style>
    <style:style style:name="P1987" style:family="paragraph" style:parent-style-name="Preformatted_20_Text">
    </style:style>
    <style:style style:name="P1988" style:family="paragraph" style:parent-style-name="Preformatted_20_Text">
    </style:style>
    <style:style style:name="P1989" style:family="paragraph" style:parent-style-name="Preformatted_20_Text">
    </style:style>
    <style:style style:name="P1990" style:family="paragraph" style:parent-style-name="Preformatted_20_Text">
    </style:style>
    <style:style style:name="P1991" style:family="paragraph" style:parent-style-name="Preformatted_20_Text">
    </style:style>
    <style:style style:name="P1992" style:family="paragraph" style:parent-style-name="Preformatted_20_Text">
    </style:style>
    <style:style style:name="P1993" style:family="paragraph" style:parent-style-name="Preformatted_20_Text">
    </style:style>
    <style:style style:name="P1994" style:family="paragraph" style:parent-style-name="Preformatted_20_Text">
    </style:style>
    <style:style style:name="P1995" style:family="paragraph" style:parent-style-name="Preformatted_20_Text">
    </style:style>
    <style:style style:name="P1996" style:family="paragraph" style:parent-style-name="Preformatted_20_Text">
    </style:style>
    <style:style style:name="P1997" style:family="paragraph" style:parent-style-name="Preformatted_20_Text">
    </style:style>
    <style:style style:name="P1998" style:family="paragraph" style:parent-style-name="Preformatted_20_Text">
    </style:style>
    <style:style style:name="P1999" style:family="paragraph" style:parent-style-name="Preformatted_20_Text">
    </style:style>
    <style:style style:name="P2000" style:family="paragraph" style:parent-style-name="Preformatted_20_Text">
    </style:style>
    <style:style style:name="P2001" style:family="paragraph" style:parent-style-name="Preformatted_20_Text">
    </style:style>
    <style:style style:name="P2002" style:family="paragraph" style:parent-style-name="Preformatted_20_Text">
    </style:style>
    <style:style style:name="P2003" style:family="paragraph" style:parent-style-name="Preformatted_20_Text">
    </style:style>
    <style:style style:name="P2004" style:family="paragraph" style:parent-style-name="Preformatted_20_Text">
    </style:style>
    <style:style style:name="P2005" style:family="paragraph" style:parent-style-name="Preformatted_20_Text">
    </style:style>
    <style:style style:name="P2006" style:family="paragraph" style:parent-style-name="Preformatted_20_Text">
    </style:style>
    <style:style style:name="P2007" style:family="paragraph" style:parent-style-name="Preformatted_20_Text">
    </style:style>
    <style:style style:name="P2008" style:family="paragraph" style:parent-style-name="Preformatted_20_Text">
    </style:style>
    <style:style style:name="P2009" style:family="paragraph" style:parent-style-name="Preformatted_20_Text">
    </style:style>
    <style:style style:name="P2010" style:family="paragraph" style:parent-style-name="Preformatted_20_Text">
    </style:style>
    <style:style style:name="P2011" style:family="paragraph" style:parent-style-name="Preformatted_20_Text">
    </style:style>
    <style:style style:name="P2012" style:family="paragraph" style:parent-style-name="Preformatted_20_Text">
    </style:style>
    <style:style style:name="P2013" style:family="paragraph" style:parent-style-name="Preformatted_20_Text">
    </style:style>
    <style:style style:name="P2014" style:family="paragraph" style:parent-style-name="Preformatted_20_Text">
    </style:style>
    <style:style style:name="P2015" style:family="paragraph" style:parent-style-name="Preformatted_20_Text">
    </style:style>
    <style:style style:name="P2016" style:family="paragraph" style:parent-style-name="Preformatted_20_Text">
    </style:style>
    <style:style style:name="P2017" style:family="paragraph" style:parent-style-name="Preformatted_20_Text">
    </style:style>
    <style:style style:name="P2018" style:family="paragraph" style:parent-style-name="Preformatted_20_Text">
    </style:style>
    <style:style style:name="P2019" style:family="paragraph" style:parent-style-name="Preformatted_20_Text">
    </style:style>
    <style:style style:name="P2020" style:family="paragraph" style:parent-style-name="Preformatted_20_Text">
    </style:style>
    <style:style style:name="P2021" style:family="paragraph" style:parent-style-name="Preformatted_20_Text">
    </style:style>
    <style:style style:name="P2022" style:family="paragraph" style:parent-style-name="Preformatted_20_Text">
    </style:style>
    <style:style style:name="P2023" style:family="paragraph" style:parent-style-name="Preformatted_20_Text">
    </style:style>
    <style:style style:name="P2024" style:family="paragraph" style:parent-style-name="Preformatted_20_Text">
    </style:style>
    <style:style style:name="P2025" style:family="paragraph" style:parent-style-name="Preformatted_20_Text">
    </style:style>
    <style:style style:name="P2026" style:family="paragraph" style:parent-style-name="Preformatted_20_Text">
    </style:style>
    <style:style style:name="P2027" style:family="paragraph" style:parent-style-name="Preformatted_20_Text">
    </style:style>
    <style:style style:name="P2028" style:family="paragraph" style:parent-style-name="Preformatted_20_Text">
    </style:style>
    <style:style style:name="P2029" style:family="paragraph" style:parent-style-name="Preformatted_20_Text">
    </style:style>
    <style:style style:name="P2030" style:family="paragraph" style:parent-style-name="Preformatted_20_Text">
    </style:style>
    <style:style style:name="P2031" style:family="paragraph" style:parent-style-name="Preformatted_20_Text">
    </style:style>
    <style:style style:name="P2032" style:family="paragraph" style:parent-style-name="Preformatted_20_Text">
    </style:style>
    <style:style style:name="P2033" style:family="paragraph" style:parent-style-name="Preformatted_20_Text">
    </style:style>
    <style:style style:name="P2034" style:family="paragraph" style:parent-style-name="Preformatted_20_Text">
    </style:style>
    <style:style style:name="P2035" style:family="paragraph" style:parent-style-name="Preformatted_20_Text">
    </style:style>
    <style:style style:name="P2036" style:family="paragraph" style:parent-style-name="Preformatted_20_Text">
    </style:style>
    <style:style style:name="P2037" style:family="paragraph" style:parent-style-name="Preformatted_20_Text">
    </style:style>
    <style:style style:name="P2038" style:family="paragraph" style:parent-style-name="Preformatted_20_Text">
    </style:style>
    <style:style style:name="P2039" style:family="paragraph" style:parent-style-name="Preformatted_20_Text">
    </style:style>
    <style:style style:name="P2040" style:family="paragraph" style:parent-style-name="Preformatted_20_Text">
    </style:style>
    <style:style style:name="P2041" style:family="paragraph" style:parent-style-name="Preformatted_20_Text">
    </style:style>
    <style:style style:name="P2042" style:family="paragraph" style:parent-style-name="Preformatted_20_Text">
    </style:style>
    <style:style style:name="P2043" style:family="paragraph" style:parent-style-name="Preformatted_20_Text">
    </style:style>
    <style:style style:name="P2044" style:family="paragraph" style:parent-style-name="Preformatted_20_Text">
    </style:style>
    <style:style style:name="P2045" style:family="paragraph" style:parent-style-name="Preformatted_20_Text">
    </style:style>
    <style:style style:name="P2046" style:family="paragraph" style:parent-style-name="Preformatted_20_Text">
    </style:style>
    <style:style style:name="P2047" style:family="paragraph" style:parent-style-name="Preformatted_20_Text">
    </style:style>
    <style:style style:name="P2048" style:family="paragraph" style:parent-style-name="Preformatted_20_Text">
    </style:style>
    <style:style style:name="P2049" style:family="paragraph" style:parent-style-name="Preformatted_20_Text">
    </style:style>
    <style:style style:name="P2050" style:family="paragraph" style:parent-style-name="Preformatted_20_Text">
    </style:style>
    <style:style style:name="P2051" style:family="paragraph" style:parent-style-name="Preformatted_20_Text">
    </style:style>
    <style:style style:name="P2052" style:family="paragraph" style:parent-style-name="Preformatted_20_Text">
    </style:style>
    <style:style style:name="P2053" style:family="paragraph" style:parent-style-name="Preformatted_20_Text">
    </style:style>
    <style:style style:name="P2054" style:family="paragraph" style:parent-style-name="Preformatted_20_Text">
    </style:style>
    <style:style style:name="P2055" style:family="paragraph" style:parent-style-name="Preformatted_20_Text">
    </style:style>
    <style:style style:name="P2056" style:family="paragraph" style:parent-style-name="Preformatted_20_Text">
    </style:style>
    <style:style style:name="P2057" style:family="paragraph" style:parent-style-name="Preformatted_20_Text">
    </style:style>
    <style:style style:name="P2058" style:family="paragraph" style:parent-style-name="Preformatted_20_Text">
    </style:style>
    <style:style style:name="P2059" style:family="paragraph" style:parent-style-name="Preformatted_20_Text">
    </style:style>
    <style:style style:name="P2060" style:family="paragraph" style:parent-style-name="Preformatted_20_Text">
    </style:style>
    <style:style style:name="P2061" style:family="paragraph" style:parent-style-name="Preformatted_20_Text">
    </style:style>
    <style:style style:name="P2062" style:family="paragraph" style:parent-style-name="Preformatted_20_Text">
    </style:style>
    <style:style style:name="P2063" style:family="paragraph" style:parent-style-name="Preformatted_20_Text">
    </style:style>
    <style:style style:name="P2064" style:family="paragraph" style:parent-style-name="Preformatted_20_Text">
    </style:style>
    <style:style style:name="P2065" style:family="paragraph" style:parent-style-name="Preformatted_20_Text">
    </style:style>
    <style:style style:name="P2066" style:family="paragraph" style:parent-style-name="Preformatted_20_Text">
    </style:style>
    <style:style style:name="P2067" style:family="paragraph" style:parent-style-name="Preformatted_20_Text">
    </style:style>
    <style:style style:name="P2068" style:family="paragraph" style:parent-style-name="Preformatted_20_Text">
    </style:style>
    <style:style style:name="P2069" style:family="paragraph" style:parent-style-name="Preformatted_20_Text">
    </style:style>
    <style:style style:name="P2070" style:family="paragraph" style:parent-style-name="Preformatted_20_Text">
    </style:style>
    <style:style style:name="P2071" style:family="paragraph" style:parent-style-name="Preformatted_20_Text">
    </style:style>
    <style:style style:name="P2072" style:family="paragraph" style:parent-style-name="Preformatted_20_Text">
    </style:style>
    <style:style style:name="P2073" style:family="paragraph" style:parent-style-name="Preformatted_20_Text">
    </style:style>
    <style:style style:name="P2074" style:family="paragraph" style:parent-style-name="Preformatted_20_Text">
    </style:style>
    <style:style style:name="P2075" style:family="paragraph" style:parent-style-name="Preformatted_20_Text">
    </style:style>
    <style:style style:name="P2076" style:family="paragraph" style:parent-style-name="Preformatted_20_Text">
    </style:style>
    <style:style style:name="P2077" style:family="paragraph" style:parent-style-name="Preformatted_20_Text">
    </style:style>
    <style:style style:name="P2078" style:family="paragraph" style:parent-style-name="Preformatted_20_Text">
    </style:style>
    <style:style style:name="P2079" style:family="paragraph" style:parent-style-name="Preformatted_20_Text">
    </style:style>
    <style:style style:name="P2080" style:family="paragraph" style:parent-style-name="Preformatted_20_Text">
    </style:style>
    <style:style style:name="P2081" style:family="paragraph" style:parent-style-name="Preformatted_20_Text">
    </style:style>
    <style:style style:name="P2082" style:family="paragraph" style:parent-style-name="Preformatted_20_Text">
    </style:style>
    <style:style style:name="P2083" style:family="paragraph" style:parent-style-name="Preformatted_20_Text">
    </style:style>
    <style:style style:name="P2084" style:family="paragraph" style:parent-style-name="Preformatted_20_Text">
    </style:style>
    <style:style style:name="P2085" style:family="paragraph" style:parent-style-name="Preformatted_20_Text">
    </style:style>
    <style:style style:name="P2086" style:family="paragraph" style:parent-style-name="Preformatted_20_Text">
    </style:style>
    <style:style style:name="P2087" style:family="paragraph" style:parent-style-name="Preformatted_20_Text">
    </style:style>
    <style:style style:name="P2088" style:family="paragraph" style:parent-style-name="Preformatted_20_Text">
    </style:style>
    <style:style style:name="P2089" style:family="paragraph" style:parent-style-name="Preformatted_20_Text">
    </style:style>
    <style:style style:name="P2090" style:family="paragraph" style:parent-style-name="Preformatted_20_Text">
    </style:style>
    <style:style style:name="P2091" style:family="paragraph" style:parent-style-name="Preformatted_20_Text">
    </style:style>
    <style:style style:name="P2092" style:family="paragraph" style:parent-style-name="Preformatted_20_Text">
    </style:style>
    <style:style style:name="P2093" style:family="paragraph" style:parent-style-name="Preformatted_20_Text">
    </style:style>
    <style:style style:name="P2094" style:family="paragraph" style:parent-style-name="Preformatted_20_Text">
    </style:style>
    <style:style style:name="P2095" style:family="paragraph" style:parent-style-name="Preformatted_20_Text">
    </style:style>
    <style:style style:name="P2096" style:family="paragraph" style:parent-style-name="Preformatted_20_Text">
    </style:style>
    <style:style style:name="P2097" style:family="paragraph" style:parent-style-name="Preformatted_20_Text">
    </style:style>
    <style:style style:name="P2098" style:family="paragraph" style:parent-style-name="Preformatted_20_Text">
    </style:style>
    <style:style style:name="P2099" style:family="paragraph" style:parent-style-name="Preformatted_20_Text">
    </style:style>
    <style:style style:name="P2100" style:family="paragraph" style:parent-style-name="Preformatted_20_Text">
    </style:style>
    <style:style style:name="P2101" style:family="paragraph" style:parent-style-name="Preformatted_20_Text">
    </style:style>
    <style:style style:name="P2102" style:family="paragraph" style:parent-style-name="Preformatted_20_Text">
    </style:style>
    <style:style style:name="P2103" style:family="paragraph" style:parent-style-name="Preformatted_20_Text">
    </style:style>
    <style:style style:name="P2104" style:family="paragraph" style:parent-style-name="Preformatted_20_Text">
    </style:style>
    <style:style style:name="P2105" style:family="paragraph" style:parent-style-name="Preformatted_20_Text">
    </style:style>
    <style:style style:name="P2106" style:family="paragraph" style:parent-style-name="Preformatted_20_Text">
    </style:style>
    <style:style style:name="P2107" style:family="paragraph" style:parent-style-name="Preformatted_20_Text">
    </style:style>
    <style:style style:name="P2108" style:family="paragraph" style:parent-style-name="Preformatted_20_Text">
    </style:style>
    <style:style style:name="P2109" style:family="paragraph" style:parent-style-name="Preformatted_20_Text">
    </style:style>
    <style:style style:name="P2110" style:family="paragraph" style:parent-style-name="Preformatted_20_Text">
    </style:style>
    <style:style style:name="P2111" style:family="paragraph" style:parent-style-name="Preformatted_20_Text">
    </style:style>
    <style:style style:name="P2112" style:family="paragraph" style:parent-style-name="Preformatted_20_Text">
    </style:style>
    <style:style style:name="P2113" style:family="paragraph" style:parent-style-name="Preformatted_20_Text">
    </style:style>
    <style:style style:name="P2114" style:family="paragraph" style:parent-style-name="Preformatted_20_Text">
    </style:style>
    <style:style style:name="P2115" style:family="paragraph" style:parent-style-name="Preformatted_20_Text">
    </style:style>
    <style:style style:name="P2116" style:family="paragraph" style:parent-style-name="Preformatted_20_Text">
    </style:style>
    <style:style style:name="P2117" style:family="paragraph" style:parent-style-name="Preformatted_20_Text">
    </style:style>
    <style:style style:name="P2118" style:family="paragraph" style:parent-style-name="Preformatted_20_Text">
    </style:style>
    <style:style style:name="P2119" style:family="paragraph" style:parent-style-name="Preformatted_20_Text">
    </style:style>
    <style:style style:name="P2120" style:family="paragraph" style:parent-style-name="Preformatted_20_Text">
    </style:style>
    <style:style style:name="P2121" style:family="paragraph" style:parent-style-name="Preformatted_20_Text">
    </style:style>
    <style:style style:name="P2122" style:family="paragraph" style:parent-style-name="Preformatted_20_Text">
    </style:style>
    <style:style style:name="P2123" style:family="paragraph" style:parent-style-name="Preformatted_20_Text">
    </style:style>
    <style:style style:name="P2124" style:family="paragraph" style:parent-style-name="Preformatted_20_Text">
    </style:style>
    <style:style style:name="P2125" style:family="paragraph" style:parent-style-name="Preformatted_20_Text">
    </style:style>
    <style:style style:name="P2126" style:family="paragraph" style:parent-style-name="Preformatted_20_Text">
    </style:style>
    <style:style style:name="P2127" style:family="paragraph" style:parent-style-name="Preformatted_20_Text">
    </style:style>
    <style:style style:name="P2128" style:family="paragraph" style:parent-style-name="Preformatted_20_Text">
    </style:style>
    <style:style style:name="P2129" style:family="paragraph" style:parent-style-name="Preformatted_20_Text">
    </style:style>
    <style:style style:name="P2130" style:family="paragraph" style:parent-style-name="Preformatted_20_Text">
    </style:style>
    <style:style style:name="P2131" style:family="paragraph" style:parent-style-name="Preformatted_20_Text">
    </style:style>
    <style:style style:name="P2132" style:family="paragraph" style:parent-style-name="Preformatted_20_Text">
    </style:style>
    <style:style style:name="P2133" style:family="paragraph" style:parent-style-name="Preformatted_20_Text">
    </style:style>
    <style:style style:name="P2134" style:family="paragraph" style:parent-style-name="Preformatted_20_Text">
    </style:style>
    <style:style style:name="P2135" style:family="paragraph" style:parent-style-name="Preformatted_20_Text">
    </style:style>
    <style:style style:name="P2136" style:family="paragraph" style:parent-style-name="Preformatted_20_Text">
    </style:style>
    <style:style style:name="P2137" style:family="paragraph" style:parent-style-name="Preformatted_20_Text">
    </style:style>
    <style:style style:name="P2138" style:family="paragraph" style:parent-style-name="Preformatted_20_Text">
    </style:style>
    <style:style style:name="P2139" style:family="paragraph" style:parent-style-name="Preformatted_20_Text">
    </style:style>
    <style:style style:name="P2140" style:family="paragraph" style:parent-style-name="Preformatted_20_Text">
    </style:style>
    <style:style style:name="P2141" style:family="paragraph" style:parent-style-name="Preformatted_20_Text">
    </style:style>
    <style:style style:name="P2142" style:family="paragraph" style:parent-style-name="Preformatted_20_Text">
    </style:style>
    <style:style style:name="P2143" style:family="paragraph" style:parent-style-name="Preformatted_20_Text">
    </style:style>
    <style:style style:name="P2144" style:family="paragraph" style:parent-style-name="Preformatted_20_Text">
    </style:style>
    <style:style style:name="P2145" style:family="paragraph" style:parent-style-name="Preformatted_20_Text">
    </style:style>
    <style:style style:name="P2146" style:family="paragraph" style:parent-style-name="Preformatted_20_Text">
    </style:style>
    <style:style style:name="P2147" style:family="paragraph" style:parent-style-name="Preformatted_20_Text">
    </style:style>
    <style:style style:name="P2148" style:family="paragraph" style:parent-style-name="Preformatted_20_Text">
    </style:style>
    <style:style style:name="P2149" style:family="paragraph" style:parent-style-name="Preformatted_20_Text">
    </style:style>
    <style:style style:name="P2150" style:family="paragraph" style:parent-style-name="Preformatted_20_Text">
    </style:style>
    <style:style style:name="P2151" style:family="paragraph" style:parent-style-name="Preformatted_20_Text">
    </style:style>
    <style:style style:name="P2152" style:family="paragraph" style:parent-style-name="Preformatted_20_Text">
    </style:style>
    <style:style style:name="P2153" style:family="paragraph" style:parent-style-name="Preformatted_20_Text">
    </style:style>
    <style:style style:name="P2154" style:family="paragraph" style:parent-style-name="Preformatted_20_Text">
    </style:style>
    <style:style style:name="P2155" style:family="paragraph" style:parent-style-name="Preformatted_20_Text">
    </style:style>
    <style:style style:name="P2156" style:family="paragraph" style:parent-style-name="Preformatted_20_Text">
    </style:style>
    <style:style style:name="P2157" style:family="paragraph" style:parent-style-name="Preformatted_20_Text">
    </style:style>
    <style:style style:name="P2158" style:family="paragraph" style:parent-style-name="Preformatted_20_Text">
    </style:style>
    <style:style style:name="P2159" style:family="paragraph" style:parent-style-name="Preformatted_20_Text">
    </style:style>
    <style:style style:name="P2160" style:family="paragraph" style:parent-style-name="Preformatted_20_Text">
    </style:style>
    <style:style style:name="P2161" style:family="paragraph" style:parent-style-name="Preformatted_20_Text">
    </style:style>
    <style:style style:name="P2162" style:family="paragraph" style:parent-style-name="Preformatted_20_Text">
    </style:style>
    <style:style style:name="P2163" style:family="paragraph" style:parent-style-name="Preformatted_20_Text">
    </style:style>
    <style:style style:name="P2164" style:family="paragraph" style:parent-style-name="Preformatted_20_Text">
    </style:style>
    <style:style style:name="P2165" style:family="paragraph" style:parent-style-name="Preformatted_20_Text">
    </style:style>
    <style:style style:name="P2166" style:family="paragraph" style:parent-style-name="Preformatted_20_Text">
    </style:style>
    <style:style style:name="P2167" style:family="paragraph" style:parent-style-name="Preformatted_20_Text">
    </style:style>
    <style:style style:name="P2168" style:family="paragraph" style:parent-style-name="Preformatted_20_Text">
    </style:style>
    <style:style style:name="P2169" style:family="paragraph" style:parent-style-name="Preformatted_20_Text">
    </style:style>
    <style:style style:name="P2170" style:family="paragraph" style:parent-style-name="Preformatted_20_Text">
    </style:style>
    <style:style style:name="P2171" style:family="paragraph" style:parent-style-name="Preformatted_20_Text">
    </style:style>
    <style:style style:name="P2172" style:family="paragraph" style:parent-style-name="Preformatted_20_Text">
    </style:style>
    <style:style style:name="P2173" style:family="paragraph" style:parent-style-name="Preformatted_20_Text">
    </style:style>
    <style:style style:name="P2174" style:family="paragraph" style:parent-style-name="Preformatted_20_Text">
    </style:style>
    <style:style style:name="P2175" style:family="paragraph" style:parent-style-name="Preformatted_20_Text">
    </style:style>
    <style:style style:name="P2176" style:family="paragraph" style:parent-style-name="Preformatted_20_Text">
    </style:style>
    <style:style style:name="P2177" style:family="paragraph" style:parent-style-name="Preformatted_20_Text">
    </style:style>
    <style:style style:name="P2178" style:family="paragraph" style:parent-style-name="Preformatted_20_Text">
    </style:style>
    <style:style style:name="P2179" style:family="paragraph" style:parent-style-name="Preformatted_20_Text">
    </style:style>
    <style:style style:name="P2180" style:family="paragraph" style:parent-style-name="Preformatted_20_Text">
    </style:style>
    <style:style style:name="P2181" style:family="paragraph" style:parent-style-name="Preformatted_20_Text">
    </style:style>
    <style:style style:name="P2182" style:family="paragraph" style:parent-style-name="Preformatted_20_Text">
    </style:style>
    <style:style style:name="P2183" style:family="paragraph" style:parent-style-name="Preformatted_20_Text">
    </style:style>
    <style:style style:name="P2184" style:family="paragraph" style:parent-style-name="Preformatted_20_Text">
    </style:style>
    <style:style style:name="P2185" style:family="paragraph" style:parent-style-name="Preformatted_20_Text">
    </style:style>
    <style:style style:name="P2186" style:family="paragraph" style:parent-style-name="Preformatted_20_Text">
    </style:style>
    <style:style style:name="P2187" style:family="paragraph" style:parent-style-name="Preformatted_20_Text">
    </style:style>
    <style:style style:name="P2188" style:family="paragraph" style:parent-style-name="Preformatted_20_Text">
    </style:style>
    <style:style style:name="P2189" style:family="paragraph" style:parent-style-name="Preformatted_20_Text">
    </style:style>
    <style:style style:name="P2190" style:family="paragraph" style:parent-style-name="Preformatted_20_Text">
    </style:style>
    <style:style style:name="P2191" style:family="paragraph" style:parent-style-name="Preformatted_20_Text">
    </style:style>
    <style:style style:name="P2192" style:family="paragraph" style:parent-style-name="Preformatted_20_Text">
    </style:style>
    <style:style style:name="P2193" style:family="paragraph" style:parent-style-name="Preformatted_20_Text">
    </style:style>
    <style:style style:name="P2194" style:family="paragraph" style:parent-style-name="Preformatted_20_Text">
    </style:style>
    <style:style style:name="P2195" style:family="paragraph" style:parent-style-name="Preformatted_20_Text">
    </style:style>
    <style:style style:name="P2196" style:family="paragraph" style:parent-style-name="Preformatted_20_Text">
    </style:style>
    <style:style style:name="P2197" style:family="paragraph" style:parent-style-name="Preformatted_20_Text">
    </style:style>
    <style:style style:name="P2198" style:family="paragraph" style:parent-style-name="Preformatted_20_Text">
    </style:style>
    <style:style style:name="P2199" style:family="paragraph" style:parent-style-name="Preformatted_20_Text">
    </style:style>
    <style:style style:name="P2200" style:family="paragraph" style:parent-style-name="Preformatted_20_Text">
    </style:style>
    <style:style style:name="P2201" style:family="paragraph" style:parent-style-name="Preformatted_20_Text">
    </style:style>
    <style:style style:name="P2202" style:family="paragraph" style:parent-style-name="Preformatted_20_Text">
    </style:style>
    <style:style style:name="P2203" style:family="paragraph" style:parent-style-name="Preformatted_20_Text">
    </style:style>
    <style:style style:name="P2204" style:family="paragraph" style:parent-style-name="Preformatted_20_Text">
    </style:style>
    <style:style style:name="P2205" style:family="paragraph" style:parent-style-name="Preformatted_20_Text">
    </style:style>
    <style:style style:name="P2206" style:family="paragraph" style:parent-style-name="Preformatted_20_Text">
    </style:style>
    <style:style style:name="P2207" style:family="paragraph" style:parent-style-name="Preformatted_20_Text">
    </style:style>
    <style:style style:name="P2208" style:family="paragraph" style:parent-style-name="Preformatted_20_Text">
    </style:style>
    <style:style style:name="P2209" style:family="paragraph" style:parent-style-name="Preformatted_20_Text">
    </style:style>
    <style:style style:name="P2210" style:family="paragraph" style:parent-style-name="Preformatted_20_Text">
    </style:style>
    <style:style style:name="P2211" style:family="paragraph" style:parent-style-name="Preformatted_20_Text">
    </style:style>
    <style:style style:name="P2212" style:family="paragraph" style:parent-style-name="Preformatted_20_Text">
    </style:style>
    <style:style style:name="P2213" style:family="paragraph" style:parent-style-name="Preformatted_20_Text">
    </style:style>
    <style:style style:name="P2214" style:family="paragraph" style:parent-style-name="Preformatted_20_Text">
    </style:style>
    <style:style style:name="P2215" style:family="paragraph" style:parent-style-name="Preformatted_20_Text">
    </style:style>
    <style:style style:name="P2216" style:family="paragraph" style:parent-style-name="Preformatted_20_Text">
    </style:style>
    <style:style style:name="P2217" style:family="paragraph" style:parent-style-name="Preformatted_20_Text">
    </style:style>
    <style:style style:name="P2218" style:family="paragraph" style:parent-style-name="Preformatted_20_Text">
    </style:style>
    <style:style style:name="P2219" style:family="paragraph" style:parent-style-name="Preformatted_20_Text">
    </style:style>
    <style:style style:name="P2220" style:family="paragraph" style:parent-style-name="Preformatted_20_Text">
    </style:style>
    <style:style style:name="P2221" style:family="paragraph" style:parent-style-name="Preformatted_20_Text">
    </style:style>
    <style:style style:name="P2222" style:family="paragraph" style:parent-style-name="Preformatted_20_Text">
    </style:style>
    <style:style style:name="P2223" style:family="paragraph" style:parent-style-name="Preformatted_20_Text">
    </style:style>
    <style:style style:name="P2224" style:family="paragraph" style:parent-style-name="Preformatted_20_Text">
    </style:style>
    <style:style style:name="P2225" style:family="paragraph" style:parent-style-name="Preformatted_20_Text">
    </style:style>
    <style:style style:name="P2226" style:family="paragraph" style:parent-style-name="Preformatted_20_Text">
    </style:style>
    <style:style style:name="P2227" style:family="paragraph" style:parent-style-name="Preformatted_20_Text">
    </style:style>
    <style:style style:name="P2228" style:family="paragraph" style:parent-style-name="Preformatted_20_Text">
    </style:style>
    <style:style style:name="P2229" style:family="paragraph" style:parent-style-name="Preformatted_20_Text">
    </style:style>
    <style:style style:name="P2230" style:family="paragraph" style:parent-style-name="Preformatted_20_Text">
    </style:style>
    <style:style style:name="P2231" style:family="paragraph" style:parent-style-name="Preformatted_20_Text">
    </style:style>
    <style:style style:name="P2232" style:family="paragraph" style:parent-style-name="Preformatted_20_Text">
    </style:style>
    <style:style style:name="P2233" style:family="paragraph" style:parent-style-name="Preformatted_20_Text">
    </style:style>
    <style:style style:name="P2234" style:family="paragraph" style:parent-style-name="Preformatted_20_Text">
    </style:style>
    <style:style style:name="P2235" style:family="paragraph" style:parent-style-name="Preformatted_20_Text">
    </style:style>
    <style:style style:name="P2236" style:family="paragraph" style:parent-style-name="Preformatted_20_Text">
    </style:style>
    <style:style style:name="P2237" style:family="paragraph" style:parent-style-name="Preformatted_20_Text">
    </style:style>
    <style:style style:name="P2238" style:family="paragraph" style:parent-style-name="Preformatted_20_Text">
    </style:style>
    <style:style style:name="P2239" style:family="paragraph" style:parent-style-name="Preformatted_20_Text">
    </style:style>
    <style:style style:name="P2240" style:family="paragraph" style:parent-style-name="Preformatted_20_Text">
    </style:style>
    <style:style style:name="P2241" style:family="paragraph" style:parent-style-name="Preformatted_20_Text">
    </style:style>
    <style:style style:name="P2242" style:family="paragraph" style:parent-style-name="Preformatted_20_Text">
    </style:style>
    <style:style style:name="P2243" style:family="paragraph" style:parent-style-name="Preformatted_20_Text">
    </style:style>
    <style:style style:name="P2244" style:family="paragraph" style:parent-style-name="Preformatted_20_Text">
    </style:style>
    <style:style style:name="P2245" style:family="paragraph" style:parent-style-name="Preformatted_20_Text">
    </style:style>
    <style:style style:name="P2246" style:family="paragraph" style:parent-style-name="Preformatted_20_Text">
    </style:style>
    <style:style style:name="P2247" style:family="paragraph" style:parent-style-name="Preformatted_20_Text">
    </style:style>
    <style:style style:name="P2248" style:family="paragraph" style:parent-style-name="Preformatted_20_Text">
    </style:style>
    <style:style style:name="P2249" style:family="paragraph" style:parent-style-name="Preformatted_20_Text">
    </style:style>
    <style:style style:name="P2250" style:family="paragraph" style:parent-style-name="Preformatted_20_Text">
    </style:style>
    <style:style style:name="P2251" style:family="paragraph" style:parent-style-name="Preformatted_20_Text">
    </style:style>
    <style:style style:name="P2252" style:family="paragraph" style:parent-style-name="Preformatted_20_Text">
    </style:style>
    <style:style style:name="P2253" style:family="paragraph" style:parent-style-name="Preformatted_20_Text">
    </style:style>
    <style:style style:name="P2254" style:family="paragraph" style:parent-style-name="Preformatted_20_Text">
    </style:style>
    <style:style style:name="P2255" style:family="paragraph" style:parent-style-name="Preformatted_20_Text">
    </style:style>
    <style:style style:name="P2256" style:family="paragraph" style:parent-style-name="Preformatted_20_Text">
    </style:style>
    <style:style style:name="P2257" style:family="paragraph" style:parent-style-name="Preformatted_20_Text">
    </style:style>
    <style:style style:name="P2258" style:family="paragraph" style:parent-style-name="Preformatted_20_Text">
    </style:style>
    <style:style style:name="P2259" style:family="paragraph" style:parent-style-name="Preformatted_20_Text">
    </style:style>
    <style:style style:name="P2260" style:family="paragraph" style:parent-style-name="Preformatted_20_Text">
    </style:style>
    <style:style style:name="P2261" style:family="paragraph" style:parent-style-name="Preformatted_20_Text">
    </style:style>
    <style:style style:name="P2262" style:family="paragraph" style:parent-style-name="Preformatted_20_Text">
    </style:style>
    <style:style style:name="P2263" style:family="paragraph" style:parent-style-name="Preformatted_20_Text">
    </style:style>
    <style:style style:name="P2264" style:family="paragraph" style:parent-style-name="Preformatted_20_Text">
    </style:style>
    <style:style style:name="P2265" style:family="paragraph" style:parent-style-name="Preformatted_20_Text">
    </style:style>
    <style:style style:name="P2266" style:family="paragraph" style:parent-style-name="Preformatted_20_Text">
    </style:style>
    <style:style style:name="P2267" style:family="paragraph" style:parent-style-name="Preformatted_20_Text">
    </style:style>
    <style:style style:name="P2268" style:family="paragraph" style:parent-style-name="Preformatted_20_Text">
    </style:style>
    <style:style style:name="P2269" style:family="paragraph" style:parent-style-name="Preformatted_20_Text">
    </style:style>
    <style:style style:name="P2270" style:family="paragraph" style:parent-style-name="Preformatted_20_Text">
    </style:style>
    <style:style style:name="P2271" style:family="paragraph" style:parent-style-name="Preformatted_20_Text">
    </style:style>
    <style:style style:name="P2272" style:family="paragraph" style:parent-style-name="Preformatted_20_Text">
    </style:style>
    <style:style style:name="P2273" style:family="paragraph" style:parent-style-name="Preformatted_20_Text">
    </style:style>
    <style:style style:name="P2274" style:family="paragraph" style:parent-style-name="Preformatted_20_Text">
    </style:style>
    <style:style style:name="P2275" style:family="paragraph" style:parent-style-name="Preformatted_20_Text">
    </style:style>
    <style:style style:name="P2276" style:family="paragraph" style:parent-style-name="Preformatted_20_Text">
    </style:style>
    <style:style style:name="P2277" style:family="paragraph" style:parent-style-name="Preformatted_20_Text">
    </style:style>
    <style:style style:name="P2278" style:family="paragraph" style:parent-style-name="Preformatted_20_Text">
    </style:style>
    <style:style style:name="P2279" style:family="paragraph" style:parent-style-name="Preformatted_20_Text">
    </style:style>
    <style:style style:name="P2280" style:family="paragraph" style:parent-style-name="Preformatted_20_Text">
    </style:style>
    <style:style style:name="P2281" style:family="paragraph" style:parent-style-name="Preformatted_20_Text">
    </style:style>
    <style:style style:name="P2282" style:family="paragraph" style:parent-style-name="Preformatted_20_Text">
    </style:style>
    <style:style style:name="P2283" style:family="paragraph" style:parent-style-name="Preformatted_20_Text">
    </style:style>
    <style:style style:name="P2284" style:family="paragraph" style:parent-style-name="Preformatted_20_Text">
    </style:style>
    <style:style style:name="P2285" style:family="paragraph" style:parent-style-name="Preformatted_20_Text">
    </style:style>
    <style:style style:name="P2286" style:family="paragraph" style:parent-style-name="Preformatted_20_Text">
    </style:style>
    <style:style style:name="P2287" style:family="paragraph" style:parent-style-name="Preformatted_20_Text">
    </style:style>
    <style:style style:name="P2288" style:family="paragraph" style:parent-style-name="Preformatted_20_Text">
    </style:style>
    <style:style style:name="P2289" style:family="paragraph" style:parent-style-name="Preformatted_20_Text">
    </style:style>
    <style:style style:name="P2290" style:family="paragraph" style:parent-style-name="Preformatted_20_Text">
    </style:style>
    <style:style style:name="P2291" style:family="paragraph" style:parent-style-name="Preformatted_20_Text">
    </style:style>
    <style:style style:name="P2292" style:family="paragraph" style:parent-style-name="Preformatted_20_Text">
    </style:style>
    <style:style style:name="P2293" style:family="paragraph" style:parent-style-name="Preformatted_20_Text">
    </style:style>
    <style:style style:name="P2294" style:family="paragraph" style:parent-style-name="Preformatted_20_Text">
    </style:style>
    <style:style style:name="P2295" style:family="paragraph" style:parent-style-name="Preformatted_20_Text">
    </style:style>
    <style:style style:name="P2296" style:family="paragraph" style:parent-style-name="Preformatted_20_Text">
    </style:style>
    <style:style style:name="P2297" style:family="paragraph" style:parent-style-name="Preformatted_20_Text">
    </style:style>
    <style:style style:name="P2298" style:family="paragraph" style:parent-style-name="Preformatted_20_Text">
    </style:style>
    <style:style style:name="P2299" style:family="paragraph" style:parent-style-name="Preformatted_20_Text">
    </style:style>
    <style:style style:name="P2300" style:family="paragraph" style:parent-style-name="Preformatted_20_Text">
    </style:style>
    <style:style style:name="P2301" style:family="paragraph" style:parent-style-name="Preformatted_20_Text">
    </style:style>
    <style:style style:name="P2302" style:family="paragraph" style:parent-style-name="Preformatted_20_Text">
    </style:style>
    <style:style style:name="P2303" style:family="paragraph" style:parent-style-name="Preformatted_20_Text">
    </style:style>
    <style:style style:name="P2304" style:family="paragraph" style:parent-style-name="Preformatted_20_Text">
    </style:style>
    <style:style style:name="P2305" style:family="paragraph" style:parent-style-name="Preformatted_20_Text">
    </style:style>
    <style:style style:name="P2306" style:family="paragraph" style:parent-style-name="Preformatted_20_Text">
    </style:style>
    <style:style style:name="P2307" style:family="paragraph" style:parent-style-name="Preformatted_20_Text">
    </style:style>
    <style:style style:name="P2308" style:family="paragraph" style:parent-style-name="Preformatted_20_Text">
    </style:style>
    <style:style style:name="P2309" style:family="paragraph" style:parent-style-name="Preformatted_20_Text">
    </style:style>
    <style:style style:name="P2310" style:family="paragraph" style:parent-style-name="Preformatted_20_Text">
    </style:style>
    <style:style style:name="P2311" style:family="paragraph" style:parent-style-name="Preformatted_20_Text">
    </style:style>
    <style:style style:name="P2312" style:family="paragraph" style:parent-style-name="Preformatted_20_Text">
    </style:style>
    <style:style style:name="P2313" style:family="paragraph" style:parent-style-name="Preformatted_20_Text">
    </style:style>
    <style:style style:name="P2314" style:family="paragraph" style:parent-style-name="Preformatted_20_Text">
    </style:style>
    <style:style style:name="P2315" style:family="paragraph" style:parent-style-name="Preformatted_20_Text">
    </style:style>
    <style:style style:name="P2316" style:family="paragraph" style:parent-style-name="Preformatted_20_Text">
    </style:style>
    <style:style style:name="P2317" style:family="paragraph" style:parent-style-name="Preformatted_20_Text">
    </style:style>
    <style:style style:name="P2318" style:family="paragraph" style:parent-style-name="Preformatted_20_Text">
    </style:style>
    <style:style style:name="P2319" style:family="paragraph" style:parent-style-name="Preformatted_20_Text">
    </style:style>
    <style:style style:name="P2320" style:family="paragraph" style:parent-style-name="Preformatted_20_Text">
    </style:style>
    <style:style style:name="P2321" style:family="paragraph" style:parent-style-name="Preformatted_20_Text">
    </style:style>
    <style:style style:name="P2322" style:family="paragraph" style:parent-style-name="Preformatted_20_Text">
    </style:style>
    <style:style style:name="P2323" style:family="paragraph" style:parent-style-name="Preformatted_20_Text">
    </style:style>
    <style:style style:name="P2324" style:family="paragraph" style:parent-style-name="Preformatted_20_Text">
    </style:style>
    <style:style style:name="P2325" style:family="paragraph" style:parent-style-name="Preformatted_20_Text">
    </style:style>
    <style:style style:name="P2326" style:family="paragraph" style:parent-style-name="Preformatted_20_Text">
    </style:style>
    <style:style style:name="P2327" style:family="paragraph" style:parent-style-name="Preformatted_20_Text">
    </style:style>
    <style:style style:name="P2328" style:family="paragraph" style:parent-style-name="Preformatted_20_Text">
    </style:style>
    <style:style style:name="P2329" style:family="paragraph" style:parent-style-name="Preformatted_20_Text">
    </style:style>
    <style:style style:name="P2330" style:family="paragraph" style:parent-style-name="Preformatted_20_Text">
    </style:style>
    <style:style style:name="P2331" style:family="paragraph" style:parent-style-name="Preformatted_20_Text">
    </style:style>
    <style:style style:name="P2332" style:family="paragraph" style:parent-style-name="Preformatted_20_Text">
    </style:style>
    <style:style style:name="P2333" style:family="paragraph" style:parent-style-name="Preformatted_20_Text">
    </style:style>
    <style:style style:name="P2334" style:family="paragraph" style:parent-style-name="Preformatted_20_Text">
    </style:style>
    <style:style style:name="P2335" style:family="paragraph" style:parent-style-name="Preformatted_20_Text">
    </style:style>
    <style:style style:name="P2336" style:family="paragraph" style:parent-style-name="Preformatted_20_Text">
    </style:style>
    <style:style style:name="P2337" style:family="paragraph" style:parent-style-name="Preformatted_20_Text">
    </style:style>
    <style:style style:name="P2338" style:family="paragraph" style:parent-style-name="Preformatted_20_Text">
    </style:style>
    <style:style style:name="P2339" style:family="paragraph" style:parent-style-name="Preformatted_20_Text">
    </style:style>
    <style:style style:name="P2340" style:family="paragraph" style:parent-style-name="Preformatted_20_Text">
    </style:style>
    <style:style style:name="P2341" style:family="paragraph" style:parent-style-name="Preformatted_20_Text">
    </style:style>
    <style:style style:name="P2342" style:family="paragraph" style:parent-style-name="Preformatted_20_Text">
    </style:style>
    <style:style style:name="P2343" style:family="paragraph" style:parent-style-name="Preformatted_20_Text">
    </style:style>
    <style:style style:name="P2344" style:family="paragraph" style:parent-style-name="Preformatted_20_Text">
    </style:style>
    <style:style style:name="P2345" style:family="paragraph" style:parent-style-name="Preformatted_20_Text">
    </style:style>
    <style:style style:name="P2346" style:family="paragraph" style:parent-style-name="Preformatted_20_Text">
    </style:style>
    <style:style style:name="P2347" style:family="paragraph" style:parent-style-name="Preformatted_20_Text">
    </style:style>
    <style:style style:name="P2348" style:family="paragraph" style:parent-style-name="Preformatted_20_Text">
    </style:style>
    <style:style style:name="P2349" style:family="paragraph" style:parent-style-name="Preformatted_20_Text">
    </style:style>
    <style:style style:name="P2350" style:family="paragraph" style:parent-style-name="Preformatted_20_Text">
    </style:style>
    <style:style style:name="P2351" style:family="paragraph" style:parent-style-name="Preformatted_20_Text">
    </style:style>
    <style:style style:name="P2352" style:family="paragraph" style:parent-style-name="Preformatted_20_Text">
    </style:style>
    <style:style style:name="P2353" style:family="paragraph" style:parent-style-name="Preformatted_20_Text">
    </style:style>
    <style:style style:name="P2354" style:family="paragraph" style:parent-style-name="Preformatted_20_Text">
    </style:style>
    <style:style style:name="P2355" style:family="paragraph" style:parent-style-name="Preformatted_20_Text">
    </style:style>
    <style:style style:name="P2356" style:family="paragraph" style:parent-style-name="Preformatted_20_Text">
    </style:style>
    <style:style style:name="P2357" style:family="paragraph" style:parent-style-name="Preformatted_20_Text">
    </style:style>
    <style:style style:name="P2358" style:family="paragraph" style:parent-style-name="Preformatted_20_Text">
    </style:style>
    <style:style style:name="P2359" style:family="paragraph" style:parent-style-name="Preformatted_20_Text">
    </style:style>
    <style:style style:name="P2360" style:family="paragraph" style:parent-style-name="Preformatted_20_Text">
    </style:style>
    <style:style style:name="P2361" style:family="paragraph" style:parent-style-name="Preformatted_20_Text">
    </style:style>
    <style:style style:name="P2362" style:family="paragraph" style:parent-style-name="Preformatted_20_Text">
    </style:style>
    <style:style style:name="P2363" style:family="paragraph" style:parent-style-name="Preformatted_20_Text">
    </style:style>
    <style:style style:name="P2364" style:family="paragraph" style:parent-style-name="Preformatted_20_Text">
    </style:style>
    <style:style style:name="P2365" style:family="paragraph" style:parent-style-name="Preformatted_20_Text">
    </style:style>
    <style:style style:name="P2366" style:family="paragraph" style:parent-style-name="Preformatted_20_Text">
    </style:style>
    <style:style style:name="P2367" style:family="paragraph" style:parent-style-name="Preformatted_20_Text">
    </style:style>
    <style:style style:name="P2368" style:family="paragraph" style:parent-style-name="Preformatted_20_Text">
    </style:style>
    <style:style style:name="P2369" style:family="paragraph" style:parent-style-name="Preformatted_20_Text">
    </style:style>
    <style:style style:name="P2370" style:family="paragraph" style:parent-style-name="Preformatted_20_Text">
    </style:style>
    <style:style style:name="P2371" style:family="paragraph" style:parent-style-name="Preformatted_20_Text">
    </style:style>
    <style:style style:name="P2372" style:family="paragraph" style:parent-style-name="Preformatted_20_Text">
    </style:style>
    <style:style style:name="P2373" style:family="paragraph" style:parent-style-name="Preformatted_20_Text">
    </style:style>
    <style:style style:name="P2374" style:family="paragraph" style:parent-style-name="Preformatted_20_Text">
    </style:style>
    <style:style style:name="P2375" style:family="paragraph" style:parent-style-name="Preformatted_20_Text">
    </style:style>
    <style:style style:name="P2376" style:family="paragraph" style:parent-style-name="Preformatted_20_Text">
    </style:style>
    <style:style style:name="P2377" style:family="paragraph" style:parent-style-name="Preformatted_20_Text">
    </style:style>
    <style:style style:name="P2378" style:family="paragraph" style:parent-style-name="Preformatted_20_Text">
    </style:style>
    <style:style style:name="P2379" style:family="paragraph" style:parent-style-name="Preformatted_20_Text">
    </style:style>
    <style:style style:name="P2380" style:family="paragraph" style:parent-style-name="Preformatted_20_Text">
    </style:style>
    <style:style style:name="P2381" style:family="paragraph" style:parent-style-name="Preformatted_20_Text">
    </style:style>
    <style:style style:name="P2382" style:family="paragraph" style:parent-style-name="Preformatted_20_Text">
    </style:style>
    <style:style style:name="P2383" style:family="paragraph" style:parent-style-name="Preformatted_20_Text">
    </style:style>
    <style:style style:name="P2384" style:family="paragraph" style:parent-style-name="Preformatted_20_Text">
    </style:style>
    <style:style style:name="P2385" style:family="paragraph" style:parent-style-name="Preformatted_20_Text">
    </style:style>
    <style:style style:name="P2386" style:family="paragraph" style:parent-style-name="Preformatted_20_Text">
    </style:style>
    <style:style style:name="P2387" style:family="paragraph" style:parent-style-name="Preformatted_20_Text">
    </style:style>
    <style:style style:name="P2388" style:family="paragraph" style:parent-style-name="Preformatted_20_Text">
    </style:style>
    <style:style style:name="P2389" style:family="paragraph" style:parent-style-name="Preformatted_20_Text">
    </style:style>
    <style:style style:name="P2390" style:family="paragraph" style:parent-style-name="Preformatted_20_Text">
    </style:style>
    <style:style style:name="P2391" style:family="paragraph" style:parent-style-name="Preformatted_20_Text">
    </style:style>
    <style:style style:name="P2392" style:family="paragraph" style:parent-style-name="Preformatted_20_Text">
    </style:style>
    <style:style style:name="P2393" style:family="paragraph" style:parent-style-name="Preformatted_20_Text">
    </style:style>
    <style:style style:name="P2394" style:family="paragraph" style:parent-style-name="Preformatted_20_Text">
    </style:style>
    <style:style style:name="P2395" style:family="paragraph" style:parent-style-name="Preformatted_20_Text">
    </style:style>
    <style:style style:name="P2396" style:family="paragraph" style:parent-style-name="Preformatted_20_Text">
    </style:style>
    <style:style style:name="P2397" style:family="paragraph" style:parent-style-name="Preformatted_20_Text">
    </style:style>
    <style:style style:name="P2398" style:family="paragraph" style:parent-style-name="Preformatted_20_Text">
    </style:style>
    <style:style style:name="P2399" style:family="paragraph" style:parent-style-name="Preformatted_20_Text">
    </style:style>
    <style:style style:name="P2400" style:family="paragraph" style:parent-style-name="Preformatted_20_Text">
    </style:style>
    <style:style style:name="P2401" style:family="paragraph" style:parent-style-name="Preformatted_20_Text">
    </style:style>
    <style:style style:name="P2402" style:family="paragraph" style:parent-style-name="Preformatted_20_Text">
    </style:style>
    <style:style style:name="P2403" style:family="paragraph" style:parent-style-name="Preformatted_20_Text">
    </style:style>
    <style:style style:name="P2404" style:family="paragraph" style:parent-style-name="Preformatted_20_Text">
    </style:style>
    <style:style style:name="P2405" style:family="paragraph" style:parent-style-name="Preformatted_20_Text">
    </style:style>
    <style:style style:name="P2406" style:family="paragraph" style:parent-style-name="Preformatted_20_Text">
    </style:style>
    <style:style style:name="P2407" style:family="paragraph" style:parent-style-name="Preformatted_20_Text">
    </style:style>
    <style:style style:name="P2408" style:family="paragraph" style:parent-style-name="Preformatted_20_Text">
    </style:style>
    <style:style style:name="P2409" style:family="paragraph" style:parent-style-name="Preformatted_20_Text">
    </style:style>
    <style:style style:name="P2410" style:family="paragraph" style:parent-style-name="Preformatted_20_Text">
    </style:style>
    <style:style style:name="P2411" style:family="paragraph" style:parent-style-name="Preformatted_20_Text">
    </style:style>
    <style:style style:name="P2412" style:family="paragraph" style:parent-style-name="Preformatted_20_Text">
    </style:style>
    <style:style style:name="P2413" style:family="paragraph" style:parent-style-name="Preformatted_20_Text">
    </style:style>
    <style:style style:name="P2414" style:family="paragraph" style:parent-style-name="Preformatted_20_Text">
    </style:style>
    <style:style style:name="P2415" style:family="paragraph" style:parent-style-name="Preformatted_20_Text">
    </style:style>
    <style:style style:name="P2416" style:family="paragraph" style:parent-style-name="Preformatted_20_Text">
    </style:style>
    <style:style style:name="P2417" style:family="paragraph" style:parent-style-name="Preformatted_20_Text">
    </style:style>
    <style:style style:name="P2418" style:family="paragraph" style:parent-style-name="Preformatted_20_Text">
    </style:style>
    <style:style style:name="P2419" style:family="paragraph" style:parent-style-name="Preformatted_20_Text">
    </style:style>
    <style:style style:name="P2420" style:family="paragraph" style:parent-style-name="Preformatted_20_Text">
    </style:style>
    <style:style style:name="P2421" style:family="paragraph" style:parent-style-name="Preformatted_20_Text">
    </style:style>
    <style:style style:name="P2422" style:family="paragraph" style:parent-style-name="Preformatted_20_Text">
    </style:style>
    <style:style style:name="P2423" style:family="paragraph" style:parent-style-name="Preformatted_20_Text">
    </style:style>
    <style:style style:name="P2424" style:family="paragraph" style:parent-style-name="Preformatted_20_Text">
    </style:style>
    <style:style style:name="P2425" style:family="paragraph" style:parent-style-name="Preformatted_20_Text">
    </style:style>
    <style:style style:name="P2426" style:family="paragraph" style:parent-style-name="Preformatted_20_Text">
    </style:style>
    <style:style style:name="P2427" style:family="paragraph" style:parent-style-name="Preformatted_20_Text">
    </style:style>
    <style:style style:name="P2428" style:family="paragraph" style:parent-style-name="Preformatted_20_Text">
    </style:style>
    <style:style style:name="P2429" style:family="paragraph" style:parent-style-name="Preformatted_20_Text">
    </style:style>
    <style:style style:name="P2430" style:family="paragraph" style:parent-style-name="Preformatted_20_Text">
    </style:style>
    <style:style style:name="P2431" style:family="paragraph" style:parent-style-name="Preformatted_20_Text">
    </style:style>
    <style:style style:name="P2432" style:family="paragraph" style:parent-style-name="Preformatted_20_Text">
    </style:style>
    <style:style style:name="P2433" style:family="paragraph" style:parent-style-name="Preformatted_20_Text">
    </style:style>
    <style:style style:name="P2434" style:family="paragraph" style:parent-style-name="Preformatted_20_Text">
    </style:style>
    <style:style style:name="P2435" style:family="paragraph" style:parent-style-name="Preformatted_20_Text">
    </style:style>
    <style:style style:name="P2436" style:family="paragraph" style:parent-style-name="Preformatted_20_Text">
    </style:style>
    <style:style style:name="P2437" style:family="paragraph" style:parent-style-name="Preformatted_20_Text">
    </style:style>
    <style:style style:name="P2438" style:family="paragraph" style:parent-style-name="Preformatted_20_Text">
    </style:style>
    <style:style style:name="P2439" style:family="paragraph" style:parent-style-name="Preformatted_20_Text">
    </style:style>
    <style:style style:name="P2440" style:family="paragraph" style:parent-style-name="Preformatted_20_Text">
    </style:style>
    <style:style style:name="P2441" style:family="paragraph" style:parent-style-name="Preformatted_20_Text">
    </style:style>
    <style:style style:name="P2442" style:family="paragraph" style:parent-style-name="Preformatted_20_Text">
    </style:style>
    <style:style style:name="P2443" style:family="paragraph" style:parent-style-name="Preformatted_20_Text">
    </style:style>
    <style:style style:name="P2444" style:family="paragraph" style:parent-style-name="Preformatted_20_Text">
    </style:style>
    <style:style style:name="P2445" style:family="paragraph" style:parent-style-name="Preformatted_20_Text">
    </style:style>
    <style:style style:name="P2446" style:family="paragraph" style:parent-style-name="Preformatted_20_Text">
    </style:style>
    <style:style style:name="P2447" style:family="paragraph" style:parent-style-name="Preformatted_20_Text">
    </style:style>
    <style:style style:name="P2448" style:family="paragraph" style:parent-style-name="Preformatted_20_Text">
    </style:style>
    <style:style style:name="P2449" style:family="paragraph" style:parent-style-name="Preformatted_20_Text">
    </style:style>
    <style:style style:name="P2450" style:family="paragraph" style:parent-style-name="Preformatted_20_Text">
    </style:style>
    <style:style style:name="P2451" style:family="paragraph" style:parent-style-name="Preformatted_20_Text">
    </style:style>
    <style:style style:name="P2452" style:family="paragraph" style:parent-style-name="Preformatted_20_Text">
    </style:style>
    <style:style style:name="P2453" style:family="paragraph" style:parent-style-name="Preformatted_20_Text">
    </style:style>
    <style:style style:name="P2454" style:family="paragraph" style:parent-style-name="Preformatted_20_Text">
    </style:style>
    <style:style style:name="P2455" style:family="paragraph" style:parent-style-name="Preformatted_20_Text">
    </style:style>
    <style:style style:name="P2456" style:family="paragraph" style:parent-style-name="Preformatted_20_Text">
    </style:style>
    <style:style style:name="P2457" style:family="paragraph" style:parent-style-name="Preformatted_20_Text">
    </style:style>
    <style:style style:name="P2458" style:family="paragraph" style:parent-style-name="Preformatted_20_Text">
    </style:style>
    <style:style style:name="P2459" style:family="paragraph" style:parent-style-name="Preformatted_20_Text">
    </style:style>
    <style:style style:name="P2460" style:family="paragraph" style:parent-style-name="Preformatted_20_Text">
    </style:style>
    <style:style style:name="P2461" style:family="paragraph" style:parent-style-name="Preformatted_20_Text">
    </style:style>
    <style:style style:name="P2462" style:family="paragraph" style:parent-style-name="Preformatted_20_Text">
    </style:style>
    <style:style style:name="P2463" style:family="paragraph" style:parent-style-name="Preformatted_20_Text">
    </style:style>
    <style:style style:name="P2464" style:family="paragraph" style:parent-style-name="Preformatted_20_Text">
    </style:style>
    <style:style style:name="P2465" style:family="paragraph" style:parent-style-name="Preformatted_20_Text">
    </style:style>
    <style:style style:name="P2466" style:family="paragraph" style:parent-style-name="Preformatted_20_Text">
    </style:style>
    <style:style style:name="P2467" style:family="paragraph" style:parent-style-name="Preformatted_20_Text">
    </style:style>
    <style:style style:name="P2468" style:family="paragraph" style:parent-style-name="Preformatted_20_Text">
    </style:style>
    <style:style style:name="P2469" style:family="paragraph" style:parent-style-name="Preformatted_20_Text">
    </style:style>
    <style:style style:name="P2470" style:family="paragraph" style:parent-style-name="Preformatted_20_Text">
    </style:style>
    <style:style style:name="P2471" style:family="paragraph" style:parent-style-name="Preformatted_20_Text">
    </style:style>
    <style:style style:name="P2472" style:family="paragraph" style:parent-style-name="Preformatted_20_Text">
    </style:style>
    <style:style style:name="P2473" style:family="paragraph" style:parent-style-name="Preformatted_20_Text">
    </style:style>
    <style:style style:name="P2474" style:family="paragraph" style:parent-style-name="Preformatted_20_Text">
    </style:style>
    <style:style style:name="P2475" style:family="paragraph" style:parent-style-name="Preformatted_20_Text">
    </style:style>
    <style:style style:name="P2476" style:family="paragraph" style:parent-style-name="Preformatted_20_Text">
    </style:style>
    <style:style style:name="P2477" style:family="paragraph" style:parent-style-name="Preformatted_20_Text">
    </style:style>
    <style:style style:name="P2478" style:family="paragraph" style:parent-style-name="Preformatted_20_Text">
    </style:style>
    <style:style style:name="P2479" style:family="paragraph" style:parent-style-name="Preformatted_20_Text">
    </style:style>
    <style:style style:name="P2480" style:family="paragraph" style:parent-style-name="Preformatted_20_Text">
    </style:style>
    <style:style style:name="P2481" style:family="paragraph" style:parent-style-name="Preformatted_20_Text">
    </style:style>
    <style:style style:name="P2482" style:family="paragraph" style:parent-style-name="Preformatted_20_Text">
    </style:style>
    <style:style style:name="P2483" style:family="paragraph" style:parent-style-name="Preformatted_20_Text">
    </style:style>
    <style:style style:name="P2484" style:family="paragraph" style:parent-style-name="Preformatted_20_Text">
    </style:style>
    <style:style style:name="P2485" style:family="paragraph" style:parent-style-name="Preformatted_20_Text">
    </style:style>
    <style:style style:name="P2486" style:family="paragraph" style:parent-style-name="Preformatted_20_Text">
    </style:style>
    <style:style style:name="P2487" style:family="paragraph" style:parent-style-name="Preformatted_20_Text">
    </style:style>
    <style:style style:name="P2488" style:family="paragraph" style:parent-style-name="Preformatted_20_Text">
    </style:style>
    <style:style style:name="P2489" style:family="paragraph" style:parent-style-name="Preformatted_20_Text">
    </style:style>
    <style:style style:name="P2490" style:family="paragraph" style:parent-style-name="Preformatted_20_Text">
    </style:style>
    <style:style style:name="P2491" style:family="paragraph" style:parent-style-name="Preformatted_20_Text">
    </style:style>
    <style:style style:name="P2492" style:family="paragraph" style:parent-style-name="Preformatted_20_Text">
    </style:style>
    <style:style style:name="P2493" style:family="paragraph" style:parent-style-name="Preformatted_20_Text">
    </style:style>
    <style:style style:name="P2494" style:family="paragraph" style:parent-style-name="Preformatted_20_Text">
    </style:style>
    <style:style style:name="P2495" style:family="paragraph" style:parent-style-name="Preformatted_20_Text">
    </style:style>
    <style:style style:name="P2496" style:family="paragraph" style:parent-style-name="Preformatted_20_Text">
    </style:style>
    <style:style style:name="P2497" style:family="paragraph" style:parent-style-name="Preformatted_20_Text">
    </style:style>
    <style:style style:name="P2498" style:family="paragraph" style:parent-style-name="Preformatted_20_Text">
    </style:style>
    <style:style style:name="P2499" style:family="paragraph" style:parent-style-name="Preformatted_20_Text">
    </style:style>
    <style:style style:name="P2500" style:family="paragraph" style:parent-style-name="Preformatted_20_Text">
    </style:style>
    <style:style style:name="P2501" style:family="paragraph" style:parent-style-name="Preformatted_20_Text">
    </style:style>
    <style:style style:name="P2502" style:family="paragraph" style:parent-style-name="Preformatted_20_Text">
    </style:style>
    <style:style style:name="P2503" style:family="paragraph" style:parent-style-name="Preformatted_20_Text">
    </style:style>
    <style:style style:name="P2504" style:family="paragraph" style:parent-style-name="Preformatted_20_Text">
    </style:style>
    <style:style style:name="P2505" style:family="paragraph" style:parent-style-name="Preformatted_20_Text">
    </style:style>
    <style:style style:name="P2506" style:family="paragraph" style:parent-style-name="Preformatted_20_Text">
    </style:style>
    <style:style style:name="P2507" style:family="paragraph" style:parent-style-name="Preformatted_20_Text">
    </style:style>
    <style:style style:name="P2508" style:family="paragraph" style:parent-style-name="Preformatted_20_Text">
    </style:style>
    <style:style style:name="P2509" style:family="paragraph" style:parent-style-name="Preformatted_20_Text">
    </style:style>
    <style:style style:name="P2510" style:family="paragraph" style:parent-style-name="Preformatted_20_Text">
    </style:style>
    <style:style style:name="P2511" style:family="paragraph" style:parent-style-name="Preformatted_20_Text">
    </style:style>
    <style:style style:name="P2512" style:family="paragraph" style:parent-style-name="Preformatted_20_Text">
    </style:style>
    <style:style style:name="P2513" style:family="paragraph" style:parent-style-name="Preformatted_20_Text">
    </style:style>
    <style:style style:name="P2514" style:family="paragraph" style:parent-style-name="Preformatted_20_Text">
    </style:style>
    <style:style style:name="P2515" style:family="paragraph" style:parent-style-name="Preformatted_20_Text">
    </style:style>
    <style:style style:name="P2516" style:family="paragraph" style:parent-style-name="Preformatted_20_Text">
    </style:style>
    <style:style style:name="P2517" style:family="paragraph" style:parent-style-name="Preformatted_20_Text">
    </style:style>
    <style:style style:name="P2518" style:family="paragraph" style:parent-style-name="Preformatted_20_Text">
    </style:style>
    <style:style style:name="P2519" style:family="paragraph" style:parent-style-name="Preformatted_20_Text">
    </style:style>
    <style:style style:name="P2520" style:family="paragraph" style:parent-style-name="Preformatted_20_Text">
    </style:style>
    <style:style style:name="P2521" style:family="paragraph" style:parent-style-name="Preformatted_20_Text">
    </style:style>
    <style:style style:name="P2522" style:family="paragraph" style:parent-style-name="Preformatted_20_Text">
    </style:style>
    <style:style style:name="P2523" style:family="paragraph" style:parent-style-name="Preformatted_20_Text">
    </style:style>
    <style:style style:name="P2524" style:family="paragraph" style:parent-style-name="Preformatted_20_Text">
    </style:style>
    <style:style style:name="P2525" style:family="paragraph" style:parent-style-name="Preformatted_20_Text">
    </style:style>
    <style:style style:name="P2526" style:family="paragraph" style:parent-style-name="Preformatted_20_Text">
    </style:style>
    <style:style style:name="P2527" style:family="paragraph" style:parent-style-name="Preformatted_20_Text">
    </style:style>
    <style:style style:name="P2528" style:family="paragraph" style:parent-style-name="Preformatted_20_Text">
    </style:style>
    <style:style style:name="P2529" style:family="paragraph" style:parent-style-name="Preformatted_20_Text">
    </style:style>
    <style:style style:name="P2530" style:family="paragraph" style:parent-style-name="Preformatted_20_Text">
    </style:style>
    <style:style style:name="P2531" style:family="paragraph" style:parent-style-name="Preformatted_20_Text">
    </style:style>
    <style:style style:name="P2532" style:family="paragraph" style:parent-style-name="Preformatted_20_Text">
    </style:style>
    <style:style style:name="P2533" style:family="paragraph" style:parent-style-name="Preformatted_20_Text">
    </style:style>
    <style:style style:name="P2534" style:family="paragraph" style:parent-style-name="Preformatted_20_Text">
    </style:style>
    <style:style style:name="P2535" style:family="paragraph" style:parent-style-name="Preformatted_20_Text">
    </style:style>
    <style:style style:name="P2536" style:family="paragraph" style:parent-style-name="Preformatted_20_Text">
    </style:style>
    <style:style style:name="P2537" style:family="paragraph" style:parent-style-name="Preformatted_20_Text">
    </style:style>
    <style:style style:name="P2538" style:family="paragraph" style:parent-style-name="Preformatted_20_Text">
    </style:style>
    <style:style style:name="P2539" style:family="paragraph" style:parent-style-name="Preformatted_20_Text">
    </style:style>
    <style:style style:name="P2540" style:family="paragraph" style:parent-style-name="Preformatted_20_Text">
    </style:style>
    <style:style style:name="P2541" style:family="paragraph" style:parent-style-name="Preformatted_20_Text">
    </style:style>
    <style:style style:name="P2542" style:family="paragraph" style:parent-style-name="Preformatted_20_Text">
    </style:style>
    <style:style style:name="P2543" style:family="paragraph" style:parent-style-name="Preformatted_20_Text">
    </style:style>
    <style:style style:name="P2544" style:family="paragraph" style:parent-style-name="Preformatted_20_Text">
    </style:style>
    <style:style style:name="P2545" style:family="paragraph" style:parent-style-name="Preformatted_20_Text">
    </style:style>
    <style:style style:name="P2546" style:family="paragraph" style:parent-style-name="Preformatted_20_Text">
    </style:style>
    <style:style style:name="P2547" style:family="paragraph" style:parent-style-name="Preformatted_20_Text">
    </style:style>
    <style:style style:name="P2548" style:family="paragraph" style:parent-style-name="Preformatted_20_Text">
    </style:style>
    <style:style style:name="P2549" style:family="paragraph" style:parent-style-name="Preformatted_20_Text">
    </style:style>
    <style:style style:name="P2550" style:family="paragraph" style:parent-style-name="Preformatted_20_Text">
    </style:style>
    <style:style style:name="P2551" style:family="paragraph" style:parent-style-name="Preformatted_20_Text">
    </style:style>
    <style:style style:name="P2552" style:family="paragraph" style:parent-style-name="Preformatted_20_Text">
    </style:style>
    <style:style style:name="P2553" style:family="paragraph" style:parent-style-name="Preformatted_20_Text">
    </style:style>
    <style:style style:name="P2554" style:family="paragraph" style:parent-style-name="Preformatted_20_Text">
    </style:style>
    <style:style style:name="P2555" style:family="paragraph" style:parent-style-name="Preformatted_20_Text">
    </style:style>
    <style:style style:name="P2556" style:family="paragraph" style:parent-style-name="Preformatted_20_Text">
    </style:style>
    <style:style style:name="P2557" style:family="paragraph" style:parent-style-name="Preformatted_20_Text">
    </style:style>
    <style:style style:name="P2558" style:family="paragraph" style:parent-style-name="Preformatted_20_Text">
    </style:style>
    <style:style style:name="P2559" style:family="paragraph" style:parent-style-name="Preformatted_20_Text">
    </style:style>
    <style:style style:name="P2560" style:family="paragraph" style:parent-style-name="Preformatted_20_Text">
    </style:style>
    <style:style style:name="P2561" style:family="paragraph" style:parent-style-name="Preformatted_20_Text">
    </style:style>
    <style:style style:name="P2562" style:family="paragraph" style:parent-style-name="Preformatted_20_Text">
    </style:style>
    <style:style style:name="P2563" style:family="paragraph" style:parent-style-name="Preformatted_20_Text">
    </style:style>
    <style:style style:name="P2564" style:family="paragraph" style:parent-style-name="Preformatted_20_Text">
    </style:style>
    <style:style style:name="P2565" style:family="paragraph" style:parent-style-name="Preformatted_20_Text">
    </style:style>
    <style:style style:name="P2566" style:family="paragraph" style:parent-style-name="Preformatted_20_Text">
    </style:style>
    <style:style style:name="P2567" style:family="paragraph" style:parent-style-name="Preformatted_20_Text">
    </style:style>
    <style:style style:name="P2568" style:family="paragraph" style:parent-style-name="Preformatted_20_Text">
    </style:style>
    <style:style style:name="P2569" style:family="paragraph" style:parent-style-name="Preformatted_20_Text">
    </style:style>
    <style:style style:name="P2570" style:family="paragraph" style:parent-style-name="Preformatted_20_Text">
    </style:style>
    <style:style style:name="P2571" style:family="paragraph" style:parent-style-name="Preformatted_20_Text">
    </style:style>
    <style:style style:name="P2572" style:family="paragraph" style:parent-style-name="Preformatted_20_Text">
    </style:style>
    <style:style style:name="P2573" style:family="paragraph" style:parent-style-name="Preformatted_20_Text">
    </style:style>
    <style:style style:name="P2574" style:family="paragraph" style:parent-style-name="Preformatted_20_Text">
    </style:style>
    <style:style style:name="P2575" style:family="paragraph" style:parent-style-name="Preformatted_20_Text">
    </style:style>
    <style:style style:name="P2576" style:family="paragraph" style:parent-style-name="Preformatted_20_Text">
    </style:style>
    <style:style style:name="P2577" style:family="paragraph" style:parent-style-name="Preformatted_20_Text">
    </style:style>
    <style:style style:name="P2578" style:family="paragraph" style:parent-style-name="Preformatted_20_Text">
    </style:style>
    <style:style style:name="P2579" style:family="paragraph" style:parent-style-name="Preformatted_20_Text">
    </style:style>
    <style:style style:name="P2580" style:family="paragraph" style:parent-style-name="Preformatted_20_Text">
    </style:style>
    <style:style style:name="P2581" style:family="paragraph" style:parent-style-name="Preformatted_20_Text">
    </style:style>
    <style:style style:name="P2582" style:family="paragraph" style:parent-style-name="Preformatted_20_Text">
    </style:style>
    <style:style style:name="P2583" style:family="paragraph" style:parent-style-name="Preformatted_20_Text">
    </style:style>
    <style:style style:name="P2584" style:family="paragraph" style:parent-style-name="Preformatted_20_Text">
    </style:style>
    <style:style style:name="P2585" style:family="paragraph" style:parent-style-name="Preformatted_20_Text">
    </style:style>
    <style:style style:name="P2586" style:family="paragraph" style:parent-style-name="Preformatted_20_Text">
    </style:style>
    <style:style style:name="P2587" style:family="paragraph" style:parent-style-name="Preformatted_20_Text">
    </style:style>
    <style:style style:name="P2588" style:family="paragraph" style:parent-style-name="Preformatted_20_Text">
    </style:style>
    <style:style style:name="P2589" style:family="paragraph" style:parent-style-name="Preformatted_20_Text">
    </style:style>
    <style:style style:name="P2590" style:family="paragraph" style:parent-style-name="Preformatted_20_Text">
    </style:style>
    <style:style style:name="P2591" style:family="paragraph" style:parent-style-name="Preformatted_20_Text">
    </style:style>
    <style:style style:name="P2592" style:family="paragraph" style:parent-style-name="Preformatted_20_Text">
    </style:style>
    <style:style style:name="P2593" style:family="paragraph" style:parent-style-name="Preformatted_20_Text">
    </style:style>
    <style:style style:name="P2594" style:family="paragraph" style:parent-style-name="Preformatted_20_Text">
    </style:style>
    <style:style style:name="P2595" style:family="paragraph" style:parent-style-name="Preformatted_20_Text">
    </style:style>
    <style:style style:name="P2596" style:family="paragraph" style:parent-style-name="Preformatted_20_Text">
    </style:style>
    <style:style style:name="P2597" style:family="paragraph" style:parent-style-name="Preformatted_20_Text">
    </style:style>
    <style:style style:name="P2598" style:family="paragraph" style:parent-style-name="Preformatted_20_Text">
    </style:style>
    <style:style style:name="P2599" style:family="paragraph" style:parent-style-name="Preformatted_20_Text">
    </style:style>
    <style:style style:name="P2600" style:family="paragraph" style:parent-style-name="Preformatted_20_Text">
    </style:style>
    <style:style style:name="P2601" style:family="paragraph" style:parent-style-name="Preformatted_20_Text">
    </style:style>
    <style:style style:name="P2602" style:family="paragraph" style:parent-style-name="Preformatted_20_Text">
    </style:style>
    <style:style style:name="P2603" style:family="paragraph" style:parent-style-name="Preformatted_20_Text">
    </style:style>
    <style:style style:name="P2604" style:family="paragraph" style:parent-style-name="Preformatted_20_Text">
    </style:style>
    <style:style style:name="P2605" style:family="paragraph" style:parent-style-name="Preformatted_20_Text">
    </style:style>
    <style:style style:name="P2606" style:family="paragraph" style:parent-style-name="Preformatted_20_Text">
    </style:style>
    <style:style style:name="P2607" style:family="paragraph" style:parent-style-name="Preformatted_20_Text">
    </style:style>
    <style:style style:name="P2608" style:family="paragraph" style:parent-style-name="Preformatted_20_Text">
    </style:style>
    <style:style style:name="P2609" style:family="paragraph" style:parent-style-name="Preformatted_20_Text">
    </style:style>
    <style:style style:name="P2610" style:family="paragraph" style:parent-style-name="Preformatted_20_Text">
    </style:style>
    <style:style style:name="P2611" style:family="paragraph" style:parent-style-name="Preformatted_20_Text">
    </style:style>
    <style:style style:name="P2612" style:family="paragraph" style:parent-style-name="Preformatted_20_Text">
    </style:style>
    <style:style style:name="P2613" style:family="paragraph" style:parent-style-name="Preformatted_20_Text">
    </style:style>
    <style:style style:name="P2614" style:family="paragraph" style:parent-style-name="Preformatted_20_Text">
    </style:style>
    <style:style style:name="P2615" style:family="paragraph" style:parent-style-name="Preformatted_20_Text">
    </style:style>
    <style:style style:name="P2616" style:family="paragraph" style:parent-style-name="Preformatted_20_Text">
    </style:style>
    <style:style style:name="P2617" style:family="paragraph" style:parent-style-name="Preformatted_20_Text">
    </style:style>
    <style:style style:name="P2618" style:family="paragraph" style:parent-style-name="Preformatted_20_Text">
    </style:style>
    <style:style style:name="P2619" style:family="paragraph" style:parent-style-name="Preformatted_20_Text">
    </style:style>
    <style:style style:name="P2620" style:family="paragraph" style:parent-style-name="Preformatted_20_Text">
    </style:style>
    <style:style style:name="P2621" style:family="paragraph" style:parent-style-name="Preformatted_20_Text">
    </style:style>
    <style:style style:name="P2622" style:family="paragraph" style:parent-style-name="Preformatted_20_Text">
    </style:style>
    <style:style style:name="P2623" style:family="paragraph" style:parent-style-name="Preformatted_20_Text">
    </style:style>
    <style:style style:name="P2624" style:family="paragraph" style:parent-style-name="Preformatted_20_Text">
    </style:style>
    <style:style style:name="P2625" style:family="paragraph" style:parent-style-name="Preformatted_20_Text">
    </style:style>
    <style:style style:name="P2626" style:family="paragraph" style:parent-style-name="Preformatted_20_Text">
    </style:style>
    <style:style style:name="P2627" style:family="paragraph" style:parent-style-name="Preformatted_20_Text">
    </style:style>
    <style:style style:name="P2628" style:family="paragraph" style:parent-style-name="Preformatted_20_Text">
    </style:style>
    <style:style style:name="P2629" style:family="paragraph" style:parent-style-name="Preformatted_20_Text">
    </style:style>
    <style:style style:name="P2630" style:family="paragraph" style:parent-style-name="Preformatted_20_Text">
    </style:style>
    <style:style style:name="P2631" style:family="paragraph" style:parent-style-name="Preformatted_20_Text">
    </style:style>
    <style:style style:name="P2632" style:family="paragraph" style:parent-style-name="Preformatted_20_Text">
    </style:style>
    <style:style style:name="P2633" style:family="paragraph" style:parent-style-name="Preformatted_20_Text">
    </style:style>
    <style:style style:name="P2634" style:family="paragraph" style:parent-style-name="Preformatted_20_Text">
    </style:style>
    <style:style style:name="P2635" style:family="paragraph" style:parent-style-name="Preformatted_20_Text">
    </style:style>
    <style:style style:name="P2636" style:family="paragraph" style:parent-style-name="Preformatted_20_Text">
    </style:style>
    <style:style style:name="P2637" style:family="paragraph" style:parent-style-name="Preformatted_20_Text">
    </style:style>
    <style:style style:name="P2638" style:family="paragraph" style:parent-style-name="Preformatted_20_Text">
    </style:style>
    <style:style style:name="P2639" style:family="paragraph" style:parent-style-name="Preformatted_20_Text">
    </style:style>
    <style:style style:name="P2640" style:family="paragraph" style:parent-style-name="Preformatted_20_Text">
    </style:style>
    <style:style style:name="P2641" style:family="paragraph" style:parent-style-name="Preformatted_20_Text">
    </style:style>
    <style:style style:name="P2642" style:family="paragraph" style:parent-style-name="Preformatted_20_Text">
    </style:style>
    <style:style style:name="P2643" style:family="paragraph" style:parent-style-name="Preformatted_20_Text">
    </style:style>
    <style:style style:name="P2644" style:family="paragraph" style:parent-style-name="Preformatted_20_Text">
    </style:style>
    <style:style style:name="P2645" style:family="paragraph" style:parent-style-name="Preformatted_20_Text">
    </style:style>
    <style:style style:name="P2646" style:family="paragraph" style:parent-style-name="Preformatted_20_Text">
    </style:style>
    <style:style style:name="P2647" style:family="paragraph" style:parent-style-name="Preformatted_20_Text">
    </style:style>
    <style:style style:name="P2648" style:family="paragraph" style:parent-style-name="Preformatted_20_Text">
    </style:style>
    <style:style style:name="P2649" style:family="paragraph" style:parent-style-name="Preformatted_20_Text">
    </style:style>
    <style:style style:name="P2650" style:family="paragraph" style:parent-style-name="Preformatted_20_Text">
    </style:style>
    <style:style style:name="P2651" style:family="paragraph" style:parent-style-name="Preformatted_20_Text">
    </style:style>
    <style:style style:name="P2652" style:family="paragraph" style:parent-style-name="Preformatted_20_Text">
    </style:style>
    <style:style style:name="P2653" style:family="paragraph" style:parent-style-name="Preformatted_20_Text">
    </style:style>
    <style:style style:name="P2654" style:family="paragraph" style:parent-style-name="Preformatted_20_Text">
    </style:style>
    <style:style style:name="P2655" style:family="paragraph" style:parent-style-name="Preformatted_20_Text">
    </style:style>
    <style:style style:name="P2656" style:family="paragraph" style:parent-style-name="Preformatted_20_Text">
    </style:style>
    <style:style style:name="P2657" style:family="paragraph" style:parent-style-name="Preformatted_20_Text">
    </style:style>
    <style:style style:name="P2658" style:family="paragraph" style:parent-style-name="Preformatted_20_Text">
    </style:style>
    <style:style style:name="P2659" style:family="paragraph" style:parent-style-name="Preformatted_20_Text">
    </style:style>
    <style:style style:name="P2660" style:family="paragraph" style:parent-style-name="Preformatted_20_Text">
    </style:style>
    <style:style style:name="P2661" style:family="paragraph" style:parent-style-name="Preformatted_20_Text">
    </style:style>
    <style:style style:name="P2662" style:family="paragraph" style:parent-style-name="Preformatted_20_Text">
    </style:style>
    <style:style style:name="P2663" style:family="paragraph" style:parent-style-name="Preformatted_20_Text">
    </style:style>
    <style:style style:name="P2664" style:family="paragraph" style:parent-style-name="Preformatted_20_Text">
    </style:style>
    <style:style style:name="P2665" style:family="paragraph" style:parent-style-name="Preformatted_20_Text">
    </style:style>
    <style:style style:name="P2666" style:family="paragraph" style:parent-style-name="Preformatted_20_Text">
    </style:style>
    <style:style style:name="P2667" style:family="paragraph" style:parent-style-name="Preformatted_20_Text">
    </style:style>
    <style:style style:name="P2668" style:family="paragraph" style:parent-style-name="Preformatted_20_Text">
    </style:style>
    <style:style style:name="P2669" style:family="paragraph" style:parent-style-name="Preformatted_20_Text">
    </style:style>
    <style:style style:name="P2670" style:family="paragraph" style:parent-style-name="Preformatted_20_Text">
    </style:style>
    <style:style style:name="P2671" style:family="paragraph" style:parent-style-name="Preformatted_20_Text">
    </style:style>
    <style:style style:name="P2672" style:family="paragraph" style:parent-style-name="Preformatted_20_Text">
    </style:style>
    <style:style style:name="P2673" style:family="paragraph" style:parent-style-name="Preformatted_20_Text">
    </style:style>
    <style:style style:name="P2674" style:family="paragraph" style:parent-style-name="Preformatted_20_Text">
    </style:style>
    <style:style style:name="P2675" style:family="paragraph" style:parent-style-name="Preformatted_20_Text">
    </style:style>
    <style:style style:name="P2676" style:family="paragraph" style:parent-style-name="Preformatted_20_Text">
    </style:style>
    <style:style style:name="P2677" style:family="paragraph" style:parent-style-name="Preformatted_20_Text">
    </style:style>
    <style:style style:name="P2678" style:family="paragraph" style:parent-style-name="Preformatted_20_Text">
    </style:style>
    <style:style style:name="P2679" style:family="paragraph" style:parent-style-name="Preformatted_20_Text">
    </style:style>
    <style:style style:name="P2680" style:family="paragraph" style:parent-style-name="Preformatted_20_Text">
    </style:style>
    <style:style style:name="P2681" style:family="paragraph" style:parent-style-name="Preformatted_20_Text">
    </style:style>
    <style:style style:name="P2682" style:family="paragraph" style:parent-style-name="Preformatted_20_Text">
    </style:style>
    <style:style style:name="P2683" style:family="paragraph" style:parent-style-name="Preformatted_20_Text">
    </style:style>
    <style:style style:name="P2684" style:family="paragraph" style:parent-style-name="Preformatted_20_Text">
    </style:style>
    <style:style style:name="P2685" style:family="paragraph" style:parent-style-name="Preformatted_20_Text">
    </style:style>
    <style:style style:name="P2686" style:family="paragraph" style:parent-style-name="Preformatted_20_Text">
    </style:style>
    <style:style style:name="P2687" style:family="paragraph" style:parent-style-name="Preformatted_20_Text">
    </style:style>
    <style:style style:name="P2688" style:family="paragraph" style:parent-style-name="Preformatted_20_Text">
    </style:style>
    <style:style style:name="P2689" style:family="paragraph" style:parent-style-name="Preformatted_20_Text">
    </style:style>
    <style:style style:name="P2690" style:family="paragraph" style:parent-style-name="Preformatted_20_Text">
    </style:style>
    <style:style style:name="P2691" style:family="paragraph" style:parent-style-name="Preformatted_20_Text">
    </style:style>
    <style:style style:name="P2692" style:family="paragraph" style:parent-style-name="Preformatted_20_Text">
    </style:style>
    <style:style style:name="P2693" style:family="paragraph" style:parent-style-name="Preformatted_20_Text">
    </style:style>
    <style:style style:name="P2694" style:family="paragraph" style:parent-style-name="Preformatted_20_Text">
    </style:style>
    <style:style style:name="P2695" style:family="paragraph" style:parent-style-name="Preformatted_20_Text">
    </style:style>
    <style:style style:name="P2696" style:family="paragraph" style:parent-style-name="Preformatted_20_Text">
    </style:style>
    <style:style style:name="P2697" style:family="paragraph" style:parent-style-name="Preformatted_20_Text">
    </style:style>
    <style:style style:name="P2698" style:family="paragraph" style:parent-style-name="Preformatted_20_Text">
    </style:style>
    <style:style style:name="P2699" style:family="paragraph" style:parent-style-name="Preformatted_20_Text">
    </style:style>
    <style:style style:name="P2700" style:family="paragraph" style:parent-style-name="Preformatted_20_Text">
    </style:style>
    <style:style style:name="P2701" style:family="paragraph" style:parent-style-name="Preformatted_20_Text">
    </style:style>
    <style:style style:name="P2702" style:family="paragraph" style:parent-style-name="Preformatted_20_Text">
    </style:style>
    <style:style style:name="P2703" style:family="paragraph" style:parent-style-name="Preformatted_20_Text">
    </style:style>
    <style:style style:name="P2704" style:family="paragraph" style:parent-style-name="Preformatted_20_Text">
    </style:style>
    <style:style style:name="P2705" style:family="paragraph" style:parent-style-name="Preformatted_20_Text">
    </style:style>
    <style:style style:name="P2706" style:family="paragraph" style:parent-style-name="Preformatted_20_Text">
    </style:style>
    <style:style style:name="P2707" style:family="paragraph" style:parent-style-name="Preformatted_20_Text">
    </style:style>
    <style:style style:name="P2708" style:family="paragraph" style:parent-style-name="Preformatted_20_Text">
    </style:style>
    <style:style style:name="P2709" style:family="paragraph" style:parent-style-name="Preformatted_20_Text">
    </style:style>
    <style:style style:name="P2710" style:family="paragraph" style:parent-style-name="Preformatted_20_Text">
    </style:style>
    <style:style style:name="P2711" style:family="paragraph" style:parent-style-name="Preformatted_20_Text">
    </style:style>
    <style:style style:name="P2712" style:family="paragraph" style:parent-style-name="Preformatted_20_Text">
    </style:style>
    <style:style style:name="P2713" style:family="paragraph" style:parent-style-name="Preformatted_20_Text">
    </style:style>
    <style:style style:name="P2714" style:family="paragraph" style:parent-style-name="Preformatted_20_Text">
    </style:style>
    <style:style style:name="P2715" style:family="paragraph" style:parent-style-name="Preformatted_20_Text">
    </style:style>
    <style:style style:name="P2716" style:family="paragraph" style:parent-style-name="Preformatted_20_Text">
    </style:style>
    <style:style style:name="P2717" style:family="paragraph" style:parent-style-name="Preformatted_20_Text">
    </style:style>
    <style:style style:name="P2718" style:family="paragraph" style:parent-style-name="Preformatted_20_Text">
    </style:style>
    <style:style style:name="P2719" style:family="paragraph" style:parent-style-name="Preformatted_20_Text">
    </style:style>
    <style:style style:name="P2720" style:family="paragraph" style:parent-style-name="Preformatted_20_Text">
    </style:style>
    <style:style style:name="P2721" style:family="paragraph" style:parent-style-name="Preformatted_20_Text">
    </style:style>
    <style:style style:name="P2722" style:family="paragraph" style:parent-style-name="Preformatted_20_Text">
    </style:style>
    <style:style style:name="P2723" style:family="paragraph" style:parent-style-name="Preformatted_20_Text">
    </style:style>
    <style:style style:name="P2724" style:family="paragraph" style:parent-style-name="Preformatted_20_Text">
    </style:style>
    <style:style style:name="P2725" style:family="paragraph" style:parent-style-name="Preformatted_20_Text">
    </style:style>
    <style:style style:name="P2726" style:family="paragraph" style:parent-style-name="Preformatted_20_Text">
    </style:style>
    <style:style style:name="P2727" style:family="paragraph" style:parent-style-name="Preformatted_20_Text">
    </style:style>
    <style:style style:name="P2728" style:family="paragraph" style:parent-style-name="Preformatted_20_Text">
    </style:style>
    <style:style style:name="P2729" style:family="paragraph" style:parent-style-name="Preformatted_20_Text">
    </style:style>
    <style:style style:name="P2730" style:family="paragraph" style:parent-style-name="Preformatted_20_Text">
    </style:style>
    <style:style style:name="P2731" style:family="paragraph" style:parent-style-name="Preformatted_20_Text">
    </style:style>
    <style:style style:name="P2732" style:family="paragraph" style:parent-style-name="Preformatted_20_Text">
    </style:style>
    <style:style style:name="P2733" style:family="paragraph" style:parent-style-name="Preformatted_20_Text">
    </style:style>
    <style:style style:name="P2734" style:family="paragraph" style:parent-style-name="Preformatted_20_Text">
    </style:style>
    <style:style style:name="P2735" style:family="paragraph" style:parent-style-name="Preformatted_20_Text">
    </style:style>
    <style:style style:name="P2736" style:family="paragraph" style:parent-style-name="Preformatted_20_Text">
    </style:style>
    <style:style style:name="P2737" style:family="paragraph" style:parent-style-name="Preformatted_20_Text">
    </style:style>
    <style:style style:name="P2738" style:family="paragraph" style:parent-style-name="Preformatted_20_Text">
    </style:style>
    <style:style style:name="P2739" style:family="paragraph" style:parent-style-name="Preformatted_20_Text">
    </style:style>
    <style:style style:name="P2740" style:family="paragraph" style:parent-style-name="Preformatted_20_Text">
    </style:style>
    <style:style style:name="P2741" style:family="paragraph" style:parent-style-name="Preformatted_20_Text">
    </style:style>
    <style:style style:name="P2742" style:family="paragraph" style:parent-style-name="Preformatted_20_Text">
    </style:style>
    <style:style style:name="P2743" style:family="paragraph" style:parent-style-name="Preformatted_20_Text">
    </style:style>
    <style:style style:name="P2744" style:family="paragraph" style:parent-style-name="Preformatted_20_Text">
    </style:style>
    <style:style style:name="P2745" style:family="paragraph" style:parent-style-name="Preformatted_20_Text">
    </style:style>
    <style:style style:name="P2746" style:family="paragraph" style:parent-style-name="Preformatted_20_Text">
    </style:style>
    <style:style style:name="P2747" style:family="paragraph" style:parent-style-name="Preformatted_20_Text">
    </style:style>
    <style:style style:name="P2748" style:family="paragraph" style:parent-style-name="Preformatted_20_Text">
    </style:style>
    <style:style style:name="P2749" style:family="paragraph" style:parent-style-name="Preformatted_20_Text">
    </style:style>
    <style:style style:name="P2750" style:family="paragraph" style:parent-style-name="Preformatted_20_Text">
    </style:style>
    <style:style style:name="P2751" style:family="paragraph" style:parent-style-name="Preformatted_20_Text">
    </style:style>
    <style:style style:name="P2752" style:family="paragraph" style:parent-style-name="Preformatted_20_Text">
    </style:style>
    <style:style style:name="P2753" style:family="paragraph" style:parent-style-name="Preformatted_20_Text">
    </style:style>
    <style:style style:name="P2754" style:family="paragraph" style:parent-style-name="Preformatted_20_Text">
    </style:style>
    <style:style style:name="P2755" style:family="paragraph" style:parent-style-name="Preformatted_20_Text">
    </style:style>
    <style:style style:name="P2756" style:family="paragraph" style:parent-style-name="Preformatted_20_Text">
    </style:style>
    <style:style style:name="P2757" style:family="paragraph" style:parent-style-name="Preformatted_20_Text">
    </style:style>
    <style:style style:name="P2758" style:family="paragraph" style:parent-style-name="Preformatted_20_Text">
    </style:style>
    <style:style style:name="P2759" style:family="paragraph" style:parent-style-name="Preformatted_20_Text">
    </style:style>
    <style:style style:name="P2760" style:family="paragraph" style:parent-style-name="Preformatted_20_Text">
    </style:style>
    <style:style style:name="P2761" style:family="paragraph" style:parent-style-name="Preformatted_20_Text">
    </style:style>
    <style:style style:name="P2762" style:family="paragraph" style:parent-style-name="Preformatted_20_Text">
    </style:style>
    <style:style style:name="P2763" style:family="paragraph" style:parent-style-name="Preformatted_20_Text">
    </style:style>
    <style:style style:name="P2764" style:family="paragraph" style:parent-style-name="Preformatted_20_Text">
    </style:style>
    <style:style style:name="P2765" style:family="paragraph" style:parent-style-name="Preformatted_20_Text">
    </style:style>
    <style:style style:name="P2766" style:family="paragraph" style:parent-style-name="Preformatted_20_Text">
    </style:style>
    <style:style style:name="P2767" style:family="paragraph" style:parent-style-name="Preformatted_20_Text">
    </style:style>
    <style:style style:name="P2768" style:family="paragraph" style:parent-style-name="Preformatted_20_Text">
    </style:style>
    <style:style style:name="P2769" style:family="paragraph" style:parent-style-name="Preformatted_20_Text">
    </style:style>
    <style:style style:name="P2770" style:family="paragraph" style:parent-style-name="Preformatted_20_Text">
    </style:style>
    <style:style style:name="P2771" style:family="paragraph" style:parent-style-name="Preformatted_20_Text">
    </style:style>
    <style:style style:name="P2772" style:family="paragraph" style:parent-style-name="Preformatted_20_Text">
    </style:style>
    <style:style style:name="P2773" style:family="paragraph" style:parent-style-name="Preformatted_20_Text">
    </style:style>
    <style:style style:name="P2774" style:family="paragraph" style:parent-style-name="Preformatted_20_Text">
    </style:style>
    <style:style style:name="P2775" style:family="paragraph" style:parent-style-name="Preformatted_20_Text">
    </style:style>
    <style:style style:name="P2776" style:family="paragraph" style:parent-style-name="Preformatted_20_Text">
    </style:style>
    <style:style style:name="P2777" style:family="paragraph" style:parent-style-name="Preformatted_20_Text">
    </style:style>
    <style:style style:name="P2778" style:family="paragraph" style:parent-style-name="Preformatted_20_Text">
    </style:style>
    <style:style style:name="P2779" style:family="paragraph" style:parent-style-name="Preformatted_20_Text">
    </style:style>
    <style:style style:name="P2780" style:family="paragraph" style:parent-style-name="Preformatted_20_Text">
    </style:style>
    <style:style style:name="P2781" style:family="paragraph" style:parent-style-name="Preformatted_20_Text">
    </style:style>
    <style:style style:name="P2782" style:family="paragraph" style:parent-style-name="Preformatted_20_Text">
    </style:style>
    <style:style style:name="P2783" style:family="paragraph" style:parent-style-name="Preformatted_20_Text">
    </style:style>
    <style:style style:name="P2784" style:family="paragraph" style:parent-style-name="Preformatted_20_Text">
    </style:style>
    <style:style style:name="P2785" style:family="paragraph" style:parent-style-name="Preformatted_20_Text">
    </style:style>
    <style:style style:name="P2786" style:family="paragraph" style:parent-style-name="Preformatted_20_Text">
    </style:style>
    <style:style style:name="P2787" style:family="paragraph" style:parent-style-name="Preformatted_20_Text">
    </style:style>
    <style:style style:name="P2788" style:family="paragraph" style:parent-style-name="Preformatted_20_Text">
    </style:style>
    <style:style style:name="P2789" style:family="paragraph" style:parent-style-name="Preformatted_20_Text">
    </style:style>
    <style:style style:name="P2790" style:family="paragraph" style:parent-style-name="Preformatted_20_Text">
    </style:style>
    <style:style style:name="P2791" style:family="paragraph" style:parent-style-name="Preformatted_20_Text">
    </style:style>
    <style:style style:name="P2792" style:family="paragraph" style:parent-style-name="Preformatted_20_Text">
    </style:style>
    <style:style style:name="P2793" style:family="paragraph" style:parent-style-name="Preformatted_20_Text">
    </style:style>
    <style:style style:name="P2794" style:family="paragraph" style:parent-style-name="Preformatted_20_Text">
    </style:style>
    <style:style style:name="P2795" style:family="paragraph" style:parent-style-name="Preformatted_20_Text">
    </style:style>
    <style:style style:name="P2796" style:family="paragraph" style:parent-style-name="Preformatted_20_Text">
    </style:style>
    <style:style style:name="P2797" style:family="paragraph" style:parent-style-name="Preformatted_20_Text">
    </style:style>
    <style:style style:name="P2798" style:family="paragraph" style:parent-style-name="Preformatted_20_Text">
    </style:style>
    <style:style style:name="P2799" style:family="paragraph" style:parent-style-name="Preformatted_20_Text">
    </style:style>
    <style:style style:name="P2800" style:family="paragraph" style:parent-style-name="Preformatted_20_Text">
    </style:style>
    <style:style style:name="P2801" style:family="paragraph" style:parent-style-name="Preformatted_20_Text">
    </style:style>
    <style:style style:name="P2802" style:family="paragraph" style:parent-style-name="Preformatted_20_Text">
    </style:style>
    <style:style style:name="P2803" style:family="paragraph" style:parent-style-name="Preformatted_20_Text">
    </style:style>
    <style:style style:name="P2804" style:family="paragraph" style:parent-style-name="Preformatted_20_Text">
    </style:style>
    <style:style style:name="P2805" style:family="paragraph" style:parent-style-name="Preformatted_20_Text">
    </style:style>
    <style:style style:name="P2806" style:family="paragraph" style:parent-style-name="Preformatted_20_Text">
    </style:style>
    <style:style style:name="P2807" style:family="paragraph" style:parent-style-name="Preformatted_20_Text">
    </style:style>
    <style:style style:name="P2808" style:family="paragraph" style:parent-style-name="Preformatted_20_Text">
    </style:style>
    <style:style style:name="P2809" style:family="paragraph" style:parent-style-name="Preformatted_20_Text">
    </style:style>
    <style:style style:name="P2810" style:family="paragraph" style:parent-style-name="Preformatted_20_Text">
    </style:style>
    <style:style style:name="P2811" style:family="paragraph" style:parent-style-name="Preformatted_20_Text">
    </style:style>
    <style:style style:name="P2812" style:family="paragraph" style:parent-style-name="Preformatted_20_Text">
    </style:style>
    <style:style style:name="P2813" style:family="paragraph" style:parent-style-name="Preformatted_20_Text">
    </style:style>
    <style:style style:name="P2814" style:family="paragraph" style:parent-style-name="Preformatted_20_Text">
    </style:style>
    <style:style style:name="P2815" style:family="paragraph" style:parent-style-name="Preformatted_20_Text">
    </style:style>
    <style:style style:name="P2816" style:family="paragraph" style:parent-style-name="Preformatted_20_Text">
    </style:style>
    <style:style style:name="P2817" style:family="paragraph" style:parent-style-name="Preformatted_20_Text">
    </style:style>
    <style:style style:name="P2818" style:family="paragraph" style:parent-style-name="Preformatted_20_Text">
    </style:style>
    <style:style style:name="P2819" style:family="paragraph" style:parent-style-name="Preformatted_20_Text">
    </style:style>
    <style:style style:name="P2820" style:family="paragraph" style:parent-style-name="Preformatted_20_Text">
    </style:style>
    <style:style style:name="P2821" style:family="paragraph" style:parent-style-name="Preformatted_20_Text">
    </style:style>
    <style:style style:name="P2822" style:family="paragraph" style:parent-style-name="Preformatted_20_Text">
    </style:style>
    <style:style style:name="P2823" style:family="paragraph" style:parent-style-name="Preformatted_20_Text">
    </style:style>
    <style:style style:name="P2824" style:family="paragraph" style:parent-style-name="Preformatted_20_Text">
    </style:style>
    <style:style style:name="P2825" style:family="paragraph" style:parent-style-name="Preformatted_20_Text">
    </style:style>
    <style:style style:name="P2826" style:family="paragraph" style:parent-style-name="Preformatted_20_Text">
    </style:style>
    <style:style style:name="P2827" style:family="paragraph" style:parent-style-name="Preformatted_20_Text">
    </style:style>
    <style:style style:name="P2828" style:family="paragraph" style:parent-style-name="Preformatted_20_Text">
    </style:style>
    <style:style style:name="P2829" style:family="paragraph" style:parent-style-name="Preformatted_20_Text">
    </style:style>
    <style:style style:name="P2830" style:family="paragraph" style:parent-style-name="Preformatted_20_Text">
    </style:style>
    <style:style style:name="P2831" style:family="paragraph" style:parent-style-name="Preformatted_20_Text">
    </style:style>
    <style:style style:name="P2832" style:family="paragraph" style:parent-style-name="Preformatted_20_Text">
    </style:style>
    <style:style style:name="P2833" style:family="paragraph" style:parent-style-name="Preformatted_20_Text">
    </style:style>
    <style:style style:name="P2834" style:family="paragraph" style:parent-style-name="Preformatted_20_Text">
    </style:style>
    <style:style style:name="P2835" style:family="paragraph" style:parent-style-name="Preformatted_20_Text">
    </style:style>
    <style:style style:name="P2836" style:family="paragraph" style:parent-style-name="Preformatted_20_Text">
    </style:style>
    <style:style style:name="P2837" style:family="paragraph" style:parent-style-name="Preformatted_20_Text">
    </style:style>
    <style:style style:name="P2838" style:family="paragraph" style:parent-style-name="Preformatted_20_Text">
    </style:style>
    <style:style style:name="P2839" style:family="paragraph" style:parent-style-name="Preformatted_20_Text">
    </style:style>
    <style:style style:name="P2840" style:family="paragraph" style:parent-style-name="Preformatted_20_Text">
    </style:style>
    <style:style style:name="P2841" style:family="paragraph" style:parent-style-name="Preformatted_20_Text">
    </style:style>
    <style:style style:name="P2842" style:family="paragraph" style:parent-style-name="Preformatted_20_Text">
    </style:style>
    <style:style style:name="P2843" style:family="paragraph" style:parent-style-name="Preformatted_20_Text">
    </style:style>
    <style:style style:name="P2844" style:family="paragraph" style:parent-style-name="Preformatted_20_Text">
    </style:style>
    <style:style style:name="P2845" style:family="paragraph" style:parent-style-name="Preformatted_20_Text">
    </style:style>
    <style:style style:name="P2846" style:family="paragraph" style:parent-style-name="Preformatted_20_Text">
    </style:style>
    <style:style style:name="P2847" style:family="paragraph" style:parent-style-name="Preformatted_20_Text">
    </style:style>
    <style:style style:name="P2848" style:family="paragraph" style:parent-style-name="Preformatted_20_Text">
    </style:style>
    <style:style style:name="P2849" style:family="paragraph" style:parent-style-name="Preformatted_20_Text">
    </style:style>
    <style:style style:name="P2850" style:family="paragraph" style:parent-style-name="Preformatted_20_Text">
    </style:style>
    <style:style style:name="P2851" style:family="paragraph" style:parent-style-name="Preformatted_20_Text">
    </style:style>
    <style:style style:name="P2852" style:family="paragraph" style:parent-style-name="Preformatted_20_Text">
    </style:style>
    <style:style style:name="P2853" style:family="paragraph" style:parent-style-name="Preformatted_20_Text">
    </style:style>
    <style:style style:name="P2854" style:family="paragraph" style:parent-style-name="Preformatted_20_Text">
    </style:style>
    <style:style style:name="P2855" style:family="paragraph" style:parent-style-name="Preformatted_20_Text">
    </style:style>
    <style:style style:name="P2856" style:family="paragraph" style:parent-style-name="Preformatted_20_Text">
    </style:style>
    <style:style style:name="P2857" style:family="paragraph" style:parent-style-name="Preformatted_20_Text">
    </style:style>
    <style:style style:name="P2858" style:family="paragraph" style:parent-style-name="Preformatted_20_Text">
    </style:style>
    <style:style style:name="P2859" style:family="paragraph" style:parent-style-name="Preformatted_20_Text">
    </style:style>
    <style:style style:name="P2860" style:family="paragraph" style:parent-style-name="Preformatted_20_Text">
    </style:style>
    <style:style style:name="P2861" style:family="paragraph" style:parent-style-name="Preformatted_20_Text">
    </style:style>
    <style:style style:name="P2862" style:family="paragraph" style:parent-style-name="Preformatted_20_Text">
    </style:style>
    <style:style style:name="P2863" style:family="paragraph" style:parent-style-name="Preformatted_20_Text">
    </style:style>
    <style:style style:name="P2864" style:family="paragraph" style:parent-style-name="Preformatted_20_Text">
    </style:style>
    <style:style style:name="P2865" style:family="paragraph" style:parent-style-name="Preformatted_20_Text">
    </style:style>
    <style:style style:name="P2866" style:family="paragraph" style:parent-style-name="Preformatted_20_Text">
    </style:style>
    <style:style style:name="P2867" style:family="paragraph" style:parent-style-name="Preformatted_20_Text">
    </style:style>
    <style:style style:name="P2868" style:family="paragraph" style:parent-style-name="Preformatted_20_Text">
    </style:style>
    <style:style style:name="P2869" style:family="paragraph" style:parent-style-name="Preformatted_20_Text">
    </style:style>
    <style:style style:name="P2870" style:family="paragraph" style:parent-style-name="Preformatted_20_Text">
    </style:style>
    <style:style style:name="P2871" style:family="paragraph" style:parent-style-name="Preformatted_20_Text">
    </style:style>
    <style:style style:name="P2872" style:family="paragraph" style:parent-style-name="Preformatted_20_Text">
    </style:style>
    <style:style style:name="P2873" style:family="paragraph" style:parent-style-name="Preformatted_20_Text">
    </style:style>
    <style:style style:name="P2874" style:family="paragraph" style:parent-style-name="Preformatted_20_Text">
    </style:style>
    <style:style style:name="P2875" style:family="paragraph" style:parent-style-name="Preformatted_20_Text">
    </style:style>
    <style:style style:name="P2876" style:family="paragraph" style:parent-style-name="Preformatted_20_Text">
    </style:style>
    <style:style style:name="P2877" style:family="paragraph" style:parent-style-name="Preformatted_20_Text">
    </style:style>
    <style:style style:name="P2878" style:family="paragraph" style:parent-style-name="Preformatted_20_Text">
    </style:style>
    <style:style style:name="P2879" style:family="paragraph" style:parent-style-name="Preformatted_20_Text">
    </style:style>
    <style:style style:name="P2880" style:family="paragraph" style:parent-style-name="Preformatted_20_Text">
    </style:style>
    <style:style style:name="P2881" style:family="paragraph" style:parent-style-name="Preformatted_20_Text">
    </style:style>
    <style:style style:name="P2882" style:family="paragraph" style:parent-style-name="Preformatted_20_Text">
    </style:style>
    <style:style style:name="P2883" style:family="paragraph" style:parent-style-name="Preformatted_20_Text">
    </style:style>
    <style:style style:name="P2884" style:family="paragraph" style:parent-style-name="Preformatted_20_Text">
    </style:style>
    <style:style style:name="P2885" style:family="paragraph" style:parent-style-name="Preformatted_20_Text">
    </style:style>
    <style:style style:name="P2886" style:family="paragraph" style:parent-style-name="Preformatted_20_Text">
    </style:style>
    <style:style style:name="P2887" style:family="paragraph" style:parent-style-name="Preformatted_20_Text">
    </style:style>
    <style:style style:name="P2888" style:family="paragraph" style:parent-style-name="Preformatted_20_Text">
    </style:style>
    <style:style style:name="P2889" style:family="paragraph" style:parent-style-name="Preformatted_20_Text">
    </style:style>
    <style:style style:name="P2890" style:family="paragraph" style:parent-style-name="Preformatted_20_Text">
    </style:style>
    <style:style style:name="P2891" style:family="paragraph" style:parent-style-name="Preformatted_20_Text">
    </style:style>
    <style:style style:name="P2892" style:family="paragraph" style:parent-style-name="Preformatted_20_Text">
    </style:style>
    <style:style style:name="P2893" style:family="paragraph" style:parent-style-name="Preformatted_20_Text">
    </style:style>
    <style:style style:name="P2894" style:family="paragraph" style:parent-style-name="Preformatted_20_Text">
    </style:style>
    <style:style style:name="P2895" style:family="paragraph" style:parent-style-name="Preformatted_20_Text">
    </style:style>
    <style:style style:name="P2896" style:family="paragraph" style:parent-style-name="Preformatted_20_Text">
    </style:style>
    <style:style style:name="P2897" style:family="paragraph" style:parent-style-name="Preformatted_20_Text">
    </style:style>
    <style:style style:name="P2898" style:family="paragraph" style:parent-style-name="Preformatted_20_Text">
    </style:style>
    <style:style style:name="P2899" style:family="paragraph" style:parent-style-name="Preformatted_20_Text">
    </style:style>
    <style:style style:name="P2900" style:family="paragraph" style:parent-style-name="Preformatted_20_Text">
    </style:style>
    <style:style style:name="P2901" style:family="paragraph" style:parent-style-name="Preformatted_20_Text">
    </style:style>
    <style:style style:name="P2902" style:family="paragraph" style:parent-style-name="Preformatted_20_Text">
    </style:style>
    <style:style style:name="P2903" style:family="paragraph" style:parent-style-name="Preformatted_20_Text">
    </style:style>
    <style:style style:name="P2904" style:family="paragraph" style:parent-style-name="Preformatted_20_Text">
    </style:style>
    <style:style style:name="P2905" style:family="paragraph" style:parent-style-name="Preformatted_20_Text">
    </style:style>
    <style:style style:name="P2906" style:family="paragraph" style:parent-style-name="Preformatted_20_Text">
    </style:style>
    <style:style style:name="P2907" style:family="paragraph" style:parent-style-name="Preformatted_20_Text">
    </style:style>
    <style:style style:name="P2908" style:family="paragraph" style:parent-style-name="Preformatted_20_Text">
    </style:style>
    <style:style style:name="P2909" style:family="paragraph" style:parent-style-name="Preformatted_20_Text">
    </style:style>
    <style:style style:name="P2910" style:family="paragraph" style:parent-style-name="Preformatted_20_Text">
    </style:style>
    <style:style style:name="P2911" style:family="paragraph" style:parent-style-name="Preformatted_20_Text">
    </style:style>
    <style:style style:name="P2912" style:family="paragraph" style:parent-style-name="Preformatted_20_Text">
    </style:style>
    <style:style style:name="P2913" style:family="paragraph" style:parent-style-name="Preformatted_20_Text">
    </style:style>
    <style:style style:name="P2914" style:family="paragraph" style:parent-style-name="Preformatted_20_Text">
    </style:style>
    <style:style style:name="P2915" style:family="paragraph" style:parent-style-name="Preformatted_20_Text">
    </style:style>
    <style:style style:name="P2916" style:family="paragraph" style:parent-style-name="Preformatted_20_Text">
    </style:style>
    <style:style style:name="P2917" style:family="paragraph" style:parent-style-name="Preformatted_20_Text">
    </style:style>
    <style:style style:name="P2918" style:family="paragraph" style:parent-style-name="Preformatted_20_Text">
    </style:style>
    <style:style style:name="P2919" style:family="paragraph" style:parent-style-name="Preformatted_20_Text">
    </style:style>
    <style:style style:name="P2920" style:family="paragraph" style:parent-style-name="Preformatted_20_Text">
    </style:style>
    <style:style style:name="P2921" style:family="paragraph" style:parent-style-name="Preformatted_20_Text">
    </style:style>
    <style:style style:name="P2922" style:family="paragraph" style:parent-style-name="Preformatted_20_Text">
    </style:style>
    <style:style style:name="P2923" style:family="paragraph" style:parent-style-name="Preformatted_20_Text">
    </style:style>
    <style:style style:name="P2924" style:family="paragraph" style:parent-style-name="Preformatted_20_Text">
    </style:style>
    <style:style style:name="P2925" style:family="paragraph" style:parent-style-name="Preformatted_20_Text">
    </style:style>
    <style:style style:name="P2926" style:family="paragraph" style:parent-style-name="Preformatted_20_Text">
    </style:style>
    <style:style style:name="P2927" style:family="paragraph" style:parent-style-name="Preformatted_20_Text">
    </style:style>
    <style:style style:name="P2928" style:family="paragraph" style:parent-style-name="Preformatted_20_Text">
    </style:style>
    <style:style style:name="P2929" style:family="paragraph" style:parent-style-name="Preformatted_20_Text">
    </style:style>
    <style:style style:name="P2930" style:family="paragraph" style:parent-style-name="Preformatted_20_Text">
    </style:style>
    <style:style style:name="P2931" style:family="paragraph" style:parent-style-name="Preformatted_20_Text">
    </style:style>
    <style:style style:name="P2932" style:family="paragraph" style:parent-style-name="Preformatted_20_Text">
    </style:style>
    <style:style style:name="P2933" style:family="paragraph" style:parent-style-name="Preformatted_20_Text">
    </style:style>
    <style:style style:name="P2934" style:family="paragraph" style:parent-style-name="Preformatted_20_Text">
    </style:style>
    <style:style style:name="P2935" style:family="paragraph" style:parent-style-name="Preformatted_20_Text">
    </style:style>
    <style:style style:name="P2936" style:family="paragraph" style:parent-style-name="Preformatted_20_Text">
    </style:style>
    <style:style style:name="P2937" style:family="paragraph" style:parent-style-name="Preformatted_20_Text">
    </style:style>
    <style:style style:name="P2938" style:family="paragraph" style:parent-style-name="Preformatted_20_Text">
    </style:style>
    <style:style style:name="P2939" style:family="paragraph" style:parent-style-name="Preformatted_20_Text">
    </style:style>
    <style:style style:name="P2940" style:family="paragraph" style:parent-style-name="Preformatted_20_Text">
    </style:style>
    <style:style style:name="P2941" style:family="paragraph" style:parent-style-name="Preformatted_20_Text">
    </style:style>
    <style:style style:name="P2942" style:family="paragraph" style:parent-style-name="Preformatted_20_Text">
    </style:style>
    <style:style style:name="P2943" style:family="paragraph" style:parent-style-name="Preformatted_20_Text">
    </style:style>
    <style:style style:name="P2944" style:family="paragraph" style:parent-style-name="Preformatted_20_Text">
    </style:style>
    <style:style style:name="P2945" style:family="paragraph" style:parent-style-name="Preformatted_20_Text">
    </style:style>
    <style:style style:name="P2946" style:family="paragraph" style:parent-style-name="Preformatted_20_Text">
    </style:style>
    <style:style style:name="P2947" style:family="paragraph" style:parent-style-name="Preformatted_20_Text">
    </style:style>
    <style:style style:name="P2948" style:family="paragraph" style:parent-style-name="Preformatted_20_Text">
    </style:style>
    <style:style style:name="P2949" style:family="paragraph" style:parent-style-name="Preformatted_20_Text">
    </style:style>
    <style:style style:name="P2950" style:family="paragraph" style:parent-style-name="Preformatted_20_Text">
    </style:style>
    <style:style style:name="P2951" style:family="paragraph" style:parent-style-name="Preformatted_20_Text">
    </style:style>
    <style:style style:name="P2952" style:family="paragraph" style:parent-style-name="Preformatted_20_Text">
    </style:style>
    <style:style style:name="P2953" style:family="paragraph" style:parent-style-name="Preformatted_20_Text">
    </style:style>
    <style:style style:name="P2954" style:family="paragraph" style:parent-style-name="Preformatted_20_Text">
    </style:style>
    <style:style style:name="P2955" style:family="paragraph" style:parent-style-name="Preformatted_20_Text">
    </style:style>
    <style:style style:name="P2956" style:family="paragraph" style:parent-style-name="Preformatted_20_Text">
    </style:style>
    <style:style style:name="P2957" style:family="paragraph" style:parent-style-name="Preformatted_20_Text">
    </style:style>
    <style:style style:name="P2958" style:family="paragraph" style:parent-style-name="Preformatted_20_Text">
    </style:style>
    <style:style style:name="P2959" style:family="paragraph" style:parent-style-name="Preformatted_20_Text">
    </style:style>
    <style:style style:name="P2960" style:family="paragraph" style:parent-style-name="Preformatted_20_Text">
    </style:style>
    <style:style style:name="P2961" style:family="paragraph" style:parent-style-name="Preformatted_20_Text">
    </style:style>
    <style:style style:name="P2962" style:family="paragraph" style:parent-style-name="Preformatted_20_Text">
    </style:style>
    <style:style style:name="P2963" style:family="paragraph" style:parent-style-name="Preformatted_20_Text">
    </style:style>
    <style:style style:name="P2964" style:family="paragraph" style:parent-style-name="Preformatted_20_Text">
    </style:style>
    <style:style style:name="P2965" style:family="paragraph" style:parent-style-name="Preformatted_20_Text">
    </style:style>
    <style:style style:name="P2966" style:family="paragraph" style:parent-style-name="Preformatted_20_Text">
    </style:style>
    <style:style style:name="P2967" style:family="paragraph" style:parent-style-name="Preformatted_20_Text">
    </style:style>
    <style:style style:name="P2968" style:family="paragraph" style:parent-style-name="Preformatted_20_Text">
    </style:style>
    <style:style style:name="P2969" style:family="paragraph" style:parent-style-name="Preformatted_20_Text">
    </style:style>
    <style:style style:name="P2970" style:family="paragraph" style:parent-style-name="Preformatted_20_Text">
    </style:style>
    <style:style style:name="P2971" style:family="paragraph" style:parent-style-name="Preformatted_20_Text">
    </style:style>
    <style:style style:name="P2972" style:family="paragraph" style:parent-style-name="Preformatted_20_Text">
    </style:style>
    <style:style style:name="P2973" style:family="paragraph" style:parent-style-name="Preformatted_20_Text">
    </style:style>
    <style:style style:name="P2974" style:family="paragraph" style:parent-style-name="Preformatted_20_Text">
    </style:style>
    <style:style style:name="P2975" style:family="paragraph" style:parent-style-name="Preformatted_20_Text">
    </style:style>
    <style:style style:name="P2976" style:family="paragraph" style:parent-style-name="Preformatted_20_Text">
    </style:style>
    <style:style style:name="P2977" style:family="paragraph" style:parent-style-name="Preformatted_20_Text">
    </style:style>
    <style:style style:name="P2978" style:family="paragraph" style:parent-style-name="Preformatted_20_Text">
    </style:style>
    <style:style style:name="P2979" style:family="paragraph" style:parent-style-name="Preformatted_20_Text">
    </style:style>
    <style:style style:name="P2980" style:family="paragraph" style:parent-style-name="Preformatted_20_Text">
    </style:style>
    <style:style style:name="P2981" style:family="paragraph" style:parent-style-name="Preformatted_20_Text">
    </style:style>
    <style:style style:name="P2982" style:family="paragraph" style:parent-style-name="Preformatted_20_Text">
    </style:style>
    <style:style style:name="P2983" style:family="paragraph" style:parent-style-name="Preformatted_20_Text">
    </style:style>
    <style:style style:name="P2984" style:family="paragraph" style:parent-style-name="Preformatted_20_Text">
    </style:style>
    <style:style style:name="P2985" style:family="paragraph" style:parent-style-name="Preformatted_20_Text">
    </style:style>
    <style:style style:name="P2986" style:family="paragraph" style:parent-style-name="Preformatted_20_Text">
    </style:style>
    <style:style style:name="P2987" style:family="paragraph" style:parent-style-name="Preformatted_20_Text">
    </style:style>
    <style:style style:name="P2988" style:family="paragraph" style:parent-style-name="Preformatted_20_Text">
    </style:style>
    <style:style style:name="P2989" style:family="paragraph" style:parent-style-name="Preformatted_20_Text">
    </style:style>
    <style:style style:name="P2990" style:family="paragraph" style:parent-style-name="Preformatted_20_Text">
    </style:style>
    <style:style style:name="P2991" style:family="paragraph" style:parent-style-name="Preformatted_20_Text">
    </style:style>
    <style:style style:name="P2992" style:family="paragraph" style:parent-style-name="Preformatted_20_Text">
    </style:style>
    <style:style style:name="P2993" style:family="paragraph" style:parent-style-name="Preformatted_20_Text">
    </style:style>
    <style:style style:name="P2994" style:family="paragraph" style:parent-style-name="Preformatted_20_Text">
    </style:style>
    <style:style style:name="P2995" style:family="paragraph" style:parent-style-name="Preformatted_20_Text">
    </style:style>
    <style:style style:name="P2996" style:family="paragraph" style:parent-style-name="Preformatted_20_Text">
    </style:style>
    <style:style style:name="P2997" style:family="paragraph" style:parent-style-name="Preformatted_20_Text">
    </style:style>
    <style:style style:name="P2998" style:family="paragraph" style:parent-style-name="Preformatted_20_Text">
    </style:style>
    <style:style style:name="P2999" style:family="paragraph" style:parent-style-name="Preformatted_20_Text">
    </style:style>
    <style:style style:name="P3000" style:family="paragraph" style:parent-style-name="Preformatted_20_Text">
    </style:style>
    <style:style style:name="P3001" style:family="paragraph" style:parent-style-name="Preformatted_20_Text">
    </style:style>
    <style:style style:name="P3002" style:family="paragraph" style:parent-style-name="Preformatted_20_Text">
    </style:style>
    <style:style style:name="P3003" style:family="paragraph" style:parent-style-name="Preformatted_20_Text">
    </style:style>
    <style:style style:name="P3004" style:family="paragraph" style:parent-style-name="Preformatted_20_Text">
    </style:style>
    <style:style style:name="P3005" style:family="paragraph" style:parent-style-name="Preformatted_20_Text">
    </style:style>
    <style:style style:name="P3006" style:family="paragraph" style:parent-style-name="Preformatted_20_Text">
    </style:style>
    <style:style style:name="P3007" style:family="paragraph" style:parent-style-name="Preformatted_20_Text">
    </style:style>
    <style:style style:name="P3008" style:family="paragraph" style:parent-style-name="Preformatted_20_Text">
    </style:style>
    <style:style style:name="P3009" style:family="paragraph" style:parent-style-name="Preformatted_20_Text">
    </style:style>
    <style:style style:name="P3010" style:family="paragraph" style:parent-style-name="Preformatted_20_Text">
    </style:style>
    <style:style style:name="P3011" style:family="paragraph" style:parent-style-name="Preformatted_20_Text">
    </style:style>
    <style:style style:name="P3012" style:family="paragraph" style:parent-style-name="Preformatted_20_Text">
    </style:style>
    <style:style style:name="P3013" style:family="paragraph" style:parent-style-name="Preformatted_20_Text">
    </style:style>
    <style:style style:name="P3014" style:family="paragraph" style:parent-style-name="Preformatted_20_Text">
    </style:style>
    <style:style style:name="P3015" style:family="paragraph" style:parent-style-name="Preformatted_20_Text">
    </style:style>
    <style:style style:name="P3016" style:family="paragraph" style:parent-style-name="Preformatted_20_Text">
    </style:style>
    <style:style style:name="P3017" style:family="paragraph" style:parent-style-name="Preformatted_20_Text">
    </style:style>
    <style:style style:name="P3018" style:family="paragraph" style:parent-style-name="Preformatted_20_Text">
    </style:style>
    <style:style style:name="P3019" style:family="paragraph" style:parent-style-name="Preformatted_20_Text">
    </style:style>
    <style:style style:name="P3020" style:family="paragraph" style:parent-style-name="Preformatted_20_Text">
    </style:style>
    <style:style style:name="P3021" style:family="paragraph" style:parent-style-name="Preformatted_20_Text">
    </style:style>
    <style:style style:name="P3022" style:family="paragraph" style:parent-style-name="Preformatted_20_Text">
    </style:style>
    <style:style style:name="P3023" style:family="paragraph" style:parent-style-name="Preformatted_20_Text">
    </style:style>
    <style:style style:name="P3024" style:family="paragraph" style:parent-style-name="Preformatted_20_Text">
    </style:style>
    <style:style style:name="P3025" style:family="paragraph" style:parent-style-name="Preformatted_20_Text">
    </style:style>
    <style:style style:name="P3026" style:family="paragraph" style:parent-style-name="Preformatted_20_Text">
    </style:style>
    <style:style style:name="P3027" style:family="paragraph" style:parent-style-name="Preformatted_20_Text">
    </style:style>
    <style:style style:name="P3028" style:family="paragraph" style:parent-style-name="Preformatted_20_Text">
    </style:style>
    <style:style style:name="P3029" style:family="paragraph" style:parent-style-name="Preformatted_20_Text">
    </style:style>
    <style:style style:name="P3030" style:family="paragraph" style:parent-style-name="Preformatted_20_Text">
    </style:style>
    <style:style style:name="P3031" style:family="paragraph" style:parent-style-name="Preformatted_20_Text">
    </style:style>
    <style:style style:name="P3032" style:family="paragraph" style:parent-style-name="Preformatted_20_Text">
    </style:style>
    <style:style style:name="P3033" style:family="paragraph" style:parent-style-name="Preformatted_20_Text">
    </style:style>
    <style:style style:name="P3034" style:family="paragraph" style:parent-style-name="Preformatted_20_Text">
    </style:style>
    <style:style style:name="P3035" style:family="paragraph" style:parent-style-name="Preformatted_20_Text">
    </style:style>
    <style:style style:name="P3036" style:family="paragraph" style:parent-style-name="Preformatted_20_Text">
    </style:style>
    <style:style style:name="P3037" style:family="paragraph" style:parent-style-name="Preformatted_20_Text">
    </style:style>
    <style:style style:name="P3038" style:family="paragraph" style:parent-style-name="Preformatted_20_Text">
    </style:style>
    <style:style style:name="P3039" style:family="paragraph" style:parent-style-name="Preformatted_20_Text">
    </style:style>
    <style:style style:name="P3040" style:family="paragraph" style:parent-style-name="Preformatted_20_Text">
    </style:style>
    <style:style style:name="P3041" style:family="paragraph" style:parent-style-name="Preformatted_20_Text">
    </style:style>
    <style:style style:name="P3042" style:family="paragraph" style:parent-style-name="Preformatted_20_Text">
    </style:style>
    <style:style style:name="P3043" style:family="paragraph" style:parent-style-name="Preformatted_20_Text">
    </style:style>
    <style:style style:name="P3044" style:family="paragraph" style:parent-style-name="Preformatted_20_Text">
    </style:style>
    <style:style style:name="P3045" style:family="paragraph" style:parent-style-name="Preformatted_20_Text">
    </style:style>
    <style:style style:name="P3046" style:family="paragraph" style:parent-style-name="Preformatted_20_Text">
    </style:style>
    <style:style style:name="P3047" style:family="paragraph" style:parent-style-name="Preformatted_20_Text">
    </style:style>
    <style:style style:name="P3048" style:family="paragraph" style:parent-style-name="Preformatted_20_Text">
    </style:style>
    <style:style style:name="P3049" style:family="paragraph" style:parent-style-name="Preformatted_20_Text">
    </style:style>
    <style:style style:name="P3050" style:family="paragraph" style:parent-style-name="Preformatted_20_Text">
    </style:style>
    <style:style style:name="P3051" style:family="paragraph" style:parent-style-name="Preformatted_20_Text">
    </style:style>
    <style:style style:name="P3052" style:family="paragraph" style:parent-style-name="Preformatted_20_Text">
    </style:style>
    <style:style style:name="P3053" style:family="paragraph" style:parent-style-name="Preformatted_20_Text">
    </style:style>
    <style:style style:name="P3054" style:family="paragraph" style:parent-style-name="Preformatted_20_Text">
    </style:style>
    <style:style style:name="P3055" style:family="paragraph" style:parent-style-name="Preformatted_20_Text">
    </style:style>
    <style:style style:name="P3056" style:family="paragraph" style:parent-style-name="Preformatted_20_Text">
    </style:style>
    <style:style style:name="P3057" style:family="paragraph" style:parent-style-name="Preformatted_20_Text">
    </style:style>
    <style:style style:name="P3058" style:family="paragraph" style:parent-style-name="Preformatted_20_Text">
    </style:style>
    <style:style style:name="P3059" style:family="paragraph" style:parent-style-name="Preformatted_20_Text">
    </style:style>
    <style:style style:name="P3060" style:family="paragraph" style:parent-style-name="Preformatted_20_Text">
    </style:style>
    <style:style style:name="P3061" style:family="paragraph" style:parent-style-name="Preformatted_20_Text">
    </style:style>
    <style:style style:name="P3062" style:family="paragraph" style:parent-style-name="Preformatted_20_Text">
    </style:style>
    <style:style style:name="P3063" style:family="paragraph" style:parent-style-name="Preformatted_20_Text">
    </style:style>
    <style:style style:name="P3064" style:family="paragraph" style:parent-style-name="Preformatted_20_Text">
    </style:style>
    <style:style style:name="P3065" style:family="paragraph" style:parent-style-name="Preformatted_20_Text">
    </style:style>
    <style:style style:name="P3066" style:family="paragraph" style:parent-style-name="Preformatted_20_Text">
    </style:style>
    <style:style style:name="P3067" style:family="paragraph" style:parent-style-name="Preformatted_20_Text">
    </style:style>
    <style:style style:name="P3068" style:family="paragraph" style:parent-style-name="Preformatted_20_Text">
    </style:style>
    <style:style style:name="P3069" style:family="paragraph" style:parent-style-name="Preformatted_20_Text">
    </style:style>
    <style:style style:name="P3070" style:family="paragraph" style:parent-style-name="Preformatted_20_Text">
    </style:style>
    <style:style style:name="P3071" style:family="paragraph" style:parent-style-name="Preformatted_20_Text">
    </style:style>
    <style:style style:name="P3072" style:family="paragraph" style:parent-style-name="Preformatted_20_Text">
    </style:style>
    <style:style style:name="P3073" style:family="paragraph" style:parent-style-name="Preformatted_20_Text">
    </style:style>
    <style:style style:name="P3074" style:family="paragraph" style:parent-style-name="Preformatted_20_Text">
    </style:style>
    <style:style style:name="P3075" style:family="paragraph" style:parent-style-name="Preformatted_20_Text">
    </style:style>
    <style:style style:name="P3076" style:family="paragraph" style:parent-style-name="Preformatted_20_Text">
    </style:style>
    <style:style style:name="P3077" style:family="paragraph" style:parent-style-name="Preformatted_20_Text">
    </style:style>
    <style:style style:name="P3078" style:family="paragraph" style:parent-style-name="Preformatted_20_Text">
    </style:style>
    <style:style style:name="P3079" style:family="paragraph" style:parent-style-name="Preformatted_20_Text">
    </style:style>
    <style:style style:name="P3080" style:family="paragraph" style:parent-style-name="Preformatted_20_Text">
    </style:style>
    <style:style style:name="P3081" style:family="paragraph" style:parent-style-name="Preformatted_20_Text">
    </style:style>
    <style:style style:name="P3082" style:family="paragraph" style:parent-style-name="Preformatted_20_Text">
    </style:style>
    <style:style style:name="P3083" style:family="paragraph" style:parent-style-name="Preformatted_20_Text">
    </style:style>
    <style:style style:name="P3084" style:family="paragraph" style:parent-style-name="Preformatted_20_Text">
    </style:style>
    <style:style style:name="P3085" style:family="paragraph" style:parent-style-name="Preformatted_20_Text">
    </style:style>
    <style:style style:name="P3086" style:family="paragraph" style:parent-style-name="Preformatted_20_Text">
    </style:style>
    <style:style style:name="P3087" style:family="paragraph" style:parent-style-name="Preformatted_20_Text">
    </style:style>
    <style:style style:name="P3088" style:family="paragraph" style:parent-style-name="Preformatted_20_Text">
    </style:style>
    <style:style style:name="P3089" style:family="paragraph" style:parent-style-name="Preformatted_20_Text">
    </style:style>
    <style:style style:name="P3090" style:family="paragraph" style:parent-style-name="Preformatted_20_Text">
    </style:style>
    <style:style style:name="P3091" style:family="paragraph" style:parent-style-name="Preformatted_20_Text">
    </style:style>
    <style:style style:name="P3092" style:family="paragraph" style:parent-style-name="Preformatted_20_Text">
    </style:style>
    <style:style style:name="P3093" style:family="paragraph" style:parent-style-name="Preformatted_20_Text">
    </style:style>
    <style:style style:name="P3094" style:family="paragraph" style:parent-style-name="Preformatted_20_Text">
    </style:style>
    <style:style style:name="P3095" style:family="paragraph" style:parent-style-name="Preformatted_20_Text">
    </style:style>
    <style:style style:name="P3096" style:family="paragraph" style:parent-style-name="Preformatted_20_Text">
    </style:style>
    <style:style style:name="P3097" style:family="paragraph" style:parent-style-name="Preformatted_20_Text">
    </style:style>
    <style:style style:name="P3098" style:family="paragraph" style:parent-style-name="Preformatted_20_Text">
    </style:style>
    <style:style style:name="P3099" style:family="paragraph" style:parent-style-name="Preformatted_20_Text">
    </style:style>
    <style:style style:name="P3100" style:family="paragraph" style:parent-style-name="Preformatted_20_Text">
    </style:style>
    <style:style style:name="P3101" style:family="paragraph" style:parent-style-name="Preformatted_20_Text">
    </style:style>
    <style:style style:name="P3102" style:family="paragraph" style:parent-style-name="Preformatted_20_Text">
    </style:style>
    <style:style style:name="P3103" style:family="paragraph" style:parent-style-name="Preformatted_20_Text">
    </style:style>
    <style:style style:name="P3104" style:family="paragraph" style:parent-style-name="Preformatted_20_Text">
    </style:style>
    <style:style style:name="P3105" style:family="paragraph" style:parent-style-name="Preformatted_20_Text">
    </style:style>
    <style:style style:name="P3106" style:family="paragraph" style:parent-style-name="Preformatted_20_Text">
    </style:style>
    <style:style style:name="P3107" style:family="paragraph" style:parent-style-name="Preformatted_20_Text">
    </style:style>
    <style:style style:name="P3108" style:family="paragraph" style:parent-style-name="Preformatted_20_Text">
    </style:style>
    <style:style style:name="P3109" style:family="paragraph" style:parent-style-name="Preformatted_20_Text">
    </style:style>
    <style:style style:name="P3110" style:family="paragraph" style:parent-style-name="Preformatted_20_Text">
    </style:style>
    <style:style style:name="P3111" style:family="paragraph" style:parent-style-name="Preformatted_20_Text">
    </style:style>
    <style:style style:name="P3112" style:family="paragraph" style:parent-style-name="Preformatted_20_Text">
    </style:style>
    <style:style style:name="P3113" style:family="paragraph" style:parent-style-name="Preformatted_20_Text">
    </style:style>
    <style:style style:name="P3114" style:family="paragraph" style:parent-style-name="Preformatted_20_Text">
    </style:style>
    <style:style style:name="P3115" style:family="paragraph" style:parent-style-name="Preformatted_20_Text">
    </style:style>
    <style:style style:name="P3116" style:family="paragraph" style:parent-style-name="Preformatted_20_Text">
    </style:style>
    <style:style style:name="P3117" style:family="paragraph" style:parent-style-name="Preformatted_20_Text">
    </style:style>
    <style:style style:name="P3118" style:family="paragraph" style:parent-style-name="Preformatted_20_Text">
    </style:style>
    <style:style style:name="P3119" style:family="paragraph" style:parent-style-name="Preformatted_20_Text">
    </style:style>
    <style:style style:name="P3120" style:family="paragraph" style:parent-style-name="Preformatted_20_Text">
    </style:style>
    <style:style style:name="P3121" style:family="paragraph" style:parent-style-name="Preformatted_20_Text">
    </style:style>
    <style:style style:name="P3122" style:family="paragraph" style:parent-style-name="Preformatted_20_Text">
    </style:style>
    <style:style style:name="P3123" style:family="paragraph" style:parent-style-name="Preformatted_20_Text">
    </style:style>
    <style:style style:name="P3124" style:family="paragraph" style:parent-style-name="Preformatted_20_Text">
    </style:style>
    <style:style style:name="P3125" style:family="paragraph" style:parent-style-name="Preformatted_20_Text">
    </style:style>
    <style:style style:name="P3126" style:family="paragraph" style:parent-style-name="Preformatted_20_Text">
    </style:style>
    <style:style style:name="P3127" style:family="paragraph" style:parent-style-name="Preformatted_20_Text">
    </style:style>
    <style:style style:name="P3128" style:family="paragraph" style:parent-style-name="Preformatted_20_Text">
    </style:style>
    <style:style style:name="P3129" style:family="paragraph" style:parent-style-name="Preformatted_20_Text">
    </style:style>
    <style:style style:name="P3130" style:family="paragraph" style:parent-style-name="Preformatted_20_Text">
    </style:style>
    <style:style style:name="P3131" style:family="paragraph" style:parent-style-name="Preformatted_20_Text">
    </style:style>
    <style:style style:name="P3132" style:family="paragraph" style:parent-style-name="Preformatted_20_Text">
    </style:style>
    <style:style style:name="P3133" style:family="paragraph" style:parent-style-name="Preformatted_20_Text">
    </style:style>
    <style:style style:name="P3134" style:family="paragraph" style:parent-style-name="Preformatted_20_Text">
    </style:style>
    <style:style style:name="P3135" style:family="paragraph" style:parent-style-name="Preformatted_20_Text">
    </style:style>
    <style:style style:name="P3136" style:family="paragraph" style:parent-style-name="Preformatted_20_Text">
    </style:style>
    <style:style style:name="P3137" style:family="paragraph" style:parent-style-name="Preformatted_20_Text">
    </style:style>
    <style:style style:name="P3138" style:family="paragraph" style:parent-style-name="Preformatted_20_Text">
    </style:style>
    <style:style style:name="P3139" style:family="paragraph" style:parent-style-name="Preformatted_20_Text">
    </style:style>
    <style:style style:name="P3140" style:family="paragraph" style:parent-style-name="Preformatted_20_Text">
    </style:style>
    <style:style style:name="P3141" style:family="paragraph" style:parent-style-name="Preformatted_20_Text">
    </style:style>
    <style:style style:name="P3142" style:family="paragraph" style:parent-style-name="Preformatted_20_Text">
    </style:style>
    <style:style style:name="P3143" style:family="paragraph" style:parent-style-name="Preformatted_20_Text">
    </style:style>
    <style:style style:name="P3144" style:family="paragraph" style:parent-style-name="Preformatted_20_Text">
    </style:style>
    <style:style style:name="P3145" style:family="paragraph" style:parent-style-name="Preformatted_20_Text">
    </style:style>
    <style:style style:name="P3146" style:family="paragraph" style:parent-style-name="Preformatted_20_Text">
    </style:style>
    <style:style style:name="P3147" style:family="paragraph" style:parent-style-name="Preformatted_20_Text">
    </style:style>
    <style:style style:name="P3148" style:family="paragraph" style:parent-style-name="Preformatted_20_Text">
    </style:style>
    <style:style style:name="P3149" style:family="paragraph" style:parent-style-name="Preformatted_20_Text">
    </style:style>
    <style:style style:name="P3150" style:family="paragraph" style:parent-style-name="Preformatted_20_Text">
    </style:style>
    <style:style style:name="P3151" style:family="paragraph" style:parent-style-name="Preformatted_20_Text">
    </style:style>
    <style:style style:name="P3152" style:family="paragraph" style:parent-style-name="Preformatted_20_Text">
    </style:style>
    <style:style style:name="P3153" style:family="paragraph" style:parent-style-name="Preformatted_20_Text">
    </style:style>
    <style:style style:name="P3154" style:family="paragraph" style:parent-style-name="Preformatted_20_Text">
    </style:style>
    <style:style style:name="P3155" style:family="paragraph" style:parent-style-name="Preformatted_20_Text">
    </style:style>
    <style:style style:name="P3156" style:family="paragraph" style:parent-style-name="Preformatted_20_Text">
    </style:style>
    <style:style style:name="P3157" style:family="paragraph" style:parent-style-name="Preformatted_20_Text">
    </style:style>
    <style:style style:name="P3158" style:family="paragraph" style:parent-style-name="Preformatted_20_Text">
    </style:style>
    <style:style style:name="P3159" style:family="paragraph" style:parent-style-name="Preformatted_20_Text">
    </style:style>
    <style:style style:name="P3160" style:family="paragraph" style:parent-style-name="Preformatted_20_Text">
    </style:style>
    <style:style style:name="P3161" style:family="paragraph" style:parent-style-name="Preformatted_20_Text">
    </style:style>
    <style:style style:name="P3162" style:family="paragraph" style:parent-style-name="Preformatted_20_Text">
    </style:style>
    <style:style style:name="P3163" style:family="paragraph" style:parent-style-name="Preformatted_20_Text">
    </style:style>
    <style:style style:name="P3164" style:family="paragraph" style:parent-style-name="Preformatted_20_Text">
    </style:style>
    <style:style style:name="P3165" style:family="paragraph" style:parent-style-name="Preformatted_20_Text">
    </style:style>
    <style:style style:name="P3166" style:family="paragraph" style:parent-style-name="Preformatted_20_Text">
    </style:style>
    <style:style style:name="P3167" style:family="paragraph" style:parent-style-name="Preformatted_20_Text">
    </style:style>
    <style:style style:name="P3168" style:family="paragraph" style:parent-style-name="Preformatted_20_Text">
    </style:style>
    <style:style style:name="P3169" style:family="paragraph" style:parent-style-name="Preformatted_20_Text">
    </style:style>
    <style:style style:name="P3170" style:family="paragraph" style:parent-style-name="Preformatted_20_Text">
    </style:style>
    <style:style style:name="P3171" style:family="paragraph" style:parent-style-name="Preformatted_20_Text">
    </style:style>
    <style:style style:name="P3172" style:family="paragraph" style:parent-style-name="Preformatted_20_Text">
    </style:style>
    <style:style style:name="P3173" style:family="paragraph" style:parent-style-name="Preformatted_20_Text">
    </style:style>
    <style:style style:name="P3174" style:family="paragraph" style:parent-style-name="Preformatted_20_Text">
    </style:style>
    <style:style style:name="P3175" style:family="paragraph" style:parent-style-name="Preformatted_20_Text">
    </style:style>
    <style:style style:name="P3176" style:family="paragraph" style:parent-style-name="Preformatted_20_Text">
    </style:style>
    <style:style style:name="P3177" style:family="paragraph" style:parent-style-name="Preformatted_20_Text">
    </style:style>
    <style:style style:name="P3178" style:family="paragraph" style:parent-style-name="Preformatted_20_Text">
    </style:style>
    <style:style style:name="P3179" style:family="paragraph" style:parent-style-name="Preformatted_20_Text">
    </style:style>
    <style:style style:name="P3180" style:family="paragraph" style:parent-style-name="Preformatted_20_Text">
    </style:style>
    <style:style style:name="P3181" style:family="paragraph" style:parent-style-name="Preformatted_20_Text">
    </style:style>
    <style:style style:name="P3182" style:family="paragraph" style:parent-style-name="Preformatted_20_Text">
    </style:style>
    <style:style style:name="P3183" style:family="paragraph" style:parent-style-name="Preformatted_20_Text">
    </style:style>
    <style:style style:name="P3184" style:family="paragraph" style:parent-style-name="Preformatted_20_Text">
    </style:style>
    <style:style style:name="P3185" style:family="paragraph" style:parent-style-name="Preformatted_20_Text">
    </style:style>
    <style:style style:name="P3186" style:family="paragraph" style:parent-style-name="Preformatted_20_Text">
    </style:style>
    <style:style style:name="P3187" style:family="paragraph" style:parent-style-name="Preformatted_20_Text">
    </style:style>
    <style:style style:name="P3188" style:family="paragraph" style:parent-style-name="Preformatted_20_Text">
    </style:style>
    <style:style style:name="P3189" style:family="paragraph" style:parent-style-name="Preformatted_20_Text">
    </style:style>
    <style:style style:name="P3190" style:family="paragraph" style:parent-style-name="Preformatted_20_Text">
    </style:style>
    <style:style style:name="P3191" style:family="paragraph" style:parent-style-name="Preformatted_20_Text">
    </style:style>
    <style:style style:name="P3192" style:family="paragraph" style:parent-style-name="Preformatted_20_Text">
    </style:style>
    <style:style style:name="P3193" style:family="paragraph" style:parent-style-name="Preformatted_20_Text">
    </style:style>
    <style:style style:name="P3194" style:family="paragraph" style:parent-style-name="Preformatted_20_Text">
    </style:style>
    <style:style style:name="P3195" style:family="paragraph" style:parent-style-name="Preformatted_20_Text">
    </style:style>
    <style:style style:name="P3196" style:family="paragraph" style:parent-style-name="Preformatted_20_Text">
    </style:style>
    <style:style style:name="P3197" style:family="paragraph" style:parent-style-name="Preformatted_20_Text">
    </style:style>
    <style:style style:name="P3198" style:family="paragraph" style:parent-style-name="Preformatted_20_Text">
    </style:style>
    <style:style style:name="P3199" style:family="paragraph" style:parent-style-name="Preformatted_20_Text">
    </style:style>
    <style:style style:name="P3200" style:family="paragraph" style:parent-style-name="Preformatted_20_Text">
    </style:style>
    <style:style style:name="P3201" style:family="paragraph" style:parent-style-name="Preformatted_20_Text">
    </style:style>
    <style:style style:name="P3202" style:family="paragraph" style:parent-style-name="Preformatted_20_Text">
    </style:style>
    <style:style style:name="P3203" style:family="paragraph" style:parent-style-name="Preformatted_20_Text">
    </style:style>
    <style:style style:name="P3204" style:family="paragraph" style:parent-style-name="Preformatted_20_Text">
    </style:style>
    <style:style style:name="P3205" style:family="paragraph" style:parent-style-name="Preformatted_20_Text">
    </style:style>
    <style:style style:name="P3206" style:family="paragraph" style:parent-style-name="Preformatted_20_Text">
    </style:style>
    <style:style style:name="P3207" style:family="paragraph" style:parent-style-name="Preformatted_20_Text">
    </style:style>
    <style:style style:name="P3208" style:family="paragraph" style:parent-style-name="Preformatted_20_Text">
    </style:style>
    <style:style style:name="P3209" style:family="paragraph" style:parent-style-name="Preformatted_20_Text">
    </style:style>
    <style:style style:name="P3210" style:family="paragraph" style:parent-style-name="Preformatted_20_Text">
    </style:style>
    <style:style style:name="P3211" style:family="paragraph" style:parent-style-name="Preformatted_20_Text">
    </style:style>
    <style:style style:name="P3212" style:family="paragraph" style:parent-style-name="Preformatted_20_Text">
    </style:style>
    <style:style style:name="P3213" style:family="paragraph" style:parent-style-name="Preformatted_20_Text">
    </style:style>
    <style:style style:name="P3214" style:family="paragraph" style:parent-style-name="Preformatted_20_Text">
    </style:style>
    <style:style style:name="P3215" style:family="paragraph" style:parent-style-name="Preformatted_20_Text">
    </style:style>
    <style:style style:name="P3216" style:family="paragraph" style:parent-style-name="Preformatted_20_Text">
    </style:style>
    <style:style style:name="P3217" style:family="paragraph" style:parent-style-name="Preformatted_20_Text">
    </style:style>
    <style:style style:name="P3218" style:family="paragraph" style:parent-style-name="Preformatted_20_Text">
    </style:style>
    <style:style style:name="P3219" style:family="paragraph" style:parent-style-name="Preformatted_20_Text">
    </style:style>
    <style:style style:name="P3220" style:family="paragraph" style:parent-style-name="Preformatted_20_Text">
    </style:style>
    <style:style style:name="P3221" style:family="paragraph" style:parent-style-name="Preformatted_20_Text">
    </style:style>
    <style:style style:name="P3222" style:family="paragraph" style:parent-style-name="Preformatted_20_Text">
    </style:style>
    <style:style style:name="P3223" style:family="paragraph" style:parent-style-name="Preformatted_20_Text">
    </style:style>
    <style:style style:name="P3224" style:family="paragraph" style:parent-style-name="Preformatted_20_Text">
    </style:style>
    <style:style style:name="P3225" style:family="paragraph" style:parent-style-name="Preformatted_20_Text">
    </style:style>
    <style:style style:name="P3226" style:family="paragraph" style:parent-style-name="Preformatted_20_Text">
    </style:style>
    <style:style style:name="P3227" style:family="paragraph" style:parent-style-name="Preformatted_20_Text">
    </style:style>
    <style:style style:name="P3228" style:family="paragraph" style:parent-style-name="Preformatted_20_Text">
    </style:style>
    <style:style style:name="P3229" style:family="paragraph" style:parent-style-name="Preformatted_20_Text">
    </style:style>
    <style:style style:name="P3230" style:family="paragraph" style:parent-style-name="Preformatted_20_Text">
    </style:style>
    <style:style style:name="P3231" style:family="paragraph" style:parent-style-name="Preformatted_20_Text">
    </style:style>
    <style:style style:name="P3232" style:family="paragraph" style:parent-style-name="Preformatted_20_Text">
    </style:style>
    <style:style style:name="P3233" style:family="paragraph" style:parent-style-name="Preformatted_20_Text">
    </style:style>
    <style:style style:name="P3234" style:family="paragraph" style:parent-style-name="Preformatted_20_Text">
    </style:style>
    <style:style style:name="P3235" style:family="paragraph" style:parent-style-name="Preformatted_20_Text">
    </style:style>
    <style:style style:name="P3236" style:family="paragraph" style:parent-style-name="Preformatted_20_Text">
    </style:style>
    <style:style style:name="P3237" style:family="paragraph" style:parent-style-name="Preformatted_20_Text">
    </style:style>
    <style:style style:name="P3238" style:family="paragraph" style:parent-style-name="Preformatted_20_Text">
    </style:style>
    <style:style style:name="P3239" style:family="paragraph" style:parent-style-name="Preformatted_20_Text">
    </style:style>
    <style:style style:name="P3240" style:family="paragraph" style:parent-style-name="Preformatted_20_Text">
    </style:style>
    <style:style style:name="P3241" style:family="paragraph" style:parent-style-name="Preformatted_20_Text">
    </style:style>
    <style:style style:name="P3242" style:family="paragraph" style:parent-style-name="Preformatted_20_Text">
    </style:style>
    <style:style style:name="P3243" style:family="paragraph" style:parent-style-name="Preformatted_20_Text">
    </style:style>
    <style:style style:name="P3244" style:family="paragraph" style:parent-style-name="Preformatted_20_Text">
    </style:style>
    <style:style style:name="P3245" style:family="paragraph" style:parent-style-name="Preformatted_20_Text">
    </style:style>
    <style:style style:name="P3246" style:family="paragraph" style:parent-style-name="Preformatted_20_Text">
    </style:style>
    <style:style style:name="P3247" style:family="paragraph" style:parent-style-name="Preformatted_20_Text">
    </style:style>
    <style:style style:name="P3248" style:family="paragraph" style:parent-style-name="Preformatted_20_Text">
    </style:style>
    <style:style style:name="P3249" style:family="paragraph" style:parent-style-name="Preformatted_20_Text">
    </style:style>
    <style:style style:name="P3250" style:family="paragraph" style:parent-style-name="Preformatted_20_Text">
    </style:style>
    <style:style style:name="P3251" style:family="paragraph" style:parent-style-name="Preformatted_20_Text">
    </style:style>
    <style:style style:name="P3252" style:family="paragraph" style:parent-style-name="Preformatted_20_Text">
    </style:style>
    <style:style style:name="P3253" style:family="paragraph" style:parent-style-name="Preformatted_20_Text">
    </style:style>
    <style:style style:name="P3254" style:family="paragraph" style:parent-style-name="Preformatted_20_Text">
    </style:style>
    <style:style style:name="P3255" style:family="paragraph" style:parent-style-name="Preformatted_20_Text">
    </style:style>
    <style:style style:name="P3256" style:family="paragraph" style:parent-style-name="Preformatted_20_Text">
    </style:style>
    <style:style style:name="P3257" style:family="paragraph" style:parent-style-name="Preformatted_20_Text">
    </style:style>
    <style:style style:name="P3258" style:family="paragraph" style:parent-style-name="Preformatted_20_Text">
    </style:style>
    <style:style style:name="P3259" style:family="paragraph" style:parent-style-name="Preformatted_20_Text">
    </style:style>
    <style:style style:name="P3260" style:family="paragraph" style:parent-style-name="Preformatted_20_Text">
    </style:style>
    <style:style style:name="P3261" style:family="paragraph" style:parent-style-name="Preformatted_20_Text">
    </style:style>
    <style:style style:name="P3262" style:family="paragraph" style:parent-style-name="Preformatted_20_Text">
    </style:style>
    <style:style style:name="P3263" style:family="paragraph" style:parent-style-name="Preformatted_20_Text">
    </style:style>
    <style:style style:name="P3264" style:family="paragraph" style:parent-style-name="Preformatted_20_Text">
    </style:style>
    <style:style style:name="P3265" style:family="paragraph" style:parent-style-name="Preformatted_20_Text">
    </style:style>
    <style:style style:name="P3266" style:family="paragraph" style:parent-style-name="Preformatted_20_Text">
    </style:style>
    <style:style style:name="P3267" style:family="paragraph" style:parent-style-name="Preformatted_20_Text">
    </style:style>
    <style:style style:name="P3268" style:family="paragraph" style:parent-style-name="Preformatted_20_Text">
    </style:style>
    <style:style style:name="P3269" style:family="paragraph" style:parent-style-name="Preformatted_20_Text">
    </style:style>
    <style:style style:name="P3270" style:family="paragraph" style:parent-style-name="Preformatted_20_Text">
    </style:style>
    <style:style style:name="P3271" style:family="paragraph" style:parent-style-name="Preformatted_20_Text">
    </style:style>
    <style:style style:name="P3272" style:family="paragraph" style:parent-style-name="Preformatted_20_Text">
    </style:style>
    <style:style style:name="P3273" style:family="paragraph" style:parent-style-name="Preformatted_20_Text">
    </style:style>
    <style:style style:name="P3274" style:family="paragraph" style:parent-style-name="Preformatted_20_Text">
    </style:style>
    <style:style style:name="P3275" style:family="paragraph" style:parent-style-name="Preformatted_20_Text">
    </style:style>
    <style:style style:name="P3276" style:family="paragraph" style:parent-style-name="Preformatted_20_Text">
    </style:style>
    <style:style style:name="P3277" style:family="paragraph" style:parent-style-name="Preformatted_20_Text">
    </style:style>
    <style:style style:name="P3278" style:family="paragraph" style:parent-style-name="Preformatted_20_Text">
    </style:style>
    <style:style style:name="P3279" style:family="paragraph" style:parent-style-name="Preformatted_20_Text">
    </style:style>
    <style:style style:name="P3280" style:family="paragraph" style:parent-style-name="Preformatted_20_Text">
    </style:style>
    <style:style style:name="P3281" style:family="paragraph" style:parent-style-name="Preformatted_20_Text">
    </style:style>
    <style:style style:name="P3282" style:family="paragraph" style:parent-style-name="Preformatted_20_Text">
    </style:style>
    <style:style style:name="P3283" style:family="paragraph" style:parent-style-name="Preformatted_20_Text">
    </style:style>
    <style:style style:name="P3284" style:family="paragraph" style:parent-style-name="Preformatted_20_Text">
    </style:style>
    <style:style style:name="P3285" style:family="paragraph" style:parent-style-name="Preformatted_20_Text">
    </style:style>
    <style:style style:name="P3286" style:family="paragraph" style:parent-style-name="Preformatted_20_Text">
    </style:style>
    <style:style style:name="P3287" style:family="paragraph" style:parent-style-name="Preformatted_20_Text">
    </style:style>
    <style:style style:name="P3288" style:family="paragraph" style:parent-style-name="Preformatted_20_Text">
    </style:style>
    <style:style style:name="P3289" style:family="paragraph" style:parent-style-name="Preformatted_20_Text">
    </style:style>
    <style:style style:name="P3290" style:family="paragraph" style:parent-style-name="Preformatted_20_Text">
    </style:style>
    <style:style style:name="P3291" style:family="paragraph" style:parent-style-name="Preformatted_20_Text">
    </style:style>
    <style:style style:name="P3292" style:family="paragraph" style:parent-style-name="Preformatted_20_Text">
    </style:style>
    <style:style style:name="P3293" style:family="paragraph" style:parent-style-name="Preformatted_20_Text">
    </style:style>
    <style:style style:name="P3294" style:family="paragraph" style:parent-style-name="Preformatted_20_Text">
    </style:style>
    <style:style style:name="P3295" style:family="paragraph" style:parent-style-name="Preformatted_20_Text">
    </style:style>
    <style:style style:name="P3296" style:family="paragraph" style:parent-style-name="Preformatted_20_Text">
    </style:style>
    <style:style style:name="P3297" style:family="paragraph" style:parent-style-name="Preformatted_20_Text">
    </style:style>
    <style:style style:name="P3298" style:family="paragraph" style:parent-style-name="Preformatted_20_Text">
    </style:style>
    <style:style style:name="P3299" style:family="paragraph" style:parent-style-name="Preformatted_20_Text">
    </style:style>
    <style:style style:name="P3300" style:family="paragraph" style:parent-style-name="Preformatted_20_Text">
    </style:style>
    <style:style style:name="P3301" style:family="paragraph" style:parent-style-name="Preformatted_20_Text">
    </style:style>
    <style:style style:name="P3302" style:family="paragraph" style:parent-style-name="Preformatted_20_Text">
    </style:style>
    <style:style style:name="P3303" style:family="paragraph" style:parent-style-name="Preformatted_20_Text">
    </style:style>
    <style:style style:name="P3304" style:family="paragraph" style:parent-style-name="Preformatted_20_Text">
    </style:style>
    <style:style style:name="P3305" style:family="paragraph" style:parent-style-name="Preformatted_20_Text">
    </style:style>
    <style:style style:name="P3306" style:family="paragraph" style:parent-style-name="Preformatted_20_Text">
    </style:style>
    <style:style style:name="P3307" style:family="paragraph" style:parent-style-name="Preformatted_20_Text">
    </style:style>
    <style:style style:name="P3308" style:family="paragraph" style:parent-style-name="Preformatted_20_Text">
    </style:style>
    <style:style style:name="P3309" style:family="paragraph" style:parent-style-name="Preformatted_20_Text">
    </style:style>
    <style:style style:name="P3310" style:family="paragraph" style:parent-style-name="Preformatted_20_Text">
    </style:style>
    <style:style style:name="P3311" style:family="paragraph" style:parent-style-name="Preformatted_20_Text">
    </style:style>
    <style:style style:name="P3312" style:family="paragraph" style:parent-style-name="Preformatted_20_Text">
    </style:style>
    <style:style style:name="P3313" style:family="paragraph" style:parent-style-name="Preformatted_20_Text">
    </style:style>
    <style:style style:name="P3314" style:family="paragraph" style:parent-style-name="Preformatted_20_Text">
    </style:style>
    <style:style style:name="P3315" style:family="paragraph" style:parent-style-name="Preformatted_20_Text">
    </style:style>
    <style:style style:name="P3316" style:family="paragraph" style:parent-style-name="Preformatted_20_Text">
    </style:style>
    <style:style style:name="P3317" style:family="paragraph" style:parent-style-name="Preformatted_20_Text">
    </style:style>
    <style:style style:name="P3318" style:family="paragraph" style:parent-style-name="Preformatted_20_Text">
    </style:style>
    <style:style style:name="P3319" style:family="paragraph" style:parent-style-name="Preformatted_20_Text">
    </style:style>
    <style:style style:name="P3320" style:family="paragraph" style:parent-style-name="Preformatted_20_Text">
    </style:style>
    <style:style style:name="P3321" style:family="paragraph" style:parent-style-name="Preformatted_20_Text">
    </style:style>
    <style:style style:name="P3322" style:family="paragraph" style:parent-style-name="Preformatted_20_Text">
    </style:style>
    <style:style style:name="P3323" style:family="paragraph" style:parent-style-name="Preformatted_20_Text">
    </style:style>
    <style:style style:name="P3324" style:family="paragraph" style:parent-style-name="Preformatted_20_Text">
    </style:style>
    <style:style style:name="P3325" style:family="paragraph" style:parent-style-name="Preformatted_20_Text">
    </style:style>
    <style:style style:name="P3326" style:family="paragraph" style:parent-style-name="Preformatted_20_Text">
    </style:style>
    <style:style style:name="P3327" style:family="paragraph" style:parent-style-name="Preformatted_20_Text">
    </style:style>
    <style:style style:name="P3328" style:family="paragraph" style:parent-style-name="Preformatted_20_Text">
    </style:style>
    <style:style style:name="P3329" style:family="paragraph" style:parent-style-name="Preformatted_20_Text">
    </style:style>
    <style:style style:name="P3330" style:family="paragraph" style:parent-style-name="Preformatted_20_Text">
    </style:style>
    <style:style style:name="P3331" style:family="paragraph" style:parent-style-name="Preformatted_20_Text">
    </style:style>
    <style:style style:name="P3332" style:family="paragraph" style:parent-style-name="Preformatted_20_Text">
    </style:style>
    <style:style style:name="P3333" style:family="paragraph" style:parent-style-name="Preformatted_20_Text">
    </style:style>
    <style:style style:name="P3334" style:family="paragraph" style:parent-style-name="Preformatted_20_Text">
    </style:style>
    <style:style style:name="P3335" style:family="paragraph" style:parent-style-name="Preformatted_20_Text">
    </style:style>
    <style:style style:name="P3336" style:family="paragraph" style:parent-style-name="Preformatted_20_Text">
    </style:style>
    <style:style style:name="P3337" style:family="paragraph" style:parent-style-name="Preformatted_20_Text">
    </style:style>
    <style:style style:name="P3338" style:family="paragraph" style:parent-style-name="Preformatted_20_Text">
    </style:style>
    <style:style style:name="P3339" style:family="paragraph" style:parent-style-name="Preformatted_20_Text">
    </style:style>
    <style:style style:name="P3340" style:family="paragraph" style:parent-style-name="Preformatted_20_Text">
    </style:style>
    <style:style style:name="P3341" style:family="paragraph" style:parent-style-name="Preformatted_20_Text">
    </style:style>
    <style:style style:name="P3342" style:family="paragraph" style:parent-style-name="Preformatted_20_Text">
    </style:style>
    <style:style style:name="P3343" style:family="paragraph" style:parent-style-name="Preformatted_20_Text">
    </style:style>
    <style:style style:name="P3344" style:family="paragraph" style:parent-style-name="Preformatted_20_Text">
    </style:style>
    <style:style style:name="P3345" style:family="paragraph" style:parent-style-name="Preformatted_20_Text">
    </style:style>
    <style:style style:name="P3346" style:family="paragraph" style:parent-style-name="Preformatted_20_Text">
    </style:style>
    <style:style style:name="P3347" style:family="paragraph" style:parent-style-name="Preformatted_20_Text">
    </style:style>
    <style:style style:name="P3348" style:family="paragraph" style:parent-style-name="Preformatted_20_Text">
    </style:style>
    <style:style style:name="P3349" style:family="paragraph" style:parent-style-name="Preformatted_20_Text">
    </style:style>
    <style:style style:name="P3350" style:family="paragraph" style:parent-style-name="Preformatted_20_Text">
    </style:style>
    <style:style style:name="P3351" style:family="paragraph" style:parent-style-name="Preformatted_20_Text">
    </style:style>
    <style:style style:name="P3352" style:family="paragraph" style:parent-style-name="Preformatted_20_Text">
    </style:style>
    <style:style style:name="P3353" style:family="paragraph" style:parent-style-name="Preformatted_20_Text">
    </style:style>
    <style:style style:name="P3354" style:family="paragraph" style:parent-style-name="Preformatted_20_Text">
    </style:style>
    <style:style style:name="P3355" style:family="paragraph" style:parent-style-name="Preformatted_20_Text">
    </style:style>
    <style:style style:name="P3356" style:family="paragraph" style:parent-style-name="Preformatted_20_Text">
    </style:style>
    <style:style style:name="P3357" style:family="paragraph" style:parent-style-name="Preformatted_20_Text">
    </style:style>
    <style:style style:name="P3358" style:family="paragraph" style:parent-style-name="Preformatted_20_Text">
    </style:style>
    <style:style style:name="P3359" style:family="paragraph" style:parent-style-name="Preformatted_20_Text">
    </style:style>
    <style:style style:name="P3360" style:family="paragraph" style:parent-style-name="Preformatted_20_Text">
    </style:style>
    <style:style style:name="P3361" style:family="paragraph" style:parent-style-name="Preformatted_20_Text">
    </style:style>
    <style:style style:name="P3362" style:family="paragraph" style:parent-style-name="Preformatted_20_Text">
    </style:style>
    <style:style style:name="P3363" style:family="paragraph" style:parent-style-name="Preformatted_20_Text">
    </style:style>
    <style:style style:name="P3364" style:family="paragraph" style:parent-style-name="Preformatted_20_Text">
    </style:style>
    <style:style style:name="P3365" style:family="paragraph" style:parent-style-name="Preformatted_20_Text">
    </style:style>
    <style:style style:name="P3366" style:family="paragraph" style:parent-style-name="Preformatted_20_Text">
    </style:style>
    <style:style style:name="P3367" style:family="paragraph" style:parent-style-name="Preformatted_20_Text">
    </style:style>
    <style:style style:name="P3368" style:family="paragraph" style:parent-style-name="Preformatted_20_Text">
    </style:style>
    <style:style style:name="P3369" style:family="paragraph" style:parent-style-name="Preformatted_20_Text">
    </style:style>
    <style:style style:name="P3370" style:family="paragraph" style:parent-style-name="Preformatted_20_Text">
    </style:style>
    <style:style style:name="P3371" style:family="paragraph" style:parent-style-name="Preformatted_20_Text">
    </style:style>
    <style:style style:name="P3372" style:family="paragraph" style:parent-style-name="Preformatted_20_Text">
    </style:style>
    <style:style style:name="P3373" style:family="paragraph" style:parent-style-name="Preformatted_20_Text">
    </style:style>
    <style:style style:name="P3374" style:family="paragraph" style:parent-style-name="Preformatted_20_Text">
    </style:style>
    <style:style style:name="P3375" style:family="paragraph" style:parent-style-name="Preformatted_20_Text">
    </style:style>
    <style:style style:name="P3376" style:family="paragraph" style:parent-style-name="Preformatted_20_Text">
    </style:style>
    <style:style style:name="P3377" style:family="paragraph" style:parent-style-name="Preformatted_20_Text">
    </style:style>
    <style:style style:name="P3378" style:family="paragraph" style:parent-style-name="Preformatted_20_Text">
    </style:style>
    <style:style style:name="P3379" style:family="paragraph" style:parent-style-name="Preformatted_20_Text">
    </style:style>
    <style:style style:name="P3380" style:family="paragraph" style:parent-style-name="Preformatted_20_Text">
    </style:style>
    <style:style style:name="P3381" style:family="paragraph" style:parent-style-name="Preformatted_20_Text">
    </style:style>
    <style:style style:name="P3382" style:family="paragraph" style:parent-style-name="Preformatted_20_Text">
    </style:style>
    <style:style style:name="P3383" style:family="paragraph" style:parent-style-name="Preformatted_20_Text">
    </style:style>
    <style:style style:name="P3384" style:family="paragraph" style:parent-style-name="Preformatted_20_Text">
    </style:style>
    <style:style style:name="P3385" style:family="paragraph" style:parent-style-name="Preformatted_20_Text">
    </style:style>
    <style:style style:name="P3386" style:family="paragraph" style:parent-style-name="Preformatted_20_Text">
    </style:style>
    <style:style style:name="P3387" style:family="paragraph" style:parent-style-name="Preformatted_20_Text">
    </style:style>
    <style:style style:name="P3388" style:family="paragraph" style:parent-style-name="Preformatted_20_Text">
    </style:style>
    <style:style style:name="P3389" style:family="paragraph" style:parent-style-name="Preformatted_20_Text">
    </style:style>
    <style:style style:name="P3390" style:family="paragraph" style:parent-style-name="Preformatted_20_Text">
    </style:style>
    <style:style style:name="P3391" style:family="paragraph" style:parent-style-name="Preformatted_20_Text">
    </style:style>
    <style:style style:name="P3392" style:family="paragraph" style:parent-style-name="Preformatted_20_Text">
    </style:style>
    <style:style style:name="P3393" style:family="paragraph" style:parent-style-name="Preformatted_20_Text">
    </style:style>
    <style:style style:name="P3394" style:family="paragraph" style:parent-style-name="Preformatted_20_Text">
    </style:style>
    <style:style style:name="P3395" style:family="paragraph" style:parent-style-name="Preformatted_20_Text">
    </style:style>
    <style:style style:name="P3396" style:family="paragraph" style:parent-style-name="Preformatted_20_Text">
    </style:style>
    <style:style style:name="P3397" style:family="paragraph" style:parent-style-name="Preformatted_20_Text">
    </style:style>
    <style:style style:name="P3398" style:family="paragraph" style:parent-style-name="Preformatted_20_Text">
    </style:style>
    <style:style style:name="P3399" style:family="paragraph" style:parent-style-name="Preformatted_20_Text">
    </style:style>
    <style:style style:name="P3400" style:family="paragraph" style:parent-style-name="Preformatted_20_Text">
    </style:style>
    <style:style style:name="P3401" style:family="paragraph" style:parent-style-name="Preformatted_20_Text">
    </style:style>
    <style:style style:name="P3402" style:family="paragraph" style:parent-style-name="Preformatted_20_Text">
    </style:style>
    <style:style style:name="P3403" style:family="paragraph" style:parent-style-name="Preformatted_20_Text">
    </style:style>
    <style:style style:name="P3404" style:family="paragraph" style:parent-style-name="Preformatted_20_Text">
    </style:style>
    <style:style style:name="P3405" style:family="paragraph" style:parent-style-name="Preformatted_20_Text">
    </style:style>
    <style:style style:name="P3406" style:family="paragraph" style:parent-style-name="Preformatted_20_Text">
    </style:style>
    <style:style style:name="P3407" style:family="paragraph" style:parent-style-name="Preformatted_20_Text">
    </style:style>
    <style:style style:name="P3408" style:family="paragraph" style:parent-style-name="Preformatted_20_Text">
    </style:style>
    <style:style style:name="P3409" style:family="paragraph" style:parent-style-name="Preformatted_20_Text">
    </style:style>
    <style:style style:name="P3410" style:family="paragraph" style:parent-style-name="Preformatted_20_Text">
    </style:style>
    <style:style style:name="P3411" style:family="paragraph" style:parent-style-name="Preformatted_20_Text">
    </style:style>
    <style:style style:name="P3412" style:family="paragraph" style:parent-style-name="Preformatted_20_Text">
    </style:style>
    <style:style style:name="P3413" style:family="paragraph" style:parent-style-name="Preformatted_20_Text">
    </style:style>
    <style:style style:name="P3414" style:family="paragraph" style:parent-style-name="Preformatted_20_Text">
    </style:style>
    <style:style style:name="P3415" style:family="paragraph" style:parent-style-name="Preformatted_20_Text">
    </style:style>
    <style:style style:name="P3416" style:family="paragraph" style:parent-style-name="Preformatted_20_Text">
    </style:style>
    <style:style style:name="P3417" style:family="paragraph" style:parent-style-name="Preformatted_20_Text">
    </style:style>
    <style:style style:name="P3418" style:family="paragraph" style:parent-style-name="Preformatted_20_Text">
    </style:style>
    <style:style style:name="P3419" style:family="paragraph" style:parent-style-name="Preformatted_20_Text">
    </style:style>
    <style:style style:name="P3420" style:family="paragraph" style:parent-style-name="Preformatted_20_Text">
    </style:style>
    <style:style style:name="P3421" style:family="paragraph" style:parent-style-name="Preformatted_20_Text">
    </style:style>
    <style:style style:name="P3422" style:family="paragraph" style:parent-style-name="Preformatted_20_Text">
    </style:style>
    <style:style style:name="P3423" style:family="paragraph" style:parent-style-name="Preformatted_20_Text">
    </style:style>
    <style:style style:name="P3424" style:family="paragraph" style:parent-style-name="Preformatted_20_Text">
    </style:style>
    <style:style style:name="P3425" style:family="paragraph" style:parent-style-name="Preformatted_20_Text">
    </style:style>
    <style:style style:name="P3426" style:family="paragraph" style:parent-style-name="Preformatted_20_Text">
    </style:style>
    <style:style style:name="P3427" style:family="paragraph" style:parent-style-name="Preformatted_20_Text">
    </style:style>
    <style:style style:name="P3428" style:family="paragraph" style:parent-style-name="Preformatted_20_Text">
    </style:style>
    <style:style style:name="P3429" style:family="paragraph" style:parent-style-name="Preformatted_20_Text">
    </style:style>
    <style:style style:name="P3430" style:family="paragraph" style:parent-style-name="Preformatted_20_Text">
    </style:style>
    <style:style style:name="P3431" style:family="paragraph" style:parent-style-name="Preformatted_20_Text">
    </style:style>
    <style:style style:name="P3432" style:family="paragraph" style:parent-style-name="Preformatted_20_Text">
    </style:style>
    <style:style style:name="P3433" style:family="paragraph" style:parent-style-name="Preformatted_20_Text">
    </style:style>
    <style:style style:name="P3434" style:family="paragraph" style:parent-style-name="Preformatted_20_Text">
    </style:style>
    <style:style style:name="P3435" style:family="paragraph" style:parent-style-name="Preformatted_20_Text">
    </style:style>
    <style:style style:name="P3436" style:family="paragraph" style:parent-style-name="Preformatted_20_Text">
    </style:style>
    <style:style style:name="P3437" style:family="paragraph" style:parent-style-name="Preformatted_20_Text">
    </style:style>
    <style:style style:name="P3438" style:family="paragraph" style:parent-style-name="Preformatted_20_Text">
    </style:style>
    <style:style style:name="P3439" style:family="paragraph" style:parent-style-name="Preformatted_20_Text">
    </style:style>
    <style:style style:name="P3440" style:family="paragraph" style:parent-style-name="Preformatted_20_Text">
    </style:style>
    <style:style style:name="P3441" style:family="paragraph" style:parent-style-name="Preformatted_20_Text">
    </style:style>
    <style:style style:name="P3442" style:family="paragraph" style:parent-style-name="Preformatted_20_Text">
    </style:style>
    <style:style style:name="P3443" style:family="paragraph" style:parent-style-name="Preformatted_20_Text">
    </style:style>
    <style:style style:name="P3444" style:family="paragraph" style:parent-style-name="Preformatted_20_Text">
    </style:style>
    <style:style style:name="P3445" style:family="paragraph" style:parent-style-name="Preformatted_20_Text">
    </style:style>
    <style:style style:name="P3446" style:family="paragraph" style:parent-style-name="Preformatted_20_Text">
    </style:style>
    <style:style style:name="P3447" style:family="paragraph" style:parent-style-name="Preformatted_20_Text">
    </style:style>
    <style:style style:name="P3448" style:family="paragraph" style:parent-style-name="Preformatted_20_Text">
    </style:style>
    <style:style style:name="P3449" style:family="paragraph" style:parent-style-name="Preformatted_20_Text">
    </style:style>
    <style:style style:name="P3450" style:family="paragraph" style:parent-style-name="Preformatted_20_Text">
    </style:style>
    <style:style style:name="P3451" style:family="paragraph" style:parent-style-name="Preformatted_20_Text">
    </style:style>
    <style:style style:name="P3452" style:family="paragraph" style:parent-style-name="Preformatted_20_Text">
    </style:style>
    <style:style style:name="P3453" style:family="paragraph" style:parent-style-name="Preformatted_20_Text">
    </style:style>
    <style:style style:name="P3454" style:family="paragraph" style:parent-style-name="Preformatted_20_Text">
    </style:style>
    <style:style style:name="P3455" style:family="paragraph" style:parent-style-name="Preformatted_20_Text">
    </style:style>
    <style:style style:name="P3456" style:family="paragraph" style:parent-style-name="Preformatted_20_Text">
    </style:style>
    <style:style style:name="P3457" style:family="paragraph" style:parent-style-name="Preformatted_20_Text">
    </style:style>
    <style:style style:name="P3458" style:family="paragraph" style:parent-style-name="Preformatted_20_Text">
    </style:style>
    <style:style style:name="P3459" style:family="paragraph" style:parent-style-name="Preformatted_20_Text">
    </style:style>
    <style:style style:name="P3460" style:family="paragraph" style:parent-style-name="Preformatted_20_Text">
    </style:style>
    <style:style style:name="P3461" style:family="paragraph" style:parent-style-name="Preformatted_20_Text">
    </style:style>
    <style:style style:name="P3462" style:family="paragraph" style:parent-style-name="Preformatted_20_Text">
    </style:style>
    <style:style style:name="P3463" style:family="paragraph" style:parent-style-name="Preformatted_20_Text">
    </style:style>
    <style:style style:name="P3464" style:family="paragraph" style:parent-style-name="Preformatted_20_Text">
    </style:style>
    <style:style style:name="P3465" style:family="paragraph" style:parent-style-name="Preformatted_20_Text">
    </style:style>
    <style:style style:name="P3466" style:family="paragraph" style:parent-style-name="Preformatted_20_Text">
    </style:style>
    <style:style style:name="P3467" style:family="paragraph" style:parent-style-name="Preformatted_20_Text">
    </style:style>
    <style:style style:name="P3468" style:family="paragraph" style:parent-style-name="Preformatted_20_Text">
    </style:style>
    <style:style style:name="P3469" style:family="paragraph" style:parent-style-name="Preformatted_20_Text">
    </style:style>
    <style:style style:name="P3470" style:family="paragraph" style:parent-style-name="Preformatted_20_Text">
    </style:style>
    <style:style style:name="P3471" style:family="paragraph" style:parent-style-name="Preformatted_20_Text">
    </style:style>
    <style:style style:name="P3472" style:family="paragraph" style:parent-style-name="Preformatted_20_Text">
    </style:style>
    <style:style style:name="P3473" style:family="paragraph" style:parent-style-name="Preformatted_20_Text">
    </style:style>
    <style:style style:name="P3474" style:family="paragraph" style:parent-style-name="Preformatted_20_Text">
    </style:style>
    <style:style style:name="P3475" style:family="paragraph" style:parent-style-name="Preformatted_20_Text">
    </style:style>
    <style:style style:name="P3476" style:family="paragraph" style:parent-style-name="Preformatted_20_Text">
    </style:style>
    <style:style style:name="P3477" style:family="paragraph" style:parent-style-name="Preformatted_20_Text">
    </style:style>
    <style:style style:name="P3478" style:family="paragraph" style:parent-style-name="Preformatted_20_Text">
    </style:style>
    <style:style style:name="P3479" style:family="paragraph" style:parent-style-name="Preformatted_20_Text">
    </style:style>
    <style:style style:name="P3480" style:family="paragraph" style:parent-style-name="Preformatted_20_Text">
    </style:style>
    <style:style style:name="P3481" style:family="paragraph" style:parent-style-name="Preformatted_20_Text">
    </style:style>
    <style:style style:name="P3482" style:family="paragraph" style:parent-style-name="Preformatted_20_Text">
    </style:style>
    <style:style style:name="P3483" style:family="paragraph" style:parent-style-name="Preformatted_20_Text">
    </style:style>
    <style:style style:name="P3484" style:family="paragraph" style:parent-style-name="Preformatted_20_Text">
    </style:style>
    <style:style style:name="P3485" style:family="paragraph" style:parent-style-name="Preformatted_20_Text">
    </style:style>
    <style:style style:name="P3486" style:family="paragraph" style:parent-style-name="Preformatted_20_Text">
    </style:style>
    <style:style style:name="P3487" style:family="paragraph" style:parent-style-name="Preformatted_20_Text">
    </style:style>
    <style:style style:name="P3488" style:family="paragraph" style:parent-style-name="Preformatted_20_Text">
    </style:style>
    <style:style style:name="P3489" style:family="paragraph" style:parent-style-name="Preformatted_20_Text">
    </style:style>
    <style:style style:name="P3490" style:family="paragraph" style:parent-style-name="Preformatted_20_Text">
    </style:style>
    <style:style style:name="P3491" style:family="paragraph" style:parent-style-name="Preformatted_20_Text">
    </style:style>
    <style:style style:name="P3492" style:family="paragraph" style:parent-style-name="Preformatted_20_Text">
    </style:style>
    <style:style style:name="P3493" style:family="paragraph" style:parent-style-name="Preformatted_20_Text">
    </style:style>
    <style:style style:name="P3494" style:family="paragraph" style:parent-style-name="Preformatted_20_Text">
    </style:style>
    <style:style style:name="P3495" style:family="paragraph" style:parent-style-name="Preformatted_20_Text">
    </style:style>
    <style:style style:name="P3496" style:family="paragraph" style:parent-style-name="Preformatted_20_Text">
    </style:style>
    <style:style style:name="P3497" style:family="paragraph" style:parent-style-name="Preformatted_20_Text">
    </style:style>
    <style:style style:name="P3498" style:family="paragraph" style:parent-style-name="Preformatted_20_Text">
    </style:style>
    <style:style style:name="P3499" style:family="paragraph" style:parent-style-name="Preformatted_20_Text">
    </style:style>
    <style:style style:name="P3500" style:family="paragraph" style:parent-style-name="Preformatted_20_Text">
    </style:style>
    <style:style style:name="P3501" style:family="paragraph" style:parent-style-name="Preformatted_20_Text">
    </style:style>
    <style:style style:name="P3502" style:family="paragraph" style:parent-style-name="Preformatted_20_Text">
    </style:style>
    <style:style style:name="P3503" style:family="paragraph" style:parent-style-name="Preformatted_20_Text">
    </style:style>
    <style:style style:name="P3504" style:family="paragraph" style:parent-style-name="Preformatted_20_Text">
    </style:style>
    <style:style style:name="P3505" style:family="paragraph" style:parent-style-name="Preformatted_20_Text">
    </style:style>
    <style:style style:name="P3506" style:family="paragraph" style:parent-style-name="Preformatted_20_Text">
    </style:style>
    <style:style style:name="P3507" style:family="paragraph" style:parent-style-name="Preformatted_20_Text">
    </style:style>
    <style:style style:name="P3508" style:family="paragraph" style:parent-style-name="Preformatted_20_Text">
    </style:style>
    <style:style style:name="P3509" style:family="paragraph" style:parent-style-name="Preformatted_20_Text">
    </style:style>
    <style:style style:name="P3510" style:family="paragraph" style:parent-style-name="Preformatted_20_Text">
    </style:style>
    <style:style style:name="P3511" style:family="paragraph" style:parent-style-name="Preformatted_20_Text">
    </style:style>
    <style:style style:name="P3512" style:family="paragraph" style:parent-style-name="Preformatted_20_Text">
    </style:style>
    <style:style style:name="P3513" style:family="paragraph" style:parent-style-name="Preformatted_20_Text">
    </style:style>
    <style:style style:name="P3514" style:family="paragraph" style:parent-style-name="Preformatted_20_Text">
    </style:style>
    <style:style style:name="P3515" style:family="paragraph" style:parent-style-name="Preformatted_20_Text">
    </style:style>
    <style:style style:name="P3516" style:family="paragraph" style:parent-style-name="Preformatted_20_Text">
    </style:style>
    <style:style style:name="P3517" style:family="paragraph" style:parent-style-name="Preformatted_20_Text">
    </style:style>
    <style:style style:name="P3518" style:family="paragraph" style:parent-style-name="Preformatted_20_Text">
    </style:style>
    <style:style style:name="P3519" style:family="paragraph" style:parent-style-name="Preformatted_20_Text">
    </style:style>
    <style:style style:name="P3520" style:family="paragraph" style:parent-style-name="Preformatted_20_Text">
    </style:style>
    <style:style style:name="P3521" style:family="paragraph" style:parent-style-name="Preformatted_20_Text">
    </style:style>
    <style:style style:name="P3522" style:family="paragraph" style:parent-style-name="Preformatted_20_Text">
    </style:style>
    <style:style style:name="P3523" style:family="paragraph" style:parent-style-name="Preformatted_20_Text">
    </style:style>
    <style:style style:name="P3524" style:family="paragraph" style:parent-style-name="Preformatted_20_Text">
    </style:style>
    <style:style style:name="P3525" style:family="paragraph" style:parent-style-name="Preformatted_20_Text">
    </style:style>
    <style:style style:name="P3526" style:family="paragraph" style:parent-style-name="Preformatted_20_Text">
    </style:style>
    <style:style style:name="P3527" style:family="paragraph" style:parent-style-name="Preformatted_20_Text">
    </style:style>
    <style:style style:name="P3528" style:family="paragraph" style:parent-style-name="Preformatted_20_Text">
    </style:style>
    <style:style style:name="P3529" style:family="paragraph" style:parent-style-name="Preformatted_20_Text">
    </style:style>
    <style:style style:name="P3530" style:family="paragraph" style:parent-style-name="Preformatted_20_Text">
    </style:style>
    <style:style style:name="P3531" style:family="paragraph" style:parent-style-name="Preformatted_20_Text">
    </style:style>
    <style:style style:name="P3532" style:family="paragraph" style:parent-style-name="Preformatted_20_Text">
    </style:style>
    <style:style style:name="P3533" style:family="paragraph" style:parent-style-name="Preformatted_20_Text">
    </style:style>
    <style:style style:name="P3534" style:family="paragraph" style:parent-style-name="Preformatted_20_Text">
    </style:style>
    <style:style style:name="P3535" style:family="paragraph" style:parent-style-name="Preformatted_20_Text">
    </style:style>
    <style:style style:name="P3536" style:family="paragraph" style:parent-style-name="Preformatted_20_Text">
    </style:style>
    <style:style style:name="P3537" style:family="paragraph" style:parent-style-name="Preformatted_20_Text">
    </style:style>
    <style:style style:name="P3538" style:family="paragraph" style:parent-style-name="Preformatted_20_Text">
    </style:style>
    <style:style style:name="P3539" style:family="paragraph" style:parent-style-name="Preformatted_20_Text">
    </style:style>
    <style:style style:name="P3540" style:family="paragraph" style:parent-style-name="Preformatted_20_Text">
    </style:style>
    <style:style style:name="P3541" style:family="paragraph" style:parent-style-name="Preformatted_20_Text">
    </style:style>
    <style:style style:name="P3542" style:family="paragraph" style:parent-style-name="Preformatted_20_Text">
    </style:style>
    <style:style style:name="P3543" style:family="paragraph" style:parent-style-name="Preformatted_20_Text">
    </style:style>
    <style:style style:name="P3544" style:family="paragraph" style:parent-style-name="Preformatted_20_Text">
    </style:style>
    <style:style style:name="P3545" style:family="paragraph" style:parent-style-name="Preformatted_20_Text">
    </style:style>
    <style:style style:name="P3546" style:family="paragraph" style:parent-style-name="Preformatted_20_Text">
    </style:style>
    <style:style style:name="P3547" style:family="paragraph" style:parent-style-name="Preformatted_20_Text">
    </style:style>
    <style:style style:name="P3548" style:family="paragraph" style:parent-style-name="Preformatted_20_Text">
    </style:style>
    <style:style style:name="P3549" style:family="paragraph" style:parent-style-name="Preformatted_20_Text">
    </style:style>
    <style:style style:name="P3550" style:family="paragraph" style:parent-style-name="Preformatted_20_Text">
    </style:style>
    <style:style style:name="P3551" style:family="paragraph" style:parent-style-name="Preformatted_20_Text">
    </style:style>
    <style:style style:name="P3552" style:family="paragraph" style:parent-style-name="Preformatted_20_Text">
    </style:style>
    <style:style style:name="P3553" style:family="paragraph" style:parent-style-name="Preformatted_20_Text">
    </style:style>
    <style:style style:name="P3554" style:family="paragraph" style:parent-style-name="Preformatted_20_Text">
    </style:style>
    <style:style style:name="P3555" style:family="paragraph" style:parent-style-name="Preformatted_20_Text">
    </style:style>
    <style:style style:name="P3556" style:family="paragraph" style:parent-style-name="Preformatted_20_Text">
    </style:style>
    <style:style style:name="P3557" style:family="paragraph" style:parent-style-name="Preformatted_20_Text">
    </style:style>
    <style:style style:name="P3558" style:family="paragraph" style:parent-style-name="Preformatted_20_Text">
    </style:style>
    <style:style style:name="P3559" style:family="paragraph" style:parent-style-name="Preformatted_20_Text">
    </style:style>
    <style:style style:name="P3560" style:family="paragraph" style:parent-style-name="Preformatted_20_Text">
    </style:style>
    <style:style style:name="P3561" style:family="paragraph" style:parent-style-name="Preformatted_20_Text">
    </style:style>
    <style:style style:name="P3562" style:family="paragraph" style:parent-style-name="Preformatted_20_Text">
    </style:style>
    <style:style style:name="P3563" style:family="paragraph" style:parent-style-name="Preformatted_20_Text">
    </style:style>
    <style:style style:name="P3564" style:family="paragraph" style:parent-style-name="Preformatted_20_Text">
    </style:style>
    <style:style style:name="P3565" style:family="paragraph" style:parent-style-name="Preformatted_20_Text">
    </style:style>
    <style:style style:name="P3566" style:family="paragraph" style:parent-style-name="Preformatted_20_Text">
    </style:style>
    <style:style style:name="P3567" style:family="paragraph" style:parent-style-name="Preformatted_20_Text">
    </style:style>
    <style:style style:name="P3568" style:family="paragraph" style:parent-style-name="Preformatted_20_Text">
    </style:style>
    <style:style style:name="P3569" style:family="paragraph" style:parent-style-name="Preformatted_20_Text">
    </style:style>
    <style:style style:name="P3570" style:family="paragraph" style:parent-style-name="Preformatted_20_Text">
    </style:style>
    <style:style style:name="P3571" style:family="paragraph" style:parent-style-name="Preformatted_20_Text">
    </style:style>
    <style:style style:name="P3572" style:family="paragraph" style:parent-style-name="Preformatted_20_Text">
    </style:style>
    <style:style style:name="P3573" style:family="paragraph" style:parent-style-name="Preformatted_20_Text">
    </style:style>
    <style:style style:name="P3574" style:family="paragraph" style:parent-style-name="Preformatted_20_Text">
    </style:style>
    <style:style style:name="P3575" style:family="paragraph" style:parent-style-name="Preformatted_20_Text">
    </style:style>
    <style:style style:name="P3576" style:family="paragraph" style:parent-style-name="Preformatted_20_Text">
    </style:style>
    <style:style style:name="P3577" style:family="paragraph" style:parent-style-name="Preformatted_20_Text">
    </style:style>
    <style:style style:name="P3578" style:family="paragraph" style:parent-style-name="Preformatted_20_Text">
    </style:style>
    <style:style style:name="P3579" style:family="paragraph" style:parent-style-name="Preformatted_20_Text">
    </style:style>
    <style:style style:name="P3580" style:family="paragraph" style:parent-style-name="Preformatted_20_Text">
    </style:style>
    <style:style style:name="P3581" style:family="paragraph" style:parent-style-name="Preformatted_20_Text">
    </style:style>
    <style:style style:name="P3582" style:family="paragraph" style:parent-style-name="Preformatted_20_Text">
    </style:style>
    <style:style style:name="P3583" style:family="paragraph" style:parent-style-name="Preformatted_20_Text">
    </style:style>
    <style:style style:name="P3584" style:family="paragraph" style:parent-style-name="Preformatted_20_Text">
    </style:style>
    <style:style style:name="P3585" style:family="paragraph" style:parent-style-name="Preformatted_20_Text">
    </style:style>
    <style:style style:name="P3586" style:family="paragraph" style:parent-style-name="Preformatted_20_Text">
    </style:style>
    <style:style style:name="P3587" style:family="paragraph" style:parent-style-name="Preformatted_20_Text">
    </style:style>
    <style:style style:name="P3588" style:family="paragraph" style:parent-style-name="Preformatted_20_Text">
    </style:style>
    <style:style style:name="P3589" style:family="paragraph" style:parent-style-name="Preformatted_20_Text">
    </style:style>
    <style:style style:name="P3590" style:family="paragraph" style:parent-style-name="Preformatted_20_Text">
    </style:style>
    <style:style style:name="P3591" style:family="paragraph" style:parent-style-name="Preformatted_20_Text">
    </style:style>
    <style:style style:name="P3592" style:family="paragraph" style:parent-style-name="Preformatted_20_Text">
    </style:style>
    <style:style style:name="P3593" style:family="paragraph" style:parent-style-name="Preformatted_20_Text">
    </style:style>
    <style:style style:name="P3594" style:family="paragraph" style:parent-style-name="Preformatted_20_Text">
    </style:style>
    <style:style style:name="P3595" style:family="paragraph" style:parent-style-name="Preformatted_20_Text">
    </style:style>
    <style:style style:name="P3596" style:family="paragraph" style:parent-style-name="Preformatted_20_Text">
    </style:style>
    <style:style style:name="P3597" style:family="paragraph" style:parent-style-name="Preformatted_20_Text">
    </style:style>
    <style:style style:name="P3598" style:family="paragraph" style:parent-style-name="Preformatted_20_Text">
    </style:style>
    <style:style style:name="P3599" style:family="paragraph" style:parent-style-name="Preformatted_20_Text">
    </style:style>
    <style:style style:name="P3600" style:family="paragraph" style:parent-style-name="Preformatted_20_Text">
    </style:style>
    <style:style style:name="P3601" style:family="paragraph" style:parent-style-name="Preformatted_20_Text">
    </style:style>
    <style:style style:name="P3602" style:family="paragraph" style:parent-style-name="Preformatted_20_Text">
    </style:style>
    <style:style style:name="P3603" style:family="paragraph" style:parent-style-name="Preformatted_20_Text">
    </style:style>
    <style:style style:name="P3604" style:family="paragraph" style:parent-style-name="Preformatted_20_Text">
    </style:style>
    <style:style style:name="P3605" style:family="paragraph" style:parent-style-name="Preformatted_20_Text">
    </style:style>
    <style:style style:name="P3606" style:family="paragraph" style:parent-style-name="Preformatted_20_Text">
    </style:style>
    <style:style style:name="P3607" style:family="paragraph" style:parent-style-name="Preformatted_20_Text">
    </style:style>
    <style:style style:name="P3608" style:family="paragraph" style:parent-style-name="Preformatted_20_Text">
    </style:style>
    <style:style style:name="P3609" style:family="paragraph" style:parent-style-name="Preformatted_20_Text">
    </style:style>
    <style:style style:name="P3610" style:family="paragraph" style:parent-style-name="Preformatted_20_Text">
    </style:style>
    <style:style style:name="P3611" style:family="paragraph" style:parent-style-name="Preformatted_20_Text">
    </style:style>
    <style:style style:name="P3612" style:family="paragraph" style:parent-style-name="Preformatted_20_Text">
    </style:style>
    <style:style style:name="P3613" style:family="paragraph" style:parent-style-name="Preformatted_20_Text">
    </style:style>
    <style:style style:name="P3614" style:family="paragraph" style:parent-style-name="Preformatted_20_Text">
    </style:style>
    <style:style style:name="P3615" style:family="paragraph" style:parent-style-name="Preformatted_20_Text">
    </style:style>
    <style:style style:name="P3616" style:family="paragraph" style:parent-style-name="Preformatted_20_Text">
    </style:style>
    <style:style style:name="P3617" style:family="paragraph" style:parent-style-name="Preformatted_20_Text">
    </style:style>
    <style:style style:name="P3618" style:family="paragraph" style:parent-style-name="Preformatted_20_Text">
    </style:style>
    <style:style style:name="P3619" style:family="paragraph" style:parent-style-name="Preformatted_20_Text">
    </style:style>
    <style:style style:name="P3620" style:family="paragraph" style:parent-style-name="Preformatted_20_Text">
    </style:style>
    <style:style style:name="P3621" style:family="paragraph" style:parent-style-name="Preformatted_20_Text">
    </style:style>
    <style:style style:name="P3622" style:family="paragraph" style:parent-style-name="Preformatted_20_Text">
    </style:style>
    <style:style style:name="P3623" style:family="paragraph" style:parent-style-name="Preformatted_20_Text">
    </style:style>
    <style:style style:name="P3624" style:family="paragraph" style:parent-style-name="Preformatted_20_Text">
    </style:style>
    <style:style style:name="P3625" style:family="paragraph" style:parent-style-name="Preformatted_20_Text">
    </style:style>
    <style:style style:name="P3626" style:family="paragraph" style:parent-style-name="Preformatted_20_Text">
    </style:style>
    <style:style style:name="P3627" style:family="paragraph" style:parent-style-name="Preformatted_20_Text">
    </style:style>
    <style:style style:name="P3628" style:family="paragraph" style:parent-style-name="Preformatted_20_Text">
    </style:style>
    <style:style style:name="P3629" style:family="paragraph" style:parent-style-name="Preformatted_20_Text">
    </style:style>
    <style:style style:name="P3630" style:family="paragraph" style:parent-style-name="Preformatted_20_Text">
    </style:style>
    <style:style style:name="P3631" style:family="paragraph" style:parent-style-name="Preformatted_20_Text">
    </style:style>
    <style:style style:name="P3632" style:family="paragraph" style:parent-style-name="Preformatted_20_Text">
    </style:style>
    <style:style style:name="P3633" style:family="paragraph" style:parent-style-name="Preformatted_20_Text">
    </style:style>
    <style:style style:name="P3634" style:family="paragraph" style:parent-style-name="Preformatted_20_Text">
    </style:style>
    <style:style style:name="P3635" style:family="paragraph" style:parent-style-name="Preformatted_20_Text">
    </style:style>
    <style:style style:name="P3636" style:family="paragraph" style:parent-style-name="Preformatted_20_Text">
    </style:style>
    <style:style style:name="P3637" style:family="paragraph" style:parent-style-name="Preformatted_20_Text">
    </style:style>
    <style:style style:name="P3638" style:family="paragraph" style:parent-style-name="Preformatted_20_Text">
    </style:style>
    <style:style style:name="P3639" style:family="paragraph" style:parent-style-name="Preformatted_20_Text">
    </style:style>
    <style:style style:name="P3640" style:family="paragraph" style:parent-style-name="Preformatted_20_Text">
    </style:style>
    <style:style style:name="P3641" style:family="paragraph" style:parent-style-name="Preformatted_20_Text">
    </style:style>
    <style:style style:name="P3642" style:family="paragraph" style:parent-style-name="Preformatted_20_Text">
    </style:style>
    <style:style style:name="P3643" style:family="paragraph" style:parent-style-name="Preformatted_20_Text">
    </style:style>
    <style:style style:name="P3644" style:family="paragraph" style:parent-style-name="Preformatted_20_Text">
    </style:style>
    <style:style style:name="P3645" style:family="paragraph" style:parent-style-name="Preformatted_20_Text">
    </style:style>
    <style:style style:name="P3646" style:family="paragraph" style:parent-style-name="Preformatted_20_Text">
    </style:style>
    <style:style style:name="P3647" style:family="paragraph" style:parent-style-name="Preformatted_20_Text">
    </style:style>
    <style:style style:name="P3648" style:family="paragraph" style:parent-style-name="Preformatted_20_Text">
    </style:style>
    <style:style style:name="P3649" style:family="paragraph" style:parent-style-name="Preformatted_20_Text">
    </style:style>
    <style:style style:name="P3650" style:family="paragraph" style:parent-style-name="Preformatted_20_Text">
    </style:style>
    <style:style style:name="P3651" style:family="paragraph" style:parent-style-name="Preformatted_20_Text">
    </style:style>
    <style:style style:name="P3652" style:family="paragraph" style:parent-style-name="Preformatted_20_Text">
    </style:style>
    <style:style style:name="P3653" style:family="paragraph" style:parent-style-name="Preformatted_20_Text">
    </style:style>
    <style:style style:name="P3654" style:family="paragraph" style:parent-style-name="Preformatted_20_Text">
    </style:style>
    <style:style style:name="P3655" style:family="paragraph" style:parent-style-name="Preformatted_20_Text">
    </style:style>
    <style:style style:name="P3656" style:family="paragraph" style:parent-style-name="Preformatted_20_Text">
    </style:style>
    <style:style style:name="P3657" style:family="paragraph" style:parent-style-name="Preformatted_20_Text">
    </style:style>
    <style:style style:name="P3658" style:family="paragraph" style:parent-style-name="Preformatted_20_Text">
    </style:style>
    <style:style style:name="P3659" style:family="paragraph" style:parent-style-name="Preformatted_20_Text">
    </style:style>
    <style:style style:name="P3660" style:family="paragraph" style:parent-style-name="Preformatted_20_Text">
    </style:style>
    <style:style style:name="P3661" style:family="paragraph" style:parent-style-name="Preformatted_20_Text">
    </style:style>
    <style:style style:name="P3662" style:family="paragraph" style:parent-style-name="Preformatted_20_Text">
    </style:style>
    <style:style style:name="P3663" style:family="paragraph" style:parent-style-name="Preformatted_20_Text">
    </style:style>
    <style:style style:name="P3664" style:family="paragraph" style:parent-style-name="Preformatted_20_Text">
    </style:style>
    <style:style style:name="P3665" style:family="paragraph" style:parent-style-name="Preformatted_20_Text">
    </style:style>
    <style:style style:name="P3666" style:family="paragraph" style:parent-style-name="Preformatted_20_Text">
    </style:style>
    <style:style style:name="P3667" style:family="paragraph" style:parent-style-name="Preformatted_20_Text">
    </style:style>
    <style:style style:name="P3668" style:family="paragraph" style:parent-style-name="Preformatted_20_Text">
    </style:style>
    <style:style style:name="P3669" style:family="paragraph" style:parent-style-name="Preformatted_20_Text">
    </style:style>
    <style:style style:name="P3670" style:family="paragraph" style:parent-style-name="Preformatted_20_Text">
    </style:style>
    <style:style style:name="P3671" style:family="paragraph" style:parent-style-name="Preformatted_20_Text">
    </style:style>
    <style:style style:name="P3672" style:family="paragraph" style:parent-style-name="Preformatted_20_Text">
    </style:style>
    <style:style style:name="P3673" style:family="paragraph" style:parent-style-name="Preformatted_20_Text">
    </style:style>
    <style:style style:name="P3674" style:family="paragraph" style:parent-style-name="Preformatted_20_Text">
    </style:style>
    <style:style style:name="P3675" style:family="paragraph" style:parent-style-name="Preformatted_20_Text">
    </style:style>
    <style:style style:name="P3676" style:family="paragraph" style:parent-style-name="Preformatted_20_Text">
    </style:style>
    <style:style style:name="P3677" style:family="paragraph" style:parent-style-name="Preformatted_20_Text">
    </style:style>
    <style:style style:name="P3678" style:family="paragraph" style:parent-style-name="Preformatted_20_Text">
    </style:style>
    <style:style style:name="P3679" style:family="paragraph" style:parent-style-name="Preformatted_20_Text">
    </style:style>
    <style:style style:name="P3680" style:family="paragraph" style:parent-style-name="Preformatted_20_Text">
    </style:style>
    <style:style style:name="P3681" style:family="paragraph" style:parent-style-name="Preformatted_20_Text">
    </style:style>
    <style:style style:name="P3682" style:family="paragraph" style:parent-style-name="Preformatted_20_Text">
    </style:style>
    <style:style style:name="P3683" style:family="paragraph" style:parent-style-name="Preformatted_20_Text">
    </style:style>
    <style:style style:name="P3684" style:family="paragraph" style:parent-style-name="Preformatted_20_Text">
    </style:style>
    <style:style style:name="P3685" style:family="paragraph" style:parent-style-name="Preformatted_20_Text">
    </style:style>
    <style:style style:name="P3686" style:family="paragraph" style:parent-style-name="Preformatted_20_Text">
    </style:style>
    <style:style style:name="P3687" style:family="paragraph" style:parent-style-name="Preformatted_20_Text">
    </style:style>
    <style:style style:name="P3688" style:family="paragraph" style:parent-style-name="Preformatted_20_Text">
    </style:style>
    <style:style style:name="P3689" style:family="paragraph" style:parent-style-name="Preformatted_20_Text">
    </style:style>
    <style:style style:name="P3690" style:family="paragraph" style:parent-style-name="Preformatted_20_Text">
    </style:style>
    <style:style style:name="P3691" style:family="paragraph" style:parent-style-name="Preformatted_20_Text">
    </style:style>
    <style:style style:name="P3692" style:family="paragraph" style:parent-style-name="Preformatted_20_Text">
    </style:style>
    <style:style style:name="P3693" style:family="paragraph" style:parent-style-name="Preformatted_20_Text">
    </style:style>
    <style:style style:name="P3694" style:family="paragraph" style:parent-style-name="Preformatted_20_Text">
    </style:style>
    <style:style style:name="P3695" style:family="paragraph" style:parent-style-name="Preformatted_20_Text">
    </style:style>
    <style:style style:name="P3696" style:family="paragraph" style:parent-style-name="Preformatted_20_Text">
    </style:style>
    <style:style style:name="P3697" style:family="paragraph" style:parent-style-name="Preformatted_20_Text">
    </style:style>
    <style:style style:name="P3698" style:family="paragraph" style:parent-style-name="Preformatted_20_Text">
    </style:style>
    <style:style style:name="P3699" style:family="paragraph" style:parent-style-name="Preformatted_20_Text">
    </style:style>
    <style:style style:name="P3700" style:family="paragraph" style:parent-style-name="Preformatted_20_Text">
    </style:style>
    <style:style style:name="P3701" style:family="paragraph" style:parent-style-name="Preformatted_20_Text">
    </style:style>
    <style:style style:name="P3702" style:family="paragraph" style:parent-style-name="Preformatted_20_Text">
    </style:style>
    <style:style style:name="P3703" style:family="paragraph" style:parent-style-name="Preformatted_20_Text">
    </style:style>
    <style:style style:name="P3704" style:family="paragraph" style:parent-style-name="Preformatted_20_Text">
    </style:style>
    <style:style style:name="P3705" style:family="paragraph" style:parent-style-name="Preformatted_20_Text">
    </style:style>
    <style:style style:name="P3706" style:family="paragraph" style:parent-style-name="Preformatted_20_Text">
    </style:style>
    <style:style style:name="P3707" style:family="paragraph" style:parent-style-name="Preformatted_20_Text">
    </style:style>
    <style:style style:name="P3708" style:family="paragraph" style:parent-style-name="Preformatted_20_Text">
    </style:style>
    <style:style style:name="P3709" style:family="paragraph" style:parent-style-name="Preformatted_20_Text">
    </style:style>
    <style:style style:name="P3710" style:family="paragraph" style:parent-style-name="Preformatted_20_Text">
    </style:style>
    <style:style style:name="P3711" style:family="paragraph" style:parent-style-name="Preformatted_20_Text">
    </style:style>
    <style:style style:name="P3712" style:family="paragraph" style:parent-style-name="Preformatted_20_Text">
    </style:style>
    <style:style style:name="P3713" style:family="paragraph" style:parent-style-name="Preformatted_20_Text">
    </style:style>
    <style:style style:name="P3714" style:family="paragraph" style:parent-style-name="Preformatted_20_Text">
    </style:style>
    <style:style style:name="P3715" style:family="paragraph" style:parent-style-name="Preformatted_20_Text">
    </style:style>
    <style:style style:name="P3716" style:family="paragraph" style:parent-style-name="Preformatted_20_Text">
    </style:style>
    <style:style style:name="P3717" style:family="paragraph" style:parent-style-name="Preformatted_20_Text">
    </style:style>
    <style:style style:name="P3718" style:family="paragraph" style:parent-style-name="Preformatted_20_Text">
    </style:style>
    <style:style style:name="P3719" style:family="paragraph" style:parent-style-name="Preformatted_20_Text">
    </style:style>
    <style:style style:name="P3720" style:family="paragraph" style:parent-style-name="Preformatted_20_Text">
    </style:style>
    <style:style style:name="P3721" style:family="paragraph" style:parent-style-name="Preformatted_20_Text">
    </style:style>
    <style:style style:name="P3722" style:family="paragraph" style:parent-style-name="Preformatted_20_Text">
    </style:style>
    <style:style style:name="P3723" style:family="paragraph" style:parent-style-name="Preformatted_20_Text">
    </style:style>
    <style:style style:name="P3724" style:family="paragraph" style:parent-style-name="Preformatted_20_Text">
    </style:style>
    <style:style style:name="P3725" style:family="paragraph" style:parent-style-name="Preformatted_20_Text">
    </style:style>
    <style:style style:name="P3726" style:family="paragraph" style:parent-style-name="Preformatted_20_Text">
    </style:style>
    <style:style style:name="P3727" style:family="paragraph" style:parent-style-name="Preformatted_20_Text">
    </style:style>
    <style:style style:name="P3728" style:family="paragraph" style:parent-style-name="Preformatted_20_Text">
    </style:style>
    <style:style style:name="P3729" style:family="paragraph" style:parent-style-name="Preformatted_20_Text">
    </style:style>
    <style:style style:name="P3730" style:family="paragraph" style:parent-style-name="Preformatted_20_Text">
    </style:style>
    <style:style style:name="P3731" style:family="paragraph" style:parent-style-name="Preformatted_20_Text">
    </style:style>
    <style:style style:name="P3732" style:family="paragraph" style:parent-style-name="Preformatted_20_Text">
    </style:style>
    <style:style style:name="P3733" style:family="paragraph" style:parent-style-name="Preformatted_20_Text">
    </style:style>
    <style:style style:name="P3734" style:family="paragraph" style:parent-style-name="Preformatted_20_Text">
    </style:style>
    <style:style style:name="P3735" style:family="paragraph" style:parent-style-name="Preformatted_20_Text">
    </style:style>
    <style:style style:name="P3736" style:family="paragraph" style:parent-style-name="Preformatted_20_Text">
    </style:style>
    <style:style style:name="P3737" style:family="paragraph" style:parent-style-name="Preformatted_20_Text">
    </style:style>
    <style:style style:name="P3738" style:family="paragraph" style:parent-style-name="Preformatted_20_Text">
    </style:style>
    <style:style style:name="P3739" style:family="paragraph" style:parent-style-name="Preformatted_20_Text">
    </style:style>
    <style:style style:name="P3740" style:family="paragraph" style:parent-style-name="Preformatted_20_Text">
    </style:style>
    <style:style style:name="P3741" style:family="paragraph" style:parent-style-name="Preformatted_20_Text">
    </style:style>
    <style:style style:name="P3742" style:family="paragraph" style:parent-style-name="Preformatted_20_Text">
    </style:style>
    <style:style style:name="P3743" style:family="paragraph" style:parent-style-name="Preformatted_20_Text">
    </style:style>
    <style:style style:name="P3744" style:family="paragraph" style:parent-style-name="Preformatted_20_Text">
    </style:style>
    <style:style style:name="P3745" style:family="paragraph" style:parent-style-name="Preformatted_20_Text">
    </style:style>
    <style:style style:name="P3746" style:family="paragraph" style:parent-style-name="Preformatted_20_Text">
    </style:style>
    <style:style style:name="P3747" style:family="paragraph" style:parent-style-name="Preformatted_20_Text">
    </style:style>
    <style:style style:name="P3748" style:family="paragraph" style:parent-style-name="Preformatted_20_Text">
    </style:style>
    <style:style style:name="P3749" style:family="paragraph" style:parent-style-name="Preformatted_20_Text">
    </style:style>
    <style:style style:name="P3750" style:family="paragraph" style:parent-style-name="Preformatted_20_Text">
    </style:style>
    <style:style style:name="P3751" style:family="paragraph" style:parent-style-name="Preformatted_20_Text">
    </style:style>
    <style:style style:name="P3752" style:family="paragraph" style:parent-style-name="Preformatted_20_Text">
    </style:style>
    <style:style style:name="P3753" style:family="paragraph" style:parent-style-name="Preformatted_20_Text">
    </style:style>
    <style:style style:name="P3754" style:family="paragraph" style:parent-style-name="Preformatted_20_Text">
    </style:style>
    <style:style style:name="P3755" style:family="paragraph" style:parent-style-name="Preformatted_20_Text">
    </style:style>
    <style:style style:name="P3756" style:family="paragraph" style:parent-style-name="Preformatted_20_Text">
    </style:style>
    <style:style style:name="P3757" style:family="paragraph" style:parent-style-name="Preformatted_20_Text">
    </style:style>
    <style:style style:name="P3758" style:family="paragraph" style:parent-style-name="Preformatted_20_Text">
    </style:style>
    <style:style style:name="P3759" style:family="paragraph" style:parent-style-name="Preformatted_20_Text">
    </style:style>
    <style:style style:name="P3760" style:family="paragraph" style:parent-style-name="Preformatted_20_Text">
    </style:style>
    <style:style style:name="P3761" style:family="paragraph" style:parent-style-name="Preformatted_20_Text">
    </style:style>
    <style:style style:name="P3762" style:family="paragraph" style:parent-style-name="Preformatted_20_Text">
    </style:style>
    <style:style style:name="P3763" style:family="paragraph" style:parent-style-name="Preformatted_20_Text">
    </style:style>
    <style:style style:name="P3764" style:family="paragraph" style:parent-style-name="Preformatted_20_Text">
    </style:style>
    <style:style style:name="P3765" style:family="paragraph" style:parent-style-name="Preformatted_20_Text">
    </style:style>
    <style:style style:name="P3766" style:family="paragraph" style:parent-style-name="Preformatted_20_Text">
    </style:style>
    <style:style style:name="P3767" style:family="paragraph" style:parent-style-name="Preformatted_20_Text">
    </style:style>
    <style:style style:name="P3768" style:family="paragraph" style:parent-style-name="Preformatted_20_Text">
    </style:style>
    <style:style style:name="P3769" style:family="paragraph" style:parent-style-name="Preformatted_20_Text">
    </style:style>
    <style:style style:name="P3770" style:family="paragraph" style:parent-style-name="Preformatted_20_Text">
    </style:style>
    <style:style style:name="P3771" style:family="paragraph" style:parent-style-name="Preformatted_20_Text">
    </style:style>
    <style:style style:name="P3772" style:family="paragraph" style:parent-style-name="Preformatted_20_Text">
    </style:style>
    <style:style style:name="P3773" style:family="paragraph" style:parent-style-name="Preformatted_20_Text">
    </style:style>
    <style:style style:name="P3774" style:family="paragraph" style:parent-style-name="Preformatted_20_Text">
    </style:style>
    <style:style style:name="P3775" style:family="paragraph" style:parent-style-name="Preformatted_20_Text">
    </style:style>
    <style:style style:name="P3776" style:family="paragraph" style:parent-style-name="Preformatted_20_Text">
    </style:style>
    <style:style style:name="P3777" style:family="paragraph" style:parent-style-name="Preformatted_20_Text">
    </style:style>
    <style:style style:name="P3778" style:family="paragraph" style:parent-style-name="Preformatted_20_Text">
    </style:style>
    <style:style style:name="P3779" style:family="paragraph" style:parent-style-name="Preformatted_20_Text">
    </style:style>
    <style:style style:name="P3780" style:family="paragraph" style:parent-style-name="Preformatted_20_Text">
    </style:style>
    <style:style style:name="P3781" style:family="paragraph" style:parent-style-name="Preformatted_20_Text">
    </style:style>
    <style:style style:name="P3782" style:family="paragraph" style:parent-style-name="Preformatted_20_Text">
    </style:style>
    <style:style style:name="P3783" style:family="paragraph" style:parent-style-name="Preformatted_20_Text">
    </style:style>
    <style:style style:name="P3784" style:family="paragraph" style:parent-style-name="Preformatted_20_Text">
    </style:style>
    <style:style style:name="P3785" style:family="paragraph" style:parent-style-name="Preformatted_20_Text">
    </style:style>
    <style:style style:name="P3786" style:family="paragraph" style:parent-style-name="Preformatted_20_Text">
    </style:style>
    <style:style style:name="P3787" style:family="paragraph" style:parent-style-name="Preformatted_20_Text">
    </style:style>
    <style:style style:name="P3788" style:family="paragraph" style:parent-style-name="Preformatted_20_Text">
    </style:style>
    <style:style style:name="P3789" style:family="paragraph" style:parent-style-name="Preformatted_20_Text">
    </style:style>
    <style:style style:name="P3790" style:family="paragraph" style:parent-style-name="Preformatted_20_Text">
    </style:style>
    <style:style style:name="P3791" style:family="paragraph" style:parent-style-name="Preformatted_20_Text">
    </style:style>
    <style:style style:name="P3792" style:family="paragraph" style:parent-style-name="Preformatted_20_Text">
    </style:style>
    <style:style style:name="P3793" style:family="paragraph" style:parent-style-name="Preformatted_20_Text">
    </style:style>
    <style:style style:name="P3794" style:family="paragraph" style:parent-style-name="Preformatted_20_Text">
    </style:style>
    <style:style style:name="P3795" style:family="paragraph" style:parent-style-name="Preformatted_20_Text">
    </style:style>
    <style:style style:name="P3796" style:family="paragraph" style:parent-style-name="Preformatted_20_Text">
    </style:style>
    <style:style style:name="P3797" style:family="paragraph" style:parent-style-name="Preformatted_20_Text">
    </style:style>
    <style:style style:name="P3798" style:family="paragraph" style:parent-style-name="Preformatted_20_Text">
    </style:style>
    <style:style style:name="P3799" style:family="paragraph" style:parent-style-name="Preformatted_20_Text">
    </style:style>
    <style:style style:name="P3800" style:family="paragraph" style:parent-style-name="Preformatted_20_Text">
    </style:style>
    <style:style style:name="P3801" style:family="paragraph" style:parent-style-name="Preformatted_20_Text">
    </style:style>
    <style:style style:name="P3802" style:family="paragraph" style:parent-style-name="Preformatted_20_Text">
    </style:style>
    <style:style style:name="P3803" style:family="paragraph" style:parent-style-name="Preformatted_20_Text">
    </style:style>
    <style:style style:name="P3804" style:family="paragraph" style:parent-style-name="Preformatted_20_Text">
    </style:style>
    <style:style style:name="P3805" style:family="paragraph" style:parent-style-name="Preformatted_20_Text">
    </style:style>
    <style:style style:name="P3806" style:family="paragraph" style:parent-style-name="Preformatted_20_Text">
    </style:style>
    <style:style style:name="P3807" style:family="paragraph" style:parent-style-name="Preformatted_20_Text">
    </style:style>
    <style:style style:name="P3808" style:family="paragraph" style:parent-style-name="Preformatted_20_Text">
    </style:style>
    <style:style style:name="P3809" style:family="paragraph" style:parent-style-name="Preformatted_20_Text">
    </style:style>
    <style:style style:name="P3810" style:family="paragraph" style:parent-style-name="Preformatted_20_Text">
    </style:style>
    <style:style style:name="P3811" style:family="paragraph" style:parent-style-name="Preformatted_20_Text">
    </style:style>
    <style:style style:name="P3812" style:family="paragraph" style:parent-style-name="Preformatted_20_Text">
    </style:style>
    <style:style style:name="P3813" style:family="paragraph" style:parent-style-name="Preformatted_20_Text">
    </style:style>
    <style:style style:name="P3814" style:family="paragraph" style:parent-style-name="Preformatted_20_Text">
    </style:style>
    <style:style style:name="P3815" style:family="paragraph" style:parent-style-name="Preformatted_20_Text">
    </style:style>
    <style:style style:name="P3816" style:family="paragraph" style:parent-style-name="Preformatted_20_Text">
    </style:style>
    <style:style style:name="P3817" style:family="paragraph" style:parent-style-name="Preformatted_20_Text">
    </style:style>
    <style:style style:name="P3818" style:family="paragraph" style:parent-style-name="Preformatted_20_Text">
    </style:style>
    <style:style style:name="P3819" style:family="paragraph" style:parent-style-name="Preformatted_20_Text">
    </style:style>
    <style:style style:name="P3820" style:family="paragraph" style:parent-style-name="Preformatted_20_Text">
    </style:style>
    <style:style style:name="P3821" style:family="paragraph" style:parent-style-name="Preformatted_20_Text">
    </style:style>
    <style:style style:name="P3822" style:family="paragraph" style:parent-style-name="Preformatted_20_Text">
    </style:style>
    <style:style style:name="P3823" style:family="paragraph" style:parent-style-name="Preformatted_20_Text">
    </style:style>
    <style:style style:name="P3824" style:family="paragraph" style:parent-style-name="Preformatted_20_Text">
    </style:style>
    <style:style style:name="P3825" style:family="paragraph" style:parent-style-name="Preformatted_20_Text">
    </style:style>
    <style:style style:name="P3826" style:family="paragraph" style:parent-style-name="Preformatted_20_Text">
    </style:style>
    <style:style style:name="P3827" style:family="paragraph" style:parent-style-name="Preformatted_20_Text">
    </style:style>
    <style:style style:name="P3828" style:family="paragraph" style:parent-style-name="Preformatted_20_Text">
    </style:style>
    <style:style style:name="P3829" style:family="paragraph" style:parent-style-name="Preformatted_20_Text">
    </style:style>
    <style:style style:name="P3830" style:family="paragraph" style:parent-style-name="Preformatted_20_Text">
    </style:style>
    <style:style style:name="P3831" style:family="paragraph" style:parent-style-name="Preformatted_20_Text">
    </style:style>
    <style:style style:name="P3832" style:family="paragraph" style:parent-style-name="Preformatted_20_Text">
    </style:style>
    <style:style style:name="P3833" style:family="paragraph" style:parent-style-name="Preformatted_20_Text">
    </style:style>
    <style:style style:name="P3834" style:family="paragraph" style:parent-style-name="Preformatted_20_Text">
    </style:style>
    <style:style style:name="P3835" style:family="paragraph" style:parent-style-name="Preformatted_20_Text">
    </style:style>
    <style:style style:name="P3836" style:family="paragraph" style:parent-style-name="Preformatted_20_Text">
    </style:style>
    <style:style style:name="P3837" style:family="paragraph" style:parent-style-name="Preformatted_20_Text">
    </style:style>
    <style:style style:name="P3838" style:family="paragraph" style:parent-style-name="Preformatted_20_Text">
    </style:style>
    <style:style style:name="P3839" style:family="paragraph" style:parent-style-name="Preformatted_20_Text">
    </style:style>
    <style:style style:name="P3840" style:family="paragraph" style:parent-style-name="Preformatted_20_Text">
    </style:style>
    <style:style style:name="P3841" style:family="paragraph" style:parent-style-name="Preformatted_20_Text">
    </style:style>
    <style:style style:name="P3842" style:family="paragraph" style:parent-style-name="Preformatted_20_Text">
    </style:style>
    <style:style style:name="P3843" style:family="paragraph" style:parent-style-name="Preformatted_20_Text">
    </style:style>
    <style:style style:name="P3844" style:family="paragraph" style:parent-style-name="Preformatted_20_Text">
    </style:style>
    <style:style style:name="P3845" style:family="paragraph" style:parent-style-name="Preformatted_20_Text">
    </style:style>
    <style:style style:name="P3846" style:family="paragraph" style:parent-style-name="Preformatted_20_Text">
    </style:style>
    <style:style style:name="P3847" style:family="paragraph" style:parent-style-name="Preformatted_20_Text">
    </style:style>
    <style:style style:name="P3848" style:family="paragraph" style:parent-style-name="Preformatted_20_Text">
    </style:style>
    <style:style style:name="P3849" style:family="paragraph" style:parent-style-name="Preformatted_20_Text">
    </style:style>
    <style:style style:name="P3850" style:family="paragraph" style:parent-style-name="Preformatted_20_Text">
    </style:style>
    <style:style style:name="P3851" style:family="paragraph" style:parent-style-name="Preformatted_20_Text">
    </style:style>
    <style:style style:name="P3852" style:family="paragraph" style:parent-style-name="Preformatted_20_Text">
    </style:style>
    <style:style style:name="P3853" style:family="paragraph" style:parent-style-name="Preformatted_20_Text">
    </style:style>
    <style:style style:name="P3854" style:family="paragraph" style:parent-style-name="Preformatted_20_Text">
    </style:style>
    <style:style style:name="P3855" style:family="paragraph" style:parent-style-name="Preformatted_20_Text">
    </style:style>
    <style:style style:name="P3856" style:family="paragraph" style:parent-style-name="Preformatted_20_Text">
    </style:style>
    <style:style style:name="P3857" style:family="paragraph" style:parent-style-name="Preformatted_20_Text">
    </style:style>
    <style:style style:name="P3858" style:family="paragraph" style:parent-style-name="Preformatted_20_Text">
    </style:style>
    <style:style style:name="P3859" style:family="paragraph" style:parent-style-name="Preformatted_20_Text">
    </style:style>
    <style:style style:name="P3860" style:family="paragraph" style:parent-style-name="Preformatted_20_Text">
    </style:style>
    <style:style style:name="P3861" style:family="paragraph" style:parent-style-name="Preformatted_20_Text">
    </style:style>
    <style:style style:name="P3862" style:family="paragraph" style:parent-style-name="Preformatted_20_Text">
    </style:style>
    <style:style style:name="P3863" style:family="paragraph" style:parent-style-name="Preformatted_20_Text">
    </style:style>
    <style:style style:name="P3864" style:family="paragraph" style:parent-style-name="Preformatted_20_Text">
    </style:style>
    <style:style style:name="P3865" style:family="paragraph" style:parent-style-name="Preformatted_20_Text">
    </style:style>
    <style:style style:name="P3866" style:family="paragraph" style:parent-style-name="Preformatted_20_Text">
    </style:style>
    <style:style style:name="P3867" style:family="paragraph" style:parent-style-name="Preformatted_20_Text">
    </style:style>
    <style:style style:name="P3868" style:family="paragraph" style:parent-style-name="Preformatted_20_Text">
    </style:style>
    <style:style style:name="P3869" style:family="paragraph" style:parent-style-name="Preformatted_20_Text">
    </style:style>
    <style:style style:name="P3870" style:family="paragraph" style:parent-style-name="Preformatted_20_Text">
    </style:style>
    <style:style style:name="P3871" style:family="paragraph" style:parent-style-name="Preformatted_20_Text">
    </style:style>
    <style:style style:name="P3872" style:family="paragraph" style:parent-style-name="Preformatted_20_Text">
    </style:style>
    <style:style style:name="P3873" style:family="paragraph" style:parent-style-name="Preformatted_20_Text">
    </style:style>
    <style:style style:name="P3874" style:family="paragraph" style:parent-style-name="Preformatted_20_Text">
    </style:style>
    <style:style style:name="P3875" style:family="paragraph" style:parent-style-name="Preformatted_20_Text">
    </style:style>
    <style:style style:name="P3876" style:family="paragraph" style:parent-style-name="Preformatted_20_Text">
    </style:style>
    <style:style style:name="P3877" style:family="paragraph" style:parent-style-name="Preformatted_20_Text">
    </style:style>
    <style:style style:name="P3878" style:family="paragraph" style:parent-style-name="Preformatted_20_Text">
    </style:style>
    <style:style style:name="P3879" style:family="paragraph" style:parent-style-name="Preformatted_20_Text">
    </style:style>
    <style:style style:name="P3880" style:family="paragraph" style:parent-style-name="Preformatted_20_Text">
    </style:style>
    <style:style style:name="P3881" style:family="paragraph" style:parent-style-name="Preformatted_20_Text">
    </style:style>
    <style:style style:name="P3882" style:family="paragraph" style:parent-style-name="Preformatted_20_Text">
    </style:style>
    <style:style style:name="P3883" style:family="paragraph" style:parent-style-name="Preformatted_20_Text">
    </style:style>
    <style:style style:name="P3884" style:family="paragraph" style:parent-style-name="Preformatted_20_Text">
    </style:style>
    <style:style style:name="P3885" style:family="paragraph" style:parent-style-name="Preformatted_20_Text">
    </style:style>
    <style:style style:name="P3886" style:family="paragraph" style:parent-style-name="Preformatted_20_Text">
    </style:style>
    <style:style style:name="P3887" style:family="paragraph" style:parent-style-name="Preformatted_20_Text">
    </style:style>
    <style:style style:name="P3888" style:family="paragraph" style:parent-style-name="Preformatted_20_Text">
    </style:style>
    <style:style style:name="P3889" style:family="paragraph" style:parent-style-name="Preformatted_20_Text">
    </style:style>
    <style:style style:name="P3890" style:family="paragraph" style:parent-style-name="Preformatted_20_Text">
    </style:style>
    <style:style style:name="P3891" style:family="paragraph" style:parent-style-name="Preformatted_20_Text">
    </style:style>
    <style:style style:name="P3892" style:family="paragraph" style:parent-style-name="Preformatted_20_Text">
    </style:style>
    <style:style style:name="P3893" style:family="paragraph" style:parent-style-name="Preformatted_20_Text">
    </style:style>
    <style:style style:name="P3894" style:family="paragraph" style:parent-style-name="Preformatted_20_Text">
    </style:style>
    <style:style style:name="P3895" style:family="paragraph" style:parent-style-name="Preformatted_20_Text">
    </style:style>
    <style:style style:name="P3896" style:family="paragraph" style:parent-style-name="Preformatted_20_Text">
    </style:style>
    <style:style style:name="P3897" style:family="paragraph" style:parent-style-name="Preformatted_20_Text">
    </style:style>
    <style:style style:name="P3898" style:family="paragraph" style:parent-style-name="Preformatted_20_Text">
    </style:style>
    <style:style style:name="P3899" style:family="paragraph" style:parent-style-name="Preformatted_20_Text">
    </style:style>
    <style:style style:name="P3900" style:family="paragraph" style:parent-style-name="Preformatted_20_Text">
    </style:style>
    <style:style style:name="P3901" style:family="paragraph" style:parent-style-name="Preformatted_20_Text">
    </style:style>
    <style:style style:name="P3902" style:family="paragraph" style:parent-style-name="Preformatted_20_Text">
    </style:style>
    <style:style style:name="P3903" style:family="paragraph" style:parent-style-name="Preformatted_20_Text">
    </style:style>
    <style:style style:name="P3904" style:family="paragraph" style:parent-style-name="Preformatted_20_Text">
    </style:style>
    <style:style style:name="P3905" style:family="paragraph" style:parent-style-name="Preformatted_20_Text">
    </style:style>
    <style:style style:name="P3906" style:family="paragraph" style:parent-style-name="Preformatted_20_Text">
    </style:style>
    <style:style style:name="P3907" style:family="paragraph" style:parent-style-name="Preformatted_20_Text">
    </style:style>
    <style:style style:name="P3908" style:family="paragraph" style:parent-style-name="Preformatted_20_Text">
    </style:style>
    <style:style style:name="P3909" style:family="paragraph" style:parent-style-name="Preformatted_20_Text">
    </style:style>
    <style:style style:name="P3910" style:family="paragraph" style:parent-style-name="Preformatted_20_Text">
    </style:style>
    <style:style style:name="P3911" style:family="paragraph" style:parent-style-name="Preformatted_20_Text">
    </style:style>
    <style:style style:name="P3912" style:family="paragraph" style:parent-style-name="Preformatted_20_Text">
    </style:style>
    <style:style style:name="P3913" style:family="paragraph" style:parent-style-name="Preformatted_20_Text">
    </style:style>
    <style:style style:name="P3914" style:family="paragraph" style:parent-style-name="Preformatted_20_Text">
    </style:style>
    <style:style style:name="P3915" style:family="paragraph" style:parent-style-name="Preformatted_20_Text">
    </style:style>
    <style:style style:name="P3916" style:family="paragraph" style:parent-style-name="Preformatted_20_Text">
    </style:style>
    <style:style style:name="P3917" style:family="paragraph" style:parent-style-name="Preformatted_20_Text">
    </style:style>
    <style:style style:name="P3918" style:family="paragraph" style:parent-style-name="Preformatted_20_Text">
    </style:style>
    <style:style style:name="P3919" style:family="paragraph" style:parent-style-name="Preformatted_20_Text">
    </style:style>
    <style:style style:name="P3920" style:family="paragraph" style:parent-style-name="Preformatted_20_Text">
    </style:style>
    <style:style style:name="P3921" style:family="paragraph" style:parent-style-name="Preformatted_20_Text">
    </style:style>
    <style:style style:name="P3922" style:family="paragraph" style:parent-style-name="Preformatted_20_Text">
    </style:style>
    <style:style style:name="P3923" style:family="paragraph" style:parent-style-name="Preformatted_20_Text">
    </style:style>
    <style:style style:name="P3924" style:family="paragraph" style:parent-style-name="Preformatted_20_Text">
    </style:style>
    <style:style style:name="P3925" style:family="paragraph" style:parent-style-name="Preformatted_20_Text">
    </style:style>
    <style:style style:name="P3926" style:family="paragraph" style:parent-style-name="Preformatted_20_Text">
    </style:style>
    <style:style style:name="P3927" style:family="paragraph" style:parent-style-name="Preformatted_20_Text">
    </style:style>
    <style:style style:name="P3928" style:family="paragraph" style:parent-style-name="Preformatted_20_Text">
    </style:style>
    <style:style style:name="P3929" style:family="paragraph" style:parent-style-name="Preformatted_20_Text">
    </style:style>
    <style:style style:name="P3930" style:family="paragraph" style:parent-style-name="Preformatted_20_Text">
    </style:style>
    <style:style style:name="P3931" style:family="paragraph" style:parent-style-name="Preformatted_20_Text">
    </style:style>
    <style:style style:name="P3932" style:family="paragraph" style:parent-style-name="Preformatted_20_Text">
    </style:style>
    <style:style style:name="P3933" style:family="paragraph" style:parent-style-name="Preformatted_20_Text">
    </style:style>
    <style:style style:name="P3934" style:family="paragraph" style:parent-style-name="Preformatted_20_Text">
    </style:style>
    <style:style style:name="P3935" style:family="paragraph" style:parent-style-name="Preformatted_20_Text">
    </style:style>
    <style:style style:name="P3936" style:family="paragraph" style:parent-style-name="Preformatted_20_Text">
    </style:style>
    <style:style style:name="P3937" style:family="paragraph" style:parent-style-name="Preformatted_20_Text">
    </style:style>
    <style:style style:name="P3938" style:family="paragraph" style:parent-style-name="Preformatted_20_Text">
    </style:style>
    <style:style style:name="P3939" style:family="paragraph" style:parent-style-name="Preformatted_20_Text">
    </style:style>
    <style:style style:name="P3940" style:family="paragraph" style:parent-style-name="Preformatted_20_Text">
    </style:style>
    <style:style style:name="P3941" style:family="paragraph" style:parent-style-name="Preformatted_20_Text">
    </style:style>
    <style:style style:name="P3942" style:family="paragraph" style:parent-style-name="Preformatted_20_Text">
    </style:style>
    <style:style style:name="P3943" style:family="paragraph" style:parent-style-name="Preformatted_20_Text">
    </style:style>
    <style:style style:name="P3944" style:family="paragraph" style:parent-style-name="Preformatted_20_Text">
    </style:style>
    <style:style style:name="P3945" style:family="paragraph" style:parent-style-name="Preformatted_20_Text">
    </style:style>
    <style:style style:name="P3946" style:family="paragraph" style:parent-style-name="Preformatted_20_Text">
    </style:style>
    <style:style style:name="P3947" style:family="paragraph" style:parent-style-name="Preformatted_20_Text">
    </style:style>
    <style:style style:name="P3948" style:family="paragraph" style:parent-style-name="Preformatted_20_Text">
    </style:style>
    <style:style style:name="P3949" style:family="paragraph" style:parent-style-name="Preformatted_20_Text">
    </style:style>
    <style:style style:name="P3950" style:family="paragraph" style:parent-style-name="Preformatted_20_Text">
    </style:style>
    <style:style style:name="P3951" style:family="paragraph" style:parent-style-name="Preformatted_20_Text">
    </style:style>
    <style:style style:name="P3952" style:family="paragraph" style:parent-style-name="Preformatted_20_Text">
    </style:style>
    <style:style style:name="P3953" style:family="paragraph" style:parent-style-name="Preformatted_20_Text">
    </style:style>
    <style:style style:name="P3954" style:family="paragraph" style:parent-style-name="Preformatted_20_Text">
    </style:style>
    <style:style style:name="P3955" style:family="paragraph" style:parent-style-name="Preformatted_20_Text">
    </style:style>
    <style:style style:name="P3956" style:family="paragraph" style:parent-style-name="Preformatted_20_Text">
    </style:style>
    <style:style style:name="P3957" style:family="paragraph" style:parent-style-name="Preformatted_20_Text">
    </style:style>
    <style:style style:name="P3958" style:family="paragraph" style:parent-style-name="Preformatted_20_Text">
    </style:style>
    <style:style style:name="P3959" style:family="paragraph" style:parent-style-name="Preformatted_20_Text">
    </style:style>
    <style:style style:name="P3960" style:family="paragraph" style:parent-style-name="Preformatted_20_Text">
    </style:style>
    <style:style style:name="P3961" style:family="paragraph" style:parent-style-name="Preformatted_20_Text">
    </style:style>
    <style:style style:name="P3962" style:family="paragraph" style:parent-style-name="Preformatted_20_Text">
    </style:style>
    <style:style style:name="P3963" style:family="paragraph" style:parent-style-name="Preformatted_20_Text">
    </style:style>
    <style:style style:name="P3964" style:family="paragraph" style:parent-style-name="Preformatted_20_Text">
    </style:style>
    <style:style style:name="P3965" style:family="paragraph" style:parent-style-name="Preformatted_20_Text">
    </style:style>
    <style:style style:name="P3966" style:family="paragraph" style:parent-style-name="Preformatted_20_Text">
    </style:style>
    <style:style style:name="P3967" style:family="paragraph" style:parent-style-name="Preformatted_20_Text">
    </style:style>
    <style:style style:name="P3968" style:family="paragraph" style:parent-style-name="Preformatted_20_Text">
    </style:style>
    <style:style style:name="P3969" style:family="paragraph" style:parent-style-name="Preformatted_20_Text">
    </style:style>
    <style:style style:name="P3970" style:family="paragraph" style:parent-style-name="Preformatted_20_Text">
    </style:style>
    <style:style style:name="P3971" style:family="paragraph" style:parent-style-name="Preformatted_20_Text">
    </style:style>
    <style:style style:name="P3972" style:family="paragraph" style:parent-style-name="Preformatted_20_Text">
    </style:style>
    <style:style style:name="P3973" style:family="paragraph" style:parent-style-name="Preformatted_20_Text">
    </style:style>
    <style:style style:name="P3974" style:family="paragraph" style:parent-style-name="Preformatted_20_Text">
    </style:style>
    <style:style style:name="P3975" style:family="paragraph" style:parent-style-name="Preformatted_20_Text">
    </style:style>
    <style:style style:name="P3976" style:family="paragraph" style:parent-style-name="Preformatted_20_Text">
    </style:style>
    <style:style style:name="P3977" style:family="paragraph" style:parent-style-name="Preformatted_20_Text">
    </style:style>
    <style:style style:name="P3978" style:family="paragraph" style:parent-style-name="Preformatted_20_Text">
    </style:style>
    <style:style style:name="P3979" style:family="paragraph" style:parent-style-name="Preformatted_20_Text">
    </style:style>
    <style:style style:name="P3980" style:family="paragraph" style:parent-style-name="Preformatted_20_Text">
    </style:style>
    <style:style style:name="P3981" style:family="paragraph" style:parent-style-name="Preformatted_20_Text">
    </style:style>
    <style:style style:name="P3982" style:family="paragraph" style:parent-style-name="Preformatted_20_Text">
    </style:style>
    <style:style style:name="P3983" style:family="paragraph" style:parent-style-name="Preformatted_20_Text">
    </style:style>
    <style:style style:name="P3984" style:family="paragraph" style:parent-style-name="Preformatted_20_Text">
    </style:style>
    <style:style style:name="P3985" style:family="paragraph" style:parent-style-name="Preformatted_20_Text">
    </style:style>
    <style:style style:name="P3986" style:family="paragraph" style:parent-style-name="Preformatted_20_Text">
    </style:style>
    <style:style style:name="P3987" style:family="paragraph" style:parent-style-name="Preformatted_20_Text">
    </style:style>
    <style:style style:name="P3988" style:family="paragraph" style:parent-style-name="Preformatted_20_Text">
    </style:style>
    <style:style style:name="P3989" style:family="paragraph" style:parent-style-name="Preformatted_20_Text">
    </style:style>
    <style:style style:name="P3990" style:family="paragraph" style:parent-style-name="Preformatted_20_Text">
    </style:style>
    <style:style style:name="P3991" style:family="paragraph" style:parent-style-name="Preformatted_20_Text">
    </style:style>
    <style:style style:name="P3992" style:family="paragraph" style:parent-style-name="Preformatted_20_Text">
    </style:style>
    <style:style style:name="P3993" style:family="paragraph" style:parent-style-name="Preformatted_20_Text">
    </style:style>
    <style:style style:name="P3994" style:family="paragraph" style:parent-style-name="Preformatted_20_Text">
    </style:style>
    <style:style style:name="P3995" style:family="paragraph" style:parent-style-name="Preformatted_20_Text">
    </style:style>
    <style:style style:name="P3996" style:family="paragraph" style:parent-style-name="Preformatted_20_Text">
    </style:style>
    <style:style style:name="P3997" style:family="paragraph" style:parent-style-name="Preformatted_20_Text">
    </style:style>
    <style:style style:name="P3998" style:family="paragraph" style:parent-style-name="Preformatted_20_Text">
    </style:style>
    <style:style style:name="P3999" style:family="paragraph" style:parent-style-name="Preformatted_20_Text">
    </style:style>
    <style:style style:name="P4000" style:family="paragraph" style:parent-style-name="Preformatted_20_Text">
    </style:style>
    <style:style style:name="P4001" style:family="paragraph" style:parent-style-name="Preformatted_20_Text">
    </style:style>
    <style:style style:name="P4002" style:family="paragraph" style:parent-style-name="Preformatted_20_Text">
    </style:style>
    <style:style style:name="P4003" style:family="paragraph" style:parent-style-name="Preformatted_20_Text">
    </style:style>
    <style:style style:name="P4004" style:family="paragraph" style:parent-style-name="Preformatted_20_Text">
    </style:style>
    <style:style style:name="P4005" style:family="paragraph" style:parent-style-name="Preformatted_20_Text">
    </style:style>
    <style:style style:name="P4006" style:family="paragraph" style:parent-style-name="Preformatted_20_Text">
    </style:style>
    <style:style style:name="P4007" style:family="paragraph" style:parent-style-name="Preformatted_20_Text">
    </style:style>
    <style:style style:name="P4008" style:family="paragraph" style:parent-style-name="Preformatted_20_Text">
    </style:style>
    <style:style style:name="P4009" style:family="paragraph" style:parent-style-name="Preformatted_20_Text">
    </style:style>
    <style:style style:name="P4010" style:family="paragraph" style:parent-style-name="Preformatted_20_Text">
    </style:style>
    <style:style style:name="P4011" style:family="paragraph" style:parent-style-name="Preformatted_20_Text">
    </style:style>
    <style:style style:name="P4012" style:family="paragraph" style:parent-style-name="Preformatted_20_Text">
    </style:style>
    <style:style style:name="P4013" style:family="paragraph" style:parent-style-name="Preformatted_20_Text">
    </style:style>
    <style:style style:name="P4014" style:family="paragraph" style:parent-style-name="Preformatted_20_Text">
    </style:style>
    <style:style style:name="P4015" style:family="paragraph" style:parent-style-name="Preformatted_20_Text">
    </style:style>
    <style:style style:name="P4016" style:family="paragraph" style:parent-style-name="Preformatted_20_Text">
    </style:style>
    <style:style style:name="P4017" style:family="paragraph" style:parent-style-name="Preformatted_20_Text">
    </style:style>
    <style:style style:name="P4018" style:family="paragraph" style:parent-style-name="Preformatted_20_Text">
    </style:style>
    <style:style style:name="P4019" style:family="paragraph" style:parent-style-name="Preformatted_20_Text">
    </style:style>
    <style:style style:name="P4020" style:family="paragraph" style:parent-style-name="Preformatted_20_Text">
    </style:style>
    <style:style style:name="P4021" style:family="paragraph" style:parent-style-name="Preformatted_20_Text">
    </style:style>
    <style:style style:name="P4022" style:family="paragraph" style:parent-style-name="Preformatted_20_Text">
    </style:style>
    <style:style style:name="P4023" style:family="paragraph" style:parent-style-name="Preformatted_20_Text">
    </style:style>
    <style:style style:name="P4024" style:family="paragraph" style:parent-style-name="Preformatted_20_Text">
    </style:style>
    <style:style style:name="P4025" style:family="paragraph" style:parent-style-name="Preformatted_20_Text">
    </style:style>
    <style:style style:name="P4026" style:family="paragraph" style:parent-style-name="Preformatted_20_Text">
    </style:style>
    <style:style style:name="P4027" style:family="paragraph" style:parent-style-name="Preformatted_20_Text">
    </style:style>
    <style:style style:name="P4028" style:family="paragraph" style:parent-style-name="Preformatted_20_Text">
    </style:style>
    <style:style style:name="P4029" style:family="paragraph" style:parent-style-name="Preformatted_20_Text">
    </style:style>
    <style:style style:name="P4030" style:family="paragraph" style:parent-style-name="Preformatted_20_Text">
    </style:style>
    <style:style style:name="P4031" style:family="paragraph" style:parent-style-name="Preformatted_20_Text">
    </style:style>
    <style:style style:name="P4032" style:family="paragraph" style:parent-style-name="Preformatted_20_Text">
    </style:style>
    <style:style style:name="P4033" style:family="paragraph" style:parent-style-name="Preformatted_20_Text">
    </style:style>
    <style:style style:name="P4034" style:family="paragraph" style:parent-style-name="Preformatted_20_Text">
    </style:style>
    <style:style style:name="P4035" style:family="paragraph" style:parent-style-name="Preformatted_20_Text">
    </style:style>
    <style:style style:name="P4036" style:family="paragraph" style:parent-style-name="Preformatted_20_Text">
    </style:style>
    <style:style style:name="P4037" style:family="paragraph" style:parent-style-name="Preformatted_20_Text">
    </style:style>
    <style:style style:name="P4038" style:family="paragraph" style:parent-style-name="Preformatted_20_Text">
    </style:style>
    <style:style style:name="P4039" style:family="paragraph" style:parent-style-name="Preformatted_20_Text">
    </style:style>
    <style:style style:name="P4040" style:family="paragraph" style:parent-style-name="Preformatted_20_Text">
    </style:style>
    <style:style style:name="P4041" style:family="paragraph" style:parent-style-name="Preformatted_20_Text">
    </style:style>
    <style:style style:name="P4042" style:family="paragraph" style:parent-style-name="Preformatted_20_Text">
    </style:style>
    <style:style style:name="P4043" style:family="paragraph" style:parent-style-name="Preformatted_20_Text">
    </style:style>
    <style:style style:name="P4044" style:family="paragraph" style:parent-style-name="Preformatted_20_Text">
    </style:style>
    <style:style style:name="P4045" style:family="paragraph" style:parent-style-name="Preformatted_20_Text">
    </style:style>
    <style:style style:name="P4046" style:family="paragraph" style:parent-style-name="Preformatted_20_Text">
    </style:style>
    <style:style style:name="P4047" style:family="paragraph" style:parent-style-name="Preformatted_20_Text">
    </style:style>
    <style:style style:name="P4048" style:family="paragraph" style:parent-style-name="Preformatted_20_Text">
    </style:style>
    <style:style style:name="P4049" style:family="paragraph" style:parent-style-name="Preformatted_20_Text">
    </style:style>
    <style:style style:name="P4050" style:family="paragraph" style:parent-style-name="Preformatted_20_Text">
    </style:style>
    <style:style style:name="P4051" style:family="paragraph" style:parent-style-name="Preformatted_20_Text">
    </style:style>
    <style:style style:name="P4052" style:family="paragraph" style:parent-style-name="Preformatted_20_Text">
    </style:style>
    <style:style style:name="P4053" style:family="paragraph" style:parent-style-name="Preformatted_20_Text">
    </style:style>
    <style:style style:name="P4054" style:family="paragraph" style:parent-style-name="Preformatted_20_Text">
    </style:style>
    <style:style style:name="P4055" style:family="paragraph" style:parent-style-name="Preformatted_20_Text">
    </style:style>
    <style:style style:name="P4056" style:family="paragraph" style:parent-style-name="Preformatted_20_Text">
    </style:style>
    <style:style style:name="P4057" style:family="paragraph" style:parent-style-name="Preformatted_20_Text">
    </style:style>
    <style:style style:name="P4058" style:family="paragraph" style:parent-style-name="Preformatted_20_Text">
    </style:style>
    <style:style style:name="P4059" style:family="paragraph" style:parent-style-name="Preformatted_20_Text">
    </style:style>
    <style:style style:name="P4060" style:family="paragraph" style:parent-style-name="Preformatted_20_Text">
    </style:style>
    <style:style style:name="P4061" style:family="paragraph" style:parent-style-name="Preformatted_20_Text">
    </style:style>
    <style:style style:name="P4062" style:family="paragraph" style:parent-style-name="Preformatted_20_Text">
    </style:style>
    <style:style style:name="P4063" style:family="paragraph" style:parent-style-name="Preformatted_20_Text">
    </style:style>
    <style:style style:name="P4064" style:family="paragraph" style:parent-style-name="Preformatted_20_Text">
    </style:style>
    <style:style style:name="P4065" style:family="paragraph" style:parent-style-name="Preformatted_20_Text">
    </style:style>
    <style:style style:name="P4066" style:family="paragraph" style:parent-style-name="Preformatted_20_Text">
    </style:style>
    <style:style style:name="P4067" style:family="paragraph" style:parent-style-name="Preformatted_20_Text">
    </style:style>
    <style:style style:name="P4068" style:family="paragraph" style:parent-style-name="Preformatted_20_Text">
    </style:style>
    <style:style style:name="P4069" style:family="paragraph" style:parent-style-name="Preformatted_20_Text">
    </style:style>
    <style:style style:name="P4070" style:family="paragraph" style:parent-style-name="Preformatted_20_Text">
    </style:style>
    <style:style style:name="P4071" style:family="paragraph" style:parent-style-name="Preformatted_20_Text">
    </style:style>
    <style:style style:name="P4072" style:family="paragraph" style:parent-style-name="Preformatted_20_Text">
    </style:style>
    <style:style style:name="P4073" style:family="paragraph" style:parent-style-name="Preformatted_20_Text">
    </style:style>
    <style:style style:name="P4074" style:family="paragraph" style:parent-style-name="Preformatted_20_Text">
    </style:style>
    <style:style style:name="P4075" style:family="paragraph" style:parent-style-name="Preformatted_20_Text">
    </style:style>
    <style:style style:name="P4076" style:family="paragraph" style:parent-style-name="Preformatted_20_Text">
    </style:style>
    <style:style style:name="P4077" style:family="paragraph" style:parent-style-name="Preformatted_20_Text">
    </style:style>
    <style:style style:name="P4078" style:family="paragraph" style:parent-style-name="Preformatted_20_Text">
    </style:style>
    <style:style style:name="P4079" style:family="paragraph" style:parent-style-name="Preformatted_20_Text">
    </style:style>
    <style:style style:name="P4080" style:family="paragraph" style:parent-style-name="Preformatted_20_Text">
    </style:style>
    <style:style style:name="P4081" style:family="paragraph" style:parent-style-name="Preformatted_20_Text">
    </style:style>
    <style:style style:name="P4082" style:family="paragraph" style:parent-style-name="Preformatted_20_Text">
    </style:style>
    <style:style style:name="P4083" style:family="paragraph" style:parent-style-name="Preformatted_20_Text">
    </style:style>
    <style:style style:name="P4084" style:family="paragraph" style:parent-style-name="Preformatted_20_Text">
    </style:style>
    <style:style style:name="P4085" style:family="paragraph" style:parent-style-name="Preformatted_20_Text">
    </style:style>
    <style:style style:name="P4086" style:family="paragraph" style:parent-style-name="Preformatted_20_Text">
    </style:style>
    <style:style style:name="P4087" style:family="paragraph" style:parent-style-name="Preformatted_20_Text">
    </style:style>
    <style:style style:name="P4088" style:family="paragraph" style:parent-style-name="Preformatted_20_Text">
    </style:style>
    <style:style style:name="P4089" style:family="paragraph" style:parent-style-name="Preformatted_20_Text">
    </style:style>
    <style:style style:name="P4090" style:family="paragraph" style:parent-style-name="Preformatted_20_Text">
    </style:style>
    <style:style style:name="P4091" style:family="paragraph" style:parent-style-name="Preformatted_20_Text">
    </style:style>
    <style:style style:name="P4092" style:family="paragraph" style:parent-style-name="Preformatted_20_Text">
    </style:style>
    <style:style style:name="P4093" style:family="paragraph" style:parent-style-name="Preformatted_20_Text">
    </style:style>
    <style:style style:name="P4094" style:family="paragraph" style:parent-style-name="Preformatted_20_Text">
    </style:style>
    <style:style style:name="P4095" style:family="paragraph" style:parent-style-name="Preformatted_20_Text">
    </style:style>
    <style:style style:name="P4096" style:family="paragraph" style:parent-style-name="Preformatted_20_Text">
    </style:style>
    <style:style style:name="P4097" style:family="paragraph" style:parent-style-name="Preformatted_20_Text">
    </style:style>
    <style:style style:name="P4098" style:family="paragraph" style:parent-style-name="Preformatted_20_Text">
    </style:style>
    <style:style style:name="P4099" style:family="paragraph" style:parent-style-name="Preformatted_20_Text">
    </style:style>
    <style:style style:name="P4100" style:family="paragraph" style:parent-style-name="Preformatted_20_Text">
    </style:style>
    <style:style style:name="P4101" style:family="paragraph" style:parent-style-name="Preformatted_20_Text">
    </style:style>
    <style:style style:name="P4102" style:family="paragraph" style:parent-style-name="Preformatted_20_Text">
    </style:style>
    <style:style style:name="P4103" style:family="paragraph" style:parent-style-name="Preformatted_20_Text">
    </style:style>
    <style:style style:name="P4104" style:family="paragraph" style:parent-style-name="Preformatted_20_Text">
    </style:style>
    <style:style style:name="P4105" style:family="paragraph" style:parent-style-name="Preformatted_20_Text">
    </style:style>
    <style:style style:name="P4106" style:family="paragraph" style:parent-style-name="Preformatted_20_Text">
    </style:style>
    <style:style style:name="P4107" style:family="paragraph" style:parent-style-name="Preformatted_20_Text">
    </style:style>
    <style:style style:name="P4108" style:family="paragraph" style:parent-style-name="Preformatted_20_Text">
    </style:style>
    <style:style style:name="P4109" style:family="paragraph" style:parent-style-name="Preformatted_20_Text">
    </style:style>
    <style:style style:name="P4110" style:family="paragraph" style:parent-style-name="Preformatted_20_Text">
    </style:style>
    <style:style style:name="P4111" style:family="paragraph" style:parent-style-name="Preformatted_20_Text">
    </style:style>
    <style:style style:name="P4112" style:family="paragraph" style:parent-style-name="Preformatted_20_Text">
    </style:style>
    <style:style style:name="P4113" style:family="paragraph" style:parent-style-name="Preformatted_20_Text">
    </style:style>
    <style:style style:name="P4114" style:family="paragraph" style:parent-style-name="Preformatted_20_Text">
    </style:style>
    <style:style style:name="P4115" style:family="paragraph" style:parent-style-name="Preformatted_20_Text">
    </style:style>
    <style:style style:name="P4116" style:family="paragraph" style:parent-style-name="Preformatted_20_Text">
    </style:style>
    <style:style style:name="P4117" style:family="paragraph" style:parent-style-name="Preformatted_20_Text">
    </style:style>
    <style:style style:name="P4118" style:family="paragraph" style:parent-style-name="Preformatted_20_Text">
    </style:style>
    <style:style style:name="P4119" style:family="paragraph" style:parent-style-name="Preformatted_20_Text">
    </style:style>
    <style:style style:name="P4120" style:family="paragraph" style:parent-style-name="Preformatted_20_Text">
    </style:style>
    <style:style style:name="P4121" style:family="paragraph" style:parent-style-name="Preformatted_20_Text">
    </style:style>
    <style:style style:name="P4122" style:family="paragraph" style:parent-style-name="Preformatted_20_Text">
    </style:style>
    <style:style style:name="P4123" style:family="paragraph" style:parent-style-name="Preformatted_20_Text">
    </style:style>
    <style:style style:name="P4124" style:family="paragraph" style:parent-style-name="Preformatted_20_Text">
    </style:style>
    <style:style style:name="P4125" style:family="paragraph" style:parent-style-name="Preformatted_20_Text">
    </style:style>
    <style:style style:name="P4126" style:family="paragraph" style:parent-style-name="Preformatted_20_Text">
    </style:style>
    <style:style style:name="P4127" style:family="paragraph" style:parent-style-name="Preformatted_20_Text">
    </style:style>
    <style:style style:name="P4128" style:family="paragraph" style:parent-style-name="Preformatted_20_Text">
    </style:style>
    <style:style style:name="P4129" style:family="paragraph" style:parent-style-name="Preformatted_20_Text">
    </style:style>
    <style:style style:name="P4130" style:family="paragraph" style:parent-style-name="Preformatted_20_Text">
    </style:style>
    <style:style style:name="P4131" style:family="paragraph" style:parent-style-name="Preformatted_20_Text">
    </style:style>
    <style:style style:name="P4132" style:family="paragraph" style:parent-style-name="Preformatted_20_Text">
    </style:style>
    <style:style style:name="P4133" style:family="paragraph" style:parent-style-name="Preformatted_20_Text">
    </style:style>
    <style:style style:name="P4134" style:family="paragraph" style:parent-style-name="Preformatted_20_Text">
    </style:style>
    <style:style style:name="P4135" style:family="paragraph" style:parent-style-name="Preformatted_20_Text">
    </style:style>
    <style:style style:name="P4136" style:family="paragraph" style:parent-style-name="Preformatted_20_Text">
    </style:style>
    <style:style style:name="P4137" style:family="paragraph" style:parent-style-name="Preformatted_20_Text">
    </style:style>
    <style:style style:name="P4138" style:family="paragraph" style:parent-style-name="Preformatted_20_Text">
    </style:style>
    <style:style style:name="P4139" style:family="paragraph" style:parent-style-name="Preformatted_20_Text">
    </style:style>
    <style:style style:name="P4140" style:family="paragraph" style:parent-style-name="Preformatted_20_Text">
    </style:style>
    <style:style style:name="P4141" style:family="paragraph" style:parent-style-name="Preformatted_20_Text">
    </style:style>
    <style:style style:name="P4142" style:family="paragraph" style:parent-style-name="Preformatted_20_Text">
    </style:style>
    <style:style style:name="P4143" style:family="paragraph" style:parent-style-name="Preformatted_20_Text">
    </style:style>
    <style:style style:name="P4144" style:family="paragraph" style:parent-style-name="Preformatted_20_Text">
    </style:style>
    <style:style style:name="P4145" style:family="paragraph" style:parent-style-name="Preformatted_20_Text">
    </style:style>
    <style:style style:name="P4146" style:family="paragraph" style:parent-style-name="Preformatted_20_Text">
    </style:style>
    <style:style style:name="P4147" style:family="paragraph" style:parent-style-name="Preformatted_20_Text">
    </style:style>
    <style:style style:name="P4148" style:family="paragraph" style:parent-style-name="Preformatted_20_Text">
    </style:style>
    <style:style style:name="P4149" style:family="paragraph" style:parent-style-name="Preformatted_20_Text">
    </style:style>
    <style:style style:name="P4150" style:family="paragraph" style:parent-style-name="Preformatted_20_Text">
    </style:style>
    <style:style style:name="P4151" style:family="paragraph" style:parent-style-name="Preformatted_20_Text">
    </style:style>
    <style:style style:name="P4152" style:family="paragraph" style:parent-style-name="Preformatted_20_Text">
    </style:style>
    <style:style style:name="P4153" style:family="paragraph" style:parent-style-name="Preformatted_20_Text">
    </style:style>
    <style:style style:name="P4154" style:family="paragraph" style:parent-style-name="Preformatted_20_Text">
    </style:style>
    <style:style style:name="P4155" style:family="paragraph" style:parent-style-name="Preformatted_20_Text">
    </style:style>
    <style:style style:name="P4156" style:family="paragraph" style:parent-style-name="Preformatted_20_Text">
    </style:style>
    <style:style style:name="P4157" style:family="paragraph" style:parent-style-name="Preformatted_20_Text">
    </style:style>
    <style:style style:name="P4158" style:family="paragraph" style:parent-style-name="Preformatted_20_Text">
    </style:style>
    <style:style style:name="P4159" style:family="paragraph" style:parent-style-name="Preformatted_20_Text">
    </style:style>
    <style:style style:name="P4160" style:family="paragraph" style:parent-style-name="Preformatted_20_Text">
    </style:style>
    <style:style style:name="P4161" style:family="paragraph" style:parent-style-name="Preformatted_20_Text">
    </style:style>
    <style:style style:name="P4162" style:family="paragraph" style:parent-style-name="Preformatted_20_Text">
    </style:style>
    <style:style style:name="P4163" style:family="paragraph" style:parent-style-name="Preformatted_20_Text">
    </style:style>
    <style:style style:name="P4164" style:family="paragraph" style:parent-style-name="Preformatted_20_Text">
    </style:style>
    <style:style style:name="P4165" style:family="paragraph" style:parent-style-name="Preformatted_20_Text">
    </style:style>
    <style:style style:name="P4166" style:family="paragraph" style:parent-style-name="Preformatted_20_Text">
    </style:style>
    <style:style style:name="P4167" style:family="paragraph" style:parent-style-name="Preformatted_20_Text">
    </style:style>
    <style:style style:name="P4168" style:family="paragraph" style:parent-style-name="Preformatted_20_Text">
    </style:style>
    <style:style style:name="P4169" style:family="paragraph" style:parent-style-name="Preformatted_20_Text">
    </style:style>
    <style:style style:name="P4170" style:family="paragraph" style:parent-style-name="Preformatted_20_Text">
    </style:style>
    <style:style style:name="P4171" style:family="paragraph" style:parent-style-name="Preformatted_20_Text">
    </style:style>
    <style:style style:name="P4172" style:family="paragraph" style:parent-style-name="Preformatted_20_Text">
    </style:style>
    <style:style style:name="P4173" style:family="paragraph" style:parent-style-name="Preformatted_20_Text">
    </style:style>
    <style:style style:name="P4174" style:family="paragraph" style:parent-style-name="Preformatted_20_Text">
    </style:style>
    <style:style style:name="P4175" style:family="paragraph" style:parent-style-name="Preformatted_20_Text">
    </style:style>
    <style:style style:name="P4176" style:family="paragraph" style:parent-style-name="Preformatted_20_Text">
    </style:style>
    <style:style style:name="P4177" style:family="paragraph" style:parent-style-name="Preformatted_20_Text">
    </style:style>
    <style:style style:name="P4178" style:family="paragraph" style:parent-style-name="Preformatted_20_Text">
    </style:style>
    <style:style style:name="P4179" style:family="paragraph" style:parent-style-name="Preformatted_20_Text">
    </style:style>
    <style:style style:name="P4180" style:family="paragraph" style:parent-style-name="Preformatted_20_Text">
    </style:style>
    <style:style style:name="P4181" style:family="paragraph" style:parent-style-name="Preformatted_20_Text">
    </style:style>
    <style:style style:name="P4182" style:family="paragraph" style:parent-style-name="Preformatted_20_Text">
    </style:style>
    <style:style style:name="P4183" style:family="paragraph" style:parent-style-name="Preformatted_20_Text">
    </style:style>
    <style:style style:name="P4184" style:family="paragraph" style:parent-style-name="Preformatted_20_Text">
    </style:style>
    <style:style style:name="P4185" style:family="paragraph" style:parent-style-name="Preformatted_20_Text">
    </style:style>
    <style:style style:name="P4186" style:family="paragraph" style:parent-style-name="Preformatted_20_Text">
    </style:style>
    <style:style style:name="P4187" style:family="paragraph" style:parent-style-name="Preformatted_20_Text">
    </style:style>
    <style:style style:name="P4188" style:family="paragraph" style:parent-style-name="Preformatted_20_Text">
    </style:style>
    <style:style style:name="P4189" style:family="paragraph" style:parent-style-name="Preformatted_20_Text">
    </style:style>
    <style:style style:name="P4190" style:family="paragraph" style:parent-style-name="Preformatted_20_Text">
    </style:style>
    <style:style style:name="P4191" style:family="paragraph" style:parent-style-name="Preformatted_20_Text">
    </style:style>
    <style:style style:name="P4192" style:family="paragraph" style:parent-style-name="Preformatted_20_Text">
    </style:style>
    <style:style style:name="P4193" style:family="paragraph" style:parent-style-name="Preformatted_20_Text">
    </style:style>
    <style:style style:name="P4194" style:family="paragraph" style:parent-style-name="Preformatted_20_Text">
    </style:style>
    <style:style style:name="P4195" style:family="paragraph" style:parent-style-name="Preformatted_20_Text">
    </style:style>
    <style:style style:name="P4196" style:family="paragraph" style:parent-style-name="Preformatted_20_Text">
    </style:style>
    <style:style style:name="P4197" style:family="paragraph" style:parent-style-name="Preformatted_20_Text">
    </style:style>
    <style:style style:name="P4198" style:family="paragraph" style:parent-style-name="Preformatted_20_Text">
    </style:style>
    <style:style style:name="P4199" style:family="paragraph" style:parent-style-name="Preformatted_20_Text">
    </style:style>
    <style:style style:name="P4200" style:family="paragraph" style:parent-style-name="Preformatted_20_Text">
    </style:style>
    <style:style style:name="P4201" style:family="paragraph" style:parent-style-name="Preformatted_20_Text">
    </style:style>
    <style:style style:name="P4202" style:family="paragraph" style:parent-style-name="Preformatted_20_Text">
    </style:style>
    <style:style style:name="P4203" style:family="paragraph" style:parent-style-name="Preformatted_20_Text">
    </style:style>
    <style:style style:name="P4204" style:family="paragraph" style:parent-style-name="Preformatted_20_Text">
    </style:style>
    <style:style style:name="P4205" style:family="paragraph" style:parent-style-name="Preformatted_20_Text">
    </style:style>
    <style:style style:name="P4206" style:family="paragraph" style:parent-style-name="Preformatted_20_Text">
    </style:style>
    <style:style style:name="P4207" style:family="paragraph" style:parent-style-name="Preformatted_20_Text">
    </style:style>
    <style:style style:name="P4208" style:family="paragraph" style:parent-style-name="Preformatted_20_Text">
    </style:style>
    <style:style style:name="P4209" style:family="paragraph" style:parent-style-name="Preformatted_20_Text">
    </style:style>
    <style:style style:name="P4210" style:family="paragraph" style:parent-style-name="Preformatted_20_Text">
    </style:style>
    <style:style style:name="P4211" style:family="paragraph" style:parent-style-name="Preformatted_20_Text">
    </style:style>
    <style:style style:name="P4212" style:family="paragraph" style:parent-style-name="Preformatted_20_Text">
    </style:style>
    <style:style style:name="P4213" style:family="paragraph" style:parent-style-name="Preformatted_20_Text">
    </style:style>
    <style:style style:name="P4214" style:family="paragraph" style:parent-style-name="Preformatted_20_Text">
    </style:style>
    <style:style style:name="P4215" style:family="paragraph" style:parent-style-name="Preformatted_20_Text">
    </style:style>
    <style:style style:name="P4216" style:family="paragraph" style:parent-style-name="Preformatted_20_Text">
    </style:style>
    <style:style style:name="P4217" style:family="paragraph" style:parent-style-name="Preformatted_20_Text">
    </style:style>
    <style:style style:name="P4218" style:family="paragraph" style:parent-style-name="Preformatted_20_Text">
    </style:style>
    <style:style style:name="P4219" style:family="paragraph" style:parent-style-name="Preformatted_20_Text">
    </style:style>
    <style:style style:name="P4220" style:family="paragraph" style:parent-style-name="Preformatted_20_Text">
    </style:style>
    <style:style style:name="P4221" style:family="paragraph" style:parent-style-name="Preformatted_20_Text">
    </style:style>
    <style:style style:name="P4222" style:family="paragraph" style:parent-style-name="Preformatted_20_Text">
    </style:style>
    <style:style style:name="P4223" style:family="paragraph" style:parent-style-name="Preformatted_20_Text">
    </style:style>
    <style:style style:name="P4224" style:family="paragraph" style:parent-style-name="Preformatted_20_Text">
    </style:style>
    <style:style style:name="P4225" style:family="paragraph" style:parent-style-name="Preformatted_20_Text">
    </style:style>
    <style:style style:name="P4226" style:family="paragraph" style:parent-style-name="Preformatted_20_Text">
    </style:style>
    <style:style style:name="P4227" style:family="paragraph" style:parent-style-name="Preformatted_20_Text">
    </style:style>
    <style:style style:name="P4228" style:family="paragraph" style:parent-style-name="Preformatted_20_Text">
    </style:style>
    <style:style style:name="P4229" style:family="paragraph" style:parent-style-name="Preformatted_20_Text">
    </style:style>
    <style:style style:name="P4230" style:family="paragraph" style:parent-style-name="Preformatted_20_Text">
    </style:style>
    <style:style style:name="P4231" style:family="paragraph" style:parent-style-name="Preformatted_20_Text">
    </style:style>
    <style:style style:name="P4232" style:family="paragraph" style:parent-style-name="Preformatted_20_Text">
    </style:style>
    <style:style style:name="P4233" style:family="paragraph" style:parent-style-name="Preformatted_20_Text">
    </style:style>
    <style:style style:name="P4234" style:family="paragraph" style:parent-style-name="Preformatted_20_Text">
    </style:style>
    <style:style style:name="P4235" style:family="paragraph" style:parent-style-name="Preformatted_20_Text">
    </style:style>
    <style:style style:name="P4236" style:family="paragraph" style:parent-style-name="Preformatted_20_Text">
    </style:style>
    <style:style style:name="P4237" style:family="paragraph" style:parent-style-name="Preformatted_20_Text">
    </style:style>
    <style:style style:name="P4238" style:family="paragraph" style:parent-style-name="Preformatted_20_Text">
    </style:style>
    <style:style style:name="P4239" style:family="paragraph" style:parent-style-name="Preformatted_20_Text">
    </style:style>
    <style:style style:name="P4240" style:family="paragraph" style:parent-style-name="Preformatted_20_Text">
    </style:style>
    <style:style style:name="P4241" style:family="paragraph" style:parent-style-name="Preformatted_20_Text">
    </style:style>
    <style:style style:name="P4242" style:family="paragraph" style:parent-style-name="Preformatted_20_Text">
    </style:style>
    <style:style style:name="P4243" style:family="paragraph" style:parent-style-name="Preformatted_20_Text">
    </style:style>
    <style:style style:name="P4244" style:family="paragraph" style:parent-style-name="Preformatted_20_Text">
    </style:style>
    <style:style style:name="P4245" style:family="paragraph" style:parent-style-name="Preformatted_20_Text">
    </style:style>
    <style:style style:name="P4246" style:family="paragraph" style:parent-style-name="Preformatted_20_Text">
    </style:style>
    <style:style style:name="P4247" style:family="paragraph" style:parent-style-name="Preformatted_20_Text">
    </style:style>
    <style:style style:name="P4248" style:family="paragraph" style:parent-style-name="Preformatted_20_Text">
    </style:style>
    <style:style style:name="P4249" style:family="paragraph" style:parent-style-name="Preformatted_20_Text">
    </style:style>
    <style:style style:name="P4250" style:family="paragraph" style:parent-style-name="Preformatted_20_Text">
    </style:style>
    <style:style style:name="P4251" style:family="paragraph" style:parent-style-name="Preformatted_20_Text">
    </style:style>
    <style:style style:name="P4252" style:family="paragraph" style:parent-style-name="Preformatted_20_Text">
    </style:style>
    <style:style style:name="P4253" style:family="paragraph" style:parent-style-name="Preformatted_20_Text">
    </style:style>
    <style:style style:name="P4254" style:family="paragraph" style:parent-style-name="Preformatted_20_Text">
    </style:style>
    <style:style style:name="P4255" style:family="paragraph" style:parent-style-name="Preformatted_20_Text">
    </style:style>
    <style:style style:name="P4256" style:family="paragraph" style:parent-style-name="Preformatted_20_Text">
    </style:style>
    <style:style style:name="P4257" style:family="paragraph" style:parent-style-name="Preformatted_20_Text">
    </style:style>
    <style:style style:name="P4258" style:family="paragraph" style:parent-style-name="Preformatted_20_Text">
    </style:style>
    <style:style style:name="P4259" style:family="paragraph" style:parent-style-name="Preformatted_20_Text">
    </style:style>
    <style:style style:name="P4260" style:family="paragraph" style:parent-style-name="Preformatted_20_Text">
    </style:style>
    <style:style style:name="P4261" style:family="paragraph" style:parent-style-name="Preformatted_20_Text">
    </style:style>
    <style:style style:name="P4262" style:family="paragraph" style:parent-style-name="Preformatted_20_Text">
    </style:style>
    <style:style style:name="P4263" style:family="paragraph" style:parent-style-name="Preformatted_20_Text">
    </style:style>
    <style:style style:name="P4264" style:family="paragraph" style:parent-style-name="Preformatted_20_Text">
    </style:style>
    <style:style style:name="P4265" style:family="paragraph" style:parent-style-name="Preformatted_20_Text">
    </style:style>
    <style:style style:name="P4266" style:family="paragraph" style:parent-style-name="Preformatted_20_Text">
    </style:style>
    <style:style style:name="P4267" style:family="paragraph" style:parent-style-name="Preformatted_20_Text">
    </style:style>
    <style:style style:name="P4268" style:family="paragraph" style:parent-style-name="Preformatted_20_Text">
    </style:style>
    <style:style style:name="P4269" style:family="paragraph" style:parent-style-name="Preformatted_20_Text">
    </style:style>
    <style:style style:name="P4270" style:family="paragraph" style:parent-style-name="Preformatted_20_Text">
    </style:style>
    <style:style style:name="P4271" style:family="paragraph" style:parent-style-name="Preformatted_20_Text">
    </style:style>
    <style:style style:name="P4272" style:family="paragraph" style:parent-style-name="Preformatted_20_Text">
    </style:style>
    <style:style style:name="P4273" style:family="paragraph" style:parent-style-name="Preformatted_20_Text">
    </style:style>
    <style:style style:name="P4274" style:family="paragraph" style:parent-style-name="Preformatted_20_Text">
    </style:style>
    <style:style style:name="P4275" style:family="paragraph" style:parent-style-name="Preformatted_20_Text">
    </style:style>
    <style:style style:name="P4276" style:family="paragraph" style:parent-style-name="Preformatted_20_Text">
    </style:style>
    <style:style style:name="P4277" style:family="paragraph" style:parent-style-name="Preformatted_20_Text">
    </style:style>
    <style:style style:name="P4278" style:family="paragraph" style:parent-style-name="Preformatted_20_Text">
    </style:style>
    <style:style style:name="P4279" style:family="paragraph" style:parent-style-name="Preformatted_20_Text">
    </style:style>
    <style:style style:name="P4280" style:family="paragraph" style:parent-style-name="Preformatted_20_Text">
    </style:style>
    <style:style style:name="P4281" style:family="paragraph" style:parent-style-name="Preformatted_20_Text">
    </style:style>
    <style:style style:name="P4282" style:family="paragraph" style:parent-style-name="Preformatted_20_Text">
    </style:style>
    <style:style style:name="P4283" style:family="paragraph" style:parent-style-name="Preformatted_20_Text">
    </style:style>
    <style:style style:name="P4284" style:family="paragraph" style:parent-style-name="Preformatted_20_Text">
    </style:style>
    <style:style style:name="P4285" style:family="paragraph" style:parent-style-name="Preformatted_20_Text">
    </style:style>
    <style:style style:name="P4286" style:family="paragraph" style:parent-style-name="Preformatted_20_Text">
    </style:style>
    <style:style style:name="P4287" style:family="paragraph" style:parent-style-name="Preformatted_20_Text">
    </style:style>
    <style:style style:name="P4288" style:family="paragraph" style:parent-style-name="Preformatted_20_Text">
    </style:style>
    <style:style style:name="P4289" style:family="paragraph" style:parent-style-name="Preformatted_20_Text">
    </style:style>
    <style:style style:name="P4290" style:family="paragraph" style:parent-style-name="Preformatted_20_Text">
    </style:style>
    <style:style style:name="P4291" style:family="paragraph" style:parent-style-name="Preformatted_20_Text">
    </style:style>
    <style:style style:name="P4292" style:family="paragraph" style:parent-style-name="Preformatted_20_Text">
    </style:style>
    <style:style style:name="P4293" style:family="paragraph" style:parent-style-name="Preformatted_20_Text">
    </style:style>
    <style:style style:name="P4294" style:family="paragraph" style:parent-style-name="Preformatted_20_Text">
    </style:style>
    <style:style style:name="P4295" style:family="paragraph" style:parent-style-name="Preformatted_20_Text">
    </style:style>
    <style:style style:name="P4296" style:family="paragraph" style:parent-style-name="Preformatted_20_Text">
    </style:style>
    <style:style style:name="P4297" style:family="paragraph" style:parent-style-name="Preformatted_20_Text">
    </style:style>
    <style:style style:name="P4298" style:family="paragraph" style:parent-style-name="Preformatted_20_Text">
    </style:style>
    <style:style style:name="P4299" style:family="paragraph" style:parent-style-name="Preformatted_20_Text">
    </style:style>
    <style:style style:name="P4300" style:family="paragraph" style:parent-style-name="Preformatted_20_Text">
    </style:style>
    <style:style style:name="P4301" style:family="paragraph" style:parent-style-name="Preformatted_20_Text">
    </style:style>
    <style:style style:name="P4302" style:family="paragraph" style:parent-style-name="Preformatted_20_Text">
    </style:style>
    <style:style style:name="P4303" style:family="paragraph" style:parent-style-name="Preformatted_20_Text">
    </style:style>
    <style:style style:name="P4304" style:family="paragraph" style:parent-style-name="Preformatted_20_Text">
    </style:style>
    <style:style style:name="P4305" style:family="paragraph" style:parent-style-name="Preformatted_20_Text">
    </style:style>
    <style:style style:name="P4306" style:family="paragraph" style:parent-style-name="Preformatted_20_Text">
    </style:style>
    <style:style style:name="P4307" style:family="paragraph" style:parent-style-name="Preformatted_20_Text">
    </style:style>
    <style:style style:name="P4308" style:family="paragraph" style:parent-style-name="Preformatted_20_Text">
    </style:style>
    <style:style style:name="P4309" style:family="paragraph" style:parent-style-name="Preformatted_20_Text">
    </style:style>
    <style:style style:name="P4310" style:family="paragraph" style:parent-style-name="Preformatted_20_Text">
    </style:style>
    <style:style style:name="P4311" style:family="paragraph" style:parent-style-name="Preformatted_20_Text">
    </style:style>
    <style:style style:name="P4312" style:family="paragraph" style:parent-style-name="Preformatted_20_Text">
    </style:style>
    <style:style style:name="P4313" style:family="paragraph" style:parent-style-name="Preformatted_20_Text">
    </style:style>
    <style:style style:name="P4314" style:family="paragraph" style:parent-style-name="Preformatted_20_Text">
    </style:style>
    <style:style style:name="P4315" style:family="paragraph" style:parent-style-name="Preformatted_20_Text">
    </style:style>
    <style:style style:name="P4316" style:family="paragraph" style:parent-style-name="Preformatted_20_Text">
    </style:style>
    <style:style style:name="P4317" style:family="paragraph" style:parent-style-name="Preformatted_20_Text">
    </style:style>
    <style:style style:name="P4318" style:family="paragraph" style:parent-style-name="Preformatted_20_Text">
    </style:style>
    <style:style style:name="P4319" style:family="paragraph" style:parent-style-name="Preformatted_20_Text">
    </style:style>
    <style:style style:name="P4320" style:family="paragraph" style:parent-style-name="Preformatted_20_Text">
    </style:style>
    <style:style style:name="P4321" style:family="paragraph" style:parent-style-name="Preformatted_20_Text">
    </style:style>
    <style:style style:name="P4322" style:family="paragraph" style:parent-style-name="Preformatted_20_Text">
    </style:style>
    <style:style style:name="P4323" style:family="paragraph" style:parent-style-name="Preformatted_20_Text">
    </style:style>
    <style:style style:name="P4324" style:family="paragraph" style:parent-style-name="Preformatted_20_Text">
    </style:style>
    <style:style style:name="P4325" style:family="paragraph" style:parent-style-name="Preformatted_20_Text">
    </style:style>
    <style:style style:name="P4326" style:family="paragraph" style:parent-style-name="Preformatted_20_Text">
    </style:style>
    <style:style style:name="P4327" style:family="paragraph" style:parent-style-name="Preformatted_20_Text">
    </style:style>
    <style:style style:name="P4328" style:family="paragraph" style:parent-style-name="Preformatted_20_Text">
    </style:style>
    <style:style style:name="P4329" style:family="paragraph" style:parent-style-name="Preformatted_20_Text">
    </style:style>
    <style:style style:name="P4330" style:family="paragraph" style:parent-style-name="Preformatted_20_Text">
    </style:style>
    <style:style style:name="P4331" style:family="paragraph" style:parent-style-name="Preformatted_20_Text">
    </style:style>
    <style:style style:name="P4332" style:family="paragraph" style:parent-style-name="Preformatted_20_Text">
    </style:style>
    <style:style style:name="P4333" style:family="paragraph" style:parent-style-name="Preformatted_20_Text">
    </style:style>
    <style:style style:name="P4334" style:family="paragraph" style:parent-style-name="Preformatted_20_Text">
    </style:style>
    <style:style style:name="P4335" style:family="paragraph" style:parent-style-name="Preformatted_20_Text">
    </style:style>
    <style:style style:name="P4336" style:family="paragraph" style:parent-style-name="Preformatted_20_Text">
    </style:style>
    <style:style style:name="P4337" style:family="paragraph" style:parent-style-name="Preformatted_20_Text">
    </style:style>
    <style:style style:name="P4338" style:family="paragraph" style:parent-style-name="Preformatted_20_Text">
    </style:style>
    <style:style style:name="P4339" style:family="paragraph" style:parent-style-name="Preformatted_20_Text">
    </style:style>
    <style:style style:name="P4340" style:family="paragraph" style:parent-style-name="Preformatted_20_Text">
    </style:style>
    <style:style style:name="P4341" style:family="paragraph" style:parent-style-name="Preformatted_20_Text">
    </style:style>
    <style:style style:name="P4342" style:family="paragraph" style:parent-style-name="Preformatted_20_Text">
    </style:style>
    <style:style style:name="P4343" style:family="paragraph" style:parent-style-name="Preformatted_20_Text">
    </style:style>
    <style:style style:name="P4344" style:family="paragraph" style:parent-style-name="Preformatted_20_Text">
    </style:style>
    <style:style style:name="P4345" style:family="paragraph" style:parent-style-name="Preformatted_20_Text">
    </style:style>
    <style:style style:name="P4346" style:family="paragraph" style:parent-style-name="Preformatted_20_Text">
    </style:style>
    <style:style style:name="P4347" style:family="paragraph" style:parent-style-name="Preformatted_20_Text">
    </style:style>
    <style:style style:name="P4348" style:family="paragraph" style:parent-style-name="Preformatted_20_Text">
    </style:style>
    <style:style style:name="P4349" style:family="paragraph" style:parent-style-name="Preformatted_20_Text">
    </style:style>
    <style:style style:name="P4350" style:family="paragraph" style:parent-style-name="Preformatted_20_Text">
    </style:style>
    <style:style style:name="P4351" style:family="paragraph" style:parent-style-name="Preformatted_20_Text">
    </style:style>
    <style:style style:name="P4352" style:family="paragraph" style:parent-style-name="Preformatted_20_Text">
    </style:style>
    <style:style style:name="P4353" style:family="paragraph" style:parent-style-name="Preformatted_20_Text">
    </style:style>
    <style:style style:name="P4354" style:family="paragraph" style:parent-style-name="Preformatted_20_Text">
    </style:style>
    <style:style style:name="P4355" style:family="paragraph" style:parent-style-name="Preformatted_20_Text">
    </style:style>
    <style:style style:name="P4356" style:family="paragraph" style:parent-style-name="Preformatted_20_Text">
    </style:style>
    <style:style style:name="P4357" style:family="paragraph" style:parent-style-name="Preformatted_20_Text">
    </style:style>
    <style:style style:name="P4358" style:family="paragraph" style:parent-style-name="Preformatted_20_Text">
    </style:style>
    <style:style style:name="P4359" style:family="paragraph" style:parent-style-name="Preformatted_20_Text">
    </style:style>
    <style:style style:name="P4360" style:family="paragraph" style:parent-style-name="Preformatted_20_Text">
    </style:style>
    <style:style style:name="P4361" style:family="paragraph" style:parent-style-name="Preformatted_20_Text">
    </style:style>
    <style:style style:name="P4362" style:family="paragraph" style:parent-style-name="Preformatted_20_Text">
    </style:style>
    <style:style style:name="P4363" style:family="paragraph" style:parent-style-name="Preformatted_20_Text">
    </style:style>
    <style:style style:name="P4364" style:family="paragraph" style:parent-style-name="Preformatted_20_Text">
    </style:style>
    <style:style style:name="P4365" style:family="paragraph" style:parent-style-name="Preformatted_20_Text">
    </style:style>
    <style:style style:name="P4366" style:family="paragraph" style:parent-style-name="Preformatted_20_Text">
    </style:style>
    <style:style style:name="P4367" style:family="paragraph" style:parent-style-name="Preformatted_20_Text">
    </style:style>
    <style:style style:name="P4368" style:family="paragraph" style:parent-style-name="Preformatted_20_Text">
    </style:style>
    <style:style style:name="P4369" style:family="paragraph" style:parent-style-name="Preformatted_20_Text">
    </style:style>
    <style:style style:name="P4370" style:family="paragraph" style:parent-style-name="Preformatted_20_Text">
    </style:style>
    <style:style style:name="P4371" style:family="paragraph" style:parent-style-name="Preformatted_20_Text">
    </style:style>
    <style:style style:name="P4372" style:family="paragraph" style:parent-style-name="Preformatted_20_Text">
    </style:style>
    <style:style style:name="P4373" style:family="paragraph" style:parent-style-name="Preformatted_20_Text">
    </style:style>
    <style:style style:name="P4374" style:family="paragraph" style:parent-style-name="Preformatted_20_Text">
    </style:style>
    <style:style style:name="P4375" style:family="paragraph" style:parent-style-name="Preformatted_20_Text">
    </style:style>
    <style:style style:name="P4376" style:family="paragraph" style:parent-style-name="Preformatted_20_Text">
    </style:style>
    <style:style style:name="P4377" style:family="paragraph" style:parent-style-name="Preformatted_20_Text">
    </style:style>
    <style:style style:name="P4378" style:family="paragraph" style:parent-style-name="Preformatted_20_Text">
    </style:style>
    <style:style style:name="P4379" style:family="paragraph" style:parent-style-name="Preformatted_20_Text">
    </style:style>
    <style:style style:name="P4380" style:family="paragraph" style:parent-style-name="Preformatted_20_Text">
    </style:style>
    <style:style style:name="P4381" style:family="paragraph" style:parent-style-name="Preformatted_20_Text">
    </style:style>
    <style:style style:name="P4382" style:family="paragraph" style:parent-style-name="Preformatted_20_Text">
    </style:style>
    <style:style style:name="P4383" style:family="paragraph" style:parent-style-name="Preformatted_20_Text">
    </style:style>
    <style:style style:name="P4384" style:family="paragraph" style:parent-style-name="Preformatted_20_Text">
    </style:style>
    <style:style style:name="P4385" style:family="paragraph" style:parent-style-name="Preformatted_20_Text">
    </style:style>
    <style:style style:name="P4386" style:family="paragraph" style:parent-style-name="Preformatted_20_Text">
    </style:style>
    <style:style style:name="P4387" style:family="paragraph" style:parent-style-name="Preformatted_20_Text">
    </style:style>
    <style:style style:name="P4388" style:family="paragraph" style:parent-style-name="Preformatted_20_Text">
    </style:style>
    <style:style style:name="P4389" style:family="paragraph" style:parent-style-name="Preformatted_20_Text">
    </style:style>
    <style:style style:name="P4390" style:family="paragraph" style:parent-style-name="Preformatted_20_Text">
    </style:style>
    <style:style style:name="P4391" style:family="paragraph" style:parent-style-name="Preformatted_20_Text">
    </style:style>
    <style:style style:name="P4392" style:family="paragraph" style:parent-style-name="Preformatted_20_Text">
    </style:style>
    <style:style style:name="P4393" style:family="paragraph" style:parent-style-name="Preformatted_20_Text">
    </style:style>
    <style:style style:name="P4394" style:family="paragraph" style:parent-style-name="Preformatted_20_Text">
    </style:style>
    <style:style style:name="P4395" style:family="paragraph" style:parent-style-name="Preformatted_20_Text">
    </style:style>
    <style:style style:name="P4396" style:family="paragraph" style:parent-style-name="Preformatted_20_Text">
    </style:style>
    <style:style style:name="P4397" style:family="paragraph" style:parent-style-name="Preformatted_20_Text">
    </style:style>
    <style:style style:name="P4398" style:family="paragraph" style:parent-style-name="Preformatted_20_Text">
    </style:style>
    <style:style style:name="P4399" style:family="paragraph" style:parent-style-name="Preformatted_20_Text">
    </style:style>
    <style:style style:name="P4400" style:family="paragraph" style:parent-style-name="Preformatted_20_Text">
    </style:style>
    <style:style style:name="P4401" style:family="paragraph" style:parent-style-name="Preformatted_20_Text">
    </style:style>
    <style:style style:name="P4402" style:family="paragraph" style:parent-style-name="Preformatted_20_Text">
    </style:style>
    <style:style style:name="P4403" style:family="paragraph" style:parent-style-name="Preformatted_20_Text">
    </style:style>
    <style:style style:name="P4404" style:family="paragraph" style:parent-style-name="Preformatted_20_Text">
    </style:style>
    <style:style style:name="P4405" style:family="paragraph" style:parent-style-name="Preformatted_20_Text">
    </style:style>
    <style:style style:name="P4406" style:family="paragraph" style:parent-style-name="Preformatted_20_Text">
    </style:style>
    <style:style style:name="P4407" style:family="paragraph" style:parent-style-name="Preformatted_20_Text">
    </style:style>
    <style:style style:name="P4408" style:family="paragraph" style:parent-style-name="Preformatted_20_Text">
    </style:style>
    <style:style style:name="P4409" style:family="paragraph" style:parent-style-name="Preformatted_20_Text">
    </style:style>
    <style:style style:name="P4410" style:family="paragraph" style:parent-style-name="Preformatted_20_Text">
    </style:style>
    <style:style style:name="P4411" style:family="paragraph" style:parent-style-name="Preformatted_20_Text">
    </style:style>
    <style:style style:name="P4412" style:family="paragraph" style:parent-style-name="Preformatted_20_Text">
    </style:style>
    <style:style style:name="P4413" style:family="paragraph" style:parent-style-name="Preformatted_20_Text">
    </style:style>
    <style:style style:name="P4414" style:family="paragraph" style:parent-style-name="Preformatted_20_Text">
    </style:style>
    <style:style style:name="P4415" style:family="paragraph" style:parent-style-name="Preformatted_20_Text">
    </style:style>
    <style:style style:name="P4416" style:family="paragraph" style:parent-style-name="Preformatted_20_Text">
    </style:style>
    <style:style style:name="P4417" style:family="paragraph" style:parent-style-name="Preformatted_20_Text">
    </style:style>
    <style:style style:name="P4418" style:family="paragraph" style:parent-style-name="Preformatted_20_Text">
    </style:style>
    <style:style style:name="P4419" style:family="paragraph" style:parent-style-name="Preformatted_20_Text">
    </style:style>
    <style:style style:name="P4420" style:family="paragraph" style:parent-style-name="Preformatted_20_Text">
    </style:style>
    <style:style style:name="P4421" style:family="paragraph" style:parent-style-name="Preformatted_20_Text">
    </style:style>
    <style:style style:name="P4422" style:family="paragraph" style:parent-style-name="Preformatted_20_Text">
    </style:style>
    <style:style style:name="P4423" style:family="paragraph" style:parent-style-name="Preformatted_20_Text">
    </style:style>
    <style:style style:name="P4424" style:family="paragraph" style:parent-style-name="Preformatted_20_Text">
    </style:style>
    <style:style style:name="P4425" style:family="paragraph" style:parent-style-name="Preformatted_20_Text">
    </style:style>
    <style:style style:name="P4426" style:family="paragraph" style:parent-style-name="Preformatted_20_Text">
    </style:style>
    <style:style style:name="P4427" style:family="paragraph" style:parent-style-name="Preformatted_20_Text">
    </style:style>
    <style:style style:name="P4428" style:family="paragraph" style:parent-style-name="Preformatted_20_Text">
    </style:style>
    <style:style style:name="P4429" style:family="paragraph" style:parent-style-name="Preformatted_20_Text">
    </style:style>
    <style:style style:name="P4430" style:family="paragraph" style:parent-style-name="Preformatted_20_Text">
    </style:style>
    <style:style style:name="P4431" style:family="paragraph" style:parent-style-name="Preformatted_20_Text">
    </style:style>
    <style:style style:name="P4432" style:family="paragraph" style:parent-style-name="Preformatted_20_Text">
    </style:style>
    <style:style style:name="P4433" style:family="paragraph" style:parent-style-name="Preformatted_20_Text">
    </style:style>
    <style:style style:name="P4434" style:family="paragraph" style:parent-style-name="Preformatted_20_Text">
    </style:style>
    <style:style style:name="P4435" style:family="paragraph" style:parent-style-name="Preformatted_20_Text">
    </style:style>
    <style:style style:name="P4436" style:family="paragraph" style:parent-style-name="Preformatted_20_Text">
    </style:style>
    <style:style style:name="P4437" style:family="paragraph" style:parent-style-name="Preformatted_20_Text">
    </style:style>
    <style:style style:name="P4438" style:family="paragraph" style:parent-style-name="Preformatted_20_Text">
    </style:style>
    <style:style style:name="P4439" style:family="paragraph" style:parent-style-name="Preformatted_20_Text">
    </style:style>
    <style:style style:name="P4440" style:family="paragraph" style:parent-style-name="Preformatted_20_Text">
    </style:style>
    <style:style style:name="P4441" style:family="paragraph" style:parent-style-name="Preformatted_20_Text">
    </style:style>
    <style:style style:name="P4442" style:family="paragraph" style:parent-style-name="Preformatted_20_Text">
    </style:style>
    <style:style style:name="P4443" style:family="paragraph" style:parent-style-name="Preformatted_20_Text">
    </style:style>
    <style:style style:name="P4444" style:family="paragraph" style:parent-style-name="Preformatted_20_Text">
    </style:style>
    <style:style style:name="P4445" style:family="paragraph" style:parent-style-name="Preformatted_20_Text">
    </style:style>
    <style:style style:name="P4446" style:family="paragraph" style:parent-style-name="Preformatted_20_Text">
    </style:style>
    <style:style style:name="P4447" style:family="paragraph" style:parent-style-name="Preformatted_20_Text">
    </style:style>
    <style:style style:name="P4448" style:family="paragraph" style:parent-style-name="Preformatted_20_Text">
    </style:style>
    <style:style style:name="P4449" style:family="paragraph" style:parent-style-name="Preformatted_20_Text">
    </style:style>
    <style:style style:name="P4450" style:family="paragraph" style:parent-style-name="Preformatted_20_Text">
    </style:style>
    <style:style style:name="P4451" style:family="paragraph" style:parent-style-name="Preformatted_20_Text">
    </style:style>
    <style:style style:name="P4452" style:family="paragraph" style:parent-style-name="Preformatted_20_Text">
    </style:style>
    <style:style style:name="P4453" style:family="paragraph" style:parent-style-name="Preformatted_20_Text">
    </style:style>
    <style:style style:name="P4454" style:family="paragraph" style:parent-style-name="Preformatted_20_Text">
    </style:style>
    <style:style style:name="P4455" style:family="paragraph" style:parent-style-name="Preformatted_20_Text">
    </style:style>
    <style:style style:name="P4456" style:family="paragraph" style:parent-style-name="Preformatted_20_Text">
    </style:style>
    <style:style style:name="P4457" style:family="paragraph" style:parent-style-name="Preformatted_20_Text">
    </style:style>
    <style:style style:name="P4458" style:family="paragraph" style:parent-style-name="Preformatted_20_Text">
    </style:style>
    <style:style style:name="P4459" style:family="paragraph" style:parent-style-name="Preformatted_20_Text">
    </style:style>
    <style:style style:name="P4460" style:family="paragraph" style:parent-style-name="Preformatted_20_Text">
    </style:style>
    <style:style style:name="P4461" style:family="paragraph" style:parent-style-name="Preformatted_20_Text">
    </style:style>
    <style:style style:name="P4462" style:family="paragraph" style:parent-style-name="Preformatted_20_Text">
    </style:style>
    <style:style style:name="P4463" style:family="paragraph" style:parent-style-name="Preformatted_20_Text">
    </style:style>
    <style:style style:name="P4464" style:family="paragraph" style:parent-style-name="Preformatted_20_Text">
    </style:style>
    <style:style style:name="P4465" style:family="paragraph" style:parent-style-name="Preformatted_20_Text">
    </style:style>
    <style:style style:name="P4466" style:family="paragraph" style:parent-style-name="Preformatted_20_Text">
    </style:style>
    <style:style style:name="P4467" style:family="paragraph" style:parent-style-name="Preformatted_20_Text">
    </style:style>
    <style:style style:name="P4468" style:family="paragraph" style:parent-style-name="Preformatted_20_Text">
    </style:style>
    <style:style style:name="P4469" style:family="paragraph" style:parent-style-name="Preformatted_20_Text">
    </style:style>
    <style:style style:name="P4470" style:family="paragraph" style:parent-style-name="Preformatted_20_Text">
    </style:style>
    <style:style style:name="P4471" style:family="paragraph" style:parent-style-name="Preformatted_20_Text">
    </style:style>
    <style:style style:name="P4472" style:family="paragraph" style:parent-style-name="Preformatted_20_Text">
    </style:style>
    <style:style style:name="P4473" style:family="paragraph" style:parent-style-name="Preformatted_20_Text">
    </style:style>
    <style:style style:name="P4474" style:family="paragraph" style:parent-style-name="Preformatted_20_Text">
    </style:style>
    <style:style style:name="P4475" style:family="paragraph" style:parent-style-name="Preformatted_20_Text">
    </style:style>
    <style:style style:name="P4476" style:family="paragraph" style:parent-style-name="Preformatted_20_Text">
    </style:style>
    <style:style style:name="P4477" style:family="paragraph" style:parent-style-name="Preformatted_20_Text">
    </style:style>
    <style:style style:name="P4478" style:family="paragraph" style:parent-style-name="Preformatted_20_Text">
    </style:style>
    <style:style style:name="P4479" style:family="paragraph" style:parent-style-name="Preformatted_20_Text">
    </style:style>
    <style:style style:name="P4480" style:family="paragraph" style:parent-style-name="Preformatted_20_Text">
    </style:style>
    <style:style style:name="P4481" style:family="paragraph" style:parent-style-name="Preformatted_20_Text">
    </style:style>
    <style:style style:name="P4482" style:family="paragraph" style:parent-style-name="Preformatted_20_Text">
    </style:style>
    <style:style style:name="P4483" style:family="paragraph" style:parent-style-name="Preformatted_20_Text">
    </style:style>
    <style:style style:name="P4484" style:family="paragraph" style:parent-style-name="Preformatted_20_Text">
    </style:style>
    <style:style style:name="P4485" style:family="paragraph" style:parent-style-name="Preformatted_20_Text">
    </style:style>
    <style:style style:name="P4486" style:family="paragraph" style:parent-style-name="Preformatted_20_Text">
    </style:style>
    <style:style style:name="P4487" style:family="paragraph" style:parent-style-name="Preformatted_20_Text">
    </style:style>
    <style:style style:name="P4488" style:family="paragraph" style:parent-style-name="Preformatted_20_Text">
    </style:style>
    <style:style style:name="P4489" style:family="paragraph" style:parent-style-name="Preformatted_20_Text">
    </style:style>
    <style:style style:name="P4490" style:family="paragraph" style:parent-style-name="Preformatted_20_Text">
    </style:style>
    <style:style style:name="P4491" style:family="paragraph" style:parent-style-name="Preformatted_20_Text">
    </style:style>
    <style:style style:name="P4492" style:family="paragraph" style:parent-style-name="Preformatted_20_Text">
    </style:style>
    <style:style style:name="P4493" style:family="paragraph" style:parent-style-name="Preformatted_20_Text">
    </style:style>
    <style:style style:name="P4494" style:family="paragraph" style:parent-style-name="Preformatted_20_Text">
    </style:style>
    <style:style style:name="P4495" style:family="paragraph" style:parent-style-name="Preformatted_20_Text">
    </style:style>
    <style:style style:name="P4496" style:family="paragraph" style:parent-style-name="Preformatted_20_Text">
    </style:style>
    <style:style style:name="P4497" style:family="paragraph" style:parent-style-name="Preformatted_20_Text">
    </style:style>
    <style:style style:name="P4498" style:family="paragraph" style:parent-style-name="Preformatted_20_Text">
    </style:style>
    <style:style style:name="P4499" style:family="paragraph" style:parent-style-name="Preformatted_20_Text">
    </style:style>
    <style:style style:name="P4500" style:family="paragraph" style:parent-style-name="Preformatted_20_Text">
    </style:style>
    <style:style style:name="P4501" style:family="paragraph" style:parent-style-name="Preformatted_20_Text">
    </style:style>
    <style:style style:name="P4502" style:family="paragraph" style:parent-style-name="Preformatted_20_Text">
    </style:style>
    <style:style style:name="P4503" style:family="paragraph" style:parent-style-name="Preformatted_20_Text">
    </style:style>
    <style:style style:name="P4504" style:family="paragraph" style:parent-style-name="Preformatted_20_Text">
    </style:style>
    <style:style style:name="P4505" style:family="paragraph" style:parent-style-name="Preformatted_20_Text">
    </style:style>
    <style:style style:name="P4506" style:family="paragraph" style:parent-style-name="Preformatted_20_Text">
    </style:style>
    <style:style style:name="P4507" style:family="paragraph" style:parent-style-name="Preformatted_20_Text">
    </style:style>
    <style:style style:name="P4508" style:family="paragraph" style:parent-style-name="Preformatted_20_Text">
    </style:style>
    <style:style style:name="P4509" style:family="paragraph" style:parent-style-name="Preformatted_20_Text">
    </style:style>
    <style:style style:name="P4510" style:family="paragraph" style:parent-style-name="Preformatted_20_Text">
    </style:style>
    <style:style style:name="P4511" style:family="paragraph" style:parent-style-name="Preformatted_20_Text">
    </style:style>
    <style:style style:name="P4512" style:family="paragraph" style:parent-style-name="Preformatted_20_Text">
    </style:style>
    <style:style style:name="P4513" style:family="paragraph" style:parent-style-name="Preformatted_20_Text">
    </style:style>
    <style:style style:name="P4514" style:family="paragraph" style:parent-style-name="Preformatted_20_Text">
    </style:style>
    <style:style style:name="P4515" style:family="paragraph" style:parent-style-name="Preformatted_20_Text">
    </style:style>
    <style:style style:name="P4516" style:family="paragraph" style:parent-style-name="Preformatted_20_Text">
    </style:style>
    <style:style style:name="P4517" style:family="paragraph" style:parent-style-name="Preformatted_20_Text">
    </style:style>
    <style:style style:name="P4518" style:family="paragraph" style:parent-style-name="Preformatted_20_Text">
    </style:style>
    <style:style style:name="P4519" style:family="paragraph" style:parent-style-name="Preformatted_20_Text">
    </style:style>
    <style:style style:name="P4520" style:family="paragraph" style:parent-style-name="Preformatted_20_Text">
    </style:style>
    <style:style style:name="P4521" style:family="paragraph" style:parent-style-name="Preformatted_20_Text">
    </style:style>
    <style:style style:name="P4522" style:family="paragraph" style:parent-style-name="Preformatted_20_Text">
    </style:style>
    <style:style style:name="P4523" style:family="paragraph" style:parent-style-name="Preformatted_20_Text">
    </style:style>
    <style:style style:name="P4524" style:family="paragraph" style:parent-style-name="Preformatted_20_Text">
    </style:style>
    <style:style style:name="P4525" style:family="paragraph" style:parent-style-name="Preformatted_20_Text">
    </style:style>
    <style:style style:name="P4526" style:family="paragraph" style:parent-style-name="Preformatted_20_Text">
    </style:style>
    <style:style style:name="P4527" style:family="paragraph" style:parent-style-name="Preformatted_20_Text">
    </style:style>
    <style:style style:name="P4528" style:family="paragraph" style:parent-style-name="Preformatted_20_Text">
    </style:style>
    <style:style style:name="P4529" style:family="paragraph" style:parent-style-name="Preformatted_20_Text">
    </style:style>
    <style:style style:name="P4530" style:family="paragraph" style:parent-style-name="Preformatted_20_Text">
    </style:style>
    <style:style style:name="P4531" style:family="paragraph" style:parent-style-name="Preformatted_20_Text">
    </style:style>
    <style:style style:name="P4532" style:family="paragraph" style:parent-style-name="Preformatted_20_Text">
    </style:style>
    <style:style style:name="P4533" style:family="paragraph" style:parent-style-name="Preformatted_20_Text">
    </style:style>
    <style:style style:name="P4534" style:family="paragraph" style:parent-style-name="Preformatted_20_Text">
    </style:style>
    <style:style style:name="P4535" style:family="paragraph" style:parent-style-name="Preformatted_20_Text">
    </style:style>
    <style:style style:name="P4536" style:family="paragraph" style:parent-style-name="Preformatted_20_Text">
    </style:style>
    <style:style style:name="P4537" style:family="paragraph" style:parent-style-name="Preformatted_20_Text">
    </style:style>
    <style:style style:name="P4538" style:family="paragraph" style:parent-style-name="Preformatted_20_Text">
    </style:style>
    <style:style style:name="P4539" style:family="paragraph" style:parent-style-name="Preformatted_20_Text">
    </style:style>
    <style:style style:name="P4540" style:family="paragraph" style:parent-style-name="Preformatted_20_Text">
    </style:style>
    <style:style style:name="P4541" style:family="paragraph" style:parent-style-name="Preformatted_20_Text">
    </style:style>
    <style:style style:name="P4542" style:family="paragraph" style:parent-style-name="Preformatted_20_Text">
    </style:style>
    <style:style style:name="P4543" style:family="paragraph" style:parent-style-name="Preformatted_20_Text">
    </style:style>
    <style:style style:name="P4544" style:family="paragraph" style:parent-style-name="Preformatted_20_Text">
    </style:style>
    <style:style style:name="P4545" style:family="paragraph" style:parent-style-name="Preformatted_20_Text">
    </style:style>
    <style:style style:name="P4546" style:family="paragraph" style:parent-style-name="Preformatted_20_Text">
    </style:style>
    <style:style style:name="P4547" style:family="paragraph" style:parent-style-name="Preformatted_20_Text">
    </style:style>
    <style:style style:name="P4548" style:family="paragraph" style:parent-style-name="Preformatted_20_Text">
    </style:style>
    <style:style style:name="P4549" style:family="paragraph" style:parent-style-name="Preformatted_20_Text">
    </style:style>
    <style:style style:name="P4550" style:family="paragraph" style:parent-style-name="Preformatted_20_Text">
    </style:style>
    <style:style style:name="P4551" style:family="paragraph" style:parent-style-name="Preformatted_20_Text">
    </style:style>
    <style:style style:name="P4552" style:family="paragraph" style:parent-style-name="Preformatted_20_Text">
    </style:style>
    <style:style style:name="P4553" style:family="paragraph" style:parent-style-name="Preformatted_20_Text">
    </style:style>
    <style:style style:name="P4554" style:family="paragraph" style:parent-style-name="Preformatted_20_Text">
    </style:style>
    <style:style style:name="P4555" style:family="paragraph" style:parent-style-name="Preformatted_20_Text">
    </style:style>
    <style:style style:name="P4556" style:family="paragraph" style:parent-style-name="Preformatted_20_Text">
    </style:style>
    <style:style style:name="P4557" style:family="paragraph" style:parent-style-name="Preformatted_20_Text">
    </style:style>
    <style:style style:name="P4558" style:family="paragraph" style:parent-style-name="Preformatted_20_Text">
    </style:style>
    <style:style style:name="P4559" style:family="paragraph" style:parent-style-name="Preformatted_20_Text">
    </style:style>
    <style:style style:name="P4560" style:family="paragraph" style:parent-style-name="Preformatted_20_Text">
    </style:style>
    <style:style style:name="P4561" style:family="paragraph" style:parent-style-name="Preformatted_20_Text">
    </style:style>
    <style:style style:name="P4562" style:family="paragraph" style:parent-style-name="Preformatted_20_Text">
    </style:style>
    <style:style style:name="P4563" style:family="paragraph" style:parent-style-name="Preformatted_20_Text">
    </style:style>
    <style:style style:name="P4564" style:family="paragraph" style:parent-style-name="Preformatted_20_Text">
    </style:style>
    <style:style style:name="P4565" style:family="paragraph" style:parent-style-name="Preformatted_20_Text">
    </style:style>
    <style:style style:name="P4566" style:family="paragraph" style:parent-style-name="Preformatted_20_Text">
    </style:style>
    <style:style style:name="P4567" style:family="paragraph" style:parent-style-name="Preformatted_20_Text">
    </style:style>
    <style:style style:name="P4568" style:family="paragraph" style:parent-style-name="Preformatted_20_Text">
    </style:style>
    <style:style style:name="P4569" style:family="paragraph" style:parent-style-name="Preformatted_20_Text">
    </style:style>
    <style:style style:name="P4570" style:family="paragraph" style:parent-style-name="Preformatted_20_Text">
    </style:style>
    <style:style style:name="P4571" style:family="paragraph" style:parent-style-name="Preformatted_20_Text">
    </style:style>
    <style:style style:name="P4572" style:family="paragraph" style:parent-style-name="Preformatted_20_Text">
    </style:style>
    <style:style style:name="P4573" style:family="paragraph" style:parent-style-name="Preformatted_20_Text">
    </style:style>
    <style:style style:name="P4574" style:family="paragraph" style:parent-style-name="Preformatted_20_Text">
    </style:style>
    <style:style style:name="P4575" style:family="paragraph" style:parent-style-name="Preformatted_20_Text">
    </style:style>
    <style:style style:name="P4576" style:family="paragraph" style:parent-style-name="Preformatted_20_Text">
    </style:style>
    <style:style style:name="P4577" style:family="paragraph" style:parent-style-name="Preformatted_20_Text">
    </style:style>
    <style:style style:name="P4578" style:family="paragraph" style:parent-style-name="Preformatted_20_Text">
    </style:style>
    <style:style style:name="P4579" style:family="paragraph" style:parent-style-name="Preformatted_20_Text">
    </style:style>
    <style:style style:name="P4580" style:family="paragraph" style:parent-style-name="Preformatted_20_Text">
    </style:style>
    <style:style style:name="P4581" style:family="paragraph" style:parent-style-name="Preformatted_20_Text">
    </style:style>
    <style:style style:name="P4582" style:family="paragraph" style:parent-style-name="Preformatted_20_Text">
    </style:style>
    <style:style style:name="P4583" style:family="paragraph" style:parent-style-name="Preformatted_20_Text">
    </style:style>
    <style:style style:name="P4584" style:family="paragraph" style:parent-style-name="Preformatted_20_Text">
    </style:style>
    <style:style style:name="P4585" style:family="paragraph" style:parent-style-name="Preformatted_20_Text">
    </style:style>
    <style:style style:name="P4586" style:family="paragraph" style:parent-style-name="Preformatted_20_Text">
    </style:style>
    <style:style style:name="P4587" style:family="paragraph" style:parent-style-name="Preformatted_20_Text">
    </style:style>
    <style:style style:name="P4588" style:family="paragraph" style:parent-style-name="Preformatted_20_Text">
    </style:style>
    <style:style style:name="P4589" style:family="paragraph" style:parent-style-name="Preformatted_20_Text">
    </style:style>
    <style:style style:name="P4590" style:family="paragraph" style:parent-style-name="Preformatted_20_Text">
    </style:style>
    <style:style style:name="P4591" style:family="paragraph" style:parent-style-name="Preformatted_20_Text">
    </style:style>
    <style:style style:name="P4592" style:family="paragraph" style:parent-style-name="Preformatted_20_Text">
    </style:style>
    <style:style style:name="P4593" style:family="paragraph" style:parent-style-name="Preformatted_20_Text">
    </style:style>
    <style:style style:name="P4594" style:family="paragraph" style:parent-style-name="Preformatted_20_Text">
    </style:style>
    <style:style style:name="P4595" style:family="paragraph" style:parent-style-name="Preformatted_20_Text">
    </style:style>
    <style:style style:name="P4596" style:family="paragraph" style:parent-style-name="Preformatted_20_Text">
    </style:style>
    <style:style style:name="P4597" style:family="paragraph" style:parent-style-name="Preformatted_20_Text">
    </style:style>
    <style:style style:name="P4598" style:family="paragraph" style:parent-style-name="Preformatted_20_Text">
    </style:style>
    <style:style style:name="P4599" style:family="paragraph" style:parent-style-name="Preformatted_20_Text">
    </style:style>
    <style:style style:name="P4600" style:family="paragraph" style:parent-style-name="Preformatted_20_Text">
    </style:style>
    <style:style style:name="P4601" style:family="paragraph" style:parent-style-name="Preformatted_20_Text">
    </style:style>
    <style:style style:name="P4602" style:family="paragraph" style:parent-style-name="Preformatted_20_Text">
    </style:style>
    <style:style style:name="P4603" style:family="paragraph" style:parent-style-name="Preformatted_20_Text">
    </style:style>
    <style:style style:name="P4604" style:family="paragraph" style:parent-style-name="Preformatted_20_Text">
    </style:style>
    <style:style style:name="P4605" style:family="paragraph" style:parent-style-name="Preformatted_20_Text">
    </style:style>
    <style:style style:name="P4606" style:family="paragraph" style:parent-style-name="Preformatted_20_Text">
    </style:style>
    <style:style style:name="P4607" style:family="paragraph" style:parent-style-name="Preformatted_20_Text">
    </style:style>
    <style:style style:name="P4608" style:family="paragraph" style:parent-style-name="Preformatted_20_Text">
    </style:style>
    <style:style style:name="P4609" style:family="paragraph" style:parent-style-name="Preformatted_20_Text">
    </style:style>
    <style:style style:name="P4610" style:family="paragraph" style:parent-style-name="Preformatted_20_Text">
    </style:style>
    <style:style style:name="P4611" style:family="paragraph" style:parent-style-name="Preformatted_20_Text">
    </style:style>
    <style:style style:name="P4612" style:family="paragraph" style:parent-style-name="Preformatted_20_Text">
    </style:style>
    <style:style style:name="P4613" style:family="paragraph" style:parent-style-name="Preformatted_20_Text">
    </style:style>
    <style:style style:name="P4614" style:family="paragraph" style:parent-style-name="Preformatted_20_Text">
    </style:style>
    <style:style style:name="P4615" style:family="paragraph" style:parent-style-name="Preformatted_20_Text">
    </style:style>
    <style:style style:name="P4616" style:family="paragraph" style:parent-style-name="Preformatted_20_Text">
    </style:style>
    <style:style style:name="P4617" style:family="paragraph" style:parent-style-name="Preformatted_20_Text">
    </style:style>
    <style:style style:name="P4618" style:family="paragraph" style:parent-style-name="Preformatted_20_Text">
    </style:style>
    <style:style style:name="P4619" style:family="paragraph" style:parent-style-name="Preformatted_20_Text">
    </style:style>
    <style:style style:name="P4620" style:family="paragraph" style:parent-style-name="Preformatted_20_Text">
    </style:style>
    <style:style style:name="P4621" style:family="paragraph" style:parent-style-name="Preformatted_20_Text">
    </style:style>
    <style:style style:name="P4622" style:family="paragraph" style:parent-style-name="Preformatted_20_Text">
    </style:style>
    <style:style style:name="P4623" style:family="paragraph" style:parent-style-name="Preformatted_20_Text">
    </style:style>
    <style:style style:name="P4624" style:family="paragraph" style:parent-style-name="Preformatted_20_Text">
    </style:style>
    <style:style style:name="P4625" style:family="paragraph" style:parent-style-name="Preformatted_20_Text">
    </style:style>
    <style:style style:name="P4626" style:family="paragraph" style:parent-style-name="Preformatted_20_Text">
    </style:style>
    <style:style style:name="P4627" style:family="paragraph" style:parent-style-name="Preformatted_20_Text">
    </style:style>
    <style:style style:name="P4628" style:family="paragraph" style:parent-style-name="Preformatted_20_Text">
    </style:style>
    <style:style style:name="P4629" style:family="paragraph" style:parent-style-name="Preformatted_20_Text">
    </style:style>
    <style:style style:name="P4630" style:family="paragraph" style:parent-style-name="Preformatted_20_Text">
    </style:style>
    <style:style style:name="P4631" style:family="paragraph" style:parent-style-name="Preformatted_20_Text">
    </style:style>
    <style:style style:name="P4632" style:family="paragraph" style:parent-style-name="Preformatted_20_Text">
    </style:style>
    <style:style style:name="P4633" style:family="paragraph" style:parent-style-name="Preformatted_20_Text">
    </style:style>
    <style:style style:name="P4634" style:family="paragraph" style:parent-style-name="Preformatted_20_Text">
    </style:style>
    <style:style style:name="P4635" style:family="paragraph" style:parent-style-name="Preformatted_20_Text">
    </style:style>
    <style:style style:name="P4636" style:family="paragraph" style:parent-style-name="Preformatted_20_Text">
    </style:style>
    <style:style style:name="P4637" style:family="paragraph" style:parent-style-name="Preformatted_20_Text">
    </style:style>
    <style:style style:name="P4638" style:family="paragraph" style:parent-style-name="Preformatted_20_Text">
    </style:style>
    <style:style style:name="P4639" style:family="paragraph" style:parent-style-name="Preformatted_20_Text">
    </style:style>
    <style:style style:name="P4640" style:family="paragraph" style:parent-style-name="Preformatted_20_Text">
    </style:style>
    <style:style style:name="P4641" style:family="paragraph" style:parent-style-name="Preformatted_20_Text">
    </style:style>
    <style:style style:name="P4642" style:family="paragraph" style:parent-style-name="Preformatted_20_Text">
    </style:style>
    <style:style style:name="P4643" style:family="paragraph" style:parent-style-name="Preformatted_20_Text">
    </style:style>
    <style:style style:name="P4644" style:family="paragraph" style:parent-style-name="Preformatted_20_Text">
    </style:style>
    <style:style style:name="P4645" style:family="paragraph" style:parent-style-name="Preformatted_20_Text">
    </style:style>
    <style:style style:name="P4646" style:family="paragraph" style:parent-style-name="Preformatted_20_Text">
    </style:style>
    <style:style style:name="P4647" style:family="paragraph" style:parent-style-name="Preformatted_20_Text">
    </style:style>
    <style:style style:name="P4648" style:family="paragraph" style:parent-style-name="Preformatted_20_Text">
    </style:style>
    <style:style style:name="P4649" style:family="paragraph" style:parent-style-name="Preformatted_20_Text">
    </style:style>
    <style:style style:name="P4650" style:family="paragraph" style:parent-style-name="Preformatted_20_Text">
    </style:style>
    <style:style style:name="P4651" style:family="paragraph" style:parent-style-name="Preformatted_20_Text">
    </style:style>
    <style:style style:name="P4652" style:family="paragraph" style:parent-style-name="Preformatted_20_Text">
    </style:style>
    <style:style style:name="P4653" style:family="paragraph" style:parent-style-name="Preformatted_20_Text">
    </style:style>
    <style:style style:name="P4654" style:family="paragraph" style:parent-style-name="Preformatted_20_Text">
    </style:style>
    <style:style style:name="P4655" style:family="paragraph" style:parent-style-name="Preformatted_20_Text">
    </style:style>
    <style:style style:name="P4656" style:family="paragraph" style:parent-style-name="Preformatted_20_Text">
    </style:style>
    <style:style style:name="P4657" style:family="paragraph" style:parent-style-name="Preformatted_20_Text">
    </style:style>
    <style:style style:name="P4658" style:family="paragraph" style:parent-style-name="Preformatted_20_Text">
    </style:style>
    <style:style style:name="P4659" style:family="paragraph" style:parent-style-name="Preformatted_20_Text">
    </style:style>
    <style:style style:name="P4660" style:family="paragraph" style:parent-style-name="Preformatted_20_Text">
    </style:style>
    <style:style style:name="P4661" style:family="paragraph" style:parent-style-name="Preformatted_20_Text">
    </style:style>
    <style:style style:name="P4662" style:family="paragraph" style:parent-style-name="Preformatted_20_Text">
    </style:style>
    <style:style style:name="P4663" style:family="paragraph" style:parent-style-name="Preformatted_20_Text">
    </style:style>
    <style:style style:name="P4664" style:family="paragraph" style:parent-style-name="Preformatted_20_Text">
    </style:style>
    <style:style style:name="P4665" style:family="paragraph" style:parent-style-name="Preformatted_20_Text">
    </style:style>
    <style:style style:name="P4666" style:family="paragraph" style:parent-style-name="Preformatted_20_Text">
    </style:style>
    <style:style style:name="P4667" style:family="paragraph" style:parent-style-name="Preformatted_20_Text">
    </style:style>
    <style:style style:name="P4668" style:family="paragraph" style:parent-style-name="Preformatted_20_Text">
    </style:style>
    <style:style style:name="P4669" style:family="paragraph" style:parent-style-name="Preformatted_20_Text">
    </style:style>
    <style:style style:name="P4670" style:family="paragraph" style:parent-style-name="Preformatted_20_Text">
    </style:style>
    <style:style style:name="P4671" style:family="paragraph" style:parent-style-name="Preformatted_20_Text">
    </style:style>
    <style:style style:name="P4672" style:family="paragraph" style:parent-style-name="Preformatted_20_Text">
    </style:style>
    <style:style style:name="P4673" style:family="paragraph" style:parent-style-name="Preformatted_20_Text">
    </style:style>
    <style:style style:name="P4674" style:family="paragraph" style:parent-style-name="Preformatted_20_Text">
    </style:style>
    <style:style style:name="P4675" style:family="paragraph" style:parent-style-name="Preformatted_20_Text">
    </style:style>
    <style:style style:name="P4676" style:family="paragraph" style:parent-style-name="Preformatted_20_Text">
    </style:style>
    <style:style style:name="P4677" style:family="paragraph" style:parent-style-name="Preformatted_20_Text">
    </style:style>
    <style:style style:name="P4678" style:family="paragraph" style:parent-style-name="Preformatted_20_Text">
    </style:style>
    <style:style style:name="P4679" style:family="paragraph" style:parent-style-name="Preformatted_20_Text">
    </style:style>
    <style:style style:name="P4680" style:family="paragraph" style:parent-style-name="Preformatted_20_Text">
    </style:style>
    <style:style style:name="P4681" style:family="paragraph" style:parent-style-name="Preformatted_20_Text">
    </style:style>
    <style:style style:name="P4682" style:family="paragraph" style:parent-style-name="Preformatted_20_Text">
    </style:style>
    <style:style style:name="P4683" style:family="paragraph" style:parent-style-name="Preformatted_20_Text">
    </style:style>
    <style:style style:name="P4684" style:family="paragraph" style:parent-style-name="Preformatted_20_Text">
    </style:style>
    <style:style style:name="P4685" style:family="paragraph" style:parent-style-name="Preformatted_20_Text">
    </style:style>
    <style:style style:name="P4686" style:family="paragraph" style:parent-style-name="Preformatted_20_Text">
    </style:style>
    <style:style style:name="P4687" style:family="paragraph" style:parent-style-name="Preformatted_20_Text">
    </style:style>
    <style:style style:name="P4688" style:family="paragraph" style:parent-style-name="Preformatted_20_Text">
    </style:style>
    <style:style style:name="P4689" style:family="paragraph" style:parent-style-name="Preformatted_20_Text">
    </style:style>
    <style:style style:name="P4690" style:family="paragraph" style:parent-style-name="Preformatted_20_Text">
    </style:style>
    <style:style style:name="P4691" style:family="paragraph" style:parent-style-name="Preformatted_20_Text">
    </style:style>
    <style:style style:name="P4692" style:family="paragraph" style:parent-style-name="Preformatted_20_Text">
    </style:style>
    <style:style style:name="P4693" style:family="paragraph" style:parent-style-name="Preformatted_20_Text">
    </style:style>
    <style:style style:name="P4694" style:family="paragraph" style:parent-style-name="Preformatted_20_Text">
    </style:style>
    <style:style style:name="P4695" style:family="paragraph" style:parent-style-name="Preformatted_20_Text">
    </style:style>
    <style:style style:name="P4696" style:family="paragraph" style:parent-style-name="Preformatted_20_Text">
    </style:style>
    <style:style style:name="P4697" style:family="paragraph" style:parent-style-name="Preformatted_20_Text">
    </style:style>
    <style:style style:name="P4698" style:family="paragraph" style:parent-style-name="Preformatted_20_Text">
    </style:style>
    <style:style style:name="P4699" style:family="paragraph" style:parent-style-name="Preformatted_20_Text">
    </style:style>
    <style:style style:name="P4700" style:family="paragraph" style:parent-style-name="Preformatted_20_Text">
    </style:style>
    <style:style style:name="P4701" style:family="paragraph" style:parent-style-name="Preformatted_20_Text">
    </style:style>
    <style:style style:name="P4702" style:family="paragraph" style:parent-style-name="Preformatted_20_Text">
    </style:style>
    <style:style style:name="P4703" style:family="paragraph" style:parent-style-name="Preformatted_20_Text">
    </style:style>
    <style:style style:name="P4704" style:family="paragraph" style:parent-style-name="Preformatted_20_Text">
    </style:style>
    <style:style style:name="P4705" style:family="paragraph" style:parent-style-name="Preformatted_20_Text">
    </style:style>
    <style:style style:name="P4706" style:family="paragraph" style:parent-style-name="Preformatted_20_Text">
    </style:style>
    <style:style style:name="P4707" style:family="paragraph" style:parent-style-name="Preformatted_20_Text">
    </style:style>
    <style:style style:name="P4708" style:family="paragraph" style:parent-style-name="Preformatted_20_Text">
    </style:style>
    <style:style style:name="P4709" style:family="paragraph" style:parent-style-name="Preformatted_20_Text">
    </style:style>
    <style:style style:name="P4710" style:family="paragraph" style:parent-style-name="Preformatted_20_Text">
    </style:style>
    <style:style style:name="P4711" style:family="paragraph" style:parent-style-name="Preformatted_20_Text">
    </style:style>
    <style:style style:name="P4712" style:family="paragraph" style:parent-style-name="Preformatted_20_Text">
    </style:style>
    <style:style style:name="P4713" style:family="paragraph" style:parent-style-name="Preformatted_20_Text">
    </style:style>
    <style:style style:name="P4714" style:family="paragraph" style:parent-style-name="Preformatted_20_Text">
    </style:style>
    <style:style style:name="P4715" style:family="paragraph" style:parent-style-name="Preformatted_20_Text">
    </style:style>
    <style:style style:name="P4716" style:family="paragraph" style:parent-style-name="Preformatted_20_Text">
    </style:style>
    <style:style style:name="P4717" style:family="paragraph" style:parent-style-name="Preformatted_20_Text">
    </style:style>
    <style:style style:name="P4718" style:family="paragraph" style:parent-style-name="Preformatted_20_Text">
    </style:style>
    <style:style style:name="P4719" style:family="paragraph" style:parent-style-name="Preformatted_20_Text">
    </style:style>
    <style:style style:name="P4720" style:family="paragraph" style:parent-style-name="Preformatted_20_Text">
    </style:style>
    <style:style style:name="P4721" style:family="paragraph" style:parent-style-name="Preformatted_20_Text">
    </style:style>
    <style:style style:name="P4722" style:family="paragraph" style:parent-style-name="Preformatted_20_Text">
    </style:style>
    <style:style style:name="P4723" style:family="paragraph" style:parent-style-name="Preformatted_20_Text">
    </style:style>
    <style:style style:name="P4724" style:family="paragraph" style:parent-style-name="Preformatted_20_Text">
    </style:style>
    <style:style style:name="P4725" style:family="paragraph" style:parent-style-name="Preformatted_20_Text">
    </style:style>
    <style:style style:name="P4726" style:family="paragraph" style:parent-style-name="Preformatted_20_Text">
    </style:style>
    <style:style style:name="P4727" style:family="paragraph" style:parent-style-name="Preformatted_20_Text">
    </style:style>
    <style:style style:name="P4728" style:family="paragraph" style:parent-style-name="Preformatted_20_Text">
    </style:style>
    <style:style style:name="P4729" style:family="paragraph" style:parent-style-name="Preformatted_20_Text">
    </style:style>
    <style:style style:name="P4730" style:family="paragraph" style:parent-style-name="Preformatted_20_Text">
    </style:style>
    <style:style style:name="P4731" style:family="paragraph" style:parent-style-name="Preformatted_20_Text">
    </style:style>
    <style:style style:name="P4732" style:family="paragraph" style:parent-style-name="Preformatted_20_Text">
    </style:style>
    <style:style style:name="P4733" style:family="paragraph" style:parent-style-name="Preformatted_20_Text">
    </style:style>
    <style:style style:name="P4734" style:family="paragraph" style:parent-style-name="Preformatted_20_Text">
    </style:style>
    <style:style style:name="P4735" style:family="paragraph" style:parent-style-name="Preformatted_20_Text">
    </style:style>
    <style:style style:name="P4736" style:family="paragraph" style:parent-style-name="Preformatted_20_Text">
    </style:style>
    <style:style style:name="P4737" style:family="paragraph" style:parent-style-name="Preformatted_20_Text">
    </style:style>
    <style:style style:name="P4738" style:family="paragraph" style:parent-style-name="Preformatted_20_Text">
    </style:style>
    <style:style style:name="P4739" style:family="paragraph" style:parent-style-name="Preformatted_20_Text">
    </style:style>
    <style:style style:name="P4740" style:family="paragraph" style:parent-style-name="Preformatted_20_Text">
    </style:style>
    <style:style style:name="P4741" style:family="paragraph" style:parent-style-name="Preformatted_20_Text">
    </style:style>
    <style:style style:name="P4742" style:family="paragraph" style:parent-style-name="Preformatted_20_Text">
    </style:style>
    <style:style style:name="P4743" style:family="paragraph" style:parent-style-name="Preformatted_20_Text">
    </style:style>
    <style:style style:name="P4744" style:family="paragraph" style:parent-style-name="Preformatted_20_Text">
    </style:style>
    <style:style style:name="P4745" style:family="paragraph" style:parent-style-name="Preformatted_20_Text">
    </style:style>
    <style:style style:name="P4746" style:family="paragraph" style:parent-style-name="Preformatted_20_Text">
    </style:style>
    <style:style style:name="P4747" style:family="paragraph" style:parent-style-name="Preformatted_20_Text">
    </style:style>
    <style:style style:name="P4748" style:family="paragraph" style:parent-style-name="Preformatted_20_Text">
    </style:style>
    <style:style style:name="P4749" style:family="paragraph" style:parent-style-name="Preformatted_20_Text">
    </style:style>
    <style:style style:name="P4750" style:family="paragraph" style:parent-style-name="Preformatted_20_Text">
    </style:style>
    <style:style style:name="P4751" style:family="paragraph" style:parent-style-name="Preformatted_20_Text">
    </style:style>
    <style:style style:name="P4752" style:family="paragraph" style:parent-style-name="Preformatted_20_Text">
    </style:style>
    <style:style style:name="P4753" style:family="paragraph" style:parent-style-name="Preformatted_20_Text">
    </style:style>
    <style:style style:name="P4754" style:family="paragraph" style:parent-style-name="Preformatted_20_Text">
    </style:style>
    <style:style style:name="P4755" style:family="paragraph" style:parent-style-name="Preformatted_20_Text">
    </style:style>
    <style:style style:name="P4756" style:family="paragraph" style:parent-style-name="Preformatted_20_Text">
    </style:style>
    <style:style style:name="P4757" style:family="paragraph" style:parent-style-name="Preformatted_20_Text">
    </style:style>
    <style:style style:name="P4758" style:family="paragraph" style:parent-style-name="Preformatted_20_Text">
    </style:style>
    <style:style style:name="P4759" style:family="paragraph" style:parent-style-name="Preformatted_20_Text">
    </style:style>
    <style:style style:name="P4760" style:family="paragraph" style:parent-style-name="Preformatted_20_Text">
    </style:style>
    <style:style style:name="P4761" style:family="paragraph" style:parent-style-name="Preformatted_20_Text">
    </style:style>
    <style:style style:name="P4762" style:family="paragraph" style:parent-style-name="Preformatted_20_Text">
    </style:style>
    <style:style style:name="P4763" style:family="paragraph" style:parent-style-name="Preformatted_20_Text">
    </style:style>
    <style:style style:name="P4764" style:family="paragraph" style:parent-style-name="Preformatted_20_Text">
    </style:style>
    <style:style style:name="P4765" style:family="paragraph" style:parent-style-name="Preformatted_20_Text">
    </style:style>
    <style:style style:name="P4766" style:family="paragraph" style:parent-style-name="Preformatted_20_Text">
    </style:style>
    <style:style style:name="P4767" style:family="paragraph" style:parent-style-name="Preformatted_20_Text">
    </style:style>
    <style:style style:name="P4768" style:family="paragraph" style:parent-style-name="Preformatted_20_Text">
    </style:style>
    <style:style style:name="P4769" style:family="paragraph" style:parent-style-name="Preformatted_20_Text">
    </style:style>
    <style:style style:name="P4770" style:family="paragraph" style:parent-style-name="Preformatted_20_Text">
    </style:style>
    <style:style style:name="P4771" style:family="paragraph" style:parent-style-name="Preformatted_20_Text">
    </style:style>
    <style:style style:name="P4772" style:family="paragraph" style:parent-style-name="Preformatted_20_Text">
    </style:style>
    <style:style style:name="P4773" style:family="paragraph" style:parent-style-name="Preformatted_20_Text">
    </style:style>
    <style:style style:name="P4774" style:family="paragraph" style:parent-style-name="Preformatted_20_Text">
    </style:style>
    <style:style style:name="P4775" style:family="paragraph" style:parent-style-name="Preformatted_20_Text">
    </style:style>
    <style:style style:name="P4776" style:family="paragraph" style:parent-style-name="Preformatted_20_Text">
    </style:style>
    <style:style style:name="P4777" style:family="paragraph" style:parent-style-name="Preformatted_20_Text">
    </style:style>
    <style:style style:name="P4778" style:family="paragraph" style:parent-style-name="Preformatted_20_Text">
    </style:style>
    <style:style style:name="P4779" style:family="paragraph" style:parent-style-name="Preformatted_20_Text">
    </style:style>
    <style:style style:name="P4780" style:family="paragraph" style:parent-style-name="Preformatted_20_Text">
    </style:style>
    <style:style style:name="P4781" style:family="paragraph" style:parent-style-name="Preformatted_20_Text">
    </style:style>
    <style:style style:name="P4782" style:family="paragraph" style:parent-style-name="Preformatted_20_Text">
    </style:style>
    <style:style style:name="P4783" style:family="paragraph" style:parent-style-name="Preformatted_20_Text">
    </style:style>
    <style:style style:name="P4784" style:family="paragraph" style:parent-style-name="Preformatted_20_Text">
    </style:style>
    <style:style style:name="P4785" style:family="paragraph" style:parent-style-name="Preformatted_20_Text">
    </style:style>
    <style:style style:name="P4786" style:family="paragraph" style:parent-style-name="Preformatted_20_Text">
    </style:style>
    <style:style style:name="P4787" style:family="paragraph" style:parent-style-name="Preformatted_20_Text">
    </style:style>
    <style:style style:name="P4788" style:family="paragraph" style:parent-style-name="Preformatted_20_Text">
    </style:style>
    <style:style style:name="P4789" style:family="paragraph" style:parent-style-name="Preformatted_20_Text">
    </style:style>
    <style:style style:name="P4790" style:family="paragraph" style:parent-style-name="Preformatted_20_Text">
    </style:style>
    <style:style style:name="P4791" style:family="paragraph" style:parent-style-name="Preformatted_20_Text">
    </style:style>
    <style:style style:name="P4792" style:family="paragraph" style:parent-style-name="Preformatted_20_Text">
    </style:style>
    <style:style style:name="P4793" style:family="paragraph" style:parent-style-name="Preformatted_20_Text">
    </style:style>
    <style:style style:name="P4794" style:family="paragraph" style:parent-style-name="Preformatted_20_Text">
    </style:style>
    <style:style style:name="P4795" style:family="paragraph" style:parent-style-name="Preformatted_20_Text">
    </style:style>
    <style:style style:name="P4796" style:family="paragraph" style:parent-style-name="Preformatted_20_Text">
    </style:style>
    <style:style style:name="P4797" style:family="paragraph" style:parent-style-name="Preformatted_20_Text">
    </style:style>
    <style:style style:name="P4798" style:family="paragraph" style:parent-style-name="Preformatted_20_Text">
    </style:style>
    <style:style style:name="P4799" style:family="paragraph" style:parent-style-name="Preformatted_20_Text">
    </style:style>
    <style:style style:name="P4800" style:family="paragraph" style:parent-style-name="Preformatted_20_Text">
    </style:style>
    <style:style style:name="P4801" style:family="paragraph" style:parent-style-name="Preformatted_20_Text">
    </style:style>
    <style:style style:name="P4802" style:family="paragraph" style:parent-style-name="Preformatted_20_Text">
    </style:style>
    <style:style style:name="P4803" style:family="paragraph" style:parent-style-name="Preformatted_20_Text">
    </style:style>
    <style:style style:name="P4804" style:family="paragraph" style:parent-style-name="Preformatted_20_Text">
    </style:style>
    <style:style style:name="P4805" style:family="paragraph" style:parent-style-name="Preformatted_20_Text">
    </style:style>
    <style:style style:name="P4806" style:family="paragraph" style:parent-style-name="Preformatted_20_Text">
    </style:style>
    <style:style style:name="P4807" style:family="paragraph" style:parent-style-name="Preformatted_20_Text">
    </style:style>
    <style:style style:name="P4808" style:family="paragraph" style:parent-style-name="Preformatted_20_Text">
    </style:style>
    <style:style style:name="P4809" style:family="paragraph" style:parent-style-name="Preformatted_20_Text">
    </style:style>
    <style:style style:name="P4810" style:family="paragraph" style:parent-style-name="Preformatted_20_Text">
    </style:style>
    <style:style style:name="P4811" style:family="paragraph" style:parent-style-name="Preformatted_20_Text">
    </style:style>
    <style:style style:name="P4812" style:family="paragraph" style:parent-style-name="Preformatted_20_Text">
    </style:style>
    <style:style style:name="P4813" style:family="paragraph" style:parent-style-name="Preformatted_20_Text">
    </style:style>
    <style:style style:name="P4814" style:family="paragraph" style:parent-style-name="Preformatted_20_Text">
    </style:style>
    <style:style style:name="P4815" style:family="paragraph" style:parent-style-name="Preformatted_20_Text">
    </style:style>
    <style:style style:name="P4816" style:family="paragraph" style:parent-style-name="Preformatted_20_Text">
    </style:style>
    <style:style style:name="P4817" style:family="paragraph" style:parent-style-name="Preformatted_20_Text">
    </style:style>
    <style:style style:name="P4818" style:family="paragraph" style:parent-style-name="Preformatted_20_Text">
    </style:style>
    <style:style style:name="P4819" style:family="paragraph" style:parent-style-name="Preformatted_20_Text">
    </style:style>
    <style:style style:name="P4820" style:family="paragraph" style:parent-style-name="Preformatted_20_Text">
    </style:style>
    <style:style style:name="P4821" style:family="paragraph" style:parent-style-name="Preformatted_20_Text">
    </style:style>
    <style:style style:name="P4822" style:family="paragraph" style:parent-style-name="Preformatted_20_Text">
    </style:style>
    <style:style style:name="P4823" style:family="paragraph" style:parent-style-name="Preformatted_20_Text">
    </style:style>
    <style:style style:name="P4824" style:family="paragraph" style:parent-style-name="Preformatted_20_Text">
    </style:style>
    <style:style style:name="P4825" style:family="paragraph" style:parent-style-name="Preformatted_20_Text">
    </style:style>
    <style:style style:name="P4826" style:family="paragraph" style:parent-style-name="Preformatted_20_Text">
    </style:style>
    <style:style style:name="P4827" style:family="paragraph" style:parent-style-name="Preformatted_20_Text">
    </style:style>
    <style:style style:name="P4828" style:family="paragraph" style:parent-style-name="Preformatted_20_Text">
    </style:style>
    <style:style style:name="P4829" style:family="paragraph" style:parent-style-name="Preformatted_20_Text">
    </style:style>
    <style:style style:name="P4830" style:family="paragraph" style:parent-style-name="Preformatted_20_Text">
    </style:style>
    <style:style style:name="P4831" style:family="paragraph" style:parent-style-name="Preformatted_20_Text">
    </style:style>
    <style:style style:name="P4832" style:family="paragraph" style:parent-style-name="Preformatted_20_Text">
    </style:style>
    <style:style style:name="P4833" style:family="paragraph" style:parent-style-name="Preformatted_20_Text">
    </style:style>
    <style:style style:name="P4834" style:family="paragraph" style:parent-style-name="Preformatted_20_Text">
    </style:style>
    <style:style style:name="P4835" style:family="paragraph" style:parent-style-name="Preformatted_20_Text">
    </style:style>
    <style:style style:name="P4836" style:family="paragraph" style:parent-style-name="Preformatted_20_Text">
    </style:style>
    <style:style style:name="P4837" style:family="paragraph" style:parent-style-name="Preformatted_20_Text">
    </style:style>
    <style:style style:name="P4838" style:family="paragraph" style:parent-style-name="Preformatted_20_Text">
    </style:style>
    <style:style style:name="P4839" style:family="paragraph" style:parent-style-name="Preformatted_20_Text">
    </style:style>
    <style:style style:name="P4840" style:family="paragraph" style:parent-style-name="Preformatted_20_Text">
    </style:style>
    <style:style style:name="P4841" style:family="paragraph" style:parent-style-name="Preformatted_20_Text">
    </style:style>
    <style:style style:name="P4842" style:family="paragraph" style:parent-style-name="Preformatted_20_Text">
    </style:style>
    <style:style style:name="P4843" style:family="paragraph" style:parent-style-name="Preformatted_20_Text">
    </style:style>
    <style:style style:name="P4844" style:family="paragraph" style:parent-style-name="Preformatted_20_Text">
    </style:style>
    <style:style style:name="P4845" style:family="paragraph" style:parent-style-name="Preformatted_20_Text">
    </style:style>
    <style:style style:name="P4846" style:family="paragraph" style:parent-style-name="Preformatted_20_Text">
    </style:style>
    <style:style style:name="P4847" style:family="paragraph" style:parent-style-name="Preformatted_20_Text">
    </style:style>
    <style:style style:name="P4848" style:family="paragraph" style:parent-style-name="Preformatted_20_Text">
    </style:style>
    <style:style style:name="P4849" style:family="paragraph" style:parent-style-name="Preformatted_20_Text">
    </style:style>
    <style:style style:name="P4850" style:family="paragraph" style:parent-style-name="Preformatted_20_Text">
    </style:style>
    <style:style style:name="P4851" style:family="paragraph" style:parent-style-name="Preformatted_20_Text">
    </style:style>
    <style:style style:name="P4852" style:family="paragraph" style:parent-style-name="Preformatted_20_Text">
    </style:style>
    <style:style style:name="P4853" style:family="paragraph" style:parent-style-name="Preformatted_20_Text">
    </style:style>
    <style:style style:name="P4854" style:family="paragraph" style:parent-style-name="Preformatted_20_Text">
    </style:style>
    <style:style style:name="P4855" style:family="paragraph" style:parent-style-name="Preformatted_20_Text">
    </style:style>
    <style:style style:name="P4856" style:family="paragraph" style:parent-style-name="Preformatted_20_Text">
    </style:style>
    <style:style style:name="P4857" style:family="paragraph" style:parent-style-name="Preformatted_20_Text">
    </style:style>
    <style:style style:name="P4858" style:family="paragraph" style:parent-style-name="Preformatted_20_Text">
    </style:style>
    <style:style style:name="P4859" style:family="paragraph" style:parent-style-name="Preformatted_20_Text">
    </style:style>
    <style:style style:name="P4860" style:family="paragraph" style:parent-style-name="Preformatted_20_Text">
    </style:style>
    <style:style style:name="P4861" style:family="paragraph" style:parent-style-name="Preformatted_20_Text">
    </style:style>
    <style:style style:name="P4862" style:family="paragraph" style:parent-style-name="Preformatted_20_Text">
    </style:style>
    <style:style style:name="P4863" style:family="paragraph" style:parent-style-name="Preformatted_20_Text">
    </style:style>
    <style:style style:name="P4864" style:family="paragraph" style:parent-style-name="Preformatted_20_Text">
    </style:style>
    <style:style style:name="P4865" style:family="paragraph" style:parent-style-name="Preformatted_20_Text">
    </style:style>
    <style:style style:name="P4866" style:family="paragraph" style:parent-style-name="Preformatted_20_Text">
    </style:style>
    <style:style style:name="P4867" style:family="paragraph" style:parent-style-name="Preformatted_20_Text">
    </style:style>
    <style:style style:name="P4868" style:family="paragraph" style:parent-style-name="Preformatted_20_Text">
    </style:style>
    <style:style style:name="P4869" style:family="paragraph" style:parent-style-name="Preformatted_20_Text">
    </style:style>
    <style:style style:name="P4870" style:family="paragraph" style:parent-style-name="Preformatted_20_Text">
    </style:style>
    <style:style style:name="P4871" style:family="paragraph" style:parent-style-name="Preformatted_20_Text">
    </style:style>
    <style:style style:name="P4872" style:family="paragraph" style:parent-style-name="Preformatted_20_Text">
    </style:style>
    <style:style style:name="P4873" style:family="paragraph" style:parent-style-name="Preformatted_20_Text">
    </style:style>
    <style:style style:name="P4874" style:family="paragraph" style:parent-style-name="Preformatted_20_Text">
    </style:style>
    <style:style style:name="P4875" style:family="paragraph" style:parent-style-name="Preformatted_20_Text">
    </style:style>
    <style:style style:name="P4876" style:family="paragraph" style:parent-style-name="Preformatted_20_Text">
    </style:style>
    <style:style style:name="P4877" style:family="paragraph" style:parent-style-name="Preformatted_20_Text">
    </style:style>
    <style:style style:name="P4878" style:family="paragraph" style:parent-style-name="Preformatted_20_Text">
    </style:style>
    <style:style style:name="P4879" style:family="paragraph" style:parent-style-name="Preformatted_20_Text">
    </style:style>
    <style:style style:name="P4880" style:family="paragraph" style:parent-style-name="Preformatted_20_Text">
    </style:style>
    <style:style style:name="P4881" style:family="paragraph" style:parent-style-name="Preformatted_20_Text">
    </style:style>
    <style:style style:name="P4882" style:family="paragraph" style:parent-style-name="Preformatted_20_Text">
    </style:style>
    <style:style style:name="P4883" style:family="paragraph" style:parent-style-name="Preformatted_20_Text">
    </style:style>
    <style:style style:name="P4884" style:family="paragraph" style:parent-style-name="Preformatted_20_Text">
    </style:style>
    <style:style style:name="P4885" style:family="paragraph" style:parent-style-name="Preformatted_20_Text">
    </style:style>
    <style:style style:name="P4886" style:family="paragraph" style:parent-style-name="Preformatted_20_Text">
    </style:style>
    <style:style style:name="P4887" style:family="paragraph" style:parent-style-name="Preformatted_20_Text">
    </style:style>
    <style:style style:name="P4888" style:family="paragraph" style:parent-style-name="Preformatted_20_Text">
    </style:style>
    <style:style style:name="P4889" style:family="paragraph" style:parent-style-name="Preformatted_20_Text">
    </style:style>
    <style:style style:name="P4890" style:family="paragraph" style:parent-style-name="Preformatted_20_Text">
    </style:style>
    <style:style style:name="P4891" style:family="paragraph" style:parent-style-name="Preformatted_20_Text">
    </style:style>
    <style:style style:name="P4892" style:family="paragraph" style:parent-style-name="Preformatted_20_Text">
    </style:style>
    <style:style style:name="P4893" style:family="paragraph" style:parent-style-name="Preformatted_20_Text">
    </style:style>
    <style:style style:name="P4894" style:family="paragraph" style:parent-style-name="Preformatted_20_Text">
    </style:style>
    <style:style style:name="P4895" style:family="paragraph" style:parent-style-name="Preformatted_20_Text">
    </style:style>
    <style:style style:name="P4896" style:family="paragraph" style:parent-style-name="Preformatted_20_Text">
    </style:style>
    <style:style style:name="P4897" style:family="paragraph" style:parent-style-name="Preformatted_20_Text">
    </style:style>
    <style:style style:name="P4898" style:family="paragraph" style:parent-style-name="Preformatted_20_Text">
    </style:style>
    <style:style style:name="P4899" style:family="paragraph" style:parent-style-name="Preformatted_20_Text">
    </style:style>
    <style:style style:name="P4900" style:family="paragraph" style:parent-style-name="Preformatted_20_Text">
    </style:style>
    <style:style style:name="P4901" style:family="paragraph" style:parent-style-name="Preformatted_20_Text">
    </style:style>
    <style:style style:name="P4902" style:family="paragraph" style:parent-style-name="Preformatted_20_Text">
    </style:style>
    <style:style style:name="P4903" style:family="paragraph" style:parent-style-name="Preformatted_20_Text">
    </style:style>
    <style:style style:name="P4904" style:family="paragraph" style:parent-style-name="Preformatted_20_Text">
    </style:style>
    <style:style style:name="P4905" style:family="paragraph" style:parent-style-name="Preformatted_20_Text">
    </style:style>
    <style:style style:name="P4906" style:family="paragraph" style:parent-style-name="Preformatted_20_Text">
    </style:style>
    <style:style style:name="P4907" style:family="paragraph" style:parent-style-name="Preformatted_20_Text">
    </style:style>
    <style:style style:name="P4908" style:family="paragraph" style:parent-style-name="Preformatted_20_Text">
    </style:style>
    <style:style style:name="P4909" style:family="paragraph" style:parent-style-name="Preformatted_20_Text">
    </style:style>
    <style:style style:name="P4910" style:family="paragraph" style:parent-style-name="Preformatted_20_Text">
    </style:style>
    <style:style style:name="P4911" style:family="paragraph" style:parent-style-name="Preformatted_20_Text">
    </style:style>
    <style:style style:name="P4912" style:family="paragraph" style:parent-style-name="Preformatted_20_Text">
    </style:style>
    <style:style style:name="P4913" style:family="paragraph" style:parent-style-name="Preformatted_20_Text">
    </style:style>
    <style:style style:name="P4914" style:family="paragraph" style:parent-style-name="Preformatted_20_Text">
    </style:style>
    <style:style style:name="P4915" style:family="paragraph" style:parent-style-name="Preformatted_20_Text">
    </style:style>
    <style:style style:name="P4916" style:family="paragraph" style:parent-style-name="Preformatted_20_Text">
    </style:style>
    <style:style style:name="P4917" style:family="paragraph" style:parent-style-name="Preformatted_20_Text">
    </style:style>
    <style:style style:name="P4918" style:family="paragraph" style:parent-style-name="Preformatted_20_Text">
    </style:style>
    <style:style style:name="P4919" style:family="paragraph" style:parent-style-name="Preformatted_20_Text">
    </style:style>
    <style:style style:name="P4920" style:family="paragraph" style:parent-style-name="Preformatted_20_Text">
    </style:style>
    <style:style style:name="P4921" style:family="paragraph" style:parent-style-name="Preformatted_20_Text">
    </style:style>
    <style:style style:name="P4922" style:family="paragraph" style:parent-style-name="Preformatted_20_Text">
    </style:style>
    <style:style style:name="P4923" style:family="paragraph" style:parent-style-name="Preformatted_20_Text">
    </style:style>
    <style:style style:name="P4924" style:family="paragraph" style:parent-style-name="Preformatted_20_Text">
    </style:style>
    <style:style style:name="P4925" style:family="paragraph" style:parent-style-name="Preformatted_20_Text">
    </style:style>
    <style:style style:name="P4926" style:family="paragraph" style:parent-style-name="Preformatted_20_Text">
    </style:style>
    <style:style style:name="P4927" style:family="paragraph" style:parent-style-name="Preformatted_20_Text">
    </style:style>
    <style:style style:name="P4928" style:family="paragraph" style:parent-style-name="Preformatted_20_Text">
    </style:style>
    <style:style style:name="P4929" style:family="paragraph" style:parent-style-name="Preformatted_20_Text">
    </style:style>
    <style:style style:name="P4930" style:family="paragraph" style:parent-style-name="Preformatted_20_Text">
    </style:style>
    <style:style style:name="P4931" style:family="paragraph" style:parent-style-name="Preformatted_20_Text">
    </style:style>
    <style:style style:name="P4932" style:family="paragraph" style:parent-style-name="Preformatted_20_Text">
    </style:style>
    <style:style style:name="P4933" style:family="paragraph" style:parent-style-name="Preformatted_20_Text">
    </style:style>
    <style:style style:name="P4934" style:family="paragraph" style:parent-style-name="Preformatted_20_Text">
    </style:style>
    <style:style style:name="P4935" style:family="paragraph" style:parent-style-name="Preformatted_20_Text">
    </style:style>
    <style:style style:name="P4936" style:family="paragraph" style:parent-style-name="Preformatted_20_Text">
    </style:style>
    <style:style style:name="P4937" style:family="paragraph" style:parent-style-name="Preformatted_20_Text">
    </style:style>
    <style:style style:name="P4938" style:family="paragraph" style:parent-style-name="Preformatted_20_Text">
    </style:style>
    <style:style style:name="P4939" style:family="paragraph" style:parent-style-name="Preformatted_20_Text">
    </style:style>
    <style:style style:name="P4940" style:family="paragraph" style:parent-style-name="Preformatted_20_Text">
    </style:style>
    <style:style style:name="P4941" style:family="paragraph" style:parent-style-name="Preformatted_20_Text">
    </style:style>
    <style:style style:name="P4942" style:family="paragraph" style:parent-style-name="Preformatted_20_Text">
    </style:style>
    <style:style style:name="P4943" style:family="paragraph" style:parent-style-name="Preformatted_20_Text">
    </style:style>
    <style:style style:name="P4944" style:family="paragraph" style:parent-style-name="Preformatted_20_Text">
    </style:style>
    <style:style style:name="P4945" style:family="paragraph" style:parent-style-name="Preformatted_20_Text">
    </style:style>
    <style:style style:name="P4946" style:family="paragraph" style:parent-style-name="Preformatted_20_Text">
    </style:style>
    <style:style style:name="P4947" style:family="paragraph" style:parent-style-name="Preformatted_20_Text">
    </style:style>
    <style:style style:name="P4948" style:family="paragraph" style:parent-style-name="Preformatted_20_Text">
    </style:style>
    <style:style style:name="P4949" style:family="paragraph" style:parent-style-name="Preformatted_20_Text">
    </style:style>
    <style:style style:name="P4950" style:family="paragraph" style:parent-style-name="Preformatted_20_Text">
    </style:style>
    <style:style style:name="P4951" style:family="paragraph" style:parent-style-name="Preformatted_20_Text">
    </style:style>
    <style:style style:name="P4952" style:family="paragraph" style:parent-style-name="Preformatted_20_Text">
    </style:style>
    <style:style style:name="P4953" style:family="paragraph" style:parent-style-name="Preformatted_20_Text">
    </style:style>
    <style:style style:name="P4954" style:family="paragraph" style:parent-style-name="Preformatted_20_Text">
    </style:style>
    <style:style style:name="P4955" style:family="paragraph" style:parent-style-name="Preformatted_20_Text">
    </style:style>
    <style:style style:name="P4956" style:family="paragraph" style:parent-style-name="Preformatted_20_Text">
    </style:style>
    <style:style style:name="P4957" style:family="paragraph" style:parent-style-name="Preformatted_20_Text">
    </style:style>
    <style:style style:name="P4958" style:family="paragraph" style:parent-style-name="Preformatted_20_Text">
    </style:style>
    <style:style style:name="P4959" style:family="paragraph" style:parent-style-name="Preformatted_20_Text">
    </style:style>
    <style:style style:name="P4960" style:family="paragraph" style:parent-style-name="Preformatted_20_Text">
    </style:style>
    <style:style style:name="P4961" style:family="paragraph" style:parent-style-name="Preformatted_20_Text">
    </style:style>
    <style:style style:name="P4962" style:family="paragraph" style:parent-style-name="Preformatted_20_Text">
    </style:style>
    <style:style style:name="P4963" style:family="paragraph" style:parent-style-name="Preformatted_20_Text">
    </style:style>
    <style:style style:name="P4964" style:family="paragraph" style:parent-style-name="Preformatted_20_Text">
    </style:style>
    <style:style style:name="P4965" style:family="paragraph" style:parent-style-name="Preformatted_20_Text">
    </style:style>
    <style:style style:name="P4966" style:family="paragraph" style:parent-style-name="Preformatted_20_Text">
    </style:style>
    <style:style style:name="P4967" style:family="paragraph" style:parent-style-name="Preformatted_20_Text">
    </style:style>
    <style:style style:name="P4968" style:family="paragraph" style:parent-style-name="Preformatted_20_Text">
    </style:style>
    <style:style style:name="P4969" style:family="paragraph" style:parent-style-name="Preformatted_20_Text">
    </style:style>
    <style:style style:name="P4970" style:family="paragraph" style:parent-style-name="Preformatted_20_Text">
    </style:style>
    <style:style style:name="P4971" style:family="paragraph" style:parent-style-name="Preformatted_20_Text">
    </style:style>
    <style:style style:name="P4972" style:family="paragraph" style:parent-style-name="Preformatted_20_Text">
    </style:style>
    <style:style style:name="P4973" style:family="paragraph" style:parent-style-name="Preformatted_20_Text">
    </style:style>
    <style:style style:name="P4974" style:family="paragraph" style:parent-style-name="Preformatted_20_Text">
    </style:style>
    <style:style style:name="P4975" style:family="paragraph" style:parent-style-name="Preformatted_20_Text">
    </style:style>
    <style:style style:name="P4976" style:family="paragraph" style:parent-style-name="Preformatted_20_Text">
    </style:style>
    <style:style style:name="P4977" style:family="paragraph" style:parent-style-name="Preformatted_20_Text">
    </style:style>
    <style:style style:name="P4978" style:family="paragraph" style:parent-style-name="Preformatted_20_Text">
    </style:style>
    <style:style style:name="P4979" style:family="paragraph" style:parent-style-name="Preformatted_20_Text">
    </style:style>
    <style:style style:name="P4980" style:family="paragraph" style:parent-style-name="Preformatted_20_Text">
    </style:style>
    <style:style style:name="P4981" style:family="paragraph" style:parent-style-name="Preformatted_20_Text">
    </style:style>
    <style:style style:name="P4982" style:family="paragraph" style:parent-style-name="Preformatted_20_Text">
    </style:style>
    <style:style style:name="P4983" style:family="paragraph" style:parent-style-name="Preformatted_20_Text">
    </style:style>
    <style:style style:name="P4984" style:family="paragraph" style:parent-style-name="Preformatted_20_Text">
    </style:style>
    <style:style style:name="P4985" style:family="paragraph" style:parent-style-name="Preformatted_20_Text">
    </style:style>
    <style:style style:name="P4986" style:family="paragraph" style:parent-style-name="Preformatted_20_Text">
    </style:style>
    <style:style style:name="P4987" style:family="paragraph" style:parent-style-name="Preformatted_20_Text">
    </style:style>
    <style:style style:name="P4988" style:family="paragraph" style:parent-style-name="Preformatted_20_Text">
    </style:style>
    <style:style style:name="P4989" style:family="paragraph" style:parent-style-name="Preformatted_20_Text">
    </style:style>
    <style:style style:name="P4990" style:family="paragraph" style:parent-style-name="Preformatted_20_Text">
    </style:style>
    <style:style style:name="P4991" style:family="paragraph" style:parent-style-name="Preformatted_20_Text">
    </style:style>
    <style:style style:name="P4992" style:family="paragraph" style:parent-style-name="Preformatted_20_Text">
    </style:style>
    <style:style style:name="P4993" style:family="paragraph" style:parent-style-name="Preformatted_20_Text">
    </style:style>
    <style:style style:name="P4994" style:family="paragraph" style:parent-style-name="Preformatted_20_Text">
    </style:style>
    <style:style style:name="P4995" style:family="paragraph" style:parent-style-name="Preformatted_20_Text">
    </style:style>
    <style:style style:name="P4996" style:family="paragraph" style:parent-style-name="Preformatted_20_Text">
    </style:style>
    <style:style style:name="P4997" style:family="paragraph" style:parent-style-name="Preformatted_20_Text">
    </style:style>
    <style:style style:name="P4998" style:family="paragraph" style:parent-style-name="Preformatted_20_Text">
    </style:style>
    <style:style style:name="P4999" style:family="paragraph" style:parent-style-name="Preformatted_20_Text">
    </style:style>
    <style:style style:name="P5000" style:family="paragraph" style:parent-style-name="Preformatted_20_Text">
    </style:style>
    <style:style style:name="P5001" style:family="paragraph" style:parent-style-name="Preformatted_20_Text">
    </style:style>
    <style:style style:name="P5002" style:family="paragraph" style:parent-style-name="Preformatted_20_Text">
    </style:style>
    <style:style style:name="P5003" style:family="paragraph" style:parent-style-name="Preformatted_20_Text">
    </style:style>
    <style:style style:name="P5004" style:family="paragraph" style:parent-style-name="Preformatted_20_Text">
    </style:style>
    <style:style style:name="P5005" style:family="paragraph" style:parent-style-name="Preformatted_20_Text">
    </style:style>
    <style:style style:name="P5006" style:family="paragraph" style:parent-style-name="Preformatted_20_Text">
    </style:style>
    <style:style style:name="P5007" style:family="paragraph" style:parent-style-name="Preformatted_20_Text">
    </style:style>
    <style:style style:name="P5008" style:family="paragraph" style:parent-style-name="Preformatted_20_Text">
    </style:style>
    <style:style style:name="P5009" style:family="paragraph" style:parent-style-name="Preformatted_20_Text">
    </style:style>
    <style:style style:name="P5010" style:family="paragraph" style:parent-style-name="Preformatted_20_Text">
    </style:style>
    <style:style style:name="P5011" style:family="paragraph" style:parent-style-name="Preformatted_20_Text">
    </style:style>
    <style:style style:name="P5012" style:family="paragraph" style:parent-style-name="Preformatted_20_Text">
    </style:style>
    <style:style style:name="P5013" style:family="paragraph" style:parent-style-name="Preformatted_20_Text">
    </style:style>
    <style:style style:name="P5014" style:family="paragraph" style:parent-style-name="Preformatted_20_Text">
    </style:style>
    <style:style style:name="P5015" style:family="paragraph" style:parent-style-name="Preformatted_20_Text">
    </style:style>
    <style:style style:name="P5016" style:family="paragraph" style:parent-style-name="Preformatted_20_Text">
    </style:style>
    <style:style style:name="P5017" style:family="paragraph" style:parent-style-name="Preformatted_20_Text">
    </style:style>
    <style:style style:name="P5018" style:family="paragraph" style:parent-style-name="Preformatted_20_Text">
    </style:style>
    <style:style style:name="P5019" style:family="paragraph" style:parent-style-name="Preformatted_20_Text">
    </style:style>
    <style:style style:name="P5020" style:family="paragraph" style:parent-style-name="Preformatted_20_Text">
    </style:style>
    <style:style style:name="P5021" style:family="paragraph" style:parent-style-name="Preformatted_20_Text">
    </style:style>
    <style:style style:name="P5022" style:family="paragraph" style:parent-style-name="Preformatted_20_Text">
    </style:style>
    <style:style style:name="P5023" style:family="paragraph" style:parent-style-name="Preformatted_20_Text">
    </style:style>
    <style:style style:name="P5024" style:family="paragraph" style:parent-style-name="Preformatted_20_Text">
    </style:style>
    <style:style style:name="P5025" style:family="paragraph" style:parent-style-name="Preformatted_20_Text">
    </style:style>
    <style:style style:name="P5026" style:family="paragraph" style:parent-style-name="Preformatted_20_Text">
    </style:style>
    <style:style style:name="P5027" style:family="paragraph" style:parent-style-name="Preformatted_20_Text">
    </style:style>
    <style:style style:name="P5028" style:family="paragraph" style:parent-style-name="Preformatted_20_Text">
    </style:style>
    <style:style style:name="P5029" style:family="paragraph" style:parent-style-name="Preformatted_20_Text">
    </style:style>
    <style:style style:name="P5030" style:family="paragraph" style:parent-style-name="Preformatted_20_Text">
    </style:style>
    <style:style style:name="P5031" style:family="paragraph" style:parent-style-name="Preformatted_20_Text">
    </style:style>
    <style:style style:name="P5032" style:family="paragraph" style:parent-style-name="Preformatted_20_Text">
    </style:style>
    <style:style style:name="P5033" style:family="paragraph" style:parent-style-name="Preformatted_20_Text">
    </style:style>
    <style:style style:name="P5034" style:family="paragraph" style:parent-style-name="Preformatted_20_Text">
    </style:style>
    <style:style style:name="P5035" style:family="paragraph" style:parent-style-name="Preformatted_20_Text">
    </style:style>
    <style:style style:name="P5036" style:family="paragraph" style:parent-style-name="Preformatted_20_Text">
    </style:style>
    <style:style style:name="P5037" style:family="paragraph" style:parent-style-name="Preformatted_20_Text">
    </style:style>
    <style:style style:name="P5038" style:family="paragraph" style:parent-style-name="Preformatted_20_Text">
    </style:style>
    <style:style style:name="P5039" style:family="paragraph" style:parent-style-name="Preformatted_20_Text">
    </style:style>
    <style:style style:name="P5040" style:family="paragraph" style:parent-style-name="Preformatted_20_Text">
    </style:style>
    <style:style style:name="P5041" style:family="paragraph" style:parent-style-name="Preformatted_20_Text">
    </style:style>
    <style:style style:name="P5042" style:family="paragraph" style:parent-style-name="Preformatted_20_Text">
    </style:style>
    <style:style style:name="P5043" style:family="paragraph" style:parent-style-name="Preformatted_20_Text">
    </style:style>
    <style:style style:name="P5044" style:family="paragraph" style:parent-style-name="Preformatted_20_Text">
    </style:style>
    <style:style style:name="P5045" style:family="paragraph" style:parent-style-name="Preformatted_20_Text">
    </style:style>
    <style:style style:name="P5046" style:family="paragraph" style:parent-style-name="Preformatted_20_Text">
    </style:style>
    <style:style style:name="P5047" style:family="paragraph" style:parent-style-name="Preformatted_20_Text">
    </style:style>
    <style:style style:name="P5048" style:family="paragraph" style:parent-style-name="Preformatted_20_Text">
    </style:style>
    <style:style style:name="P5049" style:family="paragraph" style:parent-style-name="Preformatted_20_Text">
    </style:style>
    <style:style style:name="P5050" style:family="paragraph" style:parent-style-name="Preformatted_20_Text">
    </style:style>
    <style:style style:name="P5051" style:family="paragraph" style:parent-style-name="Preformatted_20_Text">
    </style:style>
    <style:style style:name="P5052" style:family="paragraph" style:parent-style-name="Preformatted_20_Text">
    </style:style>
    <style:style style:name="P5053" style:family="paragraph" style:parent-style-name="Preformatted_20_Text">
    </style:style>
    <style:style style:name="P5054" style:family="paragraph" style:parent-style-name="Preformatted_20_Text">
    </style:style>
    <style:style style:name="P5055" style:family="paragraph" style:parent-style-name="Preformatted_20_Text">
    </style:style>
    <style:style style:name="P5056" style:family="paragraph" style:parent-style-name="Preformatted_20_Text">
    </style:style>
    <style:style style:name="P5057" style:family="paragraph" style:parent-style-name="Preformatted_20_Text">
    </style:style>
    <style:style style:name="P5058" style:family="paragraph" style:parent-style-name="Preformatted_20_Text">
    </style:style>
    <style:style style:name="P5059" style:family="paragraph" style:parent-style-name="Preformatted_20_Text">
    </style:style>
    <style:style style:name="P5060" style:family="paragraph" style:parent-style-name="Preformatted_20_Text">
    </style:style>
    <style:style style:name="P5061" style:family="paragraph" style:parent-style-name="Preformatted_20_Text">
    </style:style>
    <style:style style:name="P5062" style:family="paragraph" style:parent-style-name="Preformatted_20_Text">
    </style:style>
    <style:style style:name="P5063" style:family="paragraph" style:parent-style-name="Preformatted_20_Text">
    </style:style>
    <style:style style:name="P5064" style:family="paragraph" style:parent-style-name="Preformatted_20_Text">
    </style:style>
    <style:style style:name="P5065" style:family="paragraph" style:parent-style-name="Preformatted_20_Text">
    </style:style>
    <style:style style:name="P5066" style:family="paragraph" style:parent-style-name="Preformatted_20_Text">
    </style:style>
    <style:style style:name="P5067" style:family="paragraph" style:parent-style-name="Preformatted_20_Text">
    </style:style>
    <style:style style:name="P5068" style:family="paragraph" style:parent-style-name="Preformatted_20_Text">
    </style:style>
    <style:style style:name="P5069" style:family="paragraph" style:parent-style-name="Preformatted_20_Text">
    </style:style>
    <style:style style:name="P5070" style:family="paragraph" style:parent-style-name="Preformatted_20_Text">
    </style:style>
    <style:style style:name="P5071" style:family="paragraph" style:parent-style-name="Preformatted_20_Text">
    </style:style>
    <style:style style:name="P5072" style:family="paragraph" style:parent-style-name="Preformatted_20_Text">
    </style:style>
    <style:style style:name="P5073" style:family="paragraph" style:parent-style-name="Preformatted_20_Text">
    </style:style>
    <style:style style:name="P5074" style:family="paragraph" style:parent-style-name="Preformatted_20_Text">
    </style:style>
    <style:style style:name="P5075" style:family="paragraph" style:parent-style-name="Preformatted_20_Text">
    </style:style>
    <style:style style:name="P5076" style:family="paragraph" style:parent-style-name="Preformatted_20_Text">
    </style:style>
    <style:style style:name="P5077" style:family="paragraph" style:parent-style-name="Preformatted_20_Text">
    </style:style>
    <style:style style:name="P5078" style:family="paragraph" style:parent-style-name="Preformatted_20_Text">
    </style:style>
    <style:style style:name="P5079" style:family="paragraph" style:parent-style-name="Preformatted_20_Text">
    </style:style>
    <style:style style:name="P5080" style:family="paragraph" style:parent-style-name="Preformatted_20_Text">
    </style:style>
    <style:style style:name="P5081" style:family="paragraph" style:parent-style-name="Preformatted_20_Text">
    </style:style>
    <style:style style:name="P5082" style:family="paragraph" style:parent-style-name="Preformatted_20_Text">
    </style:style>
    <style:style style:name="P5083" style:family="paragraph" style:parent-style-name="Preformatted_20_Text">
    </style:style>
    <style:style style:name="P5084" style:family="paragraph" style:parent-style-name="Preformatted_20_Text">
    </style:style>
    <style:style style:name="P5085" style:family="paragraph" style:parent-style-name="Preformatted_20_Text">
    </style:style>
    <style:style style:name="P5086" style:family="paragraph" style:parent-style-name="Preformatted_20_Text">
    </style:style>
    <style:style style:name="P5087" style:family="paragraph" style:parent-style-name="Preformatted_20_Text">
    </style:style>
    <style:style style:name="P5088" style:family="paragraph" style:parent-style-name="Preformatted_20_Text">
    </style:style>
    <style:style style:name="P5089" style:family="paragraph" style:parent-style-name="Preformatted_20_Text">
    </style:style>
    <style:style style:name="P5090" style:family="paragraph" style:parent-style-name="Preformatted_20_Text">
    </style:style>
    <style:style style:name="P5091" style:family="paragraph" style:parent-style-name="Preformatted_20_Text">
    </style:style>
    <style:style style:name="P5092" style:family="paragraph" style:parent-style-name="Preformatted_20_Text">
    </style:style>
    <style:style style:name="P5093" style:family="paragraph" style:parent-style-name="Preformatted_20_Text">
    </style:style>
    <style:style style:name="P5094" style:family="paragraph" style:parent-style-name="Preformatted_20_Text">
    </style:style>
    <style:style style:name="P5095" style:family="paragraph" style:parent-style-name="Preformatted_20_Text">
    </style:style>
    <style:style style:name="P5096" style:family="paragraph" style:parent-style-name="Preformatted_20_Text">
    </style:style>
    <style:style style:name="P5097" style:family="paragraph" style:parent-style-name="Preformatted_20_Text">
    </style:style>
    <style:style style:name="P5098" style:family="paragraph" style:parent-style-name="Preformatted_20_Text">
    </style:style>
    <style:style style:name="P5099" style:family="paragraph" style:parent-style-name="Preformatted_20_Text">
    </style:style>
    <style:style style:name="P5100" style:family="paragraph" style:parent-style-name="Preformatted_20_Text">
    </style:style>
    <style:style style:name="P5101" style:family="paragraph" style:parent-style-name="Preformatted_20_Text">
    </style:style>
    <style:style style:name="P5102" style:family="paragraph" style:parent-style-name="Preformatted_20_Text">
    </style:style>
    <style:style style:name="P5103" style:family="paragraph" style:parent-style-name="Preformatted_20_Text">
    </style:style>
    <style:style style:name="P5104" style:family="paragraph" style:parent-style-name="Preformatted_20_Text">
    </style:style>
    <style:style style:name="P5105" style:family="paragraph" style:parent-style-name="Preformatted_20_Text">
    </style:style>
    <style:style style:name="P5106" style:family="paragraph" style:parent-style-name="Preformatted_20_Text">
    </style:style>
    <style:style style:name="P5107" style:family="paragraph" style:parent-style-name="Preformatted_20_Text">
    </style:style>
    <style:style style:name="P5108" style:family="paragraph" style:parent-style-name="Preformatted_20_Text">
    </style:style>
    <style:style style:name="P5109" style:family="paragraph" style:parent-style-name="Preformatted_20_Text">
    </style:style>
    <style:style style:name="P5110" style:family="paragraph" style:parent-style-name="Preformatted_20_Text">
    </style:style>
    <style:style style:name="P5111" style:family="paragraph" style:parent-style-name="Preformatted_20_Text">
    </style:style>
    <style:style style:name="P5112" style:family="paragraph" style:parent-style-name="Preformatted_20_Text">
    </style:style>
    <style:style style:name="P5113" style:family="paragraph" style:parent-style-name="Preformatted_20_Text">
    </style:style>
    <style:style style:name="P5114" style:family="paragraph" style:parent-style-name="Preformatted_20_Text">
    </style:style>
    <style:style style:name="P5115" style:family="paragraph" style:parent-style-name="Preformatted_20_Text">
    </style:style>
    <style:style style:name="P5116" style:family="paragraph" style:parent-style-name="Preformatted_20_Text">
    </style:style>
    <style:style style:name="P5117" style:family="paragraph" style:parent-style-name="Preformatted_20_Text">
    </style:style>
    <style:style style:name="P5118" style:family="paragraph" style:parent-style-name="Preformatted_20_Text">
    </style:style>
    <style:style style:name="P5119" style:family="paragraph" style:parent-style-name="Preformatted_20_Text">
    </style:style>
    <style:style style:name="P5120" style:family="paragraph" style:parent-style-name="Preformatted_20_Text">
    </style:style>
    <style:style style:name="P5121" style:family="paragraph" style:parent-style-name="Preformatted_20_Text">
    </style:style>
    <style:style style:name="P5122" style:family="paragraph" style:parent-style-name="Preformatted_20_Text">
    </style:style>
    <style:style style:name="P5123" style:family="paragraph" style:parent-style-name="Preformatted_20_Text">
    </style:style>
    <style:style style:name="P5124" style:family="paragraph" style:parent-style-name="Preformatted_20_Text">
    </style:style>
    <style:style style:name="P5125" style:family="paragraph" style:parent-style-name="Preformatted_20_Text">
    </style:style>
    <style:style style:name="P5126" style:family="paragraph" style:parent-style-name="Preformatted_20_Text">
    </style:style>
    <style:style style:name="P5127" style:family="paragraph" style:parent-style-name="Preformatted_20_Text">
    </style:style>
    <style:style style:name="P5128" style:family="paragraph" style:parent-style-name="Preformatted_20_Text">
    </style:style>
    <style:style style:name="P5129" style:family="paragraph" style:parent-style-name="Preformatted_20_Text">
    </style:style>
    <style:style style:name="P5130" style:family="paragraph" style:parent-style-name="Preformatted_20_Text">
    </style:style>
    <style:style style:name="P5131" style:family="paragraph" style:parent-style-name="Preformatted_20_Text">
    </style:style>
    <style:style style:name="P5132" style:family="paragraph" style:parent-style-name="Preformatted_20_Text">
    </style:style>
    <style:style style:name="P5133" style:family="paragraph" style:parent-style-name="Preformatted_20_Text">
    </style:style>
    <style:style style:name="P5134" style:family="paragraph" style:parent-style-name="Preformatted_20_Text">
    </style:style>
    <style:style style:name="P5135" style:family="paragraph" style:parent-style-name="Preformatted_20_Text">
    </style:style>
    <style:style style:name="P5136" style:family="paragraph" style:parent-style-name="Preformatted_20_Text">
    </style:style>
    <style:style style:name="P5137" style:family="paragraph" style:parent-style-name="Preformatted_20_Text">
    </style:style>
    <style:style style:name="P5138" style:family="paragraph" style:parent-style-name="Preformatted_20_Text">
    </style:style>
    <style:style style:name="P5139" style:family="paragraph" style:parent-style-name="Preformatted_20_Text">
    </style:style>
    <style:style style:name="P5140" style:family="paragraph" style:parent-style-name="Preformatted_20_Text">
    </style:style>
    <style:style style:name="P5141" style:family="paragraph" style:parent-style-name="Preformatted_20_Text">
    </style:style>
    <style:style style:name="P5142" style:family="paragraph" style:parent-style-name="Preformatted_20_Text">
    </style:style>
    <style:style style:name="P5143" style:family="paragraph" style:parent-style-name="Preformatted_20_Text">
    </style:style>
    <style:style style:name="P5144" style:family="paragraph" style:parent-style-name="Preformatted_20_Text">
    </style:style>
    <style:style style:name="P5145" style:family="paragraph" style:parent-style-name="Preformatted_20_Text">
    </style:style>
    <style:style style:name="P5146" style:family="paragraph" style:parent-style-name="Preformatted_20_Text">
    </style:style>
    <style:style style:name="P5147" style:family="paragraph" style:parent-style-name="Preformatted_20_Text">
    </style:style>
    <style:style style:name="P5148" style:family="paragraph" style:parent-style-name="Preformatted_20_Text">
    </style:style>
    <style:style style:name="P5149" style:family="paragraph" style:parent-style-name="Preformatted_20_Text">
    </style:style>
    <style:style style:name="P5150" style:family="paragraph" style:parent-style-name="Preformatted_20_Text">
    </style:style>
    <style:style style:name="P5151" style:family="paragraph" style:parent-style-name="Preformatted_20_Text">
    </style:style>
    <style:style style:name="P5152" style:family="paragraph" style:parent-style-name="Preformatted_20_Text">
    </style:style>
    <style:style style:name="P5153" style:family="paragraph" style:parent-style-name="Preformatted_20_Text">
    </style:style>
    <style:style style:name="P5154" style:family="paragraph" style:parent-style-name="Preformatted_20_Text">
    </style:style>
    <style:style style:name="P5155" style:family="paragraph" style:parent-style-name="Preformatted_20_Text">
    </style:style>
    <style:style style:name="P5156" style:family="paragraph" style:parent-style-name="Preformatted_20_Text">
    </style:style>
    <style:style style:name="P5157" style:family="paragraph" style:parent-style-name="Preformatted_20_Text">
    </style:style>
    <style:style style:name="P5158" style:family="paragraph" style:parent-style-name="Preformatted_20_Text">
    </style:style>
    <style:style style:name="P5159" style:family="paragraph" style:parent-style-name="Preformatted_20_Text">
    </style:style>
    <style:style style:name="P5160" style:family="paragraph" style:parent-style-name="Preformatted_20_Text">
    </style:style>
    <style:style style:name="P5161" style:family="paragraph" style:parent-style-name="Preformatted_20_Text">
    </style:style>
    <style:style style:name="P5162" style:family="paragraph" style:parent-style-name="Preformatted_20_Text">
    </style:style>
    <style:style style:name="P5163" style:family="paragraph" style:parent-style-name="Preformatted_20_Text">
    </style:style>
    <style:style style:name="P5164" style:family="paragraph" style:parent-style-name="Preformatted_20_Text">
    </style:style>
    <style:style style:name="P5165" style:family="paragraph" style:parent-style-name="Preformatted_20_Text">
    </style:style>
    <style:style style:name="P5166" style:family="paragraph" style:parent-style-name="Preformatted_20_Text">
    </style:style>
    <style:style style:name="P5167" style:family="paragraph" style:parent-style-name="Preformatted_20_Text">
    </style:style>
    <style:style style:name="P5168" style:family="paragraph" style:parent-style-name="Preformatted_20_Text">
    </style:style>
    <style:style style:name="P5169" style:family="paragraph" style:parent-style-name="Preformatted_20_Text">
    </style:style>
    <style:style style:name="P5170" style:family="paragraph" style:parent-style-name="Preformatted_20_Text">
    </style:style>
    <style:style style:name="P5171" style:family="paragraph" style:parent-style-name="Preformatted_20_Text">
    </style:style>
    <style:style style:name="P5172" style:family="paragraph" style:parent-style-name="Preformatted_20_Text">
    </style:style>
    <style:style style:name="P5173" style:family="paragraph" style:parent-style-name="Preformatted_20_Text">
    </style:style>
    <style:style style:name="P5174" style:family="paragraph" style:parent-style-name="Preformatted_20_Text">
    </style:style>
    <style:style style:name="P5175" style:family="paragraph" style:parent-style-name="Preformatted_20_Text">
    </style:style>
    <style:style style:name="P5176" style:family="paragraph" style:parent-style-name="Preformatted_20_Text">
    </style:style>
    <style:style style:name="P5177" style:family="paragraph" style:parent-style-name="Preformatted_20_Text">
    </style:style>
    <style:style style:name="P5178" style:family="paragraph" style:parent-style-name="Preformatted_20_Text">
    </style:style>
    <style:style style:name="P5179" style:family="paragraph" style:parent-style-name="Preformatted_20_Text">
    </style:style>
    <style:style style:name="P5180" style:family="paragraph" style:parent-style-name="Preformatted_20_Text">
    </style:style>
    <style:style style:name="P5181" style:family="paragraph" style:parent-style-name="Preformatted_20_Text">
    </style:style>
    <style:style style:name="P5182" style:family="paragraph" style:parent-style-name="Preformatted_20_Text">
    </style:style>
    <style:style style:name="P5183" style:family="paragraph" style:parent-style-name="Preformatted_20_Text">
    </style:style>
    <style:style style:name="P5184" style:family="paragraph" style:parent-style-name="Preformatted_20_Text">
    </style:style>
    <style:style style:name="P5185" style:family="paragraph" style:parent-style-name="Preformatted_20_Text">
    </style:style>
    <style:style style:name="P5186" style:family="paragraph" style:parent-style-name="Preformatted_20_Text">
    </style:style>
    <style:style style:name="P5187" style:family="paragraph" style:parent-style-name="Preformatted_20_Text">
    </style:style>
    <style:style style:name="P5188" style:family="paragraph" style:parent-style-name="Preformatted_20_Text">
    </style:style>
    <style:style style:name="P5189" style:family="paragraph" style:parent-style-name="Preformatted_20_Text">
    </style:style>
    <style:style style:name="P5190" style:family="paragraph" style:parent-style-name="Preformatted_20_Text">
    </style:style>
    <style:style style:name="P5191" style:family="paragraph" style:parent-style-name="Preformatted_20_Text">
    </style:style>
    <style:style style:name="P5192" style:family="paragraph" style:parent-style-name="Preformatted_20_Text">
    </style:style>
    <style:style style:name="P5193" style:family="paragraph" style:parent-style-name="Preformatted_20_Text">
    </style:style>
    <style:style style:name="P5194" style:family="paragraph" style:parent-style-name="Preformatted_20_Text">
    </style:style>
    <style:style style:name="P5195" style:family="paragraph" style:parent-style-name="Preformatted_20_Text">
    </style:style>
    <style:style style:name="P5196" style:family="paragraph" style:parent-style-name="Preformatted_20_Text">
    </style:style>
    <style:style style:name="P5197" style:family="paragraph" style:parent-style-name="Preformatted_20_Text">
    </style:style>
    <style:style style:name="P5198" style:family="paragraph" style:parent-style-name="Preformatted_20_Text">
    </style:style>
    <style:style style:name="P5199" style:family="paragraph" style:parent-style-name="Preformatted_20_Text">
    </style:style>
    <style:style style:name="P5200" style:family="paragraph" style:parent-style-name="Preformatted_20_Text">
    </style:style>
    <style:style style:name="P5201" style:family="paragraph" style:parent-style-name="Preformatted_20_Text">
    </style:style>
    <style:style style:name="P5202" style:family="paragraph" style:parent-style-name="Preformatted_20_Text">
    </style:style>
    <style:style style:name="P5203" style:family="paragraph" style:parent-style-name="Preformatted_20_Text">
    </style:style>
    <style:style style:name="P5204" style:family="paragraph" style:parent-style-name="Preformatted_20_Text">
    </style:style>
    <style:style style:name="P5205" style:family="paragraph" style:parent-style-name="Preformatted_20_Text">
    </style:style>
    <style:style style:name="P5206" style:family="paragraph" style:parent-style-name="Preformatted_20_Text">
    </style:style>
    <style:style style:name="P5207" style:family="paragraph" style:parent-style-name="Preformatted_20_Text">
    </style:style>
    <style:style style:name="P5208" style:family="paragraph" style:parent-style-name="Preformatted_20_Text">
    </style:style>
    <style:style style:name="P5209" style:family="paragraph" style:parent-style-name="Preformatted_20_Text">
    </style:style>
    <style:style style:name="P5210" style:family="paragraph" style:parent-style-name="Preformatted_20_Text">
    </style:style>
    <style:style style:name="P5211" style:family="paragraph" style:parent-style-name="Preformatted_20_Text">
    </style:style>
    <style:style style:name="P5212" style:family="paragraph" style:parent-style-name="Preformatted_20_Text">
    </style:style>
    <style:style style:name="P5213" style:family="paragraph" style:parent-style-name="Preformatted_20_Text">
    </style:style>
    <style:style style:name="P5214" style:family="paragraph" style:parent-style-name="Preformatted_20_Text">
    </style:style>
    <style:style style:name="P5215" style:family="paragraph" style:parent-style-name="Preformatted_20_Text">
    </style:style>
    <style:style style:name="P5216" style:family="paragraph" style:parent-style-name="Preformatted_20_Text">
    </style:style>
    <style:style style:name="P5217" style:family="paragraph" style:parent-style-name="Preformatted_20_Text">
    </style:style>
    <style:style style:name="P5218" style:family="paragraph" style:parent-style-name="Preformatted_20_Text">
    </style:style>
    <style:style style:name="P5219" style:family="paragraph" style:parent-style-name="Preformatted_20_Text">
    </style:style>
    <style:style style:name="P5220" style:family="paragraph" style:parent-style-name="Preformatted_20_Text">
    </style:style>
    <style:style style:name="P5221" style:family="paragraph" style:parent-style-name="Preformatted_20_Text">
    </style:style>
    <style:style style:name="P5222" style:family="paragraph" style:parent-style-name="Preformatted_20_Text">
    </style:style>
    <style:style style:name="P5223" style:family="paragraph" style:parent-style-name="Preformatted_20_Text">
    </style:style>
    <style:style style:name="P5224" style:family="paragraph" style:parent-style-name="Preformatted_20_Text">
    </style:style>
    <style:style style:name="P5225" style:family="paragraph" style:parent-style-name="Preformatted_20_Text">
    </style:style>
    <style:style style:name="P5226" style:family="paragraph" style:parent-style-name="Preformatted_20_Text">
    </style:style>
    <style:style style:name="P5227" style:family="paragraph" style:parent-style-name="Preformatted_20_Text">
    </style:style>
    <style:style style:name="P5228" style:family="paragraph" style:parent-style-name="Preformatted_20_Text">
    </style:style>
    <style:style style:name="P5229" style:family="paragraph" style:parent-style-name="Preformatted_20_Text">
    </style:style>
    <style:style style:name="P5230" style:family="paragraph" style:parent-style-name="Preformatted_20_Text">
    </style:style>
    <style:style style:name="P5231" style:family="paragraph" style:parent-style-name="Preformatted_20_Text">
    </style:style>
    <style:style style:name="P5232" style:family="paragraph" style:parent-style-name="Preformatted_20_Text">
    </style:style>
    <style:style style:name="P5233" style:family="paragraph" style:parent-style-name="Preformatted_20_Text">
    </style:style>
    <style:style style:name="P5234" style:family="paragraph" style:parent-style-name="Preformatted_20_Text">
    </style:style>
    <style:style style:name="P5235" style:family="paragraph" style:parent-style-name="Preformatted_20_Text">
    </style:style>
    <style:style style:name="P5236" style:family="paragraph" style:parent-style-name="Preformatted_20_Text">
    </style:style>
    <style:style style:name="P5237" style:family="paragraph" style:parent-style-name="Preformatted_20_Text">
    </style:style>
    <style:style style:name="P5238" style:family="paragraph" style:parent-style-name="Preformatted_20_Text">
    </style:style>
    <style:style style:name="P5239" style:family="paragraph" style:parent-style-name="Preformatted_20_Text">
    </style:style>
    <style:style style:name="P5240" style:family="paragraph" style:parent-style-name="Preformatted_20_Text">
    </style:style>
    <style:style style:name="P5241" style:family="paragraph" style:parent-style-name="Preformatted_20_Text">
    </style:style>
    <style:style style:name="P5242" style:family="paragraph" style:parent-style-name="Preformatted_20_Text">
    </style:style>
    <style:style style:name="P5243" style:family="paragraph" style:parent-style-name="Preformatted_20_Text">
    </style:style>
    <style:style style:name="P5244" style:family="paragraph" style:parent-style-name="Preformatted_20_Text">
    </style:style>
    <style:style style:name="P5245" style:family="paragraph" style:parent-style-name="Preformatted_20_Text">
    </style:style>
    <style:style style:name="P5246" style:family="paragraph" style:parent-style-name="Preformatted_20_Text">
    </style:style>
    <style:style style:name="P5247" style:family="paragraph" style:parent-style-name="Preformatted_20_Text">
    </style:style>
    <style:style style:name="P5248" style:family="paragraph" style:parent-style-name="Preformatted_20_Text">
    </style:style>
    <style:style style:name="P5249" style:family="paragraph" style:parent-style-name="Preformatted_20_Text">
    </style:style>
    <style:style style:name="P5250" style:family="paragraph" style:parent-style-name="Preformatted_20_Text">
    </style:style>
    <style:style style:name="P5251" style:family="paragraph" style:parent-style-name="Preformatted_20_Text">
    </style:style>
    <style:style style:name="P5252" style:family="paragraph" style:parent-style-name="Preformatted_20_Text">
    </style:style>
    <style:style style:name="P5253" style:family="paragraph" style:parent-style-name="Preformatted_20_Text">
    </style:style>
    <style:style style:name="P5254" style:family="paragraph" style:parent-style-name="Preformatted_20_Text">
    </style:style>
    <style:style style:name="P5255" style:family="paragraph" style:parent-style-name="Preformatted_20_Text">
    </style:style>
    <style:style style:name="P5256" style:family="paragraph" style:parent-style-name="Preformatted_20_Text">
    </style:style>
    <style:style style:name="P5257" style:family="paragraph" style:parent-style-name="Preformatted_20_Text">
    </style:style>
    <style:style style:name="P5258" style:family="paragraph" style:parent-style-name="Preformatted_20_Text">
    </style:style>
    <style:style style:name="P5259" style:family="paragraph" style:parent-style-name="Preformatted_20_Text">
    </style:style>
    <style:style style:name="P5260" style:family="paragraph" style:parent-style-name="Preformatted_20_Text">
    </style:style>
    <style:style style:name="P5261" style:family="paragraph" style:parent-style-name="Preformatted_20_Text">
    </style:style>
    <style:style style:name="P5262" style:family="paragraph" style:parent-style-name="Preformatted_20_Text">
    </style:style>
    <style:style style:name="P5263" style:family="paragraph" style:parent-style-name="Preformatted_20_Text">
    </style:style>
    <style:style style:name="P5264" style:family="paragraph" style:parent-style-name="Preformatted_20_Text">
    </style:style>
    <style:style style:name="P5265" style:family="paragraph" style:parent-style-name="Preformatted_20_Text">
    </style:style>
    <style:style style:name="P5266" style:family="paragraph" style:parent-style-name="Preformatted_20_Text">
    </style:style>
    <style:style style:name="P5267" style:family="paragraph" style:parent-style-name="Preformatted_20_Text">
    </style:style>
    <style:style style:name="P5268" style:family="paragraph" style:parent-style-name="Preformatted_20_Text">
    </style:style>
    <style:style style:name="P5269" style:family="paragraph" style:parent-style-name="Preformatted_20_Text">
    </style:style>
    <style:style style:name="P5270" style:family="paragraph" style:parent-style-name="Preformatted_20_Text">
    </style:style>
    <style:style style:name="P5271" style:family="paragraph" style:parent-style-name="Preformatted_20_Text">
    </style:style>
    <style:style style:name="P5272" style:family="paragraph" style:parent-style-name="Preformatted_20_Text">
    </style:style>
    <style:style style:name="P5273" style:family="paragraph" style:parent-style-name="Preformatted_20_Text">
    </style:style>
    <style:style style:name="P5274" style:family="paragraph" style:parent-style-name="Preformatted_20_Text">
    </style:style>
    <style:style style:name="P5275" style:family="paragraph" style:parent-style-name="Preformatted_20_Text">
    </style:style>
    <style:style style:name="P5276" style:family="paragraph" style:parent-style-name="Preformatted_20_Text">
    </style:style>
    <style:style style:name="P5277" style:family="paragraph" style:parent-style-name="Preformatted_20_Text">
    </style:style>
    <style:style style:name="P5278" style:family="paragraph" style:parent-style-name="Preformatted_20_Text">
    </style:style>
    <style:style style:name="P5279" style:family="paragraph" style:parent-style-name="Preformatted_20_Text">
    </style:style>
    <style:style style:name="P5280" style:family="paragraph" style:parent-style-name="Preformatted_20_Text">
    </style:style>
    <style:style style:name="P5281" style:family="paragraph" style:parent-style-name="Preformatted_20_Text">
    </style:style>
    <style:style style:name="P5282" style:family="paragraph" style:parent-style-name="Preformatted_20_Text">
    </style:style>
    <style:style style:name="P5283" style:family="paragraph" style:parent-style-name="Preformatted_20_Text">
    </style:style>
    <style:style style:name="P5284" style:family="paragraph" style:parent-style-name="Preformatted_20_Text">
    </style:style>
    <style:style style:name="P5285" style:family="paragraph" style:parent-style-name="Preformatted_20_Text">
    </style:style>
    <style:style style:name="P5286" style:family="paragraph" style:parent-style-name="Preformatted_20_Text">
    </style:style>
    <style:style style:name="P5287" style:family="paragraph" style:parent-style-name="Preformatted_20_Text">
    </style:style>
    <style:style style:name="P5288" style:family="paragraph" style:parent-style-name="Preformatted_20_Text">
    </style:style>
    <style:style style:name="P5289" style:family="paragraph" style:parent-style-name="Preformatted_20_Text">
    </style:style>
    <style:style style:name="P5290" style:family="paragraph" style:parent-style-name="Preformatted_20_Text">
    </style:style>
    <style:style style:name="P5291" style:family="paragraph" style:parent-style-name="Preformatted_20_Text">
    </style:style>
    <style:style style:name="P5292" style:family="paragraph" style:parent-style-name="Preformatted_20_Text">
    </style:style>
    <style:style style:name="P5293" style:family="paragraph" style:parent-style-name="Preformatted_20_Text">
    </style:style>
    <style:style style:name="P5294" style:family="paragraph" style:parent-style-name="Preformatted_20_Text">
    </style:style>
    <style:style style:name="P5295" style:family="paragraph" style:parent-style-name="Preformatted_20_Text">
    </style:style>
    <style:style style:name="P5296" style:family="paragraph" style:parent-style-name="Preformatted_20_Text">
    </style:style>
    <style:style style:name="P5297" style:family="paragraph" style:parent-style-name="Preformatted_20_Text">
    </style:style>
    <style:style style:name="P5298" style:family="paragraph" style:parent-style-name="Preformatted_20_Text">
    </style:style>
    <style:style style:name="P5299" style:family="paragraph" style:parent-style-name="Preformatted_20_Text">
    </style:style>
    <style:style style:name="P5300" style:family="paragraph" style:parent-style-name="Preformatted_20_Text">
    </style:style>
    <style:style style:name="P5301" style:family="paragraph" style:parent-style-name="Preformatted_20_Text">
    </style:style>
    <style:style style:name="P5302" style:family="paragraph" style:parent-style-name="Preformatted_20_Text">
    </style:style>
    <style:style style:name="P5303" style:family="paragraph" style:parent-style-name="Preformatted_20_Text">
    </style:style>
    <style:style style:name="P5304" style:family="paragraph" style:parent-style-name="Preformatted_20_Text">
    </style:style>
    <style:style style:name="P5305" style:family="paragraph" style:parent-style-name="Preformatted_20_Text">
    </style:style>
    <style:style style:name="P5306" style:family="paragraph" style:parent-style-name="Preformatted_20_Text">
    </style:style>
    <style:style style:name="P5307" style:family="paragraph" style:parent-style-name="Preformatted_20_Text">
    </style:style>
    <style:style style:name="P5308" style:family="paragraph" style:parent-style-name="Preformatted_20_Text">
    </style:style>
    <style:style style:name="P5309" style:family="paragraph" style:parent-style-name="Preformatted_20_Text">
    </style:style>
    <style:style style:name="P5310" style:family="paragraph" style:parent-style-name="Preformatted_20_Text">
    </style:style>
    <style:style style:name="P5311" style:family="paragraph" style:parent-style-name="Preformatted_20_Text">
    </style:style>
    <style:style style:name="P5312" style:family="paragraph" style:parent-style-name="Preformatted_20_Text">
    </style:style>
    <style:style style:name="P5313" style:family="paragraph" style:parent-style-name="Preformatted_20_Text">
    </style:style>
    <style:style style:name="P5314" style:family="paragraph" style:parent-style-name="Preformatted_20_Text">
    </style:style>
    <style:style style:name="P5315" style:family="paragraph" style:parent-style-name="Preformatted_20_Text">
    </style:style>
    <style:style style:name="P5316" style:family="paragraph" style:parent-style-name="Preformatted_20_Text">
    </style:style>
    <style:style style:name="P5317" style:family="paragraph" style:parent-style-name="Preformatted_20_Text">
    </style:style>
    <style:style style:name="P5318" style:family="paragraph" style:parent-style-name="Preformatted_20_Text">
    </style:style>
    <style:style style:name="P5319" style:family="paragraph" style:parent-style-name="Preformatted_20_Text">
    </style:style>
    <style:style style:name="P5320" style:family="paragraph" style:parent-style-name="Preformatted_20_Text">
    </style:style>
    <style:style style:name="P5321" style:family="paragraph" style:parent-style-name="Preformatted_20_Text">
    </style:style>
    <style:style style:name="P5322" style:family="paragraph" style:parent-style-name="Preformatted_20_Text">
    </style:style>
    <style:style style:name="P5323" style:family="paragraph" style:parent-style-name="Preformatted_20_Text">
    </style:style>
    <style:style style:name="P5324" style:family="paragraph" style:parent-style-name="Preformatted_20_Text">
    </style:style>
    <style:style style:name="P5325" style:family="paragraph" style:parent-style-name="Preformatted_20_Text">
    </style:style>
    <style:style style:name="P5326" style:family="paragraph" style:parent-style-name="Preformatted_20_Text">
    </style:style>
    <style:style style:name="P5327" style:family="paragraph" style:parent-style-name="Preformatted_20_Text">
    </style:style>
    <style:style style:name="P5328" style:family="paragraph" style:parent-style-name="Preformatted_20_Text">
    </style:style>
    <style:style style:name="P5329" style:family="paragraph" style:parent-style-name="Preformatted_20_Text">
    </style:style>
    <style:style style:name="P5330" style:family="paragraph" style:parent-style-name="Preformatted_20_Text">
    </style:style>
    <style:style style:name="P5331" style:family="paragraph" style:parent-style-name="Preformatted_20_Text">
    </style:style>
    <style:style style:name="P5332" style:family="paragraph" style:parent-style-name="Preformatted_20_Text">
    </style:style>
    <style:style style:name="P5333" style:family="paragraph" style:parent-style-name="Preformatted_20_Text">
    </style:style>
    <style:style style:name="P5334" style:family="paragraph" style:parent-style-name="Preformatted_20_Text">
    </style:style>
    <style:style style:name="P5335" style:family="paragraph" style:parent-style-name="Preformatted_20_Text">
    </style:style>
    <style:style style:name="P5336" style:family="paragraph" style:parent-style-name="Preformatted_20_Text">
    </style:style>
    <style:style style:name="P5337" style:family="paragraph" style:parent-style-name="Preformatted_20_Text">
    </style:style>
    <style:style style:name="P5338" style:family="paragraph" style:parent-style-name="Preformatted_20_Text">
    </style:style>
    <style:style style:name="P5339" style:family="paragraph" style:parent-style-name="Preformatted_20_Text">
    </style:style>
    <style:style style:name="P5340" style:family="paragraph" style:parent-style-name="Preformatted_20_Text">
    </style:style>
    <style:style style:name="P5341" style:family="paragraph" style:parent-style-name="Preformatted_20_Text">
    </style:style>
    <style:style style:name="P5342" style:family="paragraph" style:parent-style-name="Preformatted_20_Text">
    </style:style>
    <style:style style:name="P5343" style:family="paragraph" style:parent-style-name="Preformatted_20_Text">
    </style:style>
    <style:style style:name="P5344" style:family="paragraph" style:parent-style-name="Preformatted_20_Text">
    </style:style>
    <style:style style:name="P5345" style:family="paragraph" style:parent-style-name="Preformatted_20_Text">
    </style:style>
    <style:style style:name="P5346" style:family="paragraph" style:parent-style-name="Preformatted_20_Text">
    </style:style>
    <style:style style:name="P5347" style:family="paragraph" style:parent-style-name="Preformatted_20_Text">
    </style:style>
    <style:style style:name="P5348" style:family="paragraph" style:parent-style-name="Preformatted_20_Text">
    </style:style>
    <style:style style:name="P5349" style:family="paragraph" style:parent-style-name="Preformatted_20_Text">
    </style:style>
    <style:style style:name="P5350" style:family="paragraph" style:parent-style-name="Preformatted_20_Text">
    </style:style>
    <style:style style:name="P5351" style:family="paragraph" style:parent-style-name="Preformatted_20_Text">
    </style:style>
    <style:style style:name="P5352" style:family="paragraph" style:parent-style-name="Preformatted_20_Text">
    </style:style>
    <style:style style:name="P5353" style:family="paragraph" style:parent-style-name="Preformatted_20_Text">
    </style:style>
    <style:style style:name="P5354" style:family="paragraph" style:parent-style-name="Preformatted_20_Text">
    </style:style>
    <style:style style:name="P5355" style:family="paragraph" style:parent-style-name="Preformatted_20_Text">
    </style:style>
    <style:style style:name="P5356" style:family="paragraph" style:parent-style-name="Preformatted_20_Text">
    </style:style>
    <style:style style:name="P5357" style:family="paragraph" style:parent-style-name="Preformatted_20_Text">
    </style:style>
    <style:style style:name="P5358" style:family="paragraph" style:parent-style-name="Preformatted_20_Text">
    </style:style>
    <style:style style:name="P5359" style:family="paragraph" style:parent-style-name="Preformatted_20_Text">
    </style:style>
    <style:style style:name="P5360" style:family="paragraph" style:parent-style-name="Preformatted_20_Text">
    </style:style>
    <style:style style:name="P5361" style:family="paragraph" style:parent-style-name="Preformatted_20_Text">
    </style:style>
    <style:style style:name="P5362" style:family="paragraph" style:parent-style-name="Preformatted_20_Text">
    </style:style>
    <style:style style:name="P5363" style:family="paragraph" style:parent-style-name="Preformatted_20_Text">
    </style:style>
    <style:style style:name="P5364" style:family="paragraph" style:parent-style-name="Preformatted_20_Text">
    </style:style>
    <style:style style:name="P5365" style:family="paragraph" style:parent-style-name="Preformatted_20_Text">
    </style:style>
    <style:style style:name="P5366" style:family="paragraph" style:parent-style-name="Preformatted_20_Text">
    </style:style>
    <style:style style:name="P5367" style:family="paragraph" style:parent-style-name="Preformatted_20_Text">
    </style:style>
    <style:style style:name="P5368" style:family="paragraph" style:parent-style-name="Preformatted_20_Text">
    </style:style>
    <style:style style:name="P5369" style:family="paragraph" style:parent-style-name="Preformatted_20_Text">
    </style:style>
    <style:style style:name="P5370" style:family="paragraph" style:parent-style-name="Preformatted_20_Text">
    </style:style>
    <style:style style:name="P5371" style:family="paragraph" style:parent-style-name="Preformatted_20_Text">
    </style:style>
    <style:style style:name="P5372" style:family="paragraph" style:parent-style-name="Preformatted_20_Text">
    </style:style>
    <style:style style:name="P5373" style:family="paragraph" style:parent-style-name="Preformatted_20_Text">
    </style:style>
    <style:style style:name="P5374" style:family="paragraph" style:parent-style-name="Preformatted_20_Text">
    </style:style>
    <style:style style:name="P5375" style:family="paragraph" style:parent-style-name="Preformatted_20_Text">
    </style:style>
    <style:style style:name="P5376" style:family="paragraph" style:parent-style-name="Preformatted_20_Text">
    </style:style>
    <style:style style:name="P5377" style:family="paragraph" style:parent-style-name="Preformatted_20_Text">
    </style:style>
    <style:style style:name="P5378" style:family="paragraph" style:parent-style-name="Preformatted_20_Text">
    </style:style>
    <style:style style:name="P5379" style:family="paragraph" style:parent-style-name="Preformatted_20_Text">
    </style:style>
    <style:style style:name="P5380" style:family="paragraph" style:parent-style-name="Preformatted_20_Text">
    </style:style>
    <style:style style:name="P5381" style:family="paragraph" style:parent-style-name="Preformatted_20_Text">
    </style:style>
    <style:style style:name="P5382" style:family="paragraph" style:parent-style-name="Preformatted_20_Text">
    </style:style>
    <style:style style:name="P5383" style:family="paragraph" style:parent-style-name="Preformatted_20_Text">
    </style:style>
    <style:style style:name="P5384" style:family="paragraph" style:parent-style-name="Preformatted_20_Text">
    </style:style>
    <style:style style:name="P5385" style:family="paragraph" style:parent-style-name="Preformatted_20_Text">
    </style:style>
    <style:style style:name="P5386" style:family="paragraph" style:parent-style-name="Preformatted_20_Text">
    </style:style>
    <style:style style:name="P5387" style:family="paragraph" style:parent-style-name="Preformatted_20_Text">
    </style:style>
    <style:style style:name="P5388" style:family="paragraph" style:parent-style-name="Preformatted_20_Text">
    </style:style>
    <style:style style:name="P5389" style:family="paragraph" style:parent-style-name="Preformatted_20_Text">
    </style:style>
    <style:style style:name="P5390" style:family="paragraph" style:parent-style-name="Preformatted_20_Text">
    </style:style>
    <style:style style:name="P5391" style:family="paragraph" style:parent-style-name="Preformatted_20_Text">
    </style:style>
    <style:style style:name="P5392" style:family="paragraph" style:parent-style-name="Preformatted_20_Text">
    </style:style>
    <style:style style:name="P5393" style:family="paragraph" style:parent-style-name="Preformatted_20_Text">
    </style:style>
    <style:style style:name="P5394" style:family="paragraph" style:parent-style-name="Preformatted_20_Text">
    </style:style>
    <style:style style:name="P5395" style:family="paragraph" style:parent-style-name="Preformatted_20_Text">
    </style:style>
    <style:style style:name="P5396" style:family="paragraph" style:parent-style-name="Preformatted_20_Text">
    </style:style>
    <style:style style:name="P5397" style:family="paragraph" style:parent-style-name="Preformatted_20_Text">
    </style:style>
    <style:style style:name="P5398" style:family="paragraph" style:parent-style-name="Preformatted_20_Text">
    </style:style>
    <style:style style:name="P5399" style:family="paragraph" style:parent-style-name="Preformatted_20_Text">
    </style:style>
    <style:style style:name="P5400" style:family="paragraph" style:parent-style-name="Preformatted_20_Text">
    </style:style>
    <style:style style:name="P5401" style:family="paragraph" style:parent-style-name="Preformatted_20_Text">
    </style:style>
    <style:style style:name="P5402" style:family="paragraph" style:parent-style-name="Preformatted_20_Text">
    </style:style>
    <style:style style:name="P5403" style:family="paragraph" style:parent-style-name="Preformatted_20_Text">
    </style:style>
    <style:style style:name="P5404" style:family="paragraph" style:parent-style-name="Preformatted_20_Text">
    </style:style>
    <style:style style:name="P5405" style:family="paragraph" style:parent-style-name="Preformatted_20_Text">
    </style:style>
    <style:style style:name="P5406" style:family="paragraph" style:parent-style-name="Preformatted_20_Text">
    </style:style>
    <style:style style:name="P5407" style:family="paragraph" style:parent-style-name="Preformatted_20_Text">
    </style:style>
    <style:style style:name="P5408" style:family="paragraph" style:parent-style-name="Preformatted_20_Text">
    </style:style>
    <style:style style:name="P5409" style:family="paragraph" style:parent-style-name="Preformatted_20_Text">
    </style:style>
    <style:style style:name="P5410" style:family="paragraph" style:parent-style-name="Preformatted_20_Text">
    </style:style>
    <style:style style:name="P5411" style:family="paragraph" style:parent-style-name="Preformatted_20_Text">
    </style:style>
    <style:style style:name="P5412" style:family="paragraph" style:parent-style-name="Preformatted_20_Text">
    </style:style>
    <style:style style:name="P5413" style:family="paragraph" style:parent-style-name="Preformatted_20_Text">
    </style:style>
    <style:style style:name="P5414" style:family="paragraph" style:parent-style-name="Preformatted_20_Text">
    </style:style>
    <style:style style:name="P5415" style:family="paragraph" style:parent-style-name="Preformatted_20_Text">
    </style:style>
    <style:style style:name="P5416" style:family="paragraph" style:parent-style-name="Preformatted_20_Text">
    </style:style>
    <style:style style:name="P5417" style:family="paragraph" style:parent-style-name="Preformatted_20_Text">
    </style:style>
    <style:style style:name="P5418" style:family="paragraph" style:parent-style-name="Preformatted_20_Text">
    </style:style>
    <style:style style:name="P5419" style:family="paragraph" style:parent-style-name="Preformatted_20_Text">
    </style:style>
    <style:style style:name="P5420" style:family="paragraph" style:parent-style-name="Preformatted_20_Text">
    </style:style>
    <style:style style:name="P5421" style:family="paragraph" style:parent-style-name="Preformatted_20_Text">
    </style:style>
    <style:style style:name="P5422" style:family="paragraph" style:parent-style-name="Preformatted_20_Text">
    </style:style>
    <style:style style:name="P5423" style:family="paragraph" style:parent-style-name="Preformatted_20_Text">
    </style:style>
    <style:style style:name="P5424" style:family="paragraph" style:parent-style-name="Preformatted_20_Text">
    </style:style>
    <style:style style:name="P5425" style:family="paragraph" style:parent-style-name="Preformatted_20_Text">
    </style:style>
    <style:style style:name="P5426" style:family="paragraph" style:parent-style-name="Preformatted_20_Text">
    </style:style>
    <style:style style:name="P5427" style:family="paragraph" style:parent-style-name="Preformatted_20_Text">
    </style:style>
    <style:style style:name="P5428" style:family="paragraph" style:parent-style-name="Preformatted_20_Text">
    </style:style>
    <style:style style:name="P5429" style:family="paragraph" style:parent-style-name="Preformatted_20_Text">
    </style:style>
    <style:style style:name="P5430" style:family="paragraph" style:parent-style-name="Preformatted_20_Text">
    </style:style>
    <style:style style:name="P5431" style:family="paragraph" style:parent-style-name="Preformatted_20_Text">
    </style:style>
    <style:style style:name="P5432" style:family="paragraph" style:parent-style-name="Preformatted_20_Text">
    </style:style>
    <style:style style:name="P5433" style:family="paragraph" style:parent-style-name="Preformatted_20_Text">
    </style:style>
    <style:style style:name="P5434" style:family="paragraph" style:parent-style-name="Preformatted_20_Text">
    </style:style>
    <style:style style:name="P5435" style:family="paragraph" style:parent-style-name="Preformatted_20_Text">
    </style:style>
    <style:style style:name="P5436" style:family="paragraph" style:parent-style-name="Preformatted_20_Text">
    </style:style>
    <style:style style:name="P5437" style:family="paragraph" style:parent-style-name="Preformatted_20_Text">
    </style:style>
    <style:style style:name="P5438" style:family="paragraph" style:parent-style-name="Preformatted_20_Text">
    </style:style>
    <style:style style:name="P5439" style:family="paragraph" style:parent-style-name="Preformatted_20_Text">
    </style:style>
    <style:style style:name="P5440" style:family="paragraph" style:parent-style-name="Preformatted_20_Text">
    </style:style>
    <style:style style:name="P5441" style:family="paragraph" style:parent-style-name="Preformatted_20_Text">
    </style:style>
    <style:style style:name="P5442" style:family="paragraph" style:parent-style-name="Preformatted_20_Text">
    </style:style>
    <style:style style:name="P5443" style:family="paragraph" style:parent-style-name="Preformatted_20_Text">
    </style:style>
    <style:style style:name="P5444" style:family="paragraph" style:parent-style-name="Preformatted_20_Text">
    </style:style>
    <style:style style:name="P5445" style:family="paragraph" style:parent-style-name="Preformatted_20_Text">
    </style:style>
    <style:style style:name="P5446" style:family="paragraph" style:parent-style-name="Preformatted_20_Text">
    </style:style>
    <style:style style:name="P5447" style:family="paragraph" style:parent-style-name="Preformatted_20_Text">
    </style:style>
    <style:style style:name="P5448" style:family="paragraph" style:parent-style-name="Preformatted_20_Text">
    </style:style>
    <style:style style:name="P5449" style:family="paragraph" style:parent-style-name="Preformatted_20_Text">
    </style:style>
    <style:style style:name="P5450" style:family="paragraph" style:parent-style-name="Preformatted_20_Text">
    </style:style>
    <style:style style:name="P5451" style:family="paragraph" style:parent-style-name="Preformatted_20_Text">
    </style:style>
    <style:style style:name="P5452" style:family="paragraph" style:parent-style-name="Preformatted_20_Text">
    </style:style>
    <style:style style:name="P5453" style:family="paragraph" style:parent-style-name="Preformatted_20_Text">
    </style:style>
    <style:style style:name="P5454" style:family="paragraph" style:parent-style-name="Preformatted_20_Text">
    </style:style>
    <style:style style:name="P5455" style:family="paragraph" style:parent-style-name="Preformatted_20_Text">
    </style:style>
    <style:style style:name="P5456" style:family="paragraph" style:parent-style-name="Preformatted_20_Text">
    </style:style>
    <style:style style:name="P5457" style:family="paragraph" style:parent-style-name="Preformatted_20_Text">
    </style:style>
    <style:style style:name="P5458" style:family="paragraph" style:parent-style-name="Preformatted_20_Text">
    </style:style>
    <style:style style:name="P5459" style:family="paragraph" style:parent-style-name="Preformatted_20_Text">
    </style:style>
    <style:style style:name="P5460" style:family="paragraph" style:parent-style-name="Preformatted_20_Text">
    </style:style>
    <style:style style:name="P5461" style:family="paragraph" style:parent-style-name="Preformatted_20_Text">
    </style:style>
    <style:style style:name="P5462" style:family="paragraph" style:parent-style-name="Preformatted_20_Text">
    </style:style>
    <style:style style:name="P5463" style:family="paragraph" style:parent-style-name="Preformatted_20_Text">
    </style:style>
    <style:style style:name="P5464" style:family="paragraph" style:parent-style-name="Preformatted_20_Text">
    </style:style>
    <style:style style:name="P5465" style:family="paragraph" style:parent-style-name="Preformatted_20_Text">
    </style:style>
    <style:style style:name="P5466" style:family="paragraph" style:parent-style-name="Preformatted_20_Text">
    </style:style>
    <style:style style:name="P5467" style:family="paragraph" style:parent-style-name="Preformatted_20_Text">
    </style:style>
    <style:style style:name="P5468" style:family="paragraph" style:parent-style-name="Preformatted_20_Text">
    </style:style>
    <style:style style:name="P5469" style:family="paragraph" style:parent-style-name="Preformatted_20_Text">
    </style:style>
    <style:style style:name="P5470" style:family="paragraph" style:parent-style-name="Preformatted_20_Text">
    </style:style>
    <style:style style:name="P5471" style:family="paragraph" style:parent-style-name="Preformatted_20_Text">
    </style:style>
    <style:style style:name="P5472" style:family="paragraph" style:parent-style-name="Preformatted_20_Text">
    </style:style>
    <style:style style:name="P5473" style:family="paragraph" style:parent-style-name="Preformatted_20_Text">
    </style:style>
    <style:style style:name="P5474" style:family="paragraph" style:parent-style-name="Preformatted_20_Text">
    </style:style>
    <style:style style:name="P5475" style:family="paragraph" style:parent-style-name="Preformatted_20_Text">
    </style:style>
    <style:style style:name="P5476" style:family="paragraph" style:parent-style-name="Preformatted_20_Text">
    </style:style>
    <style:style style:name="P5477" style:family="paragraph" style:parent-style-name="Preformatted_20_Text">
    </style:style>
    <style:style style:name="P5478" style:family="paragraph" style:parent-style-name="Preformatted_20_Text">
    </style:style>
    <style:style style:name="P5479" style:family="paragraph" style:parent-style-name="Preformatted_20_Text">
    </style:style>
    <style:style style:name="P5480" style:family="paragraph" style:parent-style-name="Preformatted_20_Text">
    </style:style>
    <style:style style:name="P5481" style:family="paragraph" style:parent-style-name="Preformatted_20_Text">
    </style:style>
    <style:style style:name="P5482" style:family="paragraph" style:parent-style-name="Preformatted_20_Text">
    </style:style>
    <style:style style:name="P5483" style:family="paragraph" style:parent-style-name="Preformatted_20_Text">
    </style:style>
    <style:style style:name="P5484" style:family="paragraph" style:parent-style-name="Preformatted_20_Text">
    </style:style>
    <style:style style:name="P5485" style:family="paragraph" style:parent-style-name="Preformatted_20_Text">
    </style:style>
    <style:style style:name="P5486" style:family="paragraph" style:parent-style-name="Preformatted_20_Text">
    </style:style>
    <style:style style:name="P5487" style:family="paragraph" style:parent-style-name="Preformatted_20_Text">
    </style:style>
    <style:style style:name="P5488" style:family="paragraph" style:parent-style-name="Preformatted_20_Text">
    </style:style>
    <style:style style:name="P5489" style:family="paragraph" style:parent-style-name="Preformatted_20_Text">
    </style:style>
    <style:style style:name="P5490" style:family="paragraph" style:parent-style-name="Preformatted_20_Text">
    </style:style>
    <style:style style:name="P5491" style:family="paragraph" style:parent-style-name="Preformatted_20_Text">
    </style:style>
    <style:style style:name="P5492" style:family="paragraph" style:parent-style-name="Preformatted_20_Text">
    </style:style>
    <style:style style:name="P5493" style:family="paragraph" style:parent-style-name="Preformatted_20_Text">
    </style:style>
    <style:style style:name="P5494" style:family="paragraph" style:parent-style-name="Preformatted_20_Text">
    </style:style>
    <style:style style:name="P5495" style:family="paragraph" style:parent-style-name="Preformatted_20_Text">
    </style:style>
    <style:style style:name="P5496" style:family="paragraph" style:parent-style-name="Preformatted_20_Text">
    </style:style>
    <style:style style:name="P5497" style:family="paragraph" style:parent-style-name="Preformatted_20_Text">
    </style:style>
    <style:style style:name="P5498" style:family="paragraph" style:parent-style-name="Preformatted_20_Text">
    </style:style>
    <style:style style:name="P5499" style:family="paragraph" style:parent-style-name="Preformatted_20_Text">
    </style:style>
    <style:style style:name="P5500" style:family="paragraph" style:parent-style-name="Preformatted_20_Text">
    </style:style>
    <style:style style:name="P5501" style:family="paragraph" style:parent-style-name="Preformatted_20_Text">
    </style:style>
    <style:style style:name="P5502" style:family="paragraph" style:parent-style-name="Preformatted_20_Text">
    </style:style>
    <style:style style:name="P5503" style:family="paragraph" style:parent-style-name="Preformatted_20_Text">
    </style:style>
    <style:style style:name="P5504" style:family="paragraph" style:parent-style-name="Preformatted_20_Text">
    </style:style>
    <style:style style:name="P5505" style:family="paragraph" style:parent-style-name="Preformatted_20_Text">
    </style:style>
    <style:style style:name="P5506" style:family="paragraph" style:parent-style-name="Preformatted_20_Text">
    </style:style>
    <style:style style:name="P5507" style:family="paragraph" style:parent-style-name="Preformatted_20_Text">
    </style:style>
    <style:style style:name="P5508" style:family="paragraph" style:parent-style-name="Preformatted_20_Text">
    </style:style>
    <style:style style:name="P5509" style:family="paragraph" style:parent-style-name="Preformatted_20_Text">
    </style:style>
    <style:style style:name="P5510" style:family="paragraph" style:parent-style-name="Preformatted_20_Text">
    </style:style>
    <style:style style:name="P5511" style:family="paragraph" style:parent-style-name="Preformatted_20_Text">
    </style:style>
    <style:style style:name="P5512" style:family="paragraph" style:parent-style-name="Preformatted_20_Text">
    </style:style>
    <style:style style:name="P5513" style:family="paragraph" style:parent-style-name="Preformatted_20_Text">
    </style:style>
    <style:style style:name="P5514" style:family="paragraph" style:parent-style-name="Preformatted_20_Text">
    </style:style>
    <style:style style:name="P5515" style:family="paragraph" style:parent-style-name="Preformatted_20_Text">
    </style:style>
    <style:style style:name="P5516" style:family="paragraph" style:parent-style-name="Preformatted_20_Text">
    </style:style>
    <style:style style:name="P5517" style:family="paragraph" style:parent-style-name="Preformatted_20_Text">
    </style:style>
    <style:style style:name="P5518" style:family="paragraph" style:parent-style-name="Preformatted_20_Text">
    </style:style>
    <style:style style:name="P5519" style:family="paragraph" style:parent-style-name="Preformatted_20_Text">
    </style:style>
    <style:style style:name="P5520" style:family="paragraph" style:parent-style-name="Preformatted_20_Text">
    </style:style>
    <style:style style:name="P5521" style:family="paragraph" style:parent-style-name="Preformatted_20_Text">
    </style:style>
    <style:style style:name="P5522" style:family="paragraph" style:parent-style-name="Preformatted_20_Text">
    </style:style>
    <style:style style:name="P5523" style:family="paragraph" style:parent-style-name="Preformatted_20_Text">
    </style:style>
    <style:style style:name="P5524" style:family="paragraph" style:parent-style-name="Preformatted_20_Text">
    </style:style>
    <style:style style:name="P5525" style:family="paragraph" style:parent-style-name="Preformatted_20_Text">
    </style:style>
    <style:style style:name="P5526" style:family="paragraph" style:parent-style-name="Preformatted_20_Text">
    </style:style>
    <style:style style:name="P5527" style:family="paragraph" style:parent-style-name="Preformatted_20_Text">
    </style:style>
    <style:style style:name="P5528" style:family="paragraph" style:parent-style-name="Preformatted_20_Text">
    </style:style>
    <style:style style:name="P5529" style:family="paragraph" style:parent-style-name="Preformatted_20_Text">
    </style:style>
    <style:style style:name="P5530" style:family="paragraph" style:parent-style-name="Preformatted_20_Text">
    </style:style>
    <style:style style:name="P5531" style:family="paragraph" style:parent-style-name="Preformatted_20_Text">
    </style:style>
    <style:style style:name="P5532" style:family="paragraph" style:parent-style-name="Preformatted_20_Text">
    </style:style>
    <style:style style:name="P5533" style:family="paragraph" style:parent-style-name="Preformatted_20_Text">
    </style:style>
    <style:style style:name="P5534" style:family="paragraph" style:parent-style-name="Preformatted_20_Text">
    </style:style>
    <style:style style:name="P5535" style:family="paragraph" style:parent-style-name="Preformatted_20_Text">
    </style:style>
    <style:style style:name="P5536" style:family="paragraph" style:parent-style-name="Preformatted_20_Text">
    </style:style>
    <style:style style:name="P5537" style:family="paragraph" style:parent-style-name="Preformatted_20_Text">
    </style:style>
    <style:style style:name="P5538" style:family="paragraph" style:parent-style-name="Preformatted_20_Text">
    </style:style>
    <style:style style:name="P5539" style:family="paragraph" style:parent-style-name="Preformatted_20_Text">
    </style:style>
    <style:style style:name="P5540" style:family="paragraph" style:parent-style-name="Preformatted_20_Text">
    </style:style>
    <style:style style:name="P5541" style:family="paragraph" style:parent-style-name="Preformatted_20_Text">
    </style:style>
    <style:style style:name="P5542" style:family="paragraph" style:parent-style-name="Preformatted_20_Text">
    </style:style>
    <style:style style:name="P5543" style:family="paragraph" style:parent-style-name="Preformatted_20_Text">
    </style:style>
    <style:style style:name="P5544" style:family="paragraph" style:parent-style-name="Preformatted_20_Text">
    </style:style>
    <style:style style:name="P5545" style:family="paragraph" style:parent-style-name="Preformatted_20_Text">
    </style:style>
    <style:style style:name="P5546" style:family="paragraph" style:parent-style-name="Preformatted_20_Text">
    </style:style>
    <style:style style:name="P5547" style:family="paragraph" style:parent-style-name="Preformatted_20_Text">
    </style:style>
    <style:style style:name="P5548" style:family="paragraph" style:parent-style-name="Preformatted_20_Text">
    </style:style>
    <style:style style:name="P5549" style:family="paragraph" style:parent-style-name="Preformatted_20_Text">
    </style:style>
    <style:style style:name="P5550" style:family="paragraph" style:parent-style-name="Preformatted_20_Text">
    </style:style>
    <style:style style:name="P5551" style:family="paragraph" style:parent-style-name="Preformatted_20_Text">
    </style:style>
    <style:style style:name="P5552" style:family="paragraph" style:parent-style-name="Preformatted_20_Text">
    </style:style>
    <style:style style:name="P5553" style:family="paragraph" style:parent-style-name="Preformatted_20_Text">
    </style:style>
    <style:style style:name="P5554" style:family="paragraph" style:parent-style-name="Preformatted_20_Text">
    </style:style>
    <style:style style:name="P5555" style:family="paragraph" style:parent-style-name="Preformatted_20_Text">
    </style:style>
    <style:style style:name="P5556" style:family="paragraph" style:parent-style-name="Preformatted_20_Text">
    </style:style>
    <style:style style:name="P5557" style:family="paragraph" style:parent-style-name="Preformatted_20_Text">
    </style:style>
    <style:style style:name="P5558" style:family="paragraph" style:parent-style-name="Preformatted_20_Text">
    </style:style>
    <style:style style:name="P5559" style:family="paragraph" style:parent-style-name="Preformatted_20_Text">
    </style:style>
    <style:style style:name="P5560" style:family="paragraph" style:parent-style-name="Preformatted_20_Text">
    </style:style>
    <style:style style:name="P5561" style:family="paragraph" style:parent-style-name="Preformatted_20_Text">
    </style:style>
    <style:style style:name="P5562" style:family="paragraph" style:parent-style-name="Preformatted_20_Text">
    </style:style>
    <style:style style:name="P5563" style:family="paragraph" style:parent-style-name="Preformatted_20_Text">
    </style:style>
    <style:style style:name="P5564" style:family="paragraph" style:parent-style-name="Preformatted_20_Text">
    </style:style>
    <style:style style:name="P5565" style:family="paragraph" style:parent-style-name="Preformatted_20_Text">
    </style:style>
    <style:style style:name="P5566" style:family="paragraph" style:parent-style-name="Preformatted_20_Text">
    </style:style>
    <style:style style:name="P5567" style:family="paragraph" style:parent-style-name="Preformatted_20_Text">
    </style:style>
    <style:style style:name="P5568" style:family="paragraph" style:parent-style-name="Preformatted_20_Text">
    </style:style>
    <style:style style:name="P5569" style:family="paragraph" style:parent-style-name="Preformatted_20_Text">
    </style:style>
    <style:style style:name="P5570" style:family="paragraph" style:parent-style-name="Preformatted_20_Text">
    </style:style>
    <style:style style:name="P5571" style:family="paragraph" style:parent-style-name="Preformatted_20_Text">
    </style:style>
    <style:style style:name="P5572" style:family="paragraph" style:parent-style-name="Preformatted_20_Text">
    </style:style>
    <style:style style:name="P5573" style:family="paragraph" style:parent-style-name="Preformatted_20_Text">
    </style:style>
    <style:style style:name="P5574" style:family="paragraph" style:parent-style-name="Preformatted_20_Text">
    </style:style>
    <style:style style:name="P5575" style:family="paragraph" style:parent-style-name="Preformatted_20_Text">
    </style:style>
    <style:style style:name="P5576" style:family="paragraph" style:parent-style-name="Preformatted_20_Text">
    </style:style>
    <style:style style:name="P5577" style:family="paragraph" style:parent-style-name="Preformatted_20_Text">
    </style:style>
    <style:style style:name="P5578" style:family="paragraph" style:parent-style-name="Preformatted_20_Text">
    </style:style>
    <style:style style:name="P5579" style:family="paragraph" style:parent-style-name="Preformatted_20_Text">
    </style:style>
    <style:style style:name="P5580" style:family="paragraph" style:parent-style-name="Preformatted_20_Text">
    </style:style>
    <style:style style:name="P5581" style:family="paragraph" style:parent-style-name="Preformatted_20_Text">
    </style:style>
    <style:style style:name="P5582" style:family="paragraph" style:parent-style-name="Preformatted_20_Text">
    </style:style>
    <style:style style:name="P5583" style:family="paragraph" style:parent-style-name="Preformatted_20_Text">
    </style:style>
    <style:style style:name="P5584" style:family="paragraph" style:parent-style-name="Preformatted_20_Text">
    </style:style>
    <style:style style:name="P5585" style:family="paragraph" style:parent-style-name="Preformatted_20_Text">
    </style:style>
    <style:style style:name="P5586" style:family="paragraph" style:parent-style-name="Preformatted_20_Text">
    </style:style>
    <style:style style:name="P5587" style:family="paragraph" style:parent-style-name="Preformatted_20_Text">
    </style:style>
    <style:style style:name="P5588" style:family="paragraph" style:parent-style-name="Preformatted_20_Text">
    </style:style>
    <style:style style:name="P5589" style:family="paragraph" style:parent-style-name="Preformatted_20_Text">
    </style:style>
    <style:style style:name="P5590" style:family="paragraph" style:parent-style-name="Preformatted_20_Text">
    </style:style>
    <style:style style:name="P5591" style:family="paragraph" style:parent-style-name="Preformatted_20_Text">
    </style:style>
    <style:style style:name="P5592" style:family="paragraph" style:parent-style-name="Preformatted_20_Text">
    </style:style>
    <style:style style:name="P5593" style:family="paragraph" style:parent-style-name="Preformatted_20_Text">
    </style:style>
    <style:style style:name="P5594" style:family="paragraph" style:parent-style-name="Preformatted_20_Text">
    </style:style>
    <style:style style:name="P5595" style:family="paragraph" style:parent-style-name="Preformatted_20_Text">
    </style:style>
    <style:style style:name="P5596" style:family="paragraph" style:parent-style-name="Preformatted_20_Text">
    </style:style>
    <style:style style:name="P5597" style:family="paragraph" style:parent-style-name="Preformatted_20_Text">
    </style:style>
    <style:style style:name="P5598" style:family="paragraph" style:parent-style-name="Preformatted_20_Text">
    </style:style>
    <style:style style:name="P5599" style:family="paragraph" style:parent-style-name="Preformatted_20_Text">
    </style:style>
    <style:style style:name="P5600" style:family="paragraph" style:parent-style-name="Preformatted_20_Text">
    </style:style>
    <style:style style:name="P5601" style:family="paragraph" style:parent-style-name="Preformatted_20_Text">
    </style:style>
    <style:style style:name="P5602" style:family="paragraph" style:parent-style-name="Preformatted_20_Text">
    </style:style>
    <style:style style:name="P5603" style:family="paragraph" style:parent-style-name="Preformatted_20_Text">
    </style:style>
    <style:style style:name="P5604" style:family="paragraph" style:parent-style-name="Preformatted_20_Text">
    </style:style>
    <style:style style:name="P5605" style:family="paragraph" style:parent-style-name="Preformatted_20_Text">
    </style:style>
    <style:style style:name="P5606" style:family="paragraph" style:parent-style-name="Preformatted_20_Text">
    </style:style>
    <style:style style:name="P5607" style:family="paragraph" style:parent-style-name="Preformatted_20_Text">
    </style:style>
    <style:style style:name="P5608" style:family="paragraph" style:parent-style-name="Preformatted_20_Text">
    </style:style>
    <style:style style:name="P5609" style:family="paragraph" style:parent-style-name="Preformatted_20_Text">
    </style:style>
    <style:style style:name="P5610" style:family="paragraph" style:parent-style-name="Preformatted_20_Text">
    </style:style>
    <style:style style:name="P5611" style:family="paragraph" style:parent-style-name="Preformatted_20_Text">
    </style:style>
    <style:style style:name="P5612" style:family="paragraph" style:parent-style-name="Preformatted_20_Text">
    </style:style>
    <style:style style:name="P5613" style:family="paragraph" style:parent-style-name="Preformatted_20_Text">
    </style:style>
    <style:style style:name="P5614" style:family="paragraph" style:parent-style-name="Preformatted_20_Text">
    </style:style>
    <style:style style:name="P5615" style:family="paragraph" style:parent-style-name="Preformatted_20_Text">
    </style:style>
    <style:style style:name="P5616" style:family="paragraph" style:parent-style-name="Preformatted_20_Text">
    </style:style>
    <style:style style:name="P5617" style:family="paragraph" style:parent-style-name="Preformatted_20_Text">
    </style:style>
    <style:style style:name="P5618" style:family="paragraph" style:parent-style-name="Preformatted_20_Text">
    </style:style>
    <style:style style:name="P5619" style:family="paragraph" style:parent-style-name="Preformatted_20_Text">
    </style:style>
    <style:style style:name="P5620" style:family="paragraph" style:parent-style-name="Preformatted_20_Text">
    </style:style>
    <style:style style:name="P5621" style:family="paragraph" style:parent-style-name="Preformatted_20_Text">
    </style:style>
    <style:style style:name="P5622" style:family="paragraph" style:parent-style-name="Preformatted_20_Text">
    </style:style>
    <style:style style:name="P5623" style:family="paragraph" style:parent-style-name="Preformatted_20_Text">
    </style:style>
    <style:style style:name="P5624" style:family="paragraph" style:parent-style-name="Preformatted_20_Text">
    </style:style>
    <style:style style:name="P5625" style:family="paragraph" style:parent-style-name="Preformatted_20_Text">
    </style:style>
    <style:style style:name="P5626" style:family="paragraph" style:parent-style-name="Preformatted_20_Text">
    </style:style>
    <style:style style:name="P5627" style:family="paragraph" style:parent-style-name="Preformatted_20_Text">
    </style:style>
    <style:style style:name="P5628" style:family="paragraph" style:parent-style-name="Preformatted_20_Text">
    </style:style>
    <style:style style:name="P5629" style:family="paragraph" style:parent-style-name="Preformatted_20_Text">
    </style:style>
    <style:style style:name="P5630" style:family="paragraph" style:parent-style-name="Preformatted_20_Text">
    </style:style>
    <style:style style:name="P5631" style:family="paragraph" style:parent-style-name="Preformatted_20_Text">
    </style:style>
    <style:style style:name="P5632" style:family="paragraph" style:parent-style-name="Preformatted_20_Text">
    </style:style>
    <style:style style:name="P5633" style:family="paragraph" style:parent-style-name="Preformatted_20_Text">
    </style:style>
    <style:style style:name="P5634" style:family="paragraph" style:parent-style-name="Preformatted_20_Text">
    </style:style>
    <style:style style:name="P5635" style:family="paragraph" style:parent-style-name="Preformatted_20_Text">
    </style:style>
    <style:style style:name="P5636" style:family="paragraph" style:parent-style-name="Preformatted_20_Text">
    </style:style>
  </office:automatic-styles>
  <office:body>
    <office:text>
      <text:h text:style-name="Heading_20_1" text:outline-level="1"><text:bookmark-start text:name="bestand-.about.php"/>BESTAND: ./about.php<text:bookmark-end text:name="bestand-.about.php"/></text:h>
      <text:p text:style-name="P1">&lt;!DOCTYPE html&gt;</text:p>
      <text:p text:style-name="P2">&lt;html lang="en"&gt;</text:p>
      <text:p text:style-name="P3">&lt;head&gt;</text:p>
      <text:p text:style-name="P4">&lt;!-- Google tag (gtag.js) --&gt;</text:p>
      <text:p text:style-name="P5">&lt;script async src="https://www.googletagmanager.com/gtag/js?id=G-KGB3F6B4FS"&gt;&lt;/script&gt;</text:p>
      <text:p text:style-name="P6">&lt;script&gt;</text:p>
      <text:p text:style-name="P7">window.dataLayer = window.dataLayer || [];</text:p>
      <text:p text:style-name="P8">function gtag(){dataLayer.push(arguments);}</text:p>
      <text:p text:style-name="P9">gtag('js', new Date());</text:p>
      <text:p text:style-name="P10"/>
      <text:p text:style-name="P11">gtag('config', 'G-KGB3F6B4FS', {</text:p>
      <text:p text:style-name="P12"><text:s text:c="2"/>anonymize_ip: true</text:p>
      <text:p text:style-name="P13">});</text:p>
      <text:p text:style-name="P14">&lt;/script&gt;</text:p>
      <text:p text:style-name="P15"/>
      <text:p text:style-name="P16">&lt;meta charset="UTF-8"&gt;</text:p>
      <text:p text:style-name="P17">&lt;meta name="viewport" content="width=device-width, initial-scale=1"&gt;</text:p>
      <text:p text:style-name="P18"/>
      <text:p text:style-name="P19">&lt;title&gt;About Node403 — HTTP 403 Security Simulation Architecture&lt;/title&gt;</text:p>
      <text:p text:style-name="P20">&lt;meta name="description" content="Technical overview of the Node403 interactive HTTP 403 simulation architecture, configuration system, runtime state machine and rendering pipeline."&gt;</text:p>
      <text:p text:style-name="P21">&lt;meta name="robots" content="index, follow"&gt;</text:p>
      <text:p text:style-name="P22">&lt;link rel="canonical" href="https://node403.com/about.htm"&gt;</text:p>
      <text:p text:style-name="P23"/>
      <text:p text:style-name="P24">&lt;link rel="icon" type="image/x-icon" href="style/favicon.ico"&gt;</text:p>
      <text:p text:style-name="P25"/>
      <text:p text:style-name="P26">&lt;style&gt;</text:p>
      <text:p text:style-name="P27">body{</text:p>
      <text:p text:style-name="P28">margin:0;</text:p>
      <text:p text:style-name="P29">background:#050505;</text:p>
      <text:p text:style-name="P30">color:#e6e6e6;</text:p>
      <text:p text:style-name="P31">font-family:"IBM Plex Mono", monospace;</text:p>
      <text:p text:style-name="P32">line-height:1.6;</text:p>
      <text:p text:style-name="P33">}</text:p>
      <text:p text:style-name="P34">.wrapper{</text:p>
      <text:p text:style-name="P35">max-width:900px;</text:p>
      <text:p text:style-name="P36">margin:auto;</text:p>
      <text:p text:style-name="P37">padding:60px 24px;</text:p>
      <text:p text:style-name="P38">}</text:p>
      <text:p text:style-name="P39">.header{</text:p>
      <text:p text:style-name="P40">margin-bottom:40px;</text:p>
      <text:p text:style-name="P41">}</text:p>
      <text:p text:style-name="P42">.header h1{</text:p>
      <text:p text:style-name="P43">font-size:28px;</text:p>
      <text:p text:style-name="P44">letter-spacing:2px;</text:p>
      <text:p text:style-name="P45">font-weight:500;</text:p>
      <text:p text:style-name="P46">margin-bottom:10px;</text:p>
      <text:p text:style-name="P47">}</text:p>
      <text:p text:style-name="P48">.header h1::before{</text:p>
      <text:p text:style-name="P49">content:"&gt; ";</text:p>
      <text:p text:style-name="P50">color:#4da6ff;</text:p>
      <text:p text:style-name="P51">}</text:p>
      <text:p text:style-name="P52">.tagline{</text:p>
      <text:p text:style-name="P53">color:#aaa;</text:p>
      <text:p text:style-name="P54">font-size:14px;</text:p>
      <text:p text:style-name="P55">margin-top:8px;</text:p>
      <text:p text:style-name="P56">}</text:p>
      <text:p text:style-name="P57">.footer{</text:p>
      <text:p text:style-name="P58">margin-top:60px;</text:p>
      <text:p text:style-name="P59">font-size:12px;</text:p>
      <text:p text:style-name="P60">color:rgba(255,255,255,0.35);</text:p>
      <text:p text:style-name="P61">text-align:center;</text:p>
      <text:p text:style-name="P62">}</text:p>
      <text:p text:style-name="P63">.section{</text:p>
      <text:p text:style-name="P64">margin:50px 0;</text:p>
      <text:p text:style-name="P65">}</text:p>
      <text:p text:style-name="P66">.section h2{</text:p>
      <text:p text:style-name="P67">font-size:16px;</text:p>
      <text:p text:style-name="P68">letter-spacing:2px;</text:p>
      <text:p text:style-name="P69">margin-bottom:14px;</text:p>
      <text:p text:style-name="P70">color:#ddd;</text:p>
      <text:p text:style-name="P71">}</text:p>
      <text:p text:style-name="P72">.section h2::before{</text:p>
      <text:p text:style-name="P73">content:"# ";</text:p>
      <text:p text:style-name="P74">color:#4da6ff;</text:p>
      <text:p text:style-name="P75">}</text:p>
      <text:p text:style-name="P76">.terminal-box{</text:p>
      <text:p text:style-name="P77">background:rgba(15,20,15,0.6);</text:p>
      <text:p text:style-name="P78">border:1px solid rgba(255,255,255,0.08);</text:p>
      <text:p text:style-name="P79">padding:20px;</text:p>
      <text:p text:style-name="P80">margin-top:18px;</text:p>
      <text:p text:style-name="P81">font-size:14px;</text:p>
      <text:p text:style-name="P82">}</text:p>
      <text:p text:style-name="P83">.terminal-line{</text:p>
      <text:p text:style-name="P84">margin:0;</text:p>
      <text:p text:style-name="P85">white-space:pre-wrap;</text:p>
      <text:p text:style-name="P86">}</text:p>
      <text:p text:style-name="P87">.muted{</text:p>
      <text:p text:style-name="P88">color:#bdbdbd;</text:p>
      <text:p text:style-name="P89">}</text:p>
      <text:p text:style-name="P90">code{</text:p>
      <text:p text:style-name="P91">color:#cfe6ff;</text:p>
      <text:p text:style-name="P92">}</text:p>
      <text:p text:style-name="P93">a{</text:p>
      <text:p text:style-name="P94">color:#4da6ff;</text:p>
      <text:p text:style-name="P95">text-decoration:none;</text:p>
      <text:p text:style-name="P96">}</text:p>
      <text:p text:style-name="P97">a:hover{</text:p>
      <text:p text:style-name="P98">text-decoration:underline;</text:p>
      <text:p text:style-name="P99">}</text:p>
      <text:p text:style-name="P100">ul{</text:p>
      <text:p text:style-name="P101">margin: 10px 0 0 18px;</text:p>
      <text:p text:style-name="P102">}</text:p>
      <text:p text:style-name="P103">&lt;/style&gt;</text:p>
      <text:p text:style-name="P104">&lt;/head&gt;</text:p>
      <text:p text:style-name="P105"/>
      <text:p text:style-name="P106">&lt;body&gt;</text:p>
      <text:p text:style-name="P107"/>
      <text:p text:style-name="P108">&lt;div class="wrapper"&gt;</text:p>
      <text:p text:style-name="P109">&lt;?php include 'templates/header.php'; ?&gt;</text:p>
      <text:p text:style-name="P110">&lt;div class="header"&gt;</text:p>
      <text:p text:style-name="P111">&lt;h1&gt;About Node403&lt;/h1&gt;</text:p>
      <text:p text:style-name="P112">&lt;div class="tagline"&gt;Interactive HTTP 403 Security Simulation · System &amp; Architecture Overview&lt;/div&gt;</text:p>
      <text:p text:style-name="P113">&lt;/div&gt;</text:p>
      <text:p text:style-name="P114"/>
      <text:p text:style-name="P115"/>
      <text:p text:style-name="P116">&lt;div class="section"&gt;</text:p>
      <text:p text:style-name="P117">&lt;h2&gt;Overview&lt;/h2&gt;</text:p>
      <text:p text:style-name="P118"/>
      <text:p text:style-name="P119">&lt;p&gt;</text:p>
      <text:p text:style-name="P120">Node403 is a browser-based interactive simulation that visualizes the concept of an HTTP</text:p>
      <text:p text:style-name="P121">&lt;strong&gt;403 Forbidden&lt;/strong&gt; authorization response inside a stylized terminal environment.</text:p>
      <text:p text:style-name="P122">The project is designed to resemble the output of an internal security gateway or</text:p>
      <text:p text:style-name="P123">authorization engine that evaluates incoming requests and denies access according to</text:p>
      <text:p text:style-name="P124">policy rules.</text:p>
      <text:p text:style-name="P125">&lt;/p&gt;</text:p>
      <text:p text:style-name="P126"/>
      <text:p text:style-name="P127">&lt;p&gt;</text:p>
      <text:p text:style-name="P128">The experience is entirely simulated. No real authentication checks, user accounts or</text:p>
      <text:p text:style-name="P129">security infrastructure exist behind the interface. Instead, the application generates</text:p>
      <text:p text:style-name="P130">realistic system output using configuration data, randomization logic and timed rendering</text:p>
      <text:p text:style-name="P131">phases.</text:p>
      <text:p text:style-name="P132">&lt;/p&gt;</text:p>
      <text:p text:style-name="P133"/>
      <text:p text:style-name="P134">&lt;div class="terminal-box"&gt;</text:p>
      <text:p text:style-name="P135">&lt;p class="terminal-line"&gt;SESSION INITIALIZED&lt;/p&gt;</text:p>
      <text:p text:style-name="P136">&lt;p class="terminal-line"&gt;AUTHORIZATION ENGINE: RBAC&lt;/p&gt;</text:p>
      <text:p text:style-name="P137">&lt;p class="terminal-line"&gt;POLICY RESULT: ACCESS DENIED&lt;/p&gt;</text:p>
      <text:p text:style-name="P138">&lt;p class="terminal-line"&gt;HTTP STATUS: 403&lt;/p&gt;</text:p>
      <text:p text:style-name="P139">&lt;/div&gt;</text:p>
      <text:p text:style-name="P140"/>
      <text:p text:style-name="P141">&lt;p class="muted"&gt;</text:p>
      <text:p text:style-name="P142">All visible behavior is generated client-side through JavaScript modules, configuration</text:p>
      <text:p text:style-name="P143">files and a canvas rendering engine.</text:p>
      <text:p text:style-name="P144">&lt;/p&gt;</text:p>
      <text:p text:style-name="P145">&lt;/div&gt;</text:p>
      <text:p text:style-name="P146"/>
      <text:p text:style-name="P147">&lt;div class="section"&gt;</text:p>
      <text:p text:style-name="P148"/>
      <text:p text:style-name="P149">&lt;h2&gt;HTTP 403 Explained&lt;/h2&gt;</text:p>
      <text:p text:style-name="P150"/>
      <text:p text:style-name="P151">&lt;p&gt;</text:p>
      <text:p text:style-name="P152">HTTP status code &lt;strong&gt;403 Forbidden&lt;/strong&gt; indicates that a server understood a request but refuses to authorize it.</text:p>
      <text:p text:style-name="P153">Unlike authentication errors such as &lt;code&gt;401 Unauthorized&lt;/code&gt;, a 403 response means the server recognizes the request</text:p>
      <text:p text:style-name="P154">but denies access because the requesting entity does not have sufficient permissions to access the resource.</text:p>
      <text:p text:style-name="P155">&lt;/p&gt;</text:p>
      <text:p text:style-name="P156"/>
      <text:p text:style-name="P157">&lt;p&gt;</text:p>
      <text:p text:style-name="P158">In modern web infrastructures, HTTP 403 responses are typically produced by authorization layers such as</text:p>
      <text:p text:style-name="P159">role-based access control (RBAC), policy engines, application gateways or security middleware that evaluates</text:p>
      <text:p text:style-name="P160">incoming requests against predefined rules.</text:p>
      <text:p text:style-name="P161">&lt;/p&gt;</text:p>
      <text:p text:style-name="P162"/>
      <text:p text:style-name="P163">&lt;p&gt;</text:p>
      <text:p text:style-name="P164">Common situations where a 403 response may occur include:</text:p>
      <text:p text:style-name="P165">&lt;/p&gt;</text:p>
      <text:p text:style-name="P166"/>
      <text:p text:style-name="P167">&lt;ul&gt;</text:p>
      <text:p text:style-name="P168">&lt;li&gt;access attempts to restricted resources without the required privileges&lt;/li&gt;</text:p>
      <text:p text:style-name="P169">&lt;li&gt;authorization policies denying a request based on role or identity&lt;/li&gt;</text:p>
      <text:p text:style-name="P170">&lt;li&gt;security filters blocking traffic from specific networks or regions&lt;/li&gt;</text:p>
      <text:p text:style-name="P171">&lt;li&gt;API gateways rejecting requests that violate policy rules&lt;/li&gt;</text:p>
      <text:p text:style-name="P172">&lt;/ul&gt;</text:p>
      <text:p text:style-name="P173"/>
      <text:p text:style-name="P174">&lt;p&gt;</text:p>
      <text:p text:style-name="P175">Node403 visualizes this denial process by simulating a system console where authorization policies,</text:p>
      <text:p text:style-name="P176">network metadata and session context are evaluated before ultimately returning a</text:p>
      <text:p text:style-name="P177">&lt;strong&gt;403 Forbidden&lt;/strong&gt; response.</text:p>
      <text:p text:style-name="P178">&lt;/p&gt;</text:p>
      <text:p text:style-name="P179"/>
      <text:p text:style-name="P180">&lt;/div&gt;</text:p>
      <text:p text:style-name="P181"/>
      <text:p text:style-name="P182">&lt;div class="section"&gt;</text:p>
      <text:p text:style-name="P183">&lt;h2&gt;Application Startup&lt;/h2&gt;</text:p>
      <text:p text:style-name="P184"/>
      <text:p text:style-name="P185">&lt;p&gt;</text:p>
      <text:p text:style-name="P186">When the page loads, the main entry point (&lt;code&gt;main.js&lt;/code&gt;) creates the application</text:p>
      <text:p text:style-name="P187">instance and initializes all runtime systems. Initialization waits for DOM readiness and</text:p>
      <text:p text:style-name="P188">then prepares the components required for the experience.</text:p>
      <text:p text:style-name="P189">&lt;/p&gt;</text:p>
      <text:p text:style-name="P190"/>
      <text:p text:style-name="P191">&lt;ul&gt;</text:p>
      <text:p text:style-name="P192">&lt;li&gt;DOM references and UI elements&lt;/li&gt;</text:p>
      <text:p text:style-name="P193">&lt;li&gt;fullscreen handling&lt;/li&gt;</text:p>
      <text:p text:style-name="P194">&lt;li&gt;configuration loading&lt;/li&gt;</text:p>
      <text:p text:style-name="P195">&lt;li&gt;render engine initialization&lt;/li&gt;</text:p>
      <text:p text:style-name="P196">&lt;li&gt;experience orchestrator&lt;/li&gt;</text:p>
      <text:p text:style-name="P197">&lt;/ul&gt;</text:p>
      <text:p text:style-name="P198"/>
      <text:p text:style-name="P199">&lt;div class="terminal-box"&gt;</text:p>
      <text:p text:style-name="P200">&lt;p class="terminal-line"&gt;main.js → createApplication()&lt;/p&gt;</text:p>
      <text:p text:style-name="P201">&lt;p class="terminal-line"&gt;createApplication → bootstrapApp()&lt;/p&gt;</text:p>
      <text:p text:style-name="P202">&lt;p class="terminal-line"&gt;bootstrapApp → renderer + orchestrator + boot controller&lt;/p&gt;</text:p>
      <text:p text:style-name="P203">&lt;/div&gt;</text:p>
      <text:p text:style-name="P204"/>
      <text:p text:style-name="P205">&lt;p&gt;</text:p>
      <text:p text:style-name="P206">The interactive sequence begins after the start action is triggered. At this point the</text:p>
      <text:p text:style-name="P207">application loads identity datasets, prepares the session context and starts the visual</text:p>
      <text:p text:style-name="P208">render loop.</text:p>
      <text:p text:style-name="P209">&lt;/p&gt;</text:p>
      <text:p text:style-name="P210"/>
      <text:p text:style-name="P211">&lt;/div&gt;</text:p>
      <text:p text:style-name="P212"/>
      <text:p text:style-name="P213"/>
      <text:p text:style-name="P214"/>
      <text:p text:style-name="P215">&lt;div class="section"&gt;</text:p>
      <text:p text:style-name="P216">&lt;h2&gt;Configuration System&lt;/h2&gt;</text:p>
      <text:p text:style-name="P217"/>
      <text:p text:style-name="P218">&lt;p&gt;</text:p>
      <text:p text:style-name="P219">Node403 is configuration-driven. Multiple JSON files located inside the</text:p>
      <text:p text:style-name="P220">&lt;code&gt;/data&lt;/code&gt; directory are loaded during startup and merged into a single</text:p>
      <text:p text:style-name="P221">runtime configuration object.</text:p>
      <text:p text:style-name="P222">&lt;/p&gt;</text:p>
      <text:p text:style-name="P223"/>
      <text:p text:style-name="P224">&lt;p&gt;</text:p>
      <text:p text:style-name="P225">These configuration files define nearly all dynamic elements of the simulation.</text:p>
      <text:p text:style-name="P226">&lt;/p&gt;</text:p>
      <text:p text:style-name="P227"/>
      <text:p text:style-name="P228">&lt;ul&gt;</text:p>
      <text:p text:style-name="P229">&lt;li&gt;&lt;strong&gt;traffic.txt&lt;/strong&gt; – region weights and country labels&lt;/li&gt;</text:p>
      <text:p text:style-name="P230">&lt;li&gt;&lt;strong&gt;themes.txt&lt;/strong&gt; – color palettes derived from national flags&lt;/li&gt;</text:p>
      <text:p text:style-name="P231">&lt;li&gt;&lt;strong&gt;policy.txt&lt;/strong&gt; – simulated authorization results&lt;/li&gt;</text:p>
      <text:p text:style-name="P232">&lt;li&gt;&lt;strong&gt;ui.txt&lt;/strong&gt; – localized interface text&lt;/li&gt;</text:p>
      <text:p text:style-name="P233">&lt;li&gt;&lt;strong&gt;visuals.txt&lt;/strong&gt; – ASCII figures and visual elements&lt;/li&gt;</text:p>
      <text:p text:style-name="P234">&lt;li&gt;&lt;strong&gt;identity datasets&lt;/strong&gt; – names used to generate usernames&lt;/li&gt;</text:p>
      <text:p text:style-name="P235">&lt;/ul&gt;</text:p>
      <text:p text:style-name="P236"/>
      <text:p text:style-name="P237">&lt;div class="terminal-box"&gt;</text:p>
      <text:p text:style-name="P238">&lt;p class="terminal-line"&gt;CONFIG = traffic + themes + policy + ui + visuals&lt;/p&gt;</text:p>
      <text:p text:style-name="P239">&lt;p class="terminal-line"&gt;Runtime behavior is controlled entirely through this merged configuration.&lt;/p&gt;</text:p>
      <text:p text:style-name="P240">&lt;/div&gt;</text:p>
      <text:p text:style-name="P241"/>
      <text:p text:style-name="P242">&lt;p class="muted"&gt;</text:p>
      <text:p text:style-name="P243">Because the system relies on configuration files, behavior and content can be modified</text:p>
      <text:p text:style-name="P244">without changing the application code itself.</text:p>
      <text:p text:style-name="P245">&lt;/p&gt;</text:p>
      <text:p text:style-name="P246"/>
      <text:p text:style-name="P247">&lt;/div&gt;</text:p>
      <text:p text:style-name="P248"/>
      <text:p text:style-name="P249"/>
      <text:p text:style-name="P250"/>
      <text:p text:style-name="P251">&lt;div class="section"&gt;</text:p>
      <text:p text:style-name="P252">&lt;h2&gt;Region Selection&lt;/h2&gt;</text:p>
      <text:p text:style-name="P253"/>
      <text:p text:style-name="P254">&lt;p&gt;</text:p>
      <text:p text:style-name="P255">Each time the experience starts, a simulated network origin is selected from a set of</text:p>
      <text:p text:style-name="P256">country groups. The selection uses a weighted random algorithm.</text:p>
      <text:p text:style-name="P257">&lt;/p&gt;</text:p>
      <text:p text:style-name="P258"/>
      <text:p text:style-name="P259">&lt;div class="terminal-box"&gt;</text:p>
      <text:p text:style-name="P260">&lt;p class="terminal-line"&gt;NETWORK_GROUP = weightedPick(GROUP_WEIGHTS)&lt;/p&gt;</text:p>
      <text:p text:style-name="P261">&lt;/div&gt;</text:p>
      <text:p text:style-name="P262"/>
      <text:p text:style-name="P263">&lt;p&gt;</text:p>
      <text:p text:style-name="P264">Higher weights increase the probability that a region appears during the simulation.</text:p>
      <text:p text:style-name="P265">This produces a more realistic distribution of simulated global traffic.</text:p>
      <text:p text:style-name="P266">&lt;/p&gt;</text:p>
      <text:p text:style-name="P267"/>
      <text:p text:style-name="P268">&lt;p&gt;</text:p>
      <text:p text:style-name="P269">The chosen network group determines several aspects of the session:</text:p>
      <text:p text:style-name="P270">&lt;/p&gt;</text:p>
      <text:p text:style-name="P271"/>
      <text:p text:style-name="P272">&lt;ul&gt;</text:p>
      <text:p text:style-name="P273">&lt;li&gt;UI language strings&lt;/li&gt;</text:p>
      <text:p text:style-name="P274">&lt;li&gt;identity dataset used for usernames&lt;/li&gt;</text:p>
      <text:p text:style-name="P275">&lt;li&gt;theme palette&lt;/li&gt;</text:p>
      <text:p text:style-name="P276">&lt;li&gt;country label displayed in logs&lt;/li&gt;</text:p>
      <text:p text:style-name="P277">&lt;/ul&gt;</text:p>
      <text:p text:style-name="P278"/>
      <text:p text:style-name="P279">&lt;/div&gt;</text:p>
      <text:p text:style-name="P280"/>
      <text:p text:style-name="P281"/>
      <text:p text:style-name="P282"/>
      <text:p text:style-name="P283">&lt;div class="section"&gt;</text:p>
      <text:p text:style-name="P284">&lt;h2&gt;Flag Themes&lt;/h2&gt;</text:p>
      <text:p text:style-name="P285"/>
      <text:p text:style-name="P286">&lt;p&gt;</text:p>
      <text:p text:style-name="P287">The system uses a concept called &lt;code&gt;FLAG_THEMES&lt;/code&gt;. Despite the name, these are not</text:p>
      <text:p text:style-name="P288">flag images but color palettes derived from the colors of national flags.</text:p>
      <text:p text:style-name="P289">&lt;/p&gt;</text:p>
      <text:p text:style-name="P290"/>
      <text:p text:style-name="P291">&lt;p&gt;</text:p>
      <text:p text:style-name="P292">Each network group is mapped to a palette containing values such as:</text:p>
      <text:p text:style-name="P293">&lt;/p&gt;</text:p>
      <text:p text:style-name="P294"/>
      <text:p text:style-name="P295">&lt;ul&gt;</text:p>
      <text:p text:style-name="P296">&lt;li&gt;&lt;code&gt;primary&lt;/code&gt;&lt;/li&gt;</text:p>
      <text:p text:style-name="P297">&lt;li&gt;&lt;code&gt;secondary&lt;/code&gt;&lt;/li&gt;</text:p>
      <text:p text:style-name="P298">&lt;li&gt;&lt;code&gt;tertiary&lt;/code&gt;&lt;/li&gt;</text:p>
      <text:p text:style-name="P299">&lt;li&gt;&lt;code&gt;accent&lt;/code&gt;&lt;/li&gt;</text:p>
      <text:p text:style-name="P300">&lt;li&gt;&lt;code&gt;error&lt;/code&gt;&lt;/li&gt;</text:p>
      <text:p text:style-name="P301">&lt;/ul&gt;</text:p>
      <text:p text:style-name="P302"/>
      <text:p text:style-name="P303">&lt;div class="terminal-box"&gt;</text:p>
      <text:p text:style-name="P304">&lt;p class="terminal-line"&gt;nl → red / white / blue&lt;/p&gt;</text:p>
      <text:p text:style-name="P305">&lt;p class="terminal-line"&gt;be → black / yellow / red&lt;/p&gt;</text:p>
      <text:p text:style-name="P306">&lt;p class="terminal-line"&gt;fr → blue / white / red&lt;/p&gt;</text:p>
      <text:p text:style-name="P307">&lt;p class="terminal-line"&gt;jp → white / red&lt;/p&gt;</text:p>
      <text:p text:style-name="P308">&lt;/div&gt;</text:p>
      <text:p text:style-name="P309"/>
      <text:p text:style-name="P310">&lt;p&gt;</text:p>
      <text:p text:style-name="P311">These palettes are applied to CSS variables and influence multiple visual systems</text:p>
      <text:p text:style-name="P312">including the matrix background, interface highlights and terminal error colors.</text:p>
      <text:p text:style-name="P313">&lt;/p&gt;</text:p>
      <text:p text:style-name="P314"/>
      <text:p text:style-name="P315">&lt;/div&gt;</text:p>
      <text:p text:style-name="P316"/>
      <text:p text:style-name="P317"/>
      <text:p text:style-name="P318"/>
      <text:p text:style-name="P319">&lt;div class="section"&gt;</text:p>
      <text:p text:style-name="P320">&lt;h2&gt;Identity Generation&lt;/h2&gt;</text:p>
      <text:p text:style-name="P321"/>
      <text:p text:style-name="P322">&lt;p&gt;</text:p>
      <text:p text:style-name="P323">Usernames and session identifiers are generated from identity datasets stored in</text:p>
      <text:p text:style-name="P324">&lt;code&gt;/data/identity&lt;/code&gt;.</text:p>
      <text:p text:style-name="P325">&lt;/p&gt;</text:p>
      <text:p text:style-name="P326"/>
      <text:p text:style-name="P327">&lt;p&gt;</text:p>
      <text:p text:style-name="P328">Each dataset contains lists of first names, last names and occasionally</text:p>
      <text:p text:style-name="P329">alternative username pools.</text:p>
      <text:p text:style-name="P330">&lt;/p&gt;</text:p>
      <text:p text:style-name="P331"/>
      <text:p text:style-name="P332">&lt;div class="terminal-box"&gt;</text:p>
      <text:p text:style-name="P333">&lt;p class="terminal-line"&gt;FIRST_NAMES&lt;/p&gt;</text:p>
      <text:p text:style-name="P334">&lt;p class="terminal-line"&gt;LAST_NAMES&lt;/p&gt;</text:p>
      <text:p text:style-name="P335">&lt;p class="terminal-line"&gt;WEIRD_NAMES&lt;/p&gt;</text:p>
      <text:p text:style-name="P336">&lt;/div&gt;</text:p>
      <text:p text:style-name="P337"/>
      <text:p text:style-name="P338">&lt;p&gt;</text:p>
      <text:p text:style-name="P339">The generator combines names using random separators, optional numbers and</text:p>
      <text:p text:style-name="P340">occasionally a special username pool to produce a wide range of realistic identities.</text:p>
      <text:p text:style-name="P341">&lt;/p&gt;</text:p>
      <text:p text:style-name="P342"/>
      <text:p text:style-name="P343">&lt;/div&gt;</text:p>
      <text:p text:style-name="P344"/>
      <text:p text:style-name="P345"/>
      <text:p text:style-name="P346"/>
      <text:p text:style-name="P347">&lt;div class="section"&gt;</text:p>
      <text:p text:style-name="P348">&lt;h2&gt;Policy Engine&lt;/h2&gt;</text:p>
      <text:p text:style-name="P349"/>
      <text:p text:style-name="P350">&lt;p&gt;</text:p>
      <text:p text:style-name="P351">The authorization result shown during the experience is produced by a simulated</text:p>
      <text:p text:style-name="P352">policy engine. Each run selects a policy outcome consisting of a status and a reason.</text:p>
      <text:p text:style-name="P353">&lt;/p&gt;</text:p>
      <text:p text:style-name="P354"/>
      <text:p text:style-name="P355">&lt;div class="terminal-box"&gt;</text:p>
      <text:p text:style-name="P356">&lt;p class="terminal-line"&gt;FAILED → token expired&lt;/p&gt;</text:p>
      <text:p text:style-name="P357">&lt;p class="terminal-line"&gt;FAILED → insufficient scope&lt;/p&gt;</text:p>
      <text:p text:style-name="P358">&lt;p class="terminal-line"&gt;DENIED → IP reputation blocked&lt;/p&gt;</text:p>
      <text:p text:style-name="P359">&lt;p class="terminal-line"&gt;REJECTED → automated traffic detected&lt;/p&gt;</text:p>
      <text:p text:style-name="P360">&lt;/div&gt;</text:p>
      <text:p text:style-name="P361"/>
      <text:p text:style-name="P362">&lt;p&gt;</text:p>
      <text:p text:style-name="P363">Some network groups are defined as restricted regions. When such a region is</text:p>
      <text:p text:style-name="P364">selected the policy engine may immediately return a geo-restriction result.</text:p>
      <text:p text:style-name="P365">&lt;/p&gt;</text:p>
      <text:p text:style-name="P366"/>
      <text:p text:style-name="P367">&lt;p class="muted"&gt;</text:p>
      <text:p text:style-name="P368">These policy outcomes are narrative elements designed to resemble authorization</text:p>
      <text:p text:style-name="P369">logs and do not represent real access control logic.</text:p>
      <text:p text:style-name="P370">&lt;/p&gt;</text:p>
      <text:p text:style-name="P371"/>
      <text:p text:style-name="P372">&lt;/div&gt;</text:p>
      <text:p text:style-name="P373"/>
      <text:p text:style-name="P374"/>
      <text:p text:style-name="P375"/>
      <text:p text:style-name="P376">&lt;div class="section"&gt;</text:p>
      <text:p text:style-name="P377">&lt;h2&gt;Rendering System&lt;/h2&gt;</text:p>
      <text:p text:style-name="P378"/>
      <text:p text:style-name="P379">&lt;p&gt;</text:p>
      <text:p text:style-name="P380">The visual layer is rendered using an HTML canvas element driven by a continuous</text:p>
      <text:p text:style-name="P381">animation loop via &lt;code&gt;requestAnimationFrame&lt;/code&gt;.</text:p>
      <text:p text:style-name="P382">&lt;/p&gt;</text:p>
      <text:p text:style-name="P383"/>
      <text:p text:style-name="P384">&lt;p&gt;</text:p>
      <text:p text:style-name="P385">The renderer operates as a small state machine that controls the progression of</text:p>
      <text:p text:style-name="P386">the experience.</text:p>
      <text:p text:style-name="P387">&lt;/p&gt;</text:p>
      <text:p text:style-name="P388"/>
      <text:p text:style-name="P389">&lt;div class="terminal-box"&gt;</text:p>
      <text:p text:style-name="P390">&lt;p class="terminal-line"&gt;INTRO → LOADING → TITLE → CURTAIN&lt;/p&gt;</text:p>
      <text:p text:style-name="P391">&lt;p class="terminal-line"&gt;HASH → BLACKOUT → MATRIX LOOP&lt;/p&gt;</text:p>
      <text:p text:style-name="P392">&lt;/div&gt;</text:p>
      <text:p text:style-name="P393"/>
      <text:p text:style-name="P394">&lt;p&gt;</text:p>
      <text:p text:style-name="P395">During the matrix phase, characters are rendered in falling columns with color</text:p>
      <text:p text:style-name="P396">variations determined by the active theme palette.</text:p>
      <text:p text:style-name="P397">&lt;/p&gt;</text:p>
      <text:p text:style-name="P398"/>
      <text:p text:style-name="P399">&lt;/div&gt;</text:p>
      <text:p text:style-name="P400"/>
      <text:p text:style-name="P401"/>
      <text:p text:style-name="P402"/>
      <text:p text:style-name="P403">&lt;div class="section"&gt;</text:p>
      <text:p text:style-name="P404">&lt;h2&gt;Terminal Simulation&lt;/h2&gt;</text:p>
      <text:p text:style-name="P405"/>
      <text:p text:style-name="P406">&lt;p&gt;</text:p>
      <text:p text:style-name="P407">Terminal output is generated inside DOM elements and synchronized with the visual</text:p>
      <text:p text:style-name="P408">phases of the experience.</text:p>
      <text:p text:style-name="P409">&lt;/p&gt;</text:p>
      <text:p text:style-name="P410"/>
      <text:p text:style-name="P411">&lt;p&gt;</text:p>
      <text:p text:style-name="P412">Typical sequences include simulated network diagnostics and request traces.</text:p>
      <text:p text:style-name="P413">&lt;/p&gt;</text:p>
      <text:p text:style-name="P414"/>
      <text:p text:style-name="P415">&lt;div class="terminal-box"&gt;</text:p>
      <text:p text:style-name="P416">&lt;p class="terminal-line"&gt;ping node403.com&lt;/p&gt;</text:p>
      <text:p text:style-name="P417">&lt;p class="terminal-line"&gt;curl -v https://node403.com&lt;/p&gt;</text:p>
      <text:p text:style-name="P418">&lt;p class="terminal-line"&gt;HTTP/2 403 Forbidden&lt;/p&gt;</text:p>
      <text:p text:style-name="P419">&lt;p class="terminal-line"&gt;tail access.log&lt;/p&gt;</text:p>
      <text:p text:style-name="P420">&lt;/div&gt;</text:p>
      <text:p text:style-name="P421"/>
      <text:p text:style-name="P422">&lt;p&gt;</text:p>
      <text:p text:style-name="P423">The log output includes randomized session identifiers, country labels and</text:p>
      <text:p text:style-name="P424">header-like fields to resemble typical server log formats.</text:p>
      <text:p text:style-name="P425">&lt;/p&gt;</text:p>
      <text:p text:style-name="P426"/>
      <text:p text:style-name="P427">&lt;/div&gt;</text:p>
      <text:p text:style-name="P428"/>
      <text:p text:style-name="P429"/>
      <text:p text:style-name="P430"/>
      <text:p text:style-name="P431">&lt;div class="section"&gt;</text:p>
      <text:p text:style-name="P432">&lt;h2&gt;Randomization&lt;/h2&gt;</text:p>
      <text:p text:style-name="P433"/>
      <text:p text:style-name="P434">&lt;p&gt;</text:p>
      <text:p text:style-name="P435">Although the structure of the experience remains consistent, many internal values</text:p>
      <text:p text:style-name="P436">are generated dynamically.</text:p>
      <text:p text:style-name="P437">&lt;/p&gt;</text:p>
      <text:p text:style-name="P438"/>
      <text:p text:style-name="P439">&lt;ul&gt;</text:p>
      <text:p text:style-name="P440">&lt;li&gt;network group selection&lt;/li&gt;</text:p>
      <text:p text:style-name="P441">&lt;li&gt;usernames and identities&lt;/li&gt;</text:p>
      <text:p text:style-name="P442">&lt;li&gt;policy outcomes&lt;/li&gt;</text:p>
      <text:p text:style-name="P443">&lt;li&gt;session identifiers&lt;/li&gt;</text:p>
      <text:p text:style-name="P444">&lt;li&gt;visual timing offsets&lt;/li&gt;</text:p>
      <text:p text:style-name="P445">&lt;/ul&gt;</text:p>
      <text:p text:style-name="P446"/>
      <text:p text:style-name="P447">&lt;p&gt;</text:p>
      <text:p text:style-name="P448">A seeded pseudo-random generator ensures variation between sessions while keeping</text:p>
      <text:p text:style-name="P449">individual runs internally consistent.</text:p>
      <text:p text:style-name="P450">&lt;/p&gt;</text:p>
      <text:p text:style-name="P451"/>
      <text:p text:style-name="P452">&lt;/div&gt;</text:p>
      <text:p text:style-name="P453"/>
      <text:p text:style-name="P454"/>
      <text:p text:style-name="P455"/>
      <text:p text:style-name="P456">&lt;div class="section"&gt;</text:p>
      <text:p text:style-name="P457">&lt;h2&gt;Project Notes&lt;/h2&gt;</text:p>
      <text:p text:style-name="P458"/>
      <text:p text:style-name="P459">&lt;p&gt;</text:p>
      <text:p text:style-name="P460">Node403 is an experimental web project exploring how security systems might present</text:p>
      <text:p text:style-name="P461">access-denied events within a technical interface.</text:p>
      <text:p text:style-name="P462">&lt;/p&gt;</text:p>
      <text:p text:style-name="P463"/>
      <text:p text:style-name="P464">&lt;p&gt;</text:p>
      <text:p text:style-name="P465">The project focuses on visual design and simulation rather than real</text:p>
      <text:p text:style-name="P466">security functionality.</text:p>
      <text:p text:style-name="P467">&lt;/p&gt;</text:p>
      <text:p text:style-name="P468"/>
      <text:p text:style-name="P469">&lt;div class="terminal-box"&gt;</text:p>
      <text:p text:style-name="P470">&lt;p class="terminal-line"&gt;Status: Demonstration / Experimental Web Project&lt;/p&gt;</text:p>
      <text:p text:style-name="P471">&lt;p class="terminal-line"&gt;Creator: S. Veenstra&lt;/p&gt;</text:p>
      <text:p text:style-name="P472">&lt;/div&gt;</text:p>
      <text:p text:style-name="P473"/>
      <text:p text:style-name="P474">&lt;/div&gt;</text:p>
      <text:p text:style-name="P475"/>
      <text:p text:style-name="P476">&lt;div class="footer"&gt;</text:p>
      <text:p text:style-name="P477">&lt;?php include 'templates/footer.php'; ?&gt;</text:p>
      <text:p text:style-name="P478">&lt;/div&gt;</text:p>
      <text:p text:style-name="P479"/>
      <text:p text:style-name="P480">&lt;/div&gt;</text:p>
      <text:p text:style-name="P481">&lt;/body&gt;</text:p>
      <text:p text:style-name="P482">&lt;/html&gt;</text:p>
      <text:h text:style-name="Heading_20_1" text:outline-level="1"><text:bookmark-start text:name="bestand-.apiip.php"/>BESTAND: ./api/ip.php<text:bookmark-end text:name="bestand-.apiip.php"/></text:h>
      <text:p text:style-name="P483">&lt;?php</text:p>
      <text:p text:style-name="P484">header('Content-Type: application/json');</text:p>
      <text:p text:style-name="P485">echo json_encode([</text:p>
      <text:p text:style-name="P486"><text:s text:c="2"/>"ip" =&gt; $_SERVER['REMOTE_ADDR']</text:p>
      <text:p text:style-name="P487">]);</text:p>
      <text:h text:style-name="Heading_20_1" text:outline-level="1"><text:bookmark-start text:name="bestand-.apilog-visitor.php"/>BESTAND: ./api/log-visitor.php<text:bookmark-end text:name="bestand-.apilog-visitor.php"/></text:h>
      <text:p text:style-name="P488">&lt;?php</text:p>
      <text:p text:style-name="P489">declare(strict_types=1);</text:p>
      <text:p text:style-name="P490"/>
      <text:p text:style-name="P491">date_default_timezone_set('Europe/Amsterdam');</text:p>
      <text:p text:style-name="P492"/>
      <text:p text:style-name="P493">/*</text:p>
      <text:p text:style-name="P494"><text:s text:c="1"/>Node403 Visitor Logger</text:p>
      <text:p text:style-name="P495"><text:s text:c="1"/>- dagelijkse logbestanden</text:p>
      <text:p text:style-name="P496"><text:s text:c="1"/>- automatische verwijdering na 30 dagen</text:p>
      <text:p text:style-name="P497"><text:s text:c="1"/>- proxy IP detectie</text:p>
      <text:p text:style-name="P498"><text:s text:c="1"/>- bot detectie</text:p>
      <text:p text:style-name="P499">*/</text:p>
      <text:p text:style-name="P500"/>
      <text:p text:style-name="P501">$TRUSTED_PROXIES = [</text:p>
      <text:p text:style-name="P502"><text:s text:c="4"/>'127.0.0.1',</text:p>
      <text:p text:style-name="P503"><text:s text:c="4"/>'::1'</text:p>
      <text:p text:style-name="P504">];</text:p>
      <text:p text:style-name="P505"/>
      <text:p text:style-name="P506">$LOG_DIR = __DIR__ . '/../logs';</text:p>
      <text:p text:style-name="P507"/>
      <text:p text:style-name="P508">// logbestand van vandaag</text:p>
      <text:p text:style-name="P509">$LOG_FILE = $LOG_DIR . '/visitors-' . date('Y-m-d') . '.log';</text:p>
      <text:p text:style-name="P510"/>
      <text:p text:style-name="P511">// hoeveel seconden logs bewaard blijven</text:p>
      <text:p text:style-name="P512">$LOG_RETENTION = 30 * 24 * 60 * 60;</text:p>
      <text:p text:style-name="P513"/>
      <text:p text:style-name="P514"/>
      <text:p text:style-name="P515">// map maken indien nodig</text:p>
      <text:p text:style-name="P516">if (!is_dir($LOG_DIR)) {</text:p>
      <text:p text:style-name="P517"><text:s text:c="4"/>mkdir($LOG_DIR, 0755, true);</text:p>
      <text:p text:style-name="P518">}</text:p>
      <text:p text:style-name="P519"/>
      <text:p text:style-name="P520"/>
      <text:p text:style-name="P521">// oude logs verwijderen</text:p>
      <text:p text:style-name="P522">foreach (glob($LOG_DIR . '/visitors-*.log') as $file) {</text:p>
      <text:p text:style-name="P523"><text:s text:c="4"/>if (filemtime($file) &lt; time() - $LOG_RETENTION) {</text:p>
      <text:p text:style-name="P524"><text:s text:c="8"/>unlink($file);</text:p>
      <text:p text:style-name="P525"><text:s text:c="4"/>}</text:p>
      <text:p text:style-name="P526">}</text:p>
      <text:p text:style-name="P527"/>
      <text:p text:style-name="P528"/>
      <text:p text:style-name="P529">// echte client IP bepalen</text:p>
      <text:p text:style-name="P530">function getClientIp(array $server, array $trusted): array {</text:p>
      <text:p text:style-name="P531"/>
      <text:p text:style-name="P532"><text:s text:c="4"/>$remote = $server['REMOTE_ADDR'] ?? 'unknown';</text:p>
      <text:p text:style-name="P533"><text:s text:c="4"/>$source = 'REMOTE_ADDR';</text:p>
      <text:p text:style-name="P534"><text:s text:c="4"/>$ip = $remote;</text:p>
      <text:p text:style-name="P535"/>
      <text:p text:style-name="P536"><text:s text:c="4"/>if ($remote !== 'unknown' &amp;&amp; in_array($remote, $trusted, true)) {</text:p>
      <text:p text:style-name="P537"/>
      <text:p text:style-name="P538"><text:s text:c="8"/>if (!empty($server['HTTP_CF_CONNECTING_IP'])) {</text:p>
      <text:p text:style-name="P539"><text:s text:c="12"/>$ip = $server['HTTP_CF_CONNECTING_IP'];</text:p>
      <text:p text:style-name="P540"><text:s text:c="12"/>$source = 'CF_CONNECTING_IP';</text:p>
      <text:p text:style-name="P541"><text:s text:c="8"/>}</text:p>
      <text:p text:style-name="P542"/>
      <text:p text:style-name="P543"><text:s text:c="8"/>elseif (!empty($server['HTTP_X_FORWARDED_FOR'])) {</text:p>
      <text:p text:style-name="P544"><text:s text:c="12"/>$parts = explode(',', $server['HTTP_X_FORWARDED_FOR']);</text:p>
      <text:p text:style-name="P545"><text:s text:c="12"/>$candidate = trim($parts[0]);</text:p>
      <text:p text:style-name="P546"><text:s text:c="12"/>if (filter_var($candidate, FILTER_VALIDATE_IP)) {</text:p>
      <text:p text:style-name="P547"><text:s text:c="16"/>$ip = $candidate;</text:p>
      <text:p text:style-name="P548"><text:s text:c="16"/>$source = 'X_FORWARDED_FOR';</text:p>
      <text:p text:style-name="P549"><text:s text:c="12"/>}</text:p>
      <text:p text:style-name="P550"><text:s text:c="8"/>}</text:p>
      <text:p text:style-name="P551"/>
      <text:p text:style-name="P552"><text:s text:c="8"/>elseif (!empty($server['HTTP_X_REAL_IP'])) {</text:p>
      <text:p text:style-name="P553"><text:s text:c="12"/>$candidate = $server['HTTP_X_REAL_IP'];</text:p>
      <text:p text:style-name="P554"><text:s text:c="12"/>if (filter_var($candidate, FILTER_VALIDATE_IP)) {</text:p>
      <text:p text:style-name="P555"><text:s text:c="16"/>$ip = $candidate;</text:p>
      <text:p text:style-name="P556"><text:s text:c="16"/>$source = 'X_REAL_IP';</text:p>
      <text:p text:style-name="P557"><text:s text:c="12"/>}</text:p>
      <text:p text:style-name="P558"><text:s text:c="8"/>}</text:p>
      <text:p text:style-name="P559"><text:s text:c="4"/>}</text:p>
      <text:p text:style-name="P560"/>
      <text:p text:style-name="P561"><text:s text:c="4"/>return [$ip, $source];</text:p>
      <text:p text:style-name="P562">}</text:p>
      <text:p text:style-name="P563"/>
      <text:p text:style-name="P564"/>
      <text:p text:style-name="P565">// bot detectie</text:p>
      <text:p text:style-name="P566">function isBot(string $ua): bool {</text:p>
      <text:p text:style-name="P567"/>
      <text:p text:style-name="P568"><text:s text:c="4"/>$ua = strtolower($ua);</text:p>
      <text:p text:style-name="P569"/>
      <text:p text:style-name="P570"><text:s text:c="4"/>$bots = [</text:p>
      <text:p text:style-name="P571"><text:s text:c="8"/>'bot',</text:p>
      <text:p text:style-name="P572"><text:s text:c="8"/>'spider',</text:p>
      <text:p text:style-name="P573"><text:s text:c="8"/>'crawl',</text:p>
      <text:p text:style-name="P574"><text:s text:c="8"/>'slurp',</text:p>
      <text:p text:style-name="P575"><text:s text:c="8"/>'bingpreview',</text:p>
      <text:p text:style-name="P576"><text:s text:c="8"/>'facebookexternalhit',</text:p>
      <text:p text:style-name="P577"><text:s text:c="8"/>'headless',</text:p>
      <text:p text:style-name="P578"><text:s text:c="8"/>'curl',</text:p>
      <text:p text:style-name="P579"><text:s text:c="8"/>'wget',</text:p>
      <text:p text:style-name="P580"><text:s text:c="8"/>'python',</text:p>
      <text:p text:style-name="P581"><text:s text:c="8"/>'scrapy'</text:p>
      <text:p text:style-name="P582"><text:s text:c="4"/>];</text:p>
      <text:p text:style-name="P583"/>
      <text:p text:style-name="P584"><text:s text:c="4"/>foreach ($bots as $b) {</text:p>
      <text:p text:style-name="P585"><text:s text:c="8"/>if (strpos($ua, $b) !== false) {</text:p>
      <text:p text:style-name="P586"><text:s text:c="12"/>return true;</text:p>
      <text:p text:style-name="P587"><text:s text:c="8"/>}</text:p>
      <text:p text:style-name="P588"><text:s text:c="4"/>}</text:p>
      <text:p text:style-name="P589"/>
      <text:p text:style-name="P590"><text:s text:c="4"/>return false;</text:p>
      <text:p text:style-name="P591">}</text:p>
      <text:p text:style-name="P592"/>
      <text:p text:style-name="P593"/>
      <text:p text:style-name="P594">// gegevens verzamelen</text:p>
      <text:p text:style-name="P595">[$ip, $ipSource] = getClientIp($_SERVER, $TRUSTED_PROXIES);</text:p>
      <text:p text:style-name="P596"/>
      <text:p text:style-name="P597">$userAgent = $_SERVER['HTTP_USER_AGENT'] ?? 'unknown';</text:p>
      <text:p text:style-name="P598">$referrer <text:s text:c="1"/>= $_SERVER['HTTP_REFERER'] ?? '';</text:p>
      <text:p text:style-name="P599">$path <text:s text:c="5"/>= $_SERVER['REQUEST_URI'] ?? '';</text:p>
      <text:p text:style-name="P600">$method <text:s text:c="3"/>= $_SERVER['REQUEST_METHOD'] ?? '';</text:p>
      <text:p text:style-name="P601">$host <text:s text:c="5"/>= $_SERVER['HTTP_HOST'] ?? '';</text:p>
      <text:p text:style-name="P602"/>
      <text:p text:style-name="P603">$bot = isBot($userAgent) ? 1 : 0;</text:p>
      <text:p text:style-name="P604"/>
      <text:p text:style-name="P605">$entry = [</text:p>
      <text:p text:style-name="P606"><text:s text:c="4"/>'ts' =&gt; date('c'),</text:p>
      <text:p text:style-name="P607"><text:s text:c="4"/>'ip' =&gt; $ip,</text:p>
      <text:p text:style-name="P608"><text:s text:c="4"/>'ipSource' =&gt; $ipSource,</text:p>
      <text:p text:style-name="P609"><text:s text:c="4"/>'method' =&gt; $method,</text:p>
      <text:p text:style-name="P610"><text:s text:c="4"/>'host' =&gt; $host,</text:p>
      <text:p text:style-name="P611"><text:s text:c="4"/>'path' =&gt; $path,</text:p>
      <text:p text:style-name="P612"><text:s text:c="4"/>'ref' =&gt; $referrer,</text:p>
      <text:p text:style-name="P613"><text:s text:c="4"/>'ua' =&gt; $userAgent,</text:p>
      <text:p text:style-name="P614"><text:s text:c="4"/>'bot' =&gt; $bot</text:p>
      <text:p text:style-name="P615">];</text:p>
      <text:p text:style-name="P616"/>
      <text:p text:style-name="P617">file_put_contents(</text:p>
      <text:p text:style-name="P618"><text:s text:c="4"/>$LOG_FILE,</text:p>
      <text:p text:style-name="P619"><text:s text:c="4"/>json_encode($entry, JSON_UNESCAPED_SLASHES) . PHP_EOL,</text:p>
      <text:p text:style-name="P620"><text:s text:c="4"/>FILE_APPEND | LOCK_EX</text:p>
      <text:p text:style-name="P621">);</text:p>
      <text:h text:style-name="Heading_20_1" text:outline-level="1"><text:bookmark-start text:name="bestand-.apimail-logs.php"/>BESTAND: ./api/mail-logs.php<text:bookmark-end text:name="bestand-.apimail-logs.php"/></text:h>
      <text:p text:style-name="P622">&lt;?php</text:p>
      <text:p text:style-name="P623"/>
      <text:p text:style-name="P624">$LOG_DIR = __DIR__ . '/../logs';</text:p>
      <text:p text:style-name="P625">$TO = "webmaster@node403.com";</text:p>
      <text:p text:style-name="P626"/>
      <text:p text:style-name="P627">$files = glob($LOG_DIR . '/visitors-*.log');</text:p>
      <text:p text:style-name="P628"/>
      <text:p text:style-name="P629">if (!$files) {</text:p>
      <text:p text:style-name="P630"><text:s text:c="4"/>exit;</text:p>
      <text:p text:style-name="P631">}</text:p>
      <text:p text:style-name="P632"/>
      <text:p text:style-name="P633">$body = "Node403 visitor logs\n\n";</text:p>
      <text:p text:style-name="P634"/>
      <text:p text:style-name="P635">foreach ($files as $file) {</text:p>
      <text:p text:style-name="P636"/>
      <text:p text:style-name="P637"><text:s text:c="4"/>$name = basename($file);</text:p>
      <text:p text:style-name="P638"/>
      <text:p text:style-name="P639"><text:s text:c="4"/>$body .= "===== $name =====\n";</text:p>
      <text:p text:style-name="P640"><text:s text:c="4"/>$body .= file_get_contents($file);</text:p>
      <text:p text:style-name="P641"><text:s text:c="4"/>$body .= "\n\n";</text:p>
      <text:p text:style-name="P642">}</text:p>
      <text:p text:style-name="P643"/>
      <text:p text:style-name="P644">mail(</text:p>
      <text:p text:style-name="P645"><text:s text:c="4"/>$TO,</text:p>
      <text:p text:style-name="P646"><text:s text:c="4"/>"Node403 Daily Visitor Logs",</text:p>
      <text:p text:style-name="P647"><text:s text:c="4"/>$body</text:p>
      <text:p text:style-name="P648">);</text:p>
      <text:h text:style-name="Heading_20_1" text:outline-level="1"><text:bookmark-start text:name="bestand-.contact.php"/>BESTAND: ./contact.php<text:bookmark-end text:name="bestand-.contact.php"/></text:h>
      <text:p text:style-name="P649">&lt;!DOCTYPE html&gt;</text:p>
      <text:p text:style-name="P650"/>
      <text:p text:style-name="P651">&lt;html lang="en"&gt;</text:p>
      <text:p text:style-name="P652">&lt;head&gt;</text:p>
      <text:p text:style-name="P653">&lt;!-- Google tag (gtag.js) --&gt;</text:p>
      <text:p text:style-name="P654">&lt;script async src="https://www.googletagmanager.com/gtag/js?id=G-KGB3F6B4FS"&gt;&lt;/script&gt;</text:p>
      <text:p text:style-name="P655">&lt;script&gt;</text:p>
      <text:p text:style-name="P656">window.dataLayer = window.dataLayer || [];</text:p>
      <text:p text:style-name="P657">function gtag(){dataLayer.push(arguments);}</text:p>
      <text:p text:style-name="P658">gtag('js', new Date());</text:p>
      <text:p text:style-name="P659"/>
      <text:p text:style-name="P660">gtag('config', 'G-KGB3F6B4FS', {</text:p>
      <text:p text:style-name="P661"><text:s text:c="2"/>anonymize_ip: true</text:p>
      <text:p text:style-name="P662">});</text:p>
      <text:p text:style-name="P663">&lt;/script&gt;</text:p>
      <text:p text:style-name="P664"/>
      <text:p text:style-name="P665">&lt;meta charset="UTF-8"&gt;</text:p>
      <text:p text:style-name="P666">&lt;meta name="viewport" content="width=device-width, initial-scale=1"&gt;</text:p>
      <text:p text:style-name="P667"/>
      <text:p text:style-name="P668">&lt;title&gt;Contact — Node403&lt;/title&gt;</text:p>
      <text:p text:style-name="P669">&lt;link rel="canonical" href="https://node403.com/contact.htm"&gt;</text:p>
      <text:p text:style-name="P670"/>
      <text:p text:style-name="P671">&lt;link rel="icon" type="image/x-icon" href="style/favicon.ico"&gt;</text:p>
      <text:p text:style-name="P672"/>
      <text:p text:style-name="P673">&lt;meta name="description" content="Contact information for the Node403 interactive HTTP 403 security simulation project."&gt;</text:p>
      <text:p text:style-name="P674"/>
      <text:p text:style-name="P675">&lt;style&gt;</text:p>
      <text:p text:style-name="P676"/>
      <text:p text:style-name="P677">body{</text:p>
      <text:p text:style-name="P678">margin:0;</text:p>
      <text:p text:style-name="P679">background:#050505;</text:p>
      <text:p text:style-name="P680">color:#e6e6e6;</text:p>
      <text:p text:style-name="P681">font-family:"IBM Plex Mono", monospace;</text:p>
      <text:p text:style-name="P682">line-height:1.6;</text:p>
      <text:p text:style-name="P683">}</text:p>
      <text:p text:style-name="P684"/>
      <text:p text:style-name="P685">.wrapper{</text:p>
      <text:p text:style-name="P686">max-width:900px;</text:p>
      <text:p text:style-name="P687">margin:auto;</text:p>
      <text:p text:style-name="P688">padding:60px 24px;</text:p>
      <text:p text:style-name="P689">}</text:p>
      <text:p text:style-name="P690"/>
      <text:p text:style-name="P691">.header{</text:p>
      <text:p text:style-name="P692">margin-bottom:40px;</text:p>
      <text:p text:style-name="P693">}</text:p>
      <text:p text:style-name="P694"/>
      <text:p text:style-name="P695">.header h1{</text:p>
      <text:p text:style-name="P696">font-size:28px;</text:p>
      <text:p text:style-name="P697">letter-spacing:2px;</text:p>
      <text:p text:style-name="P698">font-weight:500;</text:p>
      <text:p text:style-name="P699">margin-bottom:10px;</text:p>
      <text:p text:style-name="P700">}</text:p>
      <text:p text:style-name="P701"/>
      <text:p text:style-name="P702">.header h1::before{</text:p>
      <text:p text:style-name="P703">content:"&gt; ";</text:p>
      <text:p text:style-name="P704">color:#4da6ff;</text:p>
      <text:p text:style-name="P705">}</text:p>
      <text:p text:style-name="P706"/>
      <text:p text:style-name="P707">.tagline{</text:p>
      <text:p text:style-name="P708">color:#aaa;</text:p>
      <text:p text:style-name="P709">font-size:14px;</text:p>
      <text:p text:style-name="P710">margin-top:8px;</text:p>
      <text:p text:style-name="P711">}</text:p>
      <text:p text:style-name="P712"/>
      <text:p text:style-name="P713">.section{</text:p>
      <text:p text:style-name="P714">margin:50px 0;</text:p>
      <text:p text:style-name="P715">}</text:p>
      <text:p text:style-name="P716"/>
      <text:p text:style-name="P717">.section h2{</text:p>
      <text:p text:style-name="P718">font-size:16px;</text:p>
      <text:p text:style-name="P719">letter-spacing:2px;</text:p>
      <text:p text:style-name="P720">margin-bottom:14px;</text:p>
      <text:p text:style-name="P721">color:#ddd;</text:p>
      <text:p text:style-name="P722">}</text:p>
      <text:p text:style-name="P723"/>
      <text:p text:style-name="P724">.section h2::before{</text:p>
      <text:p text:style-name="P725">content:"# ";</text:p>
      <text:p text:style-name="P726">color:#4da6ff;</text:p>
      <text:p text:style-name="P727">}</text:p>
      <text:p text:style-name="P728"/>
      <text:p text:style-name="P729">.terminal-box{</text:p>
      <text:p text:style-name="P730">background:rgba(15,20,15,0.6);</text:p>
      <text:p text:style-name="P731">border:1px solid rgba(255,255,255,0.08);</text:p>
      <text:p text:style-name="P732">padding:20px;</text:p>
      <text:p text:style-name="P733">margin-top:20px;</text:p>
      <text:p text:style-name="P734">font-size:14px;</text:p>
      <text:p text:style-name="P735">}</text:p>
      <text:p text:style-name="P736"/>
      <text:p text:style-name="P737">.footer{</text:p>
      <text:p text:style-name="P738">margin-top:60px;</text:p>
      <text:p text:style-name="P739">font-size:12px;</text:p>
      <text:p text:style-name="P740">color:rgba(255,255,255,0.35);</text:p>
      <text:p text:style-name="P741">text-align:center;</text:p>
      <text:p text:style-name="P742">}</text:p>
      <text:p text:style-name="P743"/>
      <text:p text:style-name="P744">a{</text:p>
      <text:p text:style-name="P745">color:#4da6ff;</text:p>
      <text:p text:style-name="P746">text-decoration:none;</text:p>
      <text:p text:style-name="P747">}</text:p>
      <text:p text:style-name="P748"/>
      <text:p text:style-name="P749">a:hover{</text:p>
      <text:p text:style-name="P750">text-decoration:underline;</text:p>
      <text:p text:style-name="P751">}</text:p>
      <text:p text:style-name="P752"/>
      <text:p text:style-name="P753">&lt;/style&gt;</text:p>
      <text:p text:style-name="P754"/>
      <text:p text:style-name="P755">&lt;/head&gt;</text:p>
      <text:p text:style-name="P756"/>
      <text:p text:style-name="P757">&lt;body&gt;</text:p>
      <text:p text:style-name="P758"/>
      <text:p text:style-name="P759">&lt;div class="wrapper"&gt;</text:p>
      <text:p text:style-name="P760">&lt;?php include 'templates/header.php'; ?&gt;</text:p>
      <text:p text:style-name="P761">&lt;div class="header"&gt;</text:p>
      <text:p text:style-name="P762">&lt;h1&gt;Contact&lt;/h1&gt;</text:p>
      <text:p text:style-name="P763">&lt;div class="tagline"&gt;</text:p>
      <text:p text:style-name="P764">Node403 Project Information</text:p>
      <text:p text:style-name="P765">&lt;/div&gt;</text:p>
      <text:p text:style-name="P766">&lt;/div&gt;</text:p>
      <text:p text:style-name="P767"/>
      <text:p text:style-name="P768">&lt;div class="section"&gt;</text:p>
      <text:p text:style-name="P769">&lt;h2&gt;Project Owner&lt;/h2&gt;</text:p>
      <text:p text:style-name="P770"/>
      <text:p text:style-name="P771">&lt;div class="terminal-box"&gt;</text:p>
      <text:p text:style-name="P772"/>
      <text:p text:style-name="P773">&lt;p&gt;Project: Node403&lt;/p&gt;</text:p>
      <text:p text:style-name="P774">&lt;p&gt;Creator: S. Veenstra&lt;/p&gt;</text:p>
      <text:p text:style-name="P775">&lt;p&gt;Type: Experimental Web Project&lt;/p&gt;</text:p>
      <text:p text:style-name="P776"/>
      <text:p text:style-name="P777">&lt;/div&gt;</text:p>
      <text:p text:style-name="P778"/>
      <text:p text:style-name="P779">&lt;/div&gt;</text:p>
      <text:p text:style-name="P780"/>
      <text:p text:style-name="P781">&lt;div class="section"&gt;</text:p>
      <text:p text:style-name="P782">&lt;h2&gt;Contact Information&lt;/h2&gt;</text:p>
      <text:p text:style-name="P783"/>
      <text:p text:style-name="P784">&lt;p&gt;</text:p>
      <text:p text:style-name="P785">For general inquiries, feedback or project-related communication,</text:p>
      <text:p text:style-name="P786">you may contact the project owner via email.</text:p>
      <text:p text:style-name="P787">&lt;/p&gt;</text:p>
      <text:p text:style-name="P788"/>
      <text:p text:style-name="P789">&lt;div class="terminal-box"&gt;</text:p>
      <text:p text:style-name="P790"/>
      <text:p text:style-name="P791">&lt;p&gt;Email: &lt;span id="contactEmail"&gt;&lt;/span&gt;&lt;/p&gt;</text:p>
      <text:p text:style-name="P792"/>
      <text:p text:style-name="P793">&lt;/div&gt;</text:p>
      <text:p text:style-name="P794"/>
      <text:p text:style-name="P795">&lt;p&gt;</text:p>
      <text:p text:style-name="P796">Please note that response times may vary as Node403 is an independent</text:p>
      <text:p text:style-name="P797">experimental project maintained on a limited basis.</text:p>
      <text:p text:style-name="P798">&lt;/p&gt;</text:p>
      <text:p text:style-name="P799"/>
      <text:p text:style-name="P800">&lt;/div&gt;</text:p>
      <text:p text:style-name="P801"/>
      <text:p text:style-name="P802">&lt;div class="section"&gt;</text:p>
      <text:p text:style-name="P803">&lt;h2&gt;About the Project&lt;/h2&gt;</text:p>
      <text:p text:style-name="P804"/>
      <text:p text:style-name="P805">&lt;p&gt;</text:p>
      <text:p text:style-name="P806">Node403 is an independent demonstration project exploring</text:p>
      <text:p text:style-name="P807">security aesthetics, terminal interfaces and generative</text:p>
      <text:p text:style-name="P808">web-based system simulations.</text:p>
      <text:p text:style-name="P809">&lt;/p&gt;</text:p>
      <text:p text:style-name="P810"/>
      <text:p text:style-name="P811">&lt;p&gt;</text:p>
      <text:p text:style-name="P812">The website presents a stylized representation of an</text:p>
      <text:p text:style-name="P813">HTTP 403 authorization process inside a simulated</text:p>
      <text:p text:style-name="P814">system environment.</text:p>
      <text:p text:style-name="P815">&lt;/p&gt;</text:p>
      <text:p text:style-name="P816"/>
      <text:p text:style-name="P817">&lt;/div&gt;</text:p>
      <text:p text:style-name="P818"/>
      <text:p text:style-name="P819">&lt;div class="section"&gt;</text:p>
      <text:p text:style-name="P820">&lt;h2&gt;Responsible Use&lt;/h2&gt;</text:p>
      <text:p text:style-name="P821"/>
      <text:p text:style-name="P822">&lt;p&gt;</text:p>
      <text:p text:style-name="P823">Node403 is a visual simulation of authorization and HTTP 403</text:p>
      <text:p text:style-name="P824">access control behavior. It does not provide real security</text:p>
      <text:p text:style-name="P825">services and should not be interpreted as an active</text:p>
      <text:p text:style-name="P826">security system.</text:p>
      <text:p text:style-name="P827">&lt;/p&gt;</text:p>
      <text:p text:style-name="P828"/>
      <text:p text:style-name="P829">&lt;/div&gt;</text:p>
      <text:p text:style-name="P830"/>
      <text:p text:style-name="P831">&lt;div class="footer"&gt;</text:p>
      <text:p text:style-name="P832">&lt;?php include 'templates/footer.php'; ?&gt;</text:p>
      <text:p text:style-name="P833">&lt;/div&gt;</text:p>
      <text:p text:style-name="P834"/>
      <text:p text:style-name="P835">&lt;/div&gt;</text:p>
      <text:p text:style-name="P836"/>
      <text:p text:style-name="P837">&lt;script&gt;</text:p>
      <text:p text:style-name="P838"/>
      <text:p text:style-name="P839">(function(){</text:p>
      <text:p text:style-name="P840"/>
      <text:p text:style-name="P841">const user = "webmaster";</text:p>
      <text:p text:style-name="P842">const domain = "node" + "403";</text:p>
      <text:p text:style-name="P843">const tld = "com";</text:p>
      <text:p text:style-name="P844"/>
      <text:p text:style-name="P845">const email = user + "@" + domain + "." + tld;</text:p>
      <text:p text:style-name="P846"/>
      <text:p text:style-name="P847">const container = document.getElementById("contactEmail");</text:p>
      <text:p text:style-name="P848"/>
      <text:p text:style-name="P849">if(container){</text:p>
      <text:p text:style-name="P850"><text:s text:c="2"/>const a = document.createElement("a");</text:p>
      <text:p text:style-name="P851"><text:s text:c="2"/>a.href = "mailto:" + email;</text:p>
      <text:p text:style-name="P852"><text:s text:c="2"/>a.textContent = email;</text:p>
      <text:p text:style-name="P853"><text:s text:c="2"/>container.appendChild(a);</text:p>
      <text:p text:style-name="P854">}</text:p>
      <text:p text:style-name="P855"/>
      <text:p text:style-name="P856">})();</text:p>
      <text:p text:style-name="P857"/>
      <text:p text:style-name="P858">&lt;/script&gt;</text:p>
      <text:p text:style-name="P859"/>
      <text:p text:style-name="P860">&lt;/body&gt;</text:p>
      <text:p text:style-name="P861">&lt;/html&gt;</text:p>
      <text:h text:style-name="Heading_20_1" text:outline-level="1"><text:bookmark-start text:name="bestand-.coreblocklist.js"/>BESTAND: ./core/blocklist.js<text:bookmark-end text:name="bestand-.coreblocklist.js"/></text:h>
      <text:p text:style-name="P862">export function normalize(str) {</text:p>
      <text:p text:style-name="P863"><text:s text:c="2"/>return str.toLowerCase().replace(/\s+/g, "");</text:p>
      <text:p text:style-name="P864">}</text:p>
      <text:p text:style-name="P865"/>
      <text:p text:style-name="P866">/* block users */</text:p>
      <text:p text:style-name="P867">export const BLOCKED = [</text:p>
      <text:p text:style-name="P868"><text:s text:c="2"/>/* normalize("voornaam.achternaam"), */</text:p>
      <text:p text:style-name="P869">];</text:p>
      <text:p text:style-name="P870"/>
      <text:p text:style-name="P871">export function isBlocked(nameOrId) {</text:p>
      <text:p text:style-name="P872"><text:s text:c="2"/>if (!nameOrId) return false;</text:p>
      <text:p text:style-name="P873"><text:s text:c="2"/>const n = normalize(nameOrId);</text:p>
      <text:p text:style-name="P874"><text:s text:c="2"/>return BLOCKED.includes(n);</text:p>
      <text:p text:style-name="P875">}</text:p>
      <text:h text:style-name="Heading_20_1" text:outline-level="1"><text:bookmark-start text:name="bestand-.corebootcontroller.js"/>BESTAND: ./core/bootController.js<text:bookmark-end text:name="bestand-.corebootcontroller.js"/></text:h>
      <text:p text:style-name="P876">// ./core/bootController.js</text:p>
      <text:p text:style-name="P877">import { bindUIEvents } from "../ui/dom.js";</text:p>
      <text:p text:style-name="P878"/>
      <text:p text:style-name="P879">export function createBootController(deps) {</text:p>
      <text:p text:style-name="P880"/>
      <text:p text:style-name="P881"><text:s text:c="2"/>const {</text:p>
      <text:p text:style-name="P882"><text:s text:c="4"/>dom,</text:p>
      <text:p text:style-name="P883"><text:s text:c="4"/>GROUP_WEIGHTS,</text:p>
      <text:p text:style-name="P884"><text:s text:c="4"/>preloadAllIdentities,</text:p>
      <text:p text:style-name="P885"><text:s text:c="4"/>createUserGenerator,</text:p>
      <text:p text:style-name="P886"><text:s text:c="4"/>randFloat,</text:p>
      <text:p text:style-name="P887"><text:s text:c="4"/>STATES,</text:p>
      <text:p text:style-name="P888"><text:s text:c="4"/>setState,</text:p>
      <text:p text:style-name="P889"><text:s text:c="4"/>renderState,</text:p>
      <text:p text:style-name="P890"><text:s text:c="4"/>getAllIdentities,</text:p>
      <text:p text:style-name="P891"><text:s text:c="4"/>setAllIdentities,</text:p>
      <text:p text:style-name="P892"><text:s text:c="4"/>getUserGen,</text:p>
      <text:p text:style-name="P893"><text:s text:c="4"/>setUserGen,</text:p>
      <text:p text:style-name="P894"><text:s text:c="4"/>setGetRandomUserByGroupRef,</text:p>
      <text:p text:style-name="P895"><text:s text:c="4"/>startExperience</text:p>
      <text:p text:style-name="P896"><text:s text:c="2"/>} = deps;</text:p>
      <text:p text:style-name="P897"/>
      <text:p text:style-name="P898"><text:s text:c="2"/>async function ensureIdentitiesLoaded() {</text:p>
      <text:p text:style-name="P899"/>
      <text:p text:style-name="P900"><text:s text:c="4"/>console.log("GROUP_WEIGHTS:", GROUP_WEIGHTS);</text:p>
      <text:p text:style-name="P901"><text:s text:c="4"/>console.log("Group count:", Object.keys(GROUP_WEIGHTS).length);</text:p>
      <text:p text:style-name="P902"/>
      <text:p text:style-name="P903"><text:s text:c="4"/>renderState.loadingActive = true;</text:p>
      <text:p text:style-name="P904"><text:s text:c="4"/>renderState.loadingProgress = 0;</text:p>
      <text:p text:style-name="P905"/>
      <text:p text:style-name="P906"><text:s text:c="4"/>setState(STATES.LOADING);</text:p>
      <text:p text:style-name="P907"/>
      <text:p text:style-name="P908"><text:s text:c="4"/>if (dom?.introScreen) {</text:p>
      <text:p text:style-name="P909"><text:s text:c="6"/>dom.introScreen.style.display = "none";</text:p>
      <text:p text:style-name="P910"><text:s text:c="4"/>}</text:p>
      <text:p text:style-name="P911"/>
      <text:p text:style-name="P912"><text:s text:c="4"/>const alreadyLoaded = getAllIdentities();</text:p>
      <text:p text:style-name="P913"/>
      <text:p text:style-name="P914"><text:s text:c="4"/>if (alreadyLoaded) {</text:p>
      <text:p text:style-name="P915"/>
      <text:p text:style-name="P916"><text:s text:c="6"/>// kleine fake loading animatie</text:p>
      <text:p text:style-name="P917"><text:s text:c="6"/>for (let i = 0; i &lt;= 100; i += 10) {</text:p>
      <text:p text:style-name="P918"><text:s text:c="8"/>renderState.loadingProgress = i;</text:p>
      <text:p text:style-name="P919"><text:s text:c="8"/>await new Promise(r =&gt; setTimeout(r, 30));</text:p>
      <text:p text:style-name="P920"><text:s text:c="6"/>}</text:p>
      <text:p text:style-name="P921"/>
      <text:p text:style-name="P922"><text:s text:c="6"/>renderState.loadingActive = false;</text:p>
      <text:p text:style-name="P923"><text:s text:c="6"/>return;</text:p>
      <text:p text:style-name="P924"><text:s text:c="4"/>}</text:p>
      <text:p text:style-name="P925"/>
      <text:p text:style-name="P926"><text:s text:c="4"/>const groups = Object.keys(GROUP_WEIGHTS);</text:p>
      <text:p text:style-name="P927"/>
      <text:p text:style-name="P928"><text:s text:c="4"/>const identities = await preloadAllIdentities({</text:p>
      <text:p text:style-name="P929"><text:s text:c="6"/>groups,</text:p>
      <text:p text:style-name="P930"><text:s text:c="6"/>basePath: "./data",</text:p>
      <text:p text:style-name="P931"><text:s text:c="6"/>cache: "no-store",</text:p>
      <text:p text:style-name="P932"><text:s text:c="6"/>onProgress: (p) =&gt; {</text:p>
      <text:p text:style-name="P933"><text:s text:c="8"/>renderState.loadingProgress = p;</text:p>
      <text:p text:style-name="P934"><text:s text:c="6"/>}</text:p>
      <text:p text:style-name="P935"><text:s text:c="4"/>});</text:p>
      <text:p text:style-name="P936"/>
      <text:p text:style-name="P937"><text:s text:c="4"/>setAllIdentities(identities);</text:p>
      <text:p text:style-name="P938"/>
      <text:p text:style-name="P939"><text:s text:c="4"/>renderState.loadingProgress = 100;</text:p>
      <text:p text:style-name="P940"><text:s text:c="4"/>renderState.loadingActive = false;</text:p>
      <text:p text:style-name="P941"><text:s text:c="2"/>}</text:p>
      <text:p text:style-name="P942"/>
      <text:p text:style-name="P943"><text:s text:c="2"/>async function ensureUserGeneratorReady() {</text:p>
      <text:p text:style-name="P944"/>
      <text:p text:style-name="P945"><text:s text:c="4"/>if (getUserGen()) return;</text:p>
      <text:p text:style-name="P946"/>
      <text:p text:style-name="P947"><text:s text:c="4"/>const gen = createUserGenerator(</text:p>
      <text:p text:style-name="P948"><text:s text:c="6"/>getAllIdentities(),</text:p>
      <text:p text:style-name="P949"><text:s text:c="6"/>{ randFloat }</text:p>
      <text:p text:style-name="P950"><text:s text:c="4"/>);</text:p>
      <text:p text:style-name="P951"/>
      <text:p text:style-name="P952"><text:s text:c="4"/>setUserGen(gen);</text:p>
      <text:p text:style-name="P953"><text:s text:c="4"/>setGetRandomUserByGroupRef(gen.getRandomUserByGroup);</text:p>
      <text:p text:style-name="P954"><text:s text:c="2"/>}</text:p>
      <text:p text:style-name="P955"/>
      <text:p text:style-name="P956"><text:s text:c="2"/>function bind() {</text:p>
      <text:p text:style-name="P957"/>
      <text:p text:style-name="P958"><text:s text:c="4"/>bindUIEvents(dom, {</text:p>
      <text:p text:style-name="P959"/>
      <text:p text:style-name="P960"><text:s text:c="6"/>onBack: async () =&gt; {</text:p>
      <text:p text:style-name="P961"/>
      <text:p text:style-name="P962"><text:s text:c="6"/>// start opnieuw vanaf loading</text:p>
      <text:p text:style-name="P963"><text:s text:c="6"/>await ensureIdentitiesLoaded();</text:p>
      <text:p text:style-name="P964"><text:s text:c="6"/>await ensureUserGeneratorReady();</text:p>
      <text:p text:style-name="P965"/>
      <text:p text:style-name="P966"><text:s text:c="6"/>await startExperience();</text:p>
      <text:p text:style-name="P967"/>
      <text:p text:style-name="P968"><text:s text:c="4"/>},</text:p>
      <text:p text:style-name="P969"/>
      <text:p text:style-name="P970"><text:s text:c="6"/>onEnter: async () =&gt; {</text:p>
      <text:p text:style-name="P971"/>
      <text:p text:style-name="P972"><text:s text:c="8"/>await ensureIdentitiesLoaded();</text:p>
      <text:p text:style-name="P973"><text:s text:c="8"/>await ensureUserGeneratorReady();</text:p>
      <text:p text:style-name="P974"/>
      <text:p text:style-name="P975"><text:s text:c="8"/>// back knop tonen zodra experience start</text:p>
      <text:p text:style-name="P976"><text:s text:c="8"/>if (dom?.backBtn) {</text:p>
      <text:p text:style-name="P977"><text:s text:c="10"/>dom.backBtn.style.display = "block";</text:p>
      <text:p text:style-name="P978"><text:s text:c="8"/>}</text:p>
      <text:p text:style-name="P979"/>
      <text:p text:style-name="P980"><text:s text:c="8"/>await startExperience();</text:p>
      <text:p text:style-name="P981"><text:s text:c="6"/>}</text:p>
      <text:p text:style-name="P982"/>
      <text:p text:style-name="P983"><text:s text:c="4"/>});</text:p>
      <text:p text:style-name="P984"/>
      <text:p text:style-name="P985"><text:s text:c="2"/>}</text:p>
      <text:p text:style-name="P986"/>
      <text:p text:style-name="P987"><text:s text:c="2"/>return { bind };</text:p>
      <text:p text:style-name="P988">}</text:p>
      <text:h text:style-name="Heading_20_1" text:outline-level="1"><text:bookmark-start text:name="bestand-.corebootstrapapp.js"/>BESTAND: ./core/bootstrapApp.js<text:bookmark-end text:name="bestand-.corebootstrapapp.js"/></text:h>
      <text:p text:style-name="P989">// core/bootstrapApp.js</text:p>
      <text:p text:style-name="P990">import { loadConfig } from "./config.js";</text:p>
      <text:p text:style-name="P991">import { initThemes, applyTheme, getThemeForGroup } from "./theme.js";</text:p>
      <text:p text:style-name="P992">import { applyUILanguage } from "../ui/i18n.js";</text:p>
      <text:p text:style-name="P993">import { createGroupSelector } from "./weights.js";</text:p>
      <text:p text:style-name="P994"/>
      <text:p text:style-name="P995">export async function bootstrapApp({ randFloat, ACTIVE_REGION, dom }) {</text:p>
      <text:p text:style-name="P996"><text:s text:c="2"/>const CONFIG = await loadConfig({ basePath: "./data", cache: "no-store" });</text:p>
      <text:p text:style-name="P997"/>
      <text:p text:style-name="P998"><text:s text:c="2"/>const {</text:p>
      <text:p text:style-name="P999"><text:s text:c="4"/>GROUP_WEIGHTS,</text:p>
      <text:p text:style-name="P1000"><text:s text:c="4"/>GROUP_LABELS,</text:p>
      <text:p text:style-name="P1001"><text:s text:c="4"/>UI_TEXT,</text:p>
      <text:p text:style-name="P1002"><text:s text:c="4"/>FLAG_THEMES,</text:p>
      <text:p text:style-name="P1003"><text:s text:c="4"/>ASCII_FIGURES</text:p>
      <text:p text:style-name="P1004"><text:s text:c="2"/>} = CONFIG;</text:p>
      <text:p text:style-name="P1005"/>
      <text:p text:style-name="P1006"><text:s text:c="2"/>initThemes(FLAG_THEMES);</text:p>
      <text:p text:style-name="P1007"/>
      <text:p text:style-name="P1008"><text:s text:c="2"/>const groupSelector = createGroupSelector({ CONFIG, randFloat });</text:p>
      <text:p text:style-name="P1009"/>
      <text:p text:style-name="P1010"><text:s text:c="2"/>const initialNetworkGroup = groupSelector.getWeightedGroup(</text:p>
      <text:p text:style-name="P1011"><text:s text:c="4"/>ACTIVE_REGION,</text:p>
      <text:p text:style-name="P1012"><text:s text:c="4"/>GROUP_WEIGHTS</text:p>
      <text:p text:style-name="P1013"><text:s text:c="2"/>);</text:p>
      <text:p text:style-name="P1014"/>
      <text:p text:style-name="P1015"><text:s text:c="2"/>applyUILanguage(initialNetworkGroup, UI_TEXT);</text:p>
      <text:p text:style-name="P1016"><text:s text:c="2"/>applyTheme(getThemeForGroup(initialNetworkGroup));</text:p>
      <text:p text:style-name="P1017"/>
      <text:p text:style-name="P1018"><text:s text:c="2"/>if (dom?.introScreen) {</text:p>
      <text:p text:style-name="P1019"><text:s text:c="4"/>dom.introScreen.style.display = "flex";</text:p>
      <text:p text:style-name="P1020"><text:s text:c="4"/>dom.introScreen.classList.add("ready");</text:p>
      <text:p text:style-name="P1021"><text:s text:c="2"/>}</text:p>
      <text:p text:style-name="P1022"/>
      <text:p text:style-name="P1023"><text:s text:c="2"/>return {</text:p>
      <text:p text:style-name="P1024"><text:s text:c="4"/>CONFIG,</text:p>
      <text:p text:style-name="P1025"><text:s text:c="4"/>GROUP_WEIGHTS,</text:p>
      <text:p text:style-name="P1026"><text:s text:c="4"/>GROUP_LABELS,</text:p>
      <text:p text:style-name="P1027"><text:s text:c="4"/>UI_TEXT,</text:p>
      <text:p text:style-name="P1028"><text:s text:c="4"/>FLAG_THEMES,</text:p>
      <text:p text:style-name="P1029"><text:s text:c="4"/>ASCII_FIGURES,</text:p>
      <text:p text:style-name="P1030"><text:s text:c="4"/>groupSelector,</text:p>
      <text:p text:style-name="P1031"><text:s text:c="4"/>initialNetworkGroup</text:p>
      <text:p text:style-name="P1032"><text:s text:c="2"/>};</text:p>
      <text:p text:style-name="P1033">}</text:p>
      <text:h text:style-name="Heading_20_1" text:outline-level="1"><text:bookmark-start text:name="bestand-.coreconfig.js"/>BESTAND: ./core/config.js<text:bookmark-end text:name="bestand-.coreconfig.js"/></text:h>
      <text:p text:style-name="P1034">export async function loadConfig(options = {}) {</text:p>
      <text:p text:style-name="P1035"><text:s text:c="2"/>const {</text:p>
      <text:p text:style-name="P1036"><text:s text:c="4"/>basePath = "./data",</text:p>
      <text:p text:style-name="P1037"><text:s text:c="4"/>cache = "no-store"</text:p>
      <text:p text:style-name="P1038"><text:s text:c="2"/>} = options;</text:p>
      <text:p text:style-name="P1039"/>
      <text:p text:style-name="P1040"><text:s text:c="2"/>const files = [</text:p>
      <text:p text:style-name="P1041"><text:s text:c="4"/>"traffic.txt",</text:p>
      <text:p text:style-name="P1042"><text:s text:c="4"/>"themes.txt",</text:p>
      <text:p text:style-name="P1043"><text:s text:c="4"/>"policy.txt",</text:p>
      <text:p text:style-name="P1044"><text:s text:c="4"/>"ui.txt",</text:p>
      <text:p text:style-name="P1045"><text:s text:c="4"/>"visuals.txt"</text:p>
      <text:p text:style-name="P1046"><text:s text:c="2"/>];</text:p>
      <text:p text:style-name="P1047"/>
      <text:p text:style-name="P1048"><text:s text:c="2"/>const results = await Promise.all(</text:p>
      <text:p text:style-name="P1049"><text:s text:c="4"/>files.map(async (name) =&gt; {</text:p>
      <text:p text:style-name="P1050"><text:s text:c="6"/>const response = await fetch(`${basePath}/${name}`, { cache });</text:p>
      <text:p text:style-name="P1051"/>
      <text:p text:style-name="P1052"><text:s text:c="6"/>if (!response.ok) {</text:p>
      <text:p text:style-name="P1053"><text:s text:c="8"/>throw new Error(`Config load failed: ${name} (${response.status})`);</text:p>
      <text:p text:style-name="P1054"><text:s text:c="6"/>}</text:p>
      <text:p text:style-name="P1055"/>
      <text:p text:style-name="P1056"><text:s text:c="6"/>return response.json();</text:p>
      <text:p text:style-name="P1057"><text:s text:c="4"/>})</text:p>
      <text:p text:style-name="P1058"><text:s text:c="2"/>);</text:p>
      <text:p text:style-name="P1059"/>
      <text:p text:style-name="P1060"><text:s text:c="2"/>const [</text:p>
      <text:p text:style-name="P1061"><text:s text:c="4"/>TRAFFIC,</text:p>
      <text:p text:style-name="P1062"><text:s text:c="4"/>THEMES,</text:p>
      <text:p text:style-name="P1063"><text:s text:c="4"/>POLICY,</text:p>
      <text:p text:style-name="P1064"><text:s text:c="4"/>UI,</text:p>
      <text:p text:style-name="P1065"><text:s text:c="4"/>VISUALS</text:p>
      <text:p text:style-name="P1066"><text:s text:c="2"/>] = results;</text:p>
      <text:p text:style-name="P1067"/>
      <text:p text:style-name="P1068"><text:s text:c="2"/>const CONFIG = Object.assign(</text:p>
      <text:p text:style-name="P1069"><text:s text:c="4"/>{},</text:p>
      <text:p text:style-name="P1070"><text:s text:c="4"/>TRAFFIC,</text:p>
      <text:p text:style-name="P1071"><text:s text:c="4"/>THEMES,</text:p>
      <text:p text:style-name="P1072"><text:s text:c="4"/>POLICY,</text:p>
      <text:p text:style-name="P1073"><text:s text:c="4"/>UI,</text:p>
      <text:p text:style-name="P1074"><text:s text:c="4"/>VISUALS</text:p>
      <text:p text:style-name="P1075"><text:s text:c="2"/>);</text:p>
      <text:p text:style-name="P1076"/>
      <text:p text:style-name="P1077"><text:s text:c="2"/>validateConfig(CONFIG);</text:p>
      <text:p text:style-name="P1078"/>
      <text:p text:style-name="P1079"><text:s text:c="2"/>return CONFIG;</text:p>
      <text:p text:style-name="P1080">}</text:p>
      <text:p text:style-name="P1081"/>
      <text:p text:style-name="P1082">export function validateConfig(CONFIG) {</text:p>
      <text:p text:style-name="P1083"><text:s text:c="2"/>if (!CONFIG || typeof CONFIG !== "object") {</text:p>
      <text:p text:style-name="P1084"><text:s text:c="4"/>throw new Error("Config invalid: expected object");</text:p>
      <text:p text:style-name="P1085"><text:s text:c="2"/>}</text:p>
      <text:p text:style-name="P1086"/>
      <text:p text:style-name="P1087"><text:s text:c="2"/>const requiredKeys = [</text:p>
      <text:p text:style-name="P1088"><text:s text:c="4"/>"GROUP_WEIGHTS",</text:p>
      <text:p text:style-name="P1089"><text:s text:c="4"/>"GROUP_LABELS",</text:p>
      <text:p text:style-name="P1090"><text:s text:c="4"/>"UI_TEXT",</text:p>
      <text:p text:style-name="P1091"><text:s text:c="4"/>"FLAG_THEMES"</text:p>
      <text:p text:style-name="P1092"><text:s text:c="2"/>];</text:p>
      <text:p text:style-name="P1093"/>
      <text:p text:style-name="P1094"><text:s text:c="2"/>for (const key of requiredKeys) {</text:p>
      <text:p text:style-name="P1095"><text:s text:c="4"/>if (!(key in CONFIG)) {</text:p>
      <text:p text:style-name="P1096"><text:s text:c="6"/>throw new Error(`Config missing ${key}`);</text:p>
      <text:p text:style-name="P1097"><text:s text:c="4"/>}</text:p>
      <text:p text:style-name="P1098"><text:s text:c="2"/>}</text:p>
      <text:p text:style-name="P1099"/>
      <text:p text:style-name="P1100"><text:s text:c="2"/>if (typeof CONFIG.GROUP_WEIGHTS !== "object") {</text:p>
      <text:p text:style-name="P1101"><text:s text:c="4"/>throw new Error("Config invalid: GROUP_WEIGHTS must be an object");</text:p>
      <text:p text:style-name="P1102"><text:s text:c="2"/>}</text:p>
      <text:p text:style-name="P1103"/>
      <text:p text:style-name="P1104"><text:s text:c="2"/>if (typeof CONFIG.GROUP_LABELS !== "object") {</text:p>
      <text:p text:style-name="P1105"><text:s text:c="4"/>throw new Error("Config invalid: GROUP_LABELS must be an object");</text:p>
      <text:p text:style-name="P1106"><text:s text:c="2"/>}</text:p>
      <text:p text:style-name="P1107"/>
      <text:p text:style-name="P1108"><text:s text:c="2"/>if (typeof CONFIG.UI_TEXT !== "object") {</text:p>
      <text:p text:style-name="P1109"><text:s text:c="4"/>throw new Error("Config invalid: UI_TEXT must be an object");</text:p>
      <text:p text:style-name="P1110"><text:s text:c="2"/>}</text:p>
      <text:p text:style-name="P1111"/>
      <text:p text:style-name="P1112"><text:s text:c="2"/>if (typeof CONFIG.FLAG_THEMES !== "object") {</text:p>
      <text:p text:style-name="P1113"><text:s text:c="4"/>throw new Error("Config invalid: FLAG_THEMES must be an object");</text:p>
      <text:p text:style-name="P1114"><text:s text:c="2"/>}</text:p>
      <text:p text:style-name="P1115">}</text:p>
      <text:h text:style-name="Heading_20_1" text:outline-level="1"><text:bookmark-start text:name="bestand-.coreconstants.js"/>BESTAND: ./core/constants.js<text:bookmark-end text:name="bestand-.coreconstants.js"/></text:h>
      <text:p text:style-name="P1116">export const BASE_DOMAIN = "node403.com";</text:p>
      <text:p text:style-name="P1117">export const FULL_DOMAIN = "https://node403.com";</text:p>
      <text:p text:style-name="P1118">export const IP_ADDRESS = "217.160.0.166";</text:p>
      <text:h text:style-name="Heading_20_1" text:outline-level="1"><text:bookmark-start text:name="bestand-.corecreateapplication.js"/>BESTAND: ./core/createApplication.js<text:bookmark-end text:name="bestand-.corecreateapplication.js"/></text:h>
      <text:p text:style-name="P1119">// ./core/createApplication.js</text:p>
      <text:p text:style-name="P1120"/>
      <text:p text:style-name="P1121">import { domReady } from "./domReady.js";</text:p>
      <text:p text:style-name="P1122">import { initDOM } from "../ui/dom.js";</text:p>
      <text:p text:style-name="P1123">import { initFullscreen } from "../ui/fullscreen.js";</text:p>
      <text:p text:style-name="P1124"/>
      <text:p text:style-name="P1125">import { bootstrapApp } from "./bootstrapApp.js";</text:p>
      <text:p text:style-name="P1126">import { createCoreEngines } from "./createCoreEngines.js";</text:p>
      <text:p text:style-name="P1127">import { createRuntimeState } from "./runtimeState.js";</text:p>
      <text:p text:style-name="P1128">import { createTerminalRuntime } from "./createTerminalRuntime.js";</text:p>
      <text:p text:style-name="P1129">import { bindResize } from "../ui/bindResize.js";</text:p>
      <text:p text:style-name="P1130"/>
      <text:p text:style-name="P1131">import { createExperienceOrchestrator } from "./createExperienceOrchestrator.js";</text:p>
      <text:p text:style-name="P1132">import { createAppRenderer } from "./createAppRenderer.js";</text:p>
      <text:p text:style-name="P1133">import { createBootController } from "./bootController.js";</text:p>
      <text:p text:style-name="P1134"/>
      <text:p text:style-name="P1135">import { preloadAllIdentities } from "./loaders/identityLoader.js";</text:p>
      <text:p text:style-name="P1136">import { createUserGenerator } from "../experience/users.js";</text:p>
      <text:p text:style-name="P1137"/>
      <text:p text:style-name="P1138">import { STATES, PHASE, setState } from "./state.js";</text:p>
      <text:p text:style-name="P1139">import { randFloat } from "./random.js";</text:p>
      <text:p text:style-name="P1140">import { getVisitorIP, getHostLabel, resolveVisitorIP, isIPResolved } from "./ip.js";</text:p>
      <text:p text:style-name="P1141">import { getThemeForGroup, getThemePalette } from "./theme.js";</text:p>
      <text:p text:style-name="P1142">import { getPolicyDecision } from "./policy.js";</text:p>
      <text:p text:style-name="P1143">import { TIMING } from "./timing.js";</text:p>
      <text:p text:style-name="P1144">import { BASE_DOMAIN, FULL_DOMAIN, IP_ADDRESS } from "./constants.js";</text:p>
      <text:p text:style-name="P1145"/>
      <text:p text:style-name="P1146">export async function createApplication() {</text:p>
      <text:p text:style-name="P1147"/>
      <text:p text:style-name="P1148"><text:s text:c="2"/>await domReady();</text:p>
      <text:p text:style-name="P1149"/>
      <text:p text:style-name="P1150"><text:s text:c="2"/>/* wacht tot fonts geladen zijn */</text:p>
      <text:p text:style-name="P1151"><text:s text:c="2"/>if (document.fonts) {</text:p>
      <text:p text:style-name="P1152"><text:s text:c="4"/>await document.fonts.ready;</text:p>
      <text:p text:style-name="P1153"><text:s text:c="2"/>}</text:p>
      <text:p text:style-name="P1154"/>
      <text:p text:style-name="P1155"><text:s text:c="2"/>document.body.classList.add("fonts-loaded");</text:p>
      <text:p text:style-name="P1156"/>
      <text:p text:style-name="P1157"><text:s text:c="2"/>const dom = initDOM();</text:p>
      <text:p text:style-name="P1158"><text:s text:c="2"/>initFullscreen();</text:p>
      <text:p text:style-name="P1159"/>
      <text:p text:style-name="P1160"><text:s text:c="2"/>const canvas = dom.canvas;</text:p>
      <text:p text:style-name="P1161"><text:s text:c="2"/>const ctx <text:s text:c="3"/>= dom.ctx;</text:p>
      <text:p text:style-name="P1162"/>
      <text:p text:style-name="P1163"><text:s text:c="2"/>/* =============================</text:p>
      <text:p text:style-name="P1164"><text:s text:c="5"/>RUNTIME STATE</text:p>
      <text:p text:style-name="P1165"><text:s text:c="2"/>============================= */</text:p>
      <text:p text:style-name="P1166"/>
      <text:p text:style-name="P1167"><text:s text:c="2"/>const runtime = createRuntimeState();</text:p>
      <text:p text:style-name="P1168"><text:s text:c="2"/>const {</text:p>
      <text:p text:style-name="P1169"><text:s text:c="4"/>loopState,</text:p>
      <text:p text:style-name="P1170"><text:s text:c="4"/>terminalPhaseStartedRef,</text:p>
      <text:p text:style-name="P1171"><text:s text:c="4"/>terminalStartedRef,</text:p>
      <text:p text:style-name="P1172"><text:s text:c="4"/>renderState,</text:p>
      <text:p text:style-name="P1173"><text:s text:c="4"/>hasBootedOnceRef</text:p>
      <text:p text:style-name="P1174"><text:s text:c="2"/>} = runtime;</text:p>
      <text:p text:style-name="P1175"/>
      <text:p text:style-name="P1176"><text:s text:c="2"/>/* =============================</text:p>
      <text:p text:style-name="P1177"><text:s text:c="5"/>TERMINAL RUNTIME</text:p>
      <text:p text:style-name="P1178"><text:s text:c="2"/>============================= */</text:p>
      <text:p text:style-name="P1179"/>
      <text:p text:style-name="P1180"><text:s text:c="2"/>const terminalRuntime = createTerminalRuntime();</text:p>
      <text:p text:style-name="P1181"/>
      <text:p text:style-name="P1182"><text:s text:c="2"/>const {</text:p>
      <text:p text:style-name="P1183"><text:s text:c="4"/>CAPTURED_PASSWORD_REF,</text:p>
      <text:p text:style-name="P1184"><text:s text:c="4"/>FINAL_SESSION_ID_REF,</text:p>
      <text:p text:style-name="P1185"><text:s text:c="4"/>LAST_PROTOCOL_REF,</text:p>
      <text:p text:style-name="P1186"><text:s text:c="4"/>REQUEST_TIME_REF</text:p>
      <text:p text:style-name="P1187"><text:s text:c="2"/>} = terminalRuntime.refs;</text:p>
      <text:p text:style-name="P1188"/>
      <text:p text:style-name="P1189"><text:s text:c="2"/>/* =============================</text:p>
      <text:p text:style-name="P1190"><text:s text:c="5"/>CORE ENGINES</text:p>
      <text:p text:style-name="P1191"><text:s text:c="2"/>============================= */</text:p>
      <text:p text:style-name="P1192"/>
      <text:p text:style-name="P1193"><text:s text:c="2"/>const {</text:p>
      <text:p text:style-name="P1194"><text:s text:c="4"/>titleEngine,</text:p>
      <text:p text:style-name="P1195"><text:s text:c="4"/>glitchEngine,</text:p>
      <text:p text:style-name="P1196"><text:s text:c="4"/>curtainEngine,</text:p>
      <text:p text:style-name="P1197"><text:s text:c="4"/>matrixEngine</text:p>
      <text:p text:style-name="P1198"><text:s text:c="2"/>} = createCoreEngines({</text:p>
      <text:p text:style-name="P1199"><text:s text:c="4"/>randFloat,</text:p>
      <text:p text:style-name="P1200"><text:s text:c="4"/>getVisitorIP,</text:p>
      <text:p text:style-name="P1201"><text:s text:c="4"/>CAPTURED_PASSWORD_REF,</text:p>
      <text:p text:style-name="P1202"><text:s text:c="4"/>FINAL_SESSION_ID_REF</text:p>
      <text:p text:style-name="P1203"><text:s text:c="2"/>});</text:p>
      <text:p text:style-name="P1204"/>
      <text:p text:style-name="P1205"><text:s text:c="2"/>/* =============================</text:p>
      <text:p text:style-name="P1206"><text:s text:c="5"/>CONFIG BOOTSTRAP</text:p>
      <text:p text:style-name="P1207"><text:s text:c="2"/>============================= */</text:p>
      <text:p text:style-name="P1208"/>
      <text:p text:style-name="P1209"><text:s text:c="2"/>const ACTIVE_REGION = "world";</text:p>
      <text:p text:style-name="P1210"/>
      <text:p text:style-name="P1211"><text:s text:c="2"/>const appBoot = await bootstrapApp({</text:p>
      <text:p text:style-name="P1212"><text:s text:c="4"/>randFloat,</text:p>
      <text:p text:style-name="P1213"><text:s text:c="4"/>ACTIVE_REGION,</text:p>
      <text:p text:style-name="P1214"><text:s text:c="4"/>dom</text:p>
      <text:p text:style-name="P1215"><text:s text:c="2"/>});</text:p>
      <text:p text:style-name="P1216"/>
      <text:p text:style-name="P1217"><text:s text:c="2"/>const {</text:p>
      <text:p text:style-name="P1218"><text:s text:c="4"/>CONFIG,</text:p>
      <text:p text:style-name="P1219"><text:s text:c="4"/>GROUP_WEIGHTS,</text:p>
      <text:p text:style-name="P1220"><text:s text:c="4"/>GROUP_LABELS,</text:p>
      <text:p text:style-name="P1221"><text:s text:c="4"/>UI_TEXT,</text:p>
      <text:p text:style-name="P1222"><text:s text:c="4"/>FLAG_THEMES,</text:p>
      <text:p text:style-name="P1223"><text:s text:c="4"/>groupSelector</text:p>
      <text:p text:style-name="P1224"><text:s text:c="2"/>} = appBoot;</text:p>
      <text:p text:style-name="P1225"/>
      <text:p text:style-name="P1226"><text:s text:c="2"/>/* =============================</text:p>
      <text:p text:style-name="P1227"><text:s text:c="5"/>NETWORK GROUP</text:p>
      <text:p text:style-name="P1228"><text:s text:c="2"/>============================= */</text:p>
      <text:p text:style-name="P1229"/>
      <text:p text:style-name="P1230"><text:s text:c="2"/>let NETWORK_GROUP = appBoot.initialNetworkGroup;</text:p>
      <text:p text:style-name="P1231"/>
      <text:p text:style-name="P1232"><text:s text:c="2"/>const getNetworkGroup = () =&gt; NETWORK_GROUP;</text:p>
      <text:p text:style-name="P1233"/>
      <text:p text:style-name="P1234"><text:s text:c="2"/>const setNetworkGroup = (g) =&gt; {</text:p>
      <text:p text:style-name="P1235"><text:s text:c="4"/>NETWORK_GROUP = g;</text:p>
      <text:p text:style-name="P1236"><text:s text:c="2"/>};</text:p>
      <text:p text:style-name="P1237"/>
      <text:p text:style-name="P1238"><text:s text:c="2"/>/* =============================</text:p>
      <text:p text:style-name="P1239"><text:s text:c="5"/>RESIZE BINDING</text:p>
      <text:p text:style-name="P1240"><text:s text:c="2"/>============================= */</text:p>
      <text:p text:style-name="P1241"/>
      <text:p text:style-name="P1242"><text:s text:c="2"/>const resize = bindResize({</text:p>
      <text:p text:style-name="P1243"><text:s text:c="4"/>canvas,</text:p>
      <text:p text:style-name="P1244"><text:s text:c="4"/>ctx,</text:p>
      <text:p text:style-name="P1245"><text:s text:c="4"/>curtainEngine,</text:p>
      <text:p text:style-name="P1246"><text:s text:c="4"/>matrixEngine,</text:p>
      <text:p text:style-name="P1247"><text:s text:c="4"/>randFloat</text:p>
      <text:p text:style-name="P1248"><text:s text:c="2"/>});</text:p>
      <text:p text:style-name="P1249"/>
      <text:p text:style-name="P1250"><text:s text:c="2"/>/* =============================</text:p>
      <text:p text:style-name="P1251"><text:s text:c="5"/>ORCHESTRATOR</text:p>
      <text:p text:style-name="P1252"><text:s text:c="2"/>============================= */</text:p>
      <text:p text:style-name="P1253"/>
      <text:p text:style-name="P1254"><text:s text:c="2"/>const orchestrator = createExperienceOrchestrator({</text:p>
      <text:p text:style-name="P1255"><text:s text:c="4"/>CONFIG,</text:p>
      <text:p text:style-name="P1256"><text:s text:c="4"/>GROUP_WEIGHTS,</text:p>
      <text:p text:style-name="P1257"><text:s text:c="4"/>GROUP_LABELS,</text:p>
      <text:p text:style-name="P1258"><text:s text:c="4"/>FLAG_THEMES,</text:p>
      <text:p text:style-name="P1259"><text:s text:c="4"/>UI_TEXT,</text:p>
      <text:p text:style-name="P1260"><text:s text:c="4"/>groupSelector,</text:p>
      <text:p text:style-name="P1261"><text:s text:c="4"/>ACTIVE_REGION,</text:p>
      <text:p text:style-name="P1262"/>
      <text:p text:style-name="P1263"><text:s text:c="4"/>randFloat,</text:p>
      <text:p text:style-name="P1264"><text:s text:c="4"/>getVisitorIP,</text:p>
      <text:p text:style-name="P1265"><text:s text:c="4"/>getHostLabel,</text:p>
      <text:p text:style-name="P1266"><text:s text:c="4"/>getThemeForGroup,</text:p>
      <text:p text:style-name="P1267"><text:s text:c="4"/>getPolicyDecision,</text:p>
      <text:p text:style-name="P1268"><text:s text:c="4"/>resolveVisitorIP,</text:p>
      <text:p text:style-name="P1269"><text:s text:c="4"/>isIPResolved,</text:p>
      <text:p text:style-name="P1270"/>
      <text:p text:style-name="P1271"><text:s text:c="4"/>getNetworkGroup,</text:p>
      <text:p text:style-name="P1272"><text:s text:c="4"/>setNetworkGroup,</text:p>
      <text:p text:style-name="P1273"/>
      <text:p text:style-name="P1274"><text:s text:c="4"/>BASE_DOMAIN,</text:p>
      <text:p text:style-name="P1275"><text:s text:c="4"/>FULL_DOMAIN,</text:p>
      <text:p text:style-name="P1276"><text:s text:c="4"/>IP_ADDRESS,</text:p>
      <text:p text:style-name="P1277"/>
      <text:p text:style-name="P1278"><text:s text:c="4"/>titleEngine,</text:p>
      <text:p text:style-name="P1279"><text:s text:c="4"/>glitchEngine,</text:p>
      <text:p text:style-name="P1280"/>
      <text:p text:style-name="P1281"><text:s text:c="4"/>PHASE,</text:p>
      <text:p text:style-name="P1282"><text:s text:c="4"/>STATES,</text:p>
      <text:p text:style-name="P1283"><text:s text:c="4"/>setState,</text:p>
      <text:p text:style-name="P1284"><text:s text:c="4"/>hasBootedOnceRef,</text:p>
      <text:p text:style-name="P1285"><text:s text:c="4"/>runtime,</text:p>
      <text:p text:style-name="P1286"><text:s text:c="4"/>loopState,</text:p>
      <text:p text:style-name="P1287"><text:s text:c="4"/>renderState,</text:p>
      <text:p text:style-name="P1288"><text:s text:c="4"/>terminalPhaseStartedRef,</text:p>
      <text:p text:style-name="P1289"><text:s text:c="4"/>terminalStartedRef,</text:p>
      <text:p text:style-name="P1290"><text:s text:c="4"/>dom,</text:p>
      <text:p text:style-name="P1291"><text:s text:c="4"/>resize,</text:p>
      <text:p text:style-name="P1292"/>
      <text:p text:style-name="P1293"><text:s text:c="4"/>terminalRuntime</text:p>
      <text:p text:style-name="P1294"><text:s text:c="2"/>});</text:p>
      <text:p text:style-name="P1295"/>
      <text:p text:style-name="P1296"><text:s text:c="2"/>const {</text:p>
      <text:p text:style-name="P1297"><text:s text:c="4"/>exp,</text:p>
      <text:p text:style-name="P1298"><text:s text:c="4"/>hashScreen,</text:p>
      <text:p text:style-name="P1299"><text:s text:c="4"/>startTerminalSequence,</text:p>
      <text:p text:style-name="P1300"><text:s text:c="4"/>resetExperience,</text:p>
      <text:p text:style-name="P1301"><text:s text:c="4"/>startExperience</text:p>
      <text:p text:style-name="P1302"><text:s text:c="2"/>} = orchestrator;</text:p>
      <text:p text:style-name="P1303"/>
      <text:p text:style-name="P1304"><text:s text:c="2"/>/* =============================</text:p>
      <text:p text:style-name="P1305"><text:s text:c="5"/>RENDERER</text:p>
      <text:p text:style-name="P1306"><text:s text:c="2"/>============================= */</text:p>
      <text:p text:style-name="P1307"/>
      <text:p text:style-name="P1308"><text:s text:c="2"/>const appRenderer = createAppRenderer({</text:p>
      <text:p text:style-name="P1309"><text:s text:c="4"/>canvas,</text:p>
      <text:p text:style-name="P1310"><text:s text:c="4"/>ctx,</text:p>
      <text:p text:style-name="P1311"><text:s text:c="4"/>PHASE,</text:p>
      <text:p text:style-name="P1312"><text:s text:c="4"/>STATES,</text:p>
      <text:p text:style-name="P1313"><text:s text:c="4"/>setState,</text:p>
      <text:p text:style-name="P1314"><text:s text:c="4"/>TIMING,</text:p>
      <text:p text:style-name="P1315"><text:s text:c="4"/>randFloat,</text:p>
      <text:p text:style-name="P1316"><text:s text:c="4"/>getThemePalette,</text:p>
      <text:p text:style-name="P1317"><text:s text:c="4"/>titleEngine,</text:p>
      <text:p text:style-name="P1318"><text:s text:c="4"/>curtainEngine,</text:p>
      <text:p text:style-name="P1319"><text:s text:c="4"/>glitchEngine,</text:p>
      <text:p text:style-name="P1320"><text:s text:c="4"/>matrixEngine,</text:p>
      <text:p text:style-name="P1321"><text:s text:c="4"/>hashScreen,</text:p>
      <text:p text:style-name="P1322"><text:s text:c="4"/>startTerminalSequence,</text:p>
      <text:p text:style-name="P1323"><text:s text:c="4"/>resolveVisitorIP,</text:p>
      <text:p text:style-name="P1324"><text:s text:c="4"/>terminalPhaseStartedRef,</text:p>
      <text:p text:style-name="P1325"><text:s text:c="4"/>terminalStartedRef,</text:p>
      <text:p text:style-name="P1326"><text:s text:c="4"/>CAPTURED_PASSWORD_REF,</text:p>
      <text:p text:style-name="P1327"><text:s text:c="4"/>runtime,</text:p>
      <text:p text:style-name="P1328"><text:s text:c="4"/>loopState,</text:p>
      <text:p text:style-name="P1329"><text:s text:c="4"/>renderState,</text:p>
      <text:p text:style-name="P1330"><text:s text:c="4"/>resetExperience</text:p>
      <text:p text:style-name="P1331"><text:s text:c="2"/>});</text:p>
      <text:p text:style-name="P1332"/>
      <text:p text:style-name="P1333"><text:s text:c="2"/>/* =============================</text:p>
      <text:p text:style-name="P1334"><text:s text:c="5"/>BOOT CONTROLLER</text:p>
      <text:p text:style-name="P1335"><text:s text:c="2"/>============================= */</text:p>
      <text:p text:style-name="P1336"/>
      <text:p text:style-name="P1337"><text:s text:c="2"/>const bootController = createBootController({</text:p>
      <text:p text:style-name="P1338"><text:s text:c="4"/>dom,</text:p>
      <text:p text:style-name="P1339"><text:s text:c="4"/>GROUP_WEIGHTS,</text:p>
      <text:p text:style-name="P1340"><text:s text:c="4"/>preloadAllIdentities,</text:p>
      <text:p text:style-name="P1341"><text:s text:c="4"/>createUserGenerator,</text:p>
      <text:p text:style-name="P1342"><text:s text:c="4"/>randFloat,</text:p>
      <text:p text:style-name="P1343"/>
      <text:p text:style-name="P1344"><text:s text:c="4"/>STATES,</text:p>
      <text:p text:style-name="P1345"><text:s text:c="4"/>setState,</text:p>
      <text:p text:style-name="P1346"><text:s text:c="4"/>renderState,</text:p>
      <text:p text:style-name="P1347"/>
      <text:p text:style-name="P1348"><text:s text:c="4"/>getAllIdentities: () =&gt; exp.ALL_IDENTITIES,</text:p>
      <text:p text:style-name="P1349"><text:s text:c="4"/>setAllIdentities: (v) =&gt; { exp.ALL_IDENTITIES = v; },</text:p>
      <text:p text:style-name="P1350"/>
      <text:p text:style-name="P1351"><text:s text:c="4"/>getUserGen: () =&gt; exp.userGen,</text:p>
      <text:p text:style-name="P1352"><text:s text:c="4"/>setUserGen: (v) =&gt; { exp.userGen = v; },</text:p>
      <text:p text:style-name="P1353"/>
      <text:p text:style-name="P1354"><text:s text:c="4"/>setGetRandomUserByGroupRef: (fn) =&gt; {</text:p>
      <text:p text:style-name="P1355"><text:s text:c="6"/>exp.getRandomUserByGroupRef = fn;</text:p>
      <text:p text:style-name="P1356"><text:s text:c="4"/>},</text:p>
      <text:p text:style-name="P1357"/>
      <text:p text:style-name="P1358"><text:s text:c="4"/>startExperience</text:p>
      <text:p text:style-name="P1359"><text:s text:c="2"/>});</text:p>
      <text:p text:style-name="P1360"/>
      <text:p text:style-name="P1361"><text:s text:c="2"/>function start() {</text:p>
      <text:p text:style-name="P1362"><text:s text:c="4"/>appRenderer.start();</text:p>
      <text:p text:style-name="P1363"><text:s text:c="4"/>bootController.bind();</text:p>
      <text:p text:style-name="P1364"><text:s text:c="2"/>}</text:p>
      <text:p text:style-name="P1365"/>
      <text:p text:style-name="P1366"><text:s text:c="2"/>return { start };</text:p>
      <text:p text:style-name="P1367">}</text:p>
      <text:h text:style-name="Heading_20_1" text:outline-level="1"><text:bookmark-start text:name="bestand-.corecreateapprenderer.js"/>BESTAND: ./core/createAppRenderer.js<text:bookmark-end text:name="bestand-.corecreateapprenderer.js"/></text:h>
      <text:p text:style-name="P1368">// ./core/createAppRenderer.js</text:p>
      <text:p text:style-name="P1369">import { createRenderer } from "../render/createRenderer.js";</text:p>
      <text:p text:style-name="P1370">import { startRenderLoop } from "../render/startRenderLoop.js";</text:p>
      <text:p text:style-name="P1371">import { initCanvasDefaults } from "../render/initCanvasDefaults.js";</text:p>
      <text:p text:style-name="P1372">import { bindUIEffects } from "../ui/bindUIEffects.js";</text:p>
      <text:p text:style-name="P1373"/>
      <text:p text:style-name="P1374">export function createAppRenderer({</text:p>
      <text:p text:style-name="P1375"><text:s text:c="2"/>canvas,</text:p>
      <text:p text:style-name="P1376"><text:s text:c="2"/>ctx,</text:p>
      <text:p text:style-name="P1377"/>
      <text:p text:style-name="P1378"><text:s text:c="2"/>PHASE,</text:p>
      <text:p text:style-name="P1379"><text:s text:c="2"/>STATES,</text:p>
      <text:p text:style-name="P1380"><text:s text:c="2"/>setState,</text:p>
      <text:p text:style-name="P1381"><text:s text:c="2"/>TIMING,</text:p>
      <text:p text:style-name="P1382"/>
      <text:p text:style-name="P1383"><text:s text:c="2"/>randFloat,</text:p>
      <text:p text:style-name="P1384"><text:s text:c="2"/>getThemePalette,</text:p>
      <text:p text:style-name="P1385"/>
      <text:p text:style-name="P1386"><text:s text:c="2"/>titleEngine,</text:p>
      <text:p text:style-name="P1387"><text:s text:c="2"/>curtainEngine,</text:p>
      <text:p text:style-name="P1388"><text:s text:c="2"/>glitchEngine,</text:p>
      <text:p text:style-name="P1389"><text:s text:c="2"/>matrixEngine,</text:p>
      <text:p text:style-name="P1390"/>
      <text:p text:style-name="P1391"><text:s text:c="2"/>hashScreen,</text:p>
      <text:p text:style-name="P1392"><text:s text:c="2"/>startTerminalSequence,</text:p>
      <text:p text:style-name="P1393"><text:s text:c="2"/>resolveVisitorIP,</text:p>
      <text:p text:style-name="P1394"/>
      <text:p text:style-name="P1395"><text:s text:c="2"/>terminalPhaseStartedRef,</text:p>
      <text:p text:style-name="P1396"><text:s text:c="2"/>terminalStartedRef,</text:p>
      <text:p text:style-name="P1397"><text:s text:c="2"/>CAPTURED_PASSWORD_REF,</text:p>
      <text:p text:style-name="P1398"/>
      <text:p text:style-name="P1399"><text:s text:c="2"/>runtime,</text:p>
      <text:p text:style-name="P1400"><text:s text:c="2"/>loopState,</text:p>
      <text:p text:style-name="P1401"><text:s text:c="2"/>renderState,</text:p>
      <text:p text:style-name="P1402"><text:s text:c="2"/>resetExperience</text:p>
      <text:p text:style-name="P1403">}) {</text:p>
      <text:p text:style-name="P1404"/>
      <text:p text:style-name="P1405"><text:s text:c="2"/>// Canvas defaults</text:p>
      <text:p text:style-name="P1406"><text:s text:c="2"/>initCanvasDefaults(ctx);</text:p>
      <text:p text:style-name="P1407"/>
      <text:p text:style-name="P1408"><text:s text:c="2"/>// UI effects</text:p>
      <text:p text:style-name="P1409"><text:s text:c="2"/>bindUIEffects({ PHASE, randFloat, renderState });</text:p>
      <text:p text:style-name="P1410"/>
      <text:p text:style-name="P1411"><text:s text:c="2"/>const renderer = createRenderer({</text:p>
      <text:p text:style-name="P1412"><text:s text:c="4"/>canvas,</text:p>
      <text:p text:style-name="P1413"><text:s text:c="4"/>ctx,</text:p>
      <text:p text:style-name="P1414"/>
      <text:p text:style-name="P1415"><text:s text:c="4"/>PHASE,</text:p>
      <text:p text:style-name="P1416"><text:s text:c="4"/>STATES,</text:p>
      <text:p text:style-name="P1417"><text:s text:c="4"/>setState,</text:p>
      <text:p text:style-name="P1418"><text:s text:c="4"/>TIMING,</text:p>
      <text:p text:style-name="P1419"/>
      <text:p text:style-name="P1420"><text:s text:c="4"/>randFloat,</text:p>
      <text:p text:style-name="P1421"><text:s text:c="4"/>getThemePalette,</text:p>
      <text:p text:style-name="P1422"/>
      <text:p text:style-name="P1423"><text:s text:c="4"/>titleEngine,</text:p>
      <text:p text:style-name="P1424"><text:s text:c="4"/>curtainEngine,</text:p>
      <text:p text:style-name="P1425"><text:s text:c="4"/>hashScreen,</text:p>
      <text:p text:style-name="P1426"><text:s text:c="4"/>glitchEngine,</text:p>
      <text:p text:style-name="P1427"><text:s text:c="4"/>resolveVisitorIP,</text:p>
      <text:p text:style-name="P1428"/>
      <text:p text:style-name="P1429"><text:s text:c="4"/>startTerminalSequence,</text:p>
      <text:p text:style-name="P1430"/>
      <text:p text:style-name="P1431"><text:s text:c="4"/>matrixChars: matrixEngine.getChars().matrixChars,</text:p>
      <text:p text:style-name="P1432"/>
      <text:p text:style-name="P1433"><text:s text:c="4"/>terminalPhaseStarted: terminalPhaseStartedRef,</text:p>
      <text:p text:style-name="P1434"><text:s text:c="4"/>terminalStarted: terminalStartedRef,</text:p>
      <text:p text:style-name="P1435"/>
      <text:p text:style-name="P1436"><text:s text:c="4"/>CAPTURED_PASSWORD_REF,</text:p>
      <text:p text:style-name="P1437"/>
      <text:p text:style-name="P1438"><text:s text:c="4"/>renderState,</text:p>
      <text:p text:style-name="P1439"/>
      <text:p text:style-name="P1440"><text:s text:c="4"/>getLoopDuration: () =&gt; loopState.duration,</text:p>
      <text:p text:style-name="P1441"><text:s text:c="4"/>getExperienceStart: runtime.getExperienceStart,</text:p>
      <text:p text:style-name="P1442"><text:s text:c="4"/>setExperienceStart: runtime.setExperienceStart,</text:p>
      <text:p text:style-name="P1443"/>
      <text:p text:style-name="P1444"><text:s text:c="4"/>resetExperience,</text:p>
      <text:p text:style-name="P1445"/>
      <text:p text:style-name="P1446"><text:s text:c="4"/>getMatrixGeometry: () =&gt; matrixEngine.getLayout(),</text:p>
      <text:p text:style-name="P1447"><text:s text:c="4"/>getMatrixState: () =&gt; matrixEngine.getState()</text:p>
      <text:p text:style-name="P1448"><text:s text:c="2"/>});</text:p>
      <text:p text:style-name="P1449"/>
      <text:p text:style-name="P1450"><text:s text:c="2"/>function start() {</text:p>
      <text:p text:style-name="P1451"><text:s text:c="4"/>startRenderLoop({ runtime, renderer, STATES, setState });</text:p>
      <text:p text:style-name="P1452"><text:s text:c="2"/>}</text:p>
      <text:p text:style-name="P1453"/>
      <text:p text:style-name="P1454"><text:s text:c="2"/>return {</text:p>
      <text:p text:style-name="P1455"><text:s text:c="4"/>renderer,</text:p>
      <text:p text:style-name="P1456"><text:s text:c="4"/>start</text:p>
      <text:p text:style-name="P1457"><text:s text:c="2"/>};</text:p>
      <text:p text:style-name="P1458">}</text:p>
      <text:h text:style-name="Heading_20_1" text:outline-level="1"><text:bookmark-start text:name="bestand-.corecreatecoreengines.js"/>BESTAND: ./core/createCoreEngines.js<text:bookmark-end text:name="bestand-.corecreatecoreengines.js"/></text:h>
      <text:p text:style-name="P1459">import { createTitleEngine } from "../engines/titleEngine.js";</text:p>
      <text:p text:style-name="P1460">import { createGlitchEngine } from "../engines/glitchEngine.js";</text:p>
      <text:p text:style-name="P1461">import { createCurtainEngine } from "../engines/curtainEngine.js";</text:p>
      <text:p text:style-name="P1462">import { createMatrixEngine } from "../engines/matrixEngine.js";</text:p>
      <text:p text:style-name="P1463">import { createSessionProfile } from "./sessionProfile.js";</text:p>
      <text:p text:style-name="P1464">import { getSeed } from "./random.js";</text:p>
      <text:p text:style-name="P1465"/>
      <text:p text:style-name="P1466">export function createCoreEngines({</text:p>
      <text:p text:style-name="P1467"><text:s text:c="2"/>randFloat,</text:p>
      <text:p text:style-name="P1468"><text:s text:c="2"/>getVisitorIP,</text:p>
      <text:p text:style-name="P1469"><text:s text:c="2"/>CAPTURED_PASSWORD_REF = null,</text:p>
      <text:p text:style-name="P1470"><text:s text:c="2"/>FINAL_SESSION_ID_REF = null</text:p>
      <text:p text:style-name="P1471">}) {</text:p>
      <text:p text:style-name="P1472"/>
      <text:p text:style-name="P1473"><text:s text:c="2"/>const titleEngine = createTitleEngine({ getVisitorIP });</text:p>
      <text:p text:style-name="P1474"/>
      <text:p text:style-name="P1475"><text:s text:c="2"/>const glitchEngine = createGlitchEngine({</text:p>
      <text:p text:style-name="P1476"><text:s text:c="4"/>randFloat</text:p>
      <text:p text:style-name="P1477"><text:s text:c="2"/>});</text:p>
      <text:p text:style-name="P1478"/>
      <text:p text:style-name="P1479"><text:s text:c="2"/>const curtainEngine = createCurtainEngine({</text:p>
      <text:p text:style-name="P1480"><text:s text:c="4"/>randFloat,</text:p>
      <text:p text:style-name="P1481"><text:s text:c="4"/>getSeed,</text:p>
      <text:p text:style-name="P1482"><text:s text:c="4"/>CAPTURED_PASSWORD_REF,</text:p>
      <text:p text:style-name="P1483"><text:s text:c="4"/>FINAL_SESSION_ID_REF</text:p>
      <text:p text:style-name="P1484"><text:s text:c="2"/>});</text:p>
      <text:p text:style-name="P1485"/>
      <text:p text:style-name="P1486"><text:s text:c="2"/>const matrixEngine = createMatrixEngine();</text:p>
      <text:p text:style-name="P1487"/>
      <text:p text:style-name="P1488"><text:s text:c="2"/>// side-effect: session profile initialiseren zoals origineel</text:p>
      <text:p text:style-name="P1489"><text:s text:c="2"/>createSessionProfile({ randFloat });</text:p>
      <text:p text:style-name="P1490"/>
      <text:p text:style-name="P1491"><text:s text:c="2"/>return {</text:p>
      <text:p text:style-name="P1492"><text:s text:c="4"/>titleEngine,</text:p>
      <text:p text:style-name="P1493"><text:s text:c="4"/>glitchEngine,</text:p>
      <text:p text:style-name="P1494"><text:s text:c="4"/>curtainEngine,</text:p>
      <text:p text:style-name="P1495"><text:s text:c="4"/>matrixEngine</text:p>
      <text:p text:style-name="P1496"><text:s text:c="2"/>};</text:p>
      <text:p text:style-name="P1497">}</text:p>
      <text:h text:style-name="Heading_20_1" text:outline-level="1"><text:bookmark-start text:name="bestand-.corecreateexperienceorchestrator.js"/>BESTAND: ./core/createExperienceOrchestrator.js<text:bookmark-end text:name="bestand-.corecreateexperienceorchestrator.js"/></text:h>
      <text:p text:style-name="P1498">import { createTerminalStack } from "./createTerminalStack.js";</text:p>
      <text:p text:style-name="P1499">import { createExperienceState } from "./experienceState.js";</text:p>
      <text:p text:style-name="P1500">import { createStartTerminalSequence } from "./startTerminalSequence.js";</text:p>
      <text:p text:style-name="P1501">import { createResetExperience } from "./resetExperience.js";</text:p>
      <text:p text:style-name="P1502">import { createStartExperience } from "./createStartExperience.js";</text:p>
      <text:p text:style-name="P1503">import { generatePolicyDecision } from "./policy.js";</text:p>
      <text:p text:style-name="P1504">import { reseedWorld } from "./random.js";</text:p>
      <text:p text:style-name="P1505">import { computeLoopDuration } from "./loopDuration.js";</text:p>
      <text:p text:style-name="P1506">import { applyUILanguage } from "../ui/i18n.js";</text:p>
      <text:p text:style-name="P1507">import { applyTheme } from "./theme.js";</text:p>
      <text:p text:style-name="P1508">import { createExperienceContext } from "../experience/session.js";</text:p>
      <text:p text:style-name="P1509"/>
      <text:p text:style-name="P1510">export function createExperienceOrchestrator({</text:p>
      <text:p text:style-name="P1511"/>
      <text:p text:style-name="P1512"><text:s text:c="2"/>CONFIG,</text:p>
      <text:p text:style-name="P1513"><text:s text:c="2"/>GROUP_WEIGHTS,</text:p>
      <text:p text:style-name="P1514"><text:s text:c="2"/>GROUP_LABELS,</text:p>
      <text:p text:style-name="P1515"><text:s text:c="2"/>FLAG_THEMES,</text:p>
      <text:p text:style-name="P1516"><text:s text:c="2"/>UI_TEXT,</text:p>
      <text:p text:style-name="P1517"><text:s text:c="2"/>groupSelector,</text:p>
      <text:p text:style-name="P1518"><text:s text:c="2"/>ACTIVE_REGION,</text:p>
      <text:p text:style-name="P1519"/>
      <text:p text:style-name="P1520"><text:s text:c="2"/>randFloat,</text:p>
      <text:p text:style-name="P1521"><text:s text:c="2"/>getVisitorIP,</text:p>
      <text:p text:style-name="P1522"><text:s text:c="2"/>getHostLabel,</text:p>
      <text:p text:style-name="P1523"><text:s text:c="2"/>getThemeForGroup,</text:p>
      <text:p text:style-name="P1524"><text:s text:c="2"/>resolveVisitorIP,</text:p>
      <text:p text:style-name="P1525"><text:s text:c="2"/>isIPResolved,</text:p>
      <text:p text:style-name="P1526"/>
      <text:p text:style-name="P1527"><text:s text:c="2"/>getNetworkGroup,</text:p>
      <text:p text:style-name="P1528"><text:s text:c="2"/>setNetworkGroup,</text:p>
      <text:p text:style-name="P1529"/>
      <text:p text:style-name="P1530"><text:s text:c="2"/>BASE_DOMAIN,</text:p>
      <text:p text:style-name="P1531"><text:s text:c="2"/>FULL_DOMAIN,</text:p>
      <text:p text:style-name="P1532"><text:s text:c="2"/>IP_ADDRESS,</text:p>
      <text:p text:style-name="P1533"/>
      <text:p text:style-name="P1534"><text:s text:c="2"/>titleEngine,</text:p>
      <text:p text:style-name="P1535"><text:s text:c="2"/>glitchEngine,</text:p>
      <text:p text:style-name="P1536"/>
      <text:p text:style-name="P1537"><text:s text:c="2"/>terminalRuntime, <text:s text:c="2"/>// ✅ enige bron van refs</text:p>
      <text:p text:style-name="P1538"/>
      <text:p text:style-name="P1539"><text:s text:c="2"/>PHASE,</text:p>
      <text:p text:style-name="P1540"><text:s text:c="2"/>STATES,</text:p>
      <text:p text:style-name="P1541"><text:s text:c="2"/>setState,</text:p>
      <text:p text:style-name="P1542"><text:s text:c="2"/>hasBootedOnceRef,</text:p>
      <text:p text:style-name="P1543"><text:s text:c="2"/>runtime,</text:p>
      <text:p text:style-name="P1544"><text:s text:c="2"/>loopState,</text:p>
      <text:p text:style-name="P1545"><text:s text:c="2"/>renderState,</text:p>
      <text:p text:style-name="P1546"><text:s text:c="2"/>terminalPhaseStartedRef,</text:p>
      <text:p text:style-name="P1547"><text:s text:c="2"/>terminalStartedRef,</text:p>
      <text:p text:style-name="P1548"><text:s text:c="2"/>dom,</text:p>
      <text:p text:style-name="P1549"><text:s text:c="2"/>resize</text:p>
      <text:p text:style-name="P1550">}) {</text:p>
      <text:p text:style-name="P1551"/>
      <text:p text:style-name="P1552"><text:s text:c="2"/>const exp = createExperienceState();</text:p>
      <text:p text:style-name="P1553"/>
      <text:p text:style-name="P1554"><text:s text:c="2"/>/* ==============================</text:p>
      <text:p text:style-name="P1555"><text:s text:c="5"/>TERMINAL RUNTIME (SINGLE SOURCE)</text:p>
      <text:p text:style-name="P1556"><text:s text:c="2"/>============================== */</text:p>
      <text:p text:style-name="P1557"/>
      <text:p text:style-name="P1558"><text:s text:c="2"/>const {</text:p>
      <text:p text:style-name="P1559"><text:s text:c="4"/>refs: {</text:p>
      <text:p text:style-name="P1560"><text:s text:c="6"/>CAPTURED_PASSWORD_REF,</text:p>
      <text:p text:style-name="P1561"><text:s text:c="6"/>FINAL_SESSION_ID_REF,</text:p>
      <text:p text:style-name="P1562"><text:s text:c="6"/>LAST_PROTOCOL_REF,</text:p>
      <text:p text:style-name="P1563"><text:s text:c="6"/>REQUEST_TIME_REF</text:p>
      <text:p text:style-name="P1564"><text:s text:c="4"/>},</text:p>
      <text:p text:style-name="P1565"><text:s text:c="4"/>pushAccessLog,</text:p>
      <text:p text:style-name="P1566"><text:s text:c="4"/>getTailLines,</text:p>
      <text:p text:style-name="P1567"><text:s text:c="4"/>logBuffer</text:p>
      <text:p text:style-name="P1568"><text:s text:c="2"/>} = terminalRuntime;</text:p>
      <text:p text:style-name="P1569"/>
      <text:p text:style-name="P1570"><text:s text:c="2"/>/* ==============================</text:p>
      <text:p text:style-name="P1571"><text:s text:c="5"/>TERMINAL STACK</text:p>
      <text:p text:style-name="P1572"><text:s text:c="2"/>============================== */</text:p>
      <text:p text:style-name="P1573"/>
      <text:p text:style-name="P1574"><text:s text:c="2"/>const { hashScreen, terminalEngine } = createTerminalStack({</text:p>
      <text:p text:style-name="P1575"><text:s text:c="4"/>randFloat,</text:p>
      <text:p text:style-name="P1576"><text:s text:c="4"/>getVisitorIP,</text:p>
      <text:p text:style-name="P1577"><text:s text:c="4"/>getHostLabel,</text:p>
      <text:p text:style-name="P1578"><text:s text:c="4"/>getThemeForGroup,</text:p>
      <text:p text:style-name="P1579"><text:s text:c="4"/>getPolicy: () =&gt; exp.POLICY,</text:p>
      <text:p text:style-name="P1580"/>
      <text:p text:style-name="P1581"><text:s text:c="4"/>groupSelector,</text:p>
      <text:p text:style-name="P1582"><text:s text:c="4"/>GROUP_WEIGHTS,</text:p>
      <text:p text:style-name="P1583"><text:s text:c="4"/>GROUP_LABELS,</text:p>
      <text:p text:style-name="P1584"><text:s text:c="4"/>FLAG_THEMES,</text:p>
      <text:p text:style-name="P1585"/>
      <text:p text:style-name="P1586"><text:s text:c="4"/>BASE_DOMAIN,</text:p>
      <text:p text:style-name="P1587"><text:s text:c="4"/>FULL_DOMAIN,</text:p>
      <text:p text:style-name="P1588"><text:s text:c="4"/>IP_ADDRESS,</text:p>
      <text:p text:style-name="P1589"/>
      <text:p text:style-name="P1590"><text:s text:c="4"/>getSession: () =&gt; exp.SESSION,</text:p>
      <text:p text:style-name="P1591"><text:s text:c="4"/>getSiteUser: () =&gt; exp.SITE_USER,</text:p>
      <text:p text:style-name="P1592"><text:s text:c="4"/>getRandomUserByGroup: (g) =&gt; exp.getRandomUserByGroupRef(g),</text:p>
      <text:p text:style-name="P1593"><text:s text:c="4"/>getNetworkGroup,</text:p>
      <text:p text:style-name="P1594"><text:s text:c="4"/>getRandomAscii: () =&gt; exp.RANDOM_ASCII,</text:p>
      <text:p text:style-name="P1595"/>
      <text:p text:style-name="P1596"><text:s text:c="4"/>pushAccessLog,</text:p>
      <text:p text:style-name="P1597"><text:s text:c="4"/>getTailLines,</text:p>
      <text:p text:style-name="P1598"/>
      <text:p text:style-name="P1599"><text:s text:c="4"/>CAPTURED_PASSWORD_REF,</text:p>
      <text:p text:style-name="P1600"><text:s text:c="4"/>FINAL_SESSION_ID_REF,</text:p>
      <text:p text:style-name="P1601"><text:s text:c="4"/>LAST_PROTOCOL_REF,</text:p>
      <text:p text:style-name="P1602"><text:s text:c="4"/>REQUEST_TIME_REF</text:p>
      <text:p text:style-name="P1603"><text:s text:c="2"/>});</text:p>
      <text:p text:style-name="P1604"/>
      <text:p text:style-name="P1605"><text:s text:c="2"/>/* ==============================</text:p>
      <text:p text:style-name="P1606"><text:s text:c="5"/>TERMINAL START</text:p>
      <text:p text:style-name="P1607"><text:s text:c="2"/>============================== */</text:p>
      <text:p text:style-name="P1608"/>
      <text:p text:style-name="P1609"><text:s text:c="2"/>const startTerminalSequence = createStartTerminalSequence({</text:p>
      <text:p text:style-name="P1610"><text:s text:c="4"/>isIPResolved,</text:p>
      <text:p text:style-name="P1611"><text:s text:c="4"/>resolveVisitorIP,</text:p>
      <text:p text:style-name="P1612"><text:s text:c="4"/>titleEngine,</text:p>
      <text:p text:style-name="P1613"><text:s text:c="4"/>terminalElement: dom.terminalElement,</text:p>
      <text:p text:style-name="P1614"><text:s text:c="4"/>getSiteUser: () =&gt; exp.SITE_USER,</text:p>
      <text:p text:style-name="P1615"><text:s text:c="4"/>getVisitorIP,</text:p>
      <text:p text:style-name="P1616"><text:s text:c="4"/>terminalEngine</text:p>
      <text:p text:style-name="P1617"><text:s text:c="2"/>});</text:p>
      <text:p text:style-name="P1618"/>
      <text:p text:style-name="P1619"><text:s text:c="2"/>/* ==============================</text:p>
      <text:p text:style-name="P1620"><text:s text:c="5"/>EXPERIENCE FACTORY</text:p>
      <text:p text:style-name="P1621"><text:s text:c="2"/>============================== */</text:p>
      <text:p text:style-name="P1622"/>
      <text:p text:style-name="P1623"><text:s text:c="2"/>const experienceFactory = createExperienceContext(CONFIG, {</text:p>
      <text:p text:style-name="P1624"><text:s text:c="4"/>randFloat,</text:p>
      <text:p text:style-name="P1625"><text:s text:c="4"/>generatePolicyDecision,</text:p>
      <text:p text:style-name="P1626"><text:s text:c="4"/>getThemeForGroup,</text:p>
      <text:p text:style-name="P1627"><text:s text:c="4"/>applyTheme,</text:p>
      <text:p text:style-name="P1628"><text:s text:c="4"/>getRandomUserByGroup: (group) =&gt;</text:p>
      <text:p text:style-name="P1629"><text:s text:c="6"/>exp.getRandomUserByGroupRef(group)</text:p>
      <text:p text:style-name="P1630"><text:s text:c="2"/>});</text:p>
      <text:p text:style-name="P1631"/>
      <text:p text:style-name="P1632"><text:s text:c="2"/>/* ==============================</text:p>
      <text:p text:style-name="P1633"><text:s text:c="5"/>RESET EXPERIENCE</text:p>
      <text:p text:style-name="P1634"><text:s text:c="2"/>============================== */</text:p>
      <text:p text:style-name="P1635"/>
      <text:p text:style-name="P1636"><text:s text:c="2"/>const resetExperience = createResetExperience({</text:p>
      <text:p text:style-name="P1637"/>
      <text:p text:style-name="P1638"><text:s text:c="4"/>reseedWorld,</text:p>
      <text:p text:style-name="P1639"><text:s text:c="4"/>logBuffer,</text:p>
      <text:p text:style-name="P1640"><text:s text:c="4"/>terminalEngine,</text:p>
      <text:p text:style-name="P1641"><text:s text:c="4"/>hashScreen,</text:p>
      <text:p text:style-name="P1642"><text:s text:c="4"/>glitchEngine,</text:p>
      <text:p text:style-name="P1643"/>
      <text:p text:style-name="P1644"><text:s text:c="4"/>CAPTURED_PASSWORD_REF,</text:p>
      <text:p text:style-name="P1645"><text:s text:c="4"/>FINAL_SESSION_ID_REF,</text:p>
      <text:p text:style-name="P1646"><text:s text:c="4"/>LAST_PROTOCOL_REF,</text:p>
      <text:p text:style-name="P1647"><text:s text:c="4"/>REQUEST_TIME_REF,</text:p>
      <text:p text:style-name="P1648"/>
      <text:p text:style-name="P1649"><text:s text:c="4"/>terminalStartedRef,</text:p>
      <text:p text:style-name="P1650"><text:s text:c="4"/>terminalPhaseStartedRef,</text:p>
      <text:p text:style-name="P1651"><text:s text:c="4"/>renderState,</text:p>
      <text:p text:style-name="P1652"/>
      <text:p text:style-name="P1653"><text:s text:c="4"/>groupSelector,</text:p>
      <text:p text:style-name="P1654"><text:s text:c="4"/>ACTIVE_REGION,</text:p>
      <text:p text:style-name="P1655"><text:s text:c="4"/>GROUP_WEIGHTS,</text:p>
      <text:p text:style-name="P1656"><text:s text:c="4"/>experienceFactory,</text:p>
      <text:p text:style-name="P1657"/>
      <text:p text:style-name="P1658"><text:s text:c="4"/>getUserGenOrThrow: () =&gt; {</text:p>
      <text:p text:style-name="P1659"><text:s text:c="6"/>if (!exp.userGen) {</text:p>
      <text:p text:style-name="P1660"><text:s text:c="8"/>throw new Error("userGen not initialized");</text:p>
      <text:p text:style-name="P1661"><text:s text:c="6"/>}</text:p>
      <text:p text:style-name="P1662"><text:s text:c="6"/>return exp.userGen;</text:p>
      <text:p text:style-name="P1663"><text:s text:c="4"/>},</text:p>
      <text:p text:style-name="P1664"/>
      <text:p text:style-name="P1665"><text:s text:c="4"/>setGetRandomUserByGroupRef: (fn) =&gt; {</text:p>
      <text:p text:style-name="P1666"><text:s text:c="6"/>exp.getRandomUserByGroupRef = fn;</text:p>
      <text:p text:style-name="P1667"><text:s text:c="4"/>},</text:p>
      <text:p text:style-name="P1668"/>
      <text:p text:style-name="P1669"><text:s text:c="4"/>setNetworkGroup,</text:p>
      <text:p text:style-name="P1670"/>
      <text:p text:style-name="P1671"><text:s text:c="4"/>setExperience: (e) =&gt; { exp.experience = e; },</text:p>
      <text:p text:style-name="P1672"><text:s text:c="4"/>setUsernameGroup: (v) =&gt; { exp.USERNAME_GROUP = v; },</text:p>
      <text:p text:style-name="P1673"><text:s text:c="4"/>setSiteUser: (v) =&gt; { exp.SITE_USER = v; },</text:p>
      <text:p text:style-name="P1674"><text:s text:c="4"/>setSession: (v) =&gt; { exp.SESSION = v; },</text:p>
      <text:p text:style-name="P1675"><text:s text:c="4"/>setRandomAscii: (v) =&gt; { exp.RANDOM_ASCII = v; },</text:p>
      <text:p text:style-name="P1676"><text:s text:c="4"/>setPolicy: (v) =&gt; { exp.POLICY = v; },</text:p>
      <text:p text:style-name="P1677"/>
      <text:p text:style-name="P1678"><text:s text:c="4"/>computeLoopDuration,</text:p>
      <text:p text:style-name="P1679"><text:s text:c="4"/>randFloat,</text:p>
      <text:p text:style-name="P1680"><text:s text:c="4"/>loopState,</text:p>
      <text:p text:style-name="P1681"/>
      <text:p text:style-name="P1682"><text:s text:c="4"/>applyUILanguage,</text:p>
      <text:p text:style-name="P1683"><text:s text:c="4"/>UI_TEXT,</text:p>
      <text:p text:style-name="P1684"><text:s text:c="4"/>dom,</text:p>
      <text:p text:style-name="P1685"/>
      <text:p text:style-name="P1686"><text:s text:c="4"/>resize,</text:p>
      <text:p text:style-name="P1687"/>
      <text:p text:style-name="P1688"><text:s text:c="4"/>hasBootedOnceRef,</text:p>
      <text:p text:style-name="P1689"><text:s text:c="4"/>STATES,</text:p>
      <text:p text:style-name="P1690"><text:s text:c="4"/>setState,</text:p>
      <text:p text:style-name="P1691"/>
      <text:p text:style-name="P1692"><text:s text:c="4"/>setExperienceStart: runtime.setExperienceStart,</text:p>
      <text:p text:style-name="P1693"><text:s text:c="4"/>titleEngine</text:p>
      <text:p text:style-name="P1694"><text:s text:c="2"/>});</text:p>
      <text:p text:style-name="P1695"/>
      <text:p text:style-name="P1696"><text:s text:c="2"/>/* ==============================</text:p>
      <text:p text:style-name="P1697"><text:s text:c="5"/>START EXPERIENCE</text:p>
      <text:p text:style-name="P1698"><text:s text:c="2"/>============================== */</text:p>
      <text:p text:style-name="P1699"/>
      <text:p text:style-name="P1700"><text:s text:c="2"/>const startExperience = createStartExperience({</text:p>
      <text:p text:style-name="P1701"><text:s text:c="4"/>PHASE,</text:p>
      <text:p text:style-name="P1702"><text:s text:c="4"/>STATES,</text:p>
      <text:p text:style-name="P1703"><text:s text:c="4"/>hasBootedOnceRef,</text:p>
      <text:p text:style-name="P1704"><text:s text:c="4"/>resetExperience</text:p>
      <text:p text:style-name="P1705"><text:s text:c="2"/>});</text:p>
      <text:p text:style-name="P1706"/>
      <text:p text:style-name="P1707"><text:s text:c="2"/>return {</text:p>
      <text:p text:style-name="P1708"><text:s text:c="4"/>exp,</text:p>
      <text:p text:style-name="P1709"><text:s text:c="4"/>hashScreen,</text:p>
      <text:p text:style-name="P1710"><text:s text:c="4"/>terminalEngine,</text:p>
      <text:p text:style-name="P1711"><text:s text:c="4"/>startTerminalSequence,</text:p>
      <text:p text:style-name="P1712"><text:s text:c="4"/>resetExperience,</text:p>
      <text:p text:style-name="P1713"><text:s text:c="4"/>startExperience,</text:p>
      <text:p text:style-name="P1714"><text:s text:c="4"/>CAPTURED_PASSWORD_REF,</text:p>
      <text:p text:style-name="P1715"><text:s text:c="4"/>FINAL_SESSION_ID_REF</text:p>
      <text:p text:style-name="P1716"><text:s text:c="2"/>};</text:p>
      <text:p text:style-name="P1717">}</text:p>
      <text:h text:style-name="Heading_20_1" text:outline-level="1"><text:bookmark-start text:name="bestand-.corecreatestartexperience.js"/>BESTAND: ./core/createStartExperience.js<text:bookmark-end text:name="bestand-.corecreatestartexperience.js"/></text:h>
      <text:p text:style-name="P1718">// ./core/createStartExperience.js</text:p>
      <text:p text:style-name="P1719">export function createStartExperience({ PHASE, STATES, hasBootedOnceRef, resetExperience }) {</text:p>
      <text:p text:style-name="P1720"><text:s text:c="2"/>return async function startExperience() {</text:p>
      <text:p text:style-name="P1721"><text:s text:c="4"/>if (</text:p>
      <text:p text:style-name="P1722"><text:s text:c="6"/>PHASE.current !== STATES.INTRO &amp;&amp;</text:p>
      <text:p text:style-name="P1723"><text:s text:c="6"/>PHASE.current !== STATES.LOADING &amp;&amp;</text:p>
      <text:p text:style-name="P1724"><text:s text:c="6"/>PHASE.current !== STATES.TITLE</text:p>
      <text:p text:style-name="P1725"><text:s text:c="4"/>) return;</text:p>
      <text:p text:style-name="P1726"/>
      <text:p text:style-name="P1727"><text:s text:c="4"/>hasBootedOnceRef.value = true;</text:p>
      <text:p text:style-name="P1728"><text:s text:c="4"/>await resetExperience();</text:p>
      <text:p text:style-name="P1729"><text:s text:c="2"/>};</text:p>
      <text:p text:style-name="P1730">}</text:p>
      <text:h text:style-name="Heading_20_1" text:outline-level="1"><text:bookmark-start text:name="bestand-.corecreateterminalruntime.js"/>BESTAND: ./core/createTerminalRuntime.js<text:bookmark-end text:name="bestand-.corecreateterminalruntime.js"/></text:h>
      <text:p text:style-name="P1731">// core/createTerminalRuntime.js</text:p>
      <text:p text:style-name="P1732">import { createTerminalRefs } from "./refs.js";</text:p>
      <text:p text:style-name="P1733">import { createLogBuffer } from "./logBuffer.js";</text:p>
      <text:p text:style-name="P1734"/>
      <text:p text:style-name="P1735">export function createTerminalRuntime() {</text:p>
      <text:p text:style-name="P1736"><text:s text:c="2"/>const {</text:p>
      <text:p text:style-name="P1737"><text:s text:c="2"/>CAPTURED_PASSWORD_REF,</text:p>
      <text:p text:style-name="P1738"><text:s text:c="2"/>FINAL_SESSION_ID_REF,</text:p>
      <text:p text:style-name="P1739"><text:s text:c="2"/>LAST_PROTOCOL_REF,</text:p>
      <text:p text:style-name="P1740"><text:s text:c="2"/>REQUEST_TIME_REF</text:p>
      <text:p text:style-name="P1741">} = createTerminalRefs();</text:p>
      <text:p text:style-name="P1742"/>
      <text:p text:style-name="P1743"><text:s text:c="2"/>const logBuffer = createLogBuffer({ maxSize: 50, tailLines: 3 });</text:p>
      <text:p text:style-name="P1744"/>
      <text:p text:style-name="P1745">return {</text:p>
      <text:p text:style-name="P1746"><text:s text:c="2"/>refs: {</text:p>
      <text:p text:style-name="P1747"><text:s text:c="4"/>CAPTURED_PASSWORD_REF,</text:p>
      <text:p text:style-name="P1748"><text:s text:c="4"/>FINAL_SESSION_ID_REF,</text:p>
      <text:p text:style-name="P1749"><text:s text:c="4"/>LAST_PROTOCOL_REF,</text:p>
      <text:p text:style-name="P1750"><text:s text:c="4"/>REQUEST_TIME_REF</text:p>
      <text:p text:style-name="P1751"><text:s text:c="2"/>},</text:p>
      <text:p text:style-name="P1752"><text:s text:c="2"/>logBuffer,</text:p>
      <text:p text:style-name="P1753"><text:s text:c="2"/>pushAccessLog: logBuffer.push,</text:p>
      <text:p text:style-name="P1754"><text:s text:c="2"/>getTailLines: logBuffer.tail</text:p>
      <text:p text:style-name="P1755">};</text:p>
      <text:p text:style-name="P1756">}</text:p>
      <text:h text:style-name="Heading_20_1" text:outline-level="1"><text:bookmark-start text:name="bestand-.corecreateterminalstack.js"/>BESTAND: ./core/createTerminalStack.js<text:bookmark-end text:name="bestand-.corecreateterminalstack.js"/></text:h>
      <text:p text:style-name="P1757">// core/createTerminalStack.js</text:p>
      <text:p text:style-name="P1758">import { createHashScreenEngine } from "../engines/hashScreen.js";</text:p>
      <text:p text:style-name="P1759">import { createTerminalEngine } from "../engines/terminal.js";</text:p>
      <text:p text:style-name="P1760"/>
      <text:p text:style-name="P1761">export function createTerminalStack({</text:p>
      <text:p text:style-name="P1762"><text:s text:c="2"/>randFloat,</text:p>
      <text:p text:style-name="P1763"><text:s text:c="2"/>getVisitorIP,</text:p>
      <text:p text:style-name="P1764"><text:s text:c="2"/>getHostLabel,</text:p>
      <text:p text:style-name="P1765"><text:s text:c="2"/>getThemeForGroup,</text:p>
      <text:p text:style-name="P1766"><text:s text:c="2"/>getPolicy,</text:p>
      <text:p text:style-name="P1767"/>
      <text:p text:style-name="P1768"><text:s text:c="2"/>groupSelector,</text:p>
      <text:p text:style-name="P1769"><text:s text:c="2"/>GROUP_WEIGHTS,</text:p>
      <text:p text:style-name="P1770"><text:s text:c="2"/>GROUP_LABELS,</text:p>
      <text:p text:style-name="P1771"><text:s text:c="2"/>FLAG_THEMES,</text:p>
      <text:p text:style-name="P1772"/>
      <text:p text:style-name="P1773"><text:s text:c="2"/>BASE_DOMAIN,</text:p>
      <text:p text:style-name="P1774"><text:s text:c="2"/>FULL_DOMAIN,</text:p>
      <text:p text:style-name="P1775"><text:s text:c="2"/>IP_ADDRESS,</text:p>
      <text:p text:style-name="P1776"/>
      <text:p text:style-name="P1777"><text:s text:c="2"/>// experience getters</text:p>
      <text:p text:style-name="P1778"><text:s text:c="2"/>getSession,</text:p>
      <text:p text:style-name="P1779"><text:s text:c="2"/>getSiteUser,</text:p>
      <text:p text:style-name="P1780"><text:s text:c="2"/>getRandomUserByGroup,</text:p>
      <text:p text:style-name="P1781"><text:s text:c="2"/>getNetworkGroup,</text:p>
      <text:p text:style-name="P1782"><text:s text:c="2"/>getRandomAscii,</text:p>
      <text:p text:style-name="P1783"/>
      <text:p text:style-name="P1784"><text:s text:c="2"/>// logs + refs</text:p>
      <text:p text:style-name="P1785"><text:s text:c="2"/>pushAccessLog,</text:p>
      <text:p text:style-name="P1786"><text:s text:c="2"/>getTailLines,</text:p>
      <text:p text:style-name="P1787"><text:s text:c="2"/>CAPTURED_PASSWORD_REF,</text:p>
      <text:p text:style-name="P1788"><text:s text:c="2"/>FINAL_SESSION_ID_REF,</text:p>
      <text:p text:style-name="P1789"><text:s text:c="2"/>LAST_PROTOCOL_REF,</text:p>
      <text:p text:style-name="P1790"><text:s text:c="2"/>REQUEST_TIME_REF</text:p>
      <text:p text:style-name="P1791">}) {</text:p>
      <text:p text:style-name="P1792"/>
      <text:p text:style-name="P1793"><text:s text:c="2"/>const hashScreen = createHashScreenEngine({</text:p>
      <text:p text:style-name="P1794"><text:s text:c="4"/>randFloat,</text:p>
      <text:p text:style-name="P1795"><text:s text:c="4"/>getSiteUser,</text:p>
      <text:p text:style-name="P1796"><text:s text:c="4"/>getCapturedPassword: () =&gt; CAPTURED_PASSWORD_REF.value,</text:p>
      <text:p text:style-name="P1797"><text:s text:c="4"/>getNetworkGroup,</text:p>
      <text:p text:style-name="P1798"><text:s text:c="4"/>GROUP_LABELS,</text:p>
      <text:p text:style-name="P1799"><text:s text:c="4"/>getPolicy,</text:p>
      <text:p text:style-name="P1800"><text:s text:c="4"/>getRandomAscii,</text:p>
      <text:p text:style-name="P1801"><text:s text:c="4"/>getSession,</text:p>
      <text:p text:style-name="P1802"/>
      <text:p text:style-name="P1803"><text:s text:c="4"/>// single-source refs for cross-phase consistency</text:p>
      <text:p text:style-name="P1804"><text:s text:c="4"/>FINAL_SESSION_ID_REF,</text:p>
      <text:p text:style-name="P1805"><text:s text:c="4"/>REQUEST_TIME_REF</text:p>
      <text:p text:style-name="P1806"><text:s text:c="2"/>});</text:p>
      <text:p text:style-name="P1807"/>
      <text:p text:style-name="P1808"><text:s text:c="2"/>const terminalEngine = createTerminalEngine({</text:p>
      <text:p text:style-name="P1809"><text:s text:c="4"/>randFloat,</text:p>
      <text:p text:style-name="P1810"><text:s text:c="4"/>getVisitorIP,</text:p>
      <text:p text:style-name="P1811"><text:s text:c="4"/>getHostLabel,</text:p>
      <text:p text:style-name="P1812"><text:s text:c="4"/>getThemeForGroup,</text:p>
      <text:p text:style-name="P1813"><text:s text:c="4"/>getWeightedGroup: (region) =&gt; groupSelector.getWeightedGroup(region, GROUP_WEIGHTS),</text:p>
      <text:p text:style-name="P1814"><text:s text:c="4"/>GROUP_LABELS,</text:p>
      <text:p text:style-name="P1815"><text:s text:c="4"/>FLAG_THEMES,</text:p>
      <text:p text:style-name="P1816"><text:s text:c="4"/>getSession,</text:p>
      <text:p text:style-name="P1817"><text:s text:c="4"/>getSiteUser,</text:p>
      <text:p text:style-name="P1818"><text:s text:c="4"/>getRandomUserByGroup,</text:p>
      <text:p text:style-name="P1819"><text:s text:c="4"/>getNetworkGroup,</text:p>
      <text:p text:style-name="P1820"><text:s text:c="4"/>BASE_DOMAIN,</text:p>
      <text:p text:style-name="P1821"><text:s text:c="4"/>FULL_DOMAIN,</text:p>
      <text:p text:style-name="P1822"><text:s text:c="4"/>IP_ADDRESS,</text:p>
      <text:p text:style-name="P1823"><text:s text:c="4"/>pushAccessLog,</text:p>
      <text:p text:style-name="P1824"><text:s text:c="4"/>getTailLines,</text:p>
      <text:p text:style-name="P1825"><text:s text:c="4"/>CAPTURED_PASSWORD_REF,</text:p>
      <text:p text:style-name="P1826"><text:s text:c="4"/>FINAL_SESSION_ID_REF,</text:p>
      <text:p text:style-name="P1827"><text:s text:c="4"/>LAST_PROTOCOL_REF,</text:p>
      <text:p text:style-name="P1828"><text:s text:c="4"/>REQUEST_TIME_REF</text:p>
      <text:p text:style-name="P1829"><text:s text:c="2"/>});</text:p>
      <text:p text:style-name="P1830"/>
      <text:p text:style-name="P1831"><text:s text:c="2"/>return { hashScreen, terminalEngine };</text:p>
      <text:p text:style-name="P1832">}</text:p>
      <text:h text:style-name="Heading_20_1" text:outline-level="1"><text:bookmark-start text:name="bestand-.coredomready.js"/>BESTAND: ./core/domReady.js<text:bookmark-end text:name="bestand-.coredomready.js"/></text:h>
      <text:p text:style-name="P1833">// core/domReady.js</text:p>
      <text:p text:style-name="P1834">export function domReady() {</text:p>
      <text:p text:style-name="P1835"><text:s text:c="2"/>return new Promise((resolve) =&gt; {</text:p>
      <text:p text:style-name="P1836"><text:s text:c="4"/>if (document.readyState === "loading") {</text:p>
      <text:p text:style-name="P1837"><text:s text:c="6"/>document.addEventListener("DOMContentLoaded", resolve, { once: true });</text:p>
      <text:p text:style-name="P1838"><text:s text:c="4"/>} else {</text:p>
      <text:p text:style-name="P1839"><text:s text:c="6"/>resolve();</text:p>
      <text:p text:style-name="P1840"><text:s text:c="4"/>}</text:p>
      <text:p text:style-name="P1841"><text:s text:c="2"/>});</text:p>
      <text:p text:style-name="P1842">}</text:p>
      <text:h text:style-name="Heading_20_1" text:outline-level="1"><text:bookmark-start text:name="bestand-.coreexperiencestate.js"/>BESTAND: ./core/experienceState.js<text:bookmark-end text:name="bestand-.coreexperiencestate.js"/></text:h>
      <text:p text:style-name="P1843">// core/experienceState.js</text:p>
      <text:p text:style-name="P1844">export function createExperienceState() {</text:p>
      <text:p text:style-name="P1845"><text:s text:c="2"/>return {</text:p>
      <text:p text:style-name="P1846"><text:s text:c="4"/>experience: null,</text:p>
      <text:p text:style-name="P1847"><text:s text:c="4"/>USERNAME_GROUP: null,</text:p>
      <text:p text:style-name="P1848"><text:s text:c="4"/>SITE_USER: null,</text:p>
      <text:p text:style-name="P1849"><text:s text:c="4"/>SESSION: null,</text:p>
      <text:p text:style-name="P1850"><text:s text:c="4"/>RANDOM_ASCII: null,</text:p>
      <text:p text:style-name="P1851"/>
      <text:p text:style-name="P1852"><text:s text:c="4"/>ALL_IDENTITIES: null,</text:p>
      <text:p text:style-name="P1853"><text:s text:c="4"/>userGen: null,</text:p>
      <text:p text:style-name="P1854"/>
      <text:p text:style-name="P1855"><text:s text:c="4"/>getRandomUserByGroupRef: () =&gt; {</text:p>
      <text:p text:style-name="P1856"><text:s text:c="6"/>throw new Error("User generator not ready");</text:p>
      <text:p text:style-name="P1857"><text:s text:c="4"/>}</text:p>
      <text:p text:style-name="P1858"><text:s text:c="2"/>};</text:p>
      <text:p text:style-name="P1859">}</text:p>
      <text:h text:style-name="Heading_20_1" text:outline-level="1"><text:bookmark-start text:name="bestand-.coreip.js"/>BESTAND: ./core/ip.js<text:bookmark-end text:name="bestand-.coreip.js"/></text:h>
      <text:p text:style-name="P1860">let VISITOR_IP = null;</text:p>
      <text:p text:style-name="P1861">let HOST_LABEL = null;</text:p>
      <text:p text:style-name="P1862"/>
      <text:p text:style-name="P1863">let IP_PROMISE = null;</text:p>
      <text:p text:style-name="P1864">let IP_RESOLVED = false;</text:p>
      <text:p text:style-name="P1865"/>
      <text:p text:style-name="P1866">export function getVisitorIP() {</text:p>
      <text:p text:style-name="P1867"><text:s text:c="2"/>return VISITOR_IP;</text:p>
      <text:p text:style-name="P1868">}</text:p>
      <text:p text:style-name="P1869"/>
      <text:p text:style-name="P1870">export function getHostLabel() {</text:p>
      <text:p text:style-name="P1871"><text:s text:c="2"/>return HOST_LABEL;</text:p>
      <text:p text:style-name="P1872">}</text:p>
      <text:p text:style-name="P1873"/>
      <text:p text:style-name="P1874">export function isIPResolved() {</text:p>
      <text:p text:style-name="P1875"><text:s text:c="2"/>return IP_RESOLVED;</text:p>
      <text:p text:style-name="P1876">}</text:p>
      <text:p text:style-name="P1877"/>
      <text:p text:style-name="P1878">export async function resolveVisitorIP() {</text:p>
      <text:p text:style-name="P1879"/>
      <text:p text:style-name="P1880"><text:s text:c="2"/>if (IP_RESOLVED &amp;&amp; VISITOR_IP) {</text:p>
      <text:p text:style-name="P1881"><text:s text:c="4"/>return VISITOR_IP;</text:p>
      <text:p text:style-name="P1882"><text:s text:c="2"/>}</text:p>
      <text:p text:style-name="P1883"/>
      <text:p text:style-name="P1884"><text:s text:c="2"/>if (IP_PROMISE) {</text:p>
      <text:p text:style-name="P1885"><text:s text:c="4"/>return IP_PROMISE;</text:p>
      <text:p text:style-name="P1886"><text:s text:c="2"/>}</text:p>
      <text:p text:style-name="P1887"/>
      <text:p text:style-name="P1888"><text:s text:c="2"/>IP_PROMISE = (async () =&gt; {</text:p>
      <text:p text:style-name="P1889"/>
      <text:p text:style-name="P1890"><text:s text:c="4"/>try {</text:p>
      <text:p text:style-name="P1891">const controller = new AbortController();</text:p>
      <text:p text:style-name="P1892">const timeout = setTimeout(() =&gt; controller.abort(), 500);</text:p>
      <text:p text:style-name="P1893"/>
      <text:p text:style-name="P1894">let res;</text:p>
      <text:p text:style-name="P1895">try {</text:p>
      <text:p text:style-name="P1896"><text:s text:c="2"/>res = await fetch("api/ip.php", {</text:p>
      <text:p text:style-name="P1897"><text:s text:c="4"/>cache: "no-store",</text:p>
      <text:p text:style-name="P1898"><text:s text:c="4"/>signal: controller.signal</text:p>
      <text:p text:style-name="P1899"><text:s text:c="2"/>});</text:p>
      <text:p text:style-name="P1900">} finally {</text:p>
      <text:p text:style-name="P1901"><text:s text:c="2"/>clearTimeout(timeout);</text:p>
      <text:p text:style-name="P1902">}</text:p>
      <text:p text:style-name="P1903"><text:s text:c="6"/>clearTimeout(timeout);</text:p>
      <text:p text:style-name="P1904"/>
      <text:p text:style-name="P1905"><text:s text:c="6"/>if (!res.ok) throw new Error("bad response");</text:p>
      <text:p text:style-name="P1906"/>
      <text:p text:style-name="P1907"><text:s text:c="6"/>const data = await res.json();</text:p>
      <text:p text:style-name="P1908"/>
      <text:p text:style-name="P1909"><text:s text:c="6"/>VISITOR_IP = data.ip || "unknown";</text:p>
      <text:p text:style-name="P1910"><text:s text:c="6"/>HOST_LABEL = VISITOR_IP;</text:p>
      <text:p text:style-name="P1911"><text:s text:c="6"/>IP_RESOLVED = true;</text:p>
      <text:p text:style-name="P1912"/>
      <text:p text:style-name="P1913"><text:s text:c="6"/>return VISITOR_IP;</text:p>
      <text:p text:style-name="P1914"/>
      <text:p text:style-name="P1915"><text:s text:c="4"/>} catch (e) {</text:p>
      <text:p text:style-name="P1916"/>
      <text:p text:style-name="P1917"><text:s text:c="6"/>VISITOR_IP = "unknown";</text:p>
      <text:p text:style-name="P1918"><text:s text:c="6"/>HOST_LABEL = VISITOR_IP;</text:p>
      <text:p text:style-name="P1919"><text:s text:c="6"/>IP_RESOLVED = true;</text:p>
      <text:p text:style-name="P1920"/>
      <text:p text:style-name="P1921"><text:s text:c="6"/>return VISITOR_IP;</text:p>
      <text:p text:style-name="P1922"><text:s text:c="4"/>}</text:p>
      <text:p text:style-name="P1923"/>
      <text:p text:style-name="P1924"><text:s text:c="2"/>})();</text:p>
      <text:p text:style-name="P1925"/>
      <text:p text:style-name="P1926"><text:s text:c="2"/>return IP_PROMISE;</text:p>
      <text:p text:style-name="P1927">}</text:p>
      <text:h text:style-name="Heading_20_1" text:outline-level="1"><text:bookmark-start text:name="bestand-.coreloadersidentityloader.js"/>BESTAND: ./core/loaders/identityLoader.js<text:bookmark-end text:name="bestand-.coreloadersidentityloader.js"/></text:h>
      <text:p text:style-name="P1928">export async function preloadAllIdentities({</text:p>
      <text:p text:style-name="P1929"><text:s text:c="2"/>groups,</text:p>
      <text:p text:style-name="P1930"><text:s text:c="2"/>basePath = "./data",</text:p>
      <text:p text:style-name="P1931"><text:s text:c="2"/>cache = "no-store",</text:p>
      <text:p text:style-name="P1932"><text:s text:c="2"/>onProgress = () =&gt; {}</text:p>
      <text:p text:style-name="P1933">}) {</text:p>
      <text:p text:style-name="P1934"><text:s text:c="2"/>const result = {};</text:p>
      <text:p text:style-name="P1935"><text:s text:c="2"/>let loaded = 0;</text:p>
      <text:p text:style-name="P1936"><text:s text:c="2"/>const total = groups.length || 1;</text:p>
      <text:p text:style-name="P1937"/>
      <text:p text:style-name="P1938"><text:s text:c="2"/>for (const group of groups) {</text:p>
      <text:p text:style-name="P1939"><text:s text:c="4"/>try {</text:p>
      <text:p text:style-name="P1940"><text:s text:c="6"/>const r = await fetch(`${basePath}/identity/${group}.txt`, { cache });</text:p>
      <text:p text:style-name="P1941"/>
      <text:p text:style-name="P1942"><text:s text:c="6"/>if (!r.ok) {</text:p>
      <text:p text:style-name="P1943"><text:s text:c="8"/>console.warn("Missing identity file:", group);</text:p>
      <text:p text:style-name="P1944"><text:s text:c="6"/>} else {</text:p>
      <text:p text:style-name="P1945"><text:s text:c="8"/>const text = await r.text();</text:p>
      <text:p text:style-name="P1946"><text:s text:c="8"/>result[group] = JSON.parse(text);</text:p>
      <text:p text:style-name="P1947"><text:s text:c="6"/>}</text:p>
      <text:p text:style-name="P1948"/>
      <text:p text:style-name="P1949"><text:s text:c="4"/>} catch (err) {</text:p>
      <text:p text:style-name="P1950"><text:s text:c="6"/>console.warn("Broken identity file:", group, err);</text:p>
      <text:p text:style-name="P1951"><text:s text:c="4"/>}</text:p>
      <text:p text:style-name="P1952"/>
      <text:p text:style-name="P1953"><text:s text:c="4"/>loaded++;</text:p>
      <text:p text:style-name="P1954"><text:s text:c="4"/>onProgress(Math.round((loaded / total) * 100));</text:p>
      <text:p text:style-name="P1955"><text:s text:c="2"/>}</text:p>
      <text:p text:style-name="P1956"/>
      <text:p text:style-name="P1957"><text:s text:c="2"/>return result;</text:p>
      <text:p text:style-name="P1958">}</text:p>
      <text:h text:style-name="Heading_20_1" text:outline-level="1"><text:bookmark-start text:name="bestand-.corelogbuffer.js"/>BESTAND: ./core/logBuffer.js<text:bookmark-end text:name="bestand-.corelogbuffer.js"/></text:h>
      <text:p text:style-name="P1959">export function createLogBuffer({</text:p>
      <text:p text:style-name="P1960"><text:s text:c="2"/>maxSize = 50,</text:p>
      <text:p text:style-name="P1961"><text:s text:c="2"/>tailLines = 3</text:p>
      <text:p text:style-name="P1962">} = {}) {</text:p>
      <text:p text:style-name="P1963"/>
      <text:p text:style-name="P1964"><text:s text:c="2"/>const buffer = [];</text:p>
      <text:p text:style-name="P1965"/>
      <text:p text:style-name="P1966"><text:s text:c="2"/>function push(entry) {</text:p>
      <text:p text:style-name="P1967"><text:s text:c="4"/>buffer.push(entry);</text:p>
      <text:p text:style-name="P1968"><text:s text:c="4"/>if (buffer.length &gt; maxSize) {</text:p>
      <text:p text:style-name="P1969"><text:s text:c="6"/>buffer.shift();</text:p>
      <text:p text:style-name="P1970"><text:s text:c="4"/>}</text:p>
      <text:p text:style-name="P1971"><text:s text:c="2"/>}</text:p>
      <text:p text:style-name="P1972"/>
      <text:p text:style-name="P1973"><text:s text:c="2"/>function tail(n = tailLines) {</text:p>
      <text:p text:style-name="P1974"><text:s text:c="4"/>return buffer.slice(-n);</text:p>
      <text:p text:style-name="P1975"><text:s text:c="2"/>}</text:p>
      <text:p text:style-name="P1976"/>
      <text:p text:style-name="P1977"><text:s text:c="2"/>function reset() {</text:p>
      <text:p text:style-name="P1978"><text:s text:c="4"/>buffer.length = 0;</text:p>
      <text:p text:style-name="P1979"><text:s text:c="2"/>}</text:p>
      <text:p text:style-name="P1980"/>
      <text:p text:style-name="P1981"><text:s text:c="2"/>return {</text:p>
      <text:p text:style-name="P1982"><text:s text:c="4"/>push,</text:p>
      <text:p text:style-name="P1983"><text:s text:c="4"/>tail,</text:p>
      <text:p text:style-name="P1984"><text:s text:c="4"/>reset</text:p>
      <text:p text:style-name="P1985"><text:s text:c="2"/>};</text:p>
      <text:p text:style-name="P1986">}</text:p>
      <text:h text:style-name="Heading_20_1" text:outline-level="1"><text:bookmark-start text:name="bestand-.coreloopduration.js"/>BESTAND: ./core/loopDuration.js<text:bookmark-end text:name="bestand-.coreloopduration.js"/></text:h>
      <text:p text:style-name="P1987">// ./core/loopDuration.js</text:p>
      <text:p text:style-name="P1988">export function computeLoopDuration(session, randFloat) {</text:p>
      <text:p text:style-name="P1989"><text:s text:c="2"/>// identieke ranges als in main, zodat gedrag gelijk blijft</text:p>
      <text:p text:style-name="P1990"><text:s text:c="2"/>if (session?.type === "scripted") {</text:p>
      <text:p text:style-name="P1991"><text:s text:c="4"/>return 32000 + randFloat() * 10000;</text:p>
      <text:p text:style-name="P1992"><text:s text:c="2"/>}</text:p>
      <text:p text:style-name="P1993"><text:s text:c="2"/>if (session?.type === "datacenter") {</text:p>
      <text:p text:style-name="P1994"><text:s text:c="4"/>return 33000 + randFloat() * 15000;</text:p>
      <text:p text:style-name="P1995"><text:s text:c="2"/>}</text:p>
      <text:p text:style-name="P1996"><text:s text:c="2"/>return 37500 + randFloat() * 15000;</text:p>
      <text:p text:style-name="P1997">}</text:p>
      <text:h text:style-name="Heading_20_1" text:outline-level="1"><text:bookmark-start text:name="bestand-.coreloopstate.js"/>BESTAND: ./core/loopState.js<text:bookmark-end text:name="bestand-.coreloopstate.js"/></text:h>
      <text:p text:style-name="P1998">export function createLoopState() {</text:p>
      <text:p text:style-name="P1999"><text:s text:c="2"/>return {</text:p>
      <text:p text:style-name="P2000"><text:s text:c="4"/>duration: 35000</text:p>
      <text:p text:style-name="P2001"><text:s text:c="2"/>};</text:p>
      <text:p text:style-name="P2002">}</text:p>
      <text:h text:style-name="Heading_20_1" text:outline-level="1"><text:bookmark-start text:name="bestand-.corepolicy.js"/>BESTAND: ./core/policy.js<text:bookmark-end text:name="bestand-.corepolicy.js"/></text:h>
      <text:p text:style-name="P2003">let POLICY_DECISION = null;</text:p>
      <text:p text:style-name="P2004"/>
      <text:p text:style-name="P2005">export function getPolicyDecision() {</text:p>
      <text:p text:style-name="P2006"><text:s text:c="2"/>return POLICY_DECISION;</text:p>
      <text:p text:style-name="P2007">}</text:p>
      <text:p text:style-name="P2008"/>
      <text:p text:style-name="P2009">export function generatePolicyDecision({</text:p>
      <text:p text:style-name="P2010"><text:s text:c="2"/>networkGroup,</text:p>
      <text:p text:style-name="P2011"><text:s text:c="2"/>session,</text:p>
      <text:p text:style-name="P2012"><text:s text:c="2"/>geoRestrictedCountries,</text:p>
      <text:p text:style-name="P2013"><text:s text:c="2"/>policyResults,</text:p>
      <text:p text:style-name="P2014"><text:s text:c="2"/>randFloat</text:p>
      <text:p text:style-name="P2015">}) {</text:p>
      <text:p text:style-name="P2016"/>
      <text:p text:style-name="P2017"><text:s text:c="2"/>if (geoRestrictedCountries.includes(networkGroup)) {</text:p>
      <text:p text:style-name="P2018"><text:s text:c="4"/>POLICY_DECISION = {</text:p>
      <text:p text:style-name="P2019"><text:s text:c="6"/>status: "DENIED",</text:p>
      <text:p text:style-name="P2020"><text:s text:c="6"/>reason: "geo restriction policy"</text:p>
      <text:p text:style-name="P2021"><text:s text:c="4"/>};</text:p>
      <text:p text:style-name="P2022"><text:s text:c="4"/>return POLICY_DECISION;</text:p>
      <text:p text:style-name="P2023"><text:s text:c="2"/>}</text:p>
      <text:p text:style-name="P2024"/>
      <text:p text:style-name="P2025"><text:s text:c="2"/>if (session.type === "datacenter") {</text:p>
      <text:p text:style-name="P2026"><text:s text:c="4"/>POLICY_DECISION = {</text:p>
      <text:p text:style-name="P2027"><text:s text:c="6"/>status: "DENIED",</text:p>
      <text:p text:style-name="P2028"><text:s text:c="6"/>reason: "cross-border datacenter anomaly"</text:p>
      <text:p text:style-name="P2029"><text:s text:c="4"/>};</text:p>
      <text:p text:style-name="P2030"><text:s text:c="4"/>return POLICY_DECISION;</text:p>
      <text:p text:style-name="P2031"><text:s text:c="2"/>}</text:p>
      <text:p text:style-name="P2032"/>
      <text:p text:style-name="P2033"><text:s text:c="2"/>const pool =</text:p>
      <text:p text:style-name="P2034"><text:s text:c="4"/>policyResults[session.type] ||</text:p>
      <text:p text:style-name="P2035"><text:s text:c="4"/>policyResults["default"];</text:p>
      <text:p text:style-name="P2036"/>
      <text:p text:style-name="P2037"><text:s text:c="2"/>POLICY_DECISION =</text:p>
      <text:p text:style-name="P2038"><text:s text:c="4"/>pool[Math.floor(randFloat() * pool.length)];</text:p>
      <text:p text:style-name="P2039"/>
      <text:p text:style-name="P2040"><text:s text:c="2"/>return POLICY_DECISION;</text:p>
      <text:p text:style-name="P2041">}</text:p>
      <text:h text:style-name="Heading_20_1" text:outline-level="1"><text:bookmark-start text:name="bestand-.corerandom.js"/>BESTAND: ./core/random.js<text:bookmark-end text:name="bestand-.corerandom.js"/></text:h>
      <text:p text:style-name="P2042">// /core/random.js</text:p>
      <text:p text:style-name="P2043">let WORLD_SEED = 1;</text:p>
      <text:p text:style-name="P2044">let rand = null;</text:p>
      <text:p text:style-name="P2045"/>
      <text:p text:style-name="P2046">function mulberry32(a) {</text:p>
      <text:p text:style-name="P2047"><text:s text:c="2"/>return function () {</text:p>
      <text:p text:style-name="P2048"><text:s text:c="4"/>let t = (a += 0x6D2B79F5);</text:p>
      <text:p text:style-name="P2049"><text:s text:c="4"/>t = Math.imul(t ^ (t &gt;&gt;&gt; 15), t | 1);</text:p>
      <text:p text:style-name="P2050"><text:s text:c="4"/>t ^= t + Math.imul(t ^ (t &gt;&gt;&gt; 7), t | 61);</text:p>
      <text:p text:style-name="P2051"><text:s text:c="4"/>return ((t ^ (t &gt;&gt;&gt; 14)) &gt;&gt;&gt; 0) / 4294967296;</text:p>
      <text:p text:style-name="P2052"><text:s text:c="2"/>};</text:p>
      <text:p text:style-name="P2053">}</text:p>
      <text:p text:style-name="P2054"/>
      <text:p text:style-name="P2055">function init(seed) {</text:p>
      <text:p text:style-name="P2056"><text:s text:c="2"/>WORLD_SEED = seed &gt;&gt;&gt; 0;</text:p>
      <text:p text:style-name="P2057"><text:s text:c="2"/>rand = mulberry32(WORLD_SEED);</text:p>
      <text:p text:style-name="P2058">}</text:p>
      <text:p text:style-name="P2059"/>
      <text:p text:style-name="P2060">function randomSeedUint32() {</text:p>
      <text:p text:style-name="P2061"><text:s text:c="2"/>const seedArray = new Uint32Array(1);</text:p>
      <text:p text:style-name="P2062"><text:s text:c="2"/>crypto.getRandomValues(seedArray);</text:p>
      <text:p text:style-name="P2063"><text:s text:c="2"/>return seedArray[0] &gt;&gt;&gt; 0;</text:p>
      <text:p text:style-name="P2064">}</text:p>
      <text:p text:style-name="P2065"/>
      <text:p text:style-name="P2066">// automatisch bij import</text:p>
      <text:p text:style-name="P2067">init(randomSeedUint32());</text:p>
      <text:p text:style-name="P2068"/>
      <text:p text:style-name="P2069">export function randFloat() {</text:p>
      <text:p text:style-name="P2070"><text:s text:c="2"/>// seeded random, niet Math.random()</text:p>
      <text:p text:style-name="P2071"><text:s text:c="2"/>return rand();</text:p>
      <text:p text:style-name="P2072">}</text:p>
      <text:p text:style-name="P2073"/>
      <text:p text:style-name="P2074">export function reseedWorld(seed = randomSeedUint32()) {</text:p>
      <text:p text:style-name="P2075"><text:s text:c="2"/>init(seed);</text:p>
      <text:p text:style-name="P2076"><text:s text:c="2"/>return WORLD_SEED;</text:p>
      <text:p text:style-name="P2077">}</text:p>
      <text:p text:style-name="P2078"/>
      <text:p text:style-name="P2079">export function getSeed() {</text:p>
      <text:p text:style-name="P2080"><text:s text:c="2"/>return WORLD_SEED;</text:p>
      <text:p text:style-name="P2081">}</text:p>
      <text:h text:style-name="Heading_20_1" text:outline-level="1"><text:bookmark-start text:name="bestand-.corerefs.js"/>BESTAND: ./core/refs.js<text:bookmark-end text:name="bestand-.corerefs.js"/></text:h>
      <text:p text:style-name="P2082">export function createTerminalRefs() {</text:p>
      <text:p text:style-name="P2083"><text:s text:c="2"/>return {</text:p>
      <text:p text:style-name="P2084"><text:s text:c="4"/>CAPTURED_PASSWORD_REF: { value: null },</text:p>
      <text:p text:style-name="P2085"><text:s text:c="4"/>FINAL_SESSION_ID_REF: { value: "" },</text:p>
      <text:p text:style-name="P2086"><text:s text:c="4"/>LAST_PROTOCOL_REF: { value: "HTTP/1.1" },</text:p>
      <text:p text:style-name="P2087"><text:s text:c="4"/>REQUEST_TIME_REF: { value: null } // &lt;-- nieuw</text:p>
      <text:p text:style-name="P2088"><text:s text:c="2"/>};</text:p>
      <text:p text:style-name="P2089">}</text:p>
      <text:h text:style-name="Heading_20_1" text:outline-level="1"><text:bookmark-start text:name="bestand-.coreresetexperience.js"/>BESTAND: ./core/resetExperience.js<text:bookmark-end text:name="bestand-.coreresetexperience.js"/></text:h>
      <text:p text:style-name="P2090">// ./core/resetExperience.js</text:p>
      <text:p text:style-name="P2091">export function createResetExperience({</text:p>
      <text:p text:style-name="P2092"><text:s text:c="2"/>// core resets</text:p>
      <text:p text:style-name="P2093"><text:s text:c="2"/>reseedWorld,</text:p>
      <text:p text:style-name="P2094"><text:s text:c="2"/>logBuffer,</text:p>
      <text:p text:style-name="P2095"><text:s text:c="2"/>terminalEngine,</text:p>
      <text:p text:style-name="P2096"><text:s text:c="2"/>hashScreen,</text:p>
      <text:p text:style-name="P2097"><text:s text:c="2"/>glitchEngine,</text:p>
      <text:p text:style-name="P2098"/>
      <text:p text:style-name="P2099"><text:s text:c="2"/>// refs</text:p>
      <text:p text:style-name="P2100"><text:s text:c="4"/>CAPTURED_PASSWORD_REF,</text:p>
      <text:p text:style-name="P2101"><text:s text:c="4"/>FINAL_SESSION_ID_REF,</text:p>
      <text:p text:style-name="P2102"><text:s text:c="4"/>LAST_PROTOCOL_REF,</text:p>
      <text:p text:style-name="P2103"><text:s text:c="4"/>REQUEST_TIME_REF,</text:p>
      <text:p text:style-name="P2104"/>
      <text:p text:style-name="P2105"><text:s text:c="2"/>// state refs (objects met .value)</text:p>
      <text:p text:style-name="P2106"><text:s text:c="2"/>terminalStartedRef,</text:p>
      <text:p text:style-name="P2107"><text:s text:c="2"/>terminalPhaseStartedRef,</text:p>
      <text:p text:style-name="P2108"/>
      <text:p text:style-name="P2109"><text:s text:c="2"/>// render state object (mutated)</text:p>
      <text:p text:style-name="P2110"><text:s text:c="2"/>renderState,</text:p>
      <text:p text:style-name="P2111"/>
      <text:p text:style-name="P2112"><text:s text:c="2"/>// experience / session</text:p>
      <text:p text:style-name="P2113"><text:s text:c="2"/>groupSelector,</text:p>
      <text:p text:style-name="P2114"><text:s text:c="2"/>ACTIVE_REGION,</text:p>
      <text:p text:style-name="P2115"><text:s text:c="2"/>GROUP_WEIGHTS,</text:p>
      <text:p text:style-name="P2116"><text:s text:c="2"/>experienceFactory,</text:p>
      <text:p text:style-name="P2117"><text:s text:c="2"/>getUserGenOrThrow, <text:s text:c="9"/>// () =&gt; userGen (moet bestaan)</text:p>
      <text:p text:style-name="P2118"><text:s text:c="2"/>setGetRandomUserByGroupRef, // (fn) =&gt; getRandomUserByGroupRef = fn</text:p>
      <text:p text:style-name="P2119"/>
      <text:p text:style-name="P2120"><text:s text:c="2"/>// setters voor “globals” in main</text:p>
      <text:p text:style-name="P2121"><text:s text:c="2"/>setNetworkGroup, <text:s text:c="11"/>// (g) =&gt; NETWORK_GROUP = g</text:p>
      <text:p text:style-name="P2122"><text:s text:c="2"/>setExperience, <text:s text:c="13"/>// (exp) =&gt; experience = exp</text:p>
      <text:p text:style-name="P2123"><text:s text:c="2"/>setUsernameGroup, <text:s text:c="10"/>// (ug) =&gt; USERNAME_GROUP = ug</text:p>
      <text:p text:style-name="P2124"><text:s text:c="2"/>setSiteUser, <text:s text:c="15"/>// (u) =&gt; SITE_USER = u</text:p>
      <text:p text:style-name="P2125"><text:s text:c="2"/>setSession, <text:s text:c="16"/>// (s) =&gt; SESSION = s</text:p>
      <text:p text:style-name="P2126"><text:s text:c="2"/>setRandomAscii, <text:s text:c="12"/>// (a) =&gt; RANDOM_ASCII = a</text:p>
      <text:p text:style-name="P2127">setPolicy,</text:p>
      <text:p text:style-name="P2128"/>
      <text:p text:style-name="P2129"><text:s text:c="2"/>// loop timing</text:p>
      <text:p text:style-name="P2130"><text:s text:c="2"/>computeLoopDuration,</text:p>
      <text:p text:style-name="P2131"><text:s text:c="2"/>randFloat,</text:p>
      <text:p text:style-name="P2132"><text:s text:c="2"/>loopState, <text:s text:c="17"/>// { duration: number }</text:p>
      <text:p text:style-name="P2133"/>
      <text:p text:style-name="P2134"><text:s text:c="2"/>// UI stuff</text:p>
      <text:p text:style-name="P2135"><text:s text:c="2"/>applyUILanguage,</text:p>
      <text:p text:style-name="P2136"><text:s text:c="2"/>UI_TEXT,</text:p>
      <text:p text:style-name="P2137"><text:s text:c="2"/>dom,</text:p>
      <text:p text:style-name="P2138"/>
      <text:p text:style-name="P2139"><text:s text:c="2"/>// layout</text:p>
      <text:p text:style-name="P2140"><text:s text:c="2"/>resize,</text:p>
      <text:p text:style-name="P2141"/>
      <text:p text:style-name="P2142"><text:s text:c="2"/>// state machine</text:p>
      <text:p text:style-name="P2143"><text:s text:c="2"/>hasBootedOnceRef, <text:s text:c="10"/>// { value: boolean }</text:p>
      <text:p text:style-name="P2144"><text:s text:c="2"/>STATES,</text:p>
      <text:p text:style-name="P2145"><text:s text:c="2"/>setState,</text:p>
      <text:p text:style-name="P2146"/>
      <text:p text:style-name="P2147"><text:s text:c="2"/>// timing</text:p>
      <text:p text:style-name="P2148"><text:s text:c="2"/>setExperienceStart, <text:s text:c="8"/>// (n) =&gt; experienceStart = n</text:p>
      <text:p text:style-name="P2149"/>
      <text:p text:style-name="P2150"><text:s text:c="2"/>// title</text:p>
      <text:p text:style-name="P2151"><text:s text:c="2"/>titleEngine</text:p>
      <text:p text:style-name="P2152">}) {</text:p>
      <text:p text:style-name="P2153"/>
      <text:p text:style-name="P2154"><text:s text:c="2"/>return async function resetExperience() {</text:p>
      <text:p text:style-name="P2155"><text:s text:c="4"/>reseedWorld();</text:p>
      <text:p text:style-name="P2156"/>
      <text:p text:style-name="P2157"><text:s text:c="4"/>logBuffer.reset();</text:p>
      <text:p text:style-name="P2158"><text:s text:c="4"/>terminalEngine.reset();</text:p>
      <text:p text:style-name="P2159"><text:s text:c="4"/>hashScreen.reset();</text:p>
      <text:p text:style-name="P2160"><text:s text:c="4"/>glitchEngine.reset();</text:p>
      <text:p text:style-name="P2161"/>
      <text:p text:style-name="P2162"><text:s text:c="4"/>// refs reset</text:p>
      <text:p text:style-name="P2163"><text:s text:c="4"/>CAPTURED_PASSWORD_REF.value = null;</text:p>
      <text:p text:style-name="P2164"><text:s text:c="4"/>FINAL_SESSION_ID_REF.value = "";</text:p>
      <text:p text:style-name="P2165"><text:s text:c="4"/>LAST_PROTOCOL_REF.value = "HTTP/1.1";</text:p>
      <text:p text:style-name="P2166"><text:s text:c="4"/>REQUEST_TIME_REF.value = null;</text:p>
      <text:p text:style-name="P2167"/>
      <text:p text:style-name="P2168"><text:s text:c="4"/>// terminal flags reset</text:p>
      <text:p text:style-name="P2169"><text:s text:c="4"/>terminalStartedRef.value = false;</text:p>
      <text:p text:style-name="P2170"><text:s text:c="4"/>// terminalPhaseStartedRef laat ik ongemoeid tenzij jij hem expliciet reset.</text:p>
      <text:p text:style-name="P2171"><text:s text:c="4"/>// Als je hem WEL wilt resetten, zet hier ook: terminalPhaseStartedRef.value = false;</text:p>
      <text:p text:style-name="P2172"/>
      <text:p text:style-name="P2173"><text:s text:c="4"/>// render state reset</text:p>
      <text:p text:style-name="P2174"><text:s text:c="4"/>renderState.ipResolvedForSession = false;</text:p>
      <text:p text:style-name="P2175"><text:s text:c="4"/>renderState.lastTime = 0;</text:p>
      <text:p text:style-name="P2176"><text:s text:c="4"/>renderState.forceSpike = 0;</text:p>
      <text:p text:style-name="P2177"><text:s text:c="4"/>renderState.typedLength = 0;</text:p>
      <text:p text:style-name="P2178"><text:s text:c="4"/>renderState.lastTypeTime = 0;</text:p>
      <text:p text:style-name="P2179"><text:s text:c="4"/>renderState.titleFinished = 0;</text:p>
      <text:p text:style-name="P2180"><text:s text:c="4"/>renderState.blackoutStart = 0;</text:p>
      <text:p text:style-name="P2181"/>
      <text:p text:style-name="P2182"><text:s text:c="4"/>// userGen moet bestaan (anders kan je geen users trekken)</text:p>
      <text:p text:style-name="P2183"><text:s text:c="4"/>const userGen = getUserGenOrThrow();</text:p>
      <text:p text:style-name="P2184"><text:s text:c="4"/>setGetRandomUserByGroupRef(userGen.getRandomUserByGroup);</text:p>
      <text:p text:style-name="P2185"/>
      <text:p text:style-name="P2186"><text:s text:c="4"/>// nieuwe experience</text:p>
      <text:p text:style-name="P2187">// nieuwe experience</text:p>
      <text:p text:style-name="P2188">const experience = experienceFactory.createNewExperience();</text:p>
      <text:p text:style-name="P2189"/>
      <text:p text:style-name="P2190">setNetworkGroup(experience.NETWORK_GROUP);</text:p>
      <text:p text:style-name="P2191">setUsernameGroup(experience.USERNAME_GROUP);</text:p>
      <text:p text:style-name="P2192">setSiteUser(experience.SITE_USER);</text:p>
      <text:p text:style-name="P2193">setSession(experience.SESSION);</text:p>
      <text:p text:style-name="P2194">setRandomAscii(experience.RANDOM_ASCII);</text:p>
      <text:p text:style-name="P2195">setPolicy(experience.POLICY);</text:p>
      <text:p text:style-name="P2196"/>
      <text:p text:style-name="P2197">// loop duration</text:p>
      <text:p text:style-name="P2198">loopState.duration = computeLoopDuration(experience.SESSION, randFloat);</text:p>
      <text:p text:style-name="P2199"/>
      <text:p text:style-name="P2200">// UI reset</text:p>
      <text:p text:style-name="P2201">applyUILanguage(experience.NETWORK_GROUP, UI_TEXT);</text:p>
      <text:p text:style-name="P2202"/>
      <text:p text:style-name="P2203"><text:s text:c="4"/>dom.terminalElement.classList.remove("open");</text:p>
      <text:p text:style-name="P2204"/>
      <text:p text:style-name="P2205"><text:s text:c="4"/>const terminalOutput = document.getElementById("terminalOutput");</text:p>
      <text:p text:style-name="P2206"><text:s text:c="4"/>const terminalTitle <text:s text:c="1"/>= document.getElementById("terminalTitle");</text:p>
      <text:p text:style-name="P2207"><text:s text:c="4"/>if (terminalOutput) terminalOutput.innerHTML = "";</text:p>
      <text:p text:style-name="P2208"><text:s text:c="4"/>if (terminalTitle) terminalTitle.textContent = "";</text:p>
      <text:p text:style-name="P2209"/>
      <text:p text:style-name="P2210"><text:s text:c="4"/>// render/layout reset</text:p>
      <text:p text:style-name="P2211"><text:s text:c="4"/>resize();</text:p>
      <text:p text:style-name="P2212"/>
      <text:p text:style-name="P2213"><text:s text:c="4"/>const isColdBoot = !hasBootedOnceRef.value;</text:p>
      <text:p text:style-name="P2214"><text:s text:c="4"/>setState(isColdBoot ? STATES.INTRO : STATES.TITLE);</text:p>
      <text:p text:style-name="P2215"/>
      <text:p text:style-name="P2216"><text:s text:c="4"/>setExperienceStart(performance.now());</text:p>
      <text:p text:style-name="P2217"/>
      <text:p text:style-name="P2218"><text:s text:c="4"/>dom.introScreen.style.display = hasBootedOnceRef.value ? "none" : "flex";</text:p>
      <text:p text:style-name="P2219"><text:s text:c="4"/>document.body.style.overflow <text:s text:c="1"/>= hasBootedOnceRef.value ? "hidden" : "auto";</text:p>
      <text:p text:style-name="P2220"/>
      <text:p text:style-name="P2221"><text:s text:c="4"/>titleEngine.generateTitleLogs();</text:p>
      <text:p text:style-name="P2222"><text:s text:c="2"/>};</text:p>
      <text:p text:style-name="P2223">}</text:p>
      <text:h text:style-name="Heading_20_1" text:outline-level="1"><text:bookmark-start text:name="bestand-.coreruntimestate.js"/>BESTAND: ./core/runtimeState.js<text:bookmark-end text:name="bestand-.coreruntimestate.js"/></text:h>
      <text:p text:style-name="P2224">// ./core/runtimeState.js</text:p>
      <text:p text:style-name="P2225">export function createRuntimeState() {</text:p>
      <text:p text:style-name="P2226"><text:s text:c="2"/>const loopState = { duration: 35000 };</text:p>
      <text:p text:style-name="P2227"/>
      <text:p text:style-name="P2228"><text:s text:c="2"/>const terminalPhaseStartedRef = { value: false };</text:p>
      <text:p text:style-name="P2229"><text:s text:c="2"/>const terminalStartedRef = { value: false };</text:p>
      <text:p text:style-name="P2230"/>
      <text:p text:style-name="P2231">const renderState = {</text:p>
      <text:p text:style-name="P2232"><text:s text:c="2"/>lastTime: 0,</text:p>
      <text:p text:style-name="P2233"><text:s text:c="2"/>forceSpike: 0,</text:p>
      <text:p text:style-name="P2234"/>
      <text:p text:style-name="P2235"><text:s text:c="2"/>typedLength: 0,</text:p>
      <text:p text:style-name="P2236"><text:s text:c="2"/>lastTypeTime: 0,</text:p>
      <text:p text:style-name="P2237"><text:s text:c="2"/>titleFinished: 0,</text:p>
      <text:p text:style-name="P2238"/>
      <text:p text:style-name="P2239"><text:s text:c="2"/>blackoutStart: 0,</text:p>
      <text:p text:style-name="P2240"><text:s text:c="2"/>ipResolvedForSession: false, <text:s text:c="2"/>// ✅ komma toegevoegd</text:p>
      <text:p text:style-name="P2241"/>
      <text:p text:style-name="P2242"><text:s text:c="2"/>loadingProgress: 0,</text:p>
      <text:p text:style-name="P2243"><text:s text:c="2"/>loadingActive: false</text:p>
      <text:p text:style-name="P2244">};</text:p>
      <text:p text:style-name="P2245"/>
      <text:p text:style-name="P2246"><text:s text:c="2"/>// dit blijft een ref zodat resetExperience hem kan flippen</text:p>
      <text:p text:style-name="P2247"><text:s text:c="2"/>const hasBootedOnceRef = { value: false };</text:p>
      <text:p text:style-name="P2248"/>
      <text:p text:style-name="P2249"><text:s text:c="2"/>// experienceStart moeten we kunnen lezen/schrijven vanuit renderer + reset</text:p>
      <text:p text:style-name="P2250"><text:s text:c="2"/>let experienceStart = 0;</text:p>
      <text:p text:style-name="P2251"><text:s text:c="2"/>const getExperienceStart = () =&gt; experienceStart;</text:p>
      <text:p text:style-name="P2252"><text:s text:c="2"/>const setExperienceStart = (v) =&gt; { experienceStart = v; };</text:p>
      <text:p text:style-name="P2253"/>
      <text:p text:style-name="P2254"><text:s text:c="2"/>return {</text:p>
      <text:p text:style-name="P2255"><text:s text:c="4"/>loopState,</text:p>
      <text:p text:style-name="P2256"/>
      <text:p text:style-name="P2257"><text:s text:c="4"/>terminalPhaseStartedRef,</text:p>
      <text:p text:style-name="P2258"><text:s text:c="4"/>terminalStartedRef,</text:p>
      <text:p text:style-name="P2259"/>
      <text:p text:style-name="P2260"><text:s text:c="4"/>renderState,</text:p>
      <text:p text:style-name="P2261"/>
      <text:p text:style-name="P2262"><text:s text:c="4"/>hasBootedOnceRef,</text:p>
      <text:p text:style-name="P2263"/>
      <text:p text:style-name="P2264"><text:s text:c="4"/>getExperienceStart,</text:p>
      <text:p text:style-name="P2265"><text:s text:c="4"/>setExperienceStart</text:p>
      <text:p text:style-name="P2266"><text:s text:c="2"/>};</text:p>
      <text:p text:style-name="P2267">}</text:p>
      <text:h text:style-name="Heading_20_1" text:outline-level="1"><text:bookmark-start text:name="bestand-.coresessionprofile.js"/>BESTAND: ./core/sessionProfile.js<text:bookmark-end text:name="bestand-.coresessionprofile.js"/></text:h>
      <text:p text:style-name="P2268">import { pickFromWeights } from "./weights.js";</text:p>
      <text:p text:style-name="P2269"/>
      <text:p text:style-name="P2270">export function createSessionProfile({ randFloat }) {</text:p>
      <text:p text:style-name="P2271"/>
      <text:p text:style-name="P2272"><text:s text:c="2"/>function generateSessionProfile() {</text:p>
      <text:p text:style-name="P2273"/>
      <text:p text:style-name="P2274"><text:s text:c="4"/>const profiles = {</text:p>
      <text:p text:style-name="P2275"><text:s text:c="6"/>residential: 60,</text:p>
      <text:p text:style-name="P2276"><text:s text:c="6"/>datacenter: 25,</text:p>
      <text:p text:style-name="P2277"><text:s text:c="6"/>scripted: 15</text:p>
      <text:p text:style-name="P2278"><text:s text:c="4"/>};</text:p>
      <text:p text:style-name="P2279"/>
      <text:p text:style-name="P2280"><text:s text:c="4"/>const type = pickFromWeights(profiles, randFloat);</text:p>
      <text:p text:style-name="P2281"/>
      <text:p text:style-name="P2282"><text:s text:c="4"/>const profile = { type };</text:p>
      <text:p text:style-name="P2283"/>
      <text:p text:style-name="P2284"><text:s text:c="4"/>if (type === "residential") {</text:p>
      <text:p text:style-name="P2285"><text:s text:c="6"/>profile.usernameStyle = "normal";</text:p>
      <text:p text:style-name="P2286"><text:s text:c="6"/>profile.protocolBias = "http2";</text:p>
      <text:p text:style-name="P2287"><text:s text:c="6"/>profile.latencyBase = 40;</text:p>
      <text:p text:style-name="P2288"><text:s text:c="6"/>profile.requestPattern = "human";</text:p>
      <text:p text:style-name="P2289"><text:s text:c="4"/>}</text:p>
      <text:p text:style-name="P2290"/>
      <text:p text:style-name="P2291"><text:s text:c="4"/>if (type === "datacenter") {</text:p>
      <text:p text:style-name="P2292"><text:s text:c="6"/>profile.usernameStyle = "mixed";</text:p>
      <text:p text:style-name="P2293"><text:s text:c="6"/>profile.protocolBias = "http1";</text:p>
      <text:p text:style-name="P2294"><text:s text:c="6"/>profile.latencyBase = 15;</text:p>
      <text:p text:style-name="P2295"><text:s text:c="6"/>profile.requestPattern = "scan";</text:p>
      <text:p text:style-name="P2296"><text:s text:c="4"/>}</text:p>
      <text:p text:style-name="P2297"/>
      <text:p text:style-name="P2298"><text:s text:c="4"/>if (type === "scripted") {</text:p>
      <text:p text:style-name="P2299"><text:s text:c="6"/>profile.usernameStyle = "weird-heavy";</text:p>
      <text:p text:style-name="P2300"><text:s text:c="6"/>profile.protocolBias = "http1";</text:p>
      <text:p text:style-name="P2301"><text:s text:c="6"/>profile.latencyBase = 5;</text:p>
      <text:p text:style-name="P2302"><text:s text:c="6"/>profile.requestPattern = "burst";</text:p>
      <text:p text:style-name="P2303"><text:s text:c="4"/>}</text:p>
      <text:p text:style-name="P2304"/>
      <text:p text:style-name="P2305"><text:s text:c="4"/>return profile;</text:p>
      <text:p text:style-name="P2306"><text:s text:c="2"/>}</text:p>
      <text:p text:style-name="P2307"/>
      <text:p text:style-name="P2308"><text:s text:c="2"/>function getTrafficType(){</text:p>
      <text:p text:style-name="P2309"><text:s text:c="4"/>return randFloat() &lt; 0.75 ? "local" : "external";</text:p>
      <text:p text:style-name="P2310"><text:s text:c="2"/>}</text:p>
      <text:p text:style-name="P2311"/>
      <text:p text:style-name="P2312"><text:s text:c="2"/>return {</text:p>
      <text:p text:style-name="P2313"><text:s text:c="4"/>generateSessionProfile,</text:p>
      <text:p text:style-name="P2314"><text:s text:c="4"/>getTrafficType</text:p>
      <text:p text:style-name="P2315"><text:s text:c="2"/>};</text:p>
      <text:p text:style-name="P2316">}</text:p>
      <text:h text:style-name="Heading_20_1" text:outline-level="1"><text:bookmark-start text:name="bestand-.corestartterminalsequence.js"/>BESTAND: ./core/startTerminalSequence.js<text:bookmark-end text:name="bestand-.corestartterminalsequence.js"/></text:h>
      <text:p text:style-name="P2317">// core/startTerminalSequence.js</text:p>
      <text:p text:style-name="P2318">import { BASE_DOMAIN } from "./constants.js";</text:p>
      <text:p text:style-name="P2319"/>
      <text:p text:style-name="P2320">export function createStartTerminalSequence({</text:p>
      <text:p text:style-name="P2321"><text:s text:c="2"/>isIPResolved,</text:p>
      <text:p text:style-name="P2322"><text:s text:c="2"/>resolveVisitorIP,</text:p>
      <text:p text:style-name="P2323"><text:s text:c="2"/>titleEngine,</text:p>
      <text:p text:style-name="P2324"><text:s text:c="2"/>terminalElement,</text:p>
      <text:p text:style-name="P2325"><text:s text:c="2"/>getSiteUser,</text:p>
      <text:p text:style-name="P2326"><text:s text:c="2"/>getVisitorIP,</text:p>
      <text:p text:style-name="P2327"><text:s text:c="2"/>terminalEngine</text:p>
      <text:p text:style-name="P2328">}) {</text:p>
      <text:p text:style-name="P2329"><text:s text:c="2"/>return async function startTerminalSequence() {</text:p>
      <text:p text:style-name="P2330"/>
      <text:p text:style-name="P2331"><text:s text:c="4"/>if (!isIPResolved()) {</text:p>
      <text:p text:style-name="P2332"><text:s text:c="6"/>await resolveVisitorIP();</text:p>
      <text:p text:style-name="P2333"><text:s text:c="4"/>}</text:p>
      <text:p text:style-name="P2334"/>
      <text:p text:style-name="P2335"><text:s text:c="4"/>titleEngine.generateTitleLogs?.();</text:p>
      <text:p text:style-name="P2336"/>
      <text:p text:style-name="P2337"><text:s text:c="4"/>if (terminalElement) {</text:p>
      <text:p text:style-name="P2338"><text:s text:c="6"/>terminalElement.classList.add("open");</text:p>
      <text:p text:style-name="P2339"/>
      <text:p text:style-name="P2340"><text:s text:c="6"/>if (typeof gtag === "function") {</text:p>
      <text:p text:style-name="P2341"><text:s text:c="8"/>gtag("event", "terminal_opened");</text:p>
      <text:p text:style-name="P2342"><text:s text:c="6"/>}</text:p>
      <text:p text:style-name="P2343"><text:s text:c="4"/>}</text:p>
      <text:p text:style-name="P2344"/>
      <text:p text:style-name="P2345"><text:s text:c="4"/>const titleNode = document.getElementById("terminalTitle");</text:p>
      <text:p text:style-name="P2346"/>
      <text:p text:style-name="P2347"><text:s text:c="4"/>if (titleNode) {</text:p>
      <text:p text:style-name="P2348"><text:s text:c="6"/>titleNode.textContent = `admin@${BASE_DOMAIN}:/var/log`;</text:p>
      <text:p text:style-name="P2349"><text:s text:c="4"/>}</text:p>
      <text:p text:style-name="P2350"/>
      <text:p text:style-name="P2351"><text:s text:c="4"/>await new Promise(r =&gt; requestAnimationFrame(r));</text:p>
      <text:p text:style-name="P2352"/>
      <text:p text:style-name="P2353"><text:s text:c="4"/>terminalEngine.runTerminal();</text:p>
      <text:p text:style-name="P2354"><text:s text:c="2"/>};</text:p>
      <text:p text:style-name="P2355">}</text:p>
      <text:h text:style-name="Heading_20_1" text:outline-level="1"><text:bookmark-start text:name="bestand-.corestate.js"/>BESTAND: ./core/state.js<text:bookmark-end text:name="bestand-.corestate.js"/></text:h>
      <text:p text:style-name="P2356">export const STATES = {</text:p>
      <text:p text:style-name="P2357"><text:s text:c="2"/>INTRO: -100,</text:p>
      <text:p text:style-name="P2358"><text:s text:c="4"/>LOADING: -75, </text:p>
      <text:p text:style-name="P2359"><text:s text:c="2"/>TITLE: -50,</text:p>
      <text:p text:style-name="P2360"><text:s text:c="2"/>CURTAIN: 0,</text:p>
      <text:p text:style-name="P2361"><text:s text:c="2"/>HASH: 50,</text:p>
      <text:p text:style-name="P2362"><text:s text:c="2"/>BLACKOUT: 100,</text:p>
      <text:p text:style-name="P2363"><text:s text:c="2"/>MATRIX_INTRO: 200,</text:p>
      <text:p text:style-name="P2364"><text:s text:c="2"/>MATRIX_RUN: 300</text:p>
      <text:p text:style-name="P2365">};</text:p>
      <text:p text:style-name="P2366"/>
      <text:p text:style-name="P2367">export const PHASE = {</text:p>
      <text:p text:style-name="P2368"><text:s text:c="2"/>current: null,</text:p>
      <text:p text:style-name="P2369"><text:s text:c="2"/>start: 0</text:p>
      <text:p text:style-name="P2370">};</text:p>
      <text:p text:style-name="P2371"/>
      <text:p text:style-name="P2372">export function setState(state, ts) {</text:p>
      <text:p text:style-name="P2373"><text:s text:c="2"/>PHASE.current = state;</text:p>
      <text:p text:style-name="P2374"><text:s text:c="2"/>PHASE.start = ts ?? performance.now();</text:p>
      <text:p text:style-name="P2375">}</text:p>
      <text:p text:style-name="P2376"/>
      <text:p text:style-name="P2377">export function elapsedInState() {</text:p>
      <text:p text:style-name="P2378"><text:s text:c="2"/>return performance.now() - PHASE.start;</text:p>
      <text:p text:style-name="P2379">}</text:p>
      <text:h text:style-name="Heading_20_1" text:outline-level="1"><text:bookmark-start text:name="bestand-.coretheme.js"/>BESTAND: ./core/theme.js<text:bookmark-end text:name="bestand-.coretheme.js"/></text:h>
      <text:p text:style-name="P2380">// ./core/theme.js</text:p>
      <text:p text:style-name="P2381">let currentPalette = ["#ffffff", "#ffffff", "#ffffff"];</text:p>
      <text:p text:style-name="P2382"/>
      <text:p text:style-name="P2383">export function applyTheme(theme = {}) {</text:p>
      <text:p text:style-name="P2384"><text:s text:c="2"/>const root = document.documentElement;</text:p>
      <text:p text:style-name="P2385"/>
      <text:p text:style-name="P2386"><text:s text:c="2"/>const primary <text:s text:c="2"/>= (theme.primary <text:s text:c="2"/>|| "#ffffff").toLowerCase();</text:p>
      <text:p text:style-name="P2387"><text:s text:c="2"/>const secondary = (theme.secondary || "#ffffff").toLowerCase();</text:p>
      <text:p text:style-name="P2388"><text:s text:c="2"/>const tertiary <text:s text:c="1"/>= (theme.tertiary <text:s text:c="1"/>|| "#ffffff").toLowerCase();</text:p>
      <text:p text:style-name="P2389"/>
      <text:p text:style-name="P2390"><text:s text:c="2"/>const safePrimary <text:s text:c="2"/>= theme.primary <text:s text:c="2"/>|| "#ffffff";</text:p>
      <text:p text:style-name="P2391"><text:s text:c="2"/>const safeSecondary = theme.secondary || "#ffffff";</text:p>
      <text:p text:style-name="P2392"><text:s text:c="2"/>const safeTertiary <text:s text:c="1"/>= theme.tertiary <text:s text:c="1"/>|| "#ffffff";</text:p>
      <text:p text:style-name="P2393"><text:s text:c="2"/>const safeAccent <text:s text:c="3"/>= theme.accent <text:s text:c="3"/>|| safeSecondary;</text:p>
      <text:p text:style-name="P2394"><text:s text:c="2"/>const safeError <text:s text:c="4"/>= theme.error <text:s text:c="4"/>|| "#ff3b30";</text:p>
      <text:p text:style-name="P2395"/>
      <text:p text:style-name="P2396"><text:s text:c="2"/>const uiPrimary <text:s text:c="2"/>= primary <text:s text:c="2"/>=== "#000000" ? "#d0d0d0" : safePrimary;</text:p>
      <text:p text:style-name="P2397"><text:s text:c="2"/>const uiSecondary = secondary === "#000000" ? "#d0d0d0" : safeSecondary;</text:p>
      <text:p text:style-name="P2398"><text:s text:c="2"/>const uiTertiary <text:s text:c="1"/>= tertiary <text:s text:c="1"/>=== "#000000" ? "#d0d0d0" : safeTertiary;</text:p>
      <text:p text:style-name="P2399"/>
      <text:p text:style-name="P2400"><text:s text:c="2"/>root.style.setProperty("--color-primary", <text:s text:c="2"/>safePrimary);</text:p>
      <text:p text:style-name="P2401"><text:s text:c="2"/>root.style.setProperty("--color-secondary", safeSecondary);</text:p>
      <text:p text:style-name="P2402"><text:s text:c="2"/>root.style.setProperty("--color-tertiary", <text:s text:c="1"/>safeTertiary);</text:p>
      <text:p text:style-name="P2403"><text:s text:c="2"/>root.style.setProperty("--color-accent", <text:s text:c="3"/>safeAccent);</text:p>
      <text:p text:style-name="P2404"><text:s text:c="2"/>root.style.setProperty("--color-error", <text:s text:c="4"/>safeError);</text:p>
      <text:p text:style-name="P2405"/>
      <text:p text:style-name="P2406"><text:s text:c="2"/>root.style.setProperty("--ui-primary", <text:s text:c="2"/>uiPrimary);</text:p>
      <text:p text:style-name="P2407"><text:s text:c="2"/>root.style.setProperty("--ui-secondary", uiSecondary);</text:p>
      <text:p text:style-name="P2408"><text:s text:c="2"/>root.style.setProperty("--ui-tertiary", <text:s text:c="1"/>uiTertiary);</text:p>
      <text:p text:style-name="P2409"/>
      <text:p text:style-name="P2410"><text:s text:c="2"/>const isBlackPrimary = primary === "#000000";</text:p>
      <text:p text:style-name="P2411"><text:s text:c="2"/>root.style.setProperty("--btn-idle", <text:s text:c="1"/>isBlackPrimary ? safeSecondary : safePrimary);</text:p>
      <text:p text:style-name="P2412"><text:s text:c="2"/>root.style.setProperty("--btn-hover", isBlackPrimary ? safeTertiary <text:s text:c="1"/>: safeSecondary);</text:p>
      <text:p text:style-name="P2413"/>
      <text:p text:style-name="P2414"><text:s text:c="2"/>currentPalette = [safePrimary, safeSecondary, safeTertiary];</text:p>
      <text:p text:style-name="P2415">}</text:p>
      <text:p text:style-name="P2416"/>
      <text:p text:style-name="P2417">let THEMES = {};</text:p>
      <text:p text:style-name="P2418"/>
      <text:p text:style-name="P2419">export function initThemes(flagThemes) {</text:p>
      <text:p text:style-name="P2420"><text:s text:c="2"/>THEMES = flagThemes || {};</text:p>
      <text:p text:style-name="P2421">}</text:p>
      <text:p text:style-name="P2422"/>
      <text:p text:style-name="P2423">export function getThemeForGroup(group) {</text:p>
      <text:p text:style-name="P2424"><text:s text:c="2"/>return THEMES[group] || THEMES["us"] || null;</text:p>
      <text:p text:style-name="P2425">}</text:p>
      <text:p text:style-name="P2426"/>
      <text:p text:style-name="P2427">export function getThemePalette() {</text:p>
      <text:p text:style-name="P2428"><text:s text:c="2"/>return currentPalette;</text:p>
      <text:p text:style-name="P2429">}</text:p>
      <text:h text:style-name="Heading_20_1" text:outline-level="1"><text:bookmark-start text:name="bestand-.coretiming.js"/>BESTAND: ./core/timing.js<text:bookmark-end text:name="bestand-.coretiming.js"/></text:h>
      <text:p text:style-name="P2430">export const TIMING = {</text:p>
      <text:p text:style-name="P2431"><text:s text:c="2"/>typingSpeed: 16,</text:p>
      <text:p text:style-name="P2432"><text:s text:c="2"/>titlePause: 1500,</text:p>
      <text:p text:style-name="P2433"><text:s text:c="2"/>hashPause: 2500,</text:p>
      <text:p text:style-name="P2434"><text:s text:c="2"/>blackoutDuration: 250,</text:p>
      <text:p text:style-name="P2435"><text:s text:c="2"/>introDuration: 700,</text:p>
      <text:p text:style-name="P2436"><text:s text:c="2"/>rollingDuration: 900,</text:p>
      <text:p text:style-name="P2437"><text:s text:c="2"/>settleDuration: 400,</text:p>
      <text:p text:style-name="P2438"><text:s text:c="2"/>curtainPause: 3000</text:p>
      <text:p text:style-name="P2439">};</text:p>
      <text:h text:style-name="Heading_20_1" text:outline-level="1"><text:bookmark-start text:name="bestand-.coretoken.js"/>BESTAND: ./core/token.js<text:bookmark-end text:name="bestand-.coretoken.js"/></text:h>
      <text:p text:style-name="P2440">export function deriveToken(session) {</text:p>
      <text:p text:style-name="P2441"><text:s text:c="2"/>if (!session) return "";</text:p>
      <text:p text:style-name="P2442"/>
      <text:p text:style-name="P2443"><text:s text:c="2"/>// simpele pseudo-hash (visueel logisch, geen echte crypto)</text:p>
      <text:p text:style-name="P2444"><text:s text:c="2"/>let hash = 0;</text:p>
      <text:p text:style-name="P2445"><text:s text:c="2"/>for (let i = 0; i &lt; session.length; i++) {</text:p>
      <text:p text:style-name="P2446"><text:s text:c="4"/>hash = (hash &lt;&lt; 5) - hash + session.charCodeAt(i);</text:p>
      <text:p text:style-name="P2447"><text:s text:c="4"/>hash |= 0;</text:p>
      <text:p text:style-name="P2448"><text:s text:c="2"/>}</text:p>
      <text:p text:style-name="P2449"/>
      <text:p text:style-name="P2450"><text:s text:c="2"/>return Math.abs(hash).toString(16).toUpperCase();</text:p>
      <text:p text:style-name="P2451">}</text:p>
      <text:h text:style-name="Heading_20_1" text:outline-level="1"><text:bookmark-start text:name="bestand-.coreweights.js"/>BESTAND: ./core/weights.js<text:bookmark-end text:name="bestand-.coreweights.js"/></text:h>
      <text:p text:style-name="P2452">export function pickFromWeights(weightObj, randFloat) {</text:p>
      <text:p text:style-name="P2453"/>
      <text:p text:style-name="P2454"><text:s text:c="2"/>const entries = Object.entries(weightObj);</text:p>
      <text:p text:style-name="P2455"><text:s text:c="2"/>const total = entries.reduce((sum, [, weight]) =&gt; sum + weight, 0);</text:p>
      <text:p text:style-name="P2456"/>
      <text:p text:style-name="P2457"><text:s text:c="2"/>let r = randFloat() * total;</text:p>
      <text:p text:style-name="P2458"/>
      <text:p text:style-name="P2459"><text:s text:c="2"/>for (const [key, weight] of entries) {</text:p>
      <text:p text:style-name="P2460"><text:s text:c="4"/>if (r &lt; weight) return key;</text:p>
      <text:p text:style-name="P2461"><text:s text:c="4"/>r -= weight;</text:p>
      <text:p text:style-name="P2462"><text:s text:c="2"/>}</text:p>
      <text:p text:style-name="P2463"/>
      <text:p text:style-name="P2464"><text:s text:c="2"/>return entries[0][0];</text:p>
      <text:p text:style-name="P2465">}</text:p>
      <text:p text:style-name="P2466"/>
      <text:p text:style-name="P2467">export function createGroupSelector({ CONFIG, randFloat }) {</text:p>
      <text:p text:style-name="P2468"/>
      <text:p text:style-name="P2469"><text:s text:c="2"/>function getWeightedGroup(activeRegion, GROUP_WEIGHTS) {</text:p>
      <text:p text:style-name="P2470"/>
      <text:p text:style-name="P2471"><text:s text:c="4"/>if (activeRegion === "world") {</text:p>
      <text:p text:style-name="P2472"><text:s text:c="6"/>return pickFromWeights(GROUP_WEIGHTS, randFloat);</text:p>
      <text:p text:style-name="P2473"><text:s text:c="4"/>}</text:p>
      <text:p text:style-name="P2474"/>
      <text:p text:style-name="P2475"><text:s text:c="4"/>const regionWeights =</text:p>
      <text:p text:style-name="P2476"><text:s text:c="6"/>CONFIG.GROUP_WEIGHTS_BY_REGION?.[activeRegion];</text:p>
      <text:p text:style-name="P2477"/>
      <text:p text:style-name="P2478"><text:s text:c="4"/>if (regionWeights) {</text:p>
      <text:p text:style-name="P2479"><text:s text:c="6"/>return pickFromWeights(regionWeights, randFloat);</text:p>
      <text:p text:style-name="P2480"><text:s text:c="4"/>}</text:p>
      <text:p text:style-name="P2481"/>
      <text:p text:style-name="P2482"><text:s text:c="4"/>return pickFromWeights(GROUP_WEIGHTS, randFloat);</text:p>
      <text:p text:style-name="P2483"><text:s text:c="2"/>}</text:p>
      <text:p text:style-name="P2484"/>
      <text:p text:style-name="P2485"><text:s text:c="2"/>return {</text:p>
      <text:p text:style-name="P2486"><text:s text:c="4"/>getWeightedGroup</text:p>
      <text:p text:style-name="P2487"><text:s text:c="2"/>};</text:p>
      <text:p text:style-name="P2488">}</text:p>
      <text:h text:style-name="Heading_20_1" text:outline-level="1"><text:bookmark-start text:name="bestand-.enginescurtainengine.js"/>BESTAND: ./engines/curtainEngine.js<text:bookmark-end text:name="bestand-.enginescurtainengine.js"/></text:h>
      <text:p text:style-name="P2489">export function createCurtainEngine({</text:p>
      <text:p text:style-name="P2490"><text:s text:c="2"/>randFloat,</text:p>
      <text:p text:style-name="P2491"><text:s text:c="2"/>getSeed,</text:p>
      <text:p text:style-name="P2492"><text:s text:c="2"/>CAPTURED_PASSWORD_REF = null,</text:p>
      <text:p text:style-name="P2493"><text:s text:c="2"/>FINAL_SESSION_ID_REF = null</text:p>
      <text:p text:style-name="P2494">}) {</text:p>
      <text:p text:style-name="P2495"/>
      <text:p text:style-name="P2496"><text:s text:c="2"/>const curtainChars =</text:p>
      <text:p text:style-name="P2497"><text:s text:c="4"/>"abcdefghijklmnopqrstuvwxyz" +</text:p>
      <text:p text:style-name="P2498"><text:s text:c="4"/>"ABCDEFGHIJKLMNOPQRSTUVWXYZ" +</text:p>
      <text:p text:style-name="P2499"><text:s text:c="4"/>"0123456789" +</text:p>
      <text:p text:style-name="P2500"><text:s text:c="4"/>"-_!+%$#@&lt;&gt;?/()*&amp;";</text:p>
      <text:p text:style-name="P2501"/>
      <text:p text:style-name="P2502"><text:s text:c="2"/>const CURTAIN_BLOCK_WIDTH = 12;</text:p>
      <text:p text:style-name="P2503"><text:s text:c="2"/>const CURTAIN_GAP_WIDTH <text:s text:c="2"/>= 4.5;</text:p>
      <text:p text:style-name="P2504"/>
      <text:p text:style-name="P2505"><text:s text:c="2"/>let curtainFontSize = window.innerWidth &gt; 1800 ? 20 : 14;</text:p>
      <text:p text:style-name="P2506"><text:s text:c="2"/>const curtainLineHeight <text:s text:c="3"/>= curtainFontSize * 0.55;</text:p>
      <text:p text:style-name="P2507"><text:s text:c="2"/>const curtainColumnSpacing = curtainFontSize * 0.55;</text:p>
      <text:p text:style-name="P2508"/>
      <text:p text:style-name="P2509"><text:s text:c="2"/>let curtainColumns = 0;</text:p>
      <text:p text:style-name="P2510"><text:s text:c="2"/>let curtainOffset = 0;</text:p>
      <text:p text:style-name="P2511"><text:s text:c="2"/>let curtainSpeed = 260;</text:p>
      <text:p text:style-name="P2512"/>
      <text:p text:style-name="P2513"><text:s text:c="2"/>const acceleration = 700;</text:p>
      <text:p text:style-name="P2514"><text:s text:c="2"/>const curtainDepth = 4;</text:p>
      <text:p text:style-name="P2515"/>
      <text:p text:style-name="P2516"><text:s text:c="2"/>const curtainPauseDuration = 3000;</text:p>
      <text:p text:style-name="P2517"><text:s text:c="2"/>let curtainPauseStart = 0;</text:p>
      <text:p text:style-name="P2518"/>
      <text:p text:style-name="P2519"><text:s text:c="2"/>let capturedPassword = null;</text:p>
      <text:p text:style-name="P2520"/>
      <text:p text:style-name="P2521"><text:s text:c="2"/>let grid = [];</text:p>
      <text:p text:style-name="P2522"/>
      <text:p text:style-name="P2523"><text:s text:c="2"/>function init(width, height) {</text:p>
      <text:p text:style-name="P2524"/>
      <text:p text:style-name="P2525"><text:s text:c="4"/>curtainColumns = Math.floor(width / curtainColumnSpacing);</text:p>
      <text:p text:style-name="P2526"/>
      <text:p text:style-name="P2527"><text:s text:c="4"/>const rows = Math.ceil(height / curtainLineHeight);</text:p>
      <text:p text:style-name="P2528"/>
      <text:p text:style-name="P2529"><text:s text:c="4"/>grid = [];</text:p>
      <text:p text:style-name="P2530"/>
      <text:p text:style-name="P2531"><text:s text:c="4"/>for (let c = 0; c &lt; curtainColumns; c++) {</text:p>
      <text:p text:style-name="P2532"><text:s text:c="6"/>grid[c] = [];</text:p>
      <text:p text:style-name="P2533"><text:s text:c="6"/>for (let r = 0; r &lt; rows * curtainDepth; r++) {</text:p>
      <text:p text:style-name="P2534"><text:s text:c="8"/>grid[c][r] =</text:p>
      <text:p text:style-name="P2535"><text:s text:c="10"/>curtainChars[Math.floor(randFloat() * curtainChars.length)];</text:p>
      <text:p text:style-name="P2536"><text:s text:c="6"/>}</text:p>
      <text:p text:style-name="P2537"><text:s text:c="4"/>}</text:p>
      <text:p text:style-name="P2538"/>
      <text:p text:style-name="P2539"><text:s text:c="4"/>curtainOffset = -height;</text:p>
      <text:p text:style-name="P2540"><text:s text:c="4"/>curtainPauseStart = 0;</text:p>
      <text:p text:style-name="P2541"><text:s text:c="4"/>curtainSpeed = 260;</text:p>
      <text:p text:style-name="P2542"><text:s text:c="4"/>capturedPassword = null;</text:p>
      <text:p text:style-name="P2543"><text:s text:c="2"/>}</text:p>
      <text:p text:style-name="P2544"/>
      <text:p text:style-name="P2545"><text:s text:c="2"/>function charAt(col, row, blockIndex) {</text:p>
      <text:p text:style-name="P2546"/>
      <text:p text:style-name="P2547"><text:s text:c="4"/>let x =</text:p>
      <text:p text:style-name="P2548"><text:s text:c="6"/>(col * 374761393) ^</text:p>
      <text:p text:style-name="P2549"><text:s text:c="6"/>(row * 668265263) ^</text:p>
      <text:p text:style-name="P2550"><text:s text:c="6"/>(blockIndex * 1442695041) ^</text:p>
      <text:p text:style-name="P2551"><text:s text:c="6"/>getSeed();</text:p>
      <text:p text:style-name="P2552"/>
      <text:p text:style-name="P2553"><text:s text:c="4"/>x = (x ^ (x &gt;&gt;&gt; 13)) * 1274126177;</text:p>
      <text:p text:style-name="P2554"><text:s text:c="4"/>x = x ^ (x &gt;&gt;&gt; 16);</text:p>
      <text:p text:style-name="P2555"/>
      <text:p text:style-name="P2556"><text:s text:c="4"/>const idx = (x &gt;&gt;&gt; 0) % curtainChars.length;</text:p>
      <text:p text:style-name="P2557"><text:s text:c="4"/>return curtainChars[idx];</text:p>
      <text:p text:style-name="P2558"><text:s text:c="2"/>}</text:p>
      <text:p text:style-name="P2559"/>
      <text:p text:style-name="P2560"><text:s text:c="2"/>function capturePassword(height) {</text:p>
      <text:p text:style-name="P2561">console.log("CAPTURE PASSWORD CALLED");</text:p>
      <text:p text:style-name="P2562"><text:s text:c="4"/>const rowsOnScreen = Math.ceil(height / curtainLineHeight);</text:p>
      <text:p text:style-name="P2563"/>
      <text:p text:style-name="P2564"><text:s text:c="4"/>const visibleColumns = [];</text:p>
      <text:p text:style-name="P2565"/>
      <text:p text:style-name="P2566"><text:s text:c="4"/>for (let c = 0; c &lt; curtainColumns; c++) {</text:p>
      <text:p text:style-name="P2567"><text:s text:c="6"/>const inBlock =</text:p>
      <text:p text:style-name="P2568"><text:s text:c="8"/>(c % (CURTAIN_BLOCK_WIDTH + CURTAIN_GAP_WIDTH)) &lt; CURTAIN_BLOCK_WIDTH;</text:p>
      <text:p text:style-name="P2569"><text:s text:c="6"/>if (inBlock) visibleColumns.push(c);</text:p>
      <text:p text:style-name="P2570"><text:s text:c="4"/>}</text:p>
      <text:p text:style-name="P2571"/>
      <text:p text:style-name="P2572"><text:s text:c="4"/>if (!visibleColumns.length) return;</text:p>
      <text:p text:style-name="P2573"/>
      <text:p text:style-name="P2574"><text:s text:c="4"/>const chosenCol =</text:p>
      <text:p text:style-name="P2575"><text:s text:c="6"/>visibleColumns[Math.floor(randFloat() * visibleColumns.length)];</text:p>
      <text:p text:style-name="P2576"/>
      <text:p text:style-name="P2577"><text:s text:c="4"/>const blockIndex =</text:p>
      <text:p text:style-name="P2578"><text:s text:c="6"/>Math.floor(chosenCol / (CURTAIN_BLOCK_WIDTH + CURTAIN_GAP_WIDTH));</text:p>
      <text:p text:style-name="P2579"/>
      <text:p text:style-name="P2580"><text:s text:c="4"/>const midRow = Math.floor(rowsOnScreen / 2);</text:p>
      <text:p text:style-name="P2581"><text:s text:c="4"/>const baseRow = Math.floor(curtainOffset / curtainLineHeight);</text:p>
      <text:p text:style-name="P2582"/>
      <text:p text:style-name="P2583"><text:s text:c="4"/>let password = "";</text:p>
      <text:p text:style-name="P2584"/>
      <text:p text:style-name="P2585"><text:s text:c="4"/>for (let i = 0; i &lt; CURTAIN_BLOCK_WIDTH; i++) {</text:p>
      <text:p text:style-name="P2586"><text:s text:c="6"/>const col = (chosenCol + i) % curtainColumns;</text:p>
      <text:p text:style-name="P2587"><text:s text:c="6"/>password += charAt(col, baseRow + midRow, blockIndex);</text:p>
      <text:p text:style-name="P2588"><text:s text:c="4"/>}</text:p>
      <text:p text:style-name="P2589"/>
      <text:p text:style-name="P2590">capturedPassword = password;</text:p>
      <text:p text:style-name="P2591">console.log("TOKEN:", password);</text:p>
      <text:p text:style-name="P2592">if (CAPTURED_PASSWORD_REF) {</text:p>
      <text:p text:style-name="P2593"><text:s text:c="2"/>CAPTURED_PASSWORD_REF.value = password;</text:p>
      <text:p text:style-name="P2594">}</text:p>
      <text:p text:style-name="P2595"><text:s text:c="2"/>}</text:p>
      <text:p text:style-name="P2596"/>
      <text:p text:style-name="P2597"><text:s text:c="2"/>function update(timestamp, delta, height) {</text:p>
      <text:p text:style-name="P2598"/>
      <text:p text:style-name="P2599"><text:s text:c="4"/>const firstStop = 0;</text:p>
      <text:p text:style-name="P2600"><text:s text:c="4"/>const finalStop = height * curtainDepth;</text:p>
      <text:p text:style-name="P2601"/>
      <text:p text:style-name="P2602"><text:s text:c="4"/>if (curtainOffset &lt; firstStop) {</text:p>
      <text:p text:style-name="P2603"><text:s text:c="6"/>curtainSpeed = Math.min(curtainSpeed + acceleration * delta, 1400);</text:p>
      <text:p text:style-name="P2604"><text:s text:c="6"/>curtainOffset += curtainSpeed * delta;</text:p>
      <text:p text:style-name="P2605"><text:s text:c="6"/>return false;</text:p>
      <text:p text:style-name="P2606"><text:s text:c="4"/>}</text:p>
      <text:p text:style-name="P2607"/>
      <text:p text:style-name="P2608"><text:s text:c="4"/>if (!curtainPauseStart) {</text:p>
      <text:p text:style-name="P2609"><text:s text:c="6"/>curtainOffset = firstStop;</text:p>
      <text:p text:style-name="P2610"><text:s text:c="6"/>curtainPauseStart = timestamp;</text:p>
      <text:p text:style-name="P2611"><text:s text:c="6"/>if (!capturedPassword) capturePassword(height);</text:p>
      <text:p text:style-name="P2612"><text:s text:c="6"/>return false;</text:p>
      <text:p text:style-name="P2613"><text:s text:c="4"/>}</text:p>
      <text:p text:style-name="P2614"/>
      <text:p text:style-name="P2615"><text:s text:c="4"/>if (timestamp - curtainPauseStart &lt; curtainPauseDuration) {</text:p>
      <text:p text:style-name="P2616"><text:s text:c="6"/>return false;</text:p>
      <text:p text:style-name="P2617"><text:s text:c="4"/>}</text:p>
      <text:p text:style-name="P2618"/>
      <text:p text:style-name="P2619"><text:s text:c="4"/>if (curtainOffset &lt; finalStop) {</text:p>
      <text:p text:style-name="P2620"><text:s text:c="6"/>curtainSpeed += acceleration * delta;</text:p>
      <text:p text:style-name="P2621"><text:s text:c="6"/>curtainOffset += curtainSpeed * delta;</text:p>
      <text:p text:style-name="P2622"><text:s text:c="6"/>return false;</text:p>
      <text:p text:style-name="P2623"><text:s text:c="4"/>}</text:p>
      <text:p text:style-name="P2624"/>
      <text:p text:style-name="P2625"><text:s text:c="4"/>return true; // klaar → naar HASH</text:p>
      <text:p text:style-name="P2626"><text:s text:c="2"/>}</text:p>
      <text:p text:style-name="P2627"/>
      <text:p text:style-name="P2628"><text:s text:c="2"/>function render(ctx, palette, height) {</text:p>
      <text:p text:style-name="P2629"/>
      <text:p text:style-name="P2630"><text:s text:c="4"/>ctx.font = curtainFontSize + "px 'IBM Plex Mono', monospace";</text:p>
      <text:p text:style-name="P2631"/>
      <text:p text:style-name="P2632"><text:s text:c="4"/>const rowsOnScreen = Math.ceil(height / curtainLineHeight);</text:p>
      <text:p text:style-name="P2633"/>
      <text:p text:style-name="P2634"><text:s text:c="4"/>const rowOffset = curtainOffset / curtainLineHeight;</text:p>
      <text:p text:style-name="P2635"><text:s text:c="4"/>const baseRow = Math.floor(rowOffset);</text:p>
      <text:p text:style-name="P2636"><text:s text:c="4"/>const frac = rowOffset - baseRow;</text:p>
      <text:p text:style-name="P2637"/>
      <text:p text:style-name="P2638"><text:s text:c="4"/>const extra = 4;</text:p>
      <text:p text:style-name="P2639"/>
      <text:p text:style-name="P2640"><text:s text:c="4"/>for (let c = 0; c &lt; curtainColumns; c++) {</text:p>
      <text:p text:style-name="P2641"/>
      <text:p text:style-name="P2642"><text:s text:c="6"/>const blockIndex =</text:p>
      <text:p text:style-name="P2643"><text:s text:c="8"/>Math.floor(c / (CURTAIN_BLOCK_WIDTH + CURTAIN_GAP_WIDTH));</text:p>
      <text:p text:style-name="P2644"/>
      <text:p text:style-name="P2645"><text:s text:c="6"/>const inBlock =</text:p>
      <text:p text:style-name="P2646"><text:s text:c="8"/>(c % (CURTAIN_BLOCK_WIDTH + CURTAIN_GAP_WIDTH)) &lt; CURTAIN_BLOCK_WIDTH;</text:p>
      <text:p text:style-name="P2647"/>
      <text:p text:style-name="P2648"><text:s text:c="6"/>if (!inBlock) continue;</text:p>
      <text:p text:style-name="P2649"/>
      <text:p text:style-name="P2650"><text:s text:c="6"/>const x = c * curtainColumnSpacing;</text:p>
      <text:p text:style-name="P2651"><text:s text:c="6"/>const baseColor = palette[blockIndex % palette.length];</text:p>
      <text:p text:style-name="P2652"/>
      <text:p text:style-name="P2653"><text:s text:c="6"/>for (let r = -extra; r &lt; rowsOnScreen + extra; r++) {</text:p>
      <text:p text:style-name="P2654"/>
      <text:p text:style-name="P2655"><text:s text:c="8"/>if ((r &amp; 3) !== 0) continue;</text:p>
      <text:p text:style-name="P2656"/>
      <text:p text:style-name="P2657"><text:s text:c="8"/>const worldRow = baseRow + r;</text:p>
      <text:p text:style-name="P2658"><text:s text:c="8"/>const y = (r + frac) * curtainLineHeight;</text:p>
      <text:p text:style-name="P2659"/>
      <text:p text:style-name="P2660"><text:s text:c="8"/>if (y &lt; -curtainFontSize || y &gt; height + curtainFontSize) continue;</text:p>
      <text:p text:style-name="P2661"/>
      <text:p text:style-name="P2662"><text:s text:c="8"/>const ch = charAt(c, worldRow, blockIndex);</text:p>
      <text:p text:style-name="P2663"/>
      <text:p text:style-name="P2664">const isBlack = baseColor.toLowerCase() === "#000000";</text:p>
      <text:p text:style-name="P2665">if (isBlack) {</text:p>
      <text:p text:style-name="P2666"><text:s text:c="2"/>ctx.save();</text:p>
      <text:p text:style-name="P2667"><text:s text:c="2"/>ctx.fillStyle = "rgba(200,200,200,0.6)";</text:p>
      <text:p text:style-name="P2668"><text:s text:c="2"/>ctx.fillText(ch, Math.floor(x), Math.floor(y));</text:p>
      <text:p text:style-name="P2669"><text:s text:c="2"/>ctx.restore();</text:p>
      <text:p text:style-name="P2670">}</text:p>
      <text:p text:style-name="P2671"/>
      <text:p text:style-name="P2672">ctx.fillStyle = baseColor;</text:p>
      <text:p text:style-name="P2673">ctx.fillText(ch, Math.floor(x), Math.floor(y));</text:p>
      <text:p text:style-name="P2674"><text:s text:c="6"/>}</text:p>
      <text:p text:style-name="P2675"><text:s text:c="4"/>}</text:p>
      <text:p text:style-name="P2676"><text:s text:c="2"/>}</text:p>
      <text:p text:style-name="P2677"/>
      <text:p text:style-name="P2678"><text:s text:c="2"/>function getCapturedPassword() {</text:p>
      <text:p text:style-name="P2679"><text:s text:c="4"/>return capturedPassword;</text:p>
      <text:p text:style-name="P2680"><text:s text:c="2"/>}</text:p>
      <text:p text:style-name="P2681"/>
      <text:p text:style-name="P2682"><text:s text:c="2"/>return {</text:p>
      <text:p text:style-name="P2683"><text:s text:c="4"/>init,</text:p>
      <text:p text:style-name="P2684"><text:s text:c="4"/>update,</text:p>
      <text:p text:style-name="P2685"><text:s text:c="4"/>render,</text:p>
      <text:p text:style-name="P2686"><text:s text:c="4"/>getCapturedPassword</text:p>
      <text:p text:style-name="P2687"><text:s text:c="2"/>};</text:p>
      <text:p text:style-name="P2688">}</text:p>
      <text:h text:style-name="Heading_20_1" text:outline-level="1"><text:bookmark-start text:name="bestand-.enginesglitchengine.js"/>BESTAND: ./engines/glitchEngine.js<text:bookmark-end text:name="bestand-.enginesglitchengine.js"/></text:h>
      <text:p text:style-name="P2689">export function createGlitchEngine({ randFloat }) {</text:p>
      <text:p text:style-name="P2690"/>
      <text:p text:style-name="P2691"><text:s text:c="2"/>let glitchActive = false;</text:p>
      <text:p text:style-name="P2692"><text:s text:c="2"/>let glitchBursts = 0;</text:p>
      <text:p text:style-name="P2693"><text:s text:c="2"/>let glitchEnd = 0;</text:p>
      <text:p text:style-name="P2694"><text:s text:c="2"/>let nextGlitchTime = 0;</text:p>
      <text:p text:style-name="P2695"/>
      <text:p text:style-name="P2696"><text:s text:c="2"/>let terminalGlitchActive = false;</text:p>
      <text:p text:style-name="P2697"><text:s text:c="2"/>let terminalGlitchEnd = 0;</text:p>
      <text:p text:style-name="P2698"><text:s text:c="2"/>let terminalNextGlitch = 0;</text:p>
      <text:p text:style-name="P2699"><text:s text:c="2"/>let terminalGlitchBursts = 0;</text:p>
      <text:p text:style-name="P2700"/>
      <text:p text:style-name="P2701"><text:s text:c="2"/>function updateIntro(timestamp) {</text:p>
      <text:p text:style-name="P2702"/>
      <text:p text:style-name="P2703"><text:s text:c="4"/>if (!glitchActive &amp;&amp; timestamp &gt;= nextGlitchTime) {</text:p>
      <text:p text:style-name="P2704"><text:s text:c="6"/>glitchActive = true;</text:p>
      <text:p text:style-name="P2705"><text:s text:c="6"/>glitchBursts = randFloat() &lt; 0.4 ? 2 : 1;</text:p>
      <text:p text:style-name="P2706"><text:s text:c="6"/>glitchEnd = timestamp + 45;</text:p>
      <text:p text:style-name="P2707"><text:s text:c="6"/>nextGlitchTime = timestamp + 900 + randFloat() * 1300;</text:p>
      <text:p text:style-name="P2708"><text:s text:c="4"/>}</text:p>
      <text:p text:style-name="P2709"/>
      <text:p text:style-name="P2710"><text:s text:c="4"/>if (glitchActive) {</text:p>
      <text:p text:style-name="P2711"/>
      <text:p text:style-name="P2712"><text:s text:c="6"/>if (timestamp &gt;= glitchEnd) {</text:p>
      <text:p text:style-name="P2713"><text:s text:c="8"/>glitchBursts--;</text:p>
      <text:p text:style-name="P2714"/>
      <text:p text:style-name="P2715"><text:s text:c="8"/>if (glitchBursts &gt; 0) {</text:p>
      <text:p text:style-name="P2716"><text:s text:c="10"/>glitchEnd = timestamp + 70;</text:p>
      <text:p text:style-name="P2717"><text:s text:c="10"/>glitchActive = "gap";</text:p>
      <text:p text:style-name="P2718"><text:s text:c="8"/>} else {</text:p>
      <text:p text:style-name="P2719"><text:s text:c="10"/>glitchActive = false;</text:p>
      <text:p text:style-name="P2720"><text:s text:c="8"/>}</text:p>
      <text:p text:style-name="P2721"><text:s text:c="6"/>}</text:p>
      <text:p text:style-name="P2722"/>
      <text:p text:style-name="P2723"><text:s text:c="6"/>if (glitchActive === "gap" &amp;&amp; timestamp &gt;= glitchEnd) {</text:p>
      <text:p text:style-name="P2724"><text:s text:c="8"/>glitchActive = true;</text:p>
      <text:p text:style-name="P2725"><text:s text:c="8"/>glitchEnd = timestamp + 45;</text:p>
      <text:p text:style-name="P2726"><text:s text:c="6"/>}</text:p>
      <text:p text:style-name="P2727"><text:s text:c="4"/>}</text:p>
      <text:p text:style-name="P2728"><text:s text:c="2"/>}</text:p>
      <text:p text:style-name="P2729"/>
      <text:p text:style-name="P2730"><text:s text:c="2"/>function updateTerminal(timestamp) {</text:p>
      <text:p text:style-name="P2731"/>
      <text:p text:style-name="P2732"><text:s text:c="4"/>if (!terminalGlitchActive &amp;&amp; timestamp &gt;= terminalNextGlitch) {</text:p>
      <text:p text:style-name="P2733"/>
      <text:p text:style-name="P2734"><text:s text:c="6"/>terminalGlitchActive = true;</text:p>
      <text:p text:style-name="P2735"><text:s text:c="6"/>terminalGlitchBursts = randFloat() &lt; 0.25 ? 2 : 1;</text:p>
      <text:p text:style-name="P2736"><text:s text:c="6"/>terminalGlitchEnd = timestamp + 40;</text:p>
      <text:p text:style-name="P2737"><text:s text:c="6"/>terminalNextGlitch = timestamp + (5000 + randFloat() * 25000);</text:p>
      <text:p text:style-name="P2738"><text:s text:c="4"/>}</text:p>
      <text:p text:style-name="P2739"/>
      <text:p text:style-name="P2740"><text:s text:c="4"/>if (terminalGlitchActive) {</text:p>
      <text:p text:style-name="P2741"/>
      <text:p text:style-name="P2742"><text:s text:c="6"/>if (timestamp &gt;= terminalGlitchEnd) {</text:p>
      <text:p text:style-name="P2743"/>
      <text:p text:style-name="P2744"><text:s text:c="8"/>terminalGlitchBursts--;</text:p>
      <text:p text:style-name="P2745"/>
      <text:p text:style-name="P2746"><text:s text:c="8"/>if (terminalGlitchBursts &gt; 0) {</text:p>
      <text:p text:style-name="P2747"><text:s text:c="10"/>terminalGlitchEnd = timestamp + 60;</text:p>
      <text:p text:style-name="P2748"><text:s text:c="8"/>} else {</text:p>
      <text:p text:style-name="P2749"><text:s text:c="10"/>terminalGlitchActive = false;</text:p>
      <text:p text:style-name="P2750"><text:s text:c="8"/>}</text:p>
      <text:p text:style-name="P2751"><text:s text:c="6"/>}</text:p>
      <text:p text:style-name="P2752"><text:s text:c="4"/>}</text:p>
      <text:p text:style-name="P2753"><text:s text:c="2"/>}</text:p>
      <text:p text:style-name="P2754"/>
      <text:p text:style-name="P2755"><text:s text:c="2"/>function isIntroGlitchActive() {</text:p>
      <text:p text:style-name="P2756"><text:s text:c="4"/>return glitchActive === true;</text:p>
      <text:p text:style-name="P2757"><text:s text:c="2"/>}</text:p>
      <text:p text:style-name="P2758"/>
      <text:p text:style-name="P2759"><text:s text:c="2"/>function isTerminalGlitchActive() {</text:p>
      <text:p text:style-name="P2760"><text:s text:c="4"/>return terminalGlitchActive;</text:p>
      <text:p text:style-name="P2761"><text:s text:c="2"/>}</text:p>
      <text:p text:style-name="P2762"/>
      <text:p text:style-name="P2763"><text:s text:c="2"/>function reset() {</text:p>
      <text:p text:style-name="P2764"><text:s text:c="4"/>glitchActive = false;</text:p>
      <text:p text:style-name="P2765"><text:s text:c="4"/>terminalGlitchActive = false;</text:p>
      <text:p text:style-name="P2766"><text:s text:c="2"/>}</text:p>
      <text:p text:style-name="P2767"/>
      <text:p text:style-name="P2768">function triggerTerminalBurst(timestamp) {</text:p>
      <text:p text:style-name="P2769"><text:s text:c="2"/>terminalGlitchActive = true;</text:p>
      <text:p text:style-name="P2770"><text:s text:c="2"/>terminalGlitchBursts = 2;</text:p>
      <text:p text:style-name="P2771"><text:s text:c="2"/>terminalGlitchEnd = timestamp + 50;</text:p>
      <text:p text:style-name="P2772">}</text:p>
      <text:p text:style-name="P2773"/>
      <text:p text:style-name="P2774">return {</text:p>
      <text:p text:style-name="P2775"><text:s text:c="2"/>updateIntro,</text:p>
      <text:p text:style-name="P2776"><text:s text:c="2"/>updateTerminal,</text:p>
      <text:p text:style-name="P2777"><text:s text:c="2"/>isIntroGlitchActive,</text:p>
      <text:p text:style-name="P2778"><text:s text:c="2"/>isTerminalGlitchActive,</text:p>
      <text:p text:style-name="P2779"><text:s text:c="2"/>triggerTerminalBurst,</text:p>
      <text:p text:style-name="P2780"><text:s text:c="2"/>reset</text:p>
      <text:p text:style-name="P2781">};</text:p>
      <text:p text:style-name="P2782">}</text:p>
      <text:h text:style-name="Heading_20_1" text:outline-level="1"><text:bookmark-start text:name="bestand-.engineshashscreen.js"/>BESTAND: ./engines/hashScreen.js<text:bookmark-end text:name="bestand-.engineshashscreen.js"/></text:h>
      <text:p text:style-name="P2783">export function createHashScreenEngine({</text:p>
      <text:p text:style-name="P2784"><text:s text:c="2"/>randFloat,</text:p>
      <text:p text:style-name="P2785"><text:s text:c="2"/>getSiteUser,</text:p>
      <text:p text:style-name="P2786"><text:s text:c="2"/>getCapturedPassword,</text:p>
      <text:p text:style-name="P2787"><text:s text:c="2"/>getNetworkGroup,</text:p>
      <text:p text:style-name="P2788"><text:s text:c="2"/>GROUP_LABELS,</text:p>
      <text:p text:style-name="P2789"><text:s text:c="2"/>getPolicy,</text:p>
      <text:p text:style-name="P2790"><text:s text:c="2"/>getRandomAscii,</text:p>
      <text:p text:style-name="P2791"><text:s text:c="2"/>getSession,</text:p>
      <text:p text:style-name="P2792"><text:s text:c="2"/>FINAL_SESSION_ID_REF,</text:p>
      <text:p text:style-name="P2793"><text:s text:c="2"/>REQUEST_TIME_REF</text:p>
      <text:p text:style-name="P2794">}) {</text:p>
      <text:p text:style-name="P2795"/>
      <text:p text:style-name="P2796"><text:s text:c="2"/>let hashTypedLength = 0;</text:p>
      <text:p text:style-name="P2797"><text:s text:c="2"/>let hashLastTypeTime = 0;</text:p>
      <text:p text:style-name="P2798"><text:s text:c="2"/>let hashFinished = 0;</text:p>
      <text:p text:style-name="P2799"/>
      <text:p text:style-name="P2800"><text:s text:c="2"/>let rollingSession = "";</text:p>
      <text:p text:style-name="P2801"><text:s text:c="2"/>let finalSessionId = "";</text:p>
      <text:p text:style-name="P2802"><text:s text:c="2"/>let rollingStartTime = 0;</text:p>
      <text:p text:style-name="P2803"><text:s text:c="2"/>let rollingDone = false;</text:p>
      <text:p text:style-name="P2804"><text:s text:c="2"/>let rollingTriggered = false;</text:p>
      <text:p text:style-name="P2805"><text:s text:c="4"/>let requestTimeValue = 0;</text:p>
      <text:p text:style-name="P2806"/>
      <text:p text:style-name="P2807"><text:s text:c="2"/>const typingSpeed = 16;</text:p>
      <text:p text:style-name="P2808"><text:s text:c="2"/>const hashPause = 2500;</text:p>
      <text:p text:style-name="P2809"><text:s text:c="2"/>const rollingDuration = 900;</text:p>
      <text:p text:style-name="P2810"/>
      <text:p text:style-name="P2811"><text:s text:c="2"/>function generateSessionId() {</text:p>
      <text:p text:style-name="P2812"><text:s text:c="4"/>return Array.from(crypto.getRandomValues(new Uint8Array(12)))</text:p>
      <text:p text:style-name="P2813"><text:s text:c="6"/>.map(b =&gt; b.toString(16).padStart(2,"0"))</text:p>
      <text:p text:style-name="P2814"><text:s text:c="6"/>.join("")</text:p>
      <text:p text:style-name="P2815"><text:s text:c="6"/>.slice(0,16)</text:p>
      <text:p text:style-name="P2816"><text:s text:c="6"/>.toUpperCase();</text:p>
      <text:p text:style-name="P2817"><text:s text:c="2"/>}</text:p>
      <text:p text:style-name="P2818"/>
      <text:p text:style-name="P2819">function reset() {</text:p>
      <text:p text:style-name="P2820"><text:s text:c="2"/>hashTypedLength = 0;</text:p>
      <text:p text:style-name="P2821"><text:s text:c="2"/>hashLastTypeTime = 0;</text:p>
      <text:p text:style-name="P2822"><text:s text:c="2"/>hashFinished = 0;</text:p>
      <text:p text:style-name="P2823"/>
      <text:p text:style-name="P2824"><text:s text:c="2"/>rollingSession = "";</text:p>
      <text:p text:style-name="P2825"><text:s text:c="2"/>rollingStartTime = 0;</text:p>
      <text:p text:style-name="P2826"><text:s text:c="2"/>rollingDone = false;</text:p>
      <text:p text:style-name="P2827"><text:s text:c="2"/>rollingTriggered = false;</text:p>
      <text:p text:style-name="P2828"/>
      <text:p text:style-name="P2829"><text:s text:c="2"/>// Definitieve session id: single source via ref</text:p>
      <text:p text:style-name="P2830"><text:s text:c="2"/>if (FINAL_SESSION_ID_REF &amp;&amp; !FINAL_SESSION_ID_REF.value) {</text:p>
      <text:p text:style-name="P2831"><text:s text:c="4"/>FINAL_SESSION_ID_REF.value = generateSessionId();</text:p>
      <text:p text:style-name="P2832"><text:s text:c="2"/>}</text:p>
      <text:p text:style-name="P2833"><text:s text:c="2"/>finalSessionId = FINAL_SESSION_ID_REF?.value || generateSessionId();</text:p>
      <text:p text:style-name="P2834"/>
      <text:p text:style-name="P2835"><text:s text:c="2"/>// Request time: single source via ref</text:p>
      <text:p text:style-name="P2836"><text:s text:c="2"/>if (REQUEST_TIME_REF &amp;&amp; REQUEST_TIME_REF.value == null) {</text:p>
      <text:p text:style-name="P2837"><text:s text:c="4"/>REQUEST_TIME_REF.value = Math.floor(20 + randFloat() * 230); // 20–250ms</text:p>
      <text:p text:style-name="P2838"><text:s text:c="2"/>}</text:p>
      <text:p text:style-name="P2839">}</text:p>
      <text:p text:style-name="P2840"/>
      <text:p text:style-name="P2841"><text:s text:c="2"/>function getTrafficLabel(type) {</text:p>
      <text:p text:style-name="P2842"><text:s text:c="4"/>if (type === "scripted") return "bot";</text:p>
      <text:p text:style-name="P2843"><text:s text:c="4"/>if (type === "datacenter") return "datacenter";</text:p>
      <text:p text:style-name="P2844"><text:s text:c="4"/>return "residential";</text:p>
      <text:p text:style-name="P2845"><text:s text:c="2"/>}</text:p>
      <text:p text:style-name="P2846"/>
      <text:p text:style-name="P2847"><text:s text:c="2"/>function buildHashText(currentSessionValue) {</text:p>
      <text:p text:style-name="P2848"/>
      <text:p text:style-name="P2849"><text:s text:c="4"/>const siteUser = getSiteUser();</text:p>
      <text:p text:style-name="P2850"><text:s text:c="4"/>const capturedPassword = getCapturedPassword();</text:p>
      <text:p text:style-name="P2851"><text:s text:c="4"/>const networkGroup = getNetworkGroup();</text:p>
      <text:p text:style-name="P2852"><text:s text:c="4"/>const randomAscii = getRandomAscii();</text:p>
      <text:p text:style-name="P2853"><text:s text:c="4"/>const policy = getPolicy();</text:p>
      <text:p text:style-name="P2854"/>
      <text:p text:style-name="P2855"><text:s text:c="4"/>const session = getSession?.();</text:p>
      <text:p text:style-name="P2856"><text:s text:c="4"/>const trafficType = getTrafficLabel(session?.type);</text:p>
      <text:p text:style-name="P2857"/>
      <text:p text:style-name="P2858"><text:s text:c="4"/>const ua =</text:p>
      <text:p text:style-name="P2859"><text:s text:c="6"/>(typeof navigator !== "undefined" &amp;&amp; navigator.userAgent)</text:p>
      <text:p text:style-name="P2860"><text:s text:c="8"/>? navigator.userAgent</text:p>
      <text:p text:style-name="P2861"><text:s text:c="8"/>: "unknown";</text:p>
      <text:p text:style-name="P2862"/>
      <text:p text:style-name="P2863"><text:s text:c="4"/>const requestTime = REQUEST_TIME_REF?.value ?? 0;</text:p>
      <text:p text:style-name="P2864"/>
      <text:p text:style-name="P2865"><text:s text:c="4"/>const lines = [</text:p>
      <text:p text:style-name="P2866"><text:s text:c="6"/>`Session-ID: ${currentSessionValue}`,</text:p>
      <text:p text:style-name="P2867"><text:s text:c="6"/>`User-ID: ${siteUser}`,</text:p>
      <text:p text:style-name="P2868"><text:s text:c="6"/>`X-Auth-Token: ${capturedPassword || ""}`,</text:p>
      <text:p text:style-name="P2869"><text:s text:c="6"/>`Geo: ${GROUP_LABELS[networkGroup] || networkGroup}`,</text:p>
      <text:p text:style-name="P2870"><text:s text:c="6"/>`Traffic-Type: ${trafficType}`,</text:p>
      <text:p text:style-name="P2871"><text:s text:c="6"/>`User-Agent: ${ua}`,</text:p>
      <text:p text:style-name="P2872"><text:s text:c="6"/>`Request-Time: ${requestTime}ms`,</text:p>
      <text:p text:style-name="P2873"><text:s text:c="6"/>"",</text:p>
      <text:p text:style-name="P2874"><text:s text:c="6"/>"Authorization-Engine: RBAC v2.3",</text:p>
      <text:p text:style-name="P2875"><text:s text:c="6"/>`Policy-Check: ${policy.status} (${policy.reason})`,</text:p>
      <text:p text:style-name="P2876"><text:s text:c="6"/>"",</text:p>
      <text:p text:style-name="P2877"><text:s text:c="6"/>"HTTP 403 - ACCESS DENIED",</text:p>
      <text:p text:style-name="P2878"><text:s text:c="6"/>"",</text:p>
      <text:p text:style-name="P2879"><text:s text:c="6"/>randomAscii</text:p>
      <text:p text:style-name="P2880"><text:s text:c="4"/>];</text:p>
      <text:p text:style-name="P2881"/>
      <text:p text:style-name="P2882"><text:s text:c="4"/>return lines.join("\n");</text:p>
      <text:p text:style-name="P2883"><text:s text:c="2"/>}</text:p>
      <text:p text:style-name="P2884"/>
      <text:p text:style-name="P2885"><text:s text:c="2"/>function update(timestamp) {</text:p>
      <text:p text:style-name="P2886"/>
      <text:p text:style-name="P2887"><text:s text:c="4"/>if (!hashLastTypeTime) hashLastTypeTime = timestamp;</text:p>
      <text:p text:style-name="P2888"/>
      <text:p text:style-name="P2889"><text:s text:c="4"/>let currentSessionValue = rollingSession;</text:p>
      <text:p text:style-name="P2890"/>
      <text:p text:style-name="P2891"><text:s text:c="4"/>const sessionPrefixLength = "Session-ID: ".length;</text:p>
      <text:p text:style-name="P2892"/>
      <text:p text:style-name="P2893"><text:s text:c="4"/>if (!rollingTriggered &amp;&amp; hashTypedLength &gt;= sessionPrefixLength) {</text:p>
      <text:p text:style-name="P2894"><text:s text:c="6"/>rollingTriggered = true;</text:p>
      <text:p text:style-name="P2895"><text:s text:c="6"/>rollingStartTime = timestamp;</text:p>
      <text:p text:style-name="P2896"><text:s text:c="4"/>}</text:p>
      <text:p text:style-name="P2897"/>
      <text:p text:style-name="P2898"><text:s text:c="4"/>if (rollingTriggered &amp;&amp; !rollingDone) {</text:p>
      <text:p text:style-name="P2899"/>
      <text:p text:style-name="P2900"><text:s text:c="6"/>const elapsed = timestamp - rollingStartTime;</text:p>
      <text:p text:style-name="P2901"/>
      <text:p text:style-name="P2902"><text:s text:c="6"/>if (elapsed &lt; rollingDuration) {</text:p>
      <text:p text:style-name="P2903"/>
      <text:p text:style-name="P2904"><text:s text:c="8"/>const chars =</text:p>
      <text:p text:style-name="P2905"><text:s text:c="10"/>"ABCDEFGHIJKLMNOPQRSTUVWXYZabcdefghijklmnopqrstuvwxyz0123456789-_";</text:p>
      <text:p text:style-name="P2906"/>
      <text:p text:style-name="P2907"><text:s text:c="8"/>rollingSession = "";</text:p>
      <text:p text:style-name="P2908"/>
      <text:p text:style-name="P2909"><text:s text:c="8"/>for (let i = 0; i &lt; 16; i++) {</text:p>
      <text:p text:style-name="P2910"><text:s text:c="10"/>rollingSession +=</text:p>
      <text:p text:style-name="P2911"><text:s text:c="12"/>chars[Math.floor(randFloat() * chars.length)];</text:p>
      <text:p text:style-name="P2912"><text:s text:c="8"/>}</text:p>
      <text:p text:style-name="P2913"/>
      <text:p text:style-name="P2914"><text:s text:c="6"/>} else {</text:p>
      <text:p text:style-name="P2915"><text:s text:c="8"/>rollingSession = finalSessionId;</text:p>
      <text:p text:style-name="P2916"><text:s text:c="8"/>rollingDone = true;</text:p>
      <text:p text:style-name="P2917"><text:s text:c="6"/>}</text:p>
      <text:p text:style-name="P2918"><text:s text:c="4"/>}</text:p>
      <text:p text:style-name="P2919"/>
      <text:p text:style-name="P2920"><text:s text:c="4"/>currentSessionValue = rollingSession;</text:p>
      <text:p text:style-name="P2921"/>
      <text:p text:style-name="P2922"><text:s text:c="4"/>const fullHash = buildHashText(currentSessionValue);</text:p>
      <text:p text:style-name="P2923"/>
      <text:p text:style-name="P2924"><text:s text:c="4"/>if (hashTypedLength &lt; fullHash.length) {</text:p>
      <text:p text:style-name="P2925"><text:s text:c="6"/>if (timestamp - hashLastTypeTime &gt; typingSpeed) {</text:p>
      <text:p text:style-name="P2926"><text:s text:c="8"/>hashTypedLength++;</text:p>
      <text:p text:style-name="P2927"><text:s text:c="8"/>hashLastTypeTime = timestamp;</text:p>
      <text:p text:style-name="P2928"><text:s text:c="6"/>}</text:p>
      <text:p text:style-name="P2929"><text:s text:c="4"/>} else {</text:p>
      <text:p text:style-name="P2930"><text:s text:c="6"/>if (!hashFinished) hashFinished = timestamp;</text:p>
      <text:p text:style-name="P2931"><text:s text:c="4"/>}</text:p>
      <text:p text:style-name="P2932"/>
      <text:p text:style-name="P2933"><text:s text:c="4"/>return {</text:p>
      <text:p text:style-name="P2934"><text:s text:c="6"/>done: hashFinished &amp;&amp; (timestamp - hashFinished &gt; hashPause),</text:p>
      <text:p text:style-name="P2935"><text:s text:c="6"/>fullHash</text:p>
      <text:p text:style-name="P2936"><text:s text:c="4"/>};</text:p>
      <text:p text:style-name="P2937"><text:s text:c="2"/>}</text:p>
      <text:p text:style-name="P2938"/>
      <text:p text:style-name="P2939"><text:s text:c="2"/>function render(ctx, canvasWidth) {</text:p>
      <text:p text:style-name="P2940"/>
      <text:p text:style-name="P2941"><text:s text:c="4"/>const currentSessionValue = rollingSession;</text:p>
      <text:p text:style-name="P2942"><text:s text:c="4"/>const fullHash = buildHashText(currentSessionValue);</text:p>
      <text:p text:style-name="P2943"/>
      <text:p text:style-name="P2944"><text:s text:c="4"/>ctx.fillStyle = "#000";</text:p>
      <text:p text:style-name="P2945"><text:s text:c="4"/>ctx.fillRect(0, 0, canvasWidth, ctx.canvas.height);</text:p>
      <text:p text:style-name="P2946"/>
      <text:p text:style-name="P2947"><text:s text:c="4"/>ctx.fillStyle = "#ffffff";</text:p>
      <text:p text:style-name="P2948"><text:s text:c="4"/>ctx.font = "18px monospace";</text:p>
      <text:p text:style-name="P2949"/>
      <text:p text:style-name="P2950"><text:s text:c="4"/>const visible = fullHash.substring(0, hashTypedLength);</text:p>
      <text:p text:style-name="P2951"><text:s text:c="4"/>const lines = visible.split("\n");</text:p>
      <text:p text:style-name="P2952"/>
      <text:p text:style-name="P2953"><text:s text:c="4"/>let y = 18 + (18 * 2);</text:p>
      <text:p text:style-name="P2954"/>
      <text:p text:style-name="P2955"><text:s text:c="4"/>for (const line of lines) {</text:p>
      <text:p text:style-name="P2956"><text:s text:c="6"/>ctx.fillText(line, 22, y);</text:p>
      <text:p text:style-name="P2957"><text:s text:c="6"/>y += 18;</text:p>
      <text:p text:style-name="P2958"><text:s text:c="4"/>}</text:p>
      <text:p text:style-name="P2959"><text:s text:c="2"/>}</text:p>
      <text:p text:style-name="P2960"/>
      <text:p text:style-name="P2961"><text:s text:c="2"/>return {</text:p>
      <text:p text:style-name="P2962"><text:s text:c="4"/>reset,</text:p>
      <text:p text:style-name="P2963"><text:s text:c="4"/>update,</text:p>
      <text:p text:style-name="P2964"><text:s text:c="4"/>render</text:p>
      <text:p text:style-name="P2965"><text:s text:c="2"/>};</text:p>
      <text:p text:style-name="P2966">}</text:p>
      <text:h text:style-name="Heading_20_1" text:outline-level="1"><text:bookmark-start text:name="bestand-.enginesmatrixengine.js"/>BESTAND: ./engines/matrixEngine.js<text:bookmark-end text:name="bestand-.enginesmatrixengine.js"/></text:h>
      <text:p text:style-name="P2967">export function createMatrixEngine() {</text:p>
      <text:p text:style-name="P2968"/>
      <text:p text:style-name="P2969"><text:s text:c="2"/>const curtainChars =</text:p>
      <text:p text:style-name="P2970"><text:s text:c="4"/>"abcdefghijklmnopqrstuvwxyz" +</text:p>
      <text:p text:style-name="P2971"><text:s text:c="4"/>"ABCDEFGHIJKLMNOPQRSTUVWXYZ" +</text:p>
      <text:p text:style-name="P2972"><text:s text:c="4"/>"0123456789" +</text:p>
      <text:p text:style-name="P2973"><text:s text:c="4"/>"-_!+%$#@&lt;&gt;?/()*&amp;";</text:p>
      <text:p text:style-name="P2974"/>
      <text:p text:style-name="P2975"><text:s text:c="2"/>const matrixChars =</text:p>
      <text:p text:style-name="P2976"><text:s text:c="4"/>"ABCDEFGHIJKLMNOPQRSTUVWXYZ0123456789" +</text:p>
      <text:p text:style-name="P2977"><text:s text:c="4"/>"アイウエオカキクケコサシスセソタチツテトナニヌネノ" +</text:p>
      <text:p text:style-name="P2978"><text:s text:c="4"/>"ハヒフヘホマミムメモヤユヨラリルレロワヲン" +</text:p>
      <text:p text:style-name="P2979"><text:s text:c="4"/>"一二三四五六七八九十百千万零" +</text:p>
      <text:p text:style-name="P2980"><text:s text:c="4"/>"%$#@&lt;&gt;?/\\|[]{}()*&amp;^";</text:p>
      <text:p text:style-name="P2981"/>
      <text:p text:style-name="P2982"><text:s text:c="2"/>let matrixFontSize <text:s text:c="1"/>= window.innerWidth &gt; 1800 ? 26 : 18;</text:p>
      <text:p text:style-name="P2983"><text:s text:c="2"/>let curtainFontSize = window.innerWidth &gt; 1800 ? 20 : 14;</text:p>
      <text:p text:style-name="P2984"/>
      <text:p text:style-name="P2985"><text:s text:c="2"/>const trailSpacing = 20;</text:p>
      <text:p text:style-name="P2986"/>
      <text:p text:style-name="P2987"><text:s text:c="2"/>const CURTAIN_BLOCK_WIDTH = 12;</text:p>
      <text:p text:style-name="P2988"><text:s text:c="2"/>const CURTAIN_GAP_WIDTH <text:s text:c="2"/>= 4.5;</text:p>
      <text:p text:style-name="P2989"/>
      <text:p text:style-name="P2990"><text:s text:c="2"/>const curtainLineHeight <text:s text:c="3"/>= curtainFontSize * 0.55;</text:p>
      <text:p text:style-name="P2991"><text:s text:c="2"/>const curtainColumnSpacing = curtainFontSize * 0.55;</text:p>
      <text:p text:style-name="P2992"/>
      <text:p text:style-name="P2993"><text:s text:c="2"/>let introColumns = 0;</text:p>
      <text:p text:style-name="P2994"><text:s text:c="2"/>let introDrops = [];</text:p>
      <text:p text:style-name="P2995"/>
      <text:p text:style-name="P2996"><text:s text:c="2"/>let curtainColumns = 0;</text:p>
      <text:p text:style-name="P2997"><text:s text:c="2"/>let matrixColumns <text:s text:c="1"/>= 0;</text:p>
      <text:p text:style-name="P2998"/>
      <text:p text:style-name="P2999"><text:s text:c="2"/>let drops = [];</text:p>
      <text:p text:style-name="P3000"><text:s text:c="2"/>let stacks = [];</text:p>
      <text:p text:style-name="P3001"/>
      <text:p text:style-name="P3002"><text:s text:c="2"/>let speeds = [];</text:p>
      <text:p text:style-name="P3003"><text:s text:c="2"/>let maxLengths = [];</text:p>
      <text:p text:style-name="P3004"><text:s text:c="2"/>let spawnRates = [];</text:p>
      <text:p text:style-name="P3005"><text:s text:c="2"/>let drift = [];</text:p>
      <text:p text:style-name="P3006"><text:s text:c="2"/>let driftOffset = [];</text:p>
      <text:p text:style-name="P3007"/>
      <text:p text:style-name="P3008"><text:s text:c="2"/>return {</text:p>
      <text:p text:style-name="P3009"><text:s text:c="4"/>getChars: () =&gt; ({ matrixChars, curtainChars }),</text:p>
      <text:p text:style-name="P3010"><text:s text:c="4"/>getLayout: () =&gt; ({</text:p>
      <text:p text:style-name="P3011"><text:s text:c="6"/>matrixFontSize,</text:p>
      <text:p text:style-name="P3012"><text:s text:c="6"/>trailSpacing,</text:p>
      <text:p text:style-name="P3013"><text:s text:c="6"/>matrixColumns,</text:p>
      <text:p text:style-name="P3014"><text:s text:c="6"/>introColumns,</text:p>
      <text:p text:style-name="P3015"><text:s text:c="6"/>curtainColumnSpacing</text:p>
      <text:p text:style-name="P3016"><text:s text:c="4"/>}),</text:p>
      <text:p text:style-name="P3017"><text:s text:c="4"/>getState: () =&gt; ({</text:p>
      <text:p text:style-name="P3018"><text:s text:c="6"/>introDrops,</text:p>
      <text:p text:style-name="P3019"><text:s text:c="6"/>drops,</text:p>
      <text:p text:style-name="P3020"><text:s text:c="6"/>stacks,</text:p>
      <text:p text:style-name="P3021"><text:s text:c="6"/>speeds,</text:p>
      <text:p text:style-name="P3022"><text:s text:c="6"/>maxLengths,</text:p>
      <text:p text:style-name="P3023"><text:s text:c="6"/>spawnRates,</text:p>
      <text:p text:style-name="P3024"><text:s text:c="6"/>drift,</text:p>
      <text:p text:style-name="P3025"><text:s text:c="6"/>driftOffset</text:p>
      <text:p text:style-name="P3026"><text:s text:c="4"/>}),</text:p>
      <text:p text:style-name="P3027"><text:s text:c="4"/>setColumns: (mc, ic, cc) =&gt; {</text:p>
      <text:p text:style-name="P3028"><text:s text:c="6"/>matrixColumns = mc;</text:p>
      <text:p text:style-name="P3029"><text:s text:c="6"/>introColumns = ic;</text:p>
      <text:p text:style-name="P3030"><text:s text:c="6"/>curtainColumns = cc;</text:p>
      <text:p text:style-name="P3031"><text:s text:c="4"/>},</text:p>
      <text:p text:style-name="P3032"><text:s text:c="4"/>setState: (state) =&gt; {</text:p>
      <text:p text:style-name="P3033"><text:s text:c="6"/>introDrops <text:s text:c="1"/>= state.introDrops;</text:p>
      <text:p text:style-name="P3034"><text:s text:c="6"/>drops <text:s text:c="6"/>= state.drops;</text:p>
      <text:p text:style-name="P3035"><text:s text:c="6"/>stacks <text:s text:c="5"/>= state.stacks;</text:p>
      <text:p text:style-name="P3036"><text:s text:c="6"/>speeds <text:s text:c="5"/>= state.speeds;</text:p>
      <text:p text:style-name="P3037"><text:s text:c="6"/>maxLengths <text:s text:c="1"/>= state.maxLengths;</text:p>
      <text:p text:style-name="P3038"><text:s text:c="6"/>spawnRates <text:s text:c="1"/>= state.spawnRates;</text:p>
      <text:p text:style-name="P3039"><text:s text:c="6"/>drift <text:s text:c="6"/>= state.drift;</text:p>
      <text:p text:style-name="P3040"><text:s text:c="6"/>driftOffset = state.driftOffset;</text:p>
      <text:p text:style-name="P3041"><text:s text:c="4"/>}</text:p>
      <text:p text:style-name="P3042"><text:s text:c="2"/>};</text:p>
      <text:p text:style-name="P3043">}</text:p>
      <text:h text:style-name="Heading_20_1" text:outline-level="1"><text:bookmark-start text:name="bestand-.enginesmatrix.js"/>BESTAND: ./engines/matrix.js<text:bookmark-end text:name="bestand-.enginesmatrix.js"/></text:h>
      <text:p text:style-name="P3044">export function initMatrixState({ introColumns, matrixColumns, randFloat }) {</text:p>
      <text:p text:style-name="P3045"><text:s text:c="2"/>if (typeof randFloat !== "function") {</text:p>
      <text:p text:style-name="P3046"><text:s text:c="4"/>throw new Error("initMatrixState: randFloat must be provided");</text:p>
      <text:p text:style-name="P3047"><text:s text:c="2"/>}</text:p>
      <text:p text:style-name="P3048"/>
      <text:p text:style-name="P3049"><text:s text:c="2"/>const MATRIX_CONFIG = {</text:p>
      <text:p text:style-name="P3050"><text:s text:c="4"/>introDepthLayers: 3,</text:p>
      <text:p text:style-name="P3051"><text:s text:c="4"/>introDropRange: 50,</text:p>
      <text:p text:style-name="P3052"/>
      <text:p text:style-name="P3053"><text:s text:c="4"/>speedMin: 0.08,</text:p>
      <text:p text:style-name="P3054"><text:s text:c="4"/>speedRange: 0.25,</text:p>
      <text:p text:style-name="P3055"/>
      <text:p text:style-name="P3056"><text:s text:c="4"/>maxLengthBase: 10,</text:p>
      <text:p text:style-name="P3057"><text:s text:c="4"/>maxLengthRange: 40,</text:p>
      <text:p text:style-name="P3058"/>
      <text:p text:style-name="P3059"><text:s text:c="4"/>spawnMin: 0.3,</text:p>
      <text:p text:style-name="P3060"><text:s text:c="4"/>spawnRange: 0.6,</text:p>
      <text:p text:style-name="P3061"/>
      <text:p text:style-name="P3062"><text:s text:c="4"/>driftRange: 6</text:p>
      <text:p text:style-name="P3063"><text:s text:c="2"/>};</text:p>
      <text:p text:style-name="P3064"/>
      <text:p text:style-name="P3065"><text:s text:c="2"/>const introDrops = [];</text:p>
      <text:p text:style-name="P3066"><text:s text:c="2"/>for (let d = 0; d &lt; MATRIX_CONFIG.introDepthLayers; d++) {</text:p>
      <text:p text:style-name="P3067"><text:s text:c="4"/>const layerDrops = [];</text:p>
      <text:p text:style-name="P3068"><text:s text:c="4"/>for (let i = 0; i &lt; introColumns; i++) {</text:p>
      <text:p text:style-name="P3069"><text:s text:c="6"/>layerDrops[i] = randFloat() * -MATRIX_CONFIG.introDropRange;</text:p>
      <text:p text:style-name="P3070"><text:s text:c="4"/>}</text:p>
      <text:p text:style-name="P3071"><text:s text:c="4"/>introDrops.push(layerDrops);</text:p>
      <text:p text:style-name="P3072"><text:s text:c="2"/>}</text:p>
      <text:p text:style-name="P3073"/>
      <text:p text:style-name="P3074"><text:s text:c="2"/>const drops = [];</text:p>
      <text:p text:style-name="P3075"><text:s text:c="2"/>const stacks = [];</text:p>
      <text:p text:style-name="P3076"><text:s text:c="2"/>const speeds = [];</text:p>
      <text:p text:style-name="P3077"><text:s text:c="2"/>const maxLengths = [];</text:p>
      <text:p text:style-name="P3078"><text:s text:c="2"/>const spawnRates = [];</text:p>
      <text:p text:style-name="P3079"><text:s text:c="2"/>const drift = [];</text:p>
      <text:p text:style-name="P3080"><text:s text:c="2"/>const driftOffset = [];</text:p>
      <text:p text:style-name="P3081"/>
      <text:p text:style-name="P3082"><text:s text:c="2"/>for (let i = 0; i &lt; matrixColumns; i++) {</text:p>
      <text:p text:style-name="P3083"><text:s text:c="4"/>drops[i] = randFloat() * -100;</text:p>
      <text:p text:style-name="P3084"><text:s text:c="4"/>stacks[i] = [];</text:p>
      <text:p text:style-name="P3085"/>
      <text:p text:style-name="P3086"><text:s text:c="4"/>speeds[i] = MATRIX_CONFIG.speedMin + randFloat() * MATRIX_CONFIG.speedRange;</text:p>
      <text:p text:style-name="P3087"/>
      <text:p text:style-name="P3088"><text:s text:c="4"/>maxLengths[i] =</text:p>
      <text:p text:style-name="P3089"><text:s text:c="6"/>MATRIX_CONFIG.maxLengthBase + Math.floor(randFloat() * MATRIX_CONFIG.maxLengthRange);</text:p>
      <text:p text:style-name="P3090"/>
      <text:p text:style-name="P3091"><text:s text:c="4"/>spawnRates[i] =</text:p>
      <text:p text:style-name="P3092"><text:s text:c="6"/>MATRIX_CONFIG.spawnMin + randFloat() * MATRIX_CONFIG.spawnRange;</text:p>
      <text:p text:style-name="P3093"/>
      <text:p text:style-name="P3094"><text:s text:c="4"/>drift[i] = (randFloat() - 0.5) * MATRIX_CONFIG.driftRange;</text:p>
      <text:p text:style-name="P3095"><text:s text:c="4"/>driftOffset[i] = 0;</text:p>
      <text:p text:style-name="P3096"><text:s text:c="2"/>}</text:p>
      <text:p text:style-name="P3097"/>
      <text:p text:style-name="P3098"><text:s text:c="2"/>return {</text:p>
      <text:p text:style-name="P3099"><text:s text:c="4"/>introDrops,</text:p>
      <text:p text:style-name="P3100"><text:s text:c="4"/>drops,</text:p>
      <text:p text:style-name="P3101"><text:s text:c="4"/>stacks,</text:p>
      <text:p text:style-name="P3102"><text:s text:c="4"/>speeds,</text:p>
      <text:p text:style-name="P3103"><text:s text:c="4"/>maxLengths,</text:p>
      <text:p text:style-name="P3104"><text:s text:c="4"/>spawnRates,</text:p>
      <text:p text:style-name="P3105"><text:s text:c="4"/>drift,</text:p>
      <text:p text:style-name="P3106"><text:s text:c="4"/>driftOffset</text:p>
      <text:p text:style-name="P3107"><text:s text:c="2"/>};</text:p>
      <text:p text:style-name="P3108">}</text:p>
      <text:h text:style-name="Heading_20_1" text:outline-level="1"><text:bookmark-start text:name="bestand-.enginesterminal.js"/>BESTAND: ./engines/terminal.js<text:bookmark-end text:name="bestand-.enginesterminal.js"/></text:h>
      <text:p text:style-name="P3109">export function createTerminalEngine(deps) {</text:p>
      <text:p text:style-name="P3110"/>
      <text:p text:style-name="P3111"><text:s text:c="4"/>const {</text:p>
      <text:p text:style-name="P3112"><text:s text:c="6"/>randFloat,</text:p>
      <text:p text:style-name="P3113"><text:s text:c="6"/>getVisitorIP,</text:p>
      <text:p text:style-name="P3114"><text:s text:c="6"/>getThemeForGroup,</text:p>
      <text:p text:style-name="P3115"><text:s text:c="6"/>GROUP_LABELS,</text:p>
      <text:p text:style-name="P3116"><text:s text:c="6"/>FLAG_THEMES,</text:p>
      <text:p text:style-name="P3117"><text:s text:c="6"/>getSession,</text:p>
      <text:p text:style-name="P3118"><text:s text:c="6"/>getNetworkGroup,</text:p>
      <text:p text:style-name="P3119"><text:s text:c="6"/>BASE_DOMAIN,</text:p>
      <text:p text:style-name="P3120"><text:s text:c="6"/>CAPTURED_PASSWORD_REF,</text:p>
      <text:p text:style-name="P3121"><text:s text:c="6"/>FINAL_SESSION_ID_REF,</text:p>
      <text:p text:style-name="P3122"><text:s text:c="8"/>REQUEST_TIME_REF,</text:p>
      <text:p text:style-name="P3123"><text:s text:c="6"/>getRandomUserByGroup,</text:p>
      <text:p text:style-name="P3124"><text:s text:c="6"/>getWeightedGroup,</text:p>
      <text:p text:style-name="P3125"><text:s text:c="6"/>getSiteUser</text:p>
      <text:p text:style-name="P3126"><text:s text:c="4"/>} = deps;</text:p>
      <text:p text:style-name="P3127"/>
      <text:p text:style-name="P3128"><text:s text:c="2"/>let terminalRunning = false;</text:p>
      <text:p text:style-name="P3129"/>
      <text:p text:style-name="P3130"><text:s text:c="2"/>/* =========================</text:p>
      <text:p text:style-name="P3131"><text:s text:c="5"/>UTILS</text:p>
      <text:p text:style-name="P3132"><text:s text:c="2"/>========================= */</text:p>
      <text:p text:style-name="P3133"/>
      <text:p text:style-name="P3134"><text:s text:c="2"/>function sleep(ms) {</text:p>
      <text:p text:style-name="P3135"><text:s text:c="4"/>return new Promise(resolve =&gt; setTimeout(resolve, ms));</text:p>
      <text:p text:style-name="P3136"><text:s text:c="2"/>}</text:p>
      <text:p text:style-name="P3137"/>
      <text:p text:style-name="P3138"><text:s text:c="2"/>function generateSessionId() {</text:p>
      <text:p text:style-name="P3139"><text:s text:c="4"/>return (</text:p>
      <text:p text:style-name="P3140"><text:s text:c="6"/>Math.random().toString(36).substring(2, 10) +</text:p>
      <text:p text:style-name="P3141"><text:s text:c="6"/>Math.random().toString(36).substring(2, 6)</text:p>
      <text:p text:style-name="P3142"><text:s text:c="4"/>).toUpperCase();</text:p>
      <text:p text:style-name="P3143"><text:s text:c="2"/>}</text:p>
      <text:p text:style-name="P3144"/>
      <text:p text:style-name="P3145"><text:s text:c="2"/>function getNodes() {</text:p>
      <text:p text:style-name="P3146"><text:s text:c="4"/>return {</text:p>
      <text:p text:style-name="P3147"><text:s text:c="6"/>output: document.getElementById("terminalOutput"),</text:p>
      <text:p text:style-name="P3148"><text:s text:c="6"/>body: document.getElementById("terminalBody")</text:p>
      <text:p text:style-name="P3149"><text:s text:c="4"/>};</text:p>
      <text:p text:style-name="P3150"><text:s text:c="2"/>}</text:p>
      <text:p text:style-name="P3151"/>
      <text:p text:style-name="P3152">function getTrafficLabel(type) {</text:p>
      <text:p text:style-name="P3153"><text:s text:c="1"/>if (type === "scripted") return "bot";</text:p>
      <text:p text:style-name="P3154"><text:s text:c="1"/>if (type === "datacenter") return "datacenter";</text:p>
      <text:p text:style-name="P3155"><text:s text:c="1"/>return "residential";</text:p>
      <text:p text:style-name="P3156">}</text:p>
      <text:p text:style-name="P3157"/>
      <text:p text:style-name="P3158"><text:s text:c="2"/>function getNginxTimestamp(date = new Date()) {</text:p>
      <text:p text:style-name="P3159"/>
      <text:p text:style-name="P3160"><text:s text:c="2"/>const pad = n =&gt; n.toString().padStart(2, "0");</text:p>
      <text:p text:style-name="P3161"/>
      <text:p text:style-name="P3162"><text:s text:c="2"/>return (</text:p>
      <text:p text:style-name="P3163"><text:s text:c="4"/>date.getFullYear() + "/" +</text:p>
      <text:p text:style-name="P3164"><text:s text:c="4"/>pad(date.getMonth() + 1) + "/" +</text:p>
      <text:p text:style-name="P3165"><text:s text:c="4"/>pad(date.getDate()) + " " +</text:p>
      <text:p text:style-name="P3166"><text:s text:c="4"/>pad(date.getHours()) + ":" +</text:p>
      <text:p text:style-name="P3167"><text:s text:c="4"/>pad(date.getMinutes()) + ":" +</text:p>
      <text:p text:style-name="P3168"><text:s text:c="4"/>pad(date.getSeconds())</text:p>
      <text:p text:style-name="P3169"><text:s text:c="2"/>);</text:p>
      <text:p text:style-name="P3170">}</text:p>
      <text:p text:style-name="P3171"/>
      <text:p text:style-name="P3172"><text:s text:c="2"/>/* =========================</text:p>
      <text:p text:style-name="P3173"><text:s text:c="5"/>ACCESS LOG BUFFER</text:p>
      <text:p text:style-name="P3174"><text:s text:c="2"/>========================= */</text:p>
      <text:p text:style-name="P3175"/>
      <text:p text:style-name="P3176"><text:s text:c="2"/>const LOG_BUFFER_SIZE = 200;</text:p>
      <text:p text:style-name="P3177"/>
      <text:p text:style-name="P3178"><text:s text:c="2"/>const accessLogBuffer = [];</text:p>
      <text:p text:style-name="P3179"/>
      <text:p text:style-name="P3180"><text:s text:c="2"/>function pushAccessLog(entry) {</text:p>
      <text:p text:style-name="P3181"><text:s text:c="4"/>accessLogBuffer.push(entry);</text:p>
      <text:p text:style-name="P3182"><text:s text:c="4"/>if (accessLogBuffer.length &gt; LOG_BUFFER_SIZE) {</text:p>
      <text:p text:style-name="P3183"><text:s text:c="6"/>accessLogBuffer.shift();</text:p>
      <text:p text:style-name="P3184"><text:s text:c="4"/>}</text:p>
      <text:p text:style-name="P3185"><text:s text:c="2"/>}</text:p>
      <text:p text:style-name="P3186"/>
      <text:p text:style-name="P3187"><text:s text:c="2"/>function seedAccessLogIfEmpty() {</text:p>
      <text:p text:style-name="P3188"/>
      <text:p text:style-name="P3189"><text:s text:c="4"/>if (accessLogBuffer.length &gt; 0) return;</text:p>
      <text:p text:style-name="P3190"/>
      <text:p text:style-name="P3191"><text:s text:c="4"/>const count = 9;</text:p>
      <text:p text:style-name="P3192"/>
      <text:p text:style-name="P3193"><text:s text:c="4"/>for (let i = 0; i &lt; count; i++) {</text:p>
      <text:p text:style-name="P3194"><text:s text:c="6"/>pushAccessLog(generateOldLog());</text:p>
      <text:p text:style-name="P3195"><text:s text:c="4"/>}</text:p>
      <text:p text:style-name="P3196"><text:s text:c="2"/>}</text:p>
      <text:p text:style-name="P3197"/>
      <text:p text:style-name="P3198"><text:s text:c="2"/>/* =========================</text:p>
      <text:p text:style-name="P3199"><text:s text:c="5"/>FAKE OLD LOG</text:p>
      <text:p text:style-name="P3200"><text:s text:c="2"/>========================= */</text:p>
      <text:p text:style-name="P3201"/>
      <text:p text:style-name="P3202">function generateOldLog() {</text:p>
      <text:p text:style-name="P3203"/>
      <text:p text:style-name="P3204"><text:s text:c="2"/>const group = getWeightedGroup();</text:p>
      <text:p text:style-name="P3205"><text:s text:c="2"/>const fakeUser = getRandomUserByGroup(group);</text:p>
      <text:p text:style-name="P3206"/>
      <text:p text:style-name="P3207"><text:s text:c="2"/>const fakeIP =</text:p>
      <text:p text:style-name="P3208"><text:s text:c="4"/>Math.floor(randFloat()*255) + "." +</text:p>
      <text:p text:style-name="P3209"><text:s text:c="4"/>Math.floor(randFloat()*255) + "." +</text:p>
      <text:p text:style-name="P3210"><text:s text:c="4"/>Math.floor(randFloat()*255) + "." +</text:p>
      <text:p text:style-name="P3211"><text:s text:c="4"/>Math.floor(randFloat()*255);</text:p>
      <text:p text:style-name="P3212"/>
      <text:p text:style-name="P3213"><text:s text:c="2"/>const fakeSize = Math.floor(120 + randFloat()*200);</text:p>
      <text:p text:style-name="P3214"/>
      <text:p text:style-name="P3215"><text:s text:c="2"/>const protocol = randFloat() &lt; 0.7 ? "HTTP/1.1" : "HTTP/2";</text:p>
      <text:p text:style-name="P3216"/>
      <text:p text:style-name="P3217"><text:s text:c="2"/>const country = GROUP_LABELS[group] || group;</text:p>
      <text:p text:style-name="P3218"/>
      <text:p text:style-name="P3219"><text:s text:c="2"/>const fakeSessionId = generateSessionId();</text:p>
      <text:p text:style-name="P3220"/>
      <text:p text:style-name="P3221"><text:s text:c="2"/>const fakeToken =</text:p>
      <text:p text:style-name="P3222"><text:s text:c="4"/>Math.random().toString(36).substring(2,8).toUpperCase();</text:p>
      <text:p text:style-name="P3223"/>
      <text:p text:style-name="P3224"><text:s text:c="2"/>if (REQUEST_TIME_REF &amp;&amp; REQUEST_TIME_REF.value == null) {</text:p>
      <text:p text:style-name="P3225"><text:s text:c="6"/>// fallback (als fase 50 hem niet gezet heeft)</text:p>
      <text:p text:style-name="P3226"><text:s text:c="6"/>REQUEST_TIME_REF.value = Math.floor(20 + randFloat() * 230); // 20–250ms</text:p>
      <text:p text:style-name="P3227"><text:s text:c="4"/>}</text:p>
      <text:p text:style-name="P3228"/>
      <text:p text:style-name="P3229"><text:s text:c="4"/>const requestTime = REQUEST_TIME_REF?.value ?? 0;</text:p>
      <text:p text:style-name="P3230"/>
      <text:p text:style-name="P3231"><text:s text:c="2"/>const fakeTraffic =</text:p>
      <text:p text:style-name="P3232"><text:s text:c="4"/>randFloat() &lt; 0.15 ? "bot" :</text:p>
      <text:p text:style-name="P3233"><text:s text:c="4"/>randFloat() &lt; 0.35 ? "datacenter" :</text:p>
      <text:p text:style-name="P3234"><text:s text:c="4"/>"residential";</text:p>
      <text:p text:style-name="P3235"/>
      <text:p text:style-name="P3236"><text:s text:c="2"/>const index = accessLogBuffer.length;</text:p>
      <text:p text:style-name="P3237"><text:s text:c="4"/>const secondsBack = (10 - index) * 15;</text:p>
      <text:p text:style-name="P3238"><text:s text:c="4"/>const fakeDate = new Date(Date.now() - secondsBack * 1000);</text:p>
      <text:p text:style-name="P3239"/>
      <text:p text:style-name="P3240"><text:s text:c="2"/>const text =</text:p>
      <text:p text:style-name="P3241"><text:s text:c="4"/>fakeIP + " - " + fakeUser.username + " - " +</text:p>
      <text:p text:style-name="P3242"><text:s text:c="4"/>"[" + getNginxTimestamp(fakeDate) + '] "GET / ' + protocol + '" 403 ' + fakeSize + ' "-" ' +</text:p>
      <text:p text:style-name="P3243"><text:s text:c="4"/>'"Mozilla/5.0 (X11; Linux x86_64)" ' +</text:p>
      <text:p text:style-name="P3244"><text:s text:c="4"/>requestTime +</text:p>
      <text:p text:style-name="P3245"><text:s text:c="4"/>" sid=" + fakeSessionId +</text:p>
      <text:p text:style-name="P3246"><text:s text:c="4"/>" token=" + fakeToken +</text:p>
      <text:p text:style-name="P3247"><text:s text:c="4"/>' "' + country + '" ' +</text:p>
      <text:p text:style-name="P3248"><text:s text:c="4"/>fakeTraffic;</text:p>
      <text:p text:style-name="P3249"/>
      <text:p text:style-name="P3250"><text:s text:c="2"/>const theme = getThemeForGroup(group, FLAG_THEMES);</text:p>
      <text:p text:style-name="P3251"/>
      <text:p text:style-name="P3252"><text:s text:c="2"/>let color = theme.error || "#ff4d4d";</text:p>
      <text:p text:style-name="P3253"/>
      <text:p text:style-name="P3254"><text:s text:c="2"/>if (color.toLowerCase() === "#000000") {</text:p>
      <text:p text:style-name="P3255"><text:s text:c="4"/>color = theme.secondary || "#ffffff";</text:p>
      <text:p text:style-name="P3256"><text:s text:c="2"/>}</text:p>
      <text:p text:style-name="P3257"/>
      <text:p text:style-name="P3258"><text:s text:c="2"/>return { text, color };</text:p>
      <text:p text:style-name="P3259">}</text:p>
      <text:p text:style-name="P3260"/>
      <text:p text:style-name="P3261"><text:s text:c="2"/>/* =========================</text:p>
      <text:p text:style-name="P3262"><text:s text:c="5"/>TERMINAL PROMPTS</text:p>
      <text:p text:style-name="P3263"><text:s text:c="2"/>========================= */</text:p>
      <text:p text:style-name="P3264"/>
      <text:p text:style-name="P3265"><text:s text:c="2"/>function createUserPrompt(output) {</text:p>
      <text:p text:style-name="P3266"/>
      <text:p text:style-name="P3267"><text:s text:c="4"/>const line = document.createElement("div");</text:p>
      <text:p text:style-name="P3268"/>
      <text:p text:style-name="P3269"><text:s text:c="4"/>line.innerHTML =</text:p>
      <text:p text:style-name="P3270"><text:s text:c="6"/>'&lt;span class="userhost"&gt;admin@' + BASE_DOMAIN + '&lt;/span&gt;' +</text:p>
      <text:p text:style-name="P3271"><text:s text:c="6"/>'&lt;span class="colon"&gt;:&lt;/span&gt;' +</text:p>
      <text:p text:style-name="P3272"><text:s text:c="6"/>'&lt;span class="path"&gt;~&lt;/span&gt;' +</text:p>
      <text:p text:style-name="P3273"><text:s text:c="6"/>'&lt;span class="symbol"&gt;$ &lt;/span&gt;';</text:p>
      <text:p text:style-name="P3274"/>
      <text:p text:style-name="P3275"><text:s text:c="4"/>output.appendChild(line);</text:p>
      <text:p text:style-name="P3276"/>
      <text:p text:style-name="P3277"><text:s text:c="4"/>return line;</text:p>
      <text:p text:style-name="P3278"><text:s text:c="2"/>}</text:p>
      <text:p text:style-name="P3279"/>
      <text:p text:style-name="P3280"><text:s text:c="2"/>function createRootPrompt(output) {</text:p>
      <text:p text:style-name="P3281"/>
      <text:p text:style-name="P3282"><text:s text:c="4"/>const line = document.createElement("div");</text:p>
      <text:p text:style-name="P3283"/>
      <text:p text:style-name="P3284"><text:s text:c="4"/>line.innerHTML =</text:p>
      <text:p text:style-name="P3285"><text:s text:c="6"/>'&lt;span class="userhost"&gt;admin@' + BASE_DOMAIN + '&lt;/span&gt;' +</text:p>
      <text:p text:style-name="P3286"><text:s text:c="6"/>'&lt;span class="colon"&gt;:&lt;/span&gt;' +</text:p>
      <text:p text:style-name="P3287"><text:s text:c="6"/>'&lt;span class="path"&gt;/var/log&lt;/span&gt;' +</text:p>
      <text:p text:style-name="P3288"><text:s text:c="6"/>'&lt;span class="symbol"&gt;$ &lt;/span&gt;';</text:p>
      <text:p text:style-name="P3289"/>
      <text:p text:style-name="P3290"><text:s text:c="4"/>output.appendChild(line);</text:p>
      <text:p text:style-name="P3291"/>
      <text:p text:style-name="P3292"><text:s text:c="4"/>return line;</text:p>
      <text:p text:style-name="P3293"><text:s text:c="2"/>}</text:p>
      <text:p text:style-name="P3294"/>
      <text:p text:style-name="P3295"><text:s text:c="2"/>/* =========================</text:p>
      <text:p text:style-name="P3296"><text:s text:c="5"/>TERMINAL PRINT</text:p>
      <text:p text:style-name="P3297"><text:s text:c="2"/>========================= */</text:p>
      <text:p text:style-name="P3298"/>
      <text:p text:style-name="P3299"><text:s text:c="2"/>async function typeLine(line, text, body, speed = 18) {</text:p>
      <text:p text:style-name="P3300"/>
      <text:p text:style-name="P3301"><text:s text:c="4"/>const cursor = document.createElement("span");</text:p>
      <text:p text:style-name="P3302"><text:s text:c="4"/>cursor.className = "cursor";</text:p>
      <text:p text:style-name="P3303"><text:s text:c="4"/>line.appendChild(cursor);</text:p>
      <text:p text:style-name="P3304"/>
      <text:p text:style-name="P3305"><text:s text:c="4"/>for (let i = 0; i &lt; text.length; i++) {</text:p>
      <text:p text:style-name="P3306"/>
      <text:p text:style-name="P3307"><text:s text:c="6"/>line.insertBefore(document.createTextNode(text[i]), cursor);</text:p>
      <text:p text:style-name="P3308"/>
      <text:p text:style-name="P3309"><text:s text:c="6"/>await sleep(speed + randFloat()*20);</text:p>
      <text:p text:style-name="P3310"/>
      <text:p text:style-name="P3311"><text:s text:c="6"/>body.scrollTop = body.scrollHeight;</text:p>
      <text:p text:style-name="P3312"><text:s text:c="4"/>}</text:p>
      <text:p text:style-name="P3313"/>
      <text:p text:style-name="P3314"><text:s text:c="4"/>cursor.remove();</text:p>
      <text:p text:style-name="P3315"/>
      <text:p text:style-name="P3316"><text:s text:c="4"/>await sleep(200);</text:p>
      <text:p text:style-name="P3317"><text:s text:c="2"/>}</text:p>
      <text:p text:style-name="P3318"/>
      <text:p text:style-name="P3319"><text:s text:c="2"/>async function printLines(output, body, lines) {</text:p>
      <text:p text:style-name="P3320"/>
      <text:p text:style-name="P3321"><text:s text:c="4"/>for (const l of lines) {</text:p>
      <text:p text:style-name="P3322"/>
      <text:p text:style-name="P3323"><text:s text:c="6"/>const row = document.createElement("pre");</text:p>
      <text:p text:style-name="P3324"/>
      <text:p text:style-name="P3325"><text:s text:c="6"/>row.className = "term-line output";</text:p>
      <text:p text:style-name="P3326"/>
      <text:p text:style-name="P3327"><text:s text:c="6"/>row.textContent = l;</text:p>
      <text:p text:style-name="P3328"/>
      <text:p text:style-name="P3329"><text:s text:c="6"/>output.appendChild(row);</text:p>
      <text:p text:style-name="P3330"/>
      <text:p text:style-name="P3331"><text:s text:c="6"/>body.scrollTop = body.scrollHeight;</text:p>
      <text:p text:style-name="P3332"/>
      <text:p text:style-name="P3333"><text:s text:c="6"/>await sleep(80 + randFloat()*80);</text:p>
      <text:p text:style-name="P3334"><text:s text:c="4"/>}</text:p>
      <text:p text:style-name="P3335"><text:s text:c="2"/>}</text:p>
      <text:p text:style-name="P3336"/>
      <text:p text:style-name="P3337"><text:s text:c="2"/>async function printAccessTail(output, body, lines) {</text:p>
      <text:p text:style-name="P3338"/>
      <text:p text:style-name="P3339"><text:s text:c="4"/>for (const entry of lines) {</text:p>
      <text:p text:style-name="P3340"/>
      <text:p text:style-name="P3341"><text:s text:c="6"/>const row = document.createElement("pre");</text:p>
      <text:p text:style-name="P3342"/>
      <text:p text:style-name="P3343"><text:s text:c="6"/>row.className = "term-line";</text:p>
      <text:p text:style-name="P3344"><text:s text:c="6"/>row.textContent = entry.text;</text:p>
      <text:p text:style-name="P3345"><text:s text:c="6"/>row.style.color = entry.color || "#ffffff";</text:p>
      <text:p text:style-name="P3346"/>
      <text:p text:style-name="P3347"><text:s text:c="6"/>output.appendChild(row);</text:p>
      <text:p text:style-name="P3348"/>
      <text:p text:style-name="P3349"><text:s text:c="6"/>body.scrollTop = body.scrollHeight;</text:p>
      <text:p text:style-name="P3350"/>
      <text:p text:style-name="P3351"><text:s text:c="6"/>await sleep(60 + randFloat()*80);</text:p>
      <text:p text:style-name="P3352"><text:s text:c="4"/>}</text:p>
      <text:p text:style-name="P3353"><text:s text:c="2"/>}</text:p>
      <text:p text:style-name="P3354"/>
      <text:p text:style-name="P3355"><text:s text:c="2"/>/* =========================</text:p>
      <text:p text:style-name="P3356"><text:s text:c="5"/>MAIN TERMINAL RUN</text:p>
      <text:p text:style-name="P3357"><text:s text:c="2"/>========================= */</text:p>
      <text:p text:style-name="P3358"/>
      <text:p text:style-name="P3359"><text:s text:c="2"/>async function runTerminal() {</text:p>
      <text:p text:style-name="P3360"/>
      <text:p text:style-name="P3361"><text:s text:c="4"/>if (terminalRunning) return;</text:p>
      <text:p text:style-name="P3362"/>
      <text:p text:style-name="P3363"><text:s text:c="4"/>terminalRunning = true;</text:p>
      <text:p text:style-name="P3364"/>
      <text:p text:style-name="P3365"><text:s text:c="4"/>const { output, body } = getNodes();</text:p>
      <text:p text:style-name="P3366"/>
      <text:p text:style-name="P3367"><text:s text:c="4"/>output.innerHTML = "";</text:p>
      <text:p text:style-name="P3368"><text:s text:c="4"/>accessLogBuffer.length = 0;</text:p>
      <text:p text:style-name="P3369"><text:s text:c="4"/>seedAccessLogIfEmpty();</text:p>
      <text:p text:style-name="P3370"/>
      <text:p text:style-name="P3371"><text:s text:c="4"/>const session = getSession();</text:p>
      <text:p text:style-name="P3372"><text:s text:c="4"/>const trafficType = getTrafficLabel(session.type);</text:p>
      <text:p text:style-name="P3373"/>
      <text:p text:style-name="P3374">const prompt1 = createUserPrompt(output);</text:p>
      <text:p text:style-name="P3375"/>
      <text:p text:style-name="P3376">await sleep(200);</text:p>
      <text:p text:style-name="P3377"/>
      <text:p text:style-name="P3378">await typeLine(prompt1, `ping ${BASE_DOMAIN}`, body);</text:p>
      <text:p text:style-name="P3379"/>
      <text:p text:style-name="P3380">const pingCount = 3 + Math.floor(randFloat() * 6);</text:p>
      <text:p text:style-name="P3381">const ip = getVisitorIP();</text:p>
      <text:p text:style-name="P3382"/>
      <text:p text:style-name="P3383">const pingLines = [</text:p>
      <text:p text:style-name="P3384"><text:s text:c="2"/>`PING ${BASE_DOMAIN} (${ip}) 56 data bytes`</text:p>
      <text:p text:style-name="P3385">];</text:p>
      <text:p text:style-name="P3386"/>
      <text:p text:style-name="P3387">const times = [];</text:p>
      <text:p text:style-name="P3388"/>
      <text:p text:style-name="P3389">for (let i = 1; i &lt;= pingCount; i++) {</text:p>
      <text:p text:style-name="P3390"/>
      <text:p text:style-name="P3391"><text:s text:c="2"/>const t = (20 + randFloat()*10).toFixed(1);</text:p>
      <text:p text:style-name="P3392"/>
      <text:p text:style-name="P3393"><text:s text:c="2"/>times.push(parseFloat(t));</text:p>
      <text:p text:style-name="P3394"/>
      <text:p text:style-name="P3395"><text:s text:c="4"/>pingLines.push(</text:p>
      <text:p text:style-name="P3396"><text:s text:c="6"/>`64 bytes from ${ip}: icmp_seq=${i} ttl=64 time=${t} ms`</text:p>
      <text:p text:style-name="P3397"><text:s text:c="4"/>);</text:p>
      <text:p text:style-name="P3398">}</text:p>
      <text:p text:style-name="P3399"/>
      <text:p text:style-name="P3400">const min = Math.min(...times).toFixed(1);</text:p>
      <text:p text:style-name="P3401">const max = Math.max(...times).toFixed(1);</text:p>
      <text:p text:style-name="P3402">const avg = (times.reduce((a,b)=&gt;a+b,0)/times.length).toFixed(1);</text:p>
      <text:p text:style-name="P3403">const variance = times.reduce((a,b)=&gt;a+Math.pow(b-avg,2),0)/times.length;</text:p>
      <text:p text:style-name="P3404">const mdev = Math.sqrt(variance).toFixed(2);</text:p>
      <text:p text:style-name="P3405"/>
      <text:p text:style-name="P3406">pingLines.push("^C");</text:p>
      <text:p text:style-name="P3407">pingLines.push(`--- ${BASE_DOMAIN} ping statistics ---`);</text:p>
      <text:p text:style-name="P3408">pingLines.push(`${pingCount} packets transmitted, ${pingCount} received, 0% packet loss`);</text:p>
      <text:p text:style-name="P3409">pingLines.push(`rtt min/avg/max/mdev = ${min}/${avg}/${max}/${mdev} ms`);</text:p>
      <text:p text:style-name="P3410"/>
      <text:p text:style-name="P3411">await printLines(output, body, pingLines);</text:p>
      <text:p text:style-name="P3412"/>
      <text:p text:style-name="P3413">const rootPrompt = createRootPrompt(output);</text:p>
      <text:p text:style-name="P3414"/>
      <text:p text:style-name="P3415">await sleep(200);</text:p>
      <text:p text:style-name="P3416"/>
      <text:p text:style-name="P3417">await typeLine(rootPrompt, "tail -n 10 access.log", body);</text:p>
      <text:p text:style-name="P3418"/>
      <text:p text:style-name="P3419">const protocol = randFloat() &lt; 0.7 ? "HTTP/1.1" : "HTTP/2";</text:p>
      <text:p text:style-name="P3420"/>
      <text:p text:style-name="P3421">const size = Math.floor(120 + randFloat()*80);</text:p>
      <text:p text:style-name="P3422"/>
      <text:p text:style-name="P3423">const sessionId = FINAL_SESSION_ID_REF?.value || (session?.id || generateSessionId());</text:p>
      <text:p text:style-name="P3424"/>
      <text:p text:style-name="P3425">const token =</text:p>
      <text:p text:style-name="P3426"><text:s text:c="2"/>CAPTURED_PASSWORD_REF?.value ||</text:p>
      <text:p text:style-name="P3427"><text:s text:c="2"/>Math.random().toString(36).substring(2,8).toUpperCase();</text:p>
      <text:p text:style-name="P3428"/>
      <text:p text:style-name="P3429">if (REQUEST_TIME_REF &amp;&amp; REQUEST_TIME_REF.value == null) {</text:p>
      <text:p text:style-name="P3430"><text:s text:c="2"/>// fallback als hash phase het om wat voor reden dan ook niet heeft gezet</text:p>
      <text:p text:style-name="P3431"><text:s text:c="2"/>REQUEST_TIME_REF.value = Math.floor(20 + randFloat() * 230);</text:p>
      <text:p text:style-name="P3432">}</text:p>
      <text:p text:style-name="P3433">const requestTime = REQUEST_TIME_REF?.value ?? 0;</text:p>
      <text:p text:style-name="P3434"/>
      <text:p text:style-name="P3435">const country =</text:p>
      <text:p text:style-name="P3436"><text:s text:c="2"/>GROUP_LABELS[getNetworkGroup()] || getNetworkGroup();</text:p>
      <text:p text:style-name="P3437"/>
      <text:p text:style-name="P3438">/* ===== ACCESS LOG LINE ===== */</text:p>
      <text:p text:style-name="P3439"/>
      <text:p text:style-name="P3440">const logLine =</text:p>
      <text:p text:style-name="P3441"><text:s text:c="2"/>getVisitorIP() + " - " + getSiteUser() + " - " +</text:p>
      <text:p text:style-name="P3442"><text:s text:c="2"/>"[" + getNginxTimestamp() + '] "GET / ' + protocol + '" 403 ' + size + ' "-" ' +</text:p>
      <text:p text:style-name="P3443"><text:s text:c="2"/>'"' + navigator.userAgent + '" ' +</text:p>
      <text:p text:style-name="P3444"><text:s text:c="2"/>requestTime +</text:p>
      <text:p text:style-name="P3445"><text:s text:c="2"/>" sid=" + sessionId +</text:p>
      <text:p text:style-name="P3446"><text:s text:c="2"/>" token=" + token +</text:p>
      <text:p text:style-name="P3447"><text:s text:c="2"/>' "' + country + '" ' +</text:p>
      <text:p text:style-name="P3448"><text:s text:c="2"/>trafficType;</text:p>
      <text:p text:style-name="P3449"/>
      <text:p text:style-name="P3450">/* ===== COLOR ===== */</text:p>
      <text:p text:style-name="P3451"/>
      <text:p text:style-name="P3452">const theme = getThemeForGroup(getNetworkGroup(), FLAG_THEMES);</text:p>
      <text:p text:style-name="P3453"/>
      <text:p text:style-name="P3454">let logColor = theme.error || "#ff4d4d";</text:p>
      <text:p text:style-name="P3455"/>
      <text:p text:style-name="P3456">if (logColor.toLowerCase() === "#000000") {</text:p>
      <text:p text:style-name="P3457"><text:s text:c="2"/>logColor = theme.secondary || "#ffffff";</text:p>
      <text:p text:style-name="P3458">}</text:p>
      <text:p text:style-name="P3459"/>
      <text:p text:style-name="P3460">pushAccessLog({ text: logLine, color: logColor });</text:p>
      <text:p text:style-name="P3461"/>
      <text:p text:style-name="P3462">const tail = accessLogBuffer.slice(-10);</text:p>
      <text:p text:style-name="P3463"/>
      <text:p text:style-name="P3464">await printAccessTail(output, body, tail);</text:p>
      <text:p text:style-name="P3465"/>
      <text:p text:style-name="P3466"><text:s text:c="4"/>const finalPrompt = createRootPrompt(output);</text:p>
      <text:p text:style-name="P3467"/>
      <text:p text:style-name="P3468"><text:s text:c="4"/>const cursor = document.createElement("span");</text:p>
      <text:p text:style-name="P3469"><text:s text:c="4"/>cursor.className = "cursor";</text:p>
      <text:p text:style-name="P3470"/>
      <text:p text:style-name="P3471"><text:s text:c="8"/>finalPrompt.appendChild(cursor);</text:p>
      <text:p text:style-name="P3472"/>
      <text:p text:style-name="P3473"><text:s text:c="4"/>terminalRunning = false;</text:p>
      <text:p text:style-name="P3474"><text:s text:c="2"/>}</text:p>
      <text:p text:style-name="P3475"/>
      <text:p text:style-name="P3476"><text:s text:c="2"/>return {</text:p>
      <text:p text:style-name="P3477"><text:s text:c="4"/>runTerminal,</text:p>
      <text:p text:style-name="P3478"><text:s text:c="4"/>reset() {</text:p>
      <text:p text:style-name="P3479"><text:s text:c="6"/>terminalRunning = false;</text:p>
      <text:p text:style-name="P3480"><text:s text:c="4"/>}</text:p>
      <text:p text:style-name="P3481"><text:s text:c="2"/>};</text:p>
      <text:p text:style-name="P3482"/>
      <text:p text:style-name="P3483">}</text:p>
      <text:h text:style-name="Heading_20_1" text:outline-level="1"><text:bookmark-start text:name="bestand-.enginestitleengine.js"/>BESTAND: ./engines/titleEngine.js<text:bookmark-end text:name="bestand-.enginestitleengine.js"/></text:h>
      <text:p text:style-name="P3484">export function createTitleEngine({ getVisitorIP }) {</text:p>
      <text:p text:style-name="P3485"/>
      <text:p text:style-name="P3486"><text:s text:c="2"/>let titleLogLines = [];</text:p>
      <text:p text:style-name="P3487"/>
      <text:p text:style-name="P3488"><text:s text:c="2"/>function generateTitleLogs() {</text:p>
      <text:p text:style-name="P3489"/>
      <text:p text:style-name="P3490"><text:s text:c="4"/>const base = new Date();</text:p>
      <text:p text:style-name="P3491"/>
      <text:p text:style-name="P3492"><text:s text:c="4"/>function pad(n){ return n.toString().padStart(2,"0"); }</text:p>
      <text:p text:style-name="P3493"/>
      <text:p text:style-name="P3494"><text:s text:c="4"/>function format(d){</text:p>
      <text:p text:style-name="P3495"><text:s text:c="6"/>return `${d.getFullYear()}-${pad(d.getMonth()+1)}-${pad(d.getDate())} ` +</text:p>
      <text:p text:style-name="P3496"><text:s text:c="13"/>`${pad(d.getHours())}:${pad(d.getMinutes())}:${pad(d.getSeconds())}`;</text:p>
      <text:p text:style-name="P3497"><text:s text:c="4"/>}</text:p>
      <text:p text:style-name="P3498"/>
      <text:p text:style-name="P3499"><text:s text:c="4"/>titleLogLines = [];</text:p>
      <text:p text:style-name="P3500"/>
      <text:p text:style-name="P3501"><text:s text:c="4"/>const events = [</text:p>
      <text:p text:style-name="P3502"><text:s text:c="6"/>`nginx: connection from ${getVisitorIP()} accepted`,</text:p>
      <text:p text:style-name="P3503"><text:s text:c="6"/>`http: GET / → access control engaged`,</text:p>
      <text:p text:style-name="P3504"><text:s text:c="6"/>`auth-module: request context received`,</text:p>
      <text:p text:style-name="P3505"><text:s text:c="6"/>`authz: evaluation pending (rbac)`,</text:p>
      <text:p text:style-name="P3506"><text:s text:c="4"/>];</text:p>
      <text:p text:style-name="P3507"/>
      <text:p text:style-name="P3508"><text:s text:c="4"/>for (let i = 0; i &lt; events.length; i++) {</text:p>
      <text:p text:style-name="P3509"><text:s text:c="6"/>const d = new Date(base.getTime() + (i * 1000));</text:p>
      <text:p text:style-name="P3510"><text:s text:c="6"/>titleLogLines.push(`[${format(d)}] ${events[i]}`);</text:p>
      <text:p text:style-name="P3511"><text:s text:c="4"/>}</text:p>
      <text:p text:style-name="P3512"><text:s text:c="2"/>}</text:p>
      <text:p text:style-name="P3513"/>
      <text:p text:style-name="P3514"><text:s text:c="2"/>function getTitleText() {</text:p>
      <text:p text:style-name="P3515"><text:s text:c="4"/>return `</text:p>
      <text:p text:style-name="P3516"/>
      <text:p text:style-name="P3517">${titleLogLines.join("\n")}</text:p>
      <text:p text:style-name="P3518">`;</text:p>
      <text:p text:style-name="P3519"><text:s text:c="2"/>}</text:p>
      <text:p text:style-name="P3520"/>
      <text:p text:style-name="P3521"><text:s text:c="2"/>return {</text:p>
      <text:p text:style-name="P3522"><text:s text:c="4"/>generateTitleLogs,</text:p>
      <text:p text:style-name="P3523"><text:s text:c="4"/>getTitleText</text:p>
      <text:p text:style-name="P3524"><text:s text:c="2"/>};</text:p>
      <text:p text:style-name="P3525">}</text:p>
      <text:h text:style-name="Heading_20_1" text:outline-level="1"><text:bookmark-start text:name="bestand-.experiencesession.js"/>BESTAND: ./experience/session.js<text:bookmark-end text:name="bestand-.experiencesession.js"/></text:h>
      <text:p text:style-name="P3526">export function createExperienceContext(config, helpers) {</text:p>
      <text:p text:style-name="P3527"/>
      <text:p text:style-name="P3528"><text:s text:c="2"/>const {</text:p>
      <text:p text:style-name="P3529"><text:s text:c="4"/>GROUP_WEIGHTS,</text:p>
      <text:p text:style-name="P3530"><text:s text:c="4"/>GROUP_WEIGHTS_BY_REGION,</text:p>
      <text:p text:style-name="P3531"><text:s text:c="4"/>FLAG_THEMES,</text:p>
      <text:p text:style-name="P3532"><text:s text:c="4"/>ASCII_FIGURES,</text:p>
      <text:p text:style-name="P3533"><text:s text:c="4"/>POLICY_RESULTS,</text:p>
      <text:p text:style-name="P3534"><text:s text:c="4"/>GEO_RESTRICTED_COUNTRIES</text:p>
      <text:p text:style-name="P3535"><text:s text:c="2"/>} = config;</text:p>
      <text:p text:style-name="P3536"/>
      <text:p text:style-name="P3537"><text:s text:c="2"/>const {</text:p>
      <text:p text:style-name="P3538"><text:s text:c="4"/>randFloat,</text:p>
      <text:p text:style-name="P3539"><text:s text:c="4"/>generatePolicyDecision,</text:p>
      <text:p text:style-name="P3540"><text:s text:c="4"/>getThemeForGroup,</text:p>
      <text:p text:style-name="P3541"><text:s text:c="4"/>applyTheme,</text:p>
      <text:p text:style-name="P3542"><text:s text:c="4"/>getRandomUserByGroup</text:p>
      <text:p text:style-name="P3543"><text:s text:c="2"/>} = helpers;</text:p>
      <text:p text:style-name="P3544"/>
      <text:p text:style-name="P3545"><text:s text:c="2"/>let ACTIVE_REGION = "world";</text:p>
      <text:p text:style-name="P3546"/>
      <text:p text:style-name="P3547"><text:s text:c="2"/>function pickFromWeights(weightObj) {</text:p>
      <text:p text:style-name="P3548"><text:s text:c="4"/>const entries = Object.entries(weightObj);</text:p>
      <text:p text:style-name="P3549"><text:s text:c="4"/>const total = entries.reduce((sum, [, weight]) =&gt; sum + weight, 0);</text:p>
      <text:p text:style-name="P3550"><text:s text:c="4"/>let r = randFloat() * total;</text:p>
      <text:p text:style-name="P3551"/>
      <text:p text:style-name="P3552"><text:s text:c="4"/>for (const [key, weight] of entries) {</text:p>
      <text:p text:style-name="P3553"><text:s text:c="6"/>if (r &lt; weight) return key;</text:p>
      <text:p text:style-name="P3554"><text:s text:c="6"/>r -= weight;</text:p>
      <text:p text:style-name="P3555"><text:s text:c="4"/>}</text:p>
      <text:p text:style-name="P3556"/>
      <text:p text:style-name="P3557"><text:s text:c="4"/>return entries[0][0];</text:p>
      <text:p text:style-name="P3558"><text:s text:c="2"/>}</text:p>
      <text:p text:style-name="P3559"/>
      <text:p text:style-name="P3560"><text:s text:c="2"/>function getWeightedGroup() {</text:p>
      <text:p text:style-name="P3561"><text:s text:c="4"/>if (ACTIVE_REGION === "world") {</text:p>
      <text:p text:style-name="P3562"><text:s text:c="6"/>return pickFromWeights(GROUP_WEIGHTS);</text:p>
      <text:p text:style-name="P3563"><text:s text:c="4"/>}</text:p>
      <text:p text:style-name="P3564"/>
      <text:p text:style-name="P3565"><text:s text:c="4"/>const regionWeights =</text:p>
      <text:p text:style-name="P3566"><text:s text:c="6"/>GROUP_WEIGHTS_BY_REGION?.[ACTIVE_REGION];</text:p>
      <text:p text:style-name="P3567"/>
      <text:p text:style-name="P3568"><text:s text:c="4"/>if (regionWeights) {</text:p>
      <text:p text:style-name="P3569"><text:s text:c="6"/>return pickFromWeights(regionWeights);</text:p>
      <text:p text:style-name="P3570"><text:s text:c="4"/>}</text:p>
      <text:p text:style-name="P3571"/>
      <text:p text:style-name="P3572"><text:s text:c="4"/>return pickFromWeights(GROUP_WEIGHTS);</text:p>
      <text:p text:style-name="P3573"><text:s text:c="2"/>}</text:p>
      <text:p text:style-name="P3574"/>
      <text:p text:style-name="P3575"><text:s text:c="2"/>function generateSessionProfile() {</text:p>
      <text:p text:style-name="P3576"/>
      <text:p text:style-name="P3577"><text:s text:c="4"/>const profiles = {</text:p>
      <text:p text:style-name="P3578"><text:s text:c="6"/>residential: 60,</text:p>
      <text:p text:style-name="P3579"><text:s text:c="6"/>datacenter: 25,</text:p>
      <text:p text:style-name="P3580"><text:s text:c="6"/>scripted: 15</text:p>
      <text:p text:style-name="P3581"><text:s text:c="4"/>};</text:p>
      <text:p text:style-name="P3582"/>
      <text:p text:style-name="P3583"><text:s text:c="4"/>const type = pickFromWeights(profiles);</text:p>
      <text:p text:style-name="P3584"/>
      <text:p text:style-name="P3585"><text:s text:c="4"/>const profile = { type };</text:p>
      <text:p text:style-name="P3586"/>
      <text:p text:style-name="P3587"><text:s text:c="4"/>if (type === "residential") {</text:p>
      <text:p text:style-name="P3588"><text:s text:c="6"/>profile.usernameStyle = "normal";</text:p>
      <text:p text:style-name="P3589"><text:s text:c="6"/>profile.protocolBias = "http2";</text:p>
      <text:p text:style-name="P3590"><text:s text:c="6"/>profile.latencyBase = 40;</text:p>
      <text:p text:style-name="P3591"><text:s text:c="4"/>}</text:p>
      <text:p text:style-name="P3592"/>
      <text:p text:style-name="P3593"><text:s text:c="4"/>if (type === "datacenter") {</text:p>
      <text:p text:style-name="P3594"><text:s text:c="6"/>profile.usernameStyle = "mixed";</text:p>
      <text:p text:style-name="P3595"><text:s text:c="6"/>profile.protocolBias = "http1";</text:p>
      <text:p text:style-name="P3596"><text:s text:c="6"/>profile.latencyBase = 15;</text:p>
      <text:p text:style-name="P3597"><text:s text:c="4"/>}</text:p>
      <text:p text:style-name="P3598"/>
      <text:p text:style-name="P3599"><text:s text:c="4"/>if (type === "scripted") {</text:p>
      <text:p text:style-name="P3600"><text:s text:c="6"/>profile.usernameStyle = "weird-heavy";</text:p>
      <text:p text:style-name="P3601"><text:s text:c="6"/>profile.protocolBias = "http1";</text:p>
      <text:p text:style-name="P3602"><text:s text:c="6"/>profile.latencyBase = 5;</text:p>
      <text:p text:style-name="P3603"><text:s text:c="4"/>}</text:p>
      <text:p text:style-name="P3604"/>
      <text:p text:style-name="P3605"><text:s text:c="4"/>return profile;</text:p>
      <text:p text:style-name="P3606"><text:s text:c="2"/>}</text:p>
      <text:p text:style-name="P3607"/>
      <text:p text:style-name="P3608"><text:s text:c="2"/>function createNewExperience(forcedNetworkGroup) {</text:p>
      <text:p text:style-name="P3609"/>
      <text:p text:style-name="P3610"><text:s text:c="4"/>const NETWORK_GROUP =</text:p>
      <text:p text:style-name="P3611"><text:s text:c="6"/>forcedNetworkGroup || getWeightedGroup();</text:p>
      <text:p text:style-name="P3612"/>
      <text:p text:style-name="P3613"><text:s text:c="4"/>const USERNAME_GROUP = NETWORK_GROUP;</text:p>
      <text:p text:style-name="P3614"/>
      <text:p text:style-name="P3615"><text:s text:c="4"/>const SITE_USER_OBJ =</text:p>
      <text:p text:style-name="P3616"><text:s text:c="6"/>getRandomUserByGroup(USERNAME_GROUP);</text:p>
      <text:p text:style-name="P3617"/>
      <text:p text:style-name="P3618"><text:s text:c="4"/>const SITE_USER = SITE_USER_OBJ.username;</text:p>
      <text:p text:style-name="P3619"/>
      <text:p text:style-name="P3620"><text:s text:c="4"/>const SESSION = generateSessionProfile();</text:p>
      <text:p text:style-name="P3621"/>
      <text:p text:style-name="P3622"><text:s text:c="4"/>const POLICY = generatePolicyDecision({</text:p>
      <text:p text:style-name="P3623"><text:s text:c="6"/>networkGroup: NETWORK_GROUP,</text:p>
      <text:p text:style-name="P3624"><text:s text:c="6"/>session: SESSION,</text:p>
      <text:p text:style-name="P3625"><text:s text:c="6"/>geoRestrictedCountries: GEO_RESTRICTED_COUNTRIES,</text:p>
      <text:p text:style-name="P3626"><text:s text:c="6"/>policyResults: POLICY_RESULTS,</text:p>
      <text:p text:style-name="P3627"><text:s text:c="6"/>randFloat</text:p>
      <text:p text:style-name="P3628"><text:s text:c="4"/>});</text:p>
      <text:p text:style-name="P3629"/>
      <text:p text:style-name="P3630"><text:s text:c="4"/>const theme = getThemeForGroup(NETWORK_GROUP, FLAG_THEMES);</text:p>
      <text:p text:style-name="P3631"><text:s text:c="4"/>applyTheme(theme);</text:p>
      <text:p text:style-name="P3632"/>
      <text:p text:style-name="P3633"><text:s text:c="4"/>const RANDOM_ASCII =</text:p>
      <text:p text:style-name="P3634"><text:s text:c="6"/>ASCII_FIGURES[Math.floor(randFloat() * ASCII_FIGURES.length)];</text:p>
      <text:p text:style-name="P3635"/>
      <text:p text:style-name="P3636">return {</text:p>
      <text:p text:style-name="P3637"><text:s text:c="2"/>NETWORK_GROUP,</text:p>
      <text:p text:style-name="P3638"><text:s text:c="2"/>USERNAME_GROUP,</text:p>
      <text:p text:style-name="P3639"><text:s text:c="2"/>SITE_USER,</text:p>
      <text:p text:style-name="P3640"><text:s text:c="2"/>SESSION,</text:p>
      <text:p text:style-name="P3641"><text:s text:c="2"/>RANDOM_ASCII,</text:p>
      <text:p text:style-name="P3642"><text:s text:c="2"/>POLICY</text:p>
      <text:p text:style-name="P3643">};</text:p>
      <text:p text:style-name="P3644"><text:s text:c="2"/>}</text:p>
      <text:p text:style-name="P3645"/>
      <text:p text:style-name="P3646"><text:s text:c="2"/>return {</text:p>
      <text:p text:style-name="P3647"><text:s text:c="4"/>createNewExperience</text:p>
      <text:p text:style-name="P3648"><text:s text:c="2"/>};</text:p>
      <text:p text:style-name="P3649">}</text:p>
      <text:h text:style-name="Heading_20_1" text:outline-level="1"><text:bookmark-start text:name="bestand-.experienceusers.js"/>BESTAND: ./experience/users.js<text:bookmark-end text:name="bestand-.experienceusers.js"/></text:h>
      <text:p text:style-name="P3650">// ./experience/users.js</text:p>
      <text:p text:style-name="P3651"/>
      <text:p text:style-name="P3652">export function createUserGenerator(allIdentities, { randFloat }) {</text:p>
      <text:p text:style-name="P3653"/>
      <text:p text:style-name="P3654"><text:s text:c="2"/>function pick(arr) {</text:p>
      <text:p text:style-name="P3655"><text:s text:c="4"/>return arr[Math.floor(randFloat() * arr.length)];</text:p>
      <text:p text:style-name="P3656"><text:s text:c="2"/>}</text:p>
      <text:p text:style-name="P3657"/>
      <text:p text:style-name="P3658"><text:s text:c="2"/>function generateWeirdUsername(group) {</text:p>
      <text:p text:style-name="P3659"/>
      <text:p text:style-name="P3660"><text:s text:c="4"/>const identity = allIdentities[group];</text:p>
      <text:p text:style-name="P3661"><text:s text:c="4"/>if (!identity || !identity.WEIRD_NAMES?.length) {</text:p>
      <text:p text:style-name="P3662"><text:s text:c="6"/>return null;</text:p>
      <text:p text:style-name="P3663"><text:s text:c="4"/>}</text:p>
      <text:p text:style-name="P3664"/>
      <text:p text:style-name="P3665"><text:s text:c="4"/>let username = pick(identity.WEIRD_NAMES);</text:p>
      <text:p text:style-name="P3666"/>
      <text:p text:style-name="P3667"><text:s text:c="4"/>const useYear = randFloat() &lt; 0.60;</text:p>
      <text:p text:style-name="P3668"/>
      <text:p text:style-name="P3669"><text:s text:c="4"/>if (useYear) {</text:p>
      <text:p text:style-name="P3670"><text:s text:c="6"/>const year = 1968 + Math.floor(randFloat() * 58);</text:p>
      <text:p text:style-name="P3671"><text:s text:c="6"/>const sep = randFloat() &lt; 0.50 ? "_" : ".";</text:p>
      <text:p text:style-name="P3672"><text:s text:c="6"/>username += sep + year;</text:p>
      <text:p text:style-name="P3673"><text:s text:c="4"/>} else {</text:p>
      <text:p text:style-name="P3674"><text:s text:c="6"/>const digits =</text:p>
      <text:p text:style-name="P3675"><text:s text:c="8"/>(randFloat() &lt; 0.65)</text:p>
      <text:p text:style-name="P3676"><text:s text:c="10"/>? (10 + Math.floor(randFloat() * 90))</text:p>
      <text:p text:style-name="P3677"><text:s text:c="10"/>: Math.floor(randFloat() * 9999);</text:p>
      <text:p text:style-name="P3678"/>
      <text:p text:style-name="P3679"><text:s text:c="6"/>username += digits;</text:p>
      <text:p text:style-name="P3680"><text:s text:c="4"/>}</text:p>
      <text:p text:style-name="P3681"/>
      <text:p text:style-name="P3682"><text:s text:c="4"/>return {</text:p>
      <text:p text:style-name="P3683"><text:s text:c="6"/>username: username.toLowerCase(),</text:p>
      <text:p text:style-name="P3684"><text:s text:c="6"/>group</text:p>
      <text:p text:style-name="P3685"><text:s text:c="4"/>};</text:p>
      <text:p text:style-name="P3686"><text:s text:c="2"/>}</text:p>
      <text:p text:style-name="P3687"/>
      <text:p text:style-name="P3688"><text:s text:c="2"/>function generateNormalUsername(group) {</text:p>
      <text:p text:style-name="P3689"/>
      <text:p text:style-name="P3690"><text:s text:c="4"/>const identity = allIdentities[group];</text:p>
      <text:p text:style-name="P3691"/>
      <text:p text:style-name="P3692"><text:s text:c="4"/>if (!identity || !identity.FIRST_NAMES?.length) {</text:p>
      <text:p text:style-name="P3693"><text:s text:c="6"/>return { username: "unknown", group };</text:p>
      <text:p text:style-name="P3694"><text:s text:c="4"/>}</text:p>
      <text:p text:style-name="P3695"/>
      <text:p text:style-name="P3696"><text:s text:c="4"/>const firstPool = identity.FIRST_NAMES;</text:p>
      <text:p text:style-name="P3697"><text:s text:c="4"/>const lastPool <text:s text:c="1"/>= identity.LAST_NAMES || [];</text:p>
      <text:p text:style-name="P3698"/>
      <text:p text:style-name="P3699"><text:s text:c="4"/>const first = pick(firstPool);</text:p>
      <text:p text:style-name="P3700"><text:s text:c="4"/>const includeLast = randFloat() &lt; 0.70 &amp;&amp; lastPool.length &gt; 0;</text:p>
      <text:p text:style-name="P3701"/>
      <text:p text:style-name="P3702"><text:s text:c="4"/>let username = first;</text:p>
      <text:p text:style-name="P3703"><text:s text:c="4"/>let pattern = "first_only";</text:p>
      <text:p text:style-name="P3704"/>
      <text:p text:style-name="P3705"><text:s text:c="4"/>if (includeLast) {</text:p>
      <text:p text:style-name="P3706"/>
      <text:p text:style-name="P3707"><text:s text:c="6"/>const last = pick(lastPool);</text:p>
      <text:p text:style-name="P3708"><text:s text:c="6"/>const separators = [".", "_", "-"];</text:p>
      <text:p text:style-name="P3709"><text:s text:c="6"/>const sep = pick(separators);</text:p>
      <text:p text:style-name="P3710"/>
      <text:p text:style-name="P3711"><text:s text:c="6"/>const patternRoll = randFloat();</text:p>
      <text:p text:style-name="P3712"/>
      <text:p text:style-name="P3713"><text:s text:c="6"/>if (patternRoll &lt; 0.45) {</text:p>
      <text:p text:style-name="P3714"><text:s text:c="8"/>username = first + sep + last;</text:p>
      <text:p text:style-name="P3715"><text:s text:c="8"/>pattern = "first_sep_last";</text:p>
      <text:p text:style-name="P3716"><text:s text:c="6"/>} else if (patternRoll &lt; 0.65) {</text:p>
      <text:p text:style-name="P3717"><text:s text:c="8"/>username = last + sep + first;</text:p>
      <text:p text:style-name="P3718"><text:s text:c="8"/>pattern = "last_sep_first";</text:p>
      <text:p text:style-name="P3719"><text:s text:c="6"/>} else if (patternRoll &lt; 0.85) {</text:p>
      <text:p text:style-name="P3720"><text:s text:c="8"/>username = first + last;</text:p>
      <text:p text:style-name="P3721"><text:s text:c="8"/>pattern = "firstlast";</text:p>
      <text:p text:style-name="P3722"><text:s text:c="6"/>} else {</text:p>
      <text:p text:style-name="P3723"><text:s text:c="8"/>username = last + first;</text:p>
      <text:p text:style-name="P3724"><text:s text:c="8"/>pattern = "lastfirst";</text:p>
      <text:p text:style-name="P3725"><text:s text:c="6"/>}</text:p>
      <text:p text:style-name="P3726"/>
      <text:p text:style-name="P3727"><text:s text:c="4"/>} else {</text:p>
      <text:p text:style-name="P3728"/>
      <text:p text:style-name="P3729"><text:s text:c="6"/>const variantRoll = randFloat();</text:p>
      <text:p text:style-name="P3730"/>
      <text:p text:style-name="P3731"><text:s text:c="6"/>if (variantRoll &lt; 0.35) {</text:p>
      <text:p text:style-name="P3732"><text:s text:c="8"/>const year = 1950 + Math.floor(randFloat() * 71);</text:p>
      <text:p text:style-name="P3733"><text:s text:c="8"/>username += year;</text:p>
      <text:p text:style-name="P3734"><text:s text:c="8"/>return { username: username.toLowerCase(), group };</text:p>
      <text:p text:style-name="P3735"><text:s text:c="6"/>}</text:p>
      <text:p text:style-name="P3736"/>
      <text:p text:style-name="P3737"><text:s text:c="6"/>if (variantRoll &lt; 0.65) {</text:p>
      <text:p text:style-name="P3738"><text:s text:c="8"/>username += Math.floor(randFloat() * 9999);</text:p>
      <text:p text:style-name="P3739"><text:s text:c="8"/>return { username: username.toLowerCase(), group };</text:p>
      <text:p text:style-name="P3740"><text:s text:c="6"/>}</text:p>
      <text:p text:style-name="P3741"/>
      <text:p text:style-name="P3742"><text:s text:c="6"/>if (variantRoll &lt; 0.80) {</text:p>
      <text:p text:style-name="P3743"><text:s text:c="8"/>const year = 1950 + Math.floor(randFloat() * 71);</text:p>
      <text:p text:style-name="P3744"><text:s text:c="8"/>const sep = randFloat() &lt; 0.5 ? "_" : "-";</text:p>
      <text:p text:style-name="P3745"><text:s text:c="8"/>username += sep + year;</text:p>
      <text:p text:style-name="P3746"><text:s text:c="8"/>return { username: username.toLowerCase(), group };</text:p>
      <text:p text:style-name="P3747"><text:s text:c="6"/>}</text:p>
      <text:p text:style-name="P3748"><text:s text:c="4"/>}</text:p>
      <text:p text:style-name="P3749"/>
      <text:p text:style-name="P3750"><text:s text:c="4"/>const forbidSuffix =</text:p>
      <text:p text:style-name="P3751"><text:s text:c="6"/>pattern === "first_sep_last" ||</text:p>
      <text:p text:style-name="P3752"><text:s text:c="6"/>pattern === "last_sep_first";</text:p>
      <text:p text:style-name="P3753"/>
      <text:p text:style-name="P3754"><text:s text:c="4"/>if (!forbidSuffix) {</text:p>
      <text:p text:style-name="P3755"/>
      <text:p text:style-name="P3756"><text:s text:c="6"/>const suffixChance =</text:p>
      <text:p text:style-name="P3757"><text:s text:c="8"/>(pattern === "first_only") ? 0.78 :</text:p>
      <text:p text:style-name="P3758"><text:s text:c="8"/>(pattern === "firstlast" || pattern === "lastfirst") ? 0.55 :</text:p>
      <text:p text:style-name="P3759"><text:s text:c="8"/>0.30;</text:p>
      <text:p text:style-name="P3760"/>
      <text:p text:style-name="P3761"><text:s text:c="6"/>if (randFloat() &lt; suffixChance) {</text:p>
      <text:p text:style-name="P3762"/>
      <text:p text:style-name="P3763"><text:s text:c="8"/>if (randFloat() &lt; 0.55) {</text:p>
      <text:p text:style-name="P3764"><text:s text:c="10"/>const year = 1968 + Math.floor(randFloat() * 58);</text:p>
      <text:p text:style-name="P3765"><text:s text:c="10"/>username += year;</text:p>
      <text:p text:style-name="P3766"><text:s text:c="8"/>} else {</text:p>
      <text:p text:style-name="P3767"><text:s text:c="10"/>const digits =</text:p>
      <text:p text:style-name="P3768"><text:s text:c="12"/>(randFloat() &lt; 0.55)</text:p>
      <text:p text:style-name="P3769"><text:s text:c="14"/>? Math.floor(randFloat() * 99)</text:p>
      <text:p text:style-name="P3770"><text:s text:c="14"/>: Math.floor(randFloat() * 9999);</text:p>
      <text:p text:style-name="P3771"/>
      <text:p text:style-name="P3772"><text:s text:c="10"/>username += digits;</text:p>
      <text:p text:style-name="P3773"><text:s text:c="8"/>}</text:p>
      <text:p text:style-name="P3774"><text:s text:c="6"/>}</text:p>
      <text:p text:style-name="P3775"><text:s text:c="4"/>}</text:p>
      <text:p text:style-name="P3776"/>
      <text:p text:style-name="P3777"><text:s text:c="4"/>return {</text:p>
      <text:p text:style-name="P3778"><text:s text:c="6"/>username: username.toLowerCase(),</text:p>
      <text:p text:style-name="P3779"><text:s text:c="6"/>group</text:p>
      <text:p text:style-name="P3780"><text:s text:c="4"/>};</text:p>
      <text:p text:style-name="P3781"><text:s text:c="2"/>}</text:p>
      <text:p text:style-name="P3782"/>
      <text:p text:style-name="P3783"><text:s text:c="2"/>function getRandomUserByGroup(group) {</text:p>
      <text:p text:style-name="P3784"/>
      <text:p text:style-name="P3785"><text:s text:c="4"/>const weirdChance = 0.35;</text:p>
      <text:p text:style-name="P3786"/>
      <text:p text:style-name="P3787"><text:s text:c="4"/>if (randFloat() &lt; weirdChance) {</text:p>
      <text:p text:style-name="P3788"><text:s text:c="6"/>const weird = generateWeirdUsername(group);</text:p>
      <text:p text:style-name="P3789"><text:s text:c="6"/>if (weird) return weird;</text:p>
      <text:p text:style-name="P3790"><text:s text:c="4"/>}</text:p>
      <text:p text:style-name="P3791"/>
      <text:p text:style-name="P3792"><text:s text:c="4"/>return generateNormalUsername(group);</text:p>
      <text:p text:style-name="P3793"><text:s text:c="2"/>}</text:p>
      <text:p text:style-name="P3794"/>
      <text:p text:style-name="P3795"><text:s text:c="2"/>return {</text:p>
      <text:p text:style-name="P3796"><text:s text:c="4"/>getRandomUserByGroup,</text:p>
      <text:p text:style-name="P3797"><text:s text:c="4"/>generateWeirdUsername,</text:p>
      <text:p text:style-name="P3798"><text:s text:c="4"/>generateNormalUsername</text:p>
      <text:p text:style-name="P3799"><text:s text:c="2"/>};</text:p>
      <text:p text:style-name="P3800">}</text:p>
      <text:h text:style-name="Heading_20_1" text:outline-level="1"><text:bookmark-start text:name="bestand-.index.php"/>BESTAND: ./index.php<text:bookmark-end text:name="bestand-.index.php"/></text:h>
      <text:p text:style-name="P3801">&lt;!DOCTYPE html&gt;</text:p>
      <text:p text:style-name="P3802"/>
      <text:p text:style-name="P3803">&lt;html lang="en"&gt;</text:p>
      <text:p text:style-name="P3804">&lt;head&gt;</text:p>
      <text:p text:style-name="P3805">&lt;?php</text:p>
      <text:p text:style-name="P3806">require_once __DIR__ . '/api/log-visitor.php';</text:p>
      <text:p text:style-name="P3807">?&gt;</text:p>
      <text:p text:style-name="P3808">&lt;!-- Google tag (gtag.js) --&gt;</text:p>
      <text:p text:style-name="P3809">&lt;script async src="https://www.googletagmanager.com/gtag/js?id=G-KGB3F6B4FS"&gt;&lt;/script&gt;</text:p>
      <text:p text:style-name="P3810">&lt;script&gt;</text:p>
      <text:p text:style-name="P3811">window.dataLayer = window.dataLayer || [];</text:p>
      <text:p text:style-name="P3812">function gtag(){dataLayer.push(arguments);}</text:p>
      <text:p text:style-name="P3813">gtag('js', new Date());</text:p>
      <text:p text:style-name="P3814"/>
      <text:p text:style-name="P3815">gtag('config', 'G-KGB3F6B4FS', {</text:p>
      <text:p text:style-name="P3816"><text:s text:c="2"/>anonymize_ip: true</text:p>
      <text:p text:style-name="P3817">});</text:p>
      <text:p text:style-name="P3818">&lt;/script&gt;</text:p>
      <text:p text:style-name="P3819"/>
      <text:p text:style-name="P3820">&lt;meta charset="UTF-8"&gt;</text:p>
      <text:p text:style-name="P3821">&lt;meta name="viewport" content="width=device-width, initial-scale=1, viewport-fit=cover"&gt;</text:p>
      <text:p text:style-name="P3822"/>
      <text:p text:style-name="P3823">&lt;title&gt;Node403 — Interactive HTTP 403 Authorization Simulation&lt;/title&gt;</text:p>
      <text:p text:style-name="P3824"/>
      <text:p text:style-name="P3825">&lt;meta name="description" content="Node403 is an interactive terminal-style web simulation that visualizes HTTP 403 access denial, authorization policy evaluation and network security enforcement inside a stylized system console."&gt;</text:p>
      <text:p text:style-name="P3826"/>
      <text:p text:style-name="P3827">&lt;meta name="robots" content="index, follow, max-image-preview:large"&gt;</text:p>
      <text:p text:style-name="P3828">&lt;meta name="author" content="S. Veenstra"&gt;</text:p>
      <text:p text:style-name="P3829">&lt;meta name="color-scheme" content="dark"&gt;</text:p>
      <text:p text:style-name="P3830"/>
      <text:p text:style-name="P3831">&lt;link rel="canonical" href="https://node403.com/"&gt;</text:p>
      <text:p text:style-name="P3832"/>
      <text:p text:style-name="P3833">&lt;meta name="theme-color" content="#000000"&gt;</text:p>
      <text:p text:style-name="P3834"/>
      <text:p text:style-name="P3835">&lt;meta property="og:type" content="website"&gt;</text:p>
      <text:p text:style-name="P3836">&lt;meta property="og:site_name" content="Node403"&gt;</text:p>
      <text:p text:style-name="P3837">&lt;meta property="og:title" content="Node403 — Interactive HTTP 403 Security Simulation"&gt;</text:p>
      <text:p text:style-name="P3838">&lt;meta property="og:description" content="Interactive security terminal demonstrating access control enforcement, authorization policy evaluation and HTTP 403 denial responses."&gt;</text:p>
      <text:p text:style-name="P3839">&lt;meta property="og:url" content="https://node403.com/"&gt;</text:p>
      <text:p text:style-name="P3840"/>
      <text:p text:style-name="P3841">&lt;meta property="og:image" content="https://node403.com/style/node403.png"&gt;</text:p>
      <text:p text:style-name="P3842">&lt;meta property="og:image:width" content="1200"&gt;</text:p>
      <text:p text:style-name="P3843">&lt;meta property="og:image:height" content="630"&gt;</text:p>
      <text:p text:style-name="P3844">&lt;meta property="og:image:type" content="image/png"&gt;</text:p>
      <text:p text:style-name="P3845">&lt;meta property="og:image:alt" content="Node403 interactive HTTP 403 security console simulation"&gt;</text:p>
      <text:p text:style-name="P3846"/>
      <text:p text:style-name="P3847">&lt;meta property="og:locale" content="en_US"&gt;</text:p>
      <text:p text:style-name="P3848"/>
      <text:p text:style-name="P3849">&lt;meta name="twitter:card" content="summary_large_image"&gt;</text:p>
      <text:p text:style-name="P3850">&lt;meta name="twitter:title" content="Node403 — Interactive HTTP 403 Security Simulation"&gt;</text:p>
      <text:p text:style-name="P3851">&lt;meta name="twitter:description" content="Interactive terminal simulation demonstrating HTTP 403 security enforcement and access control systems."&gt;</text:p>
      <text:p text:style-name="P3852">&lt;meta name="twitter:image" content="https://node403.com/style/node403.png"&gt;</text:p>
      <text:p text:style-name="P3853">&lt;meta name="twitter:image:alt" content="Node403 HTTP 403 security terminal simulation"&gt;</text:p>
      <text:p text:style-name="P3854"/>
      <text:p text:style-name="P3855">&lt;script type="application/ld+json"&gt;</text:p>
      <text:p text:style-name="P3856">{</text:p>
      <text:p text:style-name="P3857"><text:s text:c="1"/>"@context": "https://schema.org",</text:p>
      <text:p text:style-name="P3858"><text:s text:c="1"/>"@type": "WebApplication",</text:p>
      <text:p text:style-name="P3859"><text:s text:c="1"/>"name": "Node403",</text:p>
      <text:p text:style-name="P3860"><text:s text:c="1"/>"url": "https://node403.com",</text:p>
      <text:p text:style-name="P3861"><text:s text:c="1"/>"applicationCategory": "DeveloperApplication",</text:p>
      <text:p text:style-name="P3862"><text:s text:c="1"/>"operatingSystem": "Web",</text:p>
      <text:p text:style-name="P3863"><text:s text:c="1"/>"image": "https://node403.com/style/node403.png",</text:p>
      <text:p text:style-name="P3864"><text:s text:c="1"/>"inLanguage": "en",</text:p>
      <text:p text:style-name="P3865"><text:s text:c="1"/>"description": "Interactive browser-based simulation of an authorization system demonstrating HTTP 403 access denial, security policy evaluation and terminal-style network monitoring.",</text:p>
      <text:p text:style-name="P3866"><text:s text:c="1"/>"creator": {</text:p>
      <text:p text:style-name="P3867"><text:s text:c="3"/>"@type": "Person",</text:p>
      <text:p text:style-name="P3868"><text:s text:c="3"/>"name": "S. Veenstra"</text:p>
      <text:p text:style-name="P3869"><text:s text:c="1"/>}</text:p>
      <text:p text:style-name="P3870">}</text:p>
      <text:p text:style-name="P3871">&lt;/script&gt;</text:p>
      <text:p text:style-name="P3872"/>
      <text:p text:style-name="P3873">&lt;link rel="icon" type="image/x-icon" href="/style/favicon.ico"&gt;</text:p>
      <text:p text:style-name="P3874">&lt;link rel="icon" type="image/png" sizes="32x32" href="/style/node403.png"&gt;</text:p>
      <text:p text:style-name="P3875">&lt;link rel="apple-touch-icon" href="/style/node403.png"&gt;</text:p>
      <text:p text:style-name="P3876"/>
      <text:p text:style-name="P3877">&lt;link rel="preconnect" href="https://fonts.googleapis.com"&gt;</text:p>
      <text:p text:style-name="P3878">&lt;link rel="preconnect" href="https://fonts.gstatic.com" crossorigin&gt;</text:p>
      <text:p text:style-name="P3879"/>
      <text:p text:style-name="P3880">&lt;link href="https://fonts.googleapis.com/css2?family=IBM+Plex+Mono:wght@400;500&amp;display=swap" rel="stylesheet"&gt;</text:p>
      <text:p text:style-name="P3881">&lt;link href="https://fonts.googleapis.com/css2?family=Noto+Sans+Mono&amp;display=swap" rel="stylesheet"&gt;</text:p>
      <text:p text:style-name="P3882"/>
      <text:p text:style-name="P3883">&lt;link rel="stylesheet" href="./style/style.css?v=1"&gt;</text:p>
      <text:p text:style-name="P3884"/>
      <text:p text:style-name="P3885">&lt;/head&gt;</text:p>
      <text:p text:style-name="P3886"/>
      <text:p text:style-name="P3887">&lt;body&gt;</text:p>
      <text:p text:style-name="P3888">&lt;script&gt;</text:p>
      <text:p text:style-name="P3889">if (window.location.hash) {</text:p>
      <text:p text:style-name="P3890">history.replaceState(null, null, window.location.pathname + window.location.search);</text:p>
      <text:p text:style-name="P3891">}</text:p>
      <text:p text:style-name="P3892">&lt;/script&gt;</text:p>
      <text:p text:style-name="P3893">&lt;h1 style="position:absolute;left:-9999px;"&gt;Node403 Interactive HTTP 403 Security Simulation&lt;/h1&gt;</text:p>
      <text:p text:style-name="P3894"/>
      <text:p text:style-name="P3895">&lt;canvas id="matrix"&gt;&lt;/canvas&gt;</text:p>
      <text:p text:style-name="P3896"/>
      <text:p text:style-name="P3897">&lt;div class="status"&gt;Node403&lt;/div&gt;</text:p>
      <text:p text:style-name="P3898"/>
      <text:p text:style-name="P3899">&lt;button id="fullscreenPageBtn" class="fullscreen-page-btn"&gt;&lt;/button&gt;</text:p>
      <text:p text:style-name="P3900"/>
      <text:p text:style-name="P3901">&lt;div id="introScreen" class="intro-screen"&gt;</text:p>
      <text:p text:style-name="P3902"/>
      <text:p text:style-name="P3903">&lt;div class="intro-title"&gt;</text:p>
      <text:p text:style-name="P3904"><text:s text:c="2"/>403</text:p>
      <text:p text:style-name="P3905">&lt;/div&gt;</text:p>
      <text:p text:style-name="P3906"/>
      <text:p text:style-name="P3907">&lt;div class="intro-action"&gt;</text:p>
      <text:p text:style-name="P3908"><text:s text:c="2"/>&lt;button id="enterBtn" class="enter-btn"&gt;&lt;/button&gt;</text:p>
      <text:p text:style-name="P3909">&lt;/div&gt;</text:p>
      <text:p text:style-name="P3910"/>
      <text:p text:style-name="P3911">&lt;/div&gt;</text:p>
      <text:p text:style-name="P3912"/>
      <text:p text:style-name="P3913"/>
      <text:p text:style-name="P3914">&lt;button class="back-button back-inline" id="backBtn"&gt;&lt;/button&gt;</text:p>
      <text:p text:style-name="P3915"/>
      <text:p text:style-name="P3916">&lt;div class="terminal"&gt;</text:p>
      <text:p text:style-name="P3917"><text:s text:c="2"/>&lt;div class="terminal-header"&gt;</text:p>
      <text:p text:style-name="P3918">&lt;div class="window-buttons"&gt;</text:p>
      <text:p text:style-name="P3919"><text:s text:c="2"/>&lt;span class="close"&gt;&lt;/span&gt;</text:p>
      <text:p text:style-name="P3920"><text:s text:c="2"/>&lt;span class="minimize"&gt;&lt;/span&gt;</text:p>
      <text:p text:style-name="P3921"><text:s text:c="2"/>&lt;span class="maximize"&gt;&lt;/span&gt;</text:p>
      <text:p text:style-name="P3922">&lt;/div&gt;</text:p>
      <text:p text:style-name="P3923"><text:s text:c="4"/>&lt;div class="terminal-title" id="terminalTitle"&gt;&lt;/div&gt;</text:p>
      <text:p text:style-name="P3924"><text:s text:c="2"/>&lt;/div&gt;</text:p>
      <text:p text:style-name="P3925"><text:s text:c="2"/>&lt;div class="terminal-body" id="terminalBody"&gt;</text:p>
      <text:p text:style-name="P3926"><text:s text:c="2"/>&lt;div class="terminal-output" id="terminalOutput"&gt;&lt;/div&gt;</text:p>
      <text:p text:style-name="P3927">&lt;/div&gt;</text:p>
      <text:p text:style-name="P3928"/>
      <text:p text:style-name="P3929">&lt;/div&gt;</text:p>
      <text:p text:style-name="P3930"/>
      <text:p text:style-name="P3931"/>
      <text:p text:style-name="P3932"/>
      <text:p text:style-name="P3933">&lt;section class="about-node403"&gt;</text:p>
      <text:p text:style-name="P3934"/>
      <text:p text:style-name="P3935">&lt;h2&gt;HTTP 403 Authorization Simulation&lt;/h2&gt;</text:p>
      <text:p text:style-name="P3936"/>
      <text:p text:style-name="P3937">&lt;p&gt;</text:p>
      <text:p text:style-name="P3938">Node403 is an interactive browser-based security simulation that demonstrates how modern authorization systems deny requests using the HTTP 403 Forbidden response.</text:p>
      <text:p text:style-name="P3939">The project visualizes access control enforcement inside a terminal-style interface that mimics internal security monitoring consoles.</text:p>
      <text:p text:style-name="P3940">&lt;/p&gt;</text:p>
      <text:p text:style-name="P3941"/>
      <text:p text:style-name="P3942">&lt;p&gt;</text:p>
      <text:p text:style-name="P3943">The simulation recreates typical diagnostic output generated by security gateways and authorization layers, including policy evaluation logs,</text:p>
      <text:p text:style-name="P3944">request metadata and simulated access denial events.</text:p>
      <text:p text:style-name="P3945">&lt;/p&gt;</text:p>
      <text:p text:style-name="P3946"/>
      <text:p text:style-name="P3947">&lt;p&gt;</text:p>
      <text:p text:style-name="P3948">Concepts demonstrated by the Node403 simulation include:</text:p>
      <text:p text:style-name="P3949">&lt;/p&gt;</text:p>
      <text:p text:style-name="P3950"/>
      <text:p text:style-name="P3951">&lt;ul&gt;</text:p>
      <text:p text:style-name="P3952">&lt;li&gt;HTTP 403 Forbidden access denial&lt;/li&gt;</text:p>
      <text:p text:style-name="P3953">&lt;li&gt;authorization policy evaluation&lt;/li&gt;</text:p>
      <text:p text:style-name="P3954">&lt;li&gt;role-based access control (RBAC)&lt;/li&gt;</text:p>
      <text:p text:style-name="P3955">&lt;li&gt;network request diagnostics&lt;/li&gt;</text:p>
      <text:p text:style-name="P3956">&lt;li&gt;terminal-based system monitoring&lt;/li&gt;</text:p>
      <text:p text:style-name="P3957">&lt;li&gt;security policy enforcement&lt;/li&gt;</text:p>
      <text:p text:style-name="P3958">&lt;/ul&gt;</text:p>
      <text:p text:style-name="P3959"/>
      <text:p text:style-name="P3960">&lt;p&gt;</text:p>
      <text:p text:style-name="P3961">Node403 is an experimental web project designed to illustrate how authorization decisions and policy enforcement might appear inside a technical system console.</text:p>
      <text:p text:style-name="P3962">The application does not implement real authentication or access control mechanisms and serves purely as a visual demonstration of security infrastructure behavior.</text:p>
      <text:p text:style-name="P3963">&lt;/p&gt;</text:p>
      <text:p text:style-name="P3964"/>
      <text:p text:style-name="P3965">&lt;/section&gt;</text:p>
      <text:p text:style-name="P3966">&lt;?php include 'templates/footer-index.php'; ?&gt;</text:p>
      <text:p text:style-name="P3967">&lt;script type="module" src="main.js"&gt;&lt;/script&gt;</text:p>
      <text:p text:style-name="P3968">&lt;/body&gt;</text:p>
      <text:p text:style-name="P3969">&lt;/html&gt;</text:p>
      <text:p text:style-name="P3970"/>
      <text:p text:style-name="P3971"/>
      <text:h text:style-name="Heading_20_1" text:outline-level="1"><text:bookmark-start text:name="bestand-.logsindex.php"/>BESTAND: ./logs/index.php<text:bookmark-end text:name="bestand-.logsindex.php"/></text:h>
      <text:p text:style-name="P3972">&lt;?php</text:p>
      <text:p text:style-name="P3973">http_response_code(403);</text:p>
      <text:p text:style-name="P3974">exit;</text:p>
      <text:h text:style-name="Heading_20_1" text:outline-level="1"><text:bookmark-start text:name="bestand-.main.js"/>BESTAND: ./main.js<text:bookmark-end text:name="bestand-.main.js"/></text:h>
      <text:p text:style-name="P3975">import { createApplication } from "./core/createApplication.js";</text:p>
      <text:p text:style-name="P3976"/>
      <text:p text:style-name="P3977">window.addEventListener("load", () =&gt; {</text:p>
      <text:p text:style-name="P3978"/>
      <text:p text:style-name="P3979"><text:s text:c="2"/>requestAnimationFrame(async () =&gt; {</text:p>
      <text:p text:style-name="P3980"/>
      <text:p text:style-name="P3981"><text:s text:c="4"/>const app = await createApplication();</text:p>
      <text:p text:style-name="P3982"><text:s text:c="4"/>app.start();</text:p>
      <text:p text:style-name="P3983"/>
      <text:p text:style-name="P3984"><text:s text:c="2"/>});</text:p>
      <text:p text:style-name="P3985"/>
      <text:p text:style-name="P3986">});</text:p>
      <text:h text:style-name="Heading_20_1" text:outline-level="1"><text:bookmark-start text:name="bestand-.privacy.php"/>BESTAND: ./privacy.php<text:bookmark-end text:name="bestand-.privacy.php"/></text:h>
      <text:p text:style-name="P3987">&lt;!DOCTYPE html&gt;</text:p>
      <text:p text:style-name="P3988">&lt;html lang="en"&gt;</text:p>
      <text:p text:style-name="P3989">&lt;head&gt;</text:p>
      <text:p text:style-name="P3990"/>
      <text:p text:style-name="P3991">&lt;!-- Google tag (gtag.js) --&gt;</text:p>
      <text:p text:style-name="P3992">&lt;script async src="https://www.googletagmanager.com/gtag/js?id=G-KGB3F6B4FS"&gt;&lt;/script&gt;</text:p>
      <text:p text:style-name="P3993">&lt;script&gt;</text:p>
      <text:p text:style-name="P3994">window.dataLayer = window.dataLayer || [];</text:p>
      <text:p text:style-name="P3995">function gtag(){dataLayer.push(arguments);}</text:p>
      <text:p text:style-name="P3996">gtag('js', new Date());</text:p>
      <text:p text:style-name="P3997"/>
      <text:p text:style-name="P3998">gtag('config', 'G-KGB3F6B4FS', {</text:p>
      <text:p text:style-name="P3999"><text:s text:c="2"/>anonymize_ip: true</text:p>
      <text:p text:style-name="P4000">});</text:p>
      <text:p text:style-name="P4001">&lt;/script&gt;</text:p>
      <text:p text:style-name="P4002"/>
      <text:p text:style-name="P4003">&lt;meta charset="UTF-8"&gt;</text:p>
      <text:p text:style-name="P4004">&lt;meta name="viewport" content="width=device-width, initial-scale=1"&gt;</text:p>
      <text:p text:style-name="P4005"/>
      <text:p text:style-name="P4006">&lt;title&gt;Privacy Policy — Node403&lt;/title&gt;</text:p>
      <text:p text:style-name="P4007">&lt;link rel="canonical" href="https://node403.com/privacy.htm"&gt;</text:p>
      <text:p text:style-name="P4008"/>
      <text:p text:style-name="P4009">&lt;link rel="icon" type="image/x-icon" href="style/favicon.ico"&gt;</text:p>
      <text:p text:style-name="P4010"/>
      <text:p text:style-name="P4011">&lt;meta name="description" content="Privacy policy explaining how technical data may be processed when visiting the Node403 interactive HTTP 403 security simulation website."&gt;</text:p>
      <text:p text:style-name="P4012"/>
      <text:p text:style-name="P4013">&lt;style&gt;</text:p>
      <text:p text:style-name="P4014"/>
      <text:p text:style-name="P4015">body{</text:p>
      <text:p text:style-name="P4016">margin:0;</text:p>
      <text:p text:style-name="P4017">background:#050505;</text:p>
      <text:p text:style-name="P4018">color:#e6e6e6;</text:p>
      <text:p text:style-name="P4019">font-family:"IBM Plex Mono", monospace;</text:p>
      <text:p text:style-name="P4020">line-height:1.6;</text:p>
      <text:p text:style-name="P4021">}</text:p>
      <text:p text:style-name="P4022"/>
      <text:p text:style-name="P4023">.wrapper{</text:p>
      <text:p text:style-name="P4024">max-width:900px;</text:p>
      <text:p text:style-name="P4025">margin:auto;</text:p>
      <text:p text:style-name="P4026">padding:60px 24px;</text:p>
      <text:p text:style-name="P4027">}</text:p>
      <text:p text:style-name="P4028"/>
      <text:p text:style-name="P4029">.header{</text:p>
      <text:p text:style-name="P4030">margin-bottom:40px;</text:p>
      <text:p text:style-name="P4031">}</text:p>
      <text:p text:style-name="P4032"/>
      <text:p text:style-name="P4033">.header h1{</text:p>
      <text:p text:style-name="P4034">font-size:28px;</text:p>
      <text:p text:style-name="P4035">letter-spacing:2px;</text:p>
      <text:p text:style-name="P4036">font-weight:500;</text:p>
      <text:p text:style-name="P4037">margin-bottom:10px;</text:p>
      <text:p text:style-name="P4038">}</text:p>
      <text:p text:style-name="P4039"/>
      <text:p text:style-name="P4040">.header h1::before{</text:p>
      <text:p text:style-name="P4041">content:"&gt; ";</text:p>
      <text:p text:style-name="P4042">color:#4da6ff;</text:p>
      <text:p text:style-name="P4043">}</text:p>
      <text:p text:style-name="P4044"/>
      <text:p text:style-name="P4045">.tagline{</text:p>
      <text:p text:style-name="P4046">color:#aaa;</text:p>
      <text:p text:style-name="P4047">font-size:14px;</text:p>
      <text:p text:style-name="P4048">margin-top:8px;</text:p>
      <text:p text:style-name="P4049">}</text:p>
      <text:p text:style-name="P4050"/>
      <text:p text:style-name="P4051">.section{</text:p>
      <text:p text:style-name="P4052">margin:50px 0;</text:p>
      <text:p text:style-name="P4053">}</text:p>
      <text:p text:style-name="P4054"/>
      <text:p text:style-name="P4055">.section h2{</text:p>
      <text:p text:style-name="P4056">font-size:16px;</text:p>
      <text:p text:style-name="P4057">letter-spacing:2px;</text:p>
      <text:p text:style-name="P4058">margin-bottom:14px;</text:p>
      <text:p text:style-name="P4059">color:#ddd;</text:p>
      <text:p text:style-name="P4060">}</text:p>
      <text:p text:style-name="P4061"/>
      <text:p text:style-name="P4062">.section h2::before{</text:p>
      <text:p text:style-name="P4063">content:"# ";</text:p>
      <text:p text:style-name="P4064">color:#4da6ff;</text:p>
      <text:p text:style-name="P4065">}</text:p>
      <text:p text:style-name="P4066"/>
      <text:p text:style-name="P4067">.terminal-box{</text:p>
      <text:p text:style-name="P4068">background:rgba(15,20,15,0.6);</text:p>
      <text:p text:style-name="P4069">border:1px solid rgba(255,255,255,0.08);</text:p>
      <text:p text:style-name="P4070">padding:20px;</text:p>
      <text:p text:style-name="P4071">margin-top:20px;</text:p>
      <text:p text:style-name="P4072">font-size:14px;</text:p>
      <text:p text:style-name="P4073">}</text:p>
      <text:p text:style-name="P4074"/>
      <text:p text:style-name="P4075">.footer{</text:p>
      <text:p text:style-name="P4076">margin-top:60px;</text:p>
      <text:p text:style-name="P4077">font-size:12px;</text:p>
      <text:p text:style-name="P4078">color:rgba(255,255,255,0.35);</text:p>
      <text:p text:style-name="P4079">text-align:center;</text:p>
      <text:p text:style-name="P4080">}</text:p>
      <text:p text:style-name="P4081"/>
      <text:p text:style-name="P4082">a{</text:p>
      <text:p text:style-name="P4083">color:#4da6ff;</text:p>
      <text:p text:style-name="P4084">text-decoration:none;</text:p>
      <text:p text:style-name="P4085">}</text:p>
      <text:p text:style-name="P4086"/>
      <text:p text:style-name="P4087">a:hover{</text:p>
      <text:p text:style-name="P4088">text-decoration:underline;</text:p>
      <text:p text:style-name="P4089">}</text:p>
      <text:p text:style-name="P4090"/>
      <text:p text:style-name="P4091">&lt;/style&gt;</text:p>
      <text:p text:style-name="P4092"/>
      <text:p text:style-name="P4093">&lt;/head&gt;</text:p>
      <text:p text:style-name="P4094"/>
      <text:p text:style-name="P4095">&lt;body&gt;</text:p>
      <text:p text:style-name="P4096"/>
      <text:p text:style-name="P4097">&lt;div class="wrapper"&gt;</text:p>
      <text:p text:style-name="P4098"/>
      <text:p text:style-name="P4099">&lt;?php include 'templates/header.php'; ?&gt;</text:p>
      <text:p text:style-name="P4100"/>
      <text:p text:style-name="P4101">&lt;div class="header"&gt;</text:p>
      <text:p text:style-name="P4102">&lt;h1&gt;Privacy Policy&lt;/h1&gt;</text:p>
      <text:p text:style-name="P4103">&lt;div class="tagline"&gt;</text:p>
      <text:p text:style-name="P4104">Node403 Data Handling Information</text:p>
      <text:p text:style-name="P4105">&lt;/div&gt;</text:p>
      <text:p text:style-name="P4106">&lt;/div&gt;</text:p>
      <text:p text:style-name="P4107"/>
      <text:p text:style-name="P4108"/>
      <text:p text:style-name="P4109">&lt;div class="section"&gt;</text:p>
      <text:p text:style-name="P4110">&lt;h2&gt;Overview&lt;/h2&gt;</text:p>
      <text:p text:style-name="P4111"/>
      <text:p text:style-name="P4112">&lt;p&gt;</text:p>
      <text:p text:style-name="P4113">Node403 is an interactive browser-based simulation that demonstrates authorization systems</text:p>
      <text:p text:style-name="P4114">and HTTP 403 access denial behavior inside a stylized terminal interface.</text:p>
      <text:p text:style-name="P4115">&lt;/p&gt;</text:p>
      <text:p text:style-name="P4116"/>
      <text:p text:style-name="P4117">&lt;p&gt;</text:p>
      <text:p text:style-name="P4118">This privacy policy explains what limited technical information may be processed when</text:p>
      <text:p text:style-name="P4119">visiting the website and how that information is used.</text:p>
      <text:p text:style-name="P4120">&lt;/p&gt;</text:p>
      <text:p text:style-name="P4121"/>
      <text:p text:style-name="P4122">&lt;/div&gt;</text:p>
      <text:p text:style-name="P4123"/>
      <text:p text:style-name="P4124"/>
      <text:p text:style-name="P4125">&lt;div class="section"&gt;</text:p>
      <text:p text:style-name="P4126">&lt;h2&gt;IP Address Processing&lt;/h2&gt;</text:p>
      <text:p text:style-name="P4127"/>
      <text:p text:style-name="P4128">&lt;p&gt;</text:p>
      <text:p text:style-name="P4129">When you access Node403, the server may temporarily resolve your public IP address</text:p>
      <text:p text:style-name="P4130">in order to display it within the simulated terminal interface.</text:p>
      <text:p text:style-name="P4131">&lt;/p&gt;</text:p>
      <text:p text:style-name="P4132"/>
      <text:p text:style-name="P4133">&lt;p&gt;</text:p>
      <text:p text:style-name="P4134">The IP address is obtained from the incoming HTTP request and returned to the browser</text:p>
      <text:p text:style-name="P4135">via a minimal API endpoint. The value is used only for visual display within the</text:p>
      <text:p text:style-name="P4136">simulation environment.</text:p>
      <text:p text:style-name="P4137">&lt;/p&gt;</text:p>
      <text:p text:style-name="P4138"/>
      <text:p text:style-name="P4139">&lt;p&gt;</text:p>
      <text:p text:style-name="P4140">The IP address is not stored in a database, not linked to user identities and not</text:p>
      <text:p text:style-name="P4141">used for profiling within the Node403 application itself.</text:p>
      <text:p text:style-name="P4142">&lt;/p&gt;</text:p>
      <text:p text:style-name="P4143"/>
      <text:p text:style-name="P4144">&lt;/div&gt;</text:p>
      <text:p text:style-name="P4145"/>
      <text:p text:style-name="P4146"/>
      <text:p text:style-name="P4147">&lt;div class="section"&gt;</text:p>
      <text:p text:style-name="P4148">&lt;h2&gt;Server Logs&lt;/h2&gt;</text:p>
      <text:p text:style-name="P4149"/>
      <text:p text:style-name="P4150">&lt;p&gt;</text:p>
      <text:p text:style-name="P4151">For security and operational monitoring purposes, the Node403 server may store</text:p>
      <text:p text:style-name="P4152">limited technical request information in server log files. This information may</text:p>
      <text:p text:style-name="P4153">include the visitor IP address, timestamp, requested resource and browser user agent.</text:p>
      <text:p text:style-name="P4154">&lt;/p&gt;</text:p>
      <text:p text:style-name="P4155"/>
      <text:p text:style-name="P4156">&lt;p&gt;</text:p>
      <text:p text:style-name="P4157">These logs are used exclusively for security monitoring, debugging and abuse</text:p>
      <text:p text:style-name="P4158">prevention in order to maintain the stability and integrity of the website.</text:p>
      <text:p text:style-name="P4159">&lt;/p&gt;</text:p>
      <text:p text:style-name="P4160"/>
      <text:p text:style-name="P4161">&lt;p&gt;</text:p>
      <text:p text:style-name="P4162">Log files are stored on the server and are automatically deleted after a</text:p>
      <text:p text:style-name="P4163">maximum retention period of 30 days.</text:p>
      <text:p text:style-name="P4164">&lt;/p&gt;</text:p>
      <text:p text:style-name="P4165"/>
      <text:p text:style-name="P4166">&lt;p&gt;</text:p>
      <text:p text:style-name="P4167">The information contained in these logs is not used for profiling, advertising</text:p>
      <text:p text:style-name="P4168">or user identification and is not shared with third parties.</text:p>
      <text:p text:style-name="P4169">&lt;/p&gt;</text:p>
      <text:p text:style-name="P4170"/>
      <text:p text:style-name="P4171">&lt;/div&gt;</text:p>
      <text:p text:style-name="P4172"/>
      <text:p text:style-name="P4173"/>
      <text:p text:style-name="P4174"/>
      <text:p text:style-name="P4175">&lt;div class="section"&gt;</text:p>
      <text:p text:style-name="P4176">&lt;h2&gt;Analytics&lt;/h2&gt;</text:p>
      <text:p text:style-name="P4177"/>
      <text:p text:style-name="P4178">&lt;p&gt;</text:p>
      <text:p text:style-name="P4179">Node403 uses Google Analytics to collect anonymized usage statistics about how visitors</text:p>
      <text:p text:style-name="P4180">interact with the website and the interactive simulation.</text:p>
      <text:p text:style-name="P4181">&lt;/p&gt;</text:p>
      <text:p text:style-name="P4182"/>
      <text:p text:style-name="P4183">&lt;p&gt;</text:p>
      <text:p text:style-name="P4184">Analytics data may include information such as pages visited, approximate geographic</text:p>
      <text:p text:style-name="P4185">region, device type, browser information and interaction events inside the simulation</text:p>
      <text:p text:style-name="P4186">interface.</text:p>
      <text:p text:style-name="P4187">&lt;/p&gt;</text:p>
      <text:p text:style-name="P4188"/>
      <text:p text:style-name="P4189">&lt;p&gt;</text:p>
      <text:p text:style-name="P4190">This information is used only to understand how the demonstration site is used and</text:p>
      <text:p text:style-name="P4191">to improve the project.</text:p>
      <text:p text:style-name="P4192">&lt;/p&gt;</text:p>
      <text:p text:style-name="P4193"/>
      <text:p text:style-name="P4194">&lt;p&gt;</text:p>
      <text:p text:style-name="P4195">More information about how Google processes data can be found at:</text:p>
      <text:p text:style-name="P4196">&lt;a href="https://policies.google.com/privacy" target="_blank" rel="noopener"&gt;</text:p>
      <text:p text:style-name="P4197">https://policies.google.com/privacy</text:p>
      <text:p text:style-name="P4198">&lt;/a&gt;</text:p>
      <text:p text:style-name="P4199">&lt;/p&gt;</text:p>
      <text:p text:style-name="P4200"/>
      <text:p text:style-name="P4201">&lt;/div&gt;</text:p>
      <text:p text:style-name="P4202"/>
      <text:p text:style-name="P4203"/>
      <text:p text:style-name="P4204">&lt;div class="section"&gt;</text:p>
      <text:p text:style-name="P4205">&lt;h2&gt;Cookies&lt;/h2&gt;</text:p>
      <text:p text:style-name="P4206"/>
      <text:p text:style-name="P4207">&lt;p&gt;</text:p>
      <text:p text:style-name="P4208">Google Analytics may use cookies or similar technologies in order to measure website</text:p>
      <text:p text:style-name="P4209">traffic and visitor interactions.</text:p>
      <text:p text:style-name="P4210">&lt;/p&gt;</text:p>
      <text:p text:style-name="P4211"/>
      <text:p text:style-name="P4212">&lt;p&gt;</text:p>
      <text:p text:style-name="P4213">These cookies are used only for aggregated statistics and are not used by the</text:p>
      <text:p text:style-name="P4214">Node403 project for advertising or behavioral profiling.</text:p>
      <text:p text:style-name="P4215">&lt;/p&gt;</text:p>
      <text:p text:style-name="P4216"/>
      <text:p text:style-name="P4217">&lt;/div&gt;</text:p>
      <text:p text:style-name="P4218"/>
      <text:p text:style-name="P4219"/>
      <text:p text:style-name="P4220">&lt;div class="section"&gt;</text:p>
      <text:p text:style-name="P4221">&lt;h2&gt;Third-Party Services&lt;/h2&gt;</text:p>
      <text:p text:style-name="P4222"/>
      <text:p text:style-name="P4223">&lt;p&gt;</text:p>
      <text:p text:style-name="P4224">The website uses the following external services:</text:p>
      <text:p text:style-name="P4225">&lt;/p&gt;</text:p>
      <text:p text:style-name="P4226"/>
      <text:p text:style-name="P4227">&lt;ul&gt;</text:p>
      <text:p text:style-name="P4228">&lt;li&gt;Google Analytics – website usage statistics&lt;/li&gt;</text:p>
      <text:p text:style-name="P4229">&lt;li&gt;Google Fonts – web font delivery&lt;/li&gt;</text:p>
      <text:p text:style-name="P4230">&lt;/ul&gt;</text:p>
      <text:p text:style-name="P4231"/>
      <text:p text:style-name="P4232">&lt;p&gt;</text:p>
      <text:p text:style-name="P4233">Requests to these services may transmit technical information such as IP address</text:p>
      <text:p text:style-name="P4234">and browser information to their respective providers.</text:p>
      <text:p text:style-name="P4235">&lt;/p&gt;</text:p>
      <text:p text:style-name="P4236"/>
      <text:p text:style-name="P4237">&lt;/div&gt;</text:p>
      <text:p text:style-name="P4238"/>
      <text:p text:style-name="P4239"/>
      <text:p text:style-name="P4240">&lt;div class="section"&gt;</text:p>
      <text:p text:style-name="P4241">&lt;h2&gt;Purpose of the Website&lt;/h2&gt;</text:p>
      <text:p text:style-name="P4242"/>
      <text:p text:style-name="P4243">&lt;p&gt;</text:p>
      <text:p text:style-name="P4244">Node403 is an experimental web demonstration designed to simulate authorization</text:p>
      <text:p text:style-name="P4245">systems, network policies and HTTP 403 access denial behavior.</text:p>
      <text:p text:style-name="P4246">&lt;/p&gt;</text:p>
      <text:p text:style-name="P4247"/>
      <text:p text:style-name="P4248">&lt;p&gt;</text:p>
      <text:p text:style-name="P4249">The website does not implement real authentication systems, user accounts or</text:p>
      <text:p text:style-name="P4250">credential storage.</text:p>
      <text:p text:style-name="P4251">&lt;/p&gt;</text:p>
      <text:p text:style-name="P4252"/>
      <text:p text:style-name="P4253">&lt;/div&gt;</text:p>
      <text:p text:style-name="P4254"/>
      <text:p text:style-name="P4255"/>
      <text:p text:style-name="P4256">&lt;div class="section"&gt;</text:p>
      <text:p text:style-name="P4257">&lt;h2&gt;Contact&lt;/h2&gt;</text:p>
      <text:p text:style-name="P4258"/>
      <text:p text:style-name="P4259">&lt;p&gt;</text:p>
      <text:p text:style-name="P4260">If you have questions regarding this privacy policy you may contact the site owner</text:p>
      <text:p text:style-name="P4261">via email at &lt;span id="emailLink"&gt;&lt;/span&gt;.</text:p>
      <text:p text:style-name="P4262">&lt;/p&gt;</text:p>
      <text:p text:style-name="P4263"/>
      <text:p text:style-name="P4264">&lt;p&gt;</text:p>
      <text:p text:style-name="P4265">Node403&lt;br&gt;</text:p>
      <text:p text:style-name="P4266">Built by S. Veenstra</text:p>
      <text:p text:style-name="P4267">&lt;/p&gt;</text:p>
      <text:p text:style-name="P4268"/>
      <text:p text:style-name="P4269">&lt;/div&gt;</text:p>
      <text:p text:style-name="P4270"/>
      <text:p text:style-name="P4271"/>
      <text:p text:style-name="P4272">&lt;div class="footer"&gt;</text:p>
      <text:p text:style-name="P4273">&lt;?php include 'templates/footer.php'; ?&gt;</text:p>
      <text:p text:style-name="P4274">&lt;/div&gt;</text:p>
      <text:p text:style-name="P4275"/>
      <text:p text:style-name="P4276">&lt;/div&gt;</text:p>
      <text:p text:style-name="P4277"/>
      <text:p text:style-name="P4278"/>
      <text:p text:style-name="P4279">&lt;script&gt;</text:p>
      <text:p text:style-name="P4280"/>
      <text:p text:style-name="P4281">(function(){</text:p>
      <text:p text:style-name="P4282"/>
      <text:p text:style-name="P4283">const user = "webmaster";</text:p>
      <text:p text:style-name="P4284">const domain = "node403";</text:p>
      <text:p text:style-name="P4285">const tld = "com";</text:p>
      <text:p text:style-name="P4286"/>
      <text:p text:style-name="P4287">const email = user + "@" + domain + "." + tld;</text:p>
      <text:p text:style-name="P4288"/>
      <text:p text:style-name="P4289">const el = document.getElementById("emailLink");</text:p>
      <text:p text:style-name="P4290"/>
      <text:p text:style-name="P4291">if(el){</text:p>
      <text:p text:style-name="P4292">const a = document.createElement("a");</text:p>
      <text:p text:style-name="P4293">a.href = "mailto:" + email;</text:p>
      <text:p text:style-name="P4294">a.textContent = email;</text:p>
      <text:p text:style-name="P4295">el.appendChild(a);</text:p>
      <text:p text:style-name="P4296">}</text:p>
      <text:p text:style-name="P4297"/>
      <text:p text:style-name="P4298">})();</text:p>
      <text:p text:style-name="P4299"/>
      <text:p text:style-name="P4300">&lt;/script&gt;</text:p>
      <text:p text:style-name="P4301"/>
      <text:p text:style-name="P4302">&lt;/body&gt;</text:p>
      <text:p text:style-name="P4303">&lt;/html&gt;</text:p>
      <text:h text:style-name="Heading_20_1" text:outline-level="1"><text:bookmark-start text:name="bestand-.rendercreaterenderer.js"/>BESTAND: ./render/createRenderer.js<text:bookmark-end text:name="bestand-.rendercreaterenderer.js"/></text:h>
      <text:p text:style-name="P4304">export function createRenderer(deps) {</text:p>
      <text:p text:style-name="P4305"/>
      <text:p text:style-name="P4306"><text:s text:c="2"/>function wrapLine(ctx, line, maxWidth) {</text:p>
      <text:p text:style-name="P4307"/>
      <text:p text:style-name="P4308"><text:s text:c="4"/>if (line === "") return [""];</text:p>
      <text:p text:style-name="P4309"/>
      <text:p text:style-name="P4310"><text:s text:c="4"/>const words = line.split(" ");</text:p>
      <text:p text:style-name="P4311"><text:s text:c="4"/>let current = "";</text:p>
      <text:p text:style-name="P4312"><text:s text:c="4"/>const wrapped = [];</text:p>
      <text:p text:style-name="P4313"/>
      <text:p text:style-name="P4314"><text:s text:c="4"/>for (let w of words) {</text:p>
      <text:p text:style-name="P4315"><text:s text:c="6"/>const test = current ? current + " " + w : w;</text:p>
      <text:p text:style-name="P4316"><text:s text:c="6"/>if (ctx.measureText(test).width &gt; maxWidth) {</text:p>
      <text:p text:style-name="P4317"><text:s text:c="8"/>wrapped.push(current);</text:p>
      <text:p text:style-name="P4318"><text:s text:c="8"/>current = w;</text:p>
      <text:p text:style-name="P4319"><text:s text:c="6"/>} else {</text:p>
      <text:p text:style-name="P4320"><text:s text:c="8"/>current = test;</text:p>
      <text:p text:style-name="P4321"><text:s text:c="6"/>}</text:p>
      <text:p text:style-name="P4322"><text:s text:c="4"/>}</text:p>
      <text:p text:style-name="P4323"/>
      <text:p text:style-name="P4324"><text:s text:c="4"/>if (current !== "") wrapped.push(current);</text:p>
      <text:p text:style-name="P4325"><text:s text:c="4"/>if (!wrapped.length) return [""];</text:p>
      <text:p text:style-name="P4326"/>
      <text:p text:style-name="P4327"><text:s text:c="4"/>return wrapped;</text:p>
      <text:p text:style-name="P4328"><text:s text:c="2"/>}</text:p>
      <text:p text:style-name="P4329"/>
      <text:p text:style-name="P4330"><text:s text:c="2"/>function render(timestamp) {</text:p>
      <text:p text:style-name="P4331"><text:s text:c="4"/>const {</text:p>
      <text:p text:style-name="P4332"><text:s text:c="6"/>canvas,</text:p>
      <text:p text:style-name="P4333"><text:s text:c="6"/>ctx,</text:p>
      <text:p text:style-name="P4334"/>
      <text:p text:style-name="P4335"><text:s text:c="6"/>PHASE,</text:p>
      <text:p text:style-name="P4336"><text:s text:c="6"/>STATES,</text:p>
      <text:p text:style-name="P4337"><text:s text:c="6"/>setState,</text:p>
      <text:p text:style-name="P4338"><text:s text:c="6"/>TIMING,</text:p>
      <text:p text:style-name="P4339"/>
      <text:p text:style-name="P4340"><text:s text:c="6"/>randFloat,</text:p>
      <text:p text:style-name="P4341"><text:s text:c="6"/>getThemePalette,</text:p>
      <text:p text:style-name="P4342"/>
      <text:p text:style-name="P4343"><text:s text:c="6"/>titleEngine,</text:p>
      <text:p text:style-name="P4344"><text:s text:c="6"/>curtainEngine,</text:p>
      <text:p text:style-name="P4345"><text:s text:c="6"/>hashScreen,</text:p>
      <text:p text:style-name="P4346"><text:s text:c="6"/>glitchEngine,</text:p>
      <text:p text:style-name="P4347"><text:s text:c="6"/>resolveVisitorIP,</text:p>
      <text:p text:style-name="P4348"/>
      <text:p text:style-name="P4349"><text:s text:c="6"/>startTerminalSequence,</text:p>
      <text:p text:style-name="P4350"/>
      <text:p text:style-name="P4351"><text:s text:c="6"/>matrixChars,</text:p>
      <text:p text:style-name="P4352"/>
      <text:p text:style-name="P4353"><text:s text:c="6"/>getLoopDuration,</text:p>
      <text:p text:style-name="P4354"><text:s text:c="6"/>getExperienceStart,</text:p>
      <text:p text:style-name="P4355"><text:s text:c="6"/>setExperienceStart,</text:p>
      <text:p text:style-name="P4356"/>
      <text:p text:style-name="P4357"><text:s text:c="6"/>getMatrixGeometry, </text:p>
      <text:p text:style-name="P4358"><text:s text:c="6"/>getMatrixState, <text:s text:c="3"/></text:p>
      <text:p text:style-name="P4359"/>
      <text:p text:style-name="P4360"><text:s text:c="6"/>renderState</text:p>
      <text:p text:style-name="P4361"><text:s text:c="4"/>} = deps;</text:p>
      <text:p text:style-name="P4362"/>
      <text:p text:style-name="P4363"><text:s text:c="4"/>const runtime = getExperienceStart() ? (timestamp - getExperienceStart()) : 0;</text:p>
      <text:p text:style-name="P4364"/>
      <text:p text:style-name="P4365"><text:s text:c="4"/>if (</text:p>
      <text:p text:style-name="P4366"><text:s text:c="6"/>getExperienceStart() &amp;&amp;</text:p>
      <text:p text:style-name="P4367"><text:s text:c="6"/>runtime &gt; getLoopDuration() &amp;&amp;</text:p>
      <text:p text:style-name="P4368"><text:s text:c="6"/>PHASE.current === STATES.MATRIX_RUN</text:p>
      <text:p text:style-name="P4369"><text:s text:c="4"/>) {</text:p>
      <text:p text:style-name="P4370"><text:s text:c="6"/>deps.resetExperience();</text:p>
      <text:p text:style-name="P4371"><text:s text:c="6"/>setExperienceStart(performance.now());</text:p>
      <text:p text:style-name="P4372"><text:s text:c="4"/>}</text:p>
      <text:p text:style-name="P4373"/>
      <text:p text:style-name="P4374"><text:s text:c="4"/>if (!renderState.lastTime) renderState.lastTime = timestamp;</text:p>
      <text:p text:style-name="P4375"/>
      <text:p text:style-name="P4376"><text:s text:c="4"/>let delta = (timestamp - renderState.lastTime) / 1000;</text:p>
      <text:p text:style-name="P4377"/>
      <text:p text:style-name="P4378"><text:s text:c="4"/>if (renderState.forceSpike &gt; 0) {</text:p>
      <text:p text:style-name="P4379"><text:s text:c="6"/>delta += renderState.forceSpike;</text:p>
      <text:p text:style-name="P4380"><text:s text:c="6"/>renderState.forceSpike = 0;</text:p>
      <text:p text:style-name="P4381"><text:s text:c="4"/>}</text:p>
      <text:p text:style-name="P4382"/>
      <text:p text:style-name="P4383"><text:s text:c="4"/>renderState.lastTime = timestamp;</text:p>
      <text:p text:style-name="P4384"/>
      <text:p text:style-name="P4385"><text:s text:c="4"/>const palette = getThemePalette();</text:p>
      <text:p text:style-name="P4386"/>
      <text:p text:style-name="P4387"><text:s text:c="4"/>/* ===== BACKGROUND ===== */</text:p>
      <text:p text:style-name="P4388"><text:s text:c="4"/>const isMatrixTrailPhase = PHASE.current === 200 || PHASE.current === 300;</text:p>
      <text:p text:style-name="P4389"/>
      <text:p text:style-name="P4390"><text:s text:c="4"/>if (isMatrixTrailPhase) {</text:p>
      <text:p text:style-name="P4391"><text:s text:c="6"/>ctx.fillStyle = "rgba(0,0,0,0.12)";</text:p>
      <text:p text:style-name="P4392"><text:s text:c="6"/>ctx.fillRect(0, 0, canvas.width, canvas.height);</text:p>
      <text:p text:style-name="P4393"><text:s text:c="4"/>} else {</text:p>
      <text:p text:style-name="P4394"><text:s text:c="6"/>ctx.clearRect(0, 0, canvas.width, canvas.height);</text:p>
      <text:p text:style-name="P4395"><text:s text:c="4"/>}</text:p>
      <text:p text:style-name="P4396"/>
      <text:p text:style-name="P4397"><text:s text:c="4"/>ctx.textBaseline = "top";</text:p>
      <text:p text:style-name="P4398"/>
      <text:p text:style-name="P4399"><text:s text:c="4"/>const { matrixFontSize, trailSpacing, matrixColumns, introColumns } = getMatrixGeometry();</text:p>
      <text:p text:style-name="P4400"><text:s text:c="4"/>const {</text:p>
      <text:p text:style-name="P4401"><text:s text:c="6"/>introDrops,</text:p>
      <text:p text:style-name="P4402"><text:s text:c="6"/>drops,</text:p>
      <text:p text:style-name="P4403"><text:s text:c="6"/>stacks,</text:p>
      <text:p text:style-name="P4404"><text:s text:c="6"/>speeds,</text:p>
      <text:p text:style-name="P4405"><text:s text:c="6"/>maxLengths,</text:p>
      <text:p text:style-name="P4406"><text:s text:c="6"/>spawnRates,</text:p>
      <text:p text:style-name="P4407"><text:s text:c="6"/>driftOffset</text:p>
      <text:p text:style-name="P4408"><text:s text:c="4"/>} = getMatrixState();</text:p>
      <text:p text:style-name="P4409"/>
      <text:p text:style-name="P4410"><text:s text:c="4"/>/* ===== FASE -100 INTRO ===== */</text:p>
      <text:p text:style-name="P4411"><text:s text:c="4"/>if (PHASE.current === STATES.INTRO) {</text:p>
      <text:p text:style-name="P4412"><text:s text:c="6"/>const height = window.innerHeight;</text:p>
      <text:p text:style-name="P4413"/>
      <text:p text:style-name="P4414"><text:s text:c="6"/>ctx.clearRect(0, 0, canvas.width, canvas.height);</text:p>
      <text:p text:style-name="P4415"><text:s text:c="6"/>ctx.shadowBlur = 0;</text:p>
      <text:p text:style-name="P4416"><text:s text:c="6"/>ctx.shadowColor = "transparent";</text:p>
      <text:p text:style-name="P4417"/>
      <text:p text:style-name="P4418"><text:s text:c="6"/>const depthConfig = [</text:p>
      <text:p text:style-name="P4419"><text:s text:c="8"/>{ speed: 0.006, alpha: 0.15, scale: 0.9 },</text:p>
      <text:p text:style-name="P4420"><text:s text:c="8"/>{ speed: 0.010, alpha: 0.30, scale: 1.0 },</text:p>
      <text:p text:style-name="P4421"><text:s text:c="8"/>{ speed: 0.018, alpha: 0.55, scale: 1.1 }</text:p>
      <text:p text:style-name="P4422"><text:s text:c="6"/>];</text:p>
      <text:p text:style-name="P4423"/>
      <text:p text:style-name="P4424"><text:s text:c="6"/>for (let d = 0; d &lt; introDrops.length; d++) {</text:p>
      <text:p text:style-name="P4425"><text:s text:c="8"/>const layer = introDrops[d];</text:p>
      <text:p text:style-name="P4426"><text:s text:c="8"/>const cfg = depthConfig[d];</text:p>
      <text:p text:style-name="P4427"/>
      <text:p text:style-name="P4428"><text:s text:c="8"/>ctx.globalAlpha = cfg.alpha;</text:p>
      <text:p text:style-name="P4429"><text:s text:c="8"/>ctx.font =</text:p>
      <text:p text:style-name="P4430"><text:s text:c="10"/>(matrixFontSize * cfg.scale) +</text:p>
      <text:p text:style-name="P4431"><text:s text:c="10"/>"px 'Noto Sans Mono','IBM Plex Mono',monospace";</text:p>
      <text:p text:style-name="P4432"/>
      <text:p text:style-name="P4433"><text:s text:c="8"/>for (let i = 0; i &lt; introColumns; i++) {</text:p>
      <text:p text:style-name="P4434"><text:s text:c="10"/>const x = i * matrixFontSize;</text:p>
      <text:p text:style-name="P4435"><text:s text:c="10"/>const y = layer[i] * matrixFontSize;</text:p>
      <text:p text:style-name="P4436"/>
      <text:p text:style-name="P4437"><text:s text:c="10"/>const char = matrixChars[Math.floor(randFloat() * matrixChars.length)];</text:p>
      <text:p text:style-name="P4438"/>
      <text:p text:style-name="P4439"><text:s text:c="10"/>const baseColor = palette[i % palette.length];</text:p>
      <text:p text:style-name="P4440"><text:s text:c="10"/>const isBlack = baseColor.toLowerCase() === "#000000";</text:p>
      <text:p text:style-name="P4441"/>
      <text:p text:style-name="P4442"><text:s text:c="10"/>if (isBlack) {</text:p>
      <text:p text:style-name="P4443"><text:s text:c="12"/>// 1) lift zonder dubbele alpha-vermenigvuldiging</text:p>
      <text:p text:style-name="P4444"><text:s text:c="12"/>ctx.save();</text:p>
      <text:p text:style-name="P4445"><text:s text:c="12"/>ctx.globalAlpha = 1;</text:p>
      <text:p text:style-name="P4446"><text:s text:c="12"/>ctx.fillStyle = "rgba(200,200,200,0.25)";</text:p>
      <text:p text:style-name="P4447"><text:s text:c="12"/>ctx.fillText(char, x, y);</text:p>
      <text:p text:style-name="P4448"><text:s text:c="12"/>ctx.restore();</text:p>
      <text:p text:style-name="P4449"/>
      <text:p text:style-name="P4450"><text:s text:c="12"/>// 2) echte zwarte laag met diepte-alpha</text:p>
      <text:p text:style-name="P4451"><text:s text:c="12"/>ctx.globalAlpha = cfg.alpha;</text:p>
      <text:p text:style-name="P4452"><text:s text:c="12"/>ctx.fillStyle = baseColor;</text:p>
      <text:p text:style-name="P4453"><text:s text:c="12"/>ctx.fillText(char, x, y);</text:p>
      <text:p text:style-name="P4454"><text:s text:c="10"/>} else {</text:p>
      <text:p text:style-name="P4455"><text:s text:c="12"/>ctx.fillStyle = baseColor;</text:p>
      <text:p text:style-name="P4456"><text:s text:c="12"/>ctx.fillText(char, x, y);</text:p>
      <text:p text:style-name="P4457"><text:s text:c="10"/>}</text:p>
      <text:p text:style-name="P4458"/>
      <text:p text:style-name="P4459"><text:s text:c="10"/>layer[i] += cfg.speed;</text:p>
      <text:p text:style-name="P4460"/>
      <text:p text:style-name="P4461"><text:s text:c="10"/>if (y &gt; height) {</text:p>
      <text:p text:style-name="P4462"><text:s text:c="12"/>layer[i] = randFloat() * -20;</text:p>
      <text:p text:style-name="P4463"><text:s text:c="10"/>}</text:p>
      <text:p text:style-name="P4464"><text:s text:c="8"/>}</text:p>
      <text:p text:style-name="P4465"><text:s text:c="6"/>}</text:p>
      <text:p text:style-name="P4466"/>
      <text:p text:style-name="P4467"><text:s text:c="6"/>ctx.globalAlpha = 1;</text:p>
      <text:p text:style-name="P4468"><text:s text:c="6"/>requestAnimationFrame(render);</text:p>
      <text:p text:style-name="P4469"><text:s text:c="6"/>return;</text:p>
      <text:p text:style-name="P4470"><text:s text:c="4"/>}</text:p>
      <text:p text:style-name="P4471"/>
      <text:p text:style-name="P4472">/* ===== FASE -75 LOADING ===== */</text:p>
      <text:p text:style-name="P4473">if (PHASE.current === STATES.LOADING) {</text:p>
      <text:p text:style-name="P4474"/>
      <text:p text:style-name="P4475"><text:s text:c="2"/>// 🔥 reset alles</text:p>
      <text:p text:style-name="P4476"><text:s text:c="2"/>ctx.setTransform(1, 0, 0, 1, 0, 0);</text:p>
      <text:p text:style-name="P4477"/>
      <text:p text:style-name="P4478"><text:s text:c="2"/>const w = canvas.width;</text:p>
      <text:p text:style-name="P4479"><text:s text:c="2"/>const h = canvas.height;</text:p>
      <text:p text:style-name="P4480"/>
      <text:p text:style-name="P4481"><text:s text:c="2"/>ctx.clearRect(0, 0, w, h);</text:p>
      <text:p text:style-name="P4482"><text:s text:c="2"/>ctx.fillStyle = "#000";</text:p>
      <text:p text:style-name="P4483"><text:s text:c="2"/>ctx.fillRect(0, 0, w, h);</text:p>
      <text:p text:style-name="P4484"/>
      <text:p text:style-name="P4485"><text:s text:c="2"/>const p = Math.max(0, Math.min(100, renderState.loadingProgress || 0));</text:p>
      <text:p text:style-name="P4486"/>
      <text:p text:style-name="P4487"><text:s text:c="2"/>// 👇 minder breed maken</text:p>
      <text:p text:style-name="P4488"><text:s text:c="2"/>const barW = Math.floor(w * 0.2); <text:s text:c="2"/>// was 0.6</text:p>
      <text:p text:style-name="P4489"><text:s text:c="2"/>const barH = 5; <text:s text:c="18"/>// iets slanker</text:p>
      <text:p text:style-name="P4490"/>
      <text:p text:style-name="P4491"><text:s text:c="2"/>const x = Math.floor((w - barW) / 2.5);</text:p>
      <text:p text:style-name="P4492"><text:s text:c="2"/>const y = Math.floor((h - barH) / 2);</text:p>
      <text:p text:style-name="P4493"/>
      <text:p text:style-name="P4494"><text:s text:c="2"/>ctx.fillStyle = "rgba(255,255,255,0.15)";</text:p>
      <text:p text:style-name="P4495"><text:s text:c="2"/>ctx.fillRect(x, y, barW, barH);</text:p>
      <text:p text:style-name="P4496"/>
      <text:p text:style-name="P4497"><text:s text:c="2"/>ctx.fillStyle = palette[1] || "#fff";</text:p>
      <text:p text:style-name="P4498"><text:s text:c="2"/>ctx.fillRect(x, y, Math.floor((barW * p) / 100), barH);</text:p>
      <text:p text:style-name="P4499"/>
      <text:p text:style-name="P4500">ctx.font = "14px 'IBM Plex Mono', monospace";</text:p>
      <text:p text:style-name="P4501">ctx.fillStyle = "#ffffff";</text:p>
      <text:p text:style-name="P4502"/>
      <text:p text:style-name="P4503">ctx.textAlign = "center";</text:p>
      <text:p text:style-name="P4504">ctx.textBaseline = "bottom";</text:p>
      <text:p text:style-name="P4505"/>
      <text:p text:style-name="P4506">ctx.fillText(</text:p>
      <text:p text:style-name="P4507"><text:s text:c="2"/>`${p}%`,</text:p>
      <text:p text:style-name="P4508"><text:s text:c="2"/>x + barW / 2, <text:s text:c="2"/>// midden van de balk</text:p>
      <text:p text:style-name="P4509"><text:s text:c="2"/>y - 6 <text:s text:c="10"/>// 6px boven de balk</text:p>
      <text:p text:style-name="P4510">);</text:p>
      <text:p text:style-name="P4511"/>
      <text:p text:style-name="P4512">ctx.textAlign = "left";</text:p>
      <text:p text:style-name="P4513">ctx.textBaseline = "alphabetic";</text:p>
      <text:p text:style-name="P4514"/>
      <text:p text:style-name="P4515"><text:s text:c="2"/>requestAnimationFrame(render);</text:p>
      <text:p text:style-name="P4516"><text:s text:c="2"/>return;</text:p>
      <text:p text:style-name="P4517">}</text:p>
      <text:p text:style-name="P4518"/>
      <text:p text:style-name="P4519"><text:s text:c="4"/>/* ===== FASE -50 TITLE ===== */</text:p>
      <text:p text:style-name="P4520"><text:s text:c="4"/>if (PHASE.current === STATES.TITLE) {</text:p>
      <text:p text:style-name="P4521"><text:s text:c="6"/>if (!renderState.ipResolvedForSession) {</text:p>
      <text:p text:style-name="P4522"><text:s text:c="8"/>renderState.ipResolvedForSession = true;</text:p>
      <text:p text:style-name="P4523"><text:s text:c="8"/>resolveVisitorIP().then(() =&gt; {</text:p>
      <text:p text:style-name="P4524"><text:s text:c="10"/>titleEngine.generateTitleLogs();</text:p>
      <text:p text:style-name="P4525"><text:s text:c="8"/>});</text:p>
      <text:p text:style-name="P4526"><text:s text:c="6"/>}</text:p>
      <text:p text:style-name="P4527"/>
      <text:p text:style-name="P4528"><text:s text:c="6"/>const currentTitle = titleEngine.getTitleText();</text:p>
      <text:p text:style-name="P4529"/>
      <text:p text:style-name="P4530"><text:s text:c="6"/>if (!renderState.lastTypeTime) renderState.lastTypeTime = timestamp;</text:p>
      <text:p text:style-name="P4531"/>
      <text:p text:style-name="P4532"><text:s text:c="6"/>if (renderState.typedLength &lt; currentTitle.length) {</text:p>
      <text:p text:style-name="P4533"><text:s text:c="8"/>if (timestamp - renderState.lastTypeTime &gt; TIMING.typingSpeed) {</text:p>
      <text:p text:style-name="P4534"><text:s text:c="10"/>renderState.typedLength++;</text:p>
      <text:p text:style-name="P4535"><text:s text:c="10"/>renderState.lastTypeTime = timestamp;</text:p>
      <text:p text:style-name="P4536"><text:s text:c="8"/>}</text:p>
      <text:p text:style-name="P4537"><text:s text:c="6"/>} else {</text:p>
      <text:p text:style-name="P4538"><text:s text:c="8"/>if (!renderState.titleFinished) renderState.titleFinished = timestamp;</text:p>
      <text:p text:style-name="P4539"><text:s text:c="8"/>if (timestamp - renderState.titleFinished &gt; TIMING.titlePause) {</text:p>
      <text:p text:style-name="P4540"><text:s text:c="10"/>setState(STATES.CURTAIN, timestamp);</text:p>
      <text:p text:style-name="P4541"><text:s text:c="8"/>}</text:p>
      <text:p text:style-name="P4542"><text:s text:c="6"/>}</text:p>
      <text:p text:style-name="P4543"/>
      <text:p text:style-name="P4544"><text:s text:c="6"/>ctx.fillStyle = "#ffffff";</text:p>
      <text:p text:style-name="P4545"><text:s text:c="6"/>ctx.font = "18px monospace";</text:p>
      <text:p text:style-name="P4546"/>
      <text:p text:style-name="P4547"><text:s text:c="6"/>const text = currentTitle.substring(0, renderState.typedLength);</text:p>
      <text:p text:style-name="P4548"><text:s text:c="6"/>const lines = text.split("\n");</text:p>
      <text:p text:style-name="P4549"/>
      <text:p text:style-name="P4550"><text:s text:c="6"/>for (let i = 0; i &lt; lines.length; i++) {</text:p>
      <text:p text:style-name="P4551"><text:s text:c="8"/>ctx.fillText(lines[i], 22, 18 + i * 18);</text:p>
      <text:p text:style-name="P4552"><text:s text:c="6"/>}</text:p>
      <text:p text:style-name="P4553"/>
      <text:p text:style-name="P4554"><text:s text:c="6"/>if (Math.floor(timestamp / 500) % 2 === 0) {</text:p>
      <text:p text:style-name="P4555"><text:s text:c="8"/>const lines2 = text.split("\n");</text:p>
      <text:p text:style-name="P4556"><text:s text:c="8"/>const lastLine = lines2[lines2.length - 1] || "";</text:p>
      <text:p text:style-name="P4557"/>
      <text:p text:style-name="P4558"><text:s text:c="8"/>const cursorX = 22 + ctx.measureText(lastLine).width;</text:p>
      <text:p text:style-name="P4559"><text:s text:c="8"/>const cursorY = 18 + (lines2.length - 1) * 18;</text:p>
      <text:p text:style-name="P4560"/>
      <text:p text:style-name="P4561"><text:s text:c="8"/>ctx.fillRect(cursorX + 4, cursorY, 8, 16);</text:p>
      <text:p text:style-name="P4562"><text:s text:c="6"/>}</text:p>
      <text:p text:style-name="P4563"/>
      <text:p text:style-name="P4564"><text:s text:c="6"/>requestAnimationFrame(render);</text:p>
      <text:p text:style-name="P4565"><text:s text:c="6"/>return;</text:p>
      <text:p text:style-name="P4566"><text:s text:c="4"/>}</text:p>
      <text:p text:style-name="P4567"/>
      <text:p text:style-name="P4568"><text:s text:c="4"/>/* ===== FASE 0 GORDIJN ===== */</text:p>
      <text:p text:style-name="P4569"><text:s text:c="4"/>if (PHASE.current === STATES.CURTAIN) {</text:p>
      <text:p text:style-name="P4570"><text:s text:c="6"/>const done = curtainEngine.update(timestamp, delta, window.innerHeight);</text:p>
      <text:p text:style-name="P4571"/>
      <text:p text:style-name="P4572"><text:s text:c="6"/>curtainEngine.render(ctx, palette, window.innerHeight);</text:p>
      <text:p text:style-name="P4573"/>
      <text:p text:style-name="P4574"><text:s text:c="6"/>if (done) {</text:p>
      <text:p text:style-name="P4575"><text:s text:c="8"/>setState(STATES.HASH, timestamp);</text:p>
      <text:p text:style-name="P4576"><text:s text:c="6"/>}</text:p>
      <text:p text:style-name="P4577"/>
      <text:p text:style-name="P4578"><text:s text:c="6"/>requestAnimationFrame(render);</text:p>
      <text:p text:style-name="P4579"><text:s text:c="6"/>return;</text:p>
      <text:p text:style-name="P4580"><text:s text:c="4"/>}</text:p>
      <text:p text:style-name="P4581"/>
      <text:p text:style-name="P4582"><text:s text:c="4"/>/* ===== FASE 50 HASH SCREEN ===== */</text:p>
      <text:p text:style-name="P4583"><text:s text:c="4"/>if (PHASE.current === STATES.HASH) {</text:p>
      <text:p text:style-name="P4584"><text:s text:c="6"/>const result = hashScreen.update(timestamp);</text:p>
      <text:p text:style-name="P4585"/>
      <text:p text:style-name="P4586"><text:s text:c="6"/>hashScreen.render(ctx, canvas.width, timestamp);</text:p>
      <text:p text:style-name="P4587"/>
      <text:p text:style-name="P4588"><text:s text:c="6"/>if (result.done) {</text:p>
      <text:p text:style-name="P4589"><text:s text:c="8"/>renderState.blackoutStart = timestamp;</text:p>
      <text:p text:style-name="P4590"><text:s text:c="8"/>setState(STATES.BLACKOUT, timestamp);</text:p>
      <text:p text:style-name="P4591"><text:s text:c="6"/>}</text:p>
      <text:p text:style-name="P4592"/>
      <text:p text:style-name="P4593"><text:s text:c="6"/>requestAnimationFrame(render);</text:p>
      <text:p text:style-name="P4594"><text:s text:c="6"/>return;</text:p>
      <text:p text:style-name="P4595"><text:s text:c="4"/>}</text:p>
      <text:p text:style-name="P4596"/>
      <text:p text:style-name="P4597"><text:s text:c="4"/>/* ===== FASE 100 BLACKOUT ===== */</text:p>
      <text:p text:style-name="P4598"><text:s text:c="4"/>if (PHASE.current === STATES.BLACKOUT) {</text:p>
      <text:p text:style-name="P4599"><text:s text:c="6"/>const elapsed = timestamp - renderState.blackoutStart;</text:p>
      <text:p text:style-name="P4600"><text:s text:c="6"/>const progress = Math.min(elapsed / TIMING.blackoutDuration, 1);</text:p>
      <text:p text:style-name="P4601"/>
      <text:p text:style-name="P4602"><text:s text:c="6"/>ctx.fillStyle = `rgba(0,0,0,${progress})`;</text:p>
      <text:p text:style-name="P4603"><text:s text:c="6"/>ctx.fillRect(0, 0, canvas.width, canvas.height);</text:p>
      <text:p text:style-name="P4604"/>
      <text:p text:style-name="P4605"><text:s text:c="6"/>if (elapsed &gt;= TIMING.blackoutDuration) {</text:p>
      <text:p text:style-name="P4606"><text:s text:c="8"/>setState(STATES.MATRIX_INTRO, timestamp);</text:p>
      <text:p text:style-name="P4607"><text:s text:c="6"/>}</text:p>
      <text:p text:style-name="P4608"/>
      <text:p text:style-name="P4609"><text:s text:c="6"/>requestAnimationFrame(render);</text:p>
      <text:p text:style-name="P4610"><text:s text:c="6"/>return;</text:p>
      <text:p text:style-name="P4611"><text:s text:c="4"/>}</text:p>
      <text:p text:style-name="P4612"/>
      <text:p text:style-name="P4613"><text:s text:c="4"/>ctx.font =</text:p>
      <text:p text:style-name="P4614"><text:s text:c="6"/>matrixFontSize + "px 'Noto Sans Mono', 'IBM Plex Mono', monospace";</text:p>
      <text:p text:style-name="P4615"/>
      <text:p text:style-name="P4616"><text:s text:c="4"/>if (</text:p>
      <text:p text:style-name="P4617"><text:s text:c="6"/>PHASE.current === STATES.MATRIX_INTRO &amp;&amp;</text:p>
      <text:p text:style-name="P4618"><text:s text:c="6"/>timestamp - PHASE.start &gt; TIMING.introDuration</text:p>
      <text:p text:style-name="P4619"><text:s text:c="4"/>) {</text:p>
      <text:p text:style-name="P4620"><text:s text:c="6"/>setState(STATES.MATRIX_RUN);</text:p>
      <text:p text:style-name="P4621"/>
      <text:p text:style-name="P4622"><text:s text:c="6"/>deps.terminalPhaseStarted.value = true;</text:p>
      <text:p text:style-name="P4623"><text:s text:c="6"/>glitchEngine.triggerTerminalBurst(timestamp);</text:p>
      <text:p text:style-name="P4624"/>
      <text:p text:style-name="P4625"><text:s text:c="6"/>if (!deps.terminalStarted.value) {</text:p>
      <text:p text:style-name="P4626"><text:s text:c="8"/>deps.terminalStarted.value = true;</text:p>
      <text:p text:style-name="P4627"><text:s text:c="8"/>startTerminalSequence();</text:p>
      <text:p text:style-name="P4628"><text:s text:c="6"/>}</text:p>
      <text:p text:style-name="P4629"><text:s text:c="4"/>}</text:p>
      <text:p text:style-name="P4630"/>
      <text:p text:style-name="P4631"><text:s text:c="4"/>if (PHASE.current === STATES.MATRIX_INTRO) {</text:p>
      <text:p text:style-name="P4632"><text:s text:c="6"/>glitchEngine.updateIntro(timestamp);</text:p>
      <text:p text:style-name="P4633"><text:s text:c="4"/>}</text:p>
      <text:p text:style-name="P4634"/>
      <text:p text:style-name="P4635"><text:s text:c="4"/>if (PHASE.current === STATES.MATRIX_RUN) {</text:p>
      <text:p text:style-name="P4636"><text:s text:c="6"/>glitchEngine.updateTerminal(timestamp);</text:p>
      <text:p text:style-name="P4637"><text:s text:c="4"/>}</text:p>
      <text:p text:style-name="P4638"/>
      <text:p text:style-name="P4639"><text:s text:c="4"/>if (glitchEngine.isIntroGlitchActive()) {</text:p>
      <text:p text:style-name="P4640"><text:s text:c="6"/>ctx.save();</text:p>
      <text:p text:style-name="P4641"/>
      <text:p text:style-name="P4642"><text:s text:c="6"/>ctx.globalAlpha = 0.12 + randFloat() * 0.06;</text:p>
      <text:p text:style-name="P4643"><text:s text:c="6"/>ctx.globalCompositeOperation = "source-over";</text:p>
      <text:p text:style-name="P4644"/>
      <text:p text:style-name="P4645"><text:s text:c="6"/>ctx.fillStyle =</text:p>
      <text:p text:style-name="P4646"><text:s text:c="8"/>randFloat() &lt; 0.5 ? "rgba(160,30,25,1)" : "rgba(190,60,20,1)";</text:p>
      <text:p text:style-name="P4647"/>
      <text:p text:style-name="P4648"><text:s text:c="6"/>ctx.fillRect(0, 0, canvas.width, canvas.height);</text:p>
      <text:p text:style-name="P4649"/>
      <text:p text:style-name="P4650"><text:s text:c="6"/>ctx.globalAlpha = 0.18;</text:p>
      <text:p text:style-name="P4651"><text:s text:c="6"/>const bandY = randFloat() * canvas.height;</text:p>
      <text:p text:style-name="P4652"><text:s text:c="6"/>ctx.fillRect(0, bandY, canvas.width, 4 + randFloat() * 10);</text:p>
      <text:p text:style-name="P4653"/>
      <text:p text:style-name="P4654"><text:s text:c="6"/>ctx.restore();</text:p>
      <text:p text:style-name="P4655"><text:s text:c="4"/>}</text:p>
      <text:p text:style-name="P4656"/>
      <text:p text:style-name="P4657"><text:s text:c="4"/>if (glitchEngine.isTerminalGlitchActive()) {</text:p>
      <text:p text:style-name="P4658"><text:s text:c="6"/>ctx.save();</text:p>
      <text:p text:style-name="P4659"/>
      <text:p text:style-name="P4660"><text:s text:c="6"/>ctx.globalAlpha = 0.08 + randFloat() * 0.08;</text:p>
      <text:p text:style-name="P4661"><text:s text:c="6"/>ctx.fillStyle = "rgba(170,40,30,1)";</text:p>
      <text:p text:style-name="P4662"><text:s text:c="6"/>ctx.fillRect(0, 0, canvas.width, canvas.height);</text:p>
      <text:p text:style-name="P4663"/>
      <text:p text:style-name="P4664"><text:s text:c="6"/>ctx.globalAlpha = 0.15;</text:p>
      <text:p text:style-name="P4665"><text:s text:c="6"/>const bandY = randFloat() * canvas.height;</text:p>
      <text:p text:style-name="P4666"><text:s text:c="6"/>ctx.fillRect(0, bandY, canvas.width, 6 + randFloat() * 10);</text:p>
      <text:p text:style-name="P4667"/>
      <text:p text:style-name="P4668"><text:s text:c="6"/>ctx.restore();</text:p>
      <text:p text:style-name="P4669"><text:s text:c="4"/>}</text:p>
      <text:p text:style-name="P4670"/>
      <text:p text:style-name="P4671"><text:s text:c="4"/>for (let i = 0; i &lt; matrixColumns; i++) {</text:p>
      <text:p text:style-name="P4672"><text:s text:c="6"/>const x = i * matrixFontSize + driftOffset[i];</text:p>
      <text:p text:style-name="P4673"><text:s text:c="6"/>const y = drops[i] * matrixFontSize;</text:p>
      <text:p text:style-name="P4674"><text:s text:c="6"/>const colColor = palette[i % palette.length];</text:p>
      <text:p text:style-name="P4675"/>
      <text:p text:style-name="P4676"><text:s text:c="6"/>if (PHASE.current === STATES.MATRIX_INTRO) {</text:p>
      <text:p text:style-name="P4677"><text:s text:c="8"/>const depthLayers = [</text:p>
      <text:p text:style-name="P4678"><text:s text:c="10"/>{ speed: 0.55, alpha: 0.18, scale: 0.85 },</text:p>
      <text:p text:style-name="P4679"><text:s text:c="10"/>{ speed: 1.0, alpha: 0.40, scale: 1.0 },</text:p>
      <text:p text:style-name="P4680"><text:s text:c="10"/>{ speed: 1.9, alpha: 0.85, scale: 1.12 }</text:p>
      <text:p text:style-name="P4681"><text:s text:c="8"/>];</text:p>
      <text:p text:style-name="P4682"/>
      <text:p text:style-name="P4683"><text:s text:c="8"/>const headY = drops[i] * matrixFontSize;</text:p>
      <text:p text:style-name="P4684"/>
      <text:p text:style-name="P4685"><text:s text:c="8"/>for (let d = 0; d &lt; depthLayers.length; d++) {</text:p>
      <text:p text:style-name="P4686"><text:s text:c="10"/>const layer = depthLayers[d];</text:p>
      <text:p text:style-name="P4687"><text:s text:c="10"/>const layerY = headY * layer.speed;</text:p>
      <text:p text:style-name="P4688"/>
      <text:p text:style-name="P4689"><text:s text:c="10"/>ctx.font =</text:p>
      <text:p text:style-name="P4690"><text:s text:c="12"/>matrixFontSize * layer.scale +</text:p>
      <text:p text:style-name="P4691"><text:s text:c="12"/>"px 'Noto Sans Mono','IBM Plex Mono',monospace";</text:p>
      <text:p text:style-name="P4692"/>
      <text:p text:style-name="P4693"><text:s text:c="10"/>const char = matrixChars[Math.floor(randFloat() * matrixChars.length)];</text:p>
      <text:p text:style-name="P4694"/>
      <text:p text:style-name="P4695"><text:s text:c="10"/>if (d === depthLayers.length - 1) {</text:p>
      <text:p text:style-name="P4696"><text:s text:c="12"/>ctx.fillStyle = "#e6e6e6";</text:p>
      <text:p text:style-name="P4697"><text:s text:c="12"/>ctx.globalAlpha = 1;</text:p>
      <text:p text:style-name="P4698"><text:s text:c="12"/>ctx.shadowBlur = 12;</text:p>
      <text:p text:style-name="P4699"><text:s text:c="12"/>ctx.shadowColor = "rgba(230,230,230,0.9)";</text:p>
      <text:p text:style-name="P4700"><text:s text:c="10"/>} else {</text:p>
      <text:p text:style-name="P4701"><text:s text:c="12"/>const isBlack = colColor.toLowerCase() === "#000000";</text:p>
      <text:p text:style-name="P4702"/>
      <text:p text:style-name="P4703"><text:s text:c="12"/>if (isBlack) {</text:p>
      <text:p text:style-name="P4704"><text:s text:c="14"/>ctx.fillStyle = "#d0d0d0";</text:p>
      <text:p text:style-name="P4705"><text:s text:c="14"/>ctx.globalAlpha = layer.alpha * 0.7;</text:p>
      <text:p text:style-name="P4706"><text:s text:c="12"/>} else {</text:p>
      <text:p text:style-name="P4707"><text:s text:c="14"/>ctx.fillStyle = colColor;</text:p>
      <text:p text:style-name="P4708"><text:s text:c="14"/>ctx.globalAlpha = layer.alpha;</text:p>
      <text:p text:style-name="P4709"><text:s text:c="12"/>}</text:p>
      <text:p text:style-name="P4710"/>
      <text:p text:style-name="P4711"><text:s text:c="12"/>ctx.shadowBlur = 0;</text:p>
      <text:p text:style-name="P4712"><text:s text:c="10"/>}</text:p>
      <text:p text:style-name="P4713"/>
      <text:p text:style-name="P4714"><text:s text:c="10"/>ctx.fillText(char, x, layerY);</text:p>
      <text:p text:style-name="P4715"><text:s text:c="8"/>}</text:p>
      <text:p text:style-name="P4716"/>
      <text:p text:style-name="P4717"><text:s text:c="8"/>ctx.globalAlpha = 1;</text:p>
      <text:p text:style-name="P4718"><text:s text:c="8"/>ctx.shadowBlur = 0;</text:p>
      <text:p text:style-name="P4719"/>
      <text:p text:style-name="P4720"><text:s text:c="8"/>drops[i] += 12 * delta;</text:p>
      <text:p text:style-name="P4721"/>
      <text:p text:style-name="P4722"><text:s text:c="8"/>if (drops[i] * matrixFontSize &gt; canvas.height) {</text:p>
      <text:p text:style-name="P4723"><text:s text:c="10"/>drops[i] = randFloat() * -40;</text:p>
      <text:p text:style-name="P4724"><text:s text:c="8"/>}</text:p>
      <text:p text:style-name="P4725"><text:s text:c="6"/>} else {</text:p>
      <text:p text:style-name="P4726"><text:s text:c="8"/>if (randFloat() &lt; spawnRates[i]) {</text:p>
      <text:p text:style-name="P4727"><text:s text:c="10"/>stacks[i].unshift(</text:p>
      <text:p text:style-name="P4728"><text:s text:c="12"/>matrixChars[Math.floor(randFloat() * matrixChars.length)]</text:p>
      <text:p text:style-name="P4729"><text:s text:c="10"/>);</text:p>
      <text:p text:style-name="P4730"><text:s text:c="8"/>}</text:p>
      <text:p text:style-name="P4731"/>
      <text:p text:style-name="P4732"><text:s text:c="8"/>if (stacks[i].length &gt; maxLengths[i]) stacks[i].pop();</text:p>
      <text:p text:style-name="P4733"/>
      <text:p text:style-name="P4734"><text:s text:c="8"/>for (let t = 0; t &lt; stacks[i].length; t++) {</text:p>
      <text:p text:style-name="P4735"><text:s text:c="10"/>const trailY = y - t * trailSpacing;</text:p>
      <text:p text:style-name="P4736"><text:s text:c="10"/>if (trailY &lt; 0) continue;</text:p>
      <text:p text:style-name="P4737"/>
      <text:p text:style-name="P4738"><text:s text:c="10"/>const alpha = 1 - t / stacks[i].length;</text:p>
      <text:p text:style-name="P4739"/>
      <text:p text:style-name="P4740"><text:s text:c="10"/>if (t === 0) {</text:p>
      <text:p text:style-name="P4741"><text:s text:c="12"/>ctx.fillStyle = "#e6e6e6";</text:p>
      <text:p text:style-name="P4742"><text:s text:c="12"/>ctx.globalAlpha = 0.25;</text:p>
      <text:p text:style-name="P4743"/>
      <text:p text:style-name="P4744"><text:s text:c="12"/>ctx.shadowBlur = 12;</text:p>
      <text:p text:style-name="P4745"><text:s text:c="12"/>ctx.shadowColor = "rgba(230,230,230,0.9)";</text:p>
      <text:p text:style-name="P4746"><text:s text:c="10"/>} else {</text:p>
      <text:p text:style-name="P4747"><text:s text:c="12"/>const baseColor = palette[i % palette.length];</text:p>
      <text:p text:style-name="P4748"><text:s text:c="12"/>const isBlack = baseColor.toLowerCase() === "#000000";</text:p>
      <text:p text:style-name="P4749"/>
      <text:p text:style-name="P4750"><text:s text:c="12"/>if (isBlack) {</text:p>
      <text:p text:style-name="P4751"><text:s text:c="14"/>ctx.save();</text:p>
      <text:p text:style-name="P4752"><text:s text:c="14"/>ctx.fillStyle = "rgba(200,200,200," + alpha * 0.35 + ")";</text:p>
      <text:p text:style-name="P4753"><text:s text:c="14"/>ctx.fillText(stacks[i][t], x, trailY);</text:p>
      <text:p text:style-name="P4754"><text:s text:c="14"/>ctx.restore();</text:p>
      <text:p text:style-name="P4755"/>
      <text:p text:style-name="P4756"><text:s text:c="14"/>ctx.fillStyle = baseColor;</text:p>
      <text:p text:style-name="P4757"><text:s text:c="14"/>ctx.globalAlpha = alpha * 0.9;</text:p>
      <text:p text:style-name="P4758"><text:s text:c="12"/>} else {</text:p>
      <text:p text:style-name="P4759"><text:s text:c="14"/>ctx.fillStyle = baseColor;</text:p>
      <text:p text:style-name="P4760"><text:s text:c="14"/>ctx.globalAlpha = alpha * 0.8;</text:p>
      <text:p text:style-name="P4761"><text:s text:c="12"/>}</text:p>
      <text:p text:style-name="P4762"/>
      <text:p text:style-name="P4763"><text:s text:c="12"/>ctx.shadowBlur = 0;</text:p>
      <text:p text:style-name="P4764"><text:s text:c="10"/>}</text:p>
      <text:p text:style-name="P4765"/>
      <text:p text:style-name="P4766"><text:s text:c="10"/>ctx.fillText(stacks[i][t], x, trailY);</text:p>
      <text:p text:style-name="P4767"/>
      <text:p text:style-name="P4768"><text:s text:c="10"/>ctx.shadowBlur = 0;</text:p>
      <text:p text:style-name="P4769"><text:s text:c="10"/>ctx.globalAlpha = 1;</text:p>
      <text:p text:style-name="P4770"><text:s text:c="8"/>}</text:p>
      <text:p text:style-name="P4771"/>
      <text:p text:style-name="P4772"><text:s text:c="8"/>drops[i] += speeds[i] * 15 * delta;</text:p>
      <text:p text:style-name="P4773"/>
      <text:p text:style-name="P4774"><text:s text:c="8"/>if (drops[i] * matrixFontSize &gt; canvas.height + 120) {</text:p>
      <text:p text:style-name="P4775"><text:s text:c="10"/>drops[i] = randFloat() * -20;</text:p>
      <text:p text:style-name="P4776"><text:s text:c="10"/>stacks[i] = [];</text:p>
      <text:p text:style-name="P4777"><text:s text:c="8"/>}</text:p>
      <text:p text:style-name="P4778"><text:s text:c="6"/>}</text:p>
      <text:p text:style-name="P4779"><text:s text:c="4"/>}</text:p>
      <text:p text:style-name="P4780"/>
      <text:p text:style-name="P4781"><text:s text:c="4"/>requestAnimationFrame(render);</text:p>
      <text:p text:style-name="P4782"><text:s text:c="2"/>}</text:p>
      <text:p text:style-name="P4783"/>
      <text:p text:style-name="P4784"><text:s text:c="2"/>return { render };</text:p>
      <text:p text:style-name="P4785">}</text:p>
      <text:h text:style-name="Heading_20_1" text:outline-level="1"><text:bookmark-start text:name="bestand-.renderinitcanvasdefaults.js"/>BESTAND: ./render/initCanvasDefaults.js<text:bookmark-end text:name="bestand-.renderinitcanvasdefaults.js"/></text:h>
      <text:p text:style-name="P4786">// render/initCanvasDefaults.js</text:p>
      <text:p text:style-name="P4787">export function initCanvasDefaults(ctx) {</text:p>
      <text:p text:style-name="P4788"><text:s text:c="2"/>ctx.shadowBlur = 0;</text:p>
      <text:p text:style-name="P4789"><text:s text:c="2"/>ctx.shadowColor = "transparent";</text:p>
      <text:p text:style-name="P4790"><text:s text:c="2"/>ctx.textAlign = "left";</text:p>
      <text:p text:style-name="P4791">}</text:p>
      <text:h text:style-name="Heading_20_1" text:outline-level="1"><text:bookmark-start text:name="bestand-.renderstartrenderloop.js"/>BESTAND: ./render/startRenderLoop.js<text:bookmark-end text:name="bestand-.renderstartrenderloop.js"/></text:h>
      <text:p text:style-name="P4792">// render/startRenderLoop.js</text:p>
      <text:p text:style-name="P4793">export function startRenderLoop({ runtime, renderer, STATES, setState }) {</text:p>
      <text:p text:style-name="P4794"><text:s text:c="2"/>setState(STATES.INTRO);</text:p>
      <text:p text:style-name="P4795"><text:s text:c="2"/>runtime.setExperienceStart(performance.now());</text:p>
      <text:p text:style-name="P4796"><text:s text:c="2"/>requestAnimationFrame((t) =&gt; renderer.render(t));</text:p>
      <text:p text:style-name="P4797">}</text:p>
      <text:h text:style-name="Heading_20_1" text:outline-level="1"><text:bookmark-start text:name="bestand-.stylestyle.css"/>BESTAND: ./style/style.css<text:bookmark-end text:name="bestand-.stylestyle.css"/></text:h>
      <text:p text:style-name="P4798">/* =========================================================</text:p>
      <text:p text:style-name="P4799"><text:s text:c="3"/>1. DESIGN TOKENS</text:p>
      <text:p text:style-name="P4800">========================================================= */</text:p>
      <text:p text:style-name="P4801"/>
      <text:p text:style-name="P4802">:root {</text:p>
      <text:p text:style-name="P4803"><text:s text:c="2"/>--btn-idle: #888;</text:p>
      <text:p text:style-name="P4804"><text:s text:c="2"/>--btn-hover: #fff;</text:p>
      <text:p text:style-name="P4805"/>
      <text:p text:style-name="P4806"><text:s text:c="2"/>--color-primary: #888;</text:p>
      <text:p text:style-name="P4807"><text:s text:c="2"/>--color-secondary: #fff;</text:p>
      <text:p text:style-name="P4808"><text:s text:c="2"/>--color-tertiary: #ccc;</text:p>
      <text:p text:style-name="P4809"><text:s text:c="2"/>--color-error: #ff4d4d;</text:p>
      <text:p text:style-name="P4810"/>
      <text:p text:style-name="P4811"><text:s text:c="2"/>--ui-primary: var(--color-primary);</text:p>
      <text:p text:style-name="P4812"><text:s text:c="2"/>--ui-secondary: var(--color-secondary);</text:p>
      <text:p text:style-name="P4813"><text:s text:c="2"/>--ui-tertiary: var(--color-tertiary);</text:p>
      <text:p text:style-name="P4814"><text:s text:c="2"/>--ui-primary-safe: var(--color-primary);</text:p>
      <text:p text:style-name="P4815"/>
      <text:p text:style-name="P4816"><text:s text:c="2"/>/* Text sizes */</text:p>
      <text:p text:style-name="P4817"><text:s text:c="2"/>--terminal-font: 14px;</text:p>
      <text:p text:style-name="P4818"><text:s text:c="2"/>--terminal-header-font: 12px;</text:p>
      <text:p text:style-name="P4819"><text:s text:c="2"/>--status-font: 11px;</text:p>
      <text:p text:style-name="P4820"/>
      <text:p text:style-name="P4821"><text:s text:c="2"/>/* Button sizes */</text:p>
      <text:p text:style-name="P4822"><text:s text:c="2"/>--btn-font: 14px; <text:s text:c="16"/>/* back + fullscreen + ui */</text:p>
      <text:p text:style-name="P4823"><text:s text:c="2"/>--enter-font: 14px; <text:s text:c="14"/>/* enter (kan apart schalen) */</text:p>
      <text:p text:style-name="P4824"/>
      <text:p text:style-name="P4825"><text:s text:c="2"/>/* Button layout */</text:p>
      <text:p text:style-name="P4826"><text:s text:c="2"/>--ui-btn-padding: 10px 18px;</text:p>
      <text:p text:style-name="P4827"><text:s text:c="2"/>--enter-padding: 16px 32px;</text:p>
      <text:p text:style-name="P4828"><text:s text:c="2"/>--ui-btn-letter-spacing: 2px;</text:p>
      <text:p text:style-name="P4829"><text:s text:c="2"/>--enter-letter-spacing: 3px;</text:p>
      <text:p text:style-name="P4830"><text:s text:c="2"/>--ui-btn-min-width: 160px;</text:p>
      <text:p text:style-name="P4831"/>
      <text:p text:style-name="P4832"><text:s text:c="2"/>/* Intro title */</text:p>
      <text:p text:style-name="P4833"><text:s text:c="2"/>--intro-title-font: 18px;</text:p>
      <text:p text:style-name="P4834">}</text:p>
      <text:p text:style-name="P4835"/>
      <text:p text:style-name="P4836">.theme-guard-black {</text:p>
      <text:p text:style-name="P4837"><text:s text:c="2"/>--ui-primary-safe: #d0d0d0;</text:p>
      <text:p text:style-name="P4838">}</text:p>
      <text:p text:style-name="P4839"/>
      <text:p text:style-name="P4840"/>
      <text:p text:style-name="P4841">/* =========================================================</text:p>
      <text:p text:style-name="P4842"><text:s text:c="3"/>2. GLOBAL BASE</text:p>
      <text:p text:style-name="P4843">========================================================= */</text:p>
      <text:p text:style-name="P4844"/>
      <text:p text:style-name="P4845">html,</text:p>
      <text:p text:style-name="P4846">body {</text:p>
      <text:p text:style-name="P4847"><text:s text:c="2"/>margin: 0;</text:p>
      <text:p text:style-name="P4848"><text:s text:c="2"/>padding: 0;</text:p>
      <text:p text:style-name="P4849"><text:s text:c="2"/>height: 100%;</text:p>
      <text:p text:style-name="P4850"><text:s text:c="2"/>overflow: hidden;</text:p>
      <text:p text:style-name="P4851"><text:s text:c="2"/>background: #050505;</text:p>
      <text:p text:style-name="P4852"><text:s text:c="2"/>font-family: "IBM Plex Mono", "Noto Sans JP", monospace;</text:p>
      <text:p text:style-name="P4853"><text:s text:c="2"/>-webkit-font-smoothing: antialiased;</text:p>
      <text:p text:style-name="P4854">}</text:p>
      <text:p text:style-name="P4855"/>
      <text:p text:style-name="P4856">canvas {</text:p>
      <text:p text:style-name="P4857"><text:s text:c="2"/>position: fixed;</text:p>
      <text:p text:style-name="P4858"><text:s text:c="2"/>inset: 0;</text:p>
      <text:p text:style-name="P4859"><text:s text:c="2"/>z-index: 4;</text:p>
      <text:p text:style-name="P4860"><text:s text:c="2"/>pointer-events: none;</text:p>
      <text:p text:style-name="P4861">}</text:p>
      <text:p text:style-name="P4862"/>
      <text:p text:style-name="P4863">.cursor-hidden {</text:p>
      <text:p text:style-name="P4864"><text:s text:c="2"/>cursor: none;</text:p>
      <text:p text:style-name="P4865">}</text:p>
      <text:p text:style-name="P4866"/>
      <text:p text:style-name="P4867">/* Hide buttons until fonts loaded */</text:p>
      <text:p text:style-name="P4868">body:not(.fonts-loaded) .fullscreen-page-btn,</text:p>
      <text:p text:style-name="P4869">body:not(.fonts-loaded) #enterBtn,</text:p>
      <text:p text:style-name="P4870">body:not(.fonts-loaded) .back-button {</text:p>
      <text:p text:style-name="P4871"><text:s text:c="2"/>visibility: hidden;</text:p>
      <text:p text:style-name="P4872">}</text:p>
      <text:p text:style-name="P4873"/>
      <text:p text:style-name="P4874">:fullscreen .site-footer {</text:p>
      <text:p text:style-name="P4875"><text:s text:c="2"/>display: none;</text:p>
      <text:p text:style-name="P4876">}</text:p>
      <text:p text:style-name="P4877"/>
      <text:p text:style-name="P4878">/* =========================================================</text:p>
      <text:p text:style-name="P4879"><text:s text:c="3"/>3. SHARED UI BUTTON BASE</text:p>
      <text:p text:style-name="P4880">========================================================= */</text:p>
      <text:p text:style-name="P4881"/>
      <text:p text:style-name="P4882">.ui-button,</text:p>
      <text:p text:style-name="P4883">.fullscreen-page-btn,</text:p>
      <text:p text:style-name="P4884">.back-button {</text:p>
      <text:p text:style-name="P4885"><text:s text:c="2"/>padding: var(--ui-btn-padding);</text:p>
      <text:p text:style-name="P4886"><text:s text:c="2"/>font-size: var(--btn-font);</text:p>
      <text:p text:style-name="P4887"><text:s text:c="2"/>letter-spacing: var(--ui-btn-letter-spacing);</text:p>
      <text:p text:style-name="P4888"><text:s text:c="2"/>min-width: var(--ui-btn-min-width);</text:p>
      <text:p text:style-name="P4889"><text:s text:c="2"/>text-align: center;</text:p>
      <text:p text:style-name="P4890"/>
      <text:p text:style-name="P4891"><text:s text:c="2"/>border: 1px solid var(--btn-idle);</text:p>
      <text:p text:style-name="P4892"><text:s text:c="2"/>background: rgba(0, 0, 0, 0.75);</text:p>
      <text:p text:style-name="P4893"><text:s text:c="2"/>color: var(--btn-idle);</text:p>
      <text:p text:style-name="P4894"/>
      <text:p text:style-name="P4895"><text:s text:c="2"/>backdrop-filter: blur(6px);</text:p>
      <text:p text:style-name="P4896"><text:s text:c="2"/>cursor: pointer;</text:p>
      <text:p text:style-name="P4897"><text:s text:c="2"/>transition: 0.25s ease;</text:p>
      <text:p text:style-name="P4898">}</text:p>
      <text:p text:style-name="P4899"/>
      <text:p text:style-name="P4900">/* ENTER has its own sizing tokens */</text:p>
      <text:p text:style-name="P4901">#enterBtn {</text:p>
      <text:p text:style-name="P4902"><text:s text:c="2"/>padding: var(--enter-padding);</text:p>
      <text:p text:style-name="P4903"><text:s text:c="2"/>font-size: var(--enter-font);</text:p>
      <text:p text:style-name="P4904"><text:s text:c="2"/>letter-spacing: var(--enter-letter-spacing);</text:p>
      <text:p text:style-name="P4905"><text:s text:c="2"/>min-width: var(--ui-btn-min-width);</text:p>
      <text:p text:style-name="P4906"><text:s text:c="2"/>text-align: center;</text:p>
      <text:p text:style-name="P4907"/>
      <text:p text:style-name="P4908"><text:s text:c="2"/>border: 1px solid var(--btn-idle);</text:p>
      <text:p text:style-name="P4909"><text:s text:c="2"/>background: rgba(0, 0, 0, 0.75);</text:p>
      <text:p text:style-name="P4910"><text:s text:c="2"/>color: var(--btn-idle);</text:p>
      <text:p text:style-name="P4911"/>
      <text:p text:style-name="P4912"><text:s text:c="2"/>backdrop-filter: blur(6px);</text:p>
      <text:p text:style-name="P4913"><text:s text:c="2"/>cursor: pointer;</text:p>
      <text:p text:style-name="P4914"><text:s text:c="2"/>transition: 0.25s ease;</text:p>
      <text:p text:style-name="P4915"><text:s text:c="2"/>max-width: 90vw;</text:p>
      <text:p text:style-name="P4916">}</text:p>
      <text:p text:style-name="P4917"/>
      <text:p text:style-name="P4918">#backBtn {</text:p>
      <text:p text:style-name="P4919">display:none;</text:p>
      <text:p text:style-name="P4920">}</text:p>
      <text:p text:style-name="P4921"/>
      <text:p text:style-name="P4922">#fullscreenPageBtn {</text:p>
      <text:p text:style-name="P4923">display:block;</text:p>
      <text:p text:style-name="P4924">}</text:p>
      <text:p text:style-name="P4925"/>
      <text:p text:style-name="P4926"/>
      <text:p text:style-name="P4927">/* =========================================================</text:p>
      <text:p text:style-name="P4928"><text:s text:c="3"/>4. PULSE ANIMATIONS</text:p>
      <text:p text:style-name="P4929">========================================================= */</text:p>
      <text:p text:style-name="P4930"/>
      <text:p text:style-name="P4931">@keyframes pulsePrimary {</text:p>
      <text:p text:style-name="P4932"><text:s text:c="2"/>0% <text:s text:c="2"/>{ box-shadow: 0 0 0 transparent; }</text:p>
      <text:p text:style-name="P4933"><text:s text:c="2"/>50% <text:s text:c="1"/>{ box-shadow: 0 0 18px var(--color-primary); }</text:p>
      <text:p text:style-name="P4934"><text:s text:c="2"/>100% { box-shadow: 0 0 0 transparent; }</text:p>
      <text:p text:style-name="P4935">}</text:p>
      <text:p text:style-name="P4936"/>
      <text:p text:style-name="P4937">@keyframes pulseSecondary {</text:p>
      <text:p text:style-name="P4938"><text:s text:c="2"/>0% <text:s text:c="2"/>{ box-shadow: 0 0 0 transparent; }</text:p>
      <text:p text:style-name="P4939"><text:s text:c="2"/>50% <text:s text:c="1"/>{ box-shadow: 0 0 22px var(--color-secondary); }</text:p>
      <text:p text:style-name="P4940"><text:s text:c="2"/>100% { box-shadow: 0 0 0 transparent; }</text:p>
      <text:p text:style-name="P4941">}</text:p>
      <text:p text:style-name="P4942"/>
      <text:p text:style-name="P4943"/>
      <text:p text:style-name="P4944">/* =========================================================</text:p>
      <text:p text:style-name="P4945"><text:s text:c="3"/>5. BUTTON BEHAVIOR</text:p>
      <text:p text:style-name="P4946">========================================================= */</text:p>
      <text:p text:style-name="P4947"/>
      <text:p text:style-name="P4948">/* ENTER: idle primary pulse */</text:p>
      <text:p text:style-name="P4949">#enterBtn {</text:p>
      <text:p text:style-name="P4950"><text:s text:c="2"/>animation: pulsePrimary 2.4s ease-in-out infinite;</text:p>
      <text:p text:style-name="P4951">}</text:p>
      <text:p text:style-name="P4952"/>
      <text:p text:style-name="P4953">/* ENTER: hover secondary pulse */</text:p>
      <text:p text:style-name="P4954">#enterBtn:hover {</text:p>
      <text:p text:style-name="P4955"><text:s text:c="2"/>animation: pulseSecondary 1.6s ease-in-out infinite;</text:p>
      <text:p text:style-name="P4956"><text:s text:c="2"/>background: rgba(15, 15, 15, 0.9);</text:p>
      <text:p text:style-name="P4957"><text:s text:c="2"/>border-color: var(--color-secondary);</text:p>
      <text:p text:style-name="P4958"><text:s text:c="2"/>color: var(--color-secondary);</text:p>
      <text:p text:style-name="P4959">}</text:p>
      <text:p text:style-name="P4960"/>
      <text:p text:style-name="P4961">/* BACK + FULLSCREEN: hover secondary pulse (no idle pulse) */</text:p>
      <text:p text:style-name="P4962">.back-button:hover,</text:p>
      <text:p text:style-name="P4963">.fullscreen-page-btn:hover {</text:p>
      <text:p text:style-name="P4964"><text:s text:c="2"/>animation: pulseSecondary 1.6s ease-in-out infinite;</text:p>
      <text:p text:style-name="P4965"><text:s text:c="2"/>background: rgba(15, 15, 15, 0.9);</text:p>
      <text:p text:style-name="P4966"><text:s text:c="2"/>border-color: var(--color-secondary);</text:p>
      <text:p text:style-name="P4967"><text:s text:c="2"/>color: var(--color-secondary);</text:p>
      <text:p text:style-name="P4968">}</text:p>
      <text:p text:style-name="P4969"/>
      <text:p text:style-name="P4970"/>
      <text:p text:style-name="P4971">/* =========================================================</text:p>
      <text:p text:style-name="P4972"><text:s text:c="3"/>6. POSITIONED UI ELEMENTS</text:p>
      <text:p text:style-name="P4973">========================================================= */</text:p>
      <text:p text:style-name="P4974"/>
      <text:p text:style-name="P4975">.status {</text:p>
      <text:p text:style-name="P4976"><text:s text:c="2"/>position: fixed;</text:p>
      <text:p text:style-name="P4977"><text:s text:c="2"/>top: 18px;</text:p>
      <text:p text:style-name="P4978"><text:s text:c="2"/>left: 28px;</text:p>
      <text:p text:style-name="P4979"><text:s text:c="2"/>font-size: var(--status-font);</text:p>
      <text:p text:style-name="P4980"><text:s text:c="2"/>letter-spacing: 3px;</text:p>
      <text:p text:style-name="P4981"><text:s text:c="2"/>color: rgba(200, 200, 200, 0.45);</text:p>
      <text:p text:style-name="P4982"><text:s text:c="2"/>z-index: 9;</text:p>
      <text:p text:style-name="P4983">}</text:p>
      <text:p text:style-name="P4984"/>
      <text:p text:style-name="P4985">.fullscreen-page-btn {</text:p>
      <text:p text:style-name="P4986"><text:s text:c="2"/>position: fixed;</text:p>
      <text:p text:style-name="P4987"><text:s text:c="2"/>bottom: 20px;</text:p>
      <text:p text:style-name="P4988"><text:s text:c="2"/>left: 20px;</text:p>
      <text:p text:style-name="P4989"><text:s text:c="2"/>z-index: 999;</text:p>
      <text:p text:style-name="P4990">}</text:p>
      <text:p text:style-name="P4991"/>
      <text:p text:style-name="P4992">.back-button {</text:p>
      <text:p text:style-name="P4993"><text:s text:c="2"/>position: fixed;</text:p>
      <text:p text:style-name="P4994"><text:s text:c="2"/>bottom: 20px;</text:p>
      <text:p text:style-name="P4995"><text:s text:c="2"/>right: 20px;</text:p>
      <text:p text:style-name="P4996"><text:s text:c="2"/>z-index: 12;</text:p>
      <text:p text:style-name="P4997">}</text:p>
      <text:p text:style-name="P4998"/>
      <text:p text:style-name="P4999">/* Hide UI buttons in fullscreen */</text:p>
      <text:p text:style-name="P5000">body.is-fullscreen .fullscreen-page-btn {</text:p>
      <text:p text:style-name="P5001">display:none;</text:p>
      <text:p text:style-name="P5002">}</text:p>
      <text:p text:style-name="P5003"/>
      <text:p text:style-name="P5004"/>
      <text:p text:style-name="P5005">/* =========================================================</text:p>
      <text:p text:style-name="P5006"><text:s text:c="3"/>7. INTRO SCREEN</text:p>
      <text:p text:style-name="P5007">========================================================= */</text:p>
      <text:p text:style-name="P5008"/>
      <text:p text:style-name="P5009">.intro-screen {</text:p>
      <text:p text:style-name="P5010"><text:s text:c="2"/>position: fixed;</text:p>
      <text:p text:style-name="P5011"><text:s text:c="2"/>inset: 0;</text:p>
      <text:p text:style-name="P5012"><text:s text:c="2"/>display: flex;</text:p>
      <text:p text:style-name="P5013"><text:s text:c="2"/>flex-direction: column;</text:p>
      <text:p text:style-name="P5014"><text:s text:c="2"/>align-items: center;</text:p>
      <text:p text:style-name="P5015"><text:s text:c="2"/>justify-content: center;</text:p>
      <text:p text:style-name="P5016"><text:s text:c="2"/>z-index: 11;</text:p>
      <text:p text:style-name="P5017"><text:s text:c="2"/>visibility: hidden;</text:p>
      <text:p text:style-name="P5018">}</text:p>
      <text:p text:style-name="P5019"/>
      <text:p text:style-name="P5020">.intro-screen.ready {</text:p>
      <text:p text:style-name="P5021"><text:s text:c="2"/>visibility: visible;</text:p>
      <text:p text:style-name="P5022">}</text:p>
      <text:p text:style-name="P5023"/>
      <text:p text:style-name="P5024">.intro-title {</text:p>
      <text:p text:style-name="P5025"><text:s text:c="2"/>font-size: var(--intro-title-font);</text:p>
      <text:p text:style-name="P5026"><text:s text:c="2"/>letter-spacing: 2px;</text:p>
      <text:p text:style-name="P5027"><text:s text:c="2"/>margin-bottom: 24px;</text:p>
      <text:p text:style-name="P5028"><text:s text:c="2"/>color: var(--ui-tertiary);</text:p>
      <text:p text:style-name="P5029"><text:s text:c="2"/>text-transform: uppercase;</text:p>
      <text:p text:style-name="P5030">}</text:p>
      <text:p text:style-name="P5031"/>
      <text:p text:style-name="P5032">.intro-title::before {</text:p>
      <text:p text:style-name="P5033"><text:s text:c="2"/>content: "&gt; ";</text:p>
      <text:p text:style-name="P5034"><text:s text:c="2"/>color: var(--color-secondary);</text:p>
      <text:p text:style-name="P5035">}</text:p>
      <text:p text:style-name="P5036"/>
      <text:p text:style-name="P5037">.event-banner {</text:p>
      <text:p text:style-name="P5038"><text:s text:c="2"/>position: fixed;</text:p>
      <text:p text:style-name="P5039"><text:s text:c="2"/>top: 0;</text:p>
      <text:p text:style-name="P5040"><text:s text:c="2"/>left: 0;</text:p>
      <text:p text:style-name="P5041"><text:s text:c="2"/>width: 100%;</text:p>
      <text:p text:style-name="P5042"><text:s text:c="2"/>padding: 8px 10px;</text:p>
      <text:p text:style-name="P5043"><text:s text:c="2"/>text-align: center;</text:p>
      <text:p text:style-name="P5044"><text:s text:c="2"/>font-size: 13px;</text:p>
      <text:p text:style-name="P5045"><text:s text:c="2"/>letter-spacing: 0.4px;</text:p>
      <text:p text:style-name="P5046"><text:s text:c="2"/>background: rgba(140, 0, 0, 0.92);</text:p>
      <text:p text:style-name="P5047"><text:s text:c="2"/>color: #fff;</text:p>
      <text:p text:style-name="P5048"><text:s text:c="2"/>z-index: 9999;</text:p>
      <text:p text:style-name="P5049"><text:s text:c="2"/>user-select: none;</text:p>
      <text:p text:style-name="P5050">}</text:p>
      <text:p text:style-name="P5051"/>
      <text:p text:style-name="P5052">.hidden {</text:p>
      <text:p text:style-name="P5053"><text:s text:c="2"/>display: none;</text:p>
      <text:p text:style-name="P5054">}</text:p>
      <text:p text:style-name="P5055"/>
      <text:p text:style-name="P5056"/>
      <text:p text:style-name="P5057">/* =========================================================</text:p>
      <text:p text:style-name="P5058"><text:s text:c="3"/>8. TERMINAL LAYOUT</text:p>
      <text:p text:style-name="P5059">========================================================= */</text:p>
      <text:p text:style-name="P5060"/>
      <text:p text:style-name="P5061">.terminal {</text:p>
      <text:p text:style-name="P5062"><text:s text:c="2"/>position: fixed;</text:p>
      <text:p text:style-name="P5063"><text:s text:c="2"/>inset: 0;</text:p>
      <text:p text:style-name="P5064"><text:s text:c="2"/>margin: auto;</text:p>
      <text:p text:style-name="P5065"><text:s text:c="2"/>width: min(92vw, 880px);</text:p>
      <text:p text:style-name="P5066"><text:s text:c="2"/>min-width: 320px;</text:p>
      <text:p text:style-name="P5067"><text:s text:c="2"/>height: min(60dvh, 700px);</text:p>
      <text:p text:style-name="P5068"><text:s text:c="2"/>max-height: 90vh;</text:p>
      <text:p text:style-name="P5069"/>
      <text:p text:style-name="P5070"><text:s text:c="2"/>background: rgba(14, 18, 14, 0.48);</text:p>
      <text:p text:style-name="P5071"><text:s text:c="2"/>border: 1px solid rgba(255, 255, 255, 0.06);</text:p>
      <text:p text:style-name="P5072"><text:s text:c="2"/>backdrop-filter: blur(10px);</text:p>
      <text:p text:style-name="P5073"/>
      <text:p text:style-name="P5074"><text:s text:c="2"/>display: flex;</text:p>
      <text:p text:style-name="P5075"><text:s text:c="2"/>flex-direction: column;</text:p>
      <text:p text:style-name="P5076"/>
      <text:p text:style-name="P5077"><text:s text:c="2"/>box-shadow: 0 40px 120px rgba(0, 0, 0, 0.85);</text:p>
      <text:p text:style-name="P5078"><text:s text:c="2"/>z-index: 10;</text:p>
      <text:p text:style-name="P5079"/>
      <text:p text:style-name="P5080"><text:s text:c="2"/>opacity: 0;</text:p>
      <text:p text:style-name="P5081"><text:s text:c="2"/>transition: opacity 0.4s ease;</text:p>
      <text:p text:style-name="P5082">}</text:p>
      <text:p text:style-name="P5083"/>
      <text:p text:style-name="P5084">.terminal.open {</text:p>
      <text:p text:style-name="P5085"><text:s text:c="2"/>opacity: 1;</text:p>
      <text:p text:style-name="P5086">}</text:p>
      <text:p text:style-name="P5087"/>
      <text:p text:style-name="P5088">.terminal-header {</text:p>
      <text:p text:style-name="P5089"><text:s text:c="2"/>height: 36px;</text:p>
      <text:p text:style-name="P5090"><text:s text:c="2"/>display: flex;</text:p>
      <text:p text:style-name="P5091"><text:s text:c="2"/>align-items: center;</text:p>
      <text:p text:style-name="P5092"><text:s text:c="2"/>padding: 0 12px;</text:p>
      <text:p text:style-name="P5093"><text:s text:c="2"/>font-size: var(--terminal-header-font);</text:p>
      <text:p text:style-name="P5094"><text:s text:c="2"/>color: rgba(220, 220, 220, 0.75);</text:p>
      <text:p text:style-name="P5095"><text:s text:c="2"/>border-bottom: 1px solid rgba(0, 0, 0, 0.6);</text:p>
      <text:p text:style-name="P5096">}</text:p>
      <text:p text:style-name="P5097"/>
      <text:p text:style-name="P5098">.terminal-title {</text:p>
      <text:p text:style-name="P5099"><text:s text:c="2"/>flex: 1;</text:p>
      <text:p text:style-name="P5100"><text:s text:c="2"/>text-align: center;</text:p>
      <text:p text:style-name="P5101"><text:s text:c="2"/>white-space: nowrap;</text:p>
      <text:p text:style-name="P5102"><text:s text:c="2"/>overflow: hidden;</text:p>
      <text:p text:style-name="P5103"><text:s text:c="2"/>text-overflow: ellipsis;</text:p>
      <text:p text:style-name="P5104">}</text:p>
      <text:p text:style-name="P5105"/>
      <text:p text:style-name="P5106">.terminal-body {</text:p>
      <text:p text:style-name="P5107"><text:s text:c="2"/>flex: 1;</text:p>
      <text:p text:style-name="P5108"><text:s text:c="2"/>min-height: 0;</text:p>
      <text:p text:style-name="P5109"><text:s text:c="2"/>overflow-y: auto;</text:p>
      <text:p text:style-name="P5110"><text:s text:c="2"/>font-size: var(--terminal-font);</text:p>
      <text:p text:style-name="P5111"><text:s text:c="2"/>line-height: 1.55;</text:p>
      <text:p text:style-name="P5112"><text:s text:c="2"/>color: #e8e8e8;</text:p>
      <text:p text:style-name="P5113">}</text:p>
      <text:p text:style-name="P5114"/>
      <text:p text:style-name="P5115">.terminal-output {</text:p>
      <text:p text:style-name="P5116"><text:s text:c="2"/>padding: 12px 18px 40px 18px;</text:p>
      <text:p text:style-name="P5117">}</text:p>
      <text:p text:style-name="P5118"/>
      <text:p text:style-name="P5119">.term-line {</text:p>
      <text:p text:style-name="P5120"><text:s text:c="2"/>margin: 0;</text:p>
      <text:p text:style-name="P5121"><text:s text:c="2"/>white-space: pre-wrap;</text:p>
      <text:p text:style-name="P5122"><text:s text:c="2"/>line-height: 1.4;</text:p>
      <text:p text:style-name="P5123">}</text:p>
      <text:p text:style-name="P5124"/>
      <text:p text:style-name="P5125">/* Terminal colors */</text:p>
      <text:p text:style-name="P5126">.userhost { color: #00ff00; }</text:p>
      <text:p text:style-name="P5127">.colon { color: #fff; }</text:p>
      <text:p text:style-name="P5128">.path { color: #4da6ff; }</text:p>
      <text:p text:style-name="P5129">.symbol { color: #fff; }</text:p>
      <text:p text:style-name="P5130">.output { color: #ddd; }</text:p>
      <text:p text:style-name="P5131">.error { color: var(--color-error); }</text:p>
      <text:p text:style-name="P5132"/>
      <text:p text:style-name="P5133">.cursor {</text:p>
      <text:p text:style-name="P5134"><text:s text:c="2"/>display: inline-block;</text:p>
      <text:p text:style-name="P5135"><text:s text:c="2"/>width: 8px;</text:p>
      <text:p text:style-name="P5136"><text:s text:c="2"/>height: 1em;</text:p>
      <text:p text:style-name="P5137"><text:s text:c="2"/>background: #e8e8e8;</text:p>
      <text:p text:style-name="P5138"><text:s text:c="2"/>margin-left: 2px;</text:p>
      <text:p text:style-name="P5139"><text:s text:c="2"/>transform: translateY(0.15em);</text:p>
      <text:p text:style-name="P5140">}</text:p>
      <text:p text:style-name="P5141"/>
      <text:p text:style-name="P5142">/* =========================================================</text:p>
      <text:p text:style-name="P5143"><text:s text:c="3"/>9. HEADER</text:p>
      <text:p text:style-name="P5144">========================================================= */</text:p>
      <text:p text:style-name="P5145"/>
      <text:p text:style-name="P5146">.site-header{</text:p>
      <text:p text:style-name="P5147">border-bottom:1px solid rgba(255,255,255,0.08);</text:p>
      <text:p text:style-name="P5148">background:#050505;</text:p>
      <text:p text:style-name="P5149">}</text:p>
      <text:p text:style-name="P5150"/>
      <text:p text:style-name="P5151">.header-inner{</text:p>
      <text:p text:style-name="P5152">max-width:900px;</text:p>
      <text:p text:style-name="P5153">margin:auto;</text:p>
      <text:p text:style-name="P5154">padding:16px 24px;</text:p>
      <text:p text:style-name="P5155">display:flex;</text:p>
      <text:p text:style-name="P5156">justify-content:space-between;</text:p>
      <text:p text:style-name="P5157">align-items:center;</text:p>
      <text:p text:style-name="P5158">}</text:p>
      <text:p text:style-name="P5159"/>
      <text:p text:style-name="P5160">.header-brand{</text:p>
      <text:p text:style-name="P5161">font-size:14px;</text:p>
      <text:p text:style-name="P5162">letter-spacing:1px;</text:p>
      <text:p text:style-name="P5163">color:#e6e6e6;</text:p>
      <text:p text:style-name="P5164">}</text:p>
      <text:p text:style-name="P5165"/>
      <text:p text:style-name="P5166">.header-nav{</text:p>
      <text:p text:style-name="P5167">font-size:13px;</text:p>
      <text:p text:style-name="P5168">}</text:p>
      <text:p text:style-name="P5169"/>
      <text:p text:style-name="P5170">.header-nav a{</text:p>
      <text:p text:style-name="P5171">color:#4da6ff;</text:p>
      <text:p text:style-name="P5172">text-decoration:none;</text:p>
      <text:p text:style-name="P5173">}</text:p>
      <text:p text:style-name="P5174"/>
      <text:p text:style-name="P5175">.header-nav a:hover{</text:p>
      <text:p text:style-name="P5176">text-decoration:underline;</text:p>
      <text:p text:style-name="P5177">}</text:p>
      <text:p text:style-name="P5178"/>
      <text:p text:style-name="P5179">.header-separator{</text:p>
      <text:p text:style-name="P5180">margin:0 6px;</text:p>
      <text:p text:style-name="P5181">opacity:0.5;</text:p>
      <text:p text:style-name="P5182">}</text:p>
      <text:p text:style-name="P5183"/>
      <text:p text:style-name="P5184">/* =========================================================</text:p>
      <text:p text:style-name="P5185"><text:s text:c="3"/>9. FOOTER</text:p>
      <text:p text:style-name="P5186">========================================================= */</text:p>
      <text:p text:style-name="P5187"/>
      <text:p text:style-name="P5188">.site-footer {</text:p>
      <text:p text:style-name="P5189"><text:s text:c="2"/>position: fixed;</text:p>
      <text:p text:style-name="P5190"><text:s text:c="2"/>bottom: 12px;</text:p>
      <text:p text:style-name="P5191"><text:s text:c="2"/>width: 100%;</text:p>
      <text:p text:style-name="P5192"><text:s text:c="2"/>text-align: center;</text:p>
      <text:p text:style-name="P5193"><text:s text:c="2"/>font-family: 'IBM Plex Mono', monospace;</text:p>
      <text:p text:style-name="P5194"><text:s text:c="2"/>font-size: 12px;</text:p>
      <text:p text:style-name="P5195"><text:s text:c="2"/>color: rgba(255,255,255,0.35);</text:p>
      <text:p text:style-name="P5196"><text:s text:c="2"/>pointer-events: none;</text:p>
      <text:p text:style-name="P5197"><text:s text:c="2"/>z-index: 30;</text:p>
      <text:p text:style-name="P5198">}</text:p>
      <text:p text:style-name="P5199"/>
      <text:p text:style-name="P5200">.footer-inner {</text:p>
      <text:p text:style-name="P5201"><text:s text:c="2"/>letter-spacing: 0.08em;</text:p>
      <text:p text:style-name="P5202">}</text:p>
      <text:p text:style-name="P5203"/>
      <text:p text:style-name="P5204">.footer-separator {</text:p>
      <text:p text:style-name="P5205"><text:s text:c="2"/>margin: 0 8px;</text:p>
      <text:p text:style-name="P5206"><text:s text:c="2"/>opacity: 0.4;</text:p>
      <text:p text:style-name="P5207">}</text:p>
      <text:p text:style-name="P5208"/>
      <text:p text:style-name="P5209">.site-footer a {</text:p>
      <text:p text:style-name="P5210">pointer-events: auto;</text:p>
      <text:p text:style-name="P5211">}</text:p>
      <text:p text:style-name="P5212"/>
      <text:p text:style-name="P5213">.about-node403{</text:p>
      <text:p text:style-name="P5214">position:absolute;</text:p>
      <text:p text:style-name="P5215">left:-9999px;</text:p>
      <text:p text:style-name="P5216">width:1px;</text:p>
      <text:p text:style-name="P5217">height:1px;</text:p>
      <text:p text:style-name="P5218">overflow:hidden;</text:p>
      <text:p text:style-name="P5219">}</text:p>
      <text:p text:style-name="P5220"/>
      <text:p text:style-name="P5221">/* =========================================================</text:p>
      <text:p text:style-name="P5222"><text:s text:c="3"/>10. RESPONSIVE / TV SCALE (TOKENS ONLY)</text:p>
      <text:p text:style-name="P5223">========================================================= */</text:p>
      <text:p text:style-name="P5224"/>
      <text:p text:style-name="P5225">@media (max-width: 768px) {</text:p>
      <text:p text:style-name="P5226"><text:s text:c="2"/>.terminal {</text:p>
      <text:p text:style-name="P5227"><text:s text:c="4"/>width: 92vw;</text:p>
      <text:p text:style-name="P5228"><text:s text:c="4"/>height: 60vh;</text:p>
      <text:p text:style-name="P5229"><text:s text:c="2"/>}</text:p>
      <text:p text:style-name="P5230">}</text:p>
      <text:p text:style-name="P5231"/>
      <text:p text:style-name="P5232">@media (max-width: 768px) {</text:p>
      <text:p text:style-name="P5233"><text:s text:c="2"/>.site-footer {</text:p>
      <text:p text:style-name="P5234"><text:s text:c="4"/>position: absolute;</text:p>
      <text:p text:style-name="P5235"><text:s text:c="4"/>bottom: 70px; </text:p>
      <text:p text:style-name="P5236"><text:s text:c="4"/>left: 0;</text:p>
      <text:p text:style-name="P5237"><text:s text:c="4"/>right: 0;</text:p>
      <text:p text:style-name="P5238"><text:s text:c="4"/>z-index: 20;</text:p>
      <text:p text:style-name="P5239"><text:s text:c="2"/>}</text:p>
      <text:p text:style-name="P5240">}</text:p>
      <text:p text:style-name="P5241"/>
      <text:p text:style-name="P5242">@media (max-width: 768px) {</text:p>
      <text:p text:style-name="P5243"/>
      <text:p text:style-name="P5244"><text:s text:c="2"/>.fullscreen-page-btn,</text:p>
      <text:p text:style-name="P5245"><text:s text:c="2"/>.back-button {</text:p>
      <text:p text:style-name="P5246"><text:s text:c="4"/>bottom: 16px;</text:p>
      <text:p text:style-name="P5247"><text:s text:c="4"/>min-width: auto;</text:p>
      <text:p text:style-name="P5248"><text:s text:c="4"/>padding: 10px 14px;</text:p>
      <text:p text:style-name="P5249"><text:s text:c="4"/>font-size: 12px;</text:p>
      <text:p text:style-name="P5250"><text:s text:c="2"/>}</text:p>
      <text:p text:style-name="P5251"/>
      <text:p text:style-name="P5252"><text:s text:c="2"/>.fullscreen-page-btn {</text:p>
      <text:p text:style-name="P5253"><text:s text:c="4"/>left: 16px;</text:p>
      <text:p text:style-name="P5254"><text:s text:c="2"/>}</text:p>
      <text:p text:style-name="P5255"/>
      <text:p text:style-name="P5256"><text:s text:c="2"/>.back-button {</text:p>
      <text:p text:style-name="P5257"><text:s text:c="4"/>right: 16px;</text:p>
      <text:p text:style-name="P5258"><text:s text:c="2"/>}</text:p>
      <text:p text:style-name="P5259"/>
      <text:p text:style-name="P5260">}</text:p>
      <text:p text:style-name="P5261"/>
      <text:p text:style-name="P5262">@media (min-width: 1600px) {</text:p>
      <text:p text:style-name="P5263"><text:s text:c="2"/>:root {</text:p>
      <text:p text:style-name="P5264"><text:s text:c="4"/>--terminal-font: 18px;</text:p>
      <text:p text:style-name="P5265"><text:s text:c="4"/>--terminal-header-font: 16px;</text:p>
      <text:p text:style-name="P5266"><text:s text:c="4"/>--status-font: 13px;</text:p>
      <text:p text:style-name="P5267"/>
      <text:p text:style-name="P5268"><text:s text:c="4"/>/* verhouding gebaseerd op 1800 */</text:p>
      <text:p text:style-name="P5269"><text:s text:c="4"/>--btn-font: 13px; <text:s text:c="7"/>/* ~70% van 18 */</text:p>
      <text:p text:style-name="P5270"><text:s text:c="4"/>--enter-font: 16px; <text:s text:c="5"/>/* ~90% van 18 */</text:p>
      <text:p text:style-name="P5271"/>
      <text:p text:style-name="P5272"><text:s text:c="4"/>--ui-btn-padding: 10px 18px;</text:p>
      <text:p text:style-name="P5273"><text:s text:c="4"/>--enter-padding: 18px 36px;</text:p>
      <text:p text:style-name="P5274"/>
      <text:p text:style-name="P5275"><text:s text:c="4"/>--intro-title-font: 22px; /* ~120% van 18 */</text:p>
      <text:p text:style-name="P5276"><text:s text:c="2"/>}</text:p>
      <text:p text:style-name="P5277"/>
      <text:p text:style-name="P5278"><text:s text:c="2"/>.terminal {</text:p>
      <text:p text:style-name="P5279"><text:s text:c="4"/>width: min(90vw, 1100px);</text:p>
      <text:p text:style-name="P5280"><text:s text:c="4"/>height: min(70vh, 820px);</text:p>
      <text:p text:style-name="P5281"><text:s text:c="2"/>}</text:p>
      <text:p text:style-name="P5282"/>
      <text:p text:style-name="P5283"><text:s text:c="2"/>.terminal-header {</text:p>
      <text:p text:style-name="P5284"><text:s text:c="4"/>height: 48px;</text:p>
      <text:p text:style-name="P5285"><text:s text:c="2"/>}</text:p>
      <text:p text:style-name="P5286"/>
      <text:p text:style-name="P5287"><text:s text:c="2"/>canvas {</text:p>
      <text:p text:style-name="P5288"><text:s text:c="4"/>transform: scale(1.2);</text:p>
      <text:p text:style-name="P5289"><text:s text:c="4"/>transform-origin: top left;</text:p>
      <text:p text:style-name="P5290"/>
      <text:p text:style-name="P5291"><text:s text:c="2"/>}</text:p>
      <text:p text:style-name="P5292">}</text:p>
      <text:p text:style-name="P5293"/>
      <text:p text:style-name="P5294"/>
      <text:p text:style-name="P5295">@media (min-width: 1800px) {</text:p>
      <text:p text:style-name="P5296"><text:s text:c="2"/>:root {</text:p>
      <text:p text:style-name="P5297"><text:s text:c="4"/>--terminal-font: 20px;</text:p>
      <text:p text:style-name="P5298"><text:s text:c="4"/>--terminal-header-font: 16px;</text:p>
      <text:p text:style-name="P5299"><text:s text:c="4"/>--status-font: 14px;</text:p>
      <text:p text:style-name="P5300"/>
      <text:p text:style-name="P5301"><text:s text:c="4"/>--btn-font: 14px;</text:p>
      <text:p text:style-name="P5302"><text:s text:c="4"/>--enter-font: 18px;</text:p>
      <text:p text:style-name="P5303"/>
      <text:p text:style-name="P5304"><text:s text:c="4"/>--intro-title-font: 24px;</text:p>
      <text:p text:style-name="P5305"><text:s text:c="2"/>}</text:p>
      <text:p text:style-name="P5306"/>
      <text:p text:style-name="P5307"><text:s text:c="2"/>.terminal {</text:p>
      <text:p text:style-name="P5308"><text:s text:c="4"/>width: min(88vw, 1300px);</text:p>
      <text:p text:style-name="P5309"><text:s text:c="4"/>height: min(75vh, 900px);</text:p>
      <text:p text:style-name="P5310"><text:s text:c="2"/>}</text:p>
      <text:p text:style-name="P5311">}</text:p>
      <text:p text:style-name="P5312"/>
      <text:p text:style-name="P5313"/>
      <text:p text:style-name="P5314">@media (min-width: 2400px) {</text:p>
      <text:p text:style-name="P5315"><text:s text:c="2"/>:root {</text:p>
      <text:p text:style-name="P5316"><text:s text:c="4"/>--terminal-font: 22px;</text:p>
      <text:p text:style-name="P5317"><text:s text:c="4"/>--terminal-header-font: 18px;</text:p>
      <text:p text:style-name="P5318"><text:s text:c="4"/>--status-font: 16px;</text:p>
      <text:p text:style-name="P5319"/>
      <text:p text:style-name="P5320"><text:s text:c="4"/>/* zelfde verhouding doortrekken */</text:p>
      <text:p text:style-name="P5321"><text:s text:c="4"/>--btn-font: 15px; <text:s text:c="7"/>/* ~70% van 22 */</text:p>
      <text:p text:style-name="P5322"><text:s text:c="4"/>--enter-font: 20px; <text:s text:c="5"/>/* ~90% van 22 */</text:p>
      <text:p text:style-name="P5323"/>
      <text:p text:style-name="P5324"><text:s text:c="4"/>--intro-title-font: 26px; /* ~120% van 22 */</text:p>
      <text:p text:style-name="P5325"><text:s text:c="2"/>}</text:p>
      <text:p text:style-name="P5326"/>
      <text:p text:style-name="P5327"><text:s text:c="2"/>canvas {</text:p>
      <text:p text:style-name="P5328"><text:s text:c="4"/>transform: scale(1.8);</text:p>
      <text:p text:style-name="P5329"><text:s text:c="4"/>transform-origin: top left;</text:p>
      <text:p text:style-name="P5330"><text:s text:c="2"/>}</text:p>
      <text:p text:style-name="P5331">}</text:p>
      <text:p text:style-name="P5332"/>
      <text:p text:style-name="P5333"/>
      <text:p text:style-name="P5334">@media (min-width: 2600px) {</text:p>
      <text:p text:style-name="P5335"><text:s text:c="2"/>:root {</text:p>
      <text:p text:style-name="P5336"><text:s text:c="4"/>--terminal-font: 26px;</text:p>
      <text:p text:style-name="P5337"><text:s text:c="4"/>--terminal-header-font: 20px;</text:p>
      <text:p text:style-name="P5338"><text:s text:c="4"/>--status-font: 18px;</text:p>
      <text:p text:style-name="P5339"/>
      <text:p text:style-name="P5340"><text:s text:c="4"/>/* zelfde verhouding */</text:p>
      <text:p text:style-name="P5341"><text:s text:c="4"/>--btn-font: 18px; <text:s text:c="7"/>/* ~70% van 26 */</text:p>
      <text:p text:style-name="P5342"><text:s text:c="4"/>--enter-font: 23px; <text:s text:c="5"/>/* ~90% van 26 */</text:p>
      <text:p text:style-name="P5343"/>
      <text:p text:style-name="P5344"><text:s text:c="4"/>--intro-title-font: 31px; /* ~120% van 26 */</text:p>
      <text:p text:style-name="P5345"><text:s text:c="2"/>}</text:p>
      <text:p text:style-name="P5346"/>
      <text:p text:style-name="P5347"><text:s text:c="2"/>.terminal {</text:p>
      <text:p text:style-name="P5348"><text:s text:c="4"/>width: min(85vw, 1600px);</text:p>
      <text:p text:style-name="P5349"><text:s text:c="4"/>height: min(80vh, 1100px);</text:p>
      <text:p text:style-name="P5350"><text:s text:c="2"/>}</text:p>
      <text:p text:style-name="P5351">}</text:p>
      <text:h text:style-name="Heading_20_1" text:outline-level="1"><text:bookmark-start text:name="bestand-.templatesfooter-index.php"/>BESTAND: ./templates/footer-index.php<text:bookmark-end text:name="bestand-.templatesfooter-index.php"/></text:h>
      <text:p text:style-name="P5352">&lt;footer class="site-footer"&gt;</text:p>
      <text:p text:style-name="P5353"/>
      <text:p text:style-name="P5354">&lt;div class="footer-inner"&gt;</text:p>
      <text:p text:style-name="P5355"/>
      <text:p text:style-name="P5356">&lt;span class="footer-brand"&gt;© 2026 Node403&lt;/span&gt;</text:p>
      <text:p text:style-name="P5357"/>
      <text:p text:style-name="P5358">&lt;span class="footer-separator"&gt;·&lt;/span&gt;</text:p>
      <text:p text:style-name="P5359">&lt;a href="./about.php"&gt;About&lt;/a&gt;</text:p>
      <text:p text:style-name="P5360"/>
      <text:p text:style-name="P5361">&lt;span class="footer-separator"&gt;·&lt;/span&gt;</text:p>
      <text:p text:style-name="P5362">&lt;a href="./privacy.php"&gt;Privacy&lt;/a&gt;</text:p>
      <text:p text:style-name="P5363"/>
      <text:p text:style-name="P5364">&lt;span class="footer-separator"&gt;·&lt;/span&gt;</text:p>
      <text:p text:style-name="P5365">&lt;a href="./contact.php"&gt;Contact&lt;/a&gt;</text:p>
      <text:p text:style-name="P5366"/>
      <text:p text:style-name="P5367">&lt;span class="footer-separator"&gt;·&lt;/span&gt;</text:p>
      <text:p text:style-name="P5368">&lt;a href="https://buymeacoffee.com/node403" target="_blank" rel="noopener"&gt;</text:p>
      <text:p text:style-name="P5369">Buy me a coffee ☕</text:p>
      <text:p text:style-name="P5370">&lt;/a&gt;</text:p>
      <text:p text:style-name="P5371"/>
      <text:p text:style-name="P5372">&lt;span class="footer-separator"&gt;·&lt;/span&gt;</text:p>
      <text:p text:style-name="P5373"/>
      <text:p text:style-name="P5374">&lt;span class="footer-credit"&gt;Built by S. Veenstra&lt;/span&gt;</text:p>
      <text:p text:style-name="P5375"/>
      <text:p text:style-name="P5376">&lt;/div&gt;</text:p>
      <text:p text:style-name="P5377"/>
      <text:p text:style-name="P5378">&lt;/footer&gt;</text:p>
      <text:h text:style-name="Heading_20_1" text:outline-level="1"><text:bookmark-start text:name="bestand-.templatesfooter.php"/>BESTAND: ./templates/footer.php<text:bookmark-end text:name="bestand-.templatesfooter.php"/></text:h>
      <text:p text:style-name="P5379">&lt;footer class="site-footer"&gt;</text:p>
      <text:p text:style-name="P5380"/>
      <text:p text:style-name="P5381">&lt;div class="footer-inner"&gt;</text:p>
      <text:p text:style-name="P5382"/>
      <text:p text:style-name="P5383">&lt;span class="footer-brand"&gt;© 2026 Node403&lt;/span&gt;</text:p>
      <text:p text:style-name="P5384"/>
      <text:p text:style-name="P5385">&lt;span class="footer-separator"&gt;·&lt;/span&gt;</text:p>
      <text:p text:style-name="P5386"/>
      <text:p text:style-name="P5387">&lt;a href="https://buymeacoffee.com/node403" target="_blank" rel="noopener"&gt;</text:p>
      <text:p text:style-name="P5388">Buy me a coffee ☕</text:p>
      <text:p text:style-name="P5389">&lt;/a&gt;</text:p>
      <text:p text:style-name="P5390"/>
      <text:p text:style-name="P5391">&lt;span class="footer-separator"&gt;·&lt;/span&gt;</text:p>
      <text:p text:style-name="P5392"/>
      <text:p text:style-name="P5393">&lt;span class="footer-credit"&gt;Built by S. Veenstra&lt;/span&gt;</text:p>
      <text:p text:style-name="P5394"/>
      <text:p text:style-name="P5395">&lt;/div&gt;</text:p>
      <text:p text:style-name="P5396"/>
      <text:p text:style-name="P5397">&lt;/footer&gt;</text:p>
      <text:h text:style-name="Heading_20_1" text:outline-level="1"><text:bookmark-start text:name="bestand-.templatesheader.php"/>BESTAND: ./templates/header.php<text:bookmark-end text:name="bestand-.templatesheader.php"/></text:h>
      <text:p text:style-name="P5398">&lt;?php</text:p>
      <text:p text:style-name="P5399">require_once __DIR__ . '/../api/log-visitor.php';</text:p>
      <text:p text:style-name="P5400">?&gt;</text:p>
      <text:p text:style-name="P5401"/>
      <text:p text:style-name="P5402">&lt;header class="site-header"&gt;</text:p>
      <text:p text:style-name="P5403"/>
      <text:p text:style-name="P5404"><text:s text:c="2"/>&lt;div class="header-inner"&gt;</text:p>
      <text:p text:style-name="P5405"/>
      <text:p text:style-name="P5406"><text:s text:c="4"/>&lt;div class="header-brand"&gt;</text:p>
      <text:p text:style-name="P5407"><text:s text:c="6"/>Node403</text:p>
      <text:p text:style-name="P5408"><text:s text:c="4"/>&lt;/div&gt;</text:p>
      <text:p text:style-name="P5409"/>
      <text:p text:style-name="P5410"><text:s text:c="4"/>&lt;nav class="header-nav"&gt;</text:p>
      <text:p text:style-name="P5411"><text:s text:c="6"/>&lt;a href="/"&gt;Home&lt;/a&gt;</text:p>
      <text:p text:style-name="P5412"><text:s text:c="6"/>&lt;span class="header-separator"&gt;·&lt;/span&gt;</text:p>
      <text:p text:style-name="P5413"/>
      <text:p text:style-name="P5414"><text:s text:c="6"/>&lt;a href="./about.php"&gt;About&lt;/a&gt;</text:p>
      <text:p text:style-name="P5415"><text:s text:c="6"/>&lt;span class="header-separator"&gt;·&lt;/span&gt;</text:p>
      <text:p text:style-name="P5416"/>
      <text:p text:style-name="P5417"><text:s text:c="6"/>&lt;a href="./privacy.php"&gt;Privacy&lt;/a&gt;</text:p>
      <text:p text:style-name="P5418"><text:s text:c="6"/>&lt;span class="header-separator"&gt;·&lt;/span&gt;</text:p>
      <text:p text:style-name="P5419"/>
      <text:p text:style-name="P5420"><text:s text:c="6"/>&lt;a href="./contact.php"&gt;Contact&lt;/a&gt;</text:p>
      <text:p text:style-name="P5421"><text:s text:c="4"/>&lt;/nav&gt;</text:p>
      <text:p text:style-name="P5422"/>
      <text:p text:style-name="P5423"><text:s text:c="2"/>&lt;/div&gt;</text:p>
      <text:p text:style-name="P5424"/>
      <text:p text:style-name="P5425">&lt;/header&gt;</text:p>
      <text:h text:style-name="Heading_20_1" text:outline-level="1"><text:bookmark-start text:name="bestand-.uibindresize.js"/>BESTAND: ./ui/bindResize.js<text:bookmark-end text:name="bestand-.uibindresize.js"/></text:h>
      <text:p text:style-name="P5426">// ui/bindResize.js</text:p>
      <text:p text:style-name="P5427">import { createResizeHandler } from "./resize.js";</text:p>
      <text:p text:style-name="P5428"/>
      <text:p text:style-name="P5429">export function bindResize({ canvas, ctx, curtainEngine, matrixEngine, randFloat }) {</text:p>
      <text:p text:style-name="P5430"><text:s text:c="2"/>const resize = createResizeHandler({</text:p>
      <text:p text:style-name="P5431"><text:s text:c="4"/>canvas,</text:p>
      <text:p text:style-name="P5432"><text:s text:c="4"/>ctx,</text:p>
      <text:p text:style-name="P5433"><text:s text:c="4"/>curtainEngine,</text:p>
      <text:p text:style-name="P5434"><text:s text:c="4"/>randFloat,</text:p>
      <text:p text:style-name="P5435"/>
      <text:p text:style-name="P5436"><text:s text:c="4"/>getMatrixFontSize: () =&gt; matrixEngine.getLayout().matrixFontSize,</text:p>
      <text:p text:style-name="P5437"><text:s text:c="4"/>getCurtainColumnSpacing: () =&gt; matrixEngine.getLayout().curtainColumnSpacing,</text:p>
      <text:p text:style-name="P5438"/>
      <text:p text:style-name="P5439"><text:s text:c="4"/>setCurtainColumns: (v) =&gt; {</text:p>
      <text:p text:style-name="P5440"><text:s text:c="6"/>const layout = matrixEngine.getLayout();</text:p>
      <text:p text:style-name="P5441"><text:s text:c="6"/>matrixEngine.setColumns(layout.matrixColumns, layout.introColumns, v);</text:p>
      <text:p text:style-name="P5442"><text:s text:c="4"/>},</text:p>
      <text:p text:style-name="P5443"><text:s text:c="4"/>setMatrixColumns: (v) =&gt; {</text:p>
      <text:p text:style-name="P5444"><text:s text:c="6"/>const layout = matrixEngine.getLayout();</text:p>
      <text:p text:style-name="P5445"><text:s text:c="6"/>matrixEngine.setColumns(v, layout.introColumns, layout.curtainColumns);</text:p>
      <text:p text:style-name="P5446"><text:s text:c="4"/>},</text:p>
      <text:p text:style-name="P5447"><text:s text:c="4"/>setIntroColumns: (v) =&gt; {</text:p>
      <text:p text:style-name="P5448"><text:s text:c="6"/>const layout = matrixEngine.getLayout();</text:p>
      <text:p text:style-name="P5449"><text:s text:c="6"/>matrixEngine.setColumns(layout.matrixColumns, v, layout.curtainColumns);</text:p>
      <text:p text:style-name="P5450"><text:s text:c="4"/>},</text:p>
      <text:p text:style-name="P5451"/>
      <text:p text:style-name="P5452"><text:s text:c="4"/>setMatrixState: (state) =&gt; {</text:p>
      <text:p text:style-name="P5453"><text:s text:c="6"/>matrixEngine.setState(state);</text:p>
      <text:p text:style-name="P5454"><text:s text:c="4"/>}</text:p>
      <text:p text:style-name="P5455"><text:s text:c="2"/>});</text:p>
      <text:p text:style-name="P5456"/>
      <text:p text:style-name="P5457"><text:s text:c="2"/>window.addEventListener("resize", resize);</text:p>
      <text:p text:style-name="P5458"><text:s text:c="2"/>requestAnimationFrame(() =&gt; resize());</text:p>
      <text:p text:style-name="P5459"/>
      <text:p text:style-name="P5460"><text:s text:c="2"/>return resize;</text:p>
      <text:p text:style-name="P5461">}</text:p>
      <text:h text:style-name="Heading_20_1" text:outline-level="1"><text:bookmark-start text:name="bestand-.uibinduieffects.js"/>BESTAND: ./ui/bindUIEffects.js<text:bookmark-end text:name="bestand-.uibinduieffects.js"/></text:h>
      <text:p text:style-name="P5462">// ui/bindUIEffects.js</text:p>
      <text:p text:style-name="P5463">import { bindVisibilitySpike } from "./visibilitySpike.js";</text:p>
      <text:p text:style-name="P5464"/>
      <text:p text:style-name="P5465">export function bindUIEffects({ PHASE, randFloat, renderState }) {</text:p>
      <text:p text:style-name="P5466"><text:s text:c="2"/>bindVisibilitySpike({ PHASE, randFloat, renderState });</text:p>
      <text:p text:style-name="P5467">}</text:p>
      <text:h text:style-name="Heading_20_1" text:outline-level="1"><text:bookmark-start text:name="bestand-.uidom.js"/>BESTAND: ./ui/dom.js<text:bookmark-end text:name="bestand-.uidom.js"/></text:h>
      <text:p text:style-name="P5468">export function initDOM() {</text:p>
      <text:p text:style-name="P5469"/>
      <text:p text:style-name="P5470"><text:s text:c="2"/>const canvas = document.getElementById("matrix");</text:p>
      <text:p text:style-name="P5471"><text:s text:c="2"/>const ctx = canvas.getContext("2d");</text:p>
      <text:p text:style-name="P5472"/>
      <text:p text:style-name="P5473"><text:s text:c="2"/>const terminalElement = document.querySelector(".terminal");</text:p>
      <text:p text:style-name="P5474"/>
      <text:p text:style-name="P5475"><text:s text:c="2"/>const introScreen = document.getElementById("introScreen");</text:p>
      <text:p text:style-name="P5476"><text:s text:c="2"/>const backBtn = document.getElementById("backBtn");</text:p>
      <text:p text:style-name="P5477"><text:s text:c="2"/>const enterBtn = document.getElementById("enterBtn");</text:p>
      <text:p text:style-name="P5478"/>
      <text:p text:style-name="P5479"><text:s text:c="2"/>return {</text:p>
      <text:p text:style-name="P5480"><text:s text:c="4"/>canvas,</text:p>
      <text:p text:style-name="P5481"><text:s text:c="4"/>ctx,</text:p>
      <text:p text:style-name="P5482"><text:s text:c="4"/>terminalElement,</text:p>
      <text:p text:style-name="P5483"><text:s text:c="4"/>introScreen,</text:p>
      <text:p text:style-name="P5484"><text:s text:c="4"/>backBtn,</text:p>
      <text:p text:style-name="P5485"><text:s text:c="4"/>enterBtn, </text:p>
      <text:p text:style-name="P5486"><text:s text:c="4"/>fullscreenPageBtn: document.getElementById("fullscreenPageBtn"),</text:p>
      <text:p text:style-name="P5487"><text:s text:c="2"/>};</text:p>
      <text:p text:style-name="P5488">}</text:p>
      <text:p text:style-name="P5489"/>
      <text:p text:style-name="P5490">export function bindUIEvents(dom, handlers) {</text:p>
      <text:p text:style-name="P5491"/>
      <text:p text:style-name="P5492"><text:s text:c="2"/>if (dom.backBtn) {</text:p>
      <text:p text:style-name="P5493"><text:s text:c="4"/>dom.backBtn.addEventListener("click", handlers.onBack);</text:p>
      <text:p text:style-name="P5494"><text:s text:c="2"/>}</text:p>
      <text:p text:style-name="P5495"/>
      <text:p text:style-name="P5496"><text:s text:c="2"/>if (dom.enterBtn) {</text:p>
      <text:p text:style-name="P5497"><text:s text:c="4"/>dom.enterBtn.addEventListener("click", handlers.onEnter);</text:p>
      <text:p text:style-name="P5498"><text:s text:c="2"/>}</text:p>
      <text:p text:style-name="P5499">}</text:p>
      <text:h text:style-name="Heading_20_1" text:outline-level="1"><text:bookmark-start text:name="bestand-.uifullscreen.js"/>BESTAND: ./ui/fullscreen.js<text:bookmark-end text:name="bestand-.uifullscreen.js"/></text:h>
      <text:p text:style-name="P5500">export function initFullscreen(buttonId = "fullscreenPageBtn") {</text:p>
      <text:p text:style-name="P5501"/>
      <text:p text:style-name="P5502"><text:s text:c="2"/>const btn = document.getElementById(buttonId);</text:p>
      <text:p text:style-name="P5503"><text:s text:c="2"/>if (!btn) return;</text:p>
      <text:p text:style-name="P5504"/>
      <text:p text:style-name="P5505"><text:s text:c="2"/>let hideTimeout = null;</text:p>
      <text:p text:style-name="P5506"><text:s text:c="2"/>const HIDE_DELAY = 2000;</text:p>
      <text:p text:style-name="P5507"/>
      <text:p text:style-name="P5508"><text:s text:c="2"/>async function toggleFullscreen() {</text:p>
      <text:p text:style-name="P5509"><text:s text:c="4"/>try {</text:p>
      <text:p text:style-name="P5510"><text:s text:c="6"/>if (!document.fullscreenElement) {</text:p>
      <text:p text:style-name="P5511"><text:s text:c="8"/>await document.documentElement.requestFullscreen();</text:p>
      <text:p text:style-name="P5512"><text:s text:c="6"/>} else {</text:p>
      <text:p text:style-name="P5513"><text:s text:c="8"/>await document.exitFullscreen();</text:p>
      <text:p text:style-name="P5514"><text:s text:c="6"/>}</text:p>
      <text:p text:style-name="P5515"><text:s text:c="4"/>} catch (err) {</text:p>
      <text:p text:style-name="P5516"><text:s text:c="6"/>console.error("Fullscreen error:", err);</text:p>
      <text:p text:style-name="P5517"><text:s text:c="4"/>}</text:p>
      <text:p text:style-name="P5518"><text:s text:c="2"/>}</text:p>
      <text:p text:style-name="P5519"/>
      <text:p text:style-name="P5520"><text:s text:c="2"/>function hideCursor() {</text:p>
      <text:p text:style-name="P5521"><text:s text:c="4"/>document.body.classList.add("cursor-hidden");</text:p>
      <text:p text:style-name="P5522"><text:s text:c="2"/>}</text:p>
      <text:p text:style-name="P5523"/>
      <text:p text:style-name="P5524"><text:s text:c="2"/>function showCursor() {</text:p>
      <text:p text:style-name="P5525"><text:s text:c="4"/>document.body.classList.remove("cursor-hidden");</text:p>
      <text:p text:style-name="P5526"><text:s text:c="2"/>}</text:p>
      <text:p text:style-name="P5527"/>
      <text:p text:style-name="P5528"><text:s text:c="2"/>function resetCursorTimer() {</text:p>
      <text:p text:style-name="P5529"><text:s text:c="4"/>if (!document.fullscreenElement) return;</text:p>
      <text:p text:style-name="P5530"/>
      <text:p text:style-name="P5531"><text:s text:c="4"/>showCursor();</text:p>
      <text:p text:style-name="P5532"/>
      <text:p text:style-name="P5533"><text:s text:c="4"/>if (hideTimeout) clearTimeout(hideTimeout);</text:p>
      <text:p text:style-name="P5534"/>
      <text:p text:style-name="P5535"><text:s text:c="4"/>hideTimeout = setTimeout(() =&gt; {</text:p>
      <text:p text:style-name="P5536"><text:s text:c="6"/>hideCursor();</text:p>
      <text:p text:style-name="P5537"><text:s text:c="4"/>}, HIDE_DELAY);</text:p>
      <text:p text:style-name="P5538"><text:s text:c="2"/>}</text:p>
      <text:p text:style-name="P5539"/>
      <text:p text:style-name="P5540"><text:s text:c="2"/>/* Toggle fullscreen */</text:p>
      <text:p text:style-name="P5541"><text:s text:c="2"/>btn.addEventListener("click", toggleFullscreen);</text:p>
      <text:p text:style-name="P5542"/>
      <text:p text:style-name="P5543"><text:s text:c="2"/>/* Fullscreen state change */</text:p>
      <text:p text:style-name="P5544">document.addEventListener("fullscreenchange", () =&gt; {</text:p>
      <text:p text:style-name="P5545"/>
      <text:p text:style-name="P5546"><text:s text:c="2"/>const isFs = !!document.fullscreenElement;</text:p>
      <text:p text:style-name="P5547"/>
      <text:p text:style-name="P5548"><text:s text:c="2"/>document.body.classList.toggle("is-fullscreen", isFs);</text:p>
      <text:p text:style-name="P5549"/>
      <text:p text:style-name="P5550"><text:s text:c="2"/>const footer = document.querySelector(".site-footer");</text:p>
      <text:p text:style-name="P5551"><text:s text:c="2"/>if (footer) footer.style.display = isFs ? "none" : "";</text:p>
      <text:p text:style-name="P5552"/>
      <text:p text:style-name="P5553"><text:s text:c="2"/>const fsBtn = document.getElementById("fullscreenPageBtn");</text:p>
      <text:p text:style-name="P5554"/>
      <text:p text:style-name="P5555"><text:s text:c="2"/>/* alleen fullscreen knop verbergen */</text:p>
      <text:p text:style-name="P5556"><text:s text:c="2"/>if (fsBtn) fsBtn.style.display = isFs ? "none" : "block";</text:p>
      <text:p text:style-name="P5557"/>
      <text:p text:style-name="P5558">});</text:p>
      <text:p text:style-name="P5559"/>
      <text:p text:style-name="P5560"><text:s text:c="2"/>/* Cursor timer */</text:p>
      <text:p text:style-name="P5561"><text:s text:c="2"/>document.addEventListener("mousemove", resetCursorTimer);</text:p>
      <text:p text:style-name="P5562">}</text:p>
      <text:h text:style-name="Heading_20_1" text:outline-level="1"><text:bookmark-start text:name="bestand-.uii18n.js"/>BESTAND: ./ui/i18n.js<text:bookmark-end text:name="bestand-.uii18n.js"/></text:h>
      <text:p text:style-name="P5563">export function applyUILanguage(group, UI_TEXT) {</text:p>
      <text:p text:style-name="P5564"><text:s text:c="2"/>const ui = UI_TEXT[group] || UI_TEXT["us"];</text:p>
      <text:p text:style-name="P5565"/>
      <text:p text:style-name="P5566"><text:s text:c="2"/>const backBtn = document.getElementById("backBtn");</text:p>
      <text:p text:style-name="P5567"><text:s text:c="2"/>const enterBtn = document.getElementById("enterBtn");</text:p>
      <text:p text:style-name="P5568"><text:s text:c="2"/>const fullscreenBtn = document.getElementById("fullscreenPageBtn");</text:p>
      <text:p text:style-name="P5569"/>
      <text:p text:style-name="P5570"><text:s text:c="2"/>if (backBtn &amp;&amp; ui.back) backBtn.textContent = ui.back;</text:p>
      <text:p text:style-name="P5571"><text:s text:c="2"/>if (enterBtn &amp;&amp; ui.enter) enterBtn.textContent = ui.enter;</text:p>
      <text:p text:style-name="P5572"/>
      <text:p text:style-name="P5573"><text:s text:c="2"/>// 👇 deze miste of ui.fullscreen bestaat niet</text:p>
      <text:p text:style-name="P5574"><text:s text:c="2"/>if (fullscreenBtn &amp;&amp; ui.fullscreen) fullscreenBtn.textContent = ui.fullscreen;</text:p>
      <text:p text:style-name="P5575">}</text:p>
      <text:h text:style-name="Heading_20_1" text:outline-level="1"><text:bookmark-start text:name="bestand-.uiresize.js"/>BESTAND: ./ui/resize.js<text:bookmark-end text:name="bestand-.uiresize.js"/></text:h>
      <text:p text:style-name="P5576">// ./ui/resize.js</text:p>
      <text:p text:style-name="P5577">import { initMatrixState } from "../engines/matrix.js";</text:p>
      <text:p text:style-name="P5578"/>
      <text:p text:style-name="P5579">export function createResizeHandler({</text:p>
      <text:p text:style-name="P5580"><text:s text:c="2"/>canvas,</text:p>
      <text:p text:style-name="P5581"><text:s text:c="2"/>ctx,</text:p>
      <text:p text:style-name="P5582"><text:s text:c="2"/>curtainEngine,</text:p>
      <text:p text:style-name="P5583"/>
      <text:p text:style-name="P5584"><text:s text:c="2"/>// input vars</text:p>
      <text:p text:style-name="P5585"><text:s text:c="2"/>getMatrixFontSize, <text:s text:c="10"/>// () =&gt; matrixFontSize</text:p>
      <text:p text:style-name="P5586"><text:s text:c="2"/>getCurtainColumnSpacing, <text:s text:c="4"/>// () =&gt; curtainColumnSpacing</text:p>
      <text:p text:style-name="P5587"><text:s text:c="2"/>randFloat,</text:p>
      <text:p text:style-name="P5588"/>
      <text:p text:style-name="P5589"><text:s text:c="2"/>// outputs setters</text:p>
      <text:p text:style-name="P5590"><text:s text:c="2"/>setCurtainColumns, <text:s text:c="10"/>// (n) =&gt; curtainColumns = n</text:p>
      <text:p text:style-name="P5591"><text:s text:c="2"/>setMatrixColumns, <text:s text:c="11"/>// (n) =&gt; matrixColumns = n</text:p>
      <text:p text:style-name="P5592"><text:s text:c="2"/>setIntroColumns, <text:s text:c="12"/>// (n) =&gt; introColumns = n</text:p>
      <text:p text:style-name="P5593"><text:s text:c="2"/>setMatrixState <text:s text:c="14"/>// (state) =&gt; { introDrops=..., drops=..., ... }</text:p>
      <text:p text:style-name="P5594">}) {</text:p>
      <text:p text:style-name="P5595"><text:s text:c="2"/>return function resize() {</text:p>
      <text:p text:style-name="P5596"><text:s text:c="4"/>const ratio = window.devicePixelRatio || 1;</text:p>
      <text:p text:style-name="P5597"><text:s text:c="4"/>const cssWidth = window.innerWidth;</text:p>
      <text:p text:style-name="P5598"><text:s text:c="4"/>const cssHeight = window.innerHeight;</text:p>
      <text:p text:style-name="P5599"/>
      <text:p text:style-name="P5600"><text:s text:c="4"/>canvas.width = cssWidth * ratio;</text:p>
      <text:p text:style-name="P5601"><text:s text:c="4"/>canvas.height = cssHeight * ratio;</text:p>
      <text:p text:style-name="P5602"/>
      <text:p text:style-name="P5603"><text:s text:c="4"/>canvas.style.width = cssWidth + "px";</text:p>
      <text:p text:style-name="P5604"><text:s text:c="4"/>canvas.style.height = cssHeight + "px";</text:p>
      <text:p text:style-name="P5605"/>
      <text:p text:style-name="P5606"><text:s text:c="4"/>ctx.setTransform(ratio, 0, 0, ratio, 0, 0);</text:p>
      <text:p text:style-name="P5607"><text:s text:c="4"/>ctx.imageSmoothingEnabled = false;</text:p>
      <text:p text:style-name="P5608"/>
      <text:p text:style-name="P5609"><text:s text:c="4"/>const curtainColumnSpacing = getCurtainColumnSpacing();</text:p>
      <text:p text:style-name="P5610"><text:s text:c="4"/>const matrixFontSize = getMatrixFontSize();</text:p>
      <text:p text:style-name="P5611"/>
      <text:p text:style-name="P5612"><text:s text:c="4"/>setCurtainColumns(Math.floor(cssWidth / curtainColumnSpacing));</text:p>
      <text:p text:style-name="P5613"><text:s text:c="4"/>const matrixColumns = Math.floor(cssWidth / matrixFontSize);</text:p>
      <text:p text:style-name="P5614"><text:s text:c="4"/>setMatrixColumns(matrixColumns);</text:p>
      <text:p text:style-name="P5615"/>
      <text:p text:style-name="P5616"><text:s text:c="4"/>const introColumns = Math.max(8, Math.floor(cssWidth / matrixFontSize));</text:p>
      <text:p text:style-name="P5617"><text:s text:c="4"/>setIntroColumns(introColumns);</text:p>
      <text:p text:style-name="P5618"/>
      <text:p text:style-name="P5619"><text:s text:c="4"/>const state = initMatrixState({</text:p>
      <text:p text:style-name="P5620"><text:s text:c="6"/>introColumns,</text:p>
      <text:p text:style-name="P5621"><text:s text:c="6"/>matrixColumns,</text:p>
      <text:p text:style-name="P5622"><text:s text:c="6"/>randFloat</text:p>
      <text:p text:style-name="P5623"><text:s text:c="4"/>});</text:p>
      <text:p text:style-name="P5624"/>
      <text:p text:style-name="P5625"><text:s text:c="4"/>setMatrixState(state);</text:p>
      <text:p text:style-name="P5626"/>
      <text:p text:style-name="P5627"><text:s text:c="4"/>curtainEngine.init(cssWidth, cssHeight);</text:p>
      <text:p text:style-name="P5628"><text:s text:c="2"/>};</text:p>
      <text:p text:style-name="P5629">}</text:p>
      <text:h text:style-name="Heading_20_1" text:outline-level="1"><text:bookmark-start text:name="bestand-.uivisibilityspike.js"/>BESTAND: ./ui/visibilitySpike.js<text:bookmark-end text:name="bestand-.uivisibilityspike.js"/></text:h>
      <text:p text:style-name="P5630">export function bindVisibilitySpike({ PHASE, randFloat, renderState }) {</text:p>
      <text:p text:style-name="P5631"><text:s text:c="2"/>document.addEventListener("visibilitychange", () =&gt; {</text:p>
      <text:p text:style-name="P5632"><text:s text:c="4"/>if (!document.hidden &amp;&amp; (PHASE.current === 200 || PHASE.current === 300)) {</text:p>
      <text:p text:style-name="P5633"><text:s text:c="6"/>renderState.forceSpike = 0.12 + randFloat() * 0.15;</text:p>
      <text:p text:style-name="P5634"><text:s text:c="4"/>}</text:p>
      <text:p text:style-name="P5635"><text:s text:c="2"/>});</text:p>
      <text:p text:style-name="P563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6-03-05T15:49:15Z</meta:creation-date>
    <dc:date>2026-03-05T15:49:15Z</dc:date>
  </office:meta>
</office:document-meta>
</file>